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2.75pt"/>
    </style:style>
    <style:style style:name="co3" style:family="table-column">
      <style:table-column-properties fo:break-before="auto" style:column-width="77.7pt"/>
    </style:style>
    <style:style style:name="co4" style:family="table-column">
      <style:table-column-properties fo:break-before="auto" style:column-width="71.46pt"/>
    </style:style>
    <style:style style:name="co5" style:family="table-column">
      <style:table-column-properties fo:break-before="auto" style:column-width="149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2">
          <table:table-cell/>
          <table:table-cell office:value-type="string" calcext:value-type="string">
            <text:p>40k evaluaciones</text:p>
            <text:p>8 cores / 8 ejecuciones / intel</text:p>
            <text:p/>
            <text:p>low  = 40m</text:p>
            <text:p>med  = 2h30m</text:p>
            <text:p>high = 6h30m</text:p>
          </table:table-cell>
        </table:table-row>
      </table:table>
      <table:table table:name="low_0" table:style-name="ta1">
        <table:shapes>
          <draw:frame draw:z-index="0" draw:style-name="gr1" draw:text-style-name="P1" svg:width="453.51pt" svg:height="255.09pt" svg:x="451.64pt" svg:y="60.86pt">
            <loext:p draw:notify-on-update-of-ranges="low_0.E2:low_0.E343 low_0.D2:low_0.D34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st (4 hours)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Norm QoS</text:p>
          </table:table-cell>
          <table:table-cell office:value-type="string" calcext:value-type="string">
            <text:p>Inv Norm QoS</text:p>
          </table:table-cell>
          <table:table-cell office:value-type="string" calcext:value-type="string">
            <text:p>Yearly Cost</text:p>
          </table:table-cell>
          <table:table-cell office:value-type="string" calcext:value-type="string">
            <text:p>Difference Max-Min Yearly Cost</text:p>
          </table:table-cell>
          <table:table-cell/>
        </table:table-row>
        <table:table-row table:style-name="ro1">
          <table:table-cell office:value-type="float" office:value="10.3486662383498" calcext:value-type="float">
            <text:p>10.3486662383</text:p>
          </table:table-cell>
          <table:table-cell office:value-type="float" office:value="5.75916752061436" calcext:value-type="float">
            <text:p>5.7591675206</text:p>
          </table:table-cell>
          <table:table-cell table:formula="of:=1/[.B2]" office:value-type="float" office:value="0.173636206347636" calcext:value-type="float">
            <text:p>0.1736362063</text:p>
          </table:table-cell>
          <table:table-cell table:formula="of:=[.C2]/MAX([.C$2:.C$343])" office:value-type="float" office:value="1" calcext:value-type="float">
            <text:p>1</text:p>
          </table:table-cell>
          <table:table-cell table:formula="of:=[.A2]*(24/4)*365" office:value-type="float" office:value="22663.5790619861" calcext:value-type="float">
            <text:p>22663.5790619861</text:p>
          </table:table-cell>
          <table:table-cell table:formula="of:=[.E2]-[.E343]" office:value-type="float" office:value="1266.53342636111" calcext:value-type="float">
            <text:p>1266.5334263611</text:p>
          </table:table-cell>
          <table:table-cell table:style-name="ce1" table:formula="of:=[.F2]/[.E2]" office:value-type="percentage" office:value="0.0558840871027949" calcext:value-type="percentage">
            <text:p>5.59%</text:p>
          </table:table-cell>
        </table:table-row>
        <table:table-row table:style-name="ro1">
          <table:table-cell office:value-type="float" office:value="10.3441236845066" calcext:value-type="float">
            <text:p>10.3441236845</text:p>
          </table:table-cell>
          <table:table-cell office:value-type="float" office:value="5.76986590270534" calcext:value-type="float">
            <text:p>5.7698659027</text:p>
          </table:table-cell>
          <table:table-cell table:formula="of:=1/[.B3]" office:value-type="float" office:value="0.17331425320147" calcext:value-type="float">
            <text:p>0.1733142532</text:p>
          </table:table-cell>
          <table:table-cell table:formula="of:=[.C3]/MAX([.C$2:.C$343])" office:value-type="float" office:value="0.998145817897437" calcext:value-type="float">
            <text:p>0.9981458179</text:p>
          </table:table-cell>
          <table:table-cell table:formula="of:=[.A3]*(24/4)*365" office:value-type="float" office:value="22653.6308690694" calcext:value-type="float">
            <text:p>22653.6308690694</text:p>
          </table:table-cell>
          <table:table-cell table:number-columns-repeated="2"/>
        </table:table-row>
        <table:table-row table:style-name="ro1">
          <table:table-cell office:value-type="float" office:value="10.3343676615582" calcext:value-type="float">
            <text:p>10.3343676616</text:p>
          </table:table-cell>
          <table:table-cell office:value-type="float" office:value="5.77729208675396" calcext:value-type="float">
            <text:p>5.7772920868</text:p>
          </table:table-cell>
          <table:table-cell table:formula="of:=1/[.B4]" office:value-type="float" office:value="0.173091473476437" calcext:value-type="float">
            <text:p>0.1730914735</text:p>
          </table:table-cell>
          <table:table-cell table:formula="of:=[.C4]/MAX([.C$2:.C$343])" office:value-type="float" office:value="0.996862792140775" calcext:value-type="float">
            <text:p>0.9968627921</text:p>
          </table:table-cell>
          <table:table-cell table:formula="of:=[.A4]*(24/4)*365" office:value-type="float" office:value="22632.2651788125" calcext:value-type="float">
            <text:p>22632.2651788125</text:p>
          </table:table-cell>
          <table:table-cell table:number-columns-repeated="2"/>
        </table:table-row>
        <table:table-row table:style-name="ro1">
          <table:table-cell office:value-type="float" office:value="10.3301030911403" calcext:value-type="float">
            <text:p>10.3301030911</text:p>
          </table:table-cell>
          <table:table-cell office:value-type="float" office:value="5.78079782564806" calcext:value-type="float">
            <text:p>5.7807978256</text:p>
          </table:table-cell>
          <table:table-cell table:formula="of:=1/[.B5]" office:value-type="float" office:value="0.172986502929272" calcext:value-type="float">
            <text:p>0.1729865029</text:p>
          </table:table-cell>
          <table:table-cell table:formula="of:=[.C5]/MAX([.C$2:.C$343])" office:value-type="float" office:value="0.996258249174926" calcext:value-type="float">
            <text:p>0.9962582492</text:p>
          </table:table-cell>
          <table:table-cell table:formula="of:=[.A5]*(24/4)*365" office:value-type="float" office:value="22622.9257695972" calcext:value-type="float">
            <text:p>22622.9257695972</text:p>
          </table:table-cell>
          <table:table-cell table:number-columns-repeated="2"/>
        </table:table-row>
        <table:table-row table:style-name="ro1">
          <table:table-cell office:value-type="float" office:value="10.3295914541825" calcext:value-type="float">
            <text:p>10.3295914542</text:p>
          </table:table-cell>
          <table:table-cell office:value-type="float" office:value="5.78302536132103" calcext:value-type="float">
            <text:p>5.7830253613</text:p>
          </table:table-cell>
          <table:table-cell table:formula="of:=1/[.B6]" office:value-type="float" office:value="0.172919871091758" calcext:value-type="float">
            <text:p>0.1729198711</text:p>
          </table:table-cell>
          <table:table-cell table:formula="of:=[.C6]/MAX([.C$2:.C$343])" office:value-type="float" office:value="0.995874505260474" calcext:value-type="float">
            <text:p>0.9958745053</text:p>
          </table:table-cell>
          <table:table-cell table:formula="of:=[.A6]*(24/4)*365" office:value-type="float" office:value="22621.8052846597" calcext:value-type="float">
            <text:p>22621.8052846597</text:p>
          </table:table-cell>
          <table:table-cell table:number-columns-repeated="2"/>
        </table:table-row>
        <table:table-row table:style-name="ro1">
          <table:table-cell office:value-type="float" office:value="10.3281329746924" calcext:value-type="float">
            <text:p>10.3281329747</text:p>
          </table:table-cell>
          <table:table-cell office:value-type="float" office:value="5.78468064202181" calcext:value-type="float">
            <text:p>5.784680642</text:p>
          </table:table-cell>
          <table:table-cell table:formula="of:=1/[.B7]" office:value-type="float" office:value="0.172870390239986" calcext:value-type="float">
            <text:p>0.1728703902</text:p>
          </table:table-cell>
          <table:table-cell table:formula="of:=[.C7]/MAX([.C$2:.C$343])" office:value-type="float" office:value="0.995589536746054" calcext:value-type="float">
            <text:p>0.9955895367</text:p>
          </table:table-cell>
          <table:table-cell table:formula="of:=[.A7]*(24/4)*365" office:value-type="float" office:value="22618.6112145764" calcext:value-type="float">
            <text:p>22618.6112145764</text:p>
          </table:table-cell>
          <table:table-cell table:number-columns-repeated="2"/>
        </table:table-row>
        <table:table-row table:style-name="ro1">
          <table:table-cell office:value-type="float" office:value="10.3162814570871" calcext:value-type="float">
            <text:p>10.3162814571</text:p>
          </table:table-cell>
          <table:table-cell office:value-type="float" office:value="5.78753446091148" calcext:value-type="float">
            <text:p>5.7875344609</text:p>
          </table:table-cell>
          <table:table-cell table:formula="of:=1/[.B8]" office:value-type="float" office:value="0.172785148279274" calcext:value-type="float">
            <text:p>0.1727851483</text:p>
          </table:table-cell>
          <table:table-cell table:formula="of:=[.C8]/MAX([.C$2:.C$343])" office:value-type="float" office:value="0.995098614014532" calcext:value-type="float">
            <text:p>0.995098614</text:p>
          </table:table-cell>
          <table:table-cell table:formula="of:=[.A8]*(24/4)*365" office:value-type="float" office:value="22592.6563910208" calcext:value-type="float">
            <text:p>22592.6563910208</text:p>
          </table:table-cell>
          <table:table-cell table:number-columns-repeated="2"/>
        </table:table-row>
        <table:table-row table:style-name="ro1">
          <table:table-cell office:value-type="float" office:value="10.3162814570871" calcext:value-type="float">
            <text:p>10.3162814571</text:p>
          </table:table-cell>
          <table:table-cell office:value-type="float" office:value="5.78753446091148" calcext:value-type="float">
            <text:p>5.7875344609</text:p>
          </table:table-cell>
          <table:table-cell table:formula="of:=1/[.B9]" office:value-type="float" office:value="0.172785148279274" calcext:value-type="float">
            <text:p>0.1727851483</text:p>
          </table:table-cell>
          <table:table-cell table:formula="of:=[.C9]/MAX([.C$2:.C$343])" office:value-type="float" office:value="0.995098614014532" calcext:value-type="float">
            <text:p>0.995098614</text:p>
          </table:table-cell>
          <table:table-cell table:formula="of:=[.A9]*(24/4)*365" office:value-type="float" office:value="22592.6563910208" calcext:value-type="float">
            <text:p>22592.6563910208</text:p>
          </table:table-cell>
          <table:table-cell table:number-columns-repeated="2"/>
        </table:table-row>
        <table:table-row table:style-name="ro1">
          <table:table-cell office:value-type="float" office:value="10.3049540291381" calcext:value-type="float">
            <text:p>10.3049540291</text:p>
          </table:table-cell>
          <table:table-cell office:value-type="float" office:value="5.79784875029867" calcext:value-type="float">
            <text:p>5.7978487503</text:p>
          </table:table-cell>
          <table:table-cell table:formula="of:=1/[.B10]" office:value-type="float" office:value="0.172477765990099" calcext:value-type="float">
            <text:p>0.172477766</text:p>
          </table:table-cell>
          <table:table-cell table:formula="of:=[.C10]/MAX([.C$2:.C$343])" office:value-type="float" office:value="0.993328347918299" calcext:value-type="float">
            <text:p>0.9933283479</text:p>
          </table:table-cell>
          <table:table-cell table:formula="of:=[.A10]*(24/4)*365" office:value-type="float" office:value="22567.8493238125" calcext:value-type="float">
            <text:p>22567.8493238125</text:p>
          </table:table-cell>
          <table:table-cell table:number-columns-repeated="2"/>
        </table:table-row>
        <table:table-row table:style-name="ro1">
          <table:table-cell office:value-type="float" office:value="10.298899759402" calcext:value-type="float">
            <text:p>10.2988997594</text:p>
          </table:table-cell>
          <table:table-cell office:value-type="float" office:value="5.80438084219443" calcext:value-type="float">
            <text:p>5.8043808422</text:p>
          </table:table-cell>
          <table:table-cell table:formula="of:=1/[.B11]" office:value-type="float" office:value="0.172283664216274" calcext:value-type="float">
            <text:p>0.1722836642</text:p>
          </table:table-cell>
          <table:table-cell table:formula="of:=[.C11]/MAX([.C$2:.C$343])" office:value-type="float" office:value="0.992210483286795" calcext:value-type="float">
            <text:p>0.9922104833</text:p>
          </table:table-cell>
          <table:table-cell table:formula="of:=[.A11]*(24/4)*365" office:value-type="float" office:value="22554.5904730903" calcext:value-type="float">
            <text:p>22554.5904730903</text:p>
          </table:table-cell>
          <table:table-cell table:number-columns-repeated="2"/>
        </table:table-row>
        <table:table-row table:style-name="ro1">
          <table:table-cell office:value-type="float" office:value="10.2939693219622" calcext:value-type="float">
            <text:p>10.293969322</text:p>
          </table:table-cell>
          <table:table-cell office:value-type="float" office:value="5.81472545130688" calcext:value-type="float">
            <text:p>5.8147254513</text:p>
          </table:table-cell>
          <table:table-cell table:formula="of:=1/[.B12]" office:value-type="float" office:value="0.171977165280477" calcext:value-type="float">
            <text:p>0.1719771653</text:p>
          </table:table-cell>
          <table:table-cell table:formula="of:=[.C12]/MAX([.C$2:.C$343])" office:value-type="float" office:value="0.990445304570651" calcext:value-type="float">
            <text:p>0.9904453046</text:p>
          </table:table-cell>
          <table:table-cell table:formula="of:=[.A12]*(24/4)*365" office:value-type="float" office:value="22543.7928150972" calcext:value-type="float">
            <text:p>22543.7928150972</text:p>
          </table:table-cell>
          <table:table-cell table:number-columns-repeated="2"/>
        </table:table-row>
        <table:table-row table:style-name="ro1">
          <table:table-cell office:value-type="float" office:value="10.2932751402619" calcext:value-type="float">
            <text:p>10.2932751403</text:p>
          </table:table-cell>
          <table:table-cell office:value-type="float" office:value="5.81577088498363" calcext:value-type="float">
            <text:p>5.815770885</text:p>
          </table:table-cell>
          <table:table-cell table:formula="of:=1/[.B13]" office:value-type="float" office:value="0.171946250940182" calcext:value-type="float">
            <text:p>0.1719462509</text:p>
          </table:table-cell>
          <table:table-cell table:formula="of:=[.C13]/MAX([.C$2:.C$343])" office:value-type="float" office:value="0.990267263706102" calcext:value-type="float">
            <text:p>0.9902672637</text:p>
          </table:table-cell>
          <table:table-cell table:formula="of:=[.A13]*(24/4)*365" office:value-type="float" office:value="22542.2725571736" calcext:value-type="float">
            <text:p>22542.2725571736</text:p>
          </table:table-cell>
          <table:table-cell table:number-columns-repeated="2"/>
        </table:table-row>
        <table:table-row table:style-name="ro1">
          <table:table-cell office:value-type="float" office:value="10.2897420366058" calcext:value-type="float">
            <text:p>10.2897420366</text:p>
          </table:table-cell>
          <table:table-cell office:value-type="float" office:value="5.82239915156215" calcext:value-type="float">
            <text:p>5.8223991516</text:p>
          </table:table-cell>
          <table:table-cell table:formula="of:=1/[.B14]" office:value-type="float" office:value="0.171750505928763" calcext:value-type="float">
            <text:p>0.1717505059</text:p>
          </table:table-cell>
          <table:table-cell table:formula="of:=[.C14]/MAX([.C$2:.C$343])" office:value-type="float" office:value="0.989139935394016" calcext:value-type="float">
            <text:p>0.9891399354</text:p>
          </table:table-cell>
          <table:table-cell table:formula="of:=[.A14]*(24/4)*365" office:value-type="float" office:value="22534.5350601667" calcext:value-type="float">
            <text:p>22534.5350601667</text:p>
          </table:table-cell>
          <table:table-cell table:number-columns-repeated="2"/>
        </table:table-row>
        <table:table-row table:style-name="ro1">
          <table:table-cell office:value-type="float" office:value="10.288059105527" calcext:value-type="float">
            <text:p>10.2880591055</text:p>
          </table:table-cell>
          <table:table-cell office:value-type="float" office:value="5.82262806456969" calcext:value-type="float">
            <text:p>5.8226280646</text:p>
          </table:table-cell>
          <table:table-cell table:formula="of:=1/[.B15]" office:value-type="float" office:value="0.171743753664249" calcext:value-type="float">
            <text:p>0.1717437537</text:p>
          </table:table-cell>
          <table:table-cell table:formula="of:=[.C15]/MAX([.C$2:.C$343])" office:value-type="float" office:value="0.989101047971536" calcext:value-type="float">
            <text:p>0.989101048</text:p>
          </table:table-cell>
          <table:table-cell table:formula="of:=[.A15]*(24/4)*365" office:value-type="float" office:value="22530.8494411042" calcext:value-type="float">
            <text:p>22530.8494411042</text:p>
          </table:table-cell>
          <table:table-cell table:number-columns-repeated="2"/>
        </table:table-row>
        <table:table-row table:style-name="ro1">
          <table:table-cell office:value-type="float" office:value="10.2822324992168" calcext:value-type="float">
            <text:p>10.2822324992</text:p>
          </table:table-cell>
          <table:table-cell office:value-type="float" office:value="5.83028450223153" calcext:value-type="float">
            <text:p>5.8302845022</text:p>
          </table:table-cell>
          <table:table-cell table:formula="of:=1/[.B16]" office:value-type="float" office:value="0.171518216583985" calcext:value-type="float">
            <text:p>0.1715182166</text:p>
          </table:table-cell>
          <table:table-cell table:formula="of:=[.C16]/MAX([.C$2:.C$343])" office:value-type="float" office:value="0.987802142144186" calcext:value-type="float">
            <text:p>0.9878021421</text:p>
          </table:table-cell>
          <table:table-cell table:formula="of:=[.A16]*(24/4)*365" office:value-type="float" office:value="22518.0891732847" calcext:value-type="float">
            <text:p>22518.0891732847</text:p>
          </table:table-cell>
          <table:table-cell table:number-columns-repeated="2"/>
        </table:table-row>
        <table:table-row table:style-name="ro1">
          <table:table-cell office:value-type="float" office:value="10.281266061628" calcext:value-type="float">
            <text:p>10.2812660616</text:p>
          </table:table-cell>
          <table:table-cell office:value-type="float" office:value="5.83496082860473" calcext:value-type="float">
            <text:p>5.8349608286</text:p>
          </table:table-cell>
          <table:table-cell table:formula="of:=1/[.B17]" office:value-type="float" office:value="0.171380756336478" calcext:value-type="float">
            <text:p>0.1713807563</text:p>
          </table:table-cell>
          <table:table-cell table:formula="of:=[.C17]/MAX([.C$2:.C$343])" office:value-type="float" office:value="0.987010485551366" calcext:value-type="float">
            <text:p>0.9870104856</text:p>
          </table:table-cell>
          <table:table-cell table:formula="of:=[.A17]*(24/4)*365" office:value-type="float" office:value="22515.9726749653" calcext:value-type="float">
            <text:p>22515.9726749653</text:p>
          </table:table-cell>
          <table:table-cell table:number-columns-repeated="2"/>
        </table:table-row>
        <table:table-row table:style-name="ro1">
          <table:table-cell office:value-type="float" office:value="10.2763702921011" calcext:value-type="float">
            <text:p>10.2763702921</text:p>
          </table:table-cell>
          <table:table-cell office:value-type="float" office:value="5.8373264833896" calcext:value-type="float">
            <text:p>5.8373264834</text:p>
          </table:table-cell>
          <table:table-cell table:formula="of:=1/[.B18]" office:value-type="float" office:value="0.171311301988256" calcext:value-type="float">
            <text:p>0.171311302</text:p>
          </table:table-cell>
          <table:table-cell table:formula="of:=[.C18]/MAX([.C$2:.C$343])" office:value-type="float" office:value="0.986610486324922" calcext:value-type="float">
            <text:p>0.9866104863</text:p>
          </table:table-cell>
          <table:table-cell table:formula="of:=[.A18]*(24/4)*365" office:value-type="float" office:value="22505.2509397014" calcext:value-type="float">
            <text:p>22505.2509397014</text:p>
          </table:table-cell>
          <table:table-cell table:number-columns-repeated="2"/>
        </table:table-row>
        <table:table-row table:style-name="ro1">
          <table:table-cell office:value-type="float" office:value="10.2716854705131" calcext:value-type="float">
            <text:p>10.2716854705</text:p>
          </table:table-cell>
          <table:table-cell office:value-type="float" office:value="5.84587798652074" calcext:value-type="float">
            <text:p>5.8458779865</text:p>
          </table:table-cell>
          <table:table-cell table:formula="of:=1/[.B19]" office:value-type="float" office:value="0.171060703337595" calcext:value-type="float">
            <text:p>0.1710607033</text:p>
          </table:table-cell>
          <table:table-cell table:formula="of:=[.C19]/MAX([.C$2:.C$343])" office:value-type="float" office:value="0.985167246715323" calcext:value-type="float">
            <text:p>0.9851672467</text:p>
          </table:table-cell>
          <table:table-cell table:formula="of:=[.A19]*(24/4)*365" office:value-type="float" office:value="22494.9911804236" calcext:value-type="float">
            <text:p>22494.9911804236</text:p>
          </table:table-cell>
          <table:table-cell table:number-columns-repeated="2"/>
        </table:table-row>
        <table:table-row table:style-name="ro1">
          <table:table-cell office:value-type="float" office:value="10.2673178463502" calcext:value-type="float">
            <text:p>10.2673178464</text:p>
          </table:table-cell>
          <table:table-cell office:value-type="float" office:value="5.86026924136436" calcext:value-type="float">
            <text:p>5.8602692414</text:p>
          </table:table-cell>
          <table:table-cell table:formula="of:=1/[.B20]" office:value-type="float" office:value="0.170640623973649" calcext:value-type="float">
            <text:p>0.170640624</text:p>
          </table:table-cell>
          <table:table-cell table:formula="of:=[.C20]/MAX([.C$2:.C$343])" office:value-type="float" office:value="0.98274793928641" calcext:value-type="float">
            <text:p>0.9827479393</text:p>
          </table:table-cell>
          <table:table-cell table:formula="of:=[.A20]*(24/4)*365" office:value-type="float" office:value="22485.4260835069" calcext:value-type="float">
            <text:p>22485.4260835069</text:p>
          </table:table-cell>
          <table:table-cell table:number-columns-repeated="2"/>
        </table:table-row>
        <table:table-row table:style-name="ro1">
          <table:table-cell office:value-type="float" office:value="10.2630591855594" calcext:value-type="float">
            <text:p>10.2630591856</text:p>
          </table:table-cell>
          <table:table-cell office:value-type="float" office:value="5.86130729252775" calcext:value-type="float">
            <text:p>5.8613072925</text:p>
          </table:table-cell>
          <table:table-cell table:formula="of:=1/[.B21]" office:value-type="float" office:value="0.170610403121987" calcext:value-type="float">
            <text:p>0.1706104031</text:p>
          </table:table-cell>
          <table:table-cell table:formula="of:=[.C21]/MAX([.C$2:.C$343])" office:value-type="float" office:value="0.982573892339068" calcext:value-type="float">
            <text:p>0.9825738923</text:p>
          </table:table-cell>
          <table:table-cell table:formula="of:=[.A21]*(24/4)*365" office:value-type="float" office:value="22476.099616375" calcext:value-type="float">
            <text:p>22476.099616375</text:p>
          </table:table-cell>
          <table:table-cell table:number-columns-repeated="2"/>
        </table:table-row>
        <table:table-row table:style-name="ro1">
          <table:table-cell office:value-type="float" office:value="10.2621827964517" calcext:value-type="float">
            <text:p>10.2621827965</text:p>
          </table:table-cell>
          <table:table-cell office:value-type="float" office:value="5.86433667566549" calcext:value-type="float">
            <text:p>5.8643366757</text:p>
          </table:table-cell>
          <table:table-cell table:formula="of:=1/[.B22]" office:value-type="float" office:value="0.170522269662582" calcext:value-type="float">
            <text:p>0.1705222697</text:p>
          </table:table-cell>
          <table:table-cell table:formula="of:=[.C22]/MAX([.C$2:.C$343])" office:value-type="float" office:value="0.982066316982185" calcext:value-type="float">
            <text:p>0.982066317</text:p>
          </table:table-cell>
          <table:table-cell table:formula="of:=[.A22]*(24/4)*365" office:value-type="float" office:value="22474.1803242292" calcext:value-type="float">
            <text:p>22474.1803242292</text:p>
          </table:table-cell>
          <table:table-cell table:number-columns-repeated="2"/>
        </table:table-row>
        <table:table-row table:style-name="ro1">
          <table:table-cell office:value-type="float" office:value="10.2617570458397" calcext:value-type="float">
            <text:p>10.2617570458</text:p>
          </table:table-cell>
          <table:table-cell office:value-type="float" office:value="5.86881462912996" calcext:value-type="float">
            <text:p>5.8688146291</text:p>
          </table:table-cell>
          <table:table-cell table:formula="of:=1/[.B23]" office:value-type="float" office:value="0.170392159778992" calcext:value-type="float">
            <text:p>0.1703921598</text:p>
          </table:table-cell>
          <table:table-cell table:formula="of:=[.C23]/MAX([.C$2:.C$343])" office:value-type="float" office:value="0.981316992366505" calcext:value-type="float">
            <text:p>0.9813169924</text:p>
          </table:table-cell>
          <table:table-cell table:formula="of:=[.A23]*(24/4)*365" office:value-type="float" office:value="22473.2479303889" calcext:value-type="float">
            <text:p>22473.2479303889</text:p>
          </table:table-cell>
          <table:table-cell table:number-columns-repeated="2"/>
        </table:table-row>
        <table:table-row table:style-name="ro1">
          <table:table-cell office:value-type="float" office:value="10.258705665652" calcext:value-type="float">
            <text:p>10.2587056657</text:p>
          </table:table-cell>
          <table:table-cell office:value-type="float" office:value="5.86943744146353" calcext:value-type="float">
            <text:p>5.8694374415</text:p>
          </table:table-cell>
          <table:table-cell table:formula="of:=1/[.B24]" office:value-type="float" office:value="0.170374079283253" calcext:value-type="float">
            <text:p>0.1703740793</text:p>
          </table:table-cell>
          <table:table-cell table:formula="of:=[.C24]/MAX([.C$2:.C$343])" office:value-type="float" office:value="0.981212863762685" calcext:value-type="float">
            <text:p>0.9812128638</text:p>
          </table:table-cell>
          <table:table-cell table:formula="of:=[.A24]*(24/4)*365" office:value-type="float" office:value="22466.5654077778" calcext:value-type="float">
            <text:p>22466.5654077778</text:p>
          </table:table-cell>
          <table:table-cell table:number-columns-repeated="2"/>
        </table:table-row>
        <table:table-row table:style-name="ro1">
          <table:table-cell office:value-type="float" office:value="10.2579832952943" calcext:value-type="float">
            <text:p>10.2579832953</text:p>
          </table:table-cell>
          <table:table-cell office:value-type="float" office:value="5.87190641470651" calcext:value-type="float">
            <text:p>5.8719064147</text:p>
          </table:table-cell>
          <table:table-cell table:formula="of:=1/[.B25]" office:value-type="float" office:value="0.170302441724113" calcext:value-type="float">
            <text:p>0.1703024417</text:p>
          </table:table-cell>
          <table:table-cell table:formula="of:=[.C25]/MAX([.C$2:.C$343])" office:value-type="float" office:value="0.980800291058831" calcext:value-type="float">
            <text:p>0.9808002911</text:p>
          </table:table-cell>
          <table:table-cell table:formula="of:=[.A25]*(24/4)*365" office:value-type="float" office:value="22464.9834166944" calcext:value-type="float">
            <text:p>22464.9834166944</text:p>
          </table:table-cell>
          <table:table-cell table:number-columns-repeated="2"/>
        </table:table-row>
        <table:table-row table:style-name="ro1">
          <table:table-cell office:value-type="float" office:value="10.2535779425038" calcext:value-type="float">
            <text:p>10.2535779425</text:p>
          </table:table-cell>
          <table:table-cell office:value-type="float" office:value="5.87733120305609" calcext:value-type="float">
            <text:p>5.8773312031</text:p>
          </table:table-cell>
          <table:table-cell table:formula="of:=1/[.B26]" office:value-type="float" office:value="0.170145252232854" calcext:value-type="float">
            <text:p>0.1701452522</text:p>
          </table:table-cell>
          <table:table-cell table:formula="of:=[.C26]/MAX([.C$2:.C$343])" office:value-type="float" office:value="0.979895010446188" calcext:value-type="float">
            <text:p>0.9798950104</text:p>
          </table:table-cell>
          <table:table-cell table:formula="of:=[.A26]*(24/4)*365" office:value-type="float" office:value="22455.3356940833" calcext:value-type="float">
            <text:p>22455.3356940833</text:p>
          </table:table-cell>
          <table:table-cell table:number-columns-repeated="2"/>
        </table:table-row>
        <table:table-row table:style-name="ro1">
          <table:table-cell office:value-type="float" office:value="10.2491675481323" calcext:value-type="float">
            <text:p>10.2491675481</text:p>
          </table:table-cell>
          <table:table-cell office:value-type="float" office:value="5.88954456136508" calcext:value-type="float">
            <text:p>5.8895445614</text:p>
          </table:table-cell>
          <table:table-cell table:formula="of:=1/[.B27]" office:value-type="float" office:value="0.169792415963692" calcext:value-type="float">
            <text:p>0.169792416</text:p>
          </table:table-cell>
          <table:table-cell table:formula="of:=[.C27]/MAX([.C$2:.C$343])" office:value-type="float" office:value="0.977862967264737" calcext:value-type="float">
            <text:p>0.9778629673</text:p>
          </table:table-cell>
          <table:table-cell table:formula="of:=[.A27]*(24/4)*365" office:value-type="float" office:value="22445.6769304097" calcext:value-type="float">
            <text:p>22445.6769304097</text:p>
          </table:table-cell>
          <table:table-cell table:number-columns-repeated="2"/>
        </table:table-row>
        <table:table-row table:style-name="ro1">
          <table:table-cell office:value-type="float" office:value="10.2481356483955" calcext:value-type="float">
            <text:p>10.2481356484</text:p>
          </table:table-cell>
          <table:table-cell office:value-type="float" office:value="5.89409387912537" calcext:value-type="float">
            <text:p>5.8940938791</text:p>
          </table:table-cell>
          <table:table-cell table:formula="of:=1/[.B28]" office:value-type="float" office:value="0.169661362799398" calcext:value-type="float">
            <text:p>0.1696613628</text:p>
          </table:table-cell>
          <table:table-cell table:formula="of:=[.C28]/MAX([.C$2:.C$343])" office:value-type="float" office:value="0.977108210137462" calcext:value-type="float">
            <text:p>0.9771082101</text:p>
          </table:table-cell>
          <table:table-cell table:formula="of:=[.A28]*(24/4)*365" office:value-type="float" office:value="22443.4170699861" calcext:value-type="float">
            <text:p>22443.4170699861</text:p>
          </table:table-cell>
          <table:table-cell table:number-columns-repeated="2"/>
        </table:table-row>
        <table:table-row table:style-name="ro1">
          <table:table-cell office:value-type="float" office:value="10.2444131223649" calcext:value-type="float">
            <text:p>10.2444131224</text:p>
          </table:table-cell>
          <table:table-cell office:value-type="float" office:value="5.89448449121285" calcext:value-type="float">
            <text:p>5.8944844912</text:p>
          </table:table-cell>
          <table:table-cell table:formula="of:=1/[.B29]" office:value-type="float" office:value="0.169650119784137" calcext:value-type="float">
            <text:p>0.1696501198</text:p>
          </table:table-cell>
          <table:table-cell table:formula="of:=[.C29]/MAX([.C$2:.C$343])" office:value-type="float" office:value="0.977043459729139" calcext:value-type="float">
            <text:p>0.9770434597</text:p>
          </table:table-cell>
          <table:table-cell table:formula="of:=[.A29]*(24/4)*365" office:value-type="float" office:value="22435.2647379792" calcext:value-type="float">
            <text:p>22435.2647379792</text:p>
          </table:table-cell>
          <table:table-cell table:number-columns-repeated="2"/>
        </table:table-row>
        <table:table-row table:style-name="ro1">
          <table:table-cell office:value-type="float" office:value="10.241664588223" calcext:value-type="float">
            <text:p>10.2416645882</text:p>
          </table:table-cell>
          <table:table-cell office:value-type="float" office:value="5.90778203221151" calcext:value-type="float">
            <text:p>5.9077820322</text:p>
          </table:table-cell>
          <table:table-cell table:formula="of:=1/[.B30]" office:value-type="float" office:value="0.169268262530272" calcext:value-type="float">
            <text:p>0.1692682625</text:p>
          </table:table-cell>
          <table:table-cell table:formula="of:=[.C30]/MAX([.C$2:.C$343])" office:value-type="float" office:value="0.974844279835165" calcext:value-type="float">
            <text:p>0.9748442798</text:p>
          </table:table-cell>
          <table:table-cell table:formula="of:=[.A30]*(24/4)*365" office:value-type="float" office:value="22429.2454482083" calcext:value-type="float">
            <text:p>22429.2454482083</text:p>
          </table:table-cell>
          <table:table-cell table:number-columns-repeated="2"/>
        </table:table-row>
        <table:table-row table:style-name="ro1">
          <table:table-cell office:value-type="float" office:value="10.2391471392758" calcext:value-type="float">
            <text:p>10.2391471393</text:p>
          </table:table-cell>
          <table:table-cell office:value-type="float" office:value="5.90869307476196" calcext:value-type="float">
            <text:p>5.9086930748</text:p>
          </table:table-cell>
          <table:table-cell table:formula="of:=1/[.B31]" office:value-type="float" office:value="0.169242163596437" calcext:value-type="float">
            <text:p>0.1692421636</text:p>
          </table:table-cell>
          <table:table-cell table:formula="of:=[.C31]/MAX([.C$2:.C$343])" office:value-type="float" office:value="0.974693971703104" calcext:value-type="float">
            <text:p>0.9746939717</text:p>
          </table:table-cell>
          <table:table-cell table:formula="of:=[.A31]*(24/4)*365" office:value-type="float" office:value="22423.7322350139" calcext:value-type="float">
            <text:p>22423.7322350139</text:p>
          </table:table-cell>
          <table:table-cell table:number-columns-repeated="2"/>
        </table:table-row>
        <table:table-row table:style-name="ro1">
          <table:table-cell office:value-type="float" office:value="10.2386521690132" calcext:value-type="float">
            <text:p>10.238652169</text:p>
          </table:table-cell>
          <table:table-cell office:value-type="float" office:value="5.91041955447842" calcext:value-type="float">
            <text:p>5.9104195545</text:p>
          </table:table-cell>
          <table:table-cell table:formula="of:=1/[.B32]" office:value-type="float" office:value="0.169192726638549" calcext:value-type="float">
            <text:p>0.1691927266</text:p>
          </table:table-cell>
          <table:table-cell table:formula="of:=[.C32]/MAX([.C$2:.C$343])" office:value-type="float" office:value="0.974409255980913" calcext:value-type="float">
            <text:p>0.974409256</text:p>
          </table:table-cell>
          <table:table-cell table:formula="of:=[.A32]*(24/4)*365" office:value-type="float" office:value="22422.6482501389" calcext:value-type="float">
            <text:p>22422.6482501389</text:p>
          </table:table-cell>
          <table:table-cell table:number-columns-repeated="2"/>
        </table:table-row>
        <table:table-row table:style-name="ro1">
          <table:table-cell office:value-type="float" office:value="10.2353416705131" calcext:value-type="float">
            <text:p>10.2353416705</text:p>
          </table:table-cell>
          <table:table-cell office:value-type="float" office:value="5.91163889960174" calcext:value-type="float">
            <text:p>5.9116388996</text:p>
          </table:table-cell>
          <table:table-cell table:formula="of:=1/[.B33]" office:value-type="float" office:value="0.169157828646701" calcext:value-type="float">
            <text:p>0.1691578286</text:p>
          </table:table-cell>
          <table:table-cell table:formula="of:=[.C33]/MAX([.C$2:.C$343])" office:value-type="float" office:value="0.974208272599727" calcext:value-type="float">
            <text:p>0.9742082726</text:p>
          </table:table-cell>
          <table:table-cell table:formula="of:=[.A33]*(24/4)*365" office:value-type="float" office:value="22415.3982584236" calcext:value-type="float">
            <text:p>22415.3982584236</text:p>
          </table:table-cell>
          <table:table-cell table:number-columns-repeated="2"/>
        </table:table-row>
        <table:table-row table:style-name="ro1">
          <table:table-cell office:value-type="float" office:value="10.2331665055397" calcext:value-type="float">
            <text:p>10.2331665055</text:p>
          </table:table-cell>
          <table:table-cell office:value-type="float" office:value="5.91834516004651" calcext:value-type="float">
            <text:p>5.91834516</text:p>
          </table:table-cell>
          <table:table-cell table:formula="of:=1/[.B34]" office:value-type="float" office:value="0.168966150665018" calcext:value-type="float">
            <text:p>0.1689661507</text:p>
          </table:table-cell>
          <table:table-cell table:formula="of:=[.C34]/MAX([.C$2:.C$343])" office:value-type="float" office:value="0.973104366993204" calcext:value-type="float">
            <text:p>0.973104367</text:p>
          </table:table-cell>
          <table:table-cell table:formula="of:=[.A34]*(24/4)*365" office:value-type="float" office:value="22410.6346471319" calcext:value-type="float">
            <text:p>22410.6346471319</text:p>
          </table:table-cell>
          <table:table-cell table:number-columns-repeated="2"/>
        </table:table-row>
        <table:table-row table:style-name="ro1">
          <table:table-cell office:value-type="float" office:value="10.2317105153222" calcext:value-type="float">
            <text:p>10.2317105153</text:p>
          </table:table-cell>
          <table:table-cell office:value-type="float" office:value="5.92241424714916" calcext:value-type="float">
            <text:p>5.9224142471</text:p>
          </table:table-cell>
          <table:table-cell table:formula="of:=1/[.B35]" office:value-type="float" office:value="0.168850059835204" calcext:value-type="float">
            <text:p>0.1688500598</text:p>
          </table:table-cell>
          <table:table-cell table:formula="of:=[.C35]/MAX([.C$2:.C$343])" office:value-type="float" office:value="0.972435780456697" calcext:value-type="float">
            <text:p>0.9724357805</text:p>
          </table:table-cell>
          <table:table-cell table:formula="of:=[.A35]*(24/4)*365" office:value-type="float" office:value="22407.4460285556" calcext:value-type="float">
            <text:p>22407.4460285556</text:p>
          </table:table-cell>
          <table:table-cell table:number-columns-repeated="2"/>
        </table:table-row>
        <table:table-row table:style-name="ro1">
          <table:table-cell office:value-type="float" office:value="10.229790715652" calcext:value-type="float">
            <text:p>10.2297907157</text:p>
          </table:table-cell>
          <table:table-cell office:value-type="float" office:value="5.92304124657986" calcext:value-type="float">
            <text:p>5.9230412466</text:p>
          </table:table-cell>
          <table:table-cell table:formula="of:=1/[.B36]" office:value-type="float" office:value="0.168832185758867" calcext:value-type="float">
            <text:p>0.1688321858</text:p>
          </table:table-cell>
          <table:table-cell table:formula="of:=[.C36]/MAX([.C$2:.C$343])" office:value-type="float" office:value="0.972332840656795" calcext:value-type="float">
            <text:p>0.9723328407</text:p>
          </table:table-cell>
          <table:table-cell table:formula="of:=[.A36]*(24/4)*365" office:value-type="float" office:value="22403.2416672778" calcext:value-type="float">
            <text:p>22403.2416672778</text:p>
          </table:table-cell>
          <table:table-cell table:number-columns-repeated="2"/>
        </table:table-row>
        <table:table-row table:style-name="ro1">
          <table:table-cell office:value-type="float" office:value="10.2297143527619" calcext:value-type="float">
            <text:p>10.2297143528</text:p>
          </table:table-cell>
          <table:table-cell office:value-type="float" office:value="5.9261944429143" calcext:value-type="float">
            <text:p>5.9261944429</text:p>
          </table:table-cell>
          <table:table-cell table:formula="of:=1/[.B37]" office:value-type="float" office:value="0.16874235390566" calcext:value-type="float">
            <text:p>0.1687423539</text:p>
          </table:table-cell>
          <table:table-cell table:formula="of:=[.C37]/MAX([.C$2:.C$343])" office:value-type="float" office:value="0.971815483965489" calcext:value-type="float">
            <text:p>0.971815484</text:p>
          </table:table-cell>
          <table:table-cell table:formula="of:=[.A37]*(24/4)*365" office:value-type="float" office:value="22403.0744325486" calcext:value-type="float">
            <text:p>22403.0744325486</text:p>
          </table:table-cell>
          <table:table-cell table:number-columns-repeated="2"/>
        </table:table-row>
        <table:table-row table:style-name="ro1">
          <table:table-cell office:value-type="float" office:value="10.2296381261859" calcext:value-type="float">
            <text:p>10.2296381262</text:p>
          </table:table-cell>
          <table:table-cell office:value-type="float" office:value="5.92873283382023" calcext:value-type="float">
            <text:p>5.9287328338</text:p>
          </table:table-cell>
          <table:table-cell table:formula="of:=1/[.B38]" office:value-type="float" office:value="0.168670106754607" calcext:value-type="float">
            <text:p>0.1686701068</text:p>
          </table:table-cell>
          <table:table-cell table:formula="of:=[.C38]/MAX([.C$2:.C$343])" office:value-type="float" office:value="0.971399400519687" calcext:value-type="float">
            <text:p>0.9713994005</text:p>
          </table:table-cell>
          <table:table-cell table:formula="of:=[.A38]*(24/4)*365" office:value-type="float" office:value="22402.9074963472" calcext:value-type="float">
            <text:p>22402.9074963472</text:p>
          </table:table-cell>
          <table:table-cell table:number-columns-repeated="2"/>
        </table:table-row>
        <table:table-row table:style-name="ro1">
          <table:table-cell office:value-type="float" office:value="10.2294632264428" calcext:value-type="float">
            <text:p>10.2294632264</text:p>
          </table:table-cell>
          <table:table-cell office:value-type="float" office:value="5.93061713771532" calcext:value-type="float">
            <text:p>5.9306171377</text:p>
          </table:table-cell>
          <table:table-cell table:formula="of:=1/[.B39]" office:value-type="float" office:value="0.16861651608575" calcext:value-type="float">
            <text:p>0.1686165161</text:p>
          </table:table-cell>
          <table:table-cell table:formula="of:=[.C39]/MAX([.C$2:.C$343])" office:value-type="float" office:value="0.971090762880199" calcext:value-type="float">
            <text:p>0.9710907629</text:p>
          </table:table-cell>
          <table:table-cell table:formula="of:=[.A39]*(24/4)*365" office:value-type="float" office:value="22402.5244659097" calcext:value-type="float">
            <text:p>22402.5244659097</text:p>
          </table:table-cell>
          <table:table-cell table:number-columns-repeated="2"/>
        </table:table-row>
        <table:table-row table:style-name="ro1">
          <table:table-cell office:value-type="float" office:value="10.228992111406" calcext:value-type="float">
            <text:p>10.2289921114</text:p>
          </table:table-cell>
          <table:table-cell office:value-type="float" office:value="5.93278939636041" calcext:value-type="float">
            <text:p>5.9327893964</text:p>
          </table:table-cell>
          <table:table-cell table:formula="of:=1/[.B40]" office:value-type="float" office:value="0.168554778063329" calcext:value-type="float">
            <text:p>0.1685547781</text:p>
          </table:table-cell>
          <table:table-cell table:formula="of:=[.C40]/MAX([.C$2:.C$343])" office:value-type="float" office:value="0.970735203266685" calcext:value-type="float">
            <text:p>0.9707352033</text:p>
          </table:table-cell>
          <table:table-cell table:formula="of:=[.A40]*(24/4)*365" office:value-type="float" office:value="22401.4927239792" calcext:value-type="float">
            <text:p>22401.4927239792</text:p>
          </table:table-cell>
          <table:table-cell table:number-columns-repeated="2"/>
        </table:table-row>
        <table:table-row table:style-name="ro1">
          <table:table-cell office:value-type="float" office:value="10.2284029034437" calcext:value-type="float">
            <text:p>10.2284029034</text:p>
          </table:table-cell>
          <table:table-cell office:value-type="float" office:value="5.93473389895898" calcext:value-type="float">
            <text:p>5.934733899</text:p>
          </table:table-cell>
          <table:table-cell table:formula="of:=1/[.B41]" office:value-type="float" office:value="0.168499551458476" calcext:value-type="float">
            <text:p>0.1684995515</text:p>
          </table:table-cell>
          <table:table-cell table:formula="of:=[.C41]/MAX([.C$2:.C$343])" office:value-type="float" office:value="0.970417143997741" calcext:value-type="float">
            <text:p>0.970417144</text:p>
          </table:table-cell>
          <table:table-cell table:formula="of:=[.A41]*(24/4)*365" office:value-type="float" office:value="22400.2023585417" calcext:value-type="float">
            <text:p>22400.2023585417</text:p>
          </table:table-cell>
          <table:table-cell table:number-columns-repeated="2"/>
        </table:table-row>
        <table:table-row table:style-name="ro1">
          <table:table-cell office:value-type="float" office:value="10.2238493462202" calcext:value-type="float">
            <text:p>10.2238493462</text:p>
          </table:table-cell>
          <table:table-cell office:value-type="float" office:value="5.9353510183096" calcext:value-type="float">
            <text:p>5.9353510183</text:p>
          </table:table-cell>
          <table:table-cell table:formula="of:=1/[.B42]" office:value-type="float" office:value="0.168482031966629" calcext:value-type="float">
            <text:p>0.168482032</text:p>
          </table:table-cell>
          <table:table-cell table:formula="of:=[.C42]/MAX([.C$2:.C$343])" office:value-type="float" office:value="0.970316246309317" calcext:value-type="float">
            <text:p>0.9703162463</text:p>
          </table:table-cell>
          <table:table-cell table:formula="of:=[.A42]*(24/4)*365" office:value-type="float" office:value="22390.2300682222" calcext:value-type="float">
            <text:p>22390.2300682222</text:p>
          </table:table-cell>
          <table:table-cell table:number-columns-repeated="2"/>
        </table:table-row>
        <table:table-row table:style-name="ro1">
          <table:table-cell office:value-type="float" office:value="10.2220040066242" calcext:value-type="float">
            <text:p>10.2220040066</text:p>
          </table:table-cell>
          <table:table-cell office:value-type="float" office:value="5.93807812241773" calcext:value-type="float">
            <text:p>5.9380781224</text:p>
          </table:table-cell>
          <table:table-cell table:formula="of:=1/[.B43]" office:value-type="float" office:value="0.168404655409424" calcext:value-type="float">
            <text:p>0.1684046554</text:p>
          </table:table-cell>
          <table:table-cell table:formula="of:=[.C43]/MAX([.C$2:.C$343])" office:value-type="float" office:value="0.969870621754209" calcext:value-type="float">
            <text:p>0.9698706218</text:p>
          </table:table-cell>
          <table:table-cell table:formula="of:=[.A43]*(24/4)*365" office:value-type="float" office:value="22386.1887745069" calcext:value-type="float">
            <text:p>22386.1887745069</text:p>
          </table:table-cell>
          <table:table-cell table:number-columns-repeated="2"/>
        </table:table-row>
        <table:table-row table:style-name="ro1">
          <table:table-cell office:value-type="float" office:value="10.2204700773212" calcext:value-type="float">
            <text:p>10.2204700773</text:p>
          </table:table-cell>
          <table:table-cell office:value-type="float" office:value="5.94445194938779" calcext:value-type="float">
            <text:p>5.9444519494</text:p>
          </table:table-cell>
          <table:table-cell table:formula="of:=1/[.B44]" office:value-type="float" office:value="0.168224086680184" calcext:value-type="float">
            <text:p>0.1682240867</text:p>
          </table:table-cell>
          <table:table-cell table:formula="of:=[.C44]/MAX([.C$2:.C$343])" office:value-type="float" office:value="0.968830696193529" calcext:value-type="float">
            <text:p>0.9688306962</text:p>
          </table:table-cell>
          <table:table-cell table:formula="of:=[.A44]*(24/4)*365" office:value-type="float" office:value="22382.8294693333" calcext:value-type="float">
            <text:p>22382.8294693333</text:p>
          </table:table-cell>
          <table:table-cell table:number-columns-repeated="2"/>
        </table:table-row>
        <table:table-row table:style-name="ro1">
          <table:table-cell office:value-type="float" office:value="10.2190626215595" calcext:value-type="float">
            <text:p>10.2190626216</text:p>
          </table:table-cell>
          <table:table-cell office:value-type="float" office:value="5.94788342240121" calcext:value-type="float">
            <text:p>5.9478834224</text:p>
          </table:table-cell>
          <table:table-cell table:formula="of:=1/[.B45]" office:value-type="float" office:value="0.168127034271343" calcext:value-type="float">
            <text:p>0.1681270343</text:p>
          </table:table-cell>
          <table:table-cell table:formula="of:=[.C45]/MAX([.C$2:.C$343])" office:value-type="float" office:value="0.968271755112734" calcext:value-type="float">
            <text:p>0.9682717551</text:p>
          </table:table-cell>
          <table:table-cell table:formula="of:=[.A45]*(24/4)*365" office:value-type="float" office:value="22379.7471412153" calcext:value-type="float">
            <text:p>22379.7471412153</text:p>
          </table:table-cell>
          <table:table-cell table:number-columns-repeated="2"/>
        </table:table-row>
        <table:table-row table:style-name="ro1">
          <table:table-cell office:value-type="float" office:value="10.2171239393582" calcext:value-type="float">
            <text:p>10.2171239394</text:p>
          </table:table-cell>
          <table:table-cell office:value-type="float" office:value="5.94967272693907" calcext:value-type="float">
            <text:p>5.9496727269</text:p>
          </table:table-cell>
          <table:table-cell table:formula="of:=1/[.B46]" office:value-type="float" office:value="0.168076471748131" calcext:value-type="float">
            <text:p>0.1680764717</text:p>
          </table:table-cell>
          <table:table-cell table:formula="of:=[.C46]/MAX([.C$2:.C$343])" office:value-type="float" office:value="0.967980557071293" calcext:value-type="float">
            <text:p>0.9679805571</text:p>
          </table:table-cell>
          <table:table-cell table:formula="of:=[.A46]*(24/4)*365" office:value-type="float" office:value="22375.5014271944" calcext:value-type="float">
            <text:p>22375.5014271944</text:p>
          </table:table-cell>
          <table:table-cell table:number-columns-repeated="2"/>
        </table:table-row>
        <table:table-row table:style-name="ro1">
          <table:table-cell office:value-type="float" office:value="10.2169849112665" calcext:value-type="float">
            <text:p>10.2169849113</text:p>
          </table:table-cell>
          <table:table-cell office:value-type="float" office:value="5.95016968762075" calcext:value-type="float">
            <text:p>5.9501696876</text:p>
          </table:table-cell>
          <table:table-cell table:formula="of:=1/[.B47]" office:value-type="float" office:value="0.168062433930328" calcext:value-type="float">
            <text:p>0.1680624339</text:p>
          </table:table-cell>
          <table:table-cell table:formula="of:=[.C47]/MAX([.C$2:.C$343])" office:value-type="float" office:value="0.967899710926939" calcext:value-type="float">
            <text:p>0.9678997109</text:p>
          </table:table-cell>
          <table:table-cell table:formula="of:=[.A47]*(24/4)*365" office:value-type="float" office:value="22375.1969556736" calcext:value-type="float">
            <text:p>22375.1969556736</text:p>
          </table:table-cell>
          <table:table-cell table:number-columns-repeated="2"/>
        </table:table-row>
        <table:table-row table:style-name="ro1">
          <table:table-cell office:value-type="float" office:value="10.2136806848554" calcext:value-type="float">
            <text:p>10.2136806849</text:p>
          </table:table-cell>
          <table:table-cell office:value-type="float" office:value="5.95678166492228" calcext:value-type="float">
            <text:p>5.9567816649</text:p>
          </table:table-cell>
          <table:table-cell table:formula="of:=1/[.B48]" office:value-type="float" office:value="0.167875886049123" calcext:value-type="float">
            <text:p>0.167875886</text:p>
          </table:table-cell>
          <table:table-cell table:formula="of:=[.C48]/MAX([.C$2:.C$343])" office:value-type="float" office:value="0.966825350428468" calcext:value-type="float">
            <text:p>0.9668253504</text:p>
          </table:table-cell>
          <table:table-cell table:formula="of:=[.A48]*(24/4)*365" office:value-type="float" office:value="22367.9606998333" calcext:value-type="float">
            <text:p>22367.9606998333</text:p>
          </table:table-cell>
          <table:table-cell table:number-columns-repeated="2"/>
        </table:table-row>
        <table:table-row table:style-name="ro1">
          <table:table-cell office:value-type="float" office:value="10.2128239326833" calcext:value-type="float">
            <text:p>10.2128239327</text:p>
          </table:table-cell>
          <table:table-cell office:value-type="float" office:value="5.95983822746246" calcext:value-type="float">
            <text:p>5.9598382275</text:p>
          </table:table-cell>
          <table:table-cell table:formula="of:=1/[.B49]" office:value-type="float" office:value="0.167789789224828" calcext:value-type="float">
            <text:p>0.1677897892</text:p>
          </table:table-cell>
          <table:table-cell table:formula="of:=[.C49]/MAX([.C$2:.C$343])" office:value-type="float" office:value="0.966329504394359" calcext:value-type="float">
            <text:p>0.9663295044</text:p>
          </table:table-cell>
          <table:table-cell table:formula="of:=[.A49]*(24/4)*365" office:value-type="float" office:value="22366.0844125764" calcext:value-type="float">
            <text:p>22366.0844125764</text:p>
          </table:table-cell>
          <table:table-cell table:number-columns-repeated="2"/>
        </table:table-row>
        <table:table-row table:style-name="ro1">
          <table:table-cell office:value-type="float" office:value="10.2127976030378" calcext:value-type="float">
            <text:p>10.212797603</text:p>
          </table:table-cell>
          <table:table-cell office:value-type="float" office:value="5.96043297889948" calcext:value-type="float">
            <text:p>5.9604329789</text:p>
          </table:table-cell>
          <table:table-cell table:formula="of:=1/[.B50]" office:value-type="float" office:value="0.16777304661257" calcext:value-type="float">
            <text:p>0.1677730466</text:p>
          </table:table-cell>
          <table:table-cell table:formula="of:=[.C50]/MAX([.C$2:.C$343])" office:value-type="float" office:value="0.96623308088563" calcext:value-type="float">
            <text:p>0.9662330809</text:p>
          </table:table-cell>
          <table:table-cell table:formula="of:=[.A50]*(24/4)*365" office:value-type="float" office:value="22366.0267506528" calcext:value-type="float">
            <text:p>22366.0267506528</text:p>
          </table:table-cell>
          <table:table-cell table:number-columns-repeated="2"/>
        </table:table-row>
        <table:table-row table:style-name="ro1">
          <table:table-cell office:value-type="float" office:value="10.2106896261289" calcext:value-type="float">
            <text:p>10.2106896261</text:p>
          </table:table-cell>
          <table:table-cell office:value-type="float" office:value="5.96144735827252" calcext:value-type="float">
            <text:p>5.9614473583</text:p>
          </table:table-cell>
          <table:table-cell table:formula="of:=1/[.B51]" office:value-type="float" office:value="0.167744498928156" calcext:value-type="float">
            <text:p>0.1677444989</text:p>
          </table:table-cell>
          <table:table-cell table:formula="of:=[.C51]/MAX([.C$2:.C$343])" office:value-type="float" office:value="0.966068669988763" calcext:value-type="float">
            <text:p>0.96606867</text:p>
          </table:table-cell>
          <table:table-cell table:formula="of:=[.A51]*(24/4)*365" office:value-type="float" office:value="22361.4102812222" calcext:value-type="float">
            <text:p>22361.4102812222</text:p>
          </table:table-cell>
          <table:table-cell table:number-columns-repeated="2"/>
        </table:table-row>
        <table:table-row table:style-name="ro1">
          <table:table-cell office:value-type="float" office:value="10.2103267358638" calcext:value-type="float">
            <text:p>10.2103267359</text:p>
          </table:table-cell>
          <table:table-cell office:value-type="float" office:value="5.96416595963514" calcext:value-type="float">
            <text:p>5.9641659596</text:p>
          </table:table-cell>
          <table:table-cell table:formula="of:=1/[.B52]" office:value-type="float" office:value="0.167668037202166" calcext:value-type="float">
            <text:p>0.1676680372</text:p>
          </table:table-cell>
          <table:table-cell table:formula="of:=[.C52]/MAX([.C$2:.C$343])" office:value-type="float" office:value="0.965628314099877" calcext:value-type="float">
            <text:p>0.9656283141</text:p>
          </table:table-cell>
          <table:table-cell table:formula="of:=[.A52]*(24/4)*365" office:value-type="float" office:value="22360.6155515417" calcext:value-type="float">
            <text:p>22360.6155515417</text:p>
          </table:table-cell>
          <table:table-cell table:number-columns-repeated="2"/>
        </table:table-row>
        <table:table-row table:style-name="ro1">
          <table:table-cell office:value-type="float" office:value="10.2070568114853" calcext:value-type="float">
            <text:p>10.2070568115</text:p>
          </table:table-cell>
          <table:table-cell office:value-type="float" office:value="5.96977154610422" calcext:value-type="float">
            <text:p>5.9697715461</text:p>
          </table:table-cell>
          <table:table-cell table:formula="of:=1/[.B53]" office:value-type="float" office:value="0.16751059773009" calcext:value-type="float">
            <text:p>0.1675105977</text:p>
          </table:table-cell>
          <table:table-cell table:formula="of:=[.C53]/MAX([.C$2:.C$343])" office:value-type="float" office:value="0.964721593805831" calcext:value-type="float">
            <text:p>0.9647215938</text:p>
          </table:table-cell>
          <table:table-cell table:formula="of:=[.A53]*(24/4)*365" office:value-type="float" office:value="22353.4544171528" calcext:value-type="float">
            <text:p>22353.4544171528</text:p>
          </table:table-cell>
          <table:table-cell table:number-columns-repeated="2"/>
        </table:table-row>
        <table:table-row table:style-name="ro1">
          <table:table-cell office:value-type="float" office:value="10.2067013983638" calcext:value-type="float">
            <text:p>10.2067013984</text:p>
          </table:table-cell>
          <table:table-cell office:value-type="float" office:value="5.97118414045164" calcext:value-type="float">
            <text:p>5.9711841405</text:p>
          </table:table-cell>
          <table:table-cell table:formula="of:=1/[.B54]" office:value-type="float" office:value="0.167470969991618" calcext:value-type="float">
            <text:p>0.16747097</text:p>
          </table:table-cell>
          <table:table-cell table:formula="of:=[.C54]/MAX([.C$2:.C$343])" office:value-type="float" office:value="0.964493371021507" calcext:value-type="float">
            <text:p>0.964493371</text:p>
          </table:table-cell>
          <table:table-cell table:formula="of:=[.A54]*(24/4)*365" office:value-type="float" office:value="22352.6760624167" calcext:value-type="float">
            <text:p>22352.6760624167</text:p>
          </table:table-cell>
          <table:table-cell table:number-columns-repeated="2"/>
        </table:table-row>
        <table:table-row table:style-name="ro1">
          <table:table-cell office:value-type="float" office:value="10.2060901620656" calcext:value-type="float">
            <text:p>10.2060901621</text:p>
          </table:table-cell>
          <table:table-cell office:value-type="float" office:value="5.97282081795334" calcext:value-type="float">
            <text:p>5.972820818</text:p>
          </table:table-cell>
          <table:table-cell table:formula="of:=1/[.B55]" office:value-type="float" office:value="0.167425079452268" calcext:value-type="float">
            <text:p>0.1674250795</text:p>
          </table:table-cell>
          <table:table-cell table:formula="of:=[.C55]/MAX([.C$2:.C$343])" office:value-type="float" office:value="0.964229079717782" calcext:value-type="float">
            <text:p>0.9642290797</text:p>
          </table:table-cell>
          <table:table-cell table:formula="of:=[.A55]*(24/4)*365" office:value-type="float" office:value="22351.3374549236" calcext:value-type="float">
            <text:p>22351.3374549236</text:p>
          </table:table-cell>
          <table:table-cell table:number-columns-repeated="2"/>
        </table:table-row>
        <table:table-row table:style-name="ro1">
          <table:table-cell office:value-type="float" office:value="10.2057161335712" calcext:value-type="float">
            <text:p>10.2057161336</text:p>
          </table:table-cell>
          <table:table-cell office:value-type="float" office:value="5.9734451545372" calcext:value-type="float">
            <text:p>5.9734451545</text:p>
          </table:table-cell>
          <table:table-cell table:formula="of:=1/[.B56]" office:value-type="float" office:value="0.16740758040449" calcext:value-type="float">
            <text:p>0.1674075804</text:p>
          </table:table-cell>
          <table:table-cell table:formula="of:=[.C56]/MAX([.C$2:.C$343])" office:value-type="float" office:value="0.964128299770178" calcext:value-type="float">
            <text:p>0.9641282998</text:p>
          </table:table-cell>
          <table:table-cell table:formula="of:=[.A56]*(24/4)*365" office:value-type="float" office:value="22350.5183325208" calcext:value-type="float">
            <text:p>22350.5183325208</text:p>
          </table:table-cell>
          <table:table-cell table:number-columns-repeated="2"/>
        </table:table-row>
        <table:table-row table:style-name="ro1">
          <table:table-cell office:value-type="float" office:value="10.2027377582445" calcext:value-type="float">
            <text:p>10.2027377582</text:p>
          </table:table-cell>
          <table:table-cell office:value-type="float" office:value="5.97856035480163" calcext:value-type="float">
            <text:p>5.9785603548</text:p>
          </table:table-cell>
          <table:table-cell table:formula="of:=1/[.B57]" office:value-type="float" office:value="0.167264348046074" calcext:value-type="float">
            <text:p>0.167264348</text:p>
          </table:table-cell>
          <table:table-cell table:formula="of:=[.C57]/MAX([.C$2:.C$343])" office:value-type="float" office:value="0.963303400623686" calcext:value-type="float">
            <text:p>0.9633034006</text:p>
          </table:table-cell>
          <table:table-cell table:formula="of:=[.A57]*(24/4)*365" office:value-type="float" office:value="22343.9956905556" calcext:value-type="float">
            <text:p>22343.9956905556</text:p>
          </table:table-cell>
          <table:table-cell table:number-columns-repeated="2"/>
        </table:table-row>
        <table:table-row table:style-name="ro1">
          <table:table-cell office:value-type="float" office:value="10.2025352657851" calcext:value-type="float">
            <text:p>10.2025352658</text:p>
          </table:table-cell>
          <table:table-cell office:value-type="float" office:value="5.97994584320447" calcext:value-type="float">
            <text:p>5.9799458432</text:p>
          </table:table-cell>
          <table:table-cell table:formula="of:=1/[.B58]" office:value-type="float" office:value="0.16722559471611" calcext:value-type="float">
            <text:p>0.1672255947</text:p>
          </table:table-cell>
          <table:table-cell table:formula="of:=[.C58]/MAX([.C$2:.C$343])" office:value-type="float" office:value="0.963080213704443" calcext:value-type="float">
            <text:p>0.9630802137</text:p>
          </table:table-cell>
          <table:table-cell table:formula="of:=[.A58]*(24/4)*365" office:value-type="float" office:value="22343.5522320694" calcext:value-type="float">
            <text:p>22343.5522320694</text:p>
          </table:table-cell>
          <table:table-cell table:number-columns-repeated="2"/>
        </table:table-row>
        <table:table-row table:style-name="ro1">
          <table:table-cell office:value-type="float" office:value="10.199833279636" calcext:value-type="float">
            <text:p>10.1998332796</text:p>
          </table:table-cell>
          <table:table-cell office:value-type="float" office:value="5.98410350210298" calcext:value-type="float">
            <text:p>5.9841035021</text:p>
          </table:table-cell>
          <table:table-cell table:formula="of:=1/[.B59]" office:value-type="float" office:value="0.16710940906162" calcext:value-type="float">
            <text:p>0.1671094091</text:p>
          </table:table-cell>
          <table:table-cell table:formula="of:=[.C59]/MAX([.C$2:.C$343])" office:value-type="float" office:value="0.962411081056741" calcext:value-type="float">
            <text:p>0.9624110811</text:p>
          </table:table-cell>
          <table:table-cell table:formula="of:=[.A59]*(24/4)*365" office:value-type="float" office:value="22337.6348824028" calcext:value-type="float">
            <text:p>22337.6348824028</text:p>
          </table:table-cell>
          <table:table-cell table:number-columns-repeated="2"/>
        </table:table-row>
        <table:table-row table:style-name="ro1">
          <table:table-cell office:value-type="float" office:value="10.1972645684297" calcext:value-type="float">
            <text:p>10.1972645684</text:p>
          </table:table-cell>
          <table:table-cell office:value-type="float" office:value="5.99075156557055" calcext:value-type="float">
            <text:p>5.9907515656</text:p>
          </table:table-cell>
          <table:table-cell table:formula="of:=1/[.B60]" office:value-type="float" office:value="0.16692396422297" calcext:value-type="float">
            <text:p>0.1669239642</text:p>
          </table:table-cell>
          <table:table-cell table:formula="of:=[.C60]/MAX([.C$2:.C$343])" office:value-type="float" office:value="0.961343073165122" calcext:value-type="float">
            <text:p>0.9613430732</text:p>
          </table:table-cell>
          <table:table-cell table:formula="of:=[.A60]*(24/4)*365" office:value-type="float" office:value="22332.0094048611" calcext:value-type="float">
            <text:p>22332.0094048611</text:p>
          </table:table-cell>
          <table:table-cell table:number-columns-repeated="2"/>
        </table:table-row>
        <table:table-row table:style-name="ro1">
          <table:table-cell office:value-type="float" office:value="10.1968092925767" calcext:value-type="float">
            <text:p>10.1968092926</text:p>
          </table:table-cell>
          <table:table-cell office:value-type="float" office:value="5.99275920518637" calcext:value-type="float">
            <text:p>5.9927592052</text:p>
          </table:table-cell>
          <table:table-cell table:formula="of:=1/[.B61]" office:value-type="float" office:value="0.16686804287657" calcext:value-type="float">
            <text:p>0.1668680429</text:p>
          </table:table-cell>
          <table:table-cell table:formula="of:=[.C61]/MAX([.C$2:.C$343])" office:value-type="float" office:value="0.961021012763227" calcext:value-type="float">
            <text:p>0.9610210128</text:p>
          </table:table-cell>
          <table:table-cell table:formula="of:=[.A61]*(24/4)*365" office:value-type="float" office:value="22331.0123507431" calcext:value-type="float">
            <text:p>22331.0123507431</text:p>
          </table:table-cell>
          <table:table-cell table:number-columns-repeated="2"/>
        </table:table-row>
        <table:table-row table:style-name="ro1">
          <table:table-cell office:value-type="float" office:value="10.1962957610953" calcext:value-type="float">
            <text:p>10.1962957611</text:p>
          </table:table-cell>
          <table:table-cell office:value-type="float" office:value="5.99451521495626" calcext:value-type="float">
            <text:p>5.994515215</text:p>
          </table:table-cell>
          <table:table-cell table:formula="of:=1/[.B62]" office:value-type="float" office:value="0.166819161206733" calcext:value-type="float">
            <text:p>0.1668191612</text:p>
          </table:table-cell>
          <table:table-cell table:formula="of:=[.C62]/MAX([.C$2:.C$343])" office:value-type="float" office:value="0.960739495037946" calcext:value-type="float">
            <text:p>0.960739495</text:p>
          </table:table-cell>
          <table:table-cell table:formula="of:=[.A62]*(24/4)*365" office:value-type="float" office:value="22329.8877167986" calcext:value-type="float">
            <text:p>22329.8877167986</text:p>
          </table:table-cell>
          <table:table-cell table:number-columns-repeated="2"/>
        </table:table-row>
        <table:table-row table:style-name="ro1">
          <table:table-cell office:value-type="float" office:value="10.195550813223" calcext:value-type="float">
            <text:p>10.1955508132</text:p>
          </table:table-cell>
          <table:table-cell office:value-type="float" office:value="5.99493229023219" calcext:value-type="float">
            <text:p>5.9949322902</text:p>
          </table:table-cell>
          <table:table-cell table:formula="of:=1/[.B63]" office:value-type="float" office:value="0.166807555379624" calcext:value-type="float">
            <text:p>0.1668075554</text:p>
          </table:table-cell>
          <table:table-cell table:formula="of:=[.C63]/MAX([.C$2:.C$343])" office:value-type="float" office:value="0.96067265513541" calcext:value-type="float">
            <text:p>0.9606726551</text:p>
          </table:table-cell>
          <table:table-cell table:formula="of:=[.A63]*(24/4)*365" office:value-type="float" office:value="22328.2562809583" calcext:value-type="float">
            <text:p>22328.2562809583</text:p>
          </table:table-cell>
          <table:table-cell table:number-columns-repeated="2"/>
        </table:table-row>
        <table:table-row table:style-name="ro1">
          <table:table-cell office:value-type="float" office:value="10.1940292136638" calcext:value-type="float">
            <text:p>10.1940292137</text:p>
          </table:table-cell>
          <table:table-cell office:value-type="float" office:value="5.99587738049351" calcext:value-type="float">
            <text:p>5.9958773805</text:p>
          </table:table-cell>
          <table:table-cell table:formula="of:=1/[.B64]" office:value-type="float" office:value="0.166781262614429" calcext:value-type="float">
            <text:p>0.1667812626</text:p>
          </table:table-cell>
          <table:table-cell table:formula="of:=[.C64]/MAX([.C$2:.C$343])" office:value-type="float" office:value="0.96052123069607" calcext:value-type="float">
            <text:p>0.9605212307</text:p>
          </table:table-cell>
          <table:table-cell table:formula="of:=[.A64]*(24/4)*365" office:value-type="float" office:value="22324.9239779236" calcext:value-type="float">
            <text:p>22324.9239779236</text:p>
          </table:table-cell>
          <table:table-cell table:number-columns-repeated="2"/>
        </table:table-row>
        <table:table-row table:style-name="ro1">
          <table:table-cell office:value-type="float" office:value="10.1915773695871" calcext:value-type="float">
            <text:p>10.1915773696</text:p>
          </table:table-cell>
          <table:table-cell office:value-type="float" office:value="6.00138611279476" calcext:value-type="float">
            <text:p>6.0013861128</text:p>
          </table:table-cell>
          <table:table-cell table:formula="of:=1/[.B65]" office:value-type="float" office:value="0.166628172426372" calcext:value-type="float">
            <text:p>0.1666281724</text:p>
          </table:table-cell>
          <table:table-cell table:formula="of:=[.C65]/MAX([.C$2:.C$343])" office:value-type="float" office:value="0.959639558657291" calcext:value-type="float">
            <text:p>0.9596395587</text:p>
          </table:table-cell>
          <table:table-cell table:formula="of:=[.A65]*(24/4)*365" office:value-type="float" office:value="22319.5544393958" calcext:value-type="float">
            <text:p>22319.5544393958</text:p>
          </table:table-cell>
          <table:table-cell table:number-columns-repeated="2"/>
        </table:table-row>
        <table:table-row table:style-name="ro1">
          <table:table-cell office:value-type="float" office:value="10.1895804680619" calcext:value-type="float">
            <text:p>10.1895804681</text:p>
          </table:table-cell>
          <table:table-cell office:value-type="float" office:value="6.00248882522566" calcext:value-type="float">
            <text:p>6.0024888252</text:p>
          </table:table-cell>
          <table:table-cell table:formula="of:=1/[.B66]" office:value-type="float" office:value="0.166597561297818" calcext:value-type="float">
            <text:p>0.1665975613</text:p>
          </table:table-cell>
          <table:table-cell table:formula="of:=[.C66]/MAX([.C$2:.C$343])" office:value-type="float" office:value="0.959463264039953" calcext:value-type="float">
            <text:p>0.959463264</text:p>
          </table:table-cell>
          <table:table-cell table:formula="of:=[.A66]*(24/4)*365" office:value-type="float" office:value="22315.1812250556" calcext:value-type="float">
            <text:p>22315.1812250556</text:p>
          </table:table-cell>
          <table:table-cell table:number-columns-repeated="2"/>
        </table:table-row>
        <table:table-row table:style-name="ro1">
          <table:table-cell office:value-type="float" office:value="10.1882255642631" calcext:value-type="float">
            <text:p>10.1882255643</text:p>
          </table:table-cell>
          <table:table-cell office:value-type="float" office:value="6.00928720180731" calcext:value-type="float">
            <text:p>6.0092872018</text:p>
          </table:table-cell>
          <table:table-cell table:formula="of:=1/[.B67]" office:value-type="float" office:value="0.166409087536912" calcext:value-type="float">
            <text:p>0.1664090875</text:p>
          </table:table-cell>
          <table:table-cell table:formula="of:=[.C67]/MAX([.C$2:.C$343])" office:value-type="float" office:value="0.958377812077658" calcext:value-type="float">
            <text:p>0.9583778121</text:p>
          </table:table-cell>
          <table:table-cell table:formula="of:=[.A67]*(24/4)*365" office:value-type="float" office:value="22312.2139857361" calcext:value-type="float">
            <text:p>22312.2139857361</text:p>
          </table:table-cell>
          <table:table-cell table:number-columns-repeated="2"/>
        </table:table-row>
        <table:table-row table:style-name="ro1">
          <table:table-cell office:value-type="float" office:value="10.1869524083175" calcext:value-type="float">
            <text:p>10.1869524083</text:p>
          </table:table-cell>
          <table:table-cell office:value-type="float" office:value="6.01319139441378" calcext:value-type="float">
            <text:p>6.0131913944</text:p>
          </table:table-cell>
          <table:table-cell table:formula="of:=1/[.B68]" office:value-type="float" office:value="0.166301042891965" calcext:value-type="float">
            <text:p>0.1663010429</text:p>
          </table:table-cell>
          <table:table-cell table:formula="of:=[.C68]/MAX([.C$2:.C$343])" office:value-type="float" office:value="0.957755564867699" calcext:value-type="float">
            <text:p>0.9577555649</text:p>
          </table:table-cell>
          <table:table-cell table:formula="of:=[.A68]*(24/4)*365" office:value-type="float" office:value="22309.4257742153" calcext:value-type="float">
            <text:p>22309.4257742153</text:p>
          </table:table-cell>
          <table:table-cell table:number-columns-repeated="2"/>
        </table:table-row>
        <table:table-row table:style-name="ro1">
          <table:table-cell office:value-type="float" office:value="10.1829006335712" calcext:value-type="float">
            <text:p>10.1829006336</text:p>
          </table:table-cell>
          <table:table-cell office:value-type="float" office:value="6.01547068113811" calcext:value-type="float">
            <text:p>6.0154706811</text:p>
          </table:table-cell>
          <table:table-cell table:formula="of:=1/[.B69]" office:value-type="float" office:value="0.166238030738902" calcext:value-type="float">
            <text:p>0.1662380307</text:p>
          </table:table-cell>
          <table:table-cell table:formula="of:=[.C69]/MAX([.C$2:.C$343])" office:value-type="float" office:value="0.957392667322375" calcext:value-type="float">
            <text:p>0.9573926673</text:p>
          </table:table-cell>
          <table:table-cell table:formula="of:=[.A69]*(24/4)*365" office:value-type="float" office:value="22300.5523875208" calcext:value-type="float">
            <text:p>22300.5523875208</text:p>
          </table:table-cell>
          <table:table-cell table:number-columns-repeated="2"/>
        </table:table-row>
        <table:table-row table:style-name="ro1">
          <table:table-cell office:value-type="float" office:value="10.1823309235223" calcext:value-type="float">
            <text:p>10.1823309235</text:p>
          </table:table-cell>
          <table:table-cell office:value-type="float" office:value="6.02207944465894" calcext:value-type="float">
            <text:p>6.0220794447</text:p>
          </table:table-cell>
          <table:table-cell table:formula="of:=1/[.B70]" office:value-type="float" office:value="0.166055597437678" calcext:value-type="float">
            <text:p>0.1660555974</text:p>
          </table:table-cell>
          <table:table-cell table:formula="of:=[.C70]/MAX([.C$2:.C$343])" office:value-type="float" office:value="0.956342003379288" calcext:value-type="float">
            <text:p>0.9563420034</text:p>
          </table:table-cell>
          <table:table-cell table:formula="of:=[.A70]*(24/4)*365" office:value-type="float" office:value="22299.3047225139" calcext:value-type="float">
            <text:p>22299.3047225139</text:p>
          </table:table-cell>
          <table:table-cell table:number-columns-repeated="2"/>
        </table:table-row>
        <table:table-row table:style-name="ro1">
          <table:table-cell office:value-type="float" office:value="10.1790499101915" calcext:value-type="float">
            <text:p>10.1790499102</text:p>
          </table:table-cell>
          <table:table-cell office:value-type="float" office:value="6.02484252474636" calcext:value-type="float">
            <text:p>6.0248425247</text:p>
          </table:table-cell>
          <table:table-cell table:formula="of:=1/[.B71]" office:value-type="float" office:value="0.165979441934393" calcext:value-type="float">
            <text:p>0.1659794419</text:p>
          </table:table-cell>
          <table:table-cell table:formula="of:=[.C71]/MAX([.C$2:.C$343])" office:value-type="float" office:value="0.955903411078253" calcext:value-type="float">
            <text:p>0.9559034111</text:p>
          </table:table-cell>
          <table:table-cell table:formula="of:=[.A71]*(24/4)*365" office:value-type="float" office:value="22292.1193033194" calcext:value-type="float">
            <text:p>22292.1193033194</text:p>
          </table:table-cell>
          <table:table-cell table:number-columns-repeated="2"/>
        </table:table-row>
        <table:table-row table:style-name="ro1">
          <table:table-cell office:value-type="float" office:value="10.1760576518677" calcext:value-type="float">
            <text:p>10.1760576519</text:p>
          </table:table-cell>
          <table:table-cell office:value-type="float" office:value="6.03219172497407" calcext:value-type="float">
            <text:p>6.032191725</text:p>
          </table:table-cell>
          <table:table-cell table:formula="of:=1/[.B72]" office:value-type="float" office:value="0.165777224198606" calcext:value-type="float">
            <text:p>0.1657772242</text:p>
          </table:table-cell>
          <table:table-cell table:formula="of:=[.C72]/MAX([.C$2:.C$343])" office:value-type="float" office:value="0.954738805262214" calcext:value-type="float">
            <text:p>0.9547388053</text:p>
          </table:table-cell>
          <table:table-cell table:formula="of:=[.A72]*(24/4)*365" office:value-type="float" office:value="22285.5662575903" calcext:value-type="float">
            <text:p>22285.5662575903</text:p>
          </table:table-cell>
          <table:table-cell table:number-columns-repeated="2"/>
        </table:table-row>
        <table:table-row table:style-name="ro1">
          <table:table-cell office:value-type="float" office:value="10.1726794951547" calcext:value-type="float">
            <text:p>10.1726794952</text:p>
          </table:table-cell>
          <table:table-cell office:value-type="float" office:value="6.03891517455445" calcext:value-type="float">
            <text:p>6.0389151746</text:p>
          </table:table-cell>
          <table:table-cell table:formula="of:=1/[.B73]" office:value-type="float" office:value="0.165592655484481" calcext:value-type="float">
            <text:p>0.1655926555</text:p>
          </table:table-cell>
          <table:table-cell table:formula="of:=[.C73]/MAX([.C$2:.C$343])" office:value-type="float" office:value="0.953675843118507" calcext:value-type="float">
            <text:p>0.9536758431</text:p>
          </table:table-cell>
          <table:table-cell table:formula="of:=[.A73]*(24/4)*365" office:value-type="float" office:value="22278.1680943889" calcext:value-type="float">
            <text:p>22278.1680943889</text:p>
          </table:table-cell>
          <table:table-cell table:number-columns-repeated="2"/>
        </table:table-row>
        <table:table-row table:style-name="ro1">
          <table:table-cell office:value-type="float" office:value="10.1712933638603" calcext:value-type="float">
            <text:p>10.1712933639</text:p>
          </table:table-cell>
          <table:table-cell office:value-type="float" office:value="6.04686986942892" calcext:value-type="float">
            <text:p>6.0468698694</text:p>
          </table:table-cell>
          <table:table-cell table:formula="of:=1/[.B74]" office:value-type="float" office:value="0.165374817317582" calcext:value-type="float">
            <text:p>0.1653748173</text:p>
          </table:table-cell>
          <table:table-cell table:formula="of:=[.C74]/MAX([.C$2:.C$343])" office:value-type="float" office:value="0.952421276622953" calcext:value-type="float">
            <text:p>0.9524212766</text:p>
          </table:table-cell>
          <table:table-cell table:formula="of:=[.A74]*(24/4)*365" office:value-type="float" office:value="22275.1324668542" calcext:value-type="float">
            <text:p>22275.1324668542</text:p>
          </table:table-cell>
          <table:table-cell table:number-columns-repeated="2"/>
        </table:table-row>
        <table:table-row table:style-name="ro1">
          <table:table-cell office:value-type="float" office:value="10.1680638511637" calcext:value-type="float">
            <text:p>10.1680638512</text:p>
          </table:table-cell>
          <table:table-cell office:value-type="float" office:value="6.0487846766939" calcext:value-type="float">
            <text:p>6.0487846767</text:p>
          </table:table-cell>
          <table:table-cell table:formula="of:=1/[.B75]" office:value-type="float" office:value="0.165322466156387" calcext:value-type="float">
            <text:p>0.1653224662</text:p>
          </table:table-cell>
          <table:table-cell table:formula="of:=[.C75]/MAX([.C$2:.C$343])" office:value-type="float" office:value="0.95211977751573" calcext:value-type="float">
            <text:p>0.9521197775</text:p>
          </table:table-cell>
          <table:table-cell table:formula="of:=[.A75]*(24/4)*365" office:value-type="float" office:value="22268.0598340486" calcext:value-type="float">
            <text:p>22268.0598340486</text:p>
          </table:table-cell>
          <table:table-cell table:number-columns-repeated="2"/>
        </table:table-row>
        <table:table-row table:style-name="ro1">
          <table:table-cell office:value-type="float" office:value="10.1647117844971" calcext:value-type="float">
            <text:p>10.1647117845</text:p>
          </table:table-cell>
          <table:table-cell office:value-type="float" office:value="6.05636784015597" calcext:value-type="float">
            <text:p>6.0563678402</text:p>
          </table:table-cell>
          <table:table-cell table:formula="of:=1/[.B76]" office:value-type="float" office:value="0.165115466298072" calcext:value-type="float">
            <text:p>0.1651154663</text:p>
          </table:table-cell>
          <table:table-cell table:formula="of:=[.C76]/MAX([.C$2:.C$343])" office:value-type="float" office:value="0.950927630654951" calcext:value-type="float">
            <text:p>0.9509276307</text:p>
          </table:table-cell>
          <table:table-cell table:formula="of:=[.A76]*(24/4)*365" office:value-type="float" office:value="22260.7188080486" calcext:value-type="float">
            <text:p>22260.7188080486</text:p>
          </table:table-cell>
          <table:table-cell table:number-columns-repeated="2"/>
        </table:table-row>
        <table:table-row table:style-name="ro1">
          <table:table-cell office:value-type="float" office:value="10.1643267884576" calcext:value-type="float">
            <text:p>10.1643267885</text:p>
          </table:table-cell>
          <table:table-cell office:value-type="float" office:value="6.06311503498453" calcext:value-type="float">
            <text:p>6.063115035</text:p>
          </table:table-cell>
          <table:table-cell table:formula="of:=1/[.B77]" office:value-type="float" office:value="0.164931721438558" calcext:value-type="float">
            <text:p>0.1649317214</text:p>
          </table:table-cell>
          <table:table-cell table:formula="of:=[.C77]/MAX([.C$2:.C$343])" office:value-type="float" office:value="0.949869413227957" calcext:value-type="float">
            <text:p>0.9498694132</text:p>
          </table:table-cell>
          <table:table-cell table:formula="of:=[.A77]*(24/4)*365" office:value-type="float" office:value="22259.8756667222" calcext:value-type="float">
            <text:p>22259.8756667222</text:p>
          </table:table-cell>
          <table:table-cell table:number-columns-repeated="2"/>
        </table:table-row>
        <table:table-row table:style-name="ro1">
          <table:table-cell office:value-type="float" office:value="10.1627938150748" calcext:value-type="float">
            <text:p>10.1627938151</text:p>
          </table:table-cell>
          <table:table-cell office:value-type="float" office:value="6.0644374965569" calcext:value-type="float">
            <text:p>6.0644374966</text:p>
          </table:table-cell>
          <table:table-cell table:formula="of:=1/[.B78]" office:value-type="float" office:value="0.164895755058528" calcext:value-type="float">
            <text:p>0.1648957551</text:p>
          </table:table-cell>
          <table:table-cell table:formula="of:=[.C78]/MAX([.C$2:.C$343])" office:value-type="float" office:value="0.949662276820256" calcext:value-type="float">
            <text:p>0.9496622768</text:p>
          </table:table-cell>
          <table:table-cell table:formula="of:=[.A78]*(24/4)*365" office:value-type="float" office:value="22256.5184550139" calcext:value-type="float">
            <text:p>22256.5184550139</text:p>
          </table:table-cell>
          <table:table-cell table:number-columns-repeated="2"/>
        </table:table-row>
        <table:table-row table:style-name="ro1">
          <table:table-cell office:value-type="float" office:value="10.1613916995434" calcext:value-type="float">
            <text:p>10.1613916995</text:p>
          </table:table-cell>
          <table:table-cell office:value-type="float" office:value="6.06468756542363" calcext:value-type="float">
            <text:p>6.0646875654</text:p>
          </table:table-cell>
          <table:table-cell table:formula="of:=1/[.B79]" office:value-type="float" office:value="0.16488895581386" calcext:value-type="float">
            <text:p>0.1648889558</text:p>
          </table:table-cell>
          <table:table-cell table:formula="of:=[.C79]/MAX([.C$2:.C$343])" office:value-type="float" office:value="0.949623118831196" calcext:value-type="float">
            <text:p>0.9496231188</text:p>
          </table:table-cell>
          <table:table-cell table:formula="of:=[.A79]*(24/4)*365" office:value-type="float" office:value="22253.447822" calcext:value-type="float">
            <text:p>22253.447822</text:p>
          </table:table-cell>
          <table:table-cell table:number-columns-repeated="2"/>
        </table:table-row>
        <table:table-row table:style-name="ro1">
          <table:table-cell office:value-type="float" office:value="10.1578693525748" calcext:value-type="float">
            <text:p>10.1578693526</text:p>
          </table:table-cell>
          <table:table-cell office:value-type="float" office:value="6.07297943180381" calcext:value-type="float">
            <text:p>6.0729794318</text:p>
          </table:table-cell>
          <table:table-cell table:formula="of:=1/[.B80]" office:value-type="float" office:value="0.164663821313648" calcext:value-type="float">
            <text:p>0.1646638213</text:p>
          </table:table-cell>
          <table:table-cell table:formula="of:=[.C80]/MAX([.C$2:.C$343])" office:value-type="float" office:value="0.948326531529806" calcext:value-type="float">
            <text:p>0.9483265315</text:p>
          </table:table-cell>
          <table:table-cell table:formula="of:=[.A80]*(24/4)*365" office:value-type="float" office:value="22245.7338821389" calcext:value-type="float">
            <text:p>22245.7338821389</text:p>
          </table:table-cell>
          <table:table-cell table:number-columns-repeated="2"/>
        </table:table-row>
        <table:table-row table:style-name="ro1">
          <table:table-cell office:value-type="float" office:value="10.1575578634323" calcext:value-type="float">
            <text:p>10.1575578634</text:p>
          </table:table-cell>
          <table:table-cell office:value-type="float" office:value="6.07303729822071" calcext:value-type="float">
            <text:p>6.0730372982</text:p>
          </table:table-cell>
          <table:table-cell table:formula="of:=1/[.B81]" office:value-type="float" office:value="0.164662252328498" calcext:value-type="float">
            <text:p>0.1646622523</text:p>
          </table:table-cell>
          <table:table-cell table:formula="of:=[.C81]/MAX([.C$2:.C$343])" office:value-type="float" office:value="0.948317495481493" calcext:value-type="float">
            <text:p>0.9483174955</text:p>
          </table:table-cell>
          <table:table-cell table:formula="of:=[.A81]*(24/4)*365" office:value-type="float" office:value="22245.0517209167" calcext:value-type="float">
            <text:p>22245.0517209167</text:p>
          </table:table-cell>
          <table:table-cell table:number-columns-repeated="2"/>
        </table:table-row>
        <table:table-row table:style-name="ro1">
          <table:table-cell office:value-type="float" office:value="10.1574696707445" calcext:value-type="float">
            <text:p>10.1574696707</text:p>
          </table:table-cell>
          <table:table-cell office:value-type="float" office:value="6.0751843424607" calcext:value-type="float">
            <text:p>6.0751843425</text:p>
          </table:table-cell>
          <table:table-cell table:formula="of:=1/[.B82]" office:value-type="float" office:value="0.164604058680293" calcext:value-type="float">
            <text:p>0.1646040587</text:p>
          </table:table-cell>
          <table:table-cell table:formula="of:=[.C82]/MAX([.C$2:.C$343])" office:value-type="float" office:value="0.947982348512845" calcext:value-type="float">
            <text:p>0.9479823485</text:p>
          </table:table-cell>
          <table:table-cell table:formula="of:=[.A82]*(24/4)*365" office:value-type="float" office:value="22244.8585789305" calcext:value-type="float">
            <text:p>22244.8585789305</text:p>
          </table:table-cell>
          <table:table-cell table:number-columns-repeated="2"/>
        </table:table-row>
        <table:table-row table:style-name="ro1">
          <table:table-cell office:value-type="float" office:value="10.1564565662481" calcext:value-type="float">
            <text:p>10.1564565662</text:p>
          </table:table-cell>
          <table:table-cell office:value-type="float" office:value="6.07926345655909" calcext:value-type="float">
            <text:p>6.0792634566</text:p>
          </table:table-cell>
          <table:table-cell table:formula="of:=1/[.B83]" office:value-type="float" office:value="0.164493611297775" calcext:value-type="float">
            <text:p>0.1644936113</text:p>
          </table:table-cell>
          <table:table-cell table:formula="of:=[.C83]/MAX([.C$2:.C$343])" office:value-type="float" office:value="0.947346263534709" calcext:value-type="float">
            <text:p>0.9473462635</text:p>
          </table:table-cell>
          <table:table-cell table:formula="of:=[.A83]*(24/4)*365" office:value-type="float" office:value="22242.6398800833" calcext:value-type="float">
            <text:p>22242.6398800833</text:p>
          </table:table-cell>
          <table:table-cell table:number-columns-repeated="2"/>
        </table:table-row>
        <table:table-row table:style-name="ro1">
          <table:table-cell office:value-type="float" office:value="10.1545949386637" calcext:value-type="float">
            <text:p>10.1545949387</text:p>
          </table:table-cell>
          <table:table-cell office:value-type="float" office:value="6.07962586083434" calcext:value-type="float">
            <text:p>6.0796258608</text:p>
          </table:table-cell>
          <table:table-cell table:formula="of:=1/[.B84]" office:value-type="float" office:value="0.164483805893734" calcext:value-type="float">
            <text:p>0.1644838059</text:p>
          </table:table-cell>
          <table:table-cell table:formula="of:=[.C84]/MAX([.C$2:.C$343])" office:value-type="float" office:value="0.947289792570227" calcext:value-type="float">
            <text:p>0.9472897926</text:p>
          </table:table-cell>
          <table:table-cell table:formula="of:=[.A84]*(24/4)*365" office:value-type="float" office:value="22238.5629156736" calcext:value-type="float">
            <text:p>22238.5629156736</text:p>
          </table:table-cell>
          <table:table-cell table:number-columns-repeated="2"/>
        </table:table-row>
        <table:table-row table:style-name="ro1">
          <table:table-cell office:value-type="float" office:value="10.1541635655378" calcext:value-type="float">
            <text:p>10.1541635655</text:p>
          </table:table-cell>
          <table:table-cell office:value-type="float" office:value="6.081917506841" calcext:value-type="float">
            <text:p>6.0819175068</text:p>
          </table:table-cell>
          <table:table-cell table:formula="of:=1/[.B85]" office:value-type="float" office:value="0.164421828950358" calcext:value-type="float">
            <text:p>0.164421829</text:p>
          </table:table-cell>
          <table:table-cell table:formula="of:=[.C85]/MAX([.C$2:.C$343])" office:value-type="float" office:value="0.946932856970913" calcext:value-type="float">
            <text:p>0.946932857</text:p>
          </table:table-cell>
          <table:table-cell table:formula="of:=[.A85]*(24/4)*365" office:value-type="float" office:value="22237.6182085278" calcext:value-type="float">
            <text:p>22237.6182085278</text:p>
          </table:table-cell>
          <table:table-cell table:number-columns-repeated="2"/>
        </table:table-row>
        <table:table-row table:style-name="ro1">
          <table:table-cell office:value-type="float" office:value="10.1531067260686" calcext:value-type="float">
            <text:p>10.1531067261</text:p>
          </table:table-cell>
          <table:table-cell office:value-type="float" office:value="6.08529871632439" calcext:value-type="float">
            <text:p>6.0852987163</text:p>
          </table:table-cell>
          <table:table-cell table:formula="of:=1/[.B86]" office:value-type="float" office:value="0.164330470305" calcext:value-type="float">
            <text:p>0.1643304703</text:p>
          </table:table-cell>
          <table:table-cell table:formula="of:=[.C86]/MAX([.C$2:.C$343])" office:value-type="float" office:value="0.946406707227838" calcext:value-type="float">
            <text:p>0.9464067072</text:p>
          </table:table-cell>
          <table:table-cell table:formula="of:=[.A86]*(24/4)*365" office:value-type="float" office:value="22235.3037300903" calcext:value-type="float">
            <text:p>22235.3037300903</text:p>
          </table:table-cell>
          <table:table-cell table:number-columns-repeated="2"/>
        </table:table-row>
        <table:table-row table:style-name="ro1">
          <table:table-cell office:value-type="float" office:value="10.1526687125634" calcext:value-type="float">
            <text:p>10.1526687126</text:p>
          </table:table-cell>
          <table:table-cell office:value-type="float" office:value="6.08963208638666" calcext:value-type="float">
            <text:p>6.0896320864</text:p>
          </table:table-cell>
          <table:table-cell table:formula="of:=1/[.B87]" office:value-type="float" office:value="0.164213533069673" calcext:value-type="float">
            <text:p>0.1642135331</text:p>
          </table:table-cell>
          <table:table-cell table:formula="of:=[.C87]/MAX([.C$2:.C$343])" office:value-type="float" office:value="0.945733246100195" calcext:value-type="float">
            <text:p>0.9457332461</text:p>
          </table:table-cell>
          <table:table-cell table:formula="of:=[.A87]*(24/4)*365" office:value-type="float" office:value="22234.3444805139" calcext:value-type="float">
            <text:p>22234.3444805139</text:p>
          </table:table-cell>
          <table:table-cell table:number-columns-repeated="2"/>
        </table:table-row>
        <table:table-row table:style-name="ro1">
          <table:table-cell office:value-type="float" office:value="10.1489210203767" calcext:value-type="float">
            <text:p>10.1489210204</text:p>
          </table:table-cell>
          <table:table-cell office:value-type="float" office:value="6.09024399023034" calcext:value-type="float">
            <text:p>6.0902439902</text:p>
          </table:table-cell>
          <table:table-cell table:formula="of:=1/[.B88]" office:value-type="float" office:value="0.16419703407682" calcext:value-type="float">
            <text:p>0.1641970341</text:p>
          </table:table-cell>
          <table:table-cell table:formula="of:=[.C88]/MAX([.C$2:.C$343])" office:value-type="float" office:value="0.945638225636431" calcext:value-type="float">
            <text:p>0.9456382256</text:p>
          </table:table-cell>
          <table:table-cell table:formula="of:=[.A88]*(24/4)*365" office:value-type="float" office:value="22226.137034625" calcext:value-type="float">
            <text:p>22226.137034625</text:p>
          </table:table-cell>
          <table:table-cell table:number-columns-repeated="2"/>
        </table:table-row>
        <table:table-row table:style-name="ro1">
          <table:table-cell office:value-type="float" office:value="10.1482919312437" calcext:value-type="float">
            <text:p>10.1482919312</text:p>
          </table:table-cell>
          <table:table-cell office:value-type="float" office:value="6.09892123482659" calcext:value-type="float">
            <text:p>6.0989212348</text:p>
          </table:table-cell>
          <table:table-cell table:formula="of:=1/[.B89]" office:value-type="float" office:value="0.163963422627876" calcext:value-type="float">
            <text:p>0.1639634226</text:p>
          </table:table-cell>
          <table:table-cell table:formula="of:=[.C89]/MAX([.C$2:.C$343])" office:value-type="float" office:value="0.944292818167229" calcext:value-type="float">
            <text:p>0.9442928182</text:p>
          </table:table-cell>
          <table:table-cell table:formula="of:=[.A89]*(24/4)*365" office:value-type="float" office:value="22224.7593294236" calcext:value-type="float">
            <text:p>22224.7593294236</text:p>
          </table:table-cell>
          <table:table-cell table:number-columns-repeated="2"/>
        </table:table-row>
        <table:table-row table:style-name="ro1">
          <table:table-cell office:value-type="float" office:value="10.1463761715563" calcext:value-type="float">
            <text:p>10.1463761716</text:p>
          </table:table-cell>
          <table:table-cell office:value-type="float" office:value="6.09965001010069" calcext:value-type="float">
            <text:p>6.0996500101</text:p>
          </table:table-cell>
          <table:table-cell table:formula="of:=1/[.B90]" office:value-type="float" office:value="0.163943832571386" calcext:value-type="float">
            <text:p>0.1639438326</text:p>
          </table:table-cell>
          <table:table-cell table:formula="of:=[.C90]/MAX([.C$2:.C$343])" office:value-type="float" office:value="0.944179995750165" calcext:value-type="float">
            <text:p>0.9441799958</text:p>
          </table:table-cell>
          <table:table-cell table:formula="of:=[.A90]*(24/4)*365" office:value-type="float" office:value="22220.5638157083" calcext:value-type="float">
            <text:p>22220.5638157083</text:p>
          </table:table-cell>
          <table:table-cell table:number-columns-repeated="2"/>
        </table:table-row>
        <table:table-row table:style-name="ro1">
          <table:table-cell office:value-type="float" office:value="10.1440293164415" calcext:value-type="float">
            <text:p>10.1440293164</text:p>
          </table:table-cell>
          <table:table-cell office:value-type="float" office:value="6.09980981764114" calcext:value-type="float">
            <text:p>6.0998098176</text:p>
          </table:table-cell>
          <table:table-cell table:formula="of:=1/[.B91]" office:value-type="float" office:value="0.163939537443925" calcext:value-type="float">
            <text:p>0.1639395374</text:p>
          </table:table-cell>
          <table:table-cell table:formula="of:=[.C91]/MAX([.C$2:.C$343])" office:value-type="float" office:value="0.944155259391593" calcext:value-type="float">
            <text:p>0.9441552594</text:p>
          </table:table-cell>
          <table:table-cell table:formula="of:=[.A91]*(24/4)*365" office:value-type="float" office:value="22215.4242030069" calcext:value-type="float">
            <text:p>22215.4242030069</text:p>
          </table:table-cell>
          <table:table-cell table:number-columns-repeated="2"/>
        </table:table-row>
        <table:table-row table:style-name="ro1">
          <table:table-cell office:value-type="float" office:value="10.1433026430841" calcext:value-type="float">
            <text:p>10.1433026431</text:p>
          </table:table-cell>
          <table:table-cell office:value-type="float" office:value="6.10732365526257" calcext:value-type="float">
            <text:p>6.1073236553</text:p>
          </table:table-cell>
          <table:table-cell table:formula="of:=1/[.B92]" office:value-type="float" office:value="0.163737842702723" calcext:value-type="float">
            <text:p>0.1637378427</text:p>
          </table:table-cell>
          <table:table-cell table:formula="of:=[.C92]/MAX([.C$2:.C$343])" office:value-type="float" office:value="0.942993665588983" calcext:value-type="float">
            <text:p>0.9429936656</text:p>
          </table:table-cell>
          <table:table-cell table:formula="of:=[.A92]*(24/4)*365" office:value-type="float" office:value="22213.8327883542" calcext:value-type="float">
            <text:p>22213.8327883542</text:p>
          </table:table-cell>
          <table:table-cell table:number-columns-repeated="2"/>
        </table:table-row>
        <table:table-row table:style-name="ro1">
          <table:table-cell office:value-type="float" office:value="10.1409536600964" calcext:value-type="float">
            <text:p>10.1409536601</text:p>
          </table:table-cell>
          <table:table-cell office:value-type="float" office:value="6.11163989128262" calcext:value-type="float">
            <text:p>6.1116398913</text:p>
          </table:table-cell>
          <table:table-cell table:formula="of:=1/[.B93]" office:value-type="float" office:value="0.163622205789048" calcext:value-type="float">
            <text:p>0.1636222058</text:p>
          </table:table-cell>
          <table:table-cell table:formula="of:=[.C93]/MAX([.C$2:.C$343])" office:value-type="float" office:value="0.942327693231563" calcext:value-type="float">
            <text:p>0.9423276932</text:p>
          </table:table-cell>
          <table:table-cell table:formula="of:=[.A93]*(24/4)*365" office:value-type="float" office:value="22208.6885156111" calcext:value-type="float">
            <text:p>22208.6885156111</text:p>
          </table:table-cell>
          <table:table-cell table:number-columns-repeated="2"/>
        </table:table-row>
        <table:table-row table:style-name="ro1">
          <table:table-cell office:value-type="float" office:value="10.1387902048675" calcext:value-type="float">
            <text:p>10.1387902049</text:p>
          </table:table-cell>
          <table:table-cell office:value-type="float" office:value="6.11256606614903" calcext:value-type="float">
            <text:p>6.1125660661</text:p>
          </table:table-cell>
          <table:table-cell table:formula="of:=1/[.B94]" office:value-type="float" office:value="0.163597413783048" calcext:value-type="float">
            <text:p>0.1635974138</text:p>
          </table:table-cell>
          <table:table-cell table:formula="of:=[.C94]/MAX([.C$2:.C$343])" office:value-type="float" office:value="0.942184911915837" calcext:value-type="float">
            <text:p>0.9421849119</text:p>
          </table:table-cell>
          <table:table-cell table:formula="of:=[.A94]*(24/4)*365" office:value-type="float" office:value="22203.9505486597" calcext:value-type="float">
            <text:p>22203.9505486597</text:p>
          </table:table-cell>
          <table:table-cell table:number-columns-repeated="2"/>
        </table:table-row>
        <table:table-row table:style-name="ro1">
          <table:table-cell office:value-type="float" office:value="10.1381725268804" calcext:value-type="float">
            <text:p>10.1381725269</text:p>
          </table:table-cell>
          <table:table-cell office:value-type="float" office:value="6.11749209409974" calcext:value-type="float">
            <text:p>6.1174920941</text:p>
          </table:table-cell>
          <table:table-cell table:formula="of:=1/[.B95]" office:value-type="float" office:value="0.163465679173413" calcext:value-type="float">
            <text:p>0.1634656792</text:p>
          </table:table-cell>
          <table:table-cell table:formula="of:=[.C95]/MAX([.C$2:.C$343])" office:value-type="float" office:value="0.941426230230689" calcext:value-type="float">
            <text:p>0.9414262302</text:p>
          </table:table-cell>
          <table:table-cell table:formula="of:=[.A95]*(24/4)*365" office:value-type="float" office:value="22202.5978338681" calcext:value-type="float">
            <text:p>22202.5978338681</text:p>
          </table:table-cell>
          <table:table-cell table:number-columns-repeated="2"/>
        </table:table-row>
        <table:table-row table:style-name="ro1">
          <table:table-cell office:value-type="float" office:value="10.1360736325501" calcext:value-type="float">
            <text:p>10.1360736326</text:p>
          </table:table-cell>
          <table:table-cell office:value-type="float" office:value="6.12170284465526" calcext:value-type="float">
            <text:p>6.1217028447</text:p>
          </table:table-cell>
          <table:table-cell table:formula="of:=1/[.B96]" office:value-type="float" office:value="0.163353240981483" calcext:value-type="float">
            <text:p>0.163353241</text:p>
          </table:table-cell>
          <table:table-cell table:formula="of:=[.C96]/MAX([.C$2:.C$343])" office:value-type="float" office:value="0.940778679847646" calcext:value-type="float">
            <text:p>0.9407786798</text:p>
          </table:table-cell>
          <table:table-cell table:formula="of:=[.A96]*(24/4)*365" office:value-type="float" office:value="22198.0012552847" calcext:value-type="float">
            <text:p>22198.0012552847</text:p>
          </table:table-cell>
          <table:table-cell table:number-columns-repeated="2"/>
        </table:table-row>
        <table:table-row table:style-name="ro1">
          <table:table-cell office:value-type="float" office:value="10.1340217595066" calcext:value-type="float">
            <text:p>10.1340217595</text:p>
          </table:table-cell>
          <table:table-cell office:value-type="float" office:value="6.12220331294903" calcext:value-type="float">
            <text:p>6.1222033129</text:p>
          </table:table-cell>
          <table:table-cell table:formula="of:=1/[.B97]" office:value-type="float" office:value="0.163339887436425" calcext:value-type="float">
            <text:p>0.1633398874</text:p>
          </table:table-cell>
          <table:table-cell table:formula="of:=[.C97]/MAX([.C$2:.C$343])" office:value-type="float" office:value="0.940701774544662" calcext:value-type="float">
            <text:p>0.9407017745</text:p>
          </table:table-cell>
          <table:table-cell table:formula="of:=[.A97]*(24/4)*365" office:value-type="float" office:value="22193.5076533194" calcext:value-type="float">
            <text:p>22193.5076533194</text:p>
          </table:table-cell>
          <table:table-cell table:number-columns-repeated="2"/>
        </table:table-row>
        <table:table-row table:style-name="ro1">
          <table:table-cell office:value-type="float" office:value="10.133069448906" calcext:value-type="float">
            <text:p>10.1330694489</text:p>
          </table:table-cell>
          <table:table-cell office:value-type="float" office:value="6.13126409931525" calcext:value-type="float">
            <text:p>6.1312640993</text:p>
          </table:table-cell>
          <table:table-cell table:formula="of:=1/[.B98]" office:value-type="float" office:value="0.163098503636743" calcext:value-type="float">
            <text:p>0.1630985036</text:p>
          </table:table-cell>
          <table:table-cell table:formula="of:=[.C98]/MAX([.C$2:.C$343])" office:value-type="float" office:value="0.939311604805532" calcext:value-type="float">
            <text:p>0.9393116048</text:p>
          </table:table-cell>
          <table:table-cell table:formula="of:=[.A98]*(24/4)*365" office:value-type="float" office:value="22191.4220931042" calcext:value-type="float">
            <text:p>22191.4220931042</text:p>
          </table:table-cell>
          <table:table-cell table:number-columns-repeated="2"/>
        </table:table-row>
        <table:table-row table:style-name="ro1">
          <table:table-cell office:value-type="float" office:value="10.1330405402619" calcext:value-type="float">
            <text:p>10.1330405403</text:p>
          </table:table-cell>
          <table:table-cell office:value-type="float" office:value="6.13143835968658" calcext:value-type="float">
            <text:p>6.1314383597</text:p>
          </table:table-cell>
          <table:table-cell table:formula="of:=1/[.B99]" office:value-type="float" office:value="0.16309386824711" calcext:value-type="float">
            <text:p>0.1630938682</text:p>
          </table:table-cell>
          <table:table-cell table:formula="of:=[.C99]/MAX([.C$2:.C$343])" office:value-type="float" office:value="0.939284908820114" calcext:value-type="float">
            <text:p>0.9392849088</text:p>
          </table:table-cell>
          <table:table-cell table:formula="of:=[.A99]*(24/4)*365" office:value-type="float" office:value="22191.3587831736" calcext:value-type="float">
            <text:p>22191.3587831736</text:p>
          </table:table-cell>
          <table:table-cell table:number-columns-repeated="2"/>
        </table:table-row>
        <table:table-row table:style-name="ro1">
          <table:table-cell office:value-type="float" office:value="10.1316218316242" calcext:value-type="float">
            <text:p>10.1316218316</text:p>
          </table:table-cell>
          <table:table-cell office:value-type="float" office:value="6.13214173691097" calcext:value-type="float">
            <text:p>6.1321417369</text:p>
          </table:table-cell>
          <table:table-cell table:formula="of:=1/[.B100]" office:value-type="float" office:value="0.163075160833406" calcext:value-type="float">
            <text:p>0.1630751608</text:p>
          </table:table-cell>
          <table:table-cell table:formula="of:=[.C100]/MAX([.C$2:.C$343])" office:value-type="float" office:value="0.939177169690716" calcext:value-type="float">
            <text:p>0.9391771697</text:p>
          </table:table-cell>
          <table:table-cell table:formula="of:=[.A100]*(24/4)*365" office:value-type="float" office:value="22188.2518112569" calcext:value-type="float">
            <text:p>22188.2518112569</text:p>
          </table:table-cell>
          <table:table-cell table:number-columns-repeated="2"/>
        </table:table-row>
        <table:table-row table:style-name="ro1">
          <table:table-cell office:value-type="float" office:value="10.1310589928526" calcext:value-type="float">
            <text:p>10.1310589929</text:p>
          </table:table-cell>
          <table:table-cell office:value-type="float" office:value="6.13370025526625" calcext:value-type="float">
            <text:p>6.1337002553</text:p>
          </table:table-cell>
          <table:table-cell table:formula="of:=1/[.B101]" office:value-type="float" office:value="0.163033724894108" calcext:value-type="float">
            <text:p>0.1630337249</text:p>
          </table:table-cell>
          <table:table-cell table:formula="of:=[.C101]/MAX([.C$2:.C$343])" office:value-type="float" office:value="0.938938533174924" calcext:value-type="float">
            <text:p>0.9389385332</text:p>
          </table:table-cell>
          <table:table-cell table:formula="of:=[.A101]*(24/4)*365" office:value-type="float" office:value="22187.0191943472" calcext:value-type="float">
            <text:p>22187.0191943472</text:p>
          </table:table-cell>
          <table:table-cell table:number-columns-repeated="2"/>
        </table:table-row>
        <table:table-row table:style-name="ro1">
          <table:table-cell office:value-type="float" office:value="10.1277445016267" calcext:value-type="float">
            <text:p>10.1277445016</text:p>
          </table:table-cell>
          <table:table-cell office:value-type="float" office:value="6.13723778304251" calcext:value-type="float">
            <text:p>6.137237783</text:p>
          </table:table-cell>
          <table:table-cell table:formula="of:=1/[.B102]" office:value-type="float" office:value="0.162939751619702" calcext:value-type="float">
            <text:p>0.1629397516</text:p>
          </table:table-cell>
          <table:table-cell table:formula="of:=[.C102]/MAX([.C$2:.C$343])" office:value-type="float" office:value="0.938397325345161" calcext:value-type="float">
            <text:p>0.9383973253</text:p>
          </table:table-cell>
          <table:table-cell table:formula="of:=[.A102]*(24/4)*365" office:value-type="float" office:value="22179.7604585625" calcext:value-type="float">
            <text:p>22179.7604585625</text:p>
          </table:table-cell>
          <table:table-cell table:number-columns-repeated="2"/>
        </table:table-row>
        <table:table-row table:style-name="ro1">
          <table:table-cell office:value-type="float" office:value="10.1275424592878" calcext:value-type="float">
            <text:p>10.1275424593</text:p>
          </table:table-cell>
          <table:table-cell office:value-type="float" office:value="6.14132767707957" calcext:value-type="float">
            <text:p>6.1413276771</text:p>
          </table:table-cell>
          <table:table-cell table:formula="of:=1/[.B103]" office:value-type="float" office:value="0.162831239852608" calcext:value-type="float">
            <text:p>0.1628312399</text:p>
          </table:table-cell>
          <table:table-cell table:formula="of:=[.C103]/MAX([.C$2:.C$343])" office:value-type="float" office:value="0.937772387900504" calcext:value-type="float">
            <text:p>0.9377723879</text:p>
          </table:table-cell>
          <table:table-cell table:formula="of:=[.A103]*(24/4)*365" office:value-type="float" office:value="22179.3179858403" calcext:value-type="float">
            <text:p>22179.3179858403</text:p>
          </table:table-cell>
          <table:table-cell table:number-columns-repeated="2"/>
        </table:table-row>
        <table:table-row table:style-name="ro1">
          <table:table-cell office:value-type="float" office:value="10.1244523009323" calcext:value-type="float">
            <text:p>10.1244523009</text:p>
          </table:table-cell>
          <table:table-cell office:value-type="float" office:value="6.14703946522715" calcext:value-type="float">
            <text:p>6.1470394652</text:p>
          </table:table-cell>
          <table:table-cell table:formula="of:=1/[.B104]" office:value-type="float" office:value="0.162679938148575" calcext:value-type="float">
            <text:p>0.1626799381</text:p>
          </table:table-cell>
          <table:table-cell table:formula="of:=[.C104]/MAX([.C$2:.C$343])" office:value-type="float" office:value="0.936901016040823" calcext:value-type="float">
            <text:p>0.936901016</text:p>
          </table:table-cell>
          <table:table-cell table:formula="of:=[.A104]*(24/4)*365" office:value-type="float" office:value="22172.5505390417" calcext:value-type="float">
            <text:p>22172.5505390417</text:p>
          </table:table-cell>
          <table:table-cell table:number-columns-repeated="2"/>
        </table:table-row>
        <table:table-row table:style-name="ro1">
          <table:table-cell office:value-type="float" office:value="10.1243740324359" calcext:value-type="float">
            <text:p>10.1243740324</text:p>
          </table:table-cell>
          <table:table-cell office:value-type="float" office:value="6.14715435329576" calcext:value-type="float">
            <text:p>6.1471543533</text:p>
          </table:table-cell>
          <table:table-cell table:formula="of:=1/[.B105]" office:value-type="float" office:value="0.162676897719976" calcext:value-type="float">
            <text:p>0.1626768977</text:p>
          </table:table-cell>
          <table:table-cell table:formula="of:=[.C105]/MAX([.C$2:.C$343])" office:value-type="float" office:value="0.93688350570319" calcext:value-type="float">
            <text:p>0.9368835057</text:p>
          </table:table-cell>
          <table:table-cell table:formula="of:=[.A105]*(24/4)*365" office:value-type="float" office:value="22172.3791310347" calcext:value-type="float">
            <text:p>22172.3791310347</text:p>
          </table:table-cell>
          <table:table-cell table:number-columns-repeated="2"/>
        </table:table-row>
        <table:table-row table:style-name="ro1">
          <table:table-cell office:value-type="float" office:value="10.124047020123" calcext:value-type="float">
            <text:p>10.1240470201</text:p>
          </table:table-cell>
          <table:table-cell office:value-type="float" office:value="6.14984329605373" calcext:value-type="float">
            <text:p>6.1498432961</text:p>
          </table:table-cell>
          <table:table-cell table:formula="of:=1/[.B106]" office:value-type="float" office:value="0.16260576926272" calcext:value-type="float">
            <text:p>0.1626057693</text:p>
          </table:table-cell>
          <table:table-cell table:formula="of:=[.C106]/MAX([.C$2:.C$343])" office:value-type="float" office:value="0.93647386500237" calcext:value-type="float">
            <text:p>0.936473865</text:p>
          </table:table-cell>
          <table:table-cell table:formula="of:=[.A106]*(24/4)*365" office:value-type="float" office:value="22171.6629740694" calcext:value-type="float">
            <text:p>22171.6629740694</text:p>
          </table:table-cell>
          <table:table-cell table:number-columns-repeated="2"/>
        </table:table-row>
        <table:table-row table:style-name="ro1">
          <table:table-cell office:value-type="float" office:value="10.1224072126427" calcext:value-type="float">
            <text:p>10.1224072126</text:p>
          </table:table-cell>
          <table:table-cell office:value-type="float" office:value="6.15273017097338" calcext:value-type="float">
            <text:p>6.152730171</text:p>
          </table:table-cell>
          <table:table-cell table:formula="of:=1/[.B107]" office:value-type="float" office:value="0.162529474267811" calcext:value-type="float">
            <text:p>0.1625294743</text:p>
          </table:table-cell>
          <table:table-cell table:formula="of:=[.C107]/MAX([.C$2:.C$343])" office:value-type="float" office:value="0.936034469345702" calcext:value-type="float">
            <text:p>0.9360344693</text:p>
          </table:table-cell>
          <table:table-cell table:formula="of:=[.A107]*(24/4)*365" office:value-type="float" office:value="22168.0717956875" calcext:value-type="float">
            <text:p>22168.0717956875</text:p>
          </table:table-cell>
          <table:table-cell table:number-columns-repeated="2"/>
        </table:table-row>
        <table:table-row table:style-name="ro1">
          <table:table-cell office:value-type="float" office:value="10.1210827951452" calcext:value-type="float">
            <text:p>10.1210827951</text:p>
          </table:table-cell>
          <table:table-cell office:value-type="float" office:value="6.15545420821652" calcext:value-type="float">
            <text:p>6.1554542082</text:p>
          </table:table-cell>
          <table:table-cell table:formula="of:=1/[.B108]" office:value-type="float" office:value="0.162457548407259" calcext:value-type="float">
            <text:p>0.1624575484</text:p>
          </table:table-cell>
          <table:table-cell table:formula="of:=[.C108]/MAX([.C$2:.C$343])" office:value-type="float" office:value="0.935620236265719" calcext:value-type="float">
            <text:p>0.9356202363</text:p>
          </table:table-cell>
          <table:table-cell table:formula="of:=[.A108]*(24/4)*365" office:value-type="float" office:value="22165.1713213681" calcext:value-type="float">
            <text:p>22165.1713213681</text:p>
          </table:table-cell>
          <table:table-cell table:number-columns-repeated="2"/>
        </table:table-row>
        <table:table-row table:style-name="ro1">
          <table:table-cell office:value-type="float" office:value="10.1210466923643" calcext:value-type="float">
            <text:p>10.1210466924</text:p>
          </table:table-cell>
          <table:table-cell office:value-type="float" office:value="6.15749053312055" calcext:value-type="float">
            <text:p>6.1574905331</text:p>
          </table:table-cell>
          <table:table-cell table:formula="of:=1/[.B109]" office:value-type="float" office:value="0.16240382256718" calcext:value-type="float">
            <text:p>0.1624038226</text:p>
          </table:table-cell>
          <table:table-cell table:formula="of:=[.C109]/MAX([.C$2:.C$343])" office:value-type="float" office:value="0.935310820152519" calcext:value-type="float">
            <text:p>0.9353108202</text:p>
          </table:table-cell>
          <table:table-cell table:formula="of:=[.A109]*(24/4)*365" office:value-type="float" office:value="22165.0922562778" calcext:value-type="float">
            <text:p>22165.0922562778</text:p>
          </table:table-cell>
          <table:table-cell table:number-columns-repeated="2"/>
        </table:table-row>
        <table:table-row table:style-name="ro1">
          <table:table-cell office:value-type="float" office:value="10.1207825277619" calcext:value-type="float">
            <text:p>10.1207825278</text:p>
          </table:table-cell>
          <table:table-cell office:value-type="float" office:value="6.15754165978025" calcext:value-type="float">
            <text:p>6.1575416598</text:p>
          </table:table-cell>
          <table:table-cell table:formula="of:=1/[.B110]" office:value-type="float" office:value="0.162402474112646" calcext:value-type="float">
            <text:p>0.1624024741</text:p>
          </table:table-cell>
          <table:table-cell table:formula="of:=[.C110]/MAX([.C$2:.C$343])" office:value-type="float" office:value="0.935303054176964" calcext:value-type="float">
            <text:p>0.9353030542</text:p>
          </table:table-cell>
          <table:table-cell table:formula="of:=[.A110]*(24/4)*365" office:value-type="float" office:value="22164.5137357986" calcext:value-type="float">
            <text:p>22164.5137357986</text:p>
          </table:table-cell>
          <table:table-cell table:number-columns-repeated="2"/>
        </table:table-row>
        <table:table-row table:style-name="ro1">
          <table:table-cell office:value-type="float" office:value="10.1174236002473" calcext:value-type="float">
            <text:p>10.1174236002</text:p>
          </table:table-cell>
          <table:table-cell office:value-type="float" office:value="6.16079229794527" calcext:value-type="float">
            <text:p>6.1607922979</text:p>
          </table:table-cell>
          <table:table-cell table:formula="of:=1/[.B111]" office:value-type="float" office:value="0.162316785185814" calcext:value-type="float">
            <text:p>0.1623167852</text:p>
          </table:table-cell>
          <table:table-cell table:formula="of:=[.C111]/MAX([.C$2:.C$343])" office:value-type="float" office:value="0.934809557292678" calcext:value-type="float">
            <text:p>0.9348095573</text:p>
          </table:table-cell>
          <table:table-cell table:formula="of:=[.A111]*(24/4)*365" office:value-type="float" office:value="22157.1576845417" calcext:value-type="float">
            <text:p>22157.1576845417</text:p>
          </table:table-cell>
          <table:table-cell table:number-columns-repeated="2"/>
        </table:table-row>
        <table:table-row table:style-name="ro1">
          <table:table-cell office:value-type="float" office:value="10.116828758939" calcext:value-type="float">
            <text:p>10.1168287589</text:p>
          </table:table-cell>
          <table:table-cell office:value-type="float" office:value="6.16525513745824" calcext:value-type="float">
            <text:p>6.1652551375</text:p>
          </table:table-cell>
          <table:table-cell table:formula="of:=1/[.B112]" office:value-type="float" office:value="0.16219928903255" calcext:value-type="float">
            <text:p>0.162199289</text:p>
          </table:table-cell>
          <table:table-cell table:formula="of:=[.C112]/MAX([.C$2:.C$343])" office:value-type="float" office:value="0.934132877263" calcext:value-type="float">
            <text:p>0.9341328773</text:p>
          </table:table-cell>
          <table:table-cell table:formula="of:=[.A112]*(24/4)*365" office:value-type="float" office:value="22155.8549820764" calcext:value-type="float">
            <text:p>22155.8549820764</text:p>
          </table:table-cell>
          <table:table-cell table:number-columns-repeated="2"/>
        </table:table-row>
        <table:table-row table:style-name="ro1">
          <table:table-cell office:value-type="float" office:value="10.11513631224" calcext:value-type="float">
            <text:p>10.1151363122</text:p>
          </table:table-cell>
          <table:table-cell office:value-type="float" office:value="6.17259093162936" calcext:value-type="float">
            <text:p>6.1725909316</text:p>
          </table:table-cell>
          <table:table-cell table:formula="of:=1/[.B113]" office:value-type="float" office:value="0.162006523853029" calcext:value-type="float">
            <text:p>0.1620065239</text:p>
          </table:table-cell>
          <table:table-cell table:formula="of:=[.C113]/MAX([.C$2:.C$343])" office:value-type="float" office:value="0.933022710301997" calcext:value-type="float">
            <text:p>0.9330227103</text:p>
          </table:table-cell>
          <table:table-cell table:formula="of:=[.A113]*(24/4)*365" office:value-type="float" office:value="22152.1485238056" calcext:value-type="float">
            <text:p>22152.1485238056</text:p>
          </table:table-cell>
          <table:table-cell table:number-columns-repeated="2"/>
        </table:table-row>
        <table:table-row table:style-name="ro1">
          <table:table-cell office:value-type="float" office:value="10.1131757311612" calcext:value-type="float">
            <text:p>10.1131757312</text:p>
          </table:table-cell>
          <table:table-cell office:value-type="float" office:value="6.17278396047993" calcext:value-type="float">
            <text:p>6.1727839605</text:p>
          </table:table-cell>
          <table:table-cell table:formula="of:=1/[.B114]" office:value-type="float" office:value="0.162001457754282" calcext:value-type="float">
            <text:p>0.1620014578</text:p>
          </table:table-cell>
          <table:table-cell table:formula="of:=[.C114]/MAX([.C$2:.C$343])" office:value-type="float" office:value="0.932993533790642" calcext:value-type="float">
            <text:p>0.9329935338</text:p>
          </table:table-cell>
          <table:table-cell table:formula="of:=[.A114]*(24/4)*365" office:value-type="float" office:value="22147.8548512431" calcext:value-type="float">
            <text:p>22147.8548512431</text:p>
          </table:table-cell>
          <table:table-cell table:number-columns-repeated="2"/>
        </table:table-row>
        <table:table-row table:style-name="ro1">
          <table:table-cell office:value-type="float" office:value="10.1123311129693" calcext:value-type="float">
            <text:p>10.112331113</text:p>
          </table:table-cell>
          <table:table-cell office:value-type="float" office:value="6.17298165390362" calcext:value-type="float">
            <text:p>6.1729816539</text:p>
          </table:table-cell>
          <table:table-cell table:formula="of:=1/[.B115]" office:value-type="float" office:value="0.161996269560858" calcext:value-type="float">
            <text:p>0.1619962696</text:p>
          </table:table-cell>
          <table:table-cell table:formula="of:=[.C115]/MAX([.C$2:.C$343])" office:value-type="float" office:value="0.93296365411558" calcext:value-type="float">
            <text:p>0.9329636541</text:p>
          </table:table-cell>
          <table:table-cell table:formula="of:=[.A115]*(24/4)*365" office:value-type="float" office:value="22146.0051374028" calcext:value-type="float">
            <text:p>22146.0051374028</text:p>
          </table:table-cell>
          <table:table-cell table:number-columns-repeated="2"/>
        </table:table-row>
        <table:table-row table:style-name="ro1">
          <table:table-cell office:value-type="float" office:value="10.1109595974822" calcext:value-type="float">
            <text:p>10.1109595975</text:p>
          </table:table-cell>
          <table:table-cell office:value-type="float" office:value="6.17677984684066" calcext:value-type="float">
            <text:p>6.1767798468</text:p>
          </table:table-cell>
          <table:table-cell table:formula="of:=1/[.B116]" office:value-type="float" office:value="0.161896655667837" calcext:value-type="float">
            <text:p>0.1618966557</text:p>
          </table:table-cell>
          <table:table-cell table:formula="of:=[.C116]/MAX([.C$2:.C$343])" office:value-type="float" office:value="0.932389961018295" calcext:value-type="float">
            <text:p>0.932389961</text:p>
          </table:table-cell>
          <table:table-cell table:formula="of:=[.A116]*(24/4)*365" office:value-type="float" office:value="22143.0015184861" calcext:value-type="float">
            <text:p>22143.0015184861</text:p>
          </table:table-cell>
          <table:table-cell table:number-columns-repeated="2"/>
        </table:table-row>
        <table:table-row table:style-name="ro1">
          <table:table-cell office:value-type="float" office:value="10.1096549672723" calcext:value-type="float">
            <text:p>10.1096549673</text:p>
          </table:table-cell>
          <table:table-cell office:value-type="float" office:value="6.18179709106961" calcext:value-type="float">
            <text:p>6.1817970911</text:p>
          </table:table-cell>
          <table:table-cell table:formula="of:=1/[.B117]" office:value-type="float" office:value="0.16176525778315" calcext:value-type="float">
            <text:p>0.1617652578</text:p>
          </table:table-cell>
          <table:table-cell table:formula="of:=[.C117]/MAX([.C$2:.C$343])" office:value-type="float" office:value="0.931633218588525" calcext:value-type="float">
            <text:p>0.9316332186</text:p>
          </table:table-cell>
          <table:table-cell table:formula="of:=[.A117]*(24/4)*365" office:value-type="float" office:value="22140.1443783264" calcext:value-type="float">
            <text:p>22140.1443783264</text:p>
          </table:table-cell>
          <table:table-cell table:number-columns-repeated="2"/>
        </table:table-row>
        <table:table-row table:style-name="ro1">
          <table:table-cell office:value-type="float" office:value="10.1077083546455" calcext:value-type="float">
            <text:p>10.1077083546</text:p>
          </table:table-cell>
          <table:table-cell office:value-type="float" office:value="6.18279608102425" calcext:value-type="float">
            <text:p>6.182796081</text:p>
          </table:table-cell>
          <table:table-cell table:formula="of:=1/[.B118]" office:value-type="float" office:value="0.161739120439233" calcext:value-type="float">
            <text:p>0.1617391204</text:p>
          </table:table-cell>
          <table:table-cell table:formula="of:=[.C118]/MAX([.C$2:.C$343])" office:value-type="float" office:value="0.931482689246365" calcext:value-type="float">
            <text:p>0.9314826892</text:p>
          </table:table-cell>
          <table:table-cell table:formula="of:=[.A118]*(24/4)*365" office:value-type="float" office:value="22135.8812966736" calcext:value-type="float">
            <text:p>22135.8812966736</text:p>
          </table:table-cell>
          <table:table-cell table:number-columns-repeated="2"/>
        </table:table-row>
        <table:table-row table:style-name="ro1">
          <table:table-cell office:value-type="float" office:value="10.1072876585934" calcext:value-type="float">
            <text:p>10.1072876586</text:p>
          </table:table-cell>
          <table:table-cell office:value-type="float" office:value="6.18469829026894" calcext:value-type="float">
            <text:p>6.1846982903</text:p>
          </table:table-cell>
          <table:table-cell table:formula="of:=1/[.B119]" office:value-type="float" office:value="0.161689374819368" calcext:value-type="float">
            <text:p>0.1616893748</text:p>
          </table:table-cell>
          <table:table-cell table:formula="of:=[.C119]/MAX([.C$2:.C$343])" office:value-type="float" office:value="0.931196195888147" calcext:value-type="float">
            <text:p>0.9311961959</text:p>
          </table:table-cell>
          <table:table-cell table:formula="of:=[.A119]*(24/4)*365" office:value-type="float" office:value="22134.9599723194" calcext:value-type="float">
            <text:p>22134.9599723194</text:p>
          </table:table-cell>
          <table:table-cell table:number-columns-repeated="2"/>
        </table:table-row>
        <table:table-row table:style-name="ro1">
          <table:table-cell office:value-type="float" office:value="10.1060216428304" calcext:value-type="float">
            <text:p>10.1060216428</text:p>
          </table:table-cell>
          <table:table-cell office:value-type="float" office:value="6.1879001891542" calcext:value-type="float">
            <text:p>6.1879001892</text:p>
          </table:table-cell>
          <table:table-cell table:formula="of:=1/[.B120]" office:value-type="float" office:value="0.161605709438032" calcext:value-type="float">
            <text:p>0.1616057094</text:p>
          </table:table-cell>
          <table:table-cell table:formula="of:=[.C120]/MAX([.C$2:.C$343])" office:value-type="float" office:value="0.930714352941357" calcext:value-type="float">
            <text:p>0.9307143529</text:p>
          </table:table-cell>
          <table:table-cell table:formula="of:=[.A120]*(24/4)*365" office:value-type="float" office:value="22132.1873977986" calcext:value-type="float">
            <text:p>22132.1873977986</text:p>
          </table:table-cell>
          <table:table-cell table:number-columns-repeated="2"/>
        </table:table-row>
        <table:table-row table:style-name="ro1">
          <table:table-cell office:value-type="float" office:value="10.1049769635686" calcext:value-type="float">
            <text:p>10.1049769636</text:p>
          </table:table-cell>
          <table:table-cell office:value-type="float" office:value="6.19119104548901" calcext:value-type="float">
            <text:p>6.1911910455</text:p>
          </table:table-cell>
          <table:table-cell table:formula="of:=1/[.B121]" office:value-type="float" office:value="0.161519809783388" calcext:value-type="float">
            <text:p>0.1615198098</text:p>
          </table:table-cell>
          <table:table-cell table:formula="of:=[.C121]/MAX([.C$2:.C$343])" office:value-type="float" office:value="0.930219642440297" calcext:value-type="float">
            <text:p>0.9302196424</text:p>
          </table:table-cell>
          <table:table-cell table:formula="of:=[.A121]*(24/4)*365" office:value-type="float" office:value="22129.8995502153" calcext:value-type="float">
            <text:p>22129.8995502153</text:p>
          </table:table-cell>
          <table:table-cell table:number-columns-repeated="2"/>
        </table:table-row>
        <table:table-row table:style-name="ro1">
          <table:table-cell office:value-type="float" office:value="10.1039468470193" calcext:value-type="float">
            <text:p>10.103946847</text:p>
          </table:table-cell>
          <table:table-cell office:value-type="float" office:value="6.19322696637494" calcext:value-type="float">
            <text:p>6.1932269664</text:p>
          </table:table-cell>
          <table:table-cell table:formula="of:=1/[.B122]" office:value-type="float" office:value="0.161466712818589" calcext:value-type="float">
            <text:p>0.1614667128</text:p>
          </table:table-cell>
          <table:table-cell table:formula="of:=[.C122]/MAX([.C$2:.C$343])" office:value-type="float" office:value="0.929913848125181" calcext:value-type="float">
            <text:p>0.9299138481</text:p>
          </table:table-cell>
          <table:table-cell table:formula="of:=[.A122]*(24/4)*365" office:value-type="float" office:value="22127.6435949722" calcext:value-type="float">
            <text:p>22127.6435949722</text:p>
          </table:table-cell>
          <table:table-cell table:number-columns-repeated="2"/>
        </table:table-row>
        <table:table-row table:style-name="ro1">
          <table:table-cell office:value-type="float" office:value="10.1006443750159" calcext:value-type="float">
            <text:p>10.100644375</text:p>
          </table:table-cell>
          <table:table-cell office:value-type="float" office:value="6.19920182542769" calcext:value-type="float">
            <text:p>6.1992018254</text:p>
          </table:table-cell>
          <table:table-cell table:formula="of:=1/[.B123]" office:value-type="float" office:value="0.161311089420937" calcext:value-type="float">
            <text:p>0.1613110894</text:p>
          </table:table-cell>
          <table:table-cell table:formula="of:=[.C123]/MAX([.C$2:.C$343])" office:value-type="float" office:value="0.929017586907977" calcext:value-type="float">
            <text:p>0.9290175869</text:p>
          </table:table-cell>
          <table:table-cell table:formula="of:=[.A123]*(24/4)*365" office:value-type="float" office:value="22120.4111812847" calcext:value-type="float">
            <text:p>22120.4111812847</text:p>
          </table:table-cell>
          <table:table-cell table:number-columns-repeated="2"/>
        </table:table-row>
        <table:table-row table:style-name="ro1">
          <table:table-cell office:value-type="float" office:value="10.1002638862538" calcext:value-type="float">
            <text:p>10.1002638863</text:p>
          </table:table-cell>
          <table:table-cell office:value-type="float" office:value="6.20320377206055" calcext:value-type="float">
            <text:p>6.2032037721</text:p>
          </table:table-cell>
          <table:table-cell table:formula="of:=1/[.B124]" office:value-type="float" office:value="0.16120702087912" calcext:value-type="float">
            <text:p>0.1612070209</text:p>
          </table:table-cell>
          <table:table-cell table:formula="of:=[.C124]/MAX([.C$2:.C$343])" office:value-type="float" office:value="0.928418238742027" calcext:value-type="float">
            <text:p>0.9284182387</text:p>
          </table:table-cell>
          <table:table-cell table:formula="of:=[.A124]*(24/4)*365" office:value-type="float" office:value="22119.5779108958" calcext:value-type="float">
            <text:p>22119.5779108958</text:p>
          </table:table-cell>
          <table:table-cell table:number-columns-repeated="2"/>
        </table:table-row>
        <table:table-row table:style-name="ro1">
          <table:table-cell office:value-type="float" office:value="10.0994834090912" calcext:value-type="float">
            <text:p>10.0994834091</text:p>
          </table:table-cell>
          <table:table-cell office:value-type="float" office:value="6.20865739261406" calcext:value-type="float">
            <text:p>6.2086573926</text:p>
          </table:table-cell>
          <table:table-cell table:formula="of:=1/[.B125]" office:value-type="float" office:value="0.161065418296332" calcext:value-type="float">
            <text:p>0.1610654183</text:p>
          </table:table-cell>
          <table:table-cell table:formula="of:=[.C125]/MAX([.C$2:.C$343])" office:value-type="float" office:value="0.927602725746402" calcext:value-type="float">
            <text:p>0.9276027257</text:p>
          </table:table-cell>
          <table:table-cell table:formula="of:=[.A125]*(24/4)*365" office:value-type="float" office:value="22117.8686659097" calcext:value-type="float">
            <text:p>22117.8686659097</text:p>
          </table:table-cell>
          <table:table-cell table:number-columns-repeated="2"/>
        </table:table-row>
        <table:table-row table:style-name="ro1">
          <table:table-cell office:value-type="float" office:value="10.0971970541952" calcext:value-type="float">
            <text:p>10.0971970542</text:p>
          </table:table-cell>
          <table:table-cell office:value-type="float" office:value="6.20965366462848" calcext:value-type="float">
            <text:p>6.2096536646</text:p>
          </table:table-cell>
          <table:table-cell table:formula="of:=1/[.B126]" office:value-type="float" office:value="0.16103957708563" calcext:value-type="float">
            <text:p>0.1610395771</text:p>
          </table:table-cell>
          <table:table-cell table:formula="of:=[.C126]/MAX([.C$2:.C$343])" office:value-type="float" office:value="0.92745390188503" calcext:value-type="float">
            <text:p>0.9274539019</text:p>
          </table:table-cell>
          <table:table-cell table:formula="of:=[.A126]*(24/4)*365" office:value-type="float" office:value="22112.8615486875" calcext:value-type="float">
            <text:p>22112.8615486875</text:p>
          </table:table-cell>
          <table:table-cell table:number-columns-repeated="2"/>
        </table:table-row>
        <table:table-row table:style-name="ro1">
          <table:table-cell office:value-type="float" office:value="10.0954932243119" calcext:value-type="float">
            <text:p>10.0954932243</text:p>
          </table:table-cell>
          <table:table-cell office:value-type="float" office:value="6.20987315666748" calcext:value-type="float">
            <text:p>6.2098731567</text:p>
          </table:table-cell>
          <table:table-cell table:formula="of:=1/[.B127]" office:value-type="float" office:value="0.161033885036172" calcext:value-type="float">
            <text:p>0.161033885</text:p>
          </table:table-cell>
          <table:table-cell table:formula="of:=[.C127]/MAX([.C$2:.C$343])" office:value-type="float" office:value="0.927421120418667" calcext:value-type="float">
            <text:p>0.9274211204</text:p>
          </table:table-cell>
          <table:table-cell table:formula="of:=[.A127]*(24/4)*365" office:value-type="float" office:value="22109.1301612431" calcext:value-type="float">
            <text:p>22109.1301612431</text:p>
          </table:table-cell>
          <table:table-cell table:number-columns-repeated="2"/>
        </table:table-row>
        <table:table-row table:style-name="ro1">
          <table:table-cell office:value-type="float" office:value="10.0934543660008" calcext:value-type="float">
            <text:p>10.093454366</text:p>
          </table:table-cell>
          <table:table-cell office:value-type="float" office:value="6.2168697959711" calcext:value-type="float">
            <text:p>6.216869796</text:p>
          </table:table-cell>
          <table:table-cell table:formula="of:=1/[.B128]" office:value-type="float" office:value="0.160852652993965" calcext:value-type="float">
            <text:p>0.160852653</text:p>
          </table:table-cell>
          <table:table-cell table:formula="of:=[.C128]/MAX([.C$2:.C$343])" office:value-type="float" office:value="0.926377374727493" calcext:value-type="float">
            <text:p>0.9263773747</text:p>
          </table:table-cell>
          <table:table-cell table:formula="of:=[.A128]*(24/4)*365" office:value-type="float" office:value="22104.6650615417" calcext:value-type="float">
            <text:p>22104.6650615417</text:p>
          </table:table-cell>
          <table:table-cell table:number-columns-repeated="2"/>
        </table:table-row>
        <table:table-row table:style-name="ro1">
          <table:table-cell office:value-type="float" office:value="10.0900898097286" calcext:value-type="float">
            <text:p>10.0900898097</text:p>
          </table:table-cell>
          <table:table-cell office:value-type="float" office:value="6.22254042936135" calcext:value-type="float">
            <text:p>6.2225404294</text:p>
          </table:table-cell>
          <table:table-cell table:formula="of:=1/[.B129]" office:value-type="float" office:value="0.160706067136415" calcext:value-type="float">
            <text:p>0.1607060671</text:p>
          </table:table-cell>
          <table:table-cell table:formula="of:=[.C129]/MAX([.C$2:.C$343])" office:value-type="float" office:value="0.92553316221771" calcext:value-type="float">
            <text:p>0.9255331622</text:p>
          </table:table-cell>
          <table:table-cell table:formula="of:=[.A129]*(24/4)*365" office:value-type="float" office:value="22097.2966833056" calcext:value-type="float">
            <text:p>22097.2966833056</text:p>
          </table:table-cell>
          <table:table-cell table:number-columns-repeated="2"/>
        </table:table-row>
        <table:table-row table:style-name="ro1">
          <table:table-cell office:value-type="float" office:value="10.0894831898085" calcext:value-type="float">
            <text:p>10.0894831898</text:p>
          </table:table-cell>
          <table:table-cell office:value-type="float" office:value="6.23266042275015" calcext:value-type="float">
            <text:p>6.2326604228</text:p>
          </table:table-cell>
          <table:table-cell table:formula="of:=1/[.B130]" office:value-type="float" office:value="0.160445128110919" calcext:value-type="float">
            <text:p>0.1604451281</text:p>
          </table:table-cell>
          <table:table-cell table:formula="of:=[.C130]/MAX([.C$2:.C$343])" office:value-type="float" office:value="0.924030370657212" calcext:value-type="float">
            <text:p>0.9240303707</text:p>
          </table:table-cell>
          <table:table-cell table:formula="of:=[.A130]*(24/4)*365" office:value-type="float" office:value="22095.9681856805" calcext:value-type="float">
            <text:p>22095.9681856805</text:p>
          </table:table-cell>
          <table:table-cell table:number-columns-repeated="2"/>
        </table:table-row>
        <table:table-row table:style-name="ro1">
          <table:table-cell office:value-type="float" office:value="10.0850532148212" calcext:value-type="float">
            <text:p>10.0850532148</text:p>
          </table:table-cell>
          <table:table-cell office:value-type="float" office:value="6.2330865517054" calcext:value-type="float">
            <text:p>6.2330865517</text:p>
          </table:table-cell>
          <table:table-cell table:formula="of:=1/[.B131]" office:value-type="float" office:value="0.160434159176948" calcext:value-type="float">
            <text:p>0.1604341592</text:p>
          </table:table-cell>
          <table:table-cell table:formula="of:=[.C131]/MAX([.C$2:.C$343])" office:value-type="float" office:value="0.923967198728954" calcext:value-type="float">
            <text:p>0.9239671987</text:p>
          </table:table-cell>
          <table:table-cell table:formula="of:=[.A131]*(24/4)*365" office:value-type="float" office:value="22086.2665404583" calcext:value-type="float">
            <text:p>22086.2665404583</text:p>
          </table:table-cell>
          <table:table-cell table:number-columns-repeated="2"/>
        </table:table-row>
        <table:table-row table:style-name="ro1">
          <table:table-cell office:value-type="float" office:value="10.084386327226" calcext:value-type="float">
            <text:p>10.0843863272</text:p>
          </table:table-cell>
          <table:table-cell office:value-type="float" office:value="6.23814873377065" calcext:value-type="float">
            <text:p>6.2381487338</text:p>
          </table:table-cell>
          <table:table-cell table:formula="of:=1/[.B132]" office:value-type="float" office:value="0.160303968801903" calcext:value-type="float">
            <text:p>0.1603039688</text:p>
          </table:table-cell>
          <table:table-cell table:formula="of:=[.C132]/MAX([.C$2:.C$343])" office:value-type="float" office:value="0.923217410549496" calcext:value-type="float">
            <text:p>0.9232174105</text:p>
          </table:table-cell>
          <table:table-cell table:formula="of:=[.A132]*(24/4)*365" office:value-type="float" office:value="22084.806056625" calcext:value-type="float">
            <text:p>22084.806056625</text:p>
          </table:table-cell>
          <table:table-cell table:number-columns-repeated="2"/>
        </table:table-row>
        <table:table-row table:style-name="ro1">
          <table:table-cell office:value-type="float" office:value="10.0818419541952" calcext:value-type="float">
            <text:p>10.0818419542</text:p>
          </table:table-cell>
          <table:table-cell office:value-type="float" office:value="6.24210408976574" calcext:value-type="float">
            <text:p>6.2421040898</text:p>
          </table:table-cell>
          <table:table-cell table:formula="of:=1/[.B133]" office:value-type="float" office:value="0.160202390991774" calcext:value-type="float">
            <text:p>0.160202391</text:p>
          </table:table-cell>
          <table:table-cell table:formula="of:=[.C133]/MAX([.C$2:.C$343])" office:value-type="float" office:value="0.922632406924584" calcext:value-type="float">
            <text:p>0.9226324069</text:p>
          </table:table-cell>
          <table:table-cell table:formula="of:=[.A133]*(24/4)*365" office:value-type="float" office:value="22079.2338796875" calcext:value-type="float">
            <text:p>22079.2338796875</text:p>
          </table:table-cell>
          <table:table-cell table:number-columns-repeated="2"/>
        </table:table-row>
        <table:table-row table:style-name="ro1">
          <table:table-cell office:value-type="float" office:value="10.0810037467656" calcext:value-type="float">
            <text:p>10.0810037468</text:p>
          </table:table-cell>
          <table:table-cell office:value-type="float" office:value="6.2422966962337" calcext:value-type="float">
            <text:p>6.2422966962</text:p>
          </table:table-cell>
          <table:table-cell table:formula="of:=1/[.B134]" office:value-type="float" office:value="0.160197447936647" calcext:value-type="float">
            <text:p>0.1601974479</text:p>
          </table:table-cell>
          <table:table-cell table:formula="of:=[.C134]/MAX([.C$2:.C$343])" office:value-type="float" office:value="0.922603939042045" calcext:value-type="float">
            <text:p>0.922603939</text:p>
          </table:table-cell>
          <table:table-cell table:formula="of:=[.A134]*(24/4)*365" office:value-type="float" office:value="22077.3982054167" calcext:value-type="float">
            <text:p>22077.3982054167</text:p>
          </table:table-cell>
          <table:table-cell table:number-columns-repeated="2"/>
        </table:table-row>
        <table:table-row table:style-name="ro1">
          <table:table-cell office:value-type="float" office:value="10.0801457357908" calcext:value-type="float">
            <text:p>10.0801457358</text:p>
          </table:table-cell>
          <table:table-cell office:value-type="float" office:value="6.24881055221958" calcext:value-type="float">
            <text:p>6.2488105522</text:p>
          </table:table-cell>
          <table:table-cell table:formula="of:=1/[.B135]" office:value-type="float" office:value="0.160030455659245" calcext:value-type="float">
            <text:p>0.1600304557</text:p>
          </table:table-cell>
          <table:table-cell table:formula="of:=[.C135]/MAX([.C$2:.C$343])" office:value-type="float" office:value="0.921642202541841" calcext:value-type="float">
            <text:p>0.9216422025</text:p>
          </table:table-cell>
          <table:table-cell table:formula="of:=[.A135]*(24/4)*365" office:value-type="float" office:value="22075.5191613819" calcext:value-type="float">
            <text:p>22075.5191613819</text:p>
          </table:table-cell>
          <table:table-cell table:number-columns-repeated="2"/>
        </table:table-row>
        <table:table-row table:style-name="ro1">
          <table:table-cell office:value-type="float" office:value="10.0794383352137" calcext:value-type="float">
            <text:p>10.0794383352</text:p>
          </table:table-cell>
          <table:table-cell office:value-type="float" office:value="6.25101830936797" calcext:value-type="float">
            <text:p>6.2510183094</text:p>
          </table:table-cell>
          <table:table-cell table:formula="of:=1/[.B136]" office:value-type="float" office:value="0.159973935526852" calcext:value-type="float">
            <text:p>0.1599739355</text:p>
          </table:table-cell>
          <table:table-cell table:formula="of:=[.C136]/MAX([.C$2:.C$343])" office:value-type="float" office:value="0.921316693631099" calcext:value-type="float">
            <text:p>0.9213166936</text:p>
          </table:table-cell>
          <table:table-cell table:formula="of:=[.A136]*(24/4)*365" office:value-type="float" office:value="22073.9699541181" calcext:value-type="float">
            <text:p>22073.9699541181</text:p>
          </table:table-cell>
          <table:table-cell table:number-columns-repeated="2"/>
        </table:table-row>
        <table:table-row table:style-name="ro1">
          <table:table-cell office:value-type="float" office:value="10.078921691822" calcext:value-type="float">
            <text:p>10.0789216918</text:p>
          </table:table-cell>
          <table:table-cell office:value-type="float" office:value="6.25418070629742" calcext:value-type="float">
            <text:p>6.2541807063</text:p>
          </table:table-cell>
          <table:table-cell table:formula="of:=1/[.B137]" office:value-type="float" office:value="0.159893045462068" calcext:value-type="float">
            <text:p>0.1598930455</text:p>
          </table:table-cell>
          <table:table-cell table:formula="of:=[.C137]/MAX([.C$2:.C$343])" office:value-type="float" office:value="0.920850834197255" calcext:value-type="float">
            <text:p>0.9208508342</text:p>
          </table:table-cell>
          <table:table-cell table:formula="of:=[.A137]*(24/4)*365" office:value-type="float" office:value="22072.8385050903" calcext:value-type="float">
            <text:p>22072.8385050903</text:p>
          </table:table-cell>
          <table:table-cell table:number-columns-repeated="2"/>
        </table:table-row>
        <table:table-row table:style-name="ro1">
          <table:table-cell office:value-type="float" office:value="10.0752288884323" calcext:value-type="float">
            <text:p>10.0752288884</text:p>
          </table:table-cell>
          <table:table-cell office:value-type="float" office:value="6.25625095036111" calcext:value-type="float">
            <text:p>6.2562509504</text:p>
          </table:table-cell>
          <table:table-cell table:formula="of:=1/[.B138]" office:value-type="float" office:value="0.159840135559505" calcext:value-type="float">
            <text:p>0.1598401356</text:p>
          </table:table-cell>
          <table:table-cell table:formula="of:=[.C138]/MAX([.C$2:.C$343])" office:value-type="float" office:value="0.920546117204895" calcext:value-type="float">
            <text:p>0.9205461172</text:p>
          </table:table-cell>
          <table:table-cell table:formula="of:=[.A138]*(24/4)*365" office:value-type="float" office:value="22064.7512656667" calcext:value-type="float">
            <text:p>22064.7512656667</text:p>
          </table:table-cell>
          <table:table-cell table:number-columns-repeated="2"/>
        </table:table-row>
        <table:table-row table:style-name="ro1">
          <table:table-cell office:value-type="float" office:value="10.0748725402017" calcext:value-type="float">
            <text:p>10.0748725402</text:p>
          </table:table-cell>
          <table:table-cell office:value-type="float" office:value="6.26296591556045" calcext:value-type="float">
            <text:p>6.2629659156</text:p>
          </table:table-cell>
          <table:table-cell table:formula="of:=1/[.B139]" office:value-type="float" office:value="0.159668759734982" calcext:value-type="float">
            <text:p>0.1596687597</text:p>
          </table:table-cell>
          <table:table-cell table:formula="of:=[.C139]/MAX([.C$2:.C$343])" office:value-type="float" office:value="0.919559135122483" calcext:value-type="float">
            <text:p>0.9195591351</text:p>
          </table:table-cell>
          <table:table-cell table:formula="of:=[.A139]*(24/4)*365" office:value-type="float" office:value="22063.9708630417" calcext:value-type="float">
            <text:p>22063.9708630417</text:p>
          </table:table-cell>
          <table:table-cell table:number-columns-repeated="2"/>
        </table:table-row>
        <table:table-row table:style-name="ro1">
          <table:table-cell office:value-type="float" office:value="10.0730515716705" calcext:value-type="float">
            <text:p>10.0730515717</text:p>
          </table:table-cell>
          <table:table-cell office:value-type="float" office:value="6.2640401447122" calcext:value-type="float">
            <text:p>6.2640401447</text:p>
          </table:table-cell>
          <table:table-cell table:formula="of:=1/[.B140]" office:value-type="float" office:value="0.159641377912329" calcext:value-type="float">
            <text:p>0.1596413779</text:p>
          </table:table-cell>
          <table:table-cell table:formula="of:=[.C140]/MAX([.C$2:.C$343])" office:value-type="float" office:value="0.919401438618807" calcext:value-type="float">
            <text:p>0.9194014386</text:p>
          </table:table-cell>
          <table:table-cell table:formula="of:=[.A140]*(24/4)*365" office:value-type="float" office:value="22059.9829419583" calcext:value-type="float">
            <text:p>22059.9829419583</text:p>
          </table:table-cell>
          <table:table-cell table:number-columns-repeated="2"/>
        </table:table-row>
        <table:table-row table:style-name="ro1">
          <table:table-cell office:value-type="float" office:value="10.0694311838026" calcext:value-type="float">
            <text:p>10.0694311838</text:p>
          </table:table-cell>
          <table:table-cell office:value-type="float" office:value="6.26892316309502" calcext:value-type="float">
            <text:p>6.2689231631</text:p>
          </table:table-cell>
          <table:table-cell table:formula="of:=1/[.B141]" office:value-type="float" office:value="0.159517029318045" calcext:value-type="float">
            <text:p>0.1595170293</text:p>
          </table:table-cell>
          <table:table-cell table:formula="of:=[.C141]/MAX([.C$2:.C$343])" office:value-type="float" office:value="0.918685294233373" calcext:value-type="float">
            <text:p>0.9186852942</text:p>
          </table:table-cell>
          <table:table-cell table:formula="of:=[.A141]*(24/4)*365" office:value-type="float" office:value="22052.0542925278" calcext:value-type="float">
            <text:p>22052.0542925278</text:p>
          </table:table-cell>
          <table:table-cell table:number-columns-repeated="2"/>
        </table:table-row>
        <table:table-row table:style-name="ro1">
          <table:table-cell office:value-type="float" office:value="10.0686622938134" calcext:value-type="float">
            <text:p>10.0686622938</text:p>
          </table:table-cell>
          <table:table-cell office:value-type="float" office:value="6.27641799349922" calcext:value-type="float">
            <text:p>6.2764179935</text:p>
          </table:table-cell>
          <table:table-cell table:formula="of:=1/[.B142]" office:value-type="float" office:value="0.159326545975068" calcext:value-type="float">
            <text:p>0.159326546</text:p>
          </table:table-cell>
          <table:table-cell table:formula="of:=[.C142]/MAX([.C$2:.C$343])" office:value-type="float" office:value="0.917588268751284" calcext:value-type="float">
            <text:p>0.9175882688</text:p>
          </table:table-cell>
          <table:table-cell table:formula="of:=[.A142]*(24/4)*365" office:value-type="float" office:value="22050.3704234514" calcext:value-type="float">
            <text:p>22050.3704234514</text:p>
          </table:table-cell>
          <table:table-cell table:number-columns-repeated="2"/>
        </table:table-row>
        <table:table-row table:style-name="ro1">
          <table:table-cell office:value-type="float" office:value="10.0672281465563" calcext:value-type="float">
            <text:p>10.0672281466</text:p>
          </table:table-cell>
          <table:table-cell office:value-type="float" office:value="6.27729157254906" calcext:value-type="float">
            <text:p>6.2772915725</text:p>
          </table:table-cell>
          <table:table-cell table:formula="of:=1/[.B143]" office:value-type="float" office:value="0.159304373302183" calcext:value-type="float">
            <text:p>0.1593043733</text:p>
          </table:table-cell>
          <table:table-cell table:formula="of:=[.C143]/MAX([.C$2:.C$343])" office:value-type="float" office:value="0.917460572613755" calcext:value-type="float">
            <text:p>0.9174605726</text:p>
          </table:table-cell>
          <table:table-cell table:formula="of:=[.A143]*(24/4)*365" office:value-type="float" office:value="22047.2296409583" calcext:value-type="float">
            <text:p>22047.2296409583</text:p>
          </table:table-cell>
          <table:table-cell table:number-columns-repeated="2"/>
        </table:table-row>
        <table:table-row table:style-name="ro1">
          <table:table-cell office:value-type="float" office:value="10.0656277113585" calcext:value-type="float">
            <text:p>10.0656277114</text:p>
          </table:table-cell>
          <table:table-cell office:value-type="float" office:value="6.278487962096" calcext:value-type="float">
            <text:p>6.2784879621</text:p>
          </table:table-cell>
          <table:table-cell table:formula="of:=1/[.B144]" office:value-type="float" office:value="0.159274017253377" calcext:value-type="float">
            <text:p>0.1592740173</text:p>
          </table:table-cell>
          <table:table-cell table:formula="of:=[.C144]/MAX([.C$2:.C$343])" office:value-type="float" office:value="0.917285747043421" calcext:value-type="float">
            <text:p>0.917285747</text:p>
          </table:table-cell>
          <table:table-cell table:formula="of:=[.A144]*(24/4)*365" office:value-type="float" office:value="22043.724687875" calcext:value-type="float">
            <text:p>22043.724687875</text:p>
          </table:table-cell>
          <table:table-cell table:number-columns-repeated="2"/>
        </table:table-row>
        <table:table-row table:style-name="ro1">
          <table:table-cell office:value-type="float" office:value="10.064399490189" calcext:value-type="float">
            <text:p>10.0643994902</text:p>
          </table:table-cell>
          <table:table-cell office:value-type="float" office:value="6.28432202082554" calcext:value-type="float">
            <text:p>6.2843220208</text:p>
          </table:table-cell>
          <table:table-cell table:formula="of:=1/[.B145]" office:value-type="float" office:value="0.159126155007034" calcext:value-type="float">
            <text:p>0.159126155</text:p>
          </table:table-cell>
          <table:table-cell table:formula="of:=[.C145]/MAX([.C$2:.C$343])" office:value-type="float" office:value="0.916434183596754" calcext:value-type="float">
            <text:p>0.9164341836</text:p>
          </table:table-cell>
          <table:table-cell table:formula="of:=[.A145]*(24/4)*365" office:value-type="float" office:value="22041.0348835139" calcext:value-type="float">
            <text:p>22041.0348835139</text:p>
          </table:table-cell>
          <table:table-cell table:number-columns-repeated="2"/>
        </table:table-row>
        <table:table-row table:style-name="ro1">
          <table:table-cell office:value-type="float" office:value="10.0613685479325" calcext:value-type="float">
            <text:p>10.0613685479</text:p>
          </table:table-cell>
          <table:table-cell office:value-type="float" office:value="6.28795776173973" calcext:value-type="float">
            <text:p>6.2879577617</text:p>
          </table:table-cell>
          <table:table-cell table:formula="of:=1/[.B146]" office:value-type="float" office:value="0.159034147157395" calcext:value-type="float">
            <text:p>0.1590341472</text:p>
          </table:table-cell>
          <table:table-cell table:formula="of:=[.C146]/MAX([.C$2:.C$343])" office:value-type="float" office:value="0.915904294977474" calcext:value-type="float">
            <text:p>0.915904295</text:p>
          </table:table-cell>
          <table:table-cell table:formula="of:=[.A146]*(24/4)*365" office:value-type="float" office:value="22034.3971199722" calcext:value-type="float">
            <text:p>22034.3971199722</text:p>
          </table:table-cell>
          <table:table-cell table:number-columns-repeated="2"/>
        </table:table-row>
        <table:table-row table:style-name="ro1">
          <table:table-cell office:value-type="float" office:value="10.0609449581304" calcext:value-type="float">
            <text:p>10.0609449581</text:p>
          </table:table-cell>
          <table:table-cell office:value-type="float" office:value="6.29384201054145" calcext:value-type="float">
            <text:p>6.2938420105</text:p>
          </table:table-cell>
          <table:table-cell table:formula="of:=1/[.B147]" office:value-type="float" office:value="0.158885462699114" calcext:value-type="float">
            <text:p>0.1588854627</text:p>
          </table:table-cell>
          <table:table-cell table:formula="of:=[.C147]/MAX([.C$2:.C$343])" office:value-type="float" office:value="0.915047996274521" calcext:value-type="float">
            <text:p>0.9150479963</text:p>
          </table:table-cell>
          <table:table-cell table:formula="of:=[.A147]*(24/4)*365" office:value-type="float" office:value="22033.4694583056" calcext:value-type="float">
            <text:p>22033.4694583056</text:p>
          </table:table-cell>
          <table:table-cell table:number-columns-repeated="2"/>
        </table:table-row>
        <table:table-row table:style-name="ro1">
          <table:table-cell office:value-type="float" office:value="10.0594874038464" calcext:value-type="float">
            <text:p>10.0594874038</text:p>
          </table:table-cell>
          <table:table-cell office:value-type="float" office:value="6.29423040052913" calcext:value-type="float">
            <text:p>6.2942304005</text:p>
          </table:table-cell>
          <table:table-cell table:formula="of:=1/[.B148]" office:value-type="float" office:value="0.158875658558024" calcext:value-type="float">
            <text:p>0.1588756586</text:p>
          </table:table-cell>
          <table:table-cell table:formula="of:=[.C148]/MAX([.C$2:.C$343])" office:value-type="float" office:value="0.914991532583587" calcext:value-type="float">
            <text:p>0.9149915326</text:p>
          </table:table-cell>
          <table:table-cell table:formula="of:=[.A148]*(24/4)*365" office:value-type="float" office:value="22030.2774144236" calcext:value-type="float">
            <text:p>22030.2774144236</text:p>
          </table:table-cell>
          <table:table-cell table:number-columns-repeated="2"/>
        </table:table-row>
        <table:table-row table:style-name="ro1">
          <table:table-cell office:value-type="float" office:value="10.0579829113584" calcext:value-type="float">
            <text:p>10.0579829114</text:p>
          </table:table-cell>
          <table:table-cell office:value-type="float" office:value="6.29637250472909" calcext:value-type="float">
            <text:p>6.2963725047</text:p>
          </table:table-cell>
          <table:table-cell table:formula="of:=1/[.B149]" office:value-type="float" office:value="0.158821607083907" calcext:value-type="float">
            <text:p>0.1588216071</text:p>
          </table:table-cell>
          <table:table-cell table:formula="of:=[.C149]/MAX([.C$2:.C$343])" office:value-type="float" office:value="0.914680241089413" calcext:value-type="float">
            <text:p>0.9146802411</text:p>
          </table:table-cell>
          <table:table-cell table:formula="of:=[.A149]*(24/4)*365" office:value-type="float" office:value="22026.982575875" calcext:value-type="float">
            <text:p>22026.982575875</text:p>
          </table:table-cell>
          <table:table-cell table:number-columns-repeated="2"/>
        </table:table-row>
        <table:table-row table:style-name="ro1">
          <table:table-cell office:value-type="float" office:value="10.0570458301211" calcext:value-type="float">
            <text:p>10.0570458301</text:p>
          </table:table-cell>
          <table:table-cell office:value-type="float" office:value="6.30110989293544" calcext:value-type="float">
            <text:p>6.3011098929</text:p>
          </table:table-cell>
          <table:table-cell table:formula="of:=1/[.B150]" office:value-type="float" office:value="0.158702199611081" calcext:value-type="float">
            <text:p>0.1587021996</text:p>
          </table:table-cell>
          <table:table-cell table:formula="of:=[.C150]/MAX([.C$2:.C$343])" office:value-type="float" office:value="0.913992553450197" calcext:value-type="float">
            <text:p>0.9139925535</text:p>
          </table:table-cell>
          <table:table-cell table:formula="of:=[.A150]*(24/4)*365" office:value-type="float" office:value="22024.9303679653" calcext:value-type="float">
            <text:p>22024.9303679653</text:p>
          </table:table-cell>
          <table:table-cell table:number-columns-repeated="2"/>
        </table:table-row>
        <table:table-row table:style-name="ro1">
          <table:table-cell office:value-type="float" office:value="10.0560482127378" calcext:value-type="float">
            <text:p>10.0560482127</text:p>
          </table:table-cell>
          <table:table-cell office:value-type="float" office:value="6.30263583273673" calcext:value-type="float">
            <text:p>6.3026358327</text:p>
          </table:table-cell>
          <table:table-cell table:formula="of:=1/[.B151]" office:value-type="float" office:value="0.15866377600398" calcext:value-type="float">
            <text:p>0.158663776</text:p>
          </table:table-cell>
          <table:table-cell table:formula="of:=[.C151]/MAX([.C$2:.C$343])" office:value-type="float" office:value="0.913771265460154" calcext:value-type="float">
            <text:p>0.9137712655</text:p>
          </table:table-cell>
          <table:table-cell table:formula="of:=[.A151]*(24/4)*365" office:value-type="float" office:value="22022.7455858958" calcext:value-type="float">
            <text:p>22022.7455858958</text:p>
          </table:table-cell>
          <table:table-cell table:number-columns-repeated="2"/>
        </table:table-row>
        <table:table-row table:style-name="ro1">
          <table:table-cell office:value-type="float" office:value="10.0544859744482" calcext:value-type="float">
            <text:p>10.0544859744</text:p>
          </table:table-cell>
          <table:table-cell office:value-type="float" office:value="6.30491093236393" calcext:value-type="float">
            <text:p>6.3049109324</text:p>
          </table:table-cell>
          <table:table-cell table:formula="of:=1/[.B152]" office:value-type="float" office:value="0.158606522872016" calcext:value-type="float">
            <text:p>0.1586065229</text:p>
          </table:table-cell>
          <table:table-cell table:formula="of:=[.C152]/MAX([.C$2:.C$343])" office:value-type="float" office:value="0.91344153508209" calcext:value-type="float">
            <text:p>0.9134415351</text:p>
          </table:table-cell>
          <table:table-cell table:formula="of:=[.A152]*(24/4)*365" office:value-type="float" office:value="22019.3242840417" calcext:value-type="float">
            <text:p>22019.3242840417</text:p>
          </table:table-cell>
          <table:table-cell table:number-columns-repeated="2"/>
        </table:table-row>
        <table:table-row table:style-name="ro1">
          <table:table-cell office:value-type="float" office:value="10.0532359747971" calcext:value-type="float">
            <text:p>10.0532359748</text:p>
          </table:table-cell>
          <table:table-cell office:value-type="float" office:value="6.30902833636372" calcext:value-type="float">
            <text:p>6.3090283364</text:p>
          </table:table-cell>
          <table:table-cell table:formula="of:=1/[.B153]" office:value-type="float" office:value="0.158503012934059" calcext:value-type="float">
            <text:p>0.1585030129</text:p>
          </table:table-cell>
          <table:table-cell table:formula="of:=[.C153]/MAX([.C$2:.C$343])" office:value-type="float" office:value="0.912845404009347" calcext:value-type="float">
            <text:p>0.912845404</text:p>
          </table:table-cell>
          <table:table-cell table:formula="of:=[.A153]*(24/4)*365" office:value-type="float" office:value="22016.5867848056" calcext:value-type="float">
            <text:p>22016.5867848056</text:p>
          </table:table-cell>
          <table:table-cell table:number-columns-repeated="2"/>
        </table:table-row>
        <table:table-row table:style-name="ro1">
          <table:table-cell office:value-type="float" office:value="10.0510374358955" calcext:value-type="float">
            <text:p>10.0510374359</text:p>
          </table:table-cell>
          <table:table-cell office:value-type="float" office:value="6.31360031586897" calcext:value-type="float">
            <text:p>6.3136003159</text:p>
          </table:table-cell>
          <table:table-cell table:formula="of:=1/[.B154]" office:value-type="float" office:value="0.158388233332817" calcext:value-type="float">
            <text:p>0.1583882333</text:p>
          </table:table-cell>
          <table:table-cell table:formula="of:=[.C154]/MAX([.C$2:.C$343])" office:value-type="float" office:value="0.912184369057846" calcext:value-type="float">
            <text:p>0.9121843691</text:p>
          </table:table-cell>
          <table:table-cell table:formula="of:=[.A154]*(24/4)*365" office:value-type="float" office:value="22011.7719846111" calcext:value-type="float">
            <text:p>22011.7719846111</text:p>
          </table:table-cell>
          <table:table-cell table:number-columns-repeated="2"/>
        </table:table-row>
        <table:table-row table:style-name="ro1">
          <table:table-cell office:value-type="float" office:value="10.0499069134545" calcext:value-type="float">
            <text:p>10.0499069135</text:p>
          </table:table-cell>
          <table:table-cell office:value-type="float" office:value="6.31658621196285" calcext:value-type="float">
            <text:p>6.316586212</text:p>
          </table:table-cell>
          <table:table-cell table:formula="of:=1/[.B155]" office:value-type="float" office:value="0.1583133620667" calcext:value-type="float">
            <text:p>0.1583133621</text:p>
          </table:table-cell>
          <table:table-cell table:formula="of:=[.C155]/MAX([.C$2:.C$343])" office:value-type="float" office:value="0.9117531728938" calcext:value-type="float">
            <text:p>0.9117531729</text:p>
          </table:table-cell>
          <table:table-cell table:formula="of:=[.A155]*(24/4)*365" office:value-type="float" office:value="22009.2961404653" calcext:value-type="float">
            <text:p>22009.2961404653</text:p>
          </table:table-cell>
          <table:table-cell table:number-columns-repeated="2"/>
        </table:table-row>
        <table:table-row table:style-name="ro1">
          <table:table-cell office:value-type="float" office:value="10.0495425600964" calcext:value-type="float">
            <text:p>10.0495425601</text:p>
          </table:table-cell>
          <table:table-cell office:value-type="float" office:value="6.31695763318849" calcext:value-type="float">
            <text:p>6.3169576332</text:p>
          </table:table-cell>
          <table:table-cell table:formula="of:=1/[.B156]" office:value-type="float" office:value="0.15830405363907" calcext:value-type="float">
            <text:p>0.1583040536</text:p>
          </table:table-cell>
          <table:table-cell table:formula="of:=[.C156]/MAX([.C$2:.C$343])" office:value-type="float" office:value="0.911699564099722" calcext:value-type="float">
            <text:p>0.9116995641</text:p>
          </table:table-cell>
          <table:table-cell table:formula="of:=[.A156]*(24/4)*365" office:value-type="float" office:value="22008.4982066111" calcext:value-type="float">
            <text:p>22008.4982066111</text:p>
          </table:table-cell>
          <table:table-cell table:number-columns-repeated="2"/>
        </table:table-row>
        <table:table-row table:style-name="ro1">
          <table:table-cell office:value-type="float" office:value="10.0488257801085" calcext:value-type="float">
            <text:p>10.0488257801</text:p>
          </table:table-cell>
          <table:table-cell office:value-type="float" office:value="6.31938054836305" calcext:value-type="float">
            <text:p>6.3193805484</text:p>
          </table:table-cell>
          <table:table-cell table:formula="of:=1/[.B157]" office:value-type="float" office:value="0.158243358244826" calcext:value-type="float">
            <text:p>0.1582433582</text:p>
          </table:table-cell>
          <table:table-cell table:formula="of:=[.C157]/MAX([.C$2:.C$343])" office:value-type="float" office:value="0.911350009156545" calcext:value-type="float">
            <text:p>0.9113500092</text:p>
          </table:table-cell>
          <table:table-cell table:formula="of:=[.A157]*(24/4)*365" office:value-type="float" office:value="22006.9284584375" calcext:value-type="float">
            <text:p>22006.9284584375</text:p>
          </table:table-cell>
          <table:table-cell table:number-columns-repeated="2"/>
        </table:table-row>
        <table:table-row table:style-name="ro1">
          <table:table-cell office:value-type="float" office:value="10.04609626276" calcext:value-type="float">
            <text:p>10.0460962628</text:p>
          </table:table-cell>
          <table:table-cell office:value-type="float" office:value="6.32450465539113" calcext:value-type="float">
            <text:p>6.3245046554</text:p>
          </table:table-cell>
          <table:table-cell table:formula="of:=1/[.B158]" office:value-type="float" office:value="0.158115149642207" calcext:value-type="float">
            <text:p>0.1581151496</text:p>
          </table:table-cell>
          <table:table-cell table:formula="of:=[.C158]/MAX([.C$2:.C$343])" office:value-type="float" office:value="0.910611634336475" calcext:value-type="float">
            <text:p>0.9106116343</text:p>
          </table:table-cell>
          <table:table-cell table:formula="of:=[.A158]*(24/4)*365" office:value-type="float" office:value="22000.9508154444" calcext:value-type="float">
            <text:p>22000.9508154444</text:p>
          </table:table-cell>
          <table:table-cell table:number-columns-repeated="2"/>
        </table:table-row>
        <table:table-row table:style-name="ro1">
          <table:table-cell office:value-type="float" office:value="10.0452257375063" calcext:value-type="float">
            <text:p>10.0452257375</text:p>
          </table:table-cell>
          <table:table-cell office:value-type="float" office:value="6.32742049106593" calcext:value-type="float">
            <text:p>6.3274204911</text:p>
          </table:table-cell>
          <table:table-cell table:formula="of:=1/[.B159]" office:value-type="float" office:value="0.158042286175221" calcext:value-type="float">
            <text:p>0.1580422862</text:p>
          </table:table-cell>
          <table:table-cell table:formula="of:=[.C159]/MAX([.C$2:.C$343])" office:value-type="float" office:value="0.910192001423973" calcext:value-type="float">
            <text:p>0.9101920014</text:p>
          </table:table-cell>
          <table:table-cell table:formula="of:=[.A159]*(24/4)*365" office:value-type="float" office:value="21999.0443651389" calcext:value-type="float">
            <text:p>21999.0443651389</text:p>
          </table:table-cell>
          <table:table-cell table:number-columns-repeated="2"/>
        </table:table-row>
        <table:table-row table:style-name="ro1">
          <table:table-cell office:value-type="float" office:value="10.0434294698186" calcext:value-type="float">
            <text:p>10.0434294698</text:p>
          </table:table-cell>
          <table:table-cell office:value-type="float" office:value="6.33151637191729" calcext:value-type="float">
            <text:p>6.3315163719</text:p>
          </table:table-cell>
          <table:table-cell table:formula="of:=1/[.B160]" office:value-type="float" office:value="0.157940048048424" calcext:value-type="float">
            <text:p>0.157940048</text:p>
          </table:table-cell>
          <table:table-cell table:formula="of:=[.C160]/MAX([.C$2:.C$343])" office:value-type="float" office:value="0.909603194924754" calcext:value-type="float">
            <text:p>0.9096031949</text:p>
          </table:table-cell>
          <table:table-cell table:formula="of:=[.A160]*(24/4)*365" office:value-type="float" office:value="21995.1105389028" calcext:value-type="float">
            <text:p>21995.1105389028</text:p>
          </table:table-cell>
          <table:table-cell table:number-columns-repeated="2"/>
        </table:table-row>
        <table:table-row table:style-name="ro1">
          <table:table-cell office:value-type="float" office:value="10.0427933794267" calcext:value-type="float">
            <text:p>10.0427933794</text:p>
          </table:table-cell>
          <table:table-cell office:value-type="float" office:value="6.33279437312936" calcext:value-type="float">
            <text:p>6.3327943731</text:p>
          </table:table-cell>
          <table:table-cell table:formula="of:=1/[.B161]" office:value-type="float" office:value="0.157908174666636" calcext:value-type="float">
            <text:p>0.1579081747</text:p>
          </table:table-cell>
          <table:table-cell table:formula="of:=[.C161]/MAX([.C$2:.C$343])" office:value-type="float" office:value="0.909419630779589" calcext:value-type="float">
            <text:p>0.9094196308</text:p>
          </table:table-cell>
          <table:table-cell table:formula="of:=[.A161]*(24/4)*365" office:value-type="float" office:value="21993.7175009444" calcext:value-type="float">
            <text:p>21993.7175009444</text:p>
          </table:table-cell>
          <table:table-cell table:number-columns-repeated="2"/>
        </table:table-row>
        <table:table-row table:style-name="ro1">
          <table:table-cell office:value-type="float" office:value="10.0420484844749" calcext:value-type="float">
            <text:p>10.0420484845</text:p>
          </table:table-cell>
          <table:table-cell office:value-type="float" office:value="6.33881102969556" calcext:value-type="float">
            <text:p>6.3388110297</text:p>
          </table:table-cell>
          <table:table-cell table:formula="of:=1/[.B162]" office:value-type="float" office:value="0.157758291786153" calcext:value-type="float">
            <text:p>0.1577582918</text:p>
          </table:table-cell>
          <table:table-cell table:formula="of:=[.C162]/MAX([.C$2:.C$343])" office:value-type="float" office:value="0.908556430162417" calcext:value-type="float">
            <text:p>0.9085564302</text:p>
          </table:table-cell>
          <table:table-cell table:formula="of:=[.A162]*(24/4)*365" office:value-type="float" office:value="21992.086181" calcext:value-type="float">
            <text:p>21992.086181</text:p>
          </table:table-cell>
          <table:table-cell table:number-columns-repeated="2"/>
        </table:table-row>
        <table:table-row table:style-name="ro1">
          <table:table-cell office:value-type="float" office:value="10.0413936947393" calcext:value-type="float">
            <text:p>10.0413936947</text:p>
          </table:table-cell>
          <table:table-cell office:value-type="float" office:value="6.33888746258264" calcext:value-type="float">
            <text:p>6.3388874626</text:p>
          </table:table-cell>
          <table:table-cell table:formula="of:=1/[.B163]" office:value-type="float" office:value="0.15775638957196" calcext:value-type="float">
            <text:p>0.1577563896</text:p>
          </table:table-cell>
          <table:table-cell table:formula="of:=[.C163]/MAX([.C$2:.C$343])" office:value-type="float" office:value="0.908545474992218" calcext:value-type="float">
            <text:p>0.908545475</text:p>
          </table:table-cell>
          <table:table-cell table:formula="of:=[.A163]*(24/4)*365" office:value-type="float" office:value="21990.6521914792" calcext:value-type="float">
            <text:p>21990.6521914792</text:p>
          </table:table-cell>
          <table:table-cell table:number-columns-repeated="2"/>
        </table:table-row>
        <table:table-row table:style-name="ro1">
          <table:table-cell office:value-type="float" office:value="10.0404426133371" calcext:value-type="float">
            <text:p>10.0404426133</text:p>
          </table:table-cell>
          <table:table-cell office:value-type="float" office:value="6.33924050098273" calcext:value-type="float">
            <text:p>6.339240501</text:p>
          </table:table-cell>
          <table:table-cell table:formula="of:=1/[.B164]" office:value-type="float" office:value="0.157747603966907" calcext:value-type="float">
            <text:p>0.157747604</text:p>
          </table:table-cell>
          <table:table-cell table:formula="of:=[.C164]/MAX([.C$2:.C$343])" office:value-type="float" office:value="0.908494877220947" calcext:value-type="float">
            <text:p>0.9084948772</text:p>
          </table:table-cell>
          <table:table-cell table:formula="of:=[.A164]*(24/4)*365" office:value-type="float" office:value="21988.5693232083" calcext:value-type="float">
            <text:p>21988.5693232083</text:p>
          </table:table-cell>
          <table:table-cell table:number-columns-repeated="2"/>
        </table:table-row>
        <table:table-row table:style-name="ro1">
          <table:table-cell office:value-type="float" office:value="10.0390724551211" calcext:value-type="float">
            <text:p>10.0390724551</text:p>
          </table:table-cell>
          <table:table-cell office:value-type="float" office:value="6.34185038473569" calcext:value-type="float">
            <text:p>6.3418503847</text:p>
          </table:table-cell>
          <table:table-cell table:formula="of:=1/[.B165]" office:value-type="float" office:value="0.157682685546622" calcext:value-type="float">
            <text:p>0.1576826855</text:p>
          </table:table-cell>
          <table:table-cell table:formula="of:=[.C165]/MAX([.C$2:.C$343])" office:value-type="float" office:value="0.908121001163351" calcext:value-type="float">
            <text:p>0.9081210012</text:p>
          </table:table-cell>
          <table:table-cell table:formula="of:=[.A165]*(24/4)*365" office:value-type="float" office:value="21985.5686767153" calcext:value-type="float">
            <text:p>21985.5686767153</text:p>
          </table:table-cell>
          <table:table-cell table:number-columns-repeated="2"/>
        </table:table-row>
        <table:table-row table:style-name="ro1">
          <table:table-cell office:value-type="float" office:value="10.0375269689878" calcext:value-type="float">
            <text:p>10.037526969</text:p>
          </table:table-cell>
          <table:table-cell office:value-type="float" office:value="6.34499768607811" calcext:value-type="float">
            <text:p>6.3449976861</text:p>
          </table:table-cell>
          <table:table-cell table:formula="of:=1/[.B166]" office:value-type="float" office:value="0.157604470399438" calcext:value-type="float">
            <text:p>0.1576044704</text:p>
          </table:table-cell>
          <table:table-cell table:formula="of:=[.C166]/MAX([.C$2:.C$343])" office:value-type="float" office:value="0.90767054702807" calcext:value-type="float">
            <text:p>0.907670547</text:p>
          </table:table-cell>
          <table:table-cell table:formula="of:=[.A166]*(24/4)*365" office:value-type="float" office:value="21982.1840620833" calcext:value-type="float">
            <text:p>21982.1840620833</text:p>
          </table:table-cell>
          <table:table-cell table:number-columns-repeated="2"/>
        </table:table-row>
        <table:table-row table:style-name="ro1">
          <table:table-cell office:value-type="float" office:value="10.0357573931761" calcext:value-type="float">
            <text:p>10.0357573932</text:p>
          </table:table-cell>
          <table:table-cell office:value-type="float" office:value="6.35037906084169" calcext:value-type="float">
            <text:p>6.3503790608</text:p>
          </table:table-cell>
          <table:table-cell table:formula="of:=1/[.B167]" office:value-type="float" office:value="0.157470914794094" calcext:value-type="float">
            <text:p>0.1574709148</text:p>
          </table:table-cell>
          <table:table-cell table:formula="of:=[.C167]/MAX([.C$2:.C$343])" office:value-type="float" office:value="0.906901377923577" calcext:value-type="float">
            <text:p>0.9069013779</text:p>
          </table:table-cell>
          <table:table-cell table:formula="of:=[.A167]*(24/4)*365" office:value-type="float" office:value="21978.3086910556" calcext:value-type="float">
            <text:p>21978.3086910556</text:p>
          </table:table-cell>
          <table:table-cell table:number-columns-repeated="2"/>
        </table:table-row>
        <table:table-row table:style-name="ro1">
          <table:table-cell office:value-type="float" office:value="10.0350909050038" calcext:value-type="float">
            <text:p>10.035090905</text:p>
          </table:table-cell>
          <table:table-cell office:value-type="float" office:value="6.35119629772487" calcext:value-type="float">
            <text:p>6.3511962977</text:p>
          </table:table-cell>
          <table:table-cell table:formula="of:=1/[.B168]" office:value-type="float" office:value="0.157450652305963" calcext:value-type="float">
            <text:p>0.1574506523</text:p>
          </table:table-cell>
          <table:table-cell table:formula="of:=[.C168]/MAX([.C$2:.C$343])" office:value-type="float" office:value="0.906784682860048" calcext:value-type="float">
            <text:p>0.9067846829</text:p>
          </table:table-cell>
          <table:table-cell table:formula="of:=[.A168]*(24/4)*365" office:value-type="float" office:value="21976.8490819583" calcext:value-type="float">
            <text:p>21976.8490819583</text:p>
          </table:table-cell>
          <table:table-cell table:number-columns-repeated="2"/>
        </table:table-row>
        <table:table-row table:style-name="ro1">
          <table:table-cell office:value-type="float" office:value="10.0333781215436" calcext:value-type="float">
            <text:p>10.0333781215</text:p>
          </table:table-cell>
          <table:table-cell office:value-type="float" office:value="6.35456248507908" calcext:value-type="float">
            <text:p>6.3545624851</text:p>
          </table:table-cell>
          <table:table-cell table:formula="of:=1/[.B169]" office:value-type="float" office:value="0.157367246344349" calcext:value-type="float">
            <text:p>0.1573672463</text:p>
          </table:table-cell>
          <table:table-cell table:formula="of:=[.C169]/MAX([.C$2:.C$343])" office:value-type="float" office:value="0.906304333954895" calcext:value-type="float">
            <text:p>0.906304334</text:p>
          </table:table-cell>
          <table:table-cell table:formula="of:=[.A169]*(24/4)*365" office:value-type="float" office:value="21973.0980861806" calcext:value-type="float">
            <text:p>21973.0980861806</text:p>
          </table:table-cell>
          <table:table-cell table:number-columns-repeated="2"/>
        </table:table-row>
        <table:table-row table:style-name="ro1">
          <table:table-cell office:value-type="float" office:value="10.0316661282693" calcext:value-type="float">
            <text:p>10.0316661283</text:p>
          </table:table-cell>
          <table:table-cell office:value-type="float" office:value="6.35861342809418" calcext:value-type="float">
            <text:p>6.3586134281</text:p>
          </table:table-cell>
          <table:table-cell table:formula="of:=1/[.B170]" office:value-type="float" office:value="0.15726699087913" calcext:value-type="float">
            <text:p>0.1572669909</text:p>
          </table:table-cell>
          <table:table-cell table:formula="of:=[.C170]/MAX([.C$2:.C$343])" office:value-type="float" office:value="0.905726945935839" calcext:value-type="float">
            <text:p>0.9057269459</text:p>
          </table:table-cell>
          <table:table-cell table:formula="of:=[.A170]*(24/4)*365" office:value-type="float" office:value="21969.3488209097" calcext:value-type="float">
            <text:p>21969.3488209097</text:p>
          </table:table-cell>
          <table:table-cell table:number-columns-repeated="2"/>
        </table:table-row>
        <table:table-row table:style-name="ro1">
          <table:table-cell office:value-type="float" office:value="10.0315367967624" calcext:value-type="float">
            <text:p>10.0315367968</text:p>
          </table:table-cell>
          <table:table-cell office:value-type="float" office:value="6.36488834407677" calcext:value-type="float">
            <text:p>6.3648883441</text:p>
          </table:table-cell>
          <table:table-cell table:formula="of:=1/[.B171]" office:value-type="float" office:value="0.157111946972426" calcext:value-type="float">
            <text:p>0.157111947</text:p>
          </table:table-cell>
          <table:table-cell table:formula="of:=[.C171]/MAX([.C$2:.C$343])" office:value-type="float" office:value="0.904834022104079" calcext:value-type="float">
            <text:p>0.9048340221</text:p>
          </table:table-cell>
          <table:table-cell table:formula="of:=[.A171]*(24/4)*365" office:value-type="float" office:value="21969.0655849097" calcext:value-type="float">
            <text:p>21969.0655849097</text:p>
          </table:table-cell>
          <table:table-cell table:number-columns-repeated="2"/>
        </table:table-row>
        <table:table-row table:style-name="ro1">
          <table:table-cell office:value-type="float" office:value="10.0286567832445" calcext:value-type="float">
            <text:p>10.0286567832</text:p>
          </table:table-cell>
          <table:table-cell office:value-type="float" office:value="6.36508067507781" calcext:value-type="float">
            <text:p>6.3650806751</text:p>
          </table:table-cell>
          <table:table-cell table:formula="of:=1/[.B172]" office:value-type="float" office:value="0.157107199585931" calcext:value-type="float">
            <text:p>0.1571071996</text:p>
          </table:table-cell>
          <table:table-cell table:formula="of:=[.C172]/MAX([.C$2:.C$343])" office:value-type="float" office:value="0.904806681109969" calcext:value-type="float">
            <text:p>0.9048066811</text:p>
          </table:table-cell>
          <table:table-cell table:formula="of:=[.A172]*(24/4)*365" office:value-type="float" office:value="21962.7583553056" calcext:value-type="float">
            <text:p>21962.7583553056</text:p>
          </table:table-cell>
          <table:table-cell table:number-columns-repeated="2"/>
        </table:table-row>
        <table:table-row table:style-name="ro1">
          <table:table-cell office:value-type="float" office:value="10.0272458581304" calcext:value-type="float">
            <text:p>10.0272458581</text:p>
          </table:table-cell>
          <table:table-cell office:value-type="float" office:value="6.36762193083966" calcext:value-type="float">
            <text:p>6.3676219308</text:p>
          </table:table-cell>
          <table:table-cell table:formula="of:=1/[.B173]" office:value-type="float" office:value="0.15704449963601" calcext:value-type="float">
            <text:p>0.1570444996</text:p>
          </table:table-cell>
          <table:table-cell table:formula="of:=[.C173]/MAX([.C$2:.C$343])" office:value-type="float" office:value="0.904445581594843" calcext:value-type="float">
            <text:p>0.9044455816</text:p>
          </table:table-cell>
          <table:table-cell table:formula="of:=[.A173]*(24/4)*365" office:value-type="float" office:value="21959.6684293055" calcext:value-type="float">
            <text:p>21959.6684293055</text:p>
          </table:table-cell>
          <table:table-cell table:number-columns-repeated="2"/>
        </table:table-row>
        <table:table-row table:style-name="ro1">
          <table:table-cell office:value-type="float" office:value="10.0271313576452" calcext:value-type="float">
            <text:p>10.0271313576</text:p>
          </table:table-cell>
          <table:table-cell office:value-type="float" office:value="6.36851437019101" calcext:value-type="float">
            <text:p>6.3685143702</text:p>
          </table:table-cell>
          <table:table-cell table:formula="of:=1/[.B174]" office:value-type="float" office:value="0.157022492511076" calcext:value-type="float">
            <text:p>0.1570224925</text:p>
          </table:table-cell>
          <table:table-cell table:formula="of:=[.C174]/MAX([.C$2:.C$343])" office:value-type="float" office:value="0.904318838875702" calcext:value-type="float">
            <text:p>0.9043188389</text:p>
          </table:table-cell>
          <table:table-cell table:formula="of:=[.A174]*(24/4)*365" office:value-type="float" office:value="21959.4176732431" calcext:value-type="float">
            <text:p>21959.4176732431</text:p>
          </table:table-cell>
          <table:table-cell table:number-columns-repeated="2"/>
        </table:table-row>
        <table:table-row table:style-name="ro1">
          <table:table-cell office:value-type="float" office:value="10.0246704799816" calcext:value-type="float">
            <text:p>10.02467048</text:p>
          </table:table-cell>
          <table:table-cell office:value-type="float" office:value="6.37332049657525" calcext:value-type="float">
            <text:p>6.3733204966</text:p>
          </table:table-cell>
          <table:table-cell table:formula="of:=1/[.B175]" office:value-type="float" office:value="0.156904081716486" calcext:value-type="float">
            <text:p>0.1569040817</text:p>
          </table:table-cell>
          <table:table-cell table:formula="of:=[.C175]/MAX([.C$2:.C$343])" office:value-type="float" office:value="0.903636891273408" calcext:value-type="float">
            <text:p>0.9036368913</text:p>
          </table:table-cell>
          <table:table-cell table:formula="of:=[.A175]*(24/4)*365" office:value-type="float" office:value="21954.0283511597" calcext:value-type="float">
            <text:p>21954.0283511597</text:p>
          </table:table-cell>
          <table:table-cell table:number-columns-repeated="2"/>
        </table:table-row>
        <table:table-row table:style-name="ro1">
          <table:table-cell office:value-type="float" office:value="10.0241509192193" calcext:value-type="float">
            <text:p>10.0241509192</text:p>
          </table:table-cell>
          <table:table-cell office:value-type="float" office:value="6.37751591280574" calcext:value-type="float">
            <text:p>6.3775159128</text:p>
          </table:table-cell>
          <table:table-cell table:formula="of:=1/[.B176]" office:value-type="float" office:value="0.156800863168691" calcext:value-type="float">
            <text:p>0.1568008632</text:p>
          </table:table-cell>
          <table:table-cell table:formula="of:=[.C176]/MAX([.C$2:.C$343])" office:value-type="float" office:value="0.903042438365419" calcext:value-type="float">
            <text:p>0.9030424384</text:p>
          </table:table-cell>
          <table:table-cell table:formula="of:=[.A176]*(24/4)*365" office:value-type="float" office:value="21952.8905130903" calcext:value-type="float">
            <text:p>21952.8905130903</text:p>
          </table:table-cell>
          <table:table-cell table:number-columns-repeated="2"/>
        </table:table-row>
        <table:table-row table:style-name="ro1">
          <table:table-cell office:value-type="float" office:value="10.0228984547723" calcext:value-type="float">
            <text:p>10.0228984548</text:p>
          </table:table-cell>
          <table:table-cell office:value-type="float" office:value="6.37809703781265" calcext:value-type="float">
            <text:p>6.3780970378</text:p>
          </table:table-cell>
          <table:table-cell table:formula="of:=1/[.B177]" office:value-type="float" office:value="0.156786576634298" calcext:value-type="float">
            <text:p>0.1567865766</text:p>
          </table:table-cell>
          <table:table-cell table:formula="of:=[.C177]/MAX([.C$2:.C$343])" office:value-type="float" office:value="0.902960159820561" calcext:value-type="float">
            <text:p>0.9029601598</text:p>
          </table:table-cell>
          <table:table-cell table:formula="of:=[.A177]*(24/4)*365" office:value-type="float" office:value="21950.1476159514" calcext:value-type="float">
            <text:p>21950.1476159514</text:p>
          </table:table-cell>
          <table:table-cell table:number-columns-repeated="2"/>
        </table:table-row>
        <table:table-row table:style-name="ro1">
          <table:table-cell office:value-type="float" office:value="10.0216144160927" calcext:value-type="float">
            <text:p>10.0216144161</text:p>
          </table:table-cell>
          <table:table-cell office:value-type="float" office:value="6.38495004866604" calcext:value-type="float">
            <text:p>6.3849500487</text:p>
          </table:table-cell>
          <table:table-cell table:formula="of:=1/[.B178]" office:value-type="float" office:value="0.156618296521979" calcext:value-type="float">
            <text:p>0.1566182965</text:p>
          </table:table-cell>
          <table:table-cell table:formula="of:=[.C178]/MAX([.C$2:.C$343])" office:value-type="float" office:value="0.901991006463328" calcext:value-type="float">
            <text:p>0.9019910065</text:p>
          </table:table-cell>
          <table:table-cell table:formula="of:=[.A178]*(24/4)*365" office:value-type="float" office:value="21947.3355712431" calcext:value-type="float">
            <text:p>21947.3355712431</text:p>
          </table:table-cell>
          <table:table-cell table:number-columns-repeated="2"/>
        </table:table-row>
        <table:table-row table:style-name="ro1">
          <table:table-cell office:value-type="float" office:value="10.0199492024575" calcext:value-type="float">
            <text:p>10.0199492025</text:p>
          </table:table-cell>
          <table:table-cell office:value-type="float" office:value="6.38578640295323" calcext:value-type="float">
            <text:p>6.385786403</text:p>
          </table:table-cell>
          <table:table-cell table:formula="of:=1/[.B179]" office:value-type="float" office:value="0.15659778403135" calcext:value-type="float">
            <text:p>0.156597784</text:p>
          </table:table-cell>
          <table:table-cell table:formula="of:=[.C179]/MAX([.C$2:.C$343])" office:value-type="float" office:value="0.901872871593532" calcext:value-type="float">
            <text:p>0.9018728716</text:p>
          </table:table-cell>
          <table:table-cell table:formula="of:=[.A179]*(24/4)*365" office:value-type="float" office:value="21943.6887533819" calcext:value-type="float">
            <text:p>21943.6887533819</text:p>
          </table:table-cell>
          <table:table-cell table:number-columns-repeated="2"/>
        </table:table-row>
        <table:table-row table:style-name="ro1">
          <table:table-cell office:value-type="float" office:value="10.0187447014047" calcext:value-type="float">
            <text:p>10.0187447014</text:p>
          </table:table-cell>
          <table:table-cell office:value-type="float" office:value="6.39052344223479" calcext:value-type="float">
            <text:p>6.3905234422</text:p>
          </table:table-cell>
          <table:table-cell table:formula="of:=1/[.B180]" office:value-type="float" office:value="0.156481704361028" calcext:value-type="float">
            <text:p>0.1564817044</text:p>
          </table:table-cell>
          <table:table-cell table:formula="of:=[.C180]/MAX([.C$2:.C$343])" office:value-type="float" office:value="0.901204349326408" calcext:value-type="float">
            <text:p>0.9012043493</text:p>
          </table:table-cell>
          <table:table-cell table:formula="of:=[.A180]*(24/4)*365" office:value-type="float" office:value="21941.0508960764" calcext:value-type="float">
            <text:p>21941.0508960764</text:p>
          </table:table-cell>
          <table:table-cell table:number-columns-repeated="2"/>
        </table:table-row>
        <table:table-row table:style-name="ro1">
          <table:table-cell office:value-type="float" office:value="10.0182119865772" calcext:value-type="float">
            <text:p>10.0182119866</text:p>
          </table:table-cell>
          <table:table-cell office:value-type="float" office:value="6.39619427763415" calcext:value-type="float">
            <text:p>6.3961942776</text:p>
          </table:table-cell>
          <table:table-cell table:formula="of:=1/[.B181]" office:value-type="float" office:value="0.156342968426826" calcext:value-type="float">
            <text:p>0.1563429684</text:p>
          </table:table-cell>
          <table:table-cell table:formula="of:=[.C181]/MAX([.C$2:.C$343])" office:value-type="float" office:value="0.900405345840211" calcext:value-type="float">
            <text:p>0.9004053458</text:p>
          </table:table-cell>
          <table:table-cell table:formula="of:=[.A181]*(24/4)*365" office:value-type="float" office:value="21939.8842506042" calcext:value-type="float">
            <text:p>21939.8842506042</text:p>
          </table:table-cell>
          <table:table-cell table:number-columns-repeated="2"/>
        </table:table-row>
        <table:table-row table:style-name="ro1">
          <table:table-cell office:value-type="float" office:value="10.0169730366026" calcext:value-type="float">
            <text:p>10.0169730366</text:p>
          </table:table-cell>
          <table:table-cell office:value-type="float" office:value="6.39627071052122" calcext:value-type="float">
            <text:p>6.3962707105</text:p>
          </table:table-cell>
          <table:table-cell table:formula="of:=1/[.B182]" office:value-type="float" office:value="0.156341100190632" calcext:value-type="float">
            <text:p>0.1563411002</text:p>
          </table:table-cell>
          <table:table-cell table:formula="of:=[.C182]/MAX([.C$2:.C$343])" office:value-type="float" office:value="0.900394586355001" calcext:value-type="float">
            <text:p>0.9003945864</text:p>
          </table:table-cell>
          <table:table-cell table:formula="of:=[.A182]*(24/4)*365" office:value-type="float" office:value="21937.1709501597" calcext:value-type="float">
            <text:p>21937.1709501597</text:p>
          </table:table-cell>
          <table:table-cell table:number-columns-repeated="2"/>
        </table:table-row>
        <table:table-row table:style-name="ro1">
          <table:table-cell office:value-type="float" office:value="10.0166461317161" calcext:value-type="float">
            <text:p>10.0166461317</text:p>
          </table:table-cell>
          <table:table-cell office:value-type="float" office:value="6.39730238921661" calcext:value-type="float">
            <text:p>6.3973023892</text:p>
          </table:table-cell>
          <table:table-cell table:formula="of:=1/[.B183]" office:value-type="float" office:value="0.156315887409921" calcext:value-type="float">
            <text:p>0.1563158874</text:p>
          </table:table-cell>
          <table:table-cell table:formula="of:=[.C183]/MAX([.C$2:.C$343])" office:value-type="float" office:value="0.900249381727226" calcext:value-type="float">
            <text:p>0.9002493817</text:p>
          </table:table-cell>
          <table:table-cell table:formula="of:=[.A183]*(24/4)*365" office:value-type="float" office:value="21936.4550284583" calcext:value-type="float">
            <text:p>21936.4550284583</text:p>
          </table:table-cell>
          <table:table-cell table:number-columns-repeated="2"/>
        </table:table-row>
        <table:table-row table:style-name="ro1">
          <table:table-cell office:value-type="float" office:value="10.0151114536878" calcext:value-type="float">
            <text:p>10.0151114537</text:p>
          </table:table-cell>
          <table:table-cell office:value-type="float" office:value="6.40025763502492" calcext:value-type="float">
            <text:p>6.400257635</text:p>
          </table:table-cell>
          <table:table-cell table:formula="of:=1/[.B184]" office:value-type="float" office:value="0.156243710335593" calcext:value-type="float">
            <text:p>0.1562437103</text:p>
          </table:table-cell>
          <table:table-cell table:formula="of:=[.C184]/MAX([.C$2:.C$343])" office:value-type="float" office:value="0.899833701865024" calcext:value-type="float">
            <text:p>0.8998337019</text:p>
          </table:table-cell>
          <table:table-cell table:formula="of:=[.A184]*(24/4)*365" office:value-type="float" office:value="21933.0940835764" calcext:value-type="float">
            <text:p>21933.0940835764</text:p>
          </table:table-cell>
          <table:table-cell table:number-columns-repeated="2"/>
        </table:table-row>
        <table:table-row table:style-name="ro1">
          <table:table-cell office:value-type="float" office:value="10.0132598888001" calcext:value-type="float">
            <text:p>10.0132598888</text:p>
          </table:table-cell>
          <table:table-cell office:value-type="float" office:value="6.40052658255765" calcext:value-type="float">
            <text:p>6.4005265826</text:p>
          </table:table-cell>
          <table:table-cell table:formula="of:=1/[.B185]" office:value-type="float" office:value="0.156237145038213" calcext:value-type="float">
            <text:p>0.156237145</text:p>
          </table:table-cell>
          <table:table-cell table:formula="of:=[.C185]/MAX([.C$2:.C$343])" office:value-type="float" office:value="0.899795891217593" calcext:value-type="float">
            <text:p>0.8997958912</text:p>
          </table:table-cell>
          <table:table-cell table:formula="of:=[.A185]*(24/4)*365" office:value-type="float" office:value="21929.0391564722" calcext:value-type="float">
            <text:p>21929.0391564722</text:p>
          </table:table-cell>
          <table:table-cell table:number-columns-repeated="2"/>
        </table:table-row>
        <table:table-row table:style-name="ro1">
          <table:table-cell office:value-type="float" office:value="10.0129194120656" calcext:value-type="float">
            <text:p>10.0129194121</text:p>
          </table:table-cell>
          <table:table-cell office:value-type="float" office:value="6.40380932180067" calcext:value-type="float">
            <text:p>6.4038093218</text:p>
          </table:table-cell>
          <table:table-cell table:formula="of:=1/[.B186]" office:value-type="float" office:value="0.156157054301363" calcext:value-type="float">
            <text:p>0.1561570543</text:p>
          </table:table-cell>
          <table:table-cell table:formula="of:=[.C186]/MAX([.C$2:.C$343])" office:value-type="float" office:value="0.899334635247221" calcext:value-type="float">
            <text:p>0.8993346352</text:p>
          </table:table-cell>
          <table:table-cell table:formula="of:=[.A186]*(24/4)*365" office:value-type="float" office:value="21928.2935124236" calcext:value-type="float">
            <text:p>21928.2935124236</text:p>
          </table:table-cell>
          <table:table-cell table:number-columns-repeated="2"/>
        </table:table-row>
        <table:table-row table:style-name="ro1">
          <table:table-cell office:value-type="float" office:value="10.0114025254471" calcext:value-type="float">
            <text:p>10.0114025254</text:p>
          </table:table-cell>
          <table:table-cell office:value-type="float" office:value="6.40854773841683" calcext:value-type="float">
            <text:p>6.4085477384</text:p>
          </table:table-cell>
          <table:table-cell table:formula="of:=1/[.B187]" office:value-type="float" office:value="0.156041593324705" calcext:value-type="float">
            <text:p>0.1560415933</text:p>
          </table:table-cell>
          <table:table-cell table:formula="of:=[.C187]/MAX([.C$2:.C$343])" office:value-type="float" office:value="0.898669676140558" calcext:value-type="float">
            <text:p>0.8986696761</text:p>
          </table:table-cell>
          <table:table-cell table:formula="of:=[.A187]*(24/4)*365" office:value-type="float" office:value="21924.9715307292" calcext:value-type="float">
            <text:p>21924.9715307292</text:p>
          </table:table-cell>
          <table:table-cell table:number-columns-repeated="2"/>
        </table:table-row>
        <table:table-row table:style-name="ro1">
          <table:table-cell office:value-type="float" office:value="10.0092393295408" calcext:value-type="float">
            <text:p>10.0092393295</text:p>
          </table:table-cell>
          <table:table-cell office:value-type="float" office:value="6.40917580298628" calcext:value-type="float">
            <text:p>6.409175803</text:p>
          </table:table-cell>
          <table:table-cell table:formula="of:=1/[.B188]" office:value-type="float" office:value="0.156026302092394" calcext:value-type="float">
            <text:p>0.1560263021</text:p>
          </table:table-cell>
          <table:table-cell table:formula="of:=[.C188]/MAX([.C$2:.C$343])" office:value-type="float" office:value="0.89858161137208" calcext:value-type="float">
            <text:p>0.8985816114</text:p>
          </table:table-cell>
          <table:table-cell table:formula="of:=[.A188]*(24/4)*365" office:value-type="float" office:value="21920.2341316944" calcext:value-type="float">
            <text:p>21920.2341316944</text:p>
          </table:table-cell>
          <table:table-cell table:number-columns-repeated="2"/>
        </table:table-row>
        <table:table-row table:style-name="ro1">
          <table:table-cell office:value-type="float" office:value="10.0076846464992" calcext:value-type="float">
            <text:p>10.0076846465</text:p>
          </table:table-cell>
          <table:table-cell office:value-type="float" office:value="6.41720885901626" calcext:value-type="float">
            <text:p>6.417208859</text:p>
          </table:table-cell>
          <table:table-cell table:formula="of:=1/[.B189]" office:value-type="float" office:value="0.155830988513797" calcext:value-type="float">
            <text:p>0.1558309885</text:p>
          </table:table-cell>
          <table:table-cell table:formula="of:=[.C189]/MAX([.C$2:.C$343])" office:value-type="float" office:value="0.89745676775389" calcext:value-type="float">
            <text:p>0.8974567678</text:p>
          </table:table-cell>
          <table:table-cell table:formula="of:=[.A189]*(24/4)*365" office:value-type="float" office:value="21916.8293758333" calcext:value-type="float">
            <text:p>21916.8293758333</text:p>
          </table:table-cell>
          <table:table-cell table:number-columns-repeated="2"/>
        </table:table-row>
        <table:table-row table:style-name="ro1">
          <table:table-cell office:value-type="float" office:value="10.006065231139" calcext:value-type="float">
            <text:p>10.0060652311</text:p>
          </table:table-cell>
          <table:table-cell office:value-type="float" office:value="6.42115505114524" calcext:value-type="float">
            <text:p>6.4211550511</text:p>
          </table:table-cell>
          <table:table-cell table:formula="of:=1/[.B190]" office:value-type="float" office:value="0.155735220849658" calcext:value-type="float">
            <text:p>0.1557352208</text:p>
          </table:table-cell>
          <table:table-cell table:formula="of:=[.C190]/MAX([.C$2:.C$343])" office:value-type="float" office:value="0.896905225733053" calcext:value-type="float">
            <text:p>0.8969052257</text:p>
          </table:table-cell>
          <table:table-cell table:formula="of:=[.A190]*(24/4)*365" office:value-type="float" office:value="21913.2828561944" calcext:value-type="float">
            <text:p>21913.2828561944</text:p>
          </table:table-cell>
          <table:table-cell table:number-columns-repeated="2"/>
        </table:table-row>
        <table:table-row table:style-name="ro1">
          <table:table-cell office:value-type="float" office:value="10.0038745205131" calcext:value-type="float">
            <text:p>10.0038745205</text:p>
          </table:table-cell>
          <table:table-cell office:value-type="float" office:value="6.42237151304818" calcext:value-type="float">
            <text:p>6.422371513</text:p>
          </table:table-cell>
          <table:table-cell table:formula="of:=1/[.B191]" office:value-type="float" office:value="0.155705723028997" calcext:value-type="float">
            <text:p>0.155705723</text:p>
          </table:table-cell>
          <table:table-cell table:formula="of:=[.C191]/MAX([.C$2:.C$343])" office:value-type="float" office:value="0.896735342842375" calcext:value-type="float">
            <text:p>0.8967353428</text:p>
          </table:table-cell>
          <table:table-cell table:formula="of:=[.A191]*(24/4)*365" office:value-type="float" office:value="21908.4851999236" calcext:value-type="float">
            <text:p>21908.4851999236</text:p>
          </table:table-cell>
          <table:table-cell table:number-columns-repeated="2"/>
        </table:table-row>
        <table:table-row table:style-name="ro1">
          <table:table-cell office:value-type="float" office:value="10.003186951836" calcext:value-type="float">
            <text:p>10.0031869518</text:p>
          </table:table-cell>
          <table:table-cell office:value-type="float" office:value="6.42830202192739" calcext:value-type="float">
            <text:p>6.4283020219</text:p>
          </table:table-cell>
          <table:table-cell table:formula="of:=1/[.B192]" office:value-type="float" office:value="0.155562074804346" calcext:value-type="float">
            <text:p>0.1555620748</text:p>
          </table:table-cell>
          <table:table-cell table:formula="of:=[.C192]/MAX([.C$2:.C$343])" office:value-type="float" office:value="0.895908048652573" calcext:value-type="float">
            <text:p>0.8959080487</text:p>
          </table:table-cell>
          <table:table-cell table:formula="of:=[.A192]*(24/4)*365" office:value-type="float" office:value="21906.9794245208" calcext:value-type="float">
            <text:p>21906.9794245208</text:p>
          </table:table-cell>
          <table:table-cell table:number-columns-repeated="2"/>
        </table:table-row>
        <table:table-row table:style-name="ro1">
          <table:table-cell office:value-type="float" office:value="10.0021382638921" calcext:value-type="float">
            <text:p>10.0021382639</text:p>
          </table:table-cell>
          <table:table-cell office:value-type="float" office:value="6.43368890602929" calcext:value-type="float">
            <text:p>6.433688906</text:p>
          </table:table-cell>
          <table:table-cell table:formula="of:=1/[.B193]" office:value-type="float" office:value="0.155431823733792" calcext:value-type="float">
            <text:p>0.1554318237</text:p>
          </table:table-cell>
          <table:table-cell table:formula="of:=[.C193]/MAX([.C$2:.C$343])" office:value-type="float" office:value="0.895157910917513" calcext:value-type="float">
            <text:p>0.8951579109</text:p>
          </table:table-cell>
          <table:table-cell table:formula="of:=[.A193]*(24/4)*365" office:value-type="float" office:value="21904.6827979236" calcext:value-type="float">
            <text:p>21904.6827979236</text:p>
          </table:table-cell>
          <table:table-cell table:number-columns-repeated="2"/>
        </table:table-row>
        <table:table-row table:style-name="ro1">
          <table:table-cell office:value-type="float" office:value="10.0018116319508" calcext:value-type="float">
            <text:p>10.001811632</text:p>
          </table:table-cell>
          <table:table-cell office:value-type="float" office:value="6.43414509760732" calcext:value-type="float">
            <text:p>6.4341450976</text:p>
          </table:table-cell>
          <table:table-cell table:formula="of:=1/[.B194]" office:value-type="float" office:value="0.155420803359233" calcext:value-type="float">
            <text:p>0.1554208034</text:p>
          </table:table-cell>
          <table:table-cell table:formula="of:=[.C194]/MAX([.C$2:.C$343])" office:value-type="float" office:value="0.895094442734285" calcext:value-type="float">
            <text:p>0.8950944427</text:p>
          </table:table-cell>
          <table:table-cell table:formula="of:=[.A194]*(24/4)*365" office:value-type="float" office:value="21903.9674739722" calcext:value-type="float">
            <text:p>21903.9674739722</text:p>
          </table:table-cell>
          <table:table-cell table:number-columns-repeated="2"/>
        </table:table-row>
        <table:table-row table:style-name="ro1">
          <table:table-cell office:value-type="float" office:value="10.0006686968227" calcext:value-type="float">
            <text:p>10.0006686968</text:p>
          </table:table-cell>
          <table:table-cell office:value-type="float" office:value="6.43582575799335" calcext:value-type="float">
            <text:p>6.435825758</text:p>
          </table:table-cell>
          <table:table-cell table:formula="of:=1/[.B195]" office:value-type="float" office:value="0.15538021655698" calcext:value-type="float">
            <text:p>0.1553802166</text:p>
          </table:table-cell>
          <table:table-cell table:formula="of:=[.C195]/MAX([.C$2:.C$343])" office:value-type="float" office:value="0.894860696540987" calcext:value-type="float">
            <text:p>0.8948606965</text:p>
          </table:table-cell>
          <table:table-cell table:formula="of:=[.A195]*(24/4)*365" office:value-type="float" office:value="21901.4644460417" calcext:value-type="float">
            <text:p>21901.4644460417</text:p>
          </table:table-cell>
          <table:table-cell table:number-columns-repeated="2"/>
        </table:table-row>
        <table:table-row table:style-name="ro1">
          <table:table-cell office:value-type="float" office:value="9.9986111075501" calcext:value-type="float">
            <text:p>9.9986111076</text:p>
          </table:table-cell>
          <table:table-cell office:value-type="float" office:value="6.43724966484881" calcext:value-type="float">
            <text:p>6.4372496648</text:p>
          </table:table-cell>
          <table:table-cell table:formula="of:=1/[.B196]" office:value-type="float" office:value="0.155345846761326" calcext:value-type="float">
            <text:p>0.1553458468</text:p>
          </table:table-cell>
          <table:table-cell table:formula="of:=[.C196]/MAX([.C$2:.C$343])" office:value-type="float" office:value="0.894662755130163" calcext:value-type="float">
            <text:p>0.8946627551</text:p>
          </table:table-cell>
          <table:table-cell table:formula="of:=[.A196]*(24/4)*365" office:value-type="float" office:value="21896.9583255347" calcext:value-type="float">
            <text:p>21896.9583255347</text:p>
          </table:table-cell>
          <table:table-cell table:number-columns-repeated="2"/>
        </table:table-row>
        <table:table-row table:style-name="ro1">
          <table:table-cell office:value-type="float" office:value="9.9977390492897" calcext:value-type="float">
            <text:p>9.9977390493</text:p>
          </table:table-cell>
          <table:table-cell office:value-type="float" office:value="6.44250706113552" calcext:value-type="float">
            <text:p>6.4425070611</text:p>
          </table:table-cell>
          <table:table-cell table:formula="of:=1/[.B197]" office:value-type="float" office:value="0.155219077062796" calcext:value-type="float">
            <text:p>0.1552190771</text:p>
          </table:table-cell>
          <table:table-cell table:formula="of:=[.C197]/MAX([.C$2:.C$343])" office:value-type="float" office:value="0.89393266719979" calcext:value-type="float">
            <text:p>0.8939326672</text:p>
          </table:table-cell>
          <table:table-cell table:formula="of:=[.A197]*(24/4)*365" office:value-type="float" office:value="21895.0485179444" calcext:value-type="float">
            <text:p>21895.0485179444</text:p>
          </table:table-cell>
          <table:table-cell table:number-columns-repeated="2"/>
        </table:table-row>
        <table:table-row table:style-name="ro1">
          <table:table-cell office:value-type="float" office:value="9.9976296942193" calcext:value-type="float">
            <text:p>9.9976296942</text:p>
          </table:table-cell>
          <table:table-cell office:value-type="float" office:value="6.4428627807469" calcext:value-type="float">
            <text:p>6.4428627807</text:p>
          </table:table-cell>
          <table:table-cell table:formula="of:=1/[.B198]" office:value-type="float" office:value="0.155210507196938" calcext:value-type="float">
            <text:p>0.1552105072</text:p>
          </table:table-cell>
          <table:table-cell table:formula="of:=[.C198]/MAX([.C$2:.C$343])" office:value-type="float" office:value="0.893883311906686" calcext:value-type="float">
            <text:p>0.8938833119</text:p>
          </table:table-cell>
          <table:table-cell table:formula="of:=[.A198]*(24/4)*365" office:value-type="float" office:value="21894.8090303403" calcext:value-type="float">
            <text:p>21894.8090303403</text:p>
          </table:table-cell>
          <table:table-cell table:number-columns-repeated="2"/>
        </table:table-row>
        <table:table-row table:style-name="ro1">
          <table:table-cell office:value-type="float" office:value="9.99587170350076" calcext:value-type="float">
            <text:p>9.9958717035</text:p>
          </table:table-cell>
          <table:table-cell office:value-type="float" office:value="6.44687620516797" calcext:value-type="float">
            <text:p>6.4468762052</text:p>
          </table:table-cell>
          <table:table-cell table:formula="of:=1/[.B199]" office:value-type="float" office:value="0.155113882782234" calcext:value-type="float">
            <text:p>0.1551138828</text:p>
          </table:table-cell>
          <table:table-cell table:formula="of:=[.C199]/MAX([.C$2:.C$343])" office:value-type="float" office:value="0.893326835715827" calcext:value-type="float">
            <text:p>0.8933268357</text:p>
          </table:table-cell>
          <table:table-cell table:formula="of:=[.A199]*(24/4)*365" office:value-type="float" office:value="21890.9590306667" calcext:value-type="float">
            <text:p>21890.9590306667</text:p>
          </table:table-cell>
          <table:table-cell table:number-columns-repeated="2"/>
        </table:table-row>
        <table:table-row table:style-name="ro1">
          <table:table-cell office:value-type="float" office:value="9.99385732097603" calcext:value-type="float">
            <text:p>9.993857321</text:p>
          </table:table-cell>
          <table:table-cell office:value-type="float" office:value="6.44896501570184" calcext:value-type="float">
            <text:p>6.4489650157</text:p>
          </table:table-cell>
          <table:table-cell table:formula="of:=1/[.B200]" office:value-type="float" office:value="0.155063641617719" calcext:value-type="float">
            <text:p>0.1550636416</text:p>
          </table:table-cell>
          <table:table-cell table:formula="of:=[.C200]/MAX([.C$2:.C$343])" office:value-type="float" office:value="0.893037488432954" calcext:value-type="float">
            <text:p>0.8930374884</text:p>
          </table:table-cell>
          <table:table-cell table:formula="of:=[.A200]*(24/4)*365" office:value-type="float" office:value="21886.5475329375" calcext:value-type="float">
            <text:p>21886.5475329375</text:p>
          </table:table-cell>
          <table:table-cell table:number-columns-repeated="2"/>
        </table:table-row>
        <table:table-row table:style-name="ro1">
          <table:table-cell office:value-type="float" office:value="9.99216126993595" calcext:value-type="float">
            <text:p>9.9921612699</text:p>
          </table:table-cell>
          <table:table-cell office:value-type="float" office:value="6.45409233651059" calcext:value-type="float">
            <text:p>6.4540923365</text:p>
          </table:table-cell>
          <table:table-cell table:formula="of:=1/[.B201]" office:value-type="float" office:value="0.154940454499393" calcext:value-type="float">
            <text:p>0.1549404545</text:p>
          </table:table-cell>
          <table:table-cell table:formula="of:=[.C201]/MAX([.C$2:.C$343])" office:value-type="float" office:value="0.89232803318213" calcext:value-type="float">
            <text:p>0.8923280332</text:p>
          </table:table-cell>
          <table:table-cell table:formula="of:=[.A201]*(24/4)*365" office:value-type="float" office:value="21882.8331811597" calcext:value-type="float">
            <text:p>21882.8331811597</text:p>
          </table:table-cell>
          <table:table-cell table:number-columns-repeated="2"/>
        </table:table-row>
        <table:table-row table:style-name="ro1">
          <table:table-cell office:value-type="float" office:value="9.99128395270168" calcext:value-type="float">
            <text:p>9.9912839527</text:p>
          </table:table-cell>
          <table:table-cell office:value-type="float" office:value="6.45918559124402" calcext:value-type="float">
            <text:p>6.4591855912</text:p>
          </table:table-cell>
          <table:table-cell table:formula="of:=1/[.B202]" office:value-type="float" office:value="0.154818279467861" calcext:value-type="float">
            <text:p>0.1548182795</text:p>
          </table:table-cell>
          <table:table-cell table:formula="of:=[.C202]/MAX([.C$2:.C$343])" office:value-type="float" office:value="0.891624406708703" calcext:value-type="float">
            <text:p>0.8916244067</text:p>
          </table:table-cell>
          <table:table-cell table:formula="of:=[.A202]*(24/4)*365" office:value-type="float" office:value="21880.9118564167" calcext:value-type="float">
            <text:p>21880.9118564167</text:p>
          </table:table-cell>
          <table:table-cell table:number-columns-repeated="2"/>
        </table:table-row>
        <table:table-row table:style-name="ro1">
          <table:table-cell office:value-type="float" office:value="9.98812324574455" calcext:value-type="float">
            <text:p>9.9881232457</text:p>
          </table:table-cell>
          <table:table-cell office:value-type="float" office:value="6.46225458652438" calcext:value-type="float">
            <text:p>6.4622545865</text:p>
          </table:table-cell>
          <table:table-cell table:formula="of:=1/[.B203]" office:value-type="float" office:value="0.154744754576101" calcext:value-type="float">
            <text:p>0.1547447546</text:p>
          </table:table-cell>
          <table:table-cell table:formula="of:=[.C203]/MAX([.C$2:.C$343])" office:value-type="float" office:value="0.891200964540122" calcext:value-type="float">
            <text:p>0.8912009645</text:p>
          </table:table-cell>
          <table:table-cell table:formula="of:=[.A203]*(24/4)*365" office:value-type="float" office:value="21873.9899081806" calcext:value-type="float">
            <text:p>21873.9899081806</text:p>
          </table:table-cell>
          <table:table-cell table:number-columns-repeated="2"/>
        </table:table-row>
        <table:table-row table:style-name="ro1">
          <table:table-cell office:value-type="float" office:value="9.98781275118595" calcext:value-type="float">
            <text:p>9.9878127512</text:p>
          </table:table-cell>
          <table:table-cell office:value-type="float" office:value="6.46416987126534" calcext:value-type="float">
            <text:p>6.4641698713</text:p>
          </table:table-cell>
          <table:table-cell table:formula="of:=1/[.B204]" office:value-type="float" office:value="0.154698904873342" calcext:value-type="float">
            <text:p>0.1546989049</text:p>
          </table:table-cell>
          <table:table-cell table:formula="of:=[.C204]/MAX([.C$2:.C$343])" office:value-type="float" office:value="0.890936908421162" calcext:value-type="float">
            <text:p>0.8909369084</text:p>
          </table:table-cell>
          <table:table-cell table:formula="of:=[.A204]*(24/4)*365" office:value-type="float" office:value="21873.3099250972" calcext:value-type="float">
            <text:p>21873.3099250972</text:p>
          </table:table-cell>
          <table:table-cell table:number-columns-repeated="2"/>
        </table:table-row>
        <table:table-row table:style-name="ro1">
          <table:table-cell office:value-type="float" office:value="9.98770889977486" calcext:value-type="float">
            <text:p>9.9877088998</text:p>
          </table:table-cell>
          <table:table-cell office:value-type="float" office:value="6.46598082750282" calcext:value-type="float">
            <text:p>6.4659808275</text:p>
          </table:table-cell>
          <table:table-cell table:formula="of:=1/[.B205]" office:value-type="float" office:value="0.154655577657536" calcext:value-type="float">
            <text:p>0.1546555777</text:p>
          </table:table-cell>
          <table:table-cell table:formula="of:=[.C205]/MAX([.C$2:.C$343])" office:value-type="float" office:value="0.890687379727132" calcext:value-type="float">
            <text:p>0.8906873797</text:p>
          </table:table-cell>
          <table:table-cell table:formula="of:=[.A205]*(24/4)*365" office:value-type="float" office:value="21873.0824905069" calcext:value-type="float">
            <text:p>21873.0824905069</text:p>
          </table:table-cell>
          <table:table-cell table:number-columns-repeated="2"/>
        </table:table-row>
        <table:table-row table:style-name="ro1">
          <table:table-cell office:value-type="float" office:value="9.98500881530632" calcext:value-type="float">
            <text:p>9.9850088153</text:p>
          </table:table-cell>
          <table:table-cell office:value-type="float" office:value="6.47076969129362" calcext:value-type="float">
            <text:p>6.4707696913</text:p>
          </table:table-cell>
          <table:table-cell table:formula="of:=1/[.B206]" office:value-type="float" office:value="0.15454112071791" calcext:value-type="float">
            <text:p>0.1545411207</text:p>
          </table:table-cell>
          <table:table-cell table:formula="of:=[.C206]/MAX([.C$2:.C$343])" office:value-type="float" office:value="0.890028203037929" calcext:value-type="float">
            <text:p>0.890028203</text:p>
          </table:table-cell>
          <table:table-cell table:formula="of:=[.A206]*(24/4)*365" office:value-type="float" office:value="21867.1693055208" calcext:value-type="float">
            <text:p>21867.1693055208</text:p>
          </table:table-cell>
          <table:table-cell table:number-columns-repeated="2"/>
        </table:table-row>
        <table:table-row table:style-name="ro1">
          <table:table-cell office:value-type="float" office:value="9.98341183723998" calcext:value-type="float">
            <text:p>9.9834118372</text:p>
          </table:table-cell>
          <table:table-cell office:value-type="float" office:value="6.47667074357725" calcext:value-type="float">
            <text:p>6.4766707436</text:p>
          </table:table-cell>
          <table:table-cell table:formula="of:=1/[.B207]" office:value-type="float" office:value="0.154400314543035" calcext:value-type="float">
            <text:p>0.1544003145</text:p>
          </table:table-cell>
          <table:table-cell table:formula="of:=[.C207]/MAX([.C$2:.C$343])" office:value-type="float" office:value="0.889217276688887" calcext:value-type="float">
            <text:p>0.8892172767</text:p>
          </table:table-cell>
          <table:table-cell table:formula="of:=[.A207]*(24/4)*365" office:value-type="float" office:value="21863.6719235556" calcext:value-type="float">
            <text:p>21863.6719235556</text:p>
          </table:table-cell>
          <table:table-cell table:number-columns-repeated="2"/>
        </table:table-row>
        <table:table-row table:style-name="ro1">
          <table:table-cell office:value-type="float" office:value="9.98236440268899" calcext:value-type="float">
            <text:p>9.9823644027</text:p>
          </table:table-cell>
          <table:table-cell office:value-type="float" office:value="6.47698753053114" calcext:value-type="float">
            <text:p>6.4769875305</text:p>
          </table:table-cell>
          <table:table-cell table:formula="of:=1/[.B208]" office:value-type="float" office:value="0.154392762883395" calcext:value-type="float">
            <text:p>0.1543927629</text:p>
          </table:table-cell>
          <table:table-cell table:formula="of:=[.C208]/MAX([.C$2:.C$343])" office:value-type="float" office:value="0.889173785415962" calcext:value-type="float">
            <text:p>0.8891737854</text:p>
          </table:table-cell>
          <table:table-cell table:formula="of:=[.A208]*(24/4)*365" office:value-type="float" office:value="21861.3780418889" calcext:value-type="float">
            <text:p>21861.3780418889</text:p>
          </table:table-cell>
          <table:table-cell table:number-columns-repeated="2"/>
        </table:table-row>
        <table:table-row table:style-name="ro1">
          <table:table-cell office:value-type="float" office:value="9.98153874816717" calcext:value-type="float">
            <text:p>9.9815387482</text:p>
          </table:table-cell>
          <table:table-cell office:value-type="float" office:value="6.47958674453219" calcext:value-type="float">
            <text:p>6.4795867445</text:p>
          </table:table-cell>
          <table:table-cell table:formula="of:=1/[.B209]" office:value-type="float" office:value="0.154330829947427" calcext:value-type="float">
            <text:p>0.1543308299</text:p>
          </table:table-cell>
          <table:table-cell table:formula="of:=[.C209]/MAX([.C$2:.C$343])" office:value-type="float" office:value="0.88881710326268" calcext:value-type="float">
            <text:p>0.8888171033</text:p>
          </table:table-cell>
          <table:table-cell table:formula="of:=[.A209]*(24/4)*365" office:value-type="float" office:value="21859.5698584861" calcext:value-type="float">
            <text:p>21859.5698584861</text:p>
          </table:table-cell>
          <table:table-cell table:number-columns-repeated="2"/>
        </table:table-row>
        <table:table-row table:style-name="ro1">
          <table:table-cell office:value-type="float" office:value="9.98076413403412" calcext:value-type="float">
            <text:p>9.980764134</text:p>
          </table:table-cell>
          <table:table-cell office:value-type="float" office:value="6.48051308467874" calcext:value-type="float">
            <text:p>6.4805130847</text:p>
          </table:table-cell>
          <table:table-cell table:formula="of:=1/[.B210]" office:value-type="float" office:value="0.154308769526938" calcext:value-type="float">
            <text:p>0.1543087695</text:p>
          </table:table-cell>
          <table:table-cell table:formula="of:=[.C210]/MAX([.C$2:.C$343])" office:value-type="float" office:value="0.88869005360551" calcext:value-type="float">
            <text:p>0.8886900536</text:p>
          </table:table-cell>
          <table:table-cell table:formula="of:=[.A210]*(24/4)*365" office:value-type="float" office:value="21857.8734535347" calcext:value-type="float">
            <text:p>21857.8734535347</text:p>
          </table:table-cell>
          <table:table-cell table:number-columns-repeated="2"/>
        </table:table-row>
        <table:table-row table:style-name="ro1">
          <table:table-cell office:value-type="float" office:value="9.97724932514269" calcext:value-type="float">
            <text:p>9.9772493251</text:p>
          </table:table-cell>
          <table:table-cell office:value-type="float" office:value="6.48767258002335" calcext:value-type="float">
            <text:p>6.48767258</text:p>
          </table:table-cell>
          <table:table-cell table:formula="of:=1/[.B211]" office:value-type="float" office:value="0.154138481507093" calcext:value-type="float">
            <text:p>0.1541384815</text:p>
          </table:table-cell>
          <table:table-cell table:formula="of:=[.C211]/MAX([.C$2:.C$343])" office:value-type="float" office:value="0.887709336372464" calcext:value-type="float">
            <text:p>0.8877093364</text:p>
          </table:table-cell>
          <table:table-cell table:formula="of:=[.A211]*(24/4)*365" office:value-type="float" office:value="21850.1760220625" calcext:value-type="float">
            <text:p>21850.1760220625</text:p>
          </table:table-cell>
          <table:table-cell table:number-columns-repeated="2"/>
        </table:table-row>
        <table:table-row table:style-name="ro1">
          <table:table-cell office:value-type="float" office:value="9.97416123486492" calcext:value-type="float">
            <text:p>9.9741612349</text:p>
          </table:table-cell>
          <table:table-cell office:value-type="float" office:value="6.4941793289628" calcext:value-type="float">
            <text:p>6.494179329</text:p>
          </table:table-cell>
          <table:table-cell table:formula="of:=1/[.B212]" office:value-type="float" office:value="0.153984044687554" calcext:value-type="float">
            <text:p>0.1539840447</text:p>
          </table:table-cell>
          <table:table-cell table:formula="of:=[.C212]/MAX([.C$2:.C$343])" office:value-type="float" office:value="0.886819908857393" calcext:value-type="float">
            <text:p>0.8868199089</text:p>
          </table:table-cell>
          <table:table-cell table:formula="of:=[.A212]*(24/4)*365" office:value-type="float" office:value="21843.4131043542" calcext:value-type="float">
            <text:p>21843.4131043542</text:p>
          </table:table-cell>
          <table:table-cell table:number-columns-repeated="2"/>
        </table:table-row>
        <table:table-row table:style-name="ro1">
          <table:table-cell office:value-type="float" office:value="9.97118394631215" calcext:value-type="float">
            <text:p>9.9711839463</text:p>
          </table:table-cell>
          <table:table-cell office:value-type="float" office:value="6.50232633647387" calcext:value-type="float">
            <text:p>6.5023263365</text:p>
          </table:table-cell>
          <table:table-cell table:formula="of:=1/[.B213]" office:value-type="float" office:value="0.153791112327083" calcext:value-type="float">
            <text:p>0.1537911123</text:p>
          </table:table-cell>
          <table:table-cell table:formula="of:=[.C213]/MAX([.C$2:.C$343])" office:value-type="float" office:value="0.885708779073288" calcext:value-type="float">
            <text:p>0.8857087791</text:p>
          </table:table-cell>
          <table:table-cell table:formula="of:=[.A213]*(24/4)*365" office:value-type="float" office:value="21836.8928424236" calcext:value-type="float">
            <text:p>21836.8928424236</text:p>
          </table:table-cell>
          <table:table-cell table:number-columns-repeated="2"/>
        </table:table-row>
        <table:table-row table:style-name="ro1">
          <table:table-cell office:value-type="float" office:value="9.97047133516933" calcext:value-type="float">
            <text:p>9.9704713352</text:p>
          </table:table-cell>
          <table:table-cell office:value-type="float" office:value="6.50431742971025" calcext:value-type="float">
            <text:p>6.5043174297</text:p>
          </table:table-cell>
          <table:table-cell table:formula="of:=1/[.B214]" office:value-type="float" office:value="0.15374403399075" calcext:value-type="float">
            <text:p>0.153744034</text:p>
          </table:table-cell>
          <table:table-cell table:formula="of:=[.C214]/MAX([.C$2:.C$343])" office:value-type="float" office:value="0.885437647047757" calcext:value-type="float">
            <text:p>0.885437647</text:p>
          </table:table-cell>
          <table:table-cell table:formula="of:=[.A214]*(24/4)*365" office:value-type="float" office:value="21835.3322240208" calcext:value-type="float">
            <text:p>21835.3322240208</text:p>
          </table:table-cell>
          <table:table-cell table:number-columns-repeated="2"/>
        </table:table-row>
        <table:table-row table:style-name="ro1">
          <table:table-cell office:value-type="float" office:value="9.96921269358194" calcext:value-type="float">
            <text:p>9.9692126936</text:p>
          </table:table-cell>
          <table:table-cell office:value-type="float" office:value="6.51042723082312" calcext:value-type="float">
            <text:p>6.5104272308</text:p>
          </table:table-cell>
          <table:table-cell table:formula="of:=1/[.B215]" office:value-type="float" office:value="0.153599750760684" calcext:value-type="float">
            <text:p>0.1535997508</text:p>
          </table:table-cell>
          <table:table-cell table:formula="of:=[.C215]/MAX([.C$2:.C$343])" office:value-type="float" office:value="0.884606695755391" calcext:value-type="float">
            <text:p>0.8846066958</text:p>
          </table:table-cell>
          <table:table-cell table:formula="of:=[.A215]*(24/4)*365" office:value-type="float" office:value="21832.5757989444" calcext:value-type="float">
            <text:p>21832.5757989444</text:p>
          </table:table-cell>
          <table:table-cell table:number-columns-repeated="2"/>
        </table:table-row>
        <table:table-row table:style-name="ro1">
          <table:table-cell office:value-type="float" office:value="9.96793182502854" calcext:value-type="float">
            <text:p>9.967931825</text:p>
          </table:table-cell>
          <table:table-cell office:value-type="float" office:value="6.51221607624945" calcext:value-type="float">
            <text:p>6.5122160762</text:p>
          </table:table-cell>
          <table:table-cell table:formula="of:=1/[.B216]" office:value-type="float" office:value="0.153557558332113" calcext:value-type="float">
            <text:p>0.1535575583</text:p>
          </table:table-cell>
          <table:table-cell table:formula="of:=[.C216]/MAX([.C$2:.C$343])" office:value-type="float" office:value="0.884363702491151" calcext:value-type="float">
            <text:p>0.8843637025</text:p>
          </table:table-cell>
          <table:table-cell table:formula="of:=[.A216]*(24/4)*365" office:value-type="float" office:value="21829.7706968125" calcext:value-type="float">
            <text:p>21829.7706968125</text:p>
          </table:table-cell>
          <table:table-cell table:number-columns-repeated="2"/>
        </table:table-row>
        <table:table-row table:style-name="ro1">
          <table:table-cell office:value-type="float" office:value="9.9660166442193" calcext:value-type="float">
            <text:p>9.9660166442</text:p>
          </table:table-cell>
          <table:table-cell office:value-type="float" office:value="6.51364560263" calcext:value-type="float">
            <text:p>6.5136456026</text:p>
          </table:table-cell>
          <table:table-cell table:formula="of:=1/[.B217]" office:value-type="float" office:value="0.153523857606903" calcext:value-type="float">
            <text:p>0.1535238576</text:p>
          </table:table-cell>
          <table:table-cell table:formula="of:=[.C217]/MAX([.C$2:.C$343])" office:value-type="float" office:value="0.884169614369101" calcext:value-type="float">
            <text:p>0.8841696144</text:p>
          </table:table-cell>
          <table:table-cell table:formula="of:=[.A217]*(24/4)*365" office:value-type="float" office:value="21825.5764508403" calcext:value-type="float">
            <text:p>21825.5764508403</text:p>
          </table:table-cell>
          <table:table-cell table:number-columns-repeated="2"/>
        </table:table-row>
        <table:table-row table:style-name="ro1">
          <table:table-cell office:value-type="float" office:value="9.96501976183409" calcext:value-type="float">
            <text:p>9.9650197618</text:p>
          </table:table-cell>
          <table:table-cell office:value-type="float" office:value="6.51931476686337" calcext:value-type="float">
            <text:p>6.5193147669</text:p>
          </table:table-cell>
          <table:table-cell table:formula="of:=1/[.B218]" office:value-type="float" office:value="0.153390354011259" calcext:value-type="float">
            <text:p>0.153390354</text:p>
          </table:table-cell>
          <table:table-cell table:formula="of:=[.C218]/MAX([.C$2:.C$343])" office:value-type="float" office:value="0.88340074479718" calcext:value-type="float">
            <text:p>0.8834007448</text:p>
          </table:table-cell>
          <table:table-cell table:formula="of:=[.A218]*(24/4)*365" office:value-type="float" office:value="21823.3932784167" calcext:value-type="float">
            <text:p>21823.3932784167</text:p>
          </table:table-cell>
          <table:table-cell table:number-columns-repeated="2"/>
        </table:table-row>
        <table:table-row table:style-name="ro1">
          <table:table-cell office:value-type="float" office:value="9.96320648949455" calcext:value-type="float">
            <text:p>9.9632064895</text:p>
          </table:table-cell>
          <table:table-cell office:value-type="float" office:value="6.52298060712928" calcext:value-type="float">
            <text:p>6.5229806071</text:p>
          </table:table-cell>
          <table:table-cell table:formula="of:=1/[.B219]" office:value-type="float" office:value="0.153304150392085" calcext:value-type="float">
            <text:p>0.1533041504</text:p>
          </table:table-cell>
          <table:table-cell table:formula="of:=[.C219]/MAX([.C$2:.C$343])" office:value-type="float" office:value="0.882904283713473" calcext:value-type="float">
            <text:p>0.8829042837</text:p>
          </table:table-cell>
          <table:table-cell table:formula="of:=[.A219]*(24/4)*365" office:value-type="float" office:value="21819.4222119931" calcext:value-type="float">
            <text:p>21819.4222119931</text:p>
          </table:table-cell>
          <table:table-cell table:number-columns-repeated="2"/>
        </table:table-row>
        <table:table-row table:style-name="ro1">
          <table:table-cell office:value-type="float" office:value="9.96192968710046" calcext:value-type="float">
            <text:p>9.9619296871</text:p>
          </table:table-cell>
          <table:table-cell office:value-type="float" office:value="6.52983708886585" calcext:value-type="float">
            <text:p>6.5298370889</text:p>
          </table:table-cell>
          <table:table-cell table:formula="of:=1/[.B220]" office:value-type="float" office:value="0.153143177446972" calcext:value-type="float">
            <text:p>0.1531431774</text:p>
          </table:table-cell>
          <table:table-cell table:formula="of:=[.C220]/MAX([.C$2:.C$343])" office:value-type="float" office:value="0.881977213556281" calcext:value-type="float">
            <text:p>0.8819772136</text:p>
          </table:table-cell>
          <table:table-cell table:formula="of:=[.A220]*(24/4)*365" office:value-type="float" office:value="21816.62601475" calcext:value-type="float">
            <text:p>21816.62601475</text:p>
          </table:table-cell>
          <table:table-cell table:number-columns-repeated="2"/>
        </table:table-row>
        <table:table-row table:style-name="ro1">
          <table:table-cell office:value-type="float" office:value="9.95816567861491" calcext:value-type="float">
            <text:p>9.9581656786</text:p>
          </table:table-cell>
          <table:table-cell office:value-type="float" office:value="6.53404778432798" calcext:value-type="float">
            <text:p>6.5340477843</text:p>
          </table:table-cell>
          <table:table-cell table:formula="of:=1/[.B221]" office:value-type="float" office:value="0.15304448834894" calcext:value-type="float">
            <text:p>0.1530444883</text:p>
          </table:table-cell>
          <table:table-cell table:formula="of:=[.C221]/MAX([.C$2:.C$343])" office:value-type="float" office:value="0.881408846508257" calcext:value-type="float">
            <text:p>0.8814088465</text:p>
          </table:table-cell>
          <table:table-cell table:formula="of:=[.A221]*(24/4)*365" office:value-type="float" office:value="21808.3828361667" calcext:value-type="float">
            <text:p>21808.3828361667</text:p>
          </table:table-cell>
          <table:table-cell table:number-columns-repeated="2"/>
        </table:table-row>
        <table:table-row table:style-name="ro1">
          <table:table-cell office:value-type="float" office:value="9.95806790905949" calcext:value-type="float">
            <text:p>9.9580679091</text:p>
          </table:table-cell>
          <table:table-cell office:value-type="float" office:value="6.53712572310089" calcext:value-type="float">
            <text:p>6.5371257231</text:p>
          </table:table-cell>
          <table:table-cell table:formula="of:=1/[.B222]" office:value-type="float" office:value="0.152972428917223" calcext:value-type="float">
            <text:p>0.1529724289</text:p>
          </table:table-cell>
          <table:table-cell table:formula="of:=[.C222]/MAX([.C$2:.C$343])" office:value-type="float" office:value="0.880993844169558" calcext:value-type="float">
            <text:p>0.8809938442</text:p>
          </table:table-cell>
          <table:table-cell table:formula="of:=[.A222]*(24/4)*365" office:value-type="float" office:value="21808.1687208403" calcext:value-type="float">
            <text:p>21808.1687208403</text:p>
          </table:table-cell>
          <table:table-cell table:number-columns-repeated="2"/>
        </table:table-row>
        <table:table-row table:style-name="ro1">
          <table:table-cell office:value-type="float" office:value="9.95783329186961" calcext:value-type="float">
            <text:p>9.9578332919</text:p>
          </table:table-cell>
          <table:table-cell office:value-type="float" office:value="6.53973312765159" calcext:value-type="float">
            <text:p>6.5397331277</text:p>
          </table:table-cell>
          <table:table-cell table:formula="of:=1/[.B223]" office:value-type="float" office:value="0.152911438506834" calcext:value-type="float">
            <text:p>0.1529114385</text:p>
          </table:table-cell>
          <table:table-cell table:formula="of:=[.C223]/MAX([.C$2:.C$343])" office:value-type="float" office:value="0.880642590178977" calcext:value-type="float">
            <text:p>0.8806425902</text:p>
          </table:table-cell>
          <table:table-cell table:formula="of:=[.A223]*(24/4)*365" office:value-type="float" office:value="21807.6549091944" calcext:value-type="float">
            <text:p>21807.6549091944</text:p>
          </table:table-cell>
          <table:table-cell table:number-columns-repeated="2"/>
        </table:table-row>
        <table:table-row table:style-name="ro1">
          <table:table-cell office:value-type="float" office:value="9.95713542270104" calcext:value-type="float">
            <text:p>9.9571354227</text:p>
          </table:table-cell>
          <table:table-cell office:value-type="float" office:value="6.541164600665" calcext:value-type="float">
            <text:p>6.5411646007</text:p>
          </table:table-cell>
          <table:table-cell table:formula="of:=1/[.B224]" office:value-type="float" office:value="0.152877975261215" calcext:value-type="float">
            <text:p>0.1528779753</text:p>
          </table:table-cell>
          <table:table-cell table:formula="of:=[.C224]/MAX([.C$2:.C$343])" office:value-type="float" office:value="0.880449869741675" calcext:value-type="float">
            <text:p>0.8804498697</text:p>
          </table:table-cell>
          <table:table-cell table:formula="of:=[.A224]*(24/4)*365" office:value-type="float" office:value="21806.1265757153" calcext:value-type="float">
            <text:p>21806.1265757153</text:p>
          </table:table-cell>
          <table:table-cell table:number-columns-repeated="2"/>
        </table:table-row>
        <table:table-row table:style-name="ro1">
          <table:table-cell office:value-type="float" office:value="9.95578409353754" calcext:value-type="float">
            <text:p>9.9557840935</text:p>
          </table:table-cell>
          <table:table-cell office:value-type="float" office:value="6.5469427947039" calcext:value-type="float">
            <text:p>6.5469427947</text:p>
          </table:table-cell>
          <table:table-cell table:formula="of:=1/[.B225]" office:value-type="float" office:value="0.152743048375028" calcext:value-type="float">
            <text:p>0.1527430484</text:p>
          </table:table-cell>
          <table:table-cell table:formula="of:=[.C225]/MAX([.C$2:.C$343])" office:value-type="float" office:value="0.87967280320109" calcext:value-type="float">
            <text:p>0.8796728032</text:p>
          </table:table-cell>
          <table:table-cell table:formula="of:=[.A225]*(24/4)*365" office:value-type="float" office:value="21803.1671648472" calcext:value-type="float">
            <text:p>21803.1671648472</text:p>
          </table:table-cell>
          <table:table-cell table:number-columns-repeated="2"/>
        </table:table-row>
        <table:table-row table:style-name="ro1">
          <table:table-cell office:value-type="float" office:value="9.95308241171677" calcext:value-type="float">
            <text:p>9.9530824117</text:p>
          </table:table-cell>
          <table:table-cell office:value-type="float" office:value="6.54855528621034" calcext:value-type="float">
            <text:p>6.5485552862</text:p>
          </table:table-cell>
          <table:table-cell table:formula="of:=1/[.B226]" office:value-type="float" office:value="0.152705437504018" calcext:value-type="float">
            <text:p>0.1527054375</text:p>
          </table:table-cell>
          <table:table-cell table:formula="of:=[.C226]/MAX([.C$2:.C$343])" office:value-type="float" office:value="0.879456195894346" calcext:value-type="float">
            <text:p>0.8794561959</text:p>
          </table:table-cell>
          <table:table-cell table:formula="of:=[.A226]*(24/4)*365" office:value-type="float" office:value="21797.2504816597" calcext:value-type="float">
            <text:p>21797.2504816597</text:p>
          </table:table-cell>
          <table:table-cell table:number-columns-repeated="2"/>
        </table:table-row>
        <table:table-row table:style-name="ro1">
          <table:table-cell office:value-type="float" office:value="9.95280429497083" calcext:value-type="float">
            <text:p>9.952804295</text:p>
          </table:table-cell>
          <table:table-cell office:value-type="float" office:value="6.55069915339857" calcext:value-type="float">
            <text:p>6.5506991534</text:p>
          </table:table-cell>
          <table:table-cell table:formula="of:=1/[.B227]" office:value-type="float" office:value="0.152655461132143" calcext:value-type="float">
            <text:p>0.1526554611</text:p>
          </table:table-cell>
          <table:table-cell table:formula="of:=[.C227]/MAX([.C$2:.C$343])" office:value-type="float" office:value="0.879168373596648" calcext:value-type="float">
            <text:p>0.8791683736</text:p>
          </table:table-cell>
          <table:table-cell table:formula="of:=[.A227]*(24/4)*365" office:value-type="float" office:value="21796.6414059861" calcext:value-type="float">
            <text:p>21796.6414059861</text:p>
          </table:table-cell>
          <table:table-cell table:number-columns-repeated="2"/>
        </table:table-row>
        <table:table-row table:style-name="ro1">
          <table:table-cell office:value-type="float" office:value="9.95152719005264" calcext:value-type="float">
            <text:p>9.9515271901</text:p>
          </table:table-cell>
          <table:table-cell office:value-type="float" office:value="6.55217841073975" calcext:value-type="float">
            <text:p>6.5521784107</text:p>
          </table:table-cell>
          <table:table-cell table:formula="of:=1/[.B228]" office:value-type="float" office:value="0.152620996760541" calcext:value-type="float">
            <text:p>0.1526209968</text:p>
          </table:table-cell>
          <table:table-cell table:formula="of:=[.C228]/MAX([.C$2:.C$343])" office:value-type="float" office:value="0.878969887507099" calcext:value-type="float">
            <text:p>0.8789698875</text:p>
          </table:table-cell>
          <table:table-cell table:formula="of:=[.A228]*(24/4)*365" office:value-type="float" office:value="21793.8445462153" calcext:value-type="float">
            <text:p>21793.8445462153</text:p>
          </table:table-cell>
          <table:table-cell table:number-columns-repeated="2"/>
        </table:table-row>
        <table:table-row table:style-name="ro1">
          <table:table-cell office:value-type="float" office:value="9.95134901503044" calcext:value-type="float">
            <text:p>9.951349015</text:p>
          </table:table-cell>
          <table:table-cell office:value-type="float" office:value="6.55224209869082" calcext:value-type="float">
            <text:p>6.5522420987</text:p>
          </table:table-cell>
          <table:table-cell table:formula="of:=1/[.B229]" office:value-type="float" office:value="0.152619513280775" calcext:value-type="float">
            <text:p>0.1526195133</text:p>
          </table:table-cell>
          <table:table-cell table:formula="of:=[.C229]/MAX([.C$2:.C$343])" office:value-type="float" office:value="0.878961343898613" calcext:value-type="float">
            <text:p>0.8789613439</text:p>
          </table:table-cell>
          <table:table-cell table:formula="of:=[.A229]*(24/4)*365" office:value-type="float" office:value="21793.4543429167" calcext:value-type="float">
            <text:p>21793.4543429167</text:p>
          </table:table-cell>
          <table:table-cell table:number-columns-repeated="2"/>
        </table:table-row>
        <table:table-row table:style-name="ro1">
          <table:table-cell office:value-type="float" office:value="9.95019499514206" calcext:value-type="float">
            <text:p>9.9501949951</text:p>
          </table:table-cell>
          <table:table-cell office:value-type="float" office:value="6.55667757515677" calcext:value-type="float">
            <text:p>6.5566775752</text:p>
          </table:table-cell>
          <table:table-cell table:formula="of:=1/[.B230]" office:value-type="float" office:value="0.152516268878158" calcext:value-type="float">
            <text:p>0.1525162689</text:p>
          </table:table-cell>
          <table:table-cell table:formula="of:=[.C230]/MAX([.C$2:.C$343])" office:value-type="float" office:value="0.878366742088375" calcext:value-type="float">
            <text:p>0.8783667421</text:p>
          </table:table-cell>
          <table:table-cell table:formula="of:=[.A230]*(24/4)*365" office:value-type="float" office:value="21790.9270393611" calcext:value-type="float">
            <text:p>21790.9270393611</text:p>
          </table:table-cell>
          <table:table-cell table:number-columns-repeated="2"/>
        </table:table-row>
        <table:table-row table:style-name="ro1">
          <table:table-cell office:value-type="float" office:value="9.94780900846651" calcext:value-type="float">
            <text:p>9.9478090085</text:p>
          </table:table-cell>
          <table:table-cell office:value-type="float" office:value="6.56087462582431" calcext:value-type="float">
            <text:p>6.5608746258</text:p>
          </table:table-cell>
          <table:table-cell table:formula="of:=1/[.B231]" office:value-type="float" office:value="0.152418702845485" calcext:value-type="float">
            <text:p>0.1524187028</text:p>
          </table:table-cell>
          <table:table-cell table:formula="of:=[.C231]/MAX([.C$2:.C$343])" office:value-type="float" office:value="0.87780484296189" calcext:value-type="float">
            <text:p>0.877804843</text:p>
          </table:table-cell>
          <table:table-cell table:formula="of:=[.A231]*(24/4)*365" office:value-type="float" office:value="21785.7017285417" calcext:value-type="float">
            <text:p>21785.7017285417</text:p>
          </table:table-cell>
          <table:table-cell table:number-columns-repeated="2"/>
        </table:table-row>
        <table:table-row table:style-name="ro1">
          <table:table-cell office:value-type="float" office:value="9.94671535969368" calcext:value-type="float">
            <text:p>9.9467153597</text:p>
          </table:table-cell>
          <table:table-cell office:value-type="float" office:value="6.56190242961841" calcext:value-type="float">
            <text:p>6.5619024296</text:p>
          </table:table-cell>
          <table:table-cell table:formula="of:=1/[.B232]" office:value-type="float" office:value="0.152394829201712" calcext:value-type="float">
            <text:p>0.1523948292</text:p>
          </table:table-cell>
          <table:table-cell table:formula="of:=[.C232]/MAX([.C$2:.C$343])" office:value-type="float" office:value="0.877667350648075" calcext:value-type="float">
            <text:p>0.8776673506</text:p>
          </table:table-cell>
          <table:table-cell table:formula="of:=[.A232]*(24/4)*365" office:value-type="float" office:value="21783.3066377292" calcext:value-type="float">
            <text:p>21783.3066377292</text:p>
          </table:table-cell>
          <table:table-cell table:number-columns-repeated="2"/>
        </table:table-row>
        <table:table-row table:style-name="ro1">
          <table:table-cell office:value-type="float" office:value="9.94655151432332" calcext:value-type="float">
            <text:p>9.9465515143</text:p>
          </table:table-cell>
          <table:table-cell office:value-type="float" office:value="6.56244045323511" calcext:value-type="float">
            <text:p>6.5624404532</text:p>
          </table:table-cell>
          <table:table-cell table:formula="of:=1/[.B233]" office:value-type="float" office:value="0.152382335066679" calcext:value-type="float">
            <text:p>0.1523823351</text:p>
          </table:table-cell>
          <table:table-cell table:formula="of:=[.C233]/MAX([.C$2:.C$343])" office:value-type="float" office:value="0.877595394831391" calcext:value-type="float">
            <text:p>0.8775953948</text:p>
          </table:table-cell>
          <table:table-cell table:formula="of:=[.A233]*(24/4)*365" office:value-type="float" office:value="21782.9478163681" calcext:value-type="float">
            <text:p>21782.9478163681</text:p>
          </table:table-cell>
          <table:table-cell table:number-columns-repeated="2"/>
        </table:table-row>
        <table:table-row table:style-name="ro1">
          <table:table-cell office:value-type="float" office:value="9.94627956690132" calcext:value-type="float">
            <text:p>9.9462795669</text:p>
          </table:table-cell>
          <table:table-cell office:value-type="float" office:value="6.56641037224783" calcext:value-type="float">
            <text:p>6.5664103722</text:p>
          </table:table-cell>
          <table:table-cell table:formula="of:=1/[.B234]" office:value-type="float" office:value="0.15229020778634" calcext:value-type="float">
            <text:p>0.1522902078</text:p>
          </table:table-cell>
          <table:table-cell table:formula="of:=[.C234]/MAX([.C$2:.C$343])" office:value-type="float" office:value="0.877064818390701" calcext:value-type="float">
            <text:p>0.8770648184</text:p>
          </table:table-cell>
          <table:table-cell table:formula="of:=[.A234]*(24/4)*365" office:value-type="float" office:value="21782.3522515139" calcext:value-type="float">
            <text:p>21782.3522515139</text:p>
          </table:table-cell>
          <table:table-cell table:number-columns-repeated="2"/>
        </table:table-row>
        <table:table-row table:style-name="ro1">
          <table:table-cell office:value-type="float" office:value="9.94280021339739" calcext:value-type="float">
            <text:p>9.9428002134</text:p>
          </table:table-cell>
          <table:table-cell office:value-type="float" office:value="6.57118698694308" calcext:value-type="float">
            <text:p>6.5711869869</text:p>
          </table:table-cell>
          <table:table-cell table:formula="of:=1/[.B235]" office:value-type="float" office:value="0.152179507596876" calcext:value-type="float">
            <text:p>0.1521795076</text:p>
          </table:table-cell>
          <table:table-cell table:formula="of:=[.C235]/MAX([.C$2:.C$343])" office:value-type="float" office:value="0.876427277455016" calcext:value-type="float">
            <text:p>0.8764272775</text:p>
          </table:table-cell>
          <table:table-cell table:formula="of:=[.A235]*(24/4)*365" office:value-type="float" office:value="21774.7324673403" calcext:value-type="float">
            <text:p>21774.7324673403</text:p>
          </table:table-cell>
          <table:table-cell table:number-columns-repeated="2"/>
        </table:table-row>
        <table:table-row table:style-name="ro1">
          <table:table-cell office:value-type="float" office:value="9.94175739805936" calcext:value-type="float">
            <text:p>9.9417573981</text:p>
          </table:table-cell>
          <table:table-cell office:value-type="float" office:value="6.5736372468002" calcext:value-type="float">
            <text:p>6.5736372468</text:p>
          </table:table-cell>
          <table:table-cell table:formula="of:=1/[.B236]" office:value-type="float" office:value="0.152122784153744" calcext:value-type="float">
            <text:p>0.1521227842</text:p>
          </table:table-cell>
          <table:table-cell table:formula="of:=[.C236]/MAX([.C$2:.C$343])" office:value-type="float" office:value="0.876100597643671" calcext:value-type="float">
            <text:p>0.8761005976</text:p>
          </table:table-cell>
          <table:table-cell table:formula="of:=[.A236]*(24/4)*365" office:value-type="float" office:value="21772.44870175" calcext:value-type="float">
            <text:p>21772.44870175</text:p>
          </table:table-cell>
          <table:table-cell table:number-columns-repeated="2"/>
        </table:table-row>
        <table:table-row table:style-name="ro1">
          <table:table-cell office:value-type="float" office:value="9.94174040234335" calcext:value-type="float">
            <text:p>9.9417404023</text:p>
          </table:table-cell>
          <table:table-cell office:value-type="float" office:value="6.57891721300959" calcext:value-type="float">
            <text:p>6.578917213</text:p>
          </table:table-cell>
          <table:table-cell table:formula="of:=1/[.B237]" office:value-type="float" office:value="0.15200069671382" calcext:value-type="float">
            <text:p>0.1520006967</text:p>
          </table:table-cell>
          <table:table-cell table:formula="of:=[.C237]/MAX([.C$2:.C$343])" office:value-type="float" office:value="0.875397475624985" calcext:value-type="float">
            <text:p>0.8753974756</text:p>
          </table:table-cell>
          <table:table-cell table:formula="of:=[.A237]*(24/4)*365" office:value-type="float" office:value="21772.4114811319" calcext:value-type="float">
            <text:p>21772.4114811319</text:p>
          </table:table-cell>
          <table:table-cell table:number-columns-repeated="2"/>
        </table:table-row>
        <table:table-row table:style-name="ro1">
          <table:table-cell office:value-type="float" office:value="9.94171607622083" calcext:value-type="float">
            <text:p>9.9417160762</text:p>
          </table:table-cell>
          <table:table-cell office:value-type="float" office:value="6.57920450663896" calcext:value-type="float">
            <text:p>6.5792045066</text:p>
          </table:table-cell>
          <table:table-cell table:formula="of:=1/[.B238]" office:value-type="float" office:value="0.151994059310805" calcext:value-type="float">
            <text:p>0.1519940593</text:p>
          </table:table-cell>
          <table:table-cell table:formula="of:=[.C238]/MAX([.C$2:.C$343])" office:value-type="float" office:value="0.875359249709122" calcext:value-type="float">
            <text:p>0.8753592497</text:p>
          </table:table-cell>
          <table:table-cell table:formula="of:=[.A238]*(24/4)*365" office:value-type="float" office:value="21772.3582069236" calcext:value-type="float">
            <text:p>21772.3582069236</text:p>
          </table:table-cell>
          <table:table-cell table:number-columns-repeated="2"/>
        </table:table-row>
        <table:table-row table:style-name="ro1">
          <table:table-cell office:value-type="float" office:value="9.93815189838597" calcext:value-type="float">
            <text:p>9.9381518984</text:p>
          </table:table-cell>
          <table:table-cell office:value-type="float" office:value="6.58344684406756" calcext:value-type="float">
            <text:p>6.5834468441</text:p>
          </table:table-cell>
          <table:table-cell table:formula="of:=1/[.B239]" office:value-type="float" office:value="0.151896115163611" calcext:value-type="float">
            <text:p>0.1518961152</text:p>
          </table:table-cell>
          <table:table-cell table:formula="of:=[.C239]/MAX([.C$2:.C$343])" office:value-type="float" office:value="0.874795172957768" calcext:value-type="float">
            <text:p>0.874795173</text:p>
          </table:table-cell>
          <table:table-cell table:formula="of:=[.A239]*(24/4)*365" office:value-type="float" office:value="21764.5526574653" calcext:value-type="float">
            <text:p>21764.5526574653</text:p>
          </table:table-cell>
          <table:table-cell table:number-columns-repeated="2"/>
        </table:table-row>
        <table:table-row table:style-name="ro1">
          <table:table-cell office:value-type="float" office:value="9.93811402850076" calcext:value-type="float">
            <text:p>9.9381140285</text:p>
          </table:table-cell>
          <table:table-cell office:value-type="float" office:value="6.58628084770373" calcext:value-type="float">
            <text:p>6.5862808477</text:p>
          </table:table-cell>
          <table:table-cell table:formula="of:=1/[.B240]" office:value-type="float" office:value="0.15183075594911" calcext:value-type="float">
            <text:p>0.1518307559</text:p>
          </table:table-cell>
          <table:table-cell table:formula="of:=[.C240]/MAX([.C$2:.C$343])" office:value-type="float" office:value="0.874418758292437" calcext:value-type="float">
            <text:p>0.8744187583</text:p>
          </table:table-cell>
          <table:table-cell table:formula="of:=[.A240]*(24/4)*365" office:value-type="float" office:value="21764.4697224167" calcext:value-type="float">
            <text:p>21764.4697224167</text:p>
          </table:table-cell>
          <table:table-cell table:number-columns-repeated="2"/>
        </table:table-row>
        <table:table-row table:style-name="ro1">
          <table:table-cell office:value-type="float" office:value="9.93685380992516" calcext:value-type="float">
            <text:p>9.9368538099</text:p>
          </table:table-cell>
          <table:table-cell office:value-type="float" office:value="6.58642118891543" calcext:value-type="float">
            <text:p>6.5864211889</text:p>
          </table:table-cell>
          <table:table-cell table:formula="of:=1/[.B241]" office:value-type="float" office:value="0.151827520791252" calcext:value-type="float">
            <text:p>0.1518275208</text:p>
          </table:table-cell>
          <table:table-cell table:formula="of:=[.C241]/MAX([.C$2:.C$343])" office:value-type="float" office:value="0.87440012647638" calcext:value-type="float">
            <text:p>0.8744001265</text:p>
          </table:table-cell>
          <table:table-cell table:formula="of:=[.A241]*(24/4)*365" office:value-type="float" office:value="21761.7098437361" calcext:value-type="float">
            <text:p>21761.7098437361</text:p>
          </table:table-cell>
          <table:table-cell table:number-columns-repeated="2"/>
        </table:table-row>
        <table:table-row table:style-name="ro1">
          <table:table-cell office:value-type="float" office:value="9.93579914574455" calcext:value-type="float">
            <text:p>9.9357991457</text:p>
          </table:table-cell>
          <table:table-cell office:value-type="float" office:value="6.58660725763523" calcext:value-type="float">
            <text:p>6.5866072576</text:p>
          </table:table-cell>
          <table:table-cell table:formula="of:=1/[.B242]" office:value-type="float" office:value="0.151823231731449" calcext:value-type="float">
            <text:p>0.1518232317</text:p>
          </table:table-cell>
          <table:table-cell table:formula="of:=[.C242]/MAX([.C$2:.C$343])" office:value-type="float" office:value="0.87437542506247" calcext:value-type="float">
            <text:p>0.8743754251</text:p>
          </table:table-cell>
          <table:table-cell table:formula="of:=[.A242]*(24/4)*365" office:value-type="float" office:value="21759.4001291806" calcext:value-type="float">
            <text:p>21759.4001291806</text:p>
          </table:table-cell>
          <table:table-cell table:number-columns-repeated="2"/>
        </table:table-row>
        <table:table-row table:style-name="ro1">
          <table:table-cell office:value-type="float" office:value="9.9345534254915" calcext:value-type="float">
            <text:p>9.9345534255</text:p>
          </table:table-cell>
          <table:table-cell office:value-type="float" office:value="6.59478476851617" calcext:value-type="float">
            <text:p>6.5947847685</text:p>
          </table:table-cell>
          <table:table-cell table:formula="of:=1/[.B243]" office:value-type="float" office:value="0.151634971435921" calcext:value-type="float">
            <text:p>0.1516349714</text:p>
          </table:table-cell>
          <table:table-cell table:formula="of:=[.C243]/MAX([.C$2:.C$343])" office:value-type="float" office:value="0.873291202483045" calcext:value-type="float">
            <text:p>0.8732912025</text:p>
          </table:table-cell>
          <table:table-cell table:formula="of:=[.A243]*(24/4)*365" office:value-type="float" office:value="21756.6720018264" calcext:value-type="float">
            <text:p>21756.6720018264</text:p>
          </table:table-cell>
          <table:table-cell table:number-columns-repeated="2"/>
        </table:table-row>
        <table:table-row table:style-name="ro1">
          <table:table-cell office:value-type="float" office:value="9.93288652663623" calcext:value-type="float">
            <text:p>9.9328865266</text:p>
          </table:table-cell>
          <table:table-cell office:value-type="float" office:value="6.59553174297121" calcext:value-type="float">
            <text:p>6.595531743</text:p>
          </table:table-cell>
          <table:table-cell table:formula="of:=1/[.B244]" office:value-type="float" office:value="0.151617798074536" calcext:value-type="float">
            <text:p>0.1516177981</text:p>
          </table:table-cell>
          <table:table-cell table:formula="of:=[.C244]/MAX([.C$2:.C$343])" office:value-type="float" office:value="0.873192298217933" calcext:value-type="float">
            <text:p>0.8731922982</text:p>
          </table:table-cell>
          <table:table-cell table:formula="of:=[.A244]*(24/4)*365" office:value-type="float" office:value="21753.0214933333" calcext:value-type="float">
            <text:p>21753.0214933333</text:p>
          </table:table-cell>
          <table:table-cell table:number-columns-repeated="2"/>
        </table:table-row>
        <table:table-row table:style-name="ro1">
          <table:table-cell office:value-type="float" office:value="9.93049931086378" calcext:value-type="float">
            <text:p>9.9304993109</text:p>
          </table:table-cell>
          <table:table-cell office:value-type="float" office:value="6.60149352652767" calcext:value-type="float">
            <text:p>6.6014935265</text:p>
          </table:table-cell>
          <table:table-cell table:formula="of:=1/[.B245]" office:value-type="float" office:value="0.151480872620955" calcext:value-type="float">
            <text:p>0.1514808726</text:p>
          </table:table-cell>
          <table:table-cell table:formula="of:=[.C245]/MAX([.C$2:.C$343])" office:value-type="float" office:value="0.872403721592927" calcext:value-type="float">
            <text:p>0.8724037216</text:p>
          </table:table-cell>
          <table:table-cell table:formula="of:=[.A245]*(24/4)*365" office:value-type="float" office:value="21747.7934907917" calcext:value-type="float">
            <text:p>21747.7934907917</text:p>
          </table:table-cell>
          <table:table-cell table:number-columns-repeated="2"/>
        </table:table-row>
        <table:table-row table:style-name="ro1">
          <table:table-cell office:value-type="float" office:value="9.92911447676307" calcext:value-type="float">
            <text:p>9.9291144768</text:p>
          </table:table-cell>
          <table:table-cell office:value-type="float" office:value="6.60549326942522" calcext:value-type="float">
            <text:p>6.6054932694</text:p>
          </table:table-cell>
          <table:table-cell table:formula="of:=1/[.B246]" office:value-type="float" office:value="0.151389148275828" calcext:value-type="float">
            <text:p>0.1513891483</text:p>
          </table:table-cell>
          <table:table-cell table:formula="of:=[.C246]/MAX([.C$2:.C$343])" office:value-type="float" office:value="0.871875465723621" calcext:value-type="float">
            <text:p>0.8718754657</text:p>
          </table:table-cell>
          <table:table-cell table:formula="of:=[.A246]*(24/4)*365" office:value-type="float" office:value="21744.7607041111" calcext:value-type="float">
            <text:p>21744.7607041111</text:p>
          </table:table-cell>
          <table:table-cell table:number-columns-repeated="2"/>
        </table:table-row>
        <table:table-row table:style-name="ro1">
          <table:table-cell office:value-type="float" office:value="9.92817231320078" calcext:value-type="float">
            <text:p>9.9281723132</text:p>
          </table:table-cell>
          <table:table-cell office:value-type="float" office:value="6.60714647494189" calcext:value-type="float">
            <text:p>6.6071464749</text:p>
          </table:table-cell>
          <table:table-cell table:formula="of:=1/[.B247]" office:value-type="float" office:value="0.151351268477637" calcext:value-type="float">
            <text:p>0.1513512685</text:p>
          </table:table-cell>
          <table:table-cell table:formula="of:=[.C247]/MAX([.C$2:.C$343])" office:value-type="float" office:value="0.871657309620188" calcext:value-type="float">
            <text:p>0.8716573096</text:p>
          </table:table-cell>
          <table:table-cell table:formula="of:=[.A247]*(24/4)*365" office:value-type="float" office:value="21742.6973659097" calcext:value-type="float">
            <text:p>21742.6973659097</text:p>
          </table:table-cell>
          <table:table-cell table:number-columns-repeated="2"/>
        </table:table-row>
        <table:table-row table:style-name="ro1">
          <table:table-cell office:value-type="float" office:value="9.92643324673072" calcext:value-type="float">
            <text:p>9.9264332467</text:p>
          </table:table-cell>
          <table:table-cell office:value-type="float" office:value="6.60916057884802" calcext:value-type="float">
            <text:p>6.6091605788</text:p>
          </table:table-cell>
          <table:table-cell table:formula="of:=1/[.B248]" office:value-type="float" office:value="0.151305145043745" calcext:value-type="float">
            <text:p>0.151305145</text:p>
          </table:table-cell>
          <table:table-cell table:formula="of:=[.C248]/MAX([.C$2:.C$343])" office:value-type="float" office:value="0.871391677037779" calcext:value-type="float">
            <text:p>0.871391677</text:p>
          </table:table-cell>
          <table:table-cell table:formula="of:=[.A248]*(24/4)*365" office:value-type="float" office:value="21738.8888103403" calcext:value-type="float">
            <text:p>21738.8888103403</text:p>
          </table:table-cell>
          <table:table-cell table:number-columns-repeated="2"/>
        </table:table-row>
        <table:table-row table:style-name="ro1">
          <table:table-cell office:value-type="float" office:value="9.92427653520104" calcext:value-type="float">
            <text:p>9.9242765352</text:p>
          </table:table-cell>
          <table:table-cell office:value-type="float" office:value="6.61556121793126" calcext:value-type="float">
            <text:p>6.6155612179</text:p>
          </table:table-cell>
          <table:table-cell table:formula="of:=1/[.B249]" office:value-type="float" office:value="0.151158755403779" calcext:value-type="float">
            <text:p>0.1511587554</text:p>
          </table:table-cell>
          <table:table-cell table:formula="of:=[.C249]/MAX([.C$2:.C$343])" office:value-type="float" office:value="0.870548594577936" calcext:value-type="float">
            <text:p>0.8705485946</text:p>
          </table:table-cell>
          <table:table-cell table:formula="of:=[.A249]*(24/4)*365" office:value-type="float" office:value="21734.1656120903" calcext:value-type="float">
            <text:p>21734.1656120903</text:p>
          </table:table-cell>
          <table:table-cell table:number-columns-repeated="2"/>
        </table:table-row>
        <table:table-row table:style-name="ro1">
          <table:table-cell office:value-type="float" office:value="9.92417363015601" calcext:value-type="float">
            <text:p>9.9241736302</text:p>
          </table:table-cell>
          <table:table-cell office:value-type="float" office:value="6.62186867573891" calcext:value-type="float">
            <text:p>6.6218686757</text:p>
          </table:table-cell>
          <table:table-cell table:formula="of:=1/[.B250]" office:value-type="float" office:value="0.151014773769794" calcext:value-type="float">
            <text:p>0.1510147738</text:p>
          </table:table-cell>
          <table:table-cell table:formula="of:=[.C250]/MAX([.C$2:.C$343])" office:value-type="float" office:value="0.869719380227925" calcext:value-type="float">
            <text:p>0.8697193802</text:p>
          </table:table-cell>
          <table:table-cell table:formula="of:=[.A250]*(24/4)*365" office:value-type="float" office:value="21733.9402500417" calcext:value-type="float">
            <text:p>21733.9402500417</text:p>
          </table:table-cell>
          <table:table-cell table:number-columns-repeated="2"/>
        </table:table-row>
        <table:table-row table:style-name="ro1">
          <table:table-cell office:value-type="float" office:value="9.92328642305936" calcext:value-type="float">
            <text:p>9.9232864231</text:p>
          </table:table-cell>
          <table:table-cell office:value-type="float" office:value="6.62212083815419" calcext:value-type="float">
            <text:p>6.6221208382</text:p>
          </table:table-cell>
          <table:table-cell table:formula="of:=1/[.B251]" office:value-type="float" office:value="0.15100902330842" calcext:value-type="float">
            <text:p>0.1510090233</text:p>
          </table:table-cell>
          <table:table-cell table:formula="of:=[.C251]/MAX([.C$2:.C$343])" office:value-type="float" office:value="0.869686262357549" calcext:value-type="float">
            <text:p>0.8696862624</text:p>
          </table:table-cell>
          <table:table-cell table:formula="of:=[.A251]*(24/4)*365" office:value-type="float" office:value="21731.9972665" calcext:value-type="float">
            <text:p>21731.9972665</text:p>
          </table:table-cell>
          <table:table-cell table:number-columns-repeated="2"/>
        </table:table-row>
        <table:table-row table:style-name="ro1">
          <table:table-cell office:value-type="float" office:value="9.92140575924341" calcext:value-type="float">
            <text:p>9.9214057592</text:p>
          </table:table-cell>
          <table:table-cell office:value-type="float" office:value="6.62355337630638" calcext:value-type="float">
            <text:p>6.6235533763</text:p>
          </table:table-cell>
          <table:table-cell table:formula="of:=1/[.B252]" office:value-type="float" office:value="0.150976363167416" calcext:value-type="float">
            <text:p>0.1509763632</text:p>
          </table:table-cell>
          <table:table-cell table:formula="of:=[.C252]/MAX([.C$2:.C$343])" office:value-type="float" office:value="0.869498167134263" calcext:value-type="float">
            <text:p>0.8694981671</text:p>
          </table:table-cell>
          <table:table-cell table:formula="of:=[.A252]*(24/4)*365" office:value-type="float" office:value="21727.8786127431" calcext:value-type="float">
            <text:p>21727.8786127431</text:p>
          </table:table-cell>
          <table:table-cell table:number-columns-repeated="2"/>
        </table:table-row>
        <table:table-row table:style-name="ro1">
          <table:table-cell office:value-type="float" office:value="9.92056332756215" calcext:value-type="float">
            <text:p>9.9205633276</text:p>
          </table:table-cell>
          <table:table-cell office:value-type="float" office:value="6.62485596753183" calcext:value-type="float">
            <text:p>6.6248559675</text:p>
          </table:table-cell>
          <table:table-cell table:formula="of:=1/[.B253]" office:value-type="float" office:value="0.15094667792039" calcext:value-type="float">
            <text:p>0.1509466779</text:p>
          </table:table-cell>
          <table:table-cell table:formula="of:=[.C253]/MAX([.C$2:.C$343])" office:value-type="float" office:value="0.869327204823746" calcext:value-type="float">
            <text:p>0.8693272048</text:p>
          </table:table-cell>
          <table:table-cell table:formula="of:=[.A253]*(24/4)*365" office:value-type="float" office:value="21726.0336873611" calcext:value-type="float">
            <text:p>21726.0336873611</text:p>
          </table:table-cell>
          <table:table-cell table:number-columns-repeated="2"/>
        </table:table-row>
        <table:table-row table:style-name="ro1">
          <table:table-cell office:value-type="float" office:value="9.91961787907788" calcext:value-type="float">
            <text:p>9.9196178791</text:p>
          </table:table-cell>
          <table:table-cell office:value-type="float" office:value="6.62958213505244" calcext:value-type="float">
            <text:p>6.6295821351</text:p>
          </table:table-cell>
          <table:table-cell table:formula="of:=1/[.B254]" office:value-type="float" office:value="0.150839069435873" calcext:value-type="float">
            <text:p>0.1508390694</text:p>
          </table:table-cell>
          <table:table-cell table:formula="of:=[.C254]/MAX([.C$2:.C$343])" office:value-type="float" office:value="0.868707469534776" calcext:value-type="float">
            <text:p>0.8687074695</text:p>
          </table:table-cell>
          <table:table-cell table:formula="of:=[.A254]*(24/4)*365" office:value-type="float" office:value="21723.9631551806" calcext:value-type="float">
            <text:p>21723.9631551806</text:p>
          </table:table-cell>
          <table:table-cell table:number-columns-repeated="2"/>
        </table:table-row>
        <table:table-row table:style-name="ro1">
          <table:table-cell office:value-type="float" office:value="9.91770496015665" calcext:value-type="float">
            <text:p>9.9177049602</text:p>
          </table:table-cell>
          <table:table-cell office:value-type="float" office:value="6.63208205241238" calcext:value-type="float">
            <text:p>6.6320820524</text:p>
          </table:table-cell>
          <table:table-cell table:formula="of:=1/[.B255]" office:value-type="float" office:value="0.150782211694178" calcext:value-type="float">
            <text:p>0.1507822117</text:p>
          </table:table-cell>
          <table:table-cell table:formula="of:=[.C255]/MAX([.C$2:.C$343])" office:value-type="float" office:value="0.868380016275506" calcext:value-type="float">
            <text:p>0.8683800163</text:p>
          </table:table-cell>
          <table:table-cell table:formula="of:=[.A255]*(24/4)*365" office:value-type="float" office:value="21719.7738627431" calcext:value-type="float">
            <text:p>21719.7738627431</text:p>
          </table:table-cell>
          <table:table-cell table:number-columns-repeated="2"/>
        </table:table-row>
        <table:table-row table:style-name="ro1">
          <table:table-cell office:value-type="float" office:value="9.91746474331558" calcext:value-type="float">
            <text:p>9.9174647433</text:p>
          </table:table-cell>
          <table:table-cell office:value-type="float" office:value="6.63483102859367" calcext:value-type="float">
            <text:p>6.6348310286</text:p>
          </table:table-cell>
          <table:table-cell table:formula="of:=1/[.B256]" office:value-type="float" office:value="0.150719738858513" calcext:value-type="float">
            <text:p>0.1507197389</text:p>
          </table:table-cell>
          <table:table-cell table:formula="of:=[.C256]/MAX([.C$2:.C$343])" office:value-type="float" office:value="0.868020224749428" calcext:value-type="float">
            <text:p>0.8680202247</text:p>
          </table:table-cell>
          <table:table-cell table:formula="of:=[.A256]*(24/4)*365" office:value-type="float" office:value="21719.2477878611" calcext:value-type="float">
            <text:p>21719.2477878611</text:p>
          </table:table-cell>
          <table:table-cell table:number-columns-repeated="2"/>
        </table:table-row>
        <table:table-row table:style-name="ro1">
          <table:table-cell office:value-type="float" office:value="9.91658091853437" calcext:value-type="float">
            <text:p>9.9165809185</text:p>
          </table:table-cell>
          <table:table-cell office:value-type="float" office:value="6.63642432923826" calcext:value-type="float">
            <text:p>6.6364243292</text:p>
          </table:table-cell>
          <table:table-cell table:formula="of:=1/[.B257]" office:value-type="float" office:value="0.150683553430162" calcext:value-type="float">
            <text:p>0.1506835534</text:p>
          </table:table-cell>
          <table:table-cell table:formula="of:=[.C257]/MAX([.C$2:.C$343])" office:value-type="float" office:value="0.867811826805746" calcext:value-type="float">
            <text:p>0.8678118268</text:p>
          </table:table-cell>
          <table:table-cell table:formula="of:=[.A257]*(24/4)*365" office:value-type="float" office:value="21717.3122115903" calcext:value-type="float">
            <text:p>21717.3122115903</text:p>
          </table:table-cell>
          <table:table-cell table:number-columns-repeated="2"/>
        </table:table-row>
        <table:table-row table:style-name="ro1">
          <table:table-cell office:value-type="float" office:value="9.91406039620751" calcext:value-type="float">
            <text:p>9.9140603962</text:p>
          </table:table-cell>
          <table:table-cell office:value-type="float" office:value="6.64376541237417" calcext:value-type="float">
            <text:p>6.6437654124</text:p>
          </table:table-cell>
          <table:table-cell table:formula="of:=1/[.B258]" office:value-type="float" office:value="0.150517054400728" calcext:value-type="float">
            <text:p>0.1505170544</text:p>
          </table:table-cell>
          <table:table-cell table:formula="of:=[.C258]/MAX([.C$2:.C$343])" office:value-type="float" office:value="0.866852931003219" calcext:value-type="float">
            <text:p>0.866852931</text:p>
          </table:table-cell>
          <table:table-cell table:formula="of:=[.A258]*(24/4)*365" office:value-type="float" office:value="21711.7922676944" calcext:value-type="float">
            <text:p>21711.7922676944</text:p>
          </table:table-cell>
          <table:table-cell table:number-columns-repeated="2"/>
        </table:table-row>
        <table:table-row table:style-name="ro1">
          <table:table-cell office:value-type="float" office:value="9.91375780492453" calcext:value-type="float">
            <text:p>9.9137578049</text:p>
          </table:table-cell>
          <table:table-cell office:value-type="float" office:value="6.64421357868273" calcext:value-type="float">
            <text:p>6.6442135787</text:p>
          </table:table-cell>
          <table:table-cell table:formula="of:=1/[.B259]" office:value-type="float" office:value="0.150506901705929" calcext:value-type="float">
            <text:p>0.1505069017</text:p>
          </table:table-cell>
          <table:table-cell table:formula="of:=[.C259]/MAX([.C$2:.C$343])" office:value-type="float" office:value="0.866794459933083" calcext:value-type="float">
            <text:p>0.8667944599</text:p>
          </table:table-cell>
          <table:table-cell table:formula="of:=[.A259]*(24/4)*365" office:value-type="float" office:value="21711.1295927847" calcext:value-type="float">
            <text:p>21711.1295927847</text:p>
          </table:table-cell>
          <table:table-cell table:number-columns-repeated="2"/>
        </table:table-row>
        <table:table-row table:style-name="ro1">
          <table:table-cell office:value-type="float" office:value="9.91301285324708" calcext:value-type="float">
            <text:p>9.9130128532</text:p>
          </table:table-cell>
          <table:table-cell office:value-type="float" office:value="6.64446427194115" calcext:value-type="float">
            <text:p>6.6444642719</text:p>
          </table:table-cell>
          <table:table-cell table:formula="of:=1/[.B260]" office:value-type="float" office:value="0.150501223134405" calcext:value-type="float">
            <text:p>0.1505012231</text:p>
          </table:table-cell>
          <table:table-cell table:formula="of:=[.C260]/MAX([.C$2:.C$343])" office:value-type="float" office:value="0.866761756088402" calcext:value-type="float">
            <text:p>0.8667617561</text:p>
          </table:table-cell>
          <table:table-cell table:formula="of:=[.A260]*(24/4)*365" office:value-type="float" office:value="21709.4981486111" calcext:value-type="float">
            <text:p>21709.4981486111</text:p>
          </table:table-cell>
          <table:table-cell table:number-columns-repeated="2"/>
        </table:table-row>
        <table:table-row table:style-name="ro1">
          <table:table-cell office:value-type="float" office:value="9.91245277938229" calcext:value-type="float">
            <text:p>9.9124527794</text:p>
          </table:table-cell>
          <table:table-cell office:value-type="float" office:value="6.64454131085544" calcext:value-type="float">
            <text:p>6.6445413109</text:p>
          </table:table-cell>
          <table:table-cell table:formula="of:=1/[.B261]" office:value-type="float" office:value="0.150499478175606" calcext:value-type="float">
            <text:p>0.1504994782</text:p>
          </table:table-cell>
          <table:table-cell table:formula="of:=[.C261]/MAX([.C$2:.C$343])" office:value-type="float" office:value="0.866751706578359" calcext:value-type="float">
            <text:p>0.8667517066</text:p>
          </table:table-cell>
          <table:table-cell table:formula="of:=[.A261]*(24/4)*365" office:value-type="float" office:value="21708.2715868472" calcext:value-type="float">
            <text:p>21708.2715868472</text:p>
          </table:table-cell>
          <table:table-cell table:number-columns-repeated="2"/>
        </table:table-row>
        <table:table-row table:style-name="ro1">
          <table:table-cell office:value-type="float" office:value="9.9113275405378" calcext:value-type="float">
            <text:p>9.9113275405</text:p>
          </table:table-cell>
          <table:table-cell office:value-type="float" office:value="6.6503733311298" calcext:value-type="float">
            <text:p>6.6503733311</text:p>
          </table:table-cell>
          <table:table-cell table:formula="of:=1/[.B262]" office:value-type="float" office:value="0.150367498215339" calcext:value-type="float">
            <text:p>0.1503674982</text:p>
          </table:table-cell>
          <table:table-cell table:formula="of:=[.C262]/MAX([.C$2:.C$343])" office:value-type="float" office:value="0.86599161187782" calcext:value-type="float">
            <text:p>0.8659916119</text:p>
          </table:table-cell>
          <table:table-cell table:formula="of:=[.A262]*(24/4)*365" office:value-type="float" office:value="21705.8073137778" calcext:value-type="float">
            <text:p>21705.8073137778</text:p>
          </table:table-cell>
          <table:table-cell table:number-columns-repeated="2"/>
        </table:table-row>
        <table:table-row table:style-name="ro1">
          <table:table-cell office:value-type="float" office:value="9.90736073218227" calcext:value-type="float">
            <text:p>9.9073607322</text:p>
          </table:table-cell>
          <table:table-cell office:value-type="float" office:value="6.65562942353978" calcext:value-type="float">
            <text:p>6.6556294235</text:p>
          </table:table-cell>
          <table:table-cell table:formula="of:=1/[.B263]" office:value-type="float" office:value="0.150248749797153" calcext:value-type="float">
            <text:p>0.1502487498</text:p>
          </table:table-cell>
          <table:table-cell table:formula="of:=[.C263]/MAX([.C$2:.C$343])" office:value-type="float" office:value="0.865307719844678" calcext:value-type="float">
            <text:p>0.8653077198</text:p>
          </table:table-cell>
          <table:table-cell table:formula="of:=[.A263]*(24/4)*365" office:value-type="float" office:value="21697.1200034792" calcext:value-type="float">
            <text:p>21697.1200034792</text:p>
          </table:table-cell>
          <table:table-cell table:number-columns-repeated="2"/>
        </table:table-row>
        <table:table-row table:style-name="ro1">
          <table:table-cell office:value-type="float" office:value="9.9073222479452" calcext:value-type="float">
            <text:p>9.9073222479</text:p>
          </table:table-cell>
          <table:table-cell office:value-type="float" office:value="6.66068714304098" calcext:value-type="float">
            <text:p>6.660687143</text:p>
          </table:table-cell>
          <table:table-cell table:formula="of:=1/[.B264]" office:value-type="float" office:value="0.150134660062031" calcext:value-type="float">
            <text:p>0.1501346601</text:p>
          </table:table-cell>
          <table:table-cell table:formula="of:=[.C264]/MAX([.C$2:.C$343])" office:value-type="float" office:value="0.864650657947728" calcext:value-type="float">
            <text:p>0.8646506579</text:p>
          </table:table-cell>
          <table:table-cell table:formula="of:=[.A264]*(24/4)*365" office:value-type="float" office:value="21697.035723" calcext:value-type="float">
            <text:p>21697.035723</text:p>
          </table:table-cell>
          <table:table-cell table:number-columns-repeated="2"/>
        </table:table-row>
        <table:table-row table:style-name="ro1">
          <table:table-cell office:value-type="float" office:value="9.90546039001776" calcext:value-type="float">
            <text:p>9.90546039</text:p>
          </table:table-cell>
          <table:table-cell office:value-type="float" office:value="6.66116164398677" calcext:value-type="float">
            <text:p>6.661161644</text:p>
          </table:table-cell>
          <table:table-cell table:formula="of:=1/[.B265]" office:value-type="float" office:value="0.150123965375128" calcext:value-type="float">
            <text:p>0.1501239654</text:p>
          </table:table-cell>
          <table:table-cell table:formula="of:=[.C265]/MAX([.C$2:.C$343])" office:value-type="float" office:value="0.864589065454272" calcext:value-type="float">
            <text:p>0.8645890655</text:p>
          </table:table-cell>
          <table:table-cell table:formula="of:=[.A265]*(24/4)*365" office:value-type="float" office:value="21692.9582541389" calcext:value-type="float">
            <text:p>21692.9582541389</text:p>
          </table:table-cell>
          <table:table-cell table:number-columns-repeated="2"/>
        </table:table-row>
        <table:table-row table:style-name="ro1">
          <table:table-cell office:value-type="float" office:value="9.90447718362823" calcext:value-type="float">
            <text:p>9.9044771836</text:p>
          </table:table-cell>
          <table:table-cell office:value-type="float" office:value="6.66603626981086" calcext:value-type="float">
            <text:p>6.6660362698</text:p>
          </table:table-cell>
          <table:table-cell table:formula="of:=1/[.B266]" office:value-type="float" office:value="0.150014185270608" calcext:value-type="float">
            <text:p>0.1500141853</text:p>
          </table:table-cell>
          <table:table-cell table:formula="of:=[.C266]/MAX([.C$2:.C$343])" office:value-type="float" office:value="0.863956823441911" calcext:value-type="float">
            <text:p>0.8639568234</text:p>
          </table:table-cell>
          <table:table-cell table:formula="of:=[.A266]*(24/4)*365" office:value-type="float" office:value="21690.8050321458" calcext:value-type="float">
            <text:p>21690.8050321458</text:p>
          </table:table-cell>
          <table:table-cell table:number-columns-repeated="2"/>
        </table:table-row>
        <table:table-row table:style-name="ro1">
          <table:table-cell office:value-type="float" office:value="9.90337514583968" calcext:value-type="float">
            <text:p>9.9033751458</text:p>
          </table:table-cell>
          <table:table-cell office:value-type="float" office:value="6.66808139129176" calcext:value-type="float">
            <text:p>6.6680813913</text:p>
          </table:table-cell>
          <table:table-cell table:formula="of:=1/[.B267]" office:value-type="float" office:value="0.149968175449382" calcext:value-type="float">
            <text:p>0.1499681754</text:p>
          </table:table-cell>
          <table:table-cell table:formula="of:=[.C267]/MAX([.C$2:.C$343])" office:value-type="float" office:value="0.863691845173875" calcext:value-type="float">
            <text:p>0.8636918452</text:p>
          </table:table-cell>
          <table:table-cell table:formula="of:=[.A267]*(24/4)*365" office:value-type="float" office:value="21688.3915693889" calcext:value-type="float">
            <text:p>21688.3915693889</text:p>
          </table:table-cell>
          <table:table-cell table:number-columns-repeated="2"/>
        </table:table-row>
        <table:table-row table:style-name="ro1">
          <table:table-cell office:value-type="float" office:value="9.90261741194825" calcext:value-type="float">
            <text:p>9.9026174119</text:p>
          </table:table-cell>
          <table:table-cell office:value-type="float" office:value="6.66943055479057" calcext:value-type="float">
            <text:p>6.6694305548</text:p>
          </table:table-cell>
          <table:table-cell table:formula="of:=1/[.B268]" office:value-type="float" office:value="0.149937838288415" calcext:value-type="float">
            <text:p>0.1499378383</text:p>
          </table:table-cell>
          <table:table-cell table:formula="of:=[.C268]/MAX([.C$2:.C$343])" office:value-type="float" office:value="0.863517128381766" calcext:value-type="float">
            <text:p>0.8635171284</text:p>
          </table:table-cell>
          <table:table-cell table:formula="of:=[.A268]*(24/4)*365" office:value-type="float" office:value="21686.7321321667" calcext:value-type="float">
            <text:p>21686.7321321667</text:p>
          </table:table-cell>
          <table:table-cell table:number-columns-repeated="2"/>
        </table:table-row>
        <table:table-row table:style-name="ro1">
          <table:table-cell office:value-type="float" office:value="9.9023704708365" calcext:value-type="float">
            <text:p>9.9023704708</text:p>
          </table:table-cell>
          <table:table-cell office:value-type="float" office:value="6.67524129065454" calcext:value-type="float">
            <text:p>6.6752412907</text:p>
          </table:table-cell>
          <table:table-cell table:formula="of:=1/[.B269]" office:value-type="float" office:value="0.149807318785617" calcext:value-type="float">
            <text:p>0.1498073188</text:p>
          </table:table-cell>
          <table:table-cell table:formula="of:=[.C269]/MAX([.C$2:.C$343])" office:value-type="float" office:value="0.862765444700449" calcext:value-type="float">
            <text:p>0.8627654447</text:p>
          </table:table-cell>
          <table:table-cell table:formula="of:=[.A269]*(24/4)*365" office:value-type="float" office:value="21686.1913311319" calcext:value-type="float">
            <text:p>21686.1913311319</text:p>
          </table:table-cell>
          <table:table-cell table:number-columns-repeated="2"/>
        </table:table-row>
        <table:table-row table:style-name="ro1">
          <table:table-cell office:value-type="float" office:value="9.90025652894153" calcext:value-type="float">
            <text:p>9.9002565289</text:p>
          </table:table-cell>
          <table:table-cell office:value-type="float" office:value="6.6766626815788" calcext:value-type="float">
            <text:p>6.6766626816</text:p>
          </table:table-cell>
          <table:table-cell table:formula="of:=1/[.B270]" office:value-type="float" office:value="0.149775426390649" calcext:value-type="float">
            <text:p>0.1497754264</text:p>
          </table:table-cell>
          <table:table-cell table:formula="of:=[.C270]/MAX([.C$2:.C$343])" office:value-type="float" office:value="0.862581771055194" calcext:value-type="float">
            <text:p>0.8625817711</text:p>
          </table:table-cell>
          <table:table-cell table:formula="of:=[.A270]*(24/4)*365" office:value-type="float" office:value="21681.5617983819" calcext:value-type="float">
            <text:p>21681.5617983819</text:p>
          </table:table-cell>
          <table:table-cell table:number-columns-repeated="2"/>
        </table:table-row>
        <table:table-row table:style-name="ro1">
          <table:table-cell office:value-type="float" office:value="9.89966582035452" calcext:value-type="float">
            <text:p>9.8996658204</text:p>
          </table:table-cell>
          <table:table-cell office:value-type="float" office:value="6.67705061245499" calcext:value-type="float">
            <text:p>6.6770506125</text:p>
          </table:table-cell>
          <table:table-cell table:formula="of:=1/[.B271]" office:value-type="float" office:value="0.149766724567679" calcext:value-type="float">
            <text:p>0.1497667246</text:p>
          </table:table-cell>
          <table:table-cell table:formula="of:=[.C271]/MAX([.C$2:.C$343])" office:value-type="float" office:value="0.862531655798975" calcext:value-type="float">
            <text:p>0.8625316558</text:p>
          </table:table-cell>
          <table:table-cell table:formula="of:=[.A271]*(24/4)*365" office:value-type="float" office:value="21680.2681465764" calcext:value-type="float">
            <text:p>21680.2681465764</text:p>
          </table:table-cell>
          <table:table-cell table:number-columns-repeated="2"/>
        </table:table-row>
        <table:table-row table:style-name="ro1">
          <table:table-cell office:value-type="float" office:value="9.89945535002854" calcext:value-type="float">
            <text:p>9.89945535</text:p>
          </table:table-cell>
          <table:table-cell office:value-type="float" office:value="6.6775694635743" calcext:value-type="float">
            <text:p>6.6775694636</text:p>
          </table:table-cell>
          <table:table-cell table:formula="of:=1/[.B272]" office:value-type="float" office:value="0.149755087604095" calcext:value-type="float">
            <text:p>0.1497550876</text:p>
          </table:table-cell>
          <table:table-cell table:formula="of:=[.C272]/MAX([.C$2:.C$343])" office:value-type="float" office:value="0.862464636576263" calcext:value-type="float">
            <text:p>0.8624646366</text:p>
          </table:table-cell>
          <table:table-cell table:formula="of:=[.A272]*(24/4)*365" office:value-type="float" office:value="21679.8072165625" calcext:value-type="float">
            <text:p>21679.8072165625</text:p>
          </table:table-cell>
          <table:table-cell table:number-columns-repeated="2"/>
        </table:table-row>
        <table:table-row table:style-name="ro1">
          <table:table-cell office:value-type="float" office:value="9.8964709987538" calcext:value-type="float">
            <text:p>9.8964709988</text:p>
          </table:table-cell>
          <table:table-cell office:value-type="float" office:value="6.6819403338661" calcext:value-type="float">
            <text:p>6.6819403339</text:p>
          </table:table-cell>
          <table:table-cell table:formula="of:=1/[.B273]" office:value-type="float" office:value="0.149657128024879" calcext:value-type="float">
            <text:p>0.149657128</text:p>
          </table:table-cell>
          <table:table-cell table:formula="of:=[.C273]/MAX([.C$2:.C$343])" office:value-type="float" office:value="0.861900470949307" calcext:value-type="float">
            <text:p>0.8619004709</text:p>
          </table:table-cell>
          <table:table-cell table:formula="of:=[.A273]*(24/4)*365" office:value-type="float" office:value="21673.2714872708" calcext:value-type="float">
            <text:p>21673.2714872708</text:p>
          </table:table-cell>
          <table:table-cell table:number-columns-repeated="2"/>
        </table:table-row>
        <table:table-row table:style-name="ro1">
          <table:table-cell office:value-type="float" office:value="9.89573940141743" calcext:value-type="float">
            <text:p>9.8957394014</text:p>
          </table:table-cell>
          <table:table-cell office:value-type="float" office:value="6.68443960846989" calcext:value-type="float">
            <text:p>6.6844396085</text:p>
          </table:table-cell>
          <table:table-cell table:formula="of:=1/[.B274]" office:value-type="float" office:value="0.149601172061289" calcext:value-type="float">
            <text:p>0.1496011721</text:p>
          </table:table-cell>
          <table:table-cell table:formula="of:=[.C274]/MAX([.C$2:.C$343])" office:value-type="float" office:value="0.861578211181216" calcext:value-type="float">
            <text:p>0.8615782112</text:p>
          </table:table-cell>
          <table:table-cell table:formula="of:=[.A274]*(24/4)*365" office:value-type="float" office:value="21671.6692891042" calcext:value-type="float">
            <text:p>21671.6692891042</text:p>
          </table:table-cell>
          <table:table-cell table:number-columns-repeated="2"/>
        </table:table-row>
        <table:table-row table:style-name="ro1">
          <table:table-cell office:value-type="float" office:value="9.89512387824708" calcext:value-type="float">
            <text:p>9.8951238782</text:p>
          </table:table-cell>
          <table:table-cell office:value-type="float" office:value="6.68624612050778" calcext:value-type="float">
            <text:p>6.6862461205</text:p>
          </table:table-cell>
          <table:table-cell table:formula="of:=1/[.B275]" office:value-type="float" office:value="0.149560752323017" calcext:value-type="float">
            <text:p>0.1495607523</text:p>
          </table:table-cell>
          <table:table-cell table:formula="of:=[.C275]/MAX([.C$2:.C$343])" office:value-type="float" office:value="0.861345427137369" calcext:value-type="float">
            <text:p>0.8613454271</text:p>
          </table:table-cell>
          <table:table-cell table:formula="of:=[.A275]*(24/4)*365" office:value-type="float" office:value="21670.3212933611" calcext:value-type="float">
            <text:p>21670.3212933611</text:p>
          </table:table-cell>
          <table:table-cell table:number-columns-repeated="2"/>
        </table:table-row>
        <table:table-row table:style-name="ro1">
          <table:table-cell office:value-type="float" office:value="9.89195936715817" calcext:value-type="float">
            <text:p>9.8919593672</text:p>
          </table:table-cell>
          <table:table-cell office:value-type="float" office:value="6.69184371843628" calcext:value-type="float">
            <text:p>6.6918437184</text:p>
          </table:table-cell>
          <table:table-cell table:formula="of:=1/[.B276]" office:value-type="float" office:value="0.149435647644454" calcext:value-type="float">
            <text:p>0.1494356476</text:p>
          </table:table-cell>
          <table:table-cell table:formula="of:=[.C276]/MAX([.C$2:.C$343])" office:value-type="float" office:value="0.860624928335913" calcext:value-type="float">
            <text:p>0.8606249283</text:p>
          </table:table-cell>
          <table:table-cell table:formula="of:=[.A276]*(24/4)*365" office:value-type="float" office:value="21663.3910140764" calcext:value-type="float">
            <text:p>21663.3910140764</text:p>
          </table:table-cell>
          <table:table-cell table:number-columns-repeated="2"/>
        </table:table-row>
        <table:table-row table:style-name="ro1">
          <table:table-cell office:value-type="float" office:value="9.89158612756215" calcext:value-type="float">
            <text:p>9.8915861276</text:p>
          </table:table-cell>
          <table:table-cell office:value-type="float" office:value="6.69449003728005" calcext:value-type="float">
            <text:p>6.6944900373</text:p>
          </table:table-cell>
          <table:table-cell table:formula="of:=1/[.B277]" office:value-type="float" office:value="0.149376576024646" calcext:value-type="float">
            <text:p>0.149376576</text:p>
          </table:table-cell>
          <table:table-cell table:formula="of:=[.C277]/MAX([.C$2:.C$343])" office:value-type="float" office:value="0.860284724981724" calcext:value-type="float">
            <text:p>0.860284725</text:p>
          </table:table-cell>
          <table:table-cell table:formula="of:=[.A277]*(24/4)*365" office:value-type="float" office:value="21662.5736193611" calcext:value-type="float">
            <text:p>21662.5736193611</text:p>
          </table:table-cell>
          <table:table-cell table:number-columns-repeated="2"/>
        </table:table-row>
        <table:table-row table:style-name="ro1">
          <table:table-cell office:value-type="float" office:value="9.8903276075501" calcext:value-type="float">
            <text:p>9.8903276076</text:p>
          </table:table-cell>
          <table:table-cell office:value-type="float" office:value="6.69548737443319" calcext:value-type="float">
            <text:p>6.6954873744</text:p>
          </table:table-cell>
          <table:table-cell table:formula="of:=1/[.B278]" office:value-type="float" office:value="0.149354325395118" calcext:value-type="float">
            <text:p>0.1493543254</text:p>
          </table:table-cell>
          <table:table-cell table:formula="of:=[.C278]/MAX([.C$2:.C$343])" office:value-type="float" office:value="0.860156579878832" calcext:value-type="float">
            <text:p>0.8601565799</text:p>
          </table:table-cell>
          <table:table-cell table:formula="of:=[.A278]*(24/4)*365" office:value-type="float" office:value="21659.8174605347" calcext:value-type="float">
            <text:p>21659.8174605347</text:p>
          </table:table-cell>
          <table:table-cell table:number-columns-repeated="2"/>
        </table:table-row>
        <table:table-row table:style-name="ro1">
          <table:table-cell office:value-type="float" office:value="9.88724234481862" calcext:value-type="float">
            <text:p>9.8872423448</text:p>
          </table:table-cell>
          <table:table-cell office:value-type="float" office:value="6.70283018382845" calcext:value-type="float">
            <text:p>6.7028301838</text:p>
          </table:table-cell>
          <table:table-cell table:formula="of:=1/[.B279]" office:value-type="float" office:value="0.149190710875034" calcext:value-type="float">
            <text:p>0.1491907109</text:p>
          </table:table-cell>
          <table:table-cell table:formula="of:=[.C279]/MAX([.C$2:.C$343])" office:value-type="float" office:value="0.859214296448862" calcext:value-type="float">
            <text:p>0.8592142964</text:p>
          </table:table-cell>
          <table:table-cell table:formula="of:=[.A279]*(24/4)*365" office:value-type="float" office:value="21653.0607351528" calcext:value-type="float">
            <text:p>21653.0607351528</text:p>
          </table:table-cell>
          <table:table-cell table:number-columns-repeated="2"/>
        </table:table-row>
        <table:table-row table:style-name="ro1">
          <table:table-cell office:value-type="float" office:value="9.88591040234335" calcext:value-type="float">
            <text:p>9.8859104023</text:p>
          </table:table-cell>
          <table:table-cell office:value-type="float" office:value="6.70905108993096" calcext:value-type="float">
            <text:p>6.7090510899</text:p>
          </table:table-cell>
          <table:table-cell table:formula="of:=1/[.B280]" office:value-type="float" office:value="0.149052375156423" calcext:value-type="float">
            <text:p>0.1490523752</text:p>
          </table:table-cell>
          <table:table-cell table:formula="of:=[.C280]/MAX([.C$2:.C$343])" office:value-type="float" office:value="0.858417597871299" calcext:value-type="float">
            <text:p>0.8584175979</text:p>
          </table:table-cell>
          <table:table-cell table:formula="of:=[.A280]*(24/4)*365" office:value-type="float" office:value="21650.1437811319" calcext:value-type="float">
            <text:p>21650.1437811319</text:p>
          </table:table-cell>
          <table:table-cell table:number-columns-repeated="2"/>
        </table:table-row>
        <table:table-row table:style-name="ro1">
          <table:table-cell office:value-type="float" office:value="9.88315656945079" calcext:value-type="float">
            <text:p>9.8831565695</text:p>
          </table:table-cell>
          <table:table-cell office:value-type="float" office:value="6.71161796411605" calcext:value-type="float">
            <text:p>6.7116179641</text:p>
          </table:table-cell>
          <table:table-cell table:formula="of:=1/[.B281]" office:value-type="float" office:value="0.148995369722553" calcext:value-type="float">
            <text:p>0.1489953697</text:p>
          </table:table-cell>
          <table:table-cell table:formula="of:=[.C281]/MAX([.C$2:.C$343])" office:value-type="float" office:value="0.858089294028056" calcext:value-type="float">
            <text:p>0.858089294</text:p>
          </table:table-cell>
          <table:table-cell table:formula="of:=[.A281]*(24/4)*365" office:value-type="float" office:value="21644.1128870972" calcext:value-type="float">
            <text:p>21644.1128870972</text:p>
          </table:table-cell>
          <table:table-cell table:number-columns-repeated="2"/>
        </table:table-row>
        <table:table-row table:style-name="ro1">
          <table:table-cell office:value-type="float" office:value="9.8825557950501" calcext:value-type="float">
            <text:p>9.8825557951</text:p>
          </table:table-cell>
          <table:table-cell office:value-type="float" office:value="6.71338620461702" calcext:value-type="float">
            <text:p>6.7133862046</text:p>
          </table:table-cell>
          <table:table-cell table:formula="of:=1/[.B282]" office:value-type="float" office:value="0.148956125794203" calcext:value-type="float">
            <text:p>0.1489561258</text:p>
          </table:table-cell>
          <table:table-cell table:formula="of:=[.C282]/MAX([.C$2:.C$343])" office:value-type="float" office:value="0.85786328167052" calcext:value-type="float">
            <text:p>0.8578632817</text:p>
          </table:table-cell>
          <table:table-cell table:formula="of:=[.A282]*(24/4)*365" office:value-type="float" office:value="21642.7971911597" calcext:value-type="float">
            <text:p>21642.7971911597</text:p>
          </table:table-cell>
          <table:table-cell table:number-columns-repeated="2"/>
        </table:table-row>
        <table:table-row table:style-name="ro1">
          <table:table-cell office:value-type="float" office:value="9.8799972291952" calcext:value-type="float">
            <text:p>9.8799972292</text:p>
          </table:table-cell>
          <table:table-cell office:value-type="float" office:value="6.72108333792465" calcext:value-type="float">
            <text:p>6.7210833379</text:p>
          </table:table-cell>
          <table:table-cell table:formula="of:=1/[.B283]" office:value-type="float" office:value="0.148785537944063" calcext:value-type="float">
            <text:p>0.1487855379</text:p>
          </table:table-cell>
          <table:table-cell table:formula="of:=[.C283]/MAX([.C$2:.C$343])" office:value-type="float" office:value="0.856880837664585" calcext:value-type="float">
            <text:p>0.8568808377</text:p>
          </table:table-cell>
          <table:table-cell table:formula="of:=[.A283]*(24/4)*365" office:value-type="float" office:value="21637.1939319375" calcext:value-type="float">
            <text:p>21637.1939319375</text:p>
          </table:table-cell>
          <table:table-cell table:number-columns-repeated="2"/>
        </table:table-row>
        <table:table-row table:style-name="ro1">
          <table:table-cell office:value-type="float" office:value="9.87828273288622" calcext:value-type="float">
            <text:p>9.8782827329</text:p>
          </table:table-cell>
          <table:table-cell office:value-type="float" office:value="6.72554799551927" calcext:value-type="float">
            <text:p>6.7255479955</text:p>
          </table:table-cell>
          <table:table-cell table:formula="of:=1/[.B284]" office:value-type="float" office:value="0.148686768820359" calcext:value-type="float">
            <text:p>0.1486867688</text:p>
          </table:table-cell>
          <table:table-cell table:formula="of:=[.C284]/MAX([.C$2:.C$343])" office:value-type="float" office:value="0.856312009735305" calcext:value-type="float">
            <text:p>0.8563120097</text:p>
          </table:table-cell>
          <table:table-cell table:formula="of:=[.A284]*(24/4)*365" office:value-type="float" office:value="21633.4391850208" calcext:value-type="float">
            <text:p>21633.4391850208</text:p>
          </table:table-cell>
          <table:table-cell table:number-columns-repeated="2"/>
        </table:table-row>
        <table:table-row table:style-name="ro1">
          <table:table-cell office:value-type="float" office:value="9.87644876495751" calcext:value-type="float">
            <text:p>9.876448765</text:p>
          </table:table-cell>
          <table:table-cell office:value-type="float" office:value="6.72878100380164" calcext:value-type="float">
            <text:p>6.7287810038</text:p>
          </table:table-cell>
          <table:table-cell table:formula="of:=1/[.B285]" office:value-type="float" office:value="0.148615328606328" calcext:value-type="float">
            <text:p>0.1486153286</text:p>
          </table:table-cell>
          <table:table-cell table:formula="of:=[.C285]/MAX([.C$2:.C$343])" office:value-type="float" office:value="0.855900573574996" calcext:value-type="float">
            <text:p>0.8559005736</text:p>
          </table:table-cell>
          <table:table-cell table:formula="of:=[.A285]*(24/4)*365" office:value-type="float" office:value="21629.4227952569" calcext:value-type="float">
            <text:p>21629.4227952569</text:p>
          </table:table-cell>
          <table:table-cell table:number-columns-repeated="2"/>
        </table:table-row>
        <table:table-row table:style-name="ro1">
          <table:table-cell office:value-type="float" office:value="9.87593451484335" calcext:value-type="float">
            <text:p>9.8759345148</text:p>
          </table:table-cell>
          <table:table-cell office:value-type="float" office:value="6.7299960332766" calcext:value-type="float">
            <text:p>6.7299960333</text:p>
          </table:table-cell>
          <table:table-cell table:formula="of:=1/[.B286]" office:value-type="float" office:value="0.148588497683428" calcext:value-type="float">
            <text:p>0.1485884977</text:p>
          </table:table-cell>
          <table:table-cell table:formula="of:=[.C286]/MAX([.C$2:.C$343])" office:value-type="float" office:value="0.85574604979528" calcext:value-type="float">
            <text:p>0.8557460498</text:p>
          </table:table-cell>
          <table:table-cell table:formula="of:=[.A286]*(24/4)*365" office:value-type="float" office:value="21628.2965875069" calcext:value-type="float">
            <text:p>21628.2965875069</text:p>
          </table:table-cell>
          <table:table-cell table:number-columns-repeated="2"/>
        </table:table-row>
        <table:table-row table:style-name="ro1">
          <table:table-cell office:value-type="float" office:value="9.87521951780822" calcext:value-type="float">
            <text:p>9.8752195178</text:p>
          </table:table-cell>
          <table:table-cell office:value-type="float" office:value="6.73428813839479" calcext:value-type="float">
            <text:p>6.7342881384</text:p>
          </table:table-cell>
          <table:table-cell table:formula="of:=1/[.B287]" office:value-type="float" office:value="0.148493794659396" calcext:value-type="float">
            <text:p>0.1484937947</text:p>
          </table:table-cell>
          <table:table-cell table:formula="of:=[.C287]/MAX([.C$2:.C$343])" office:value-type="float" office:value="0.85520063921517" calcext:value-type="float">
            <text:p>0.8552006392</text:p>
          </table:table-cell>
          <table:table-cell table:formula="of:=[.A287]*(24/4)*365" office:value-type="float" office:value="21626.730744" calcext:value-type="float">
            <text:p>21626.730744</text:p>
          </table:table-cell>
          <table:table-cell table:number-columns-repeated="2"/>
        </table:table-row>
        <table:table-row table:style-name="ro1">
          <table:table-cell office:value-type="float" office:value="9.87258126252854" calcext:value-type="float">
            <text:p>9.8725812625</text:p>
          </table:table-cell>
          <table:table-cell office:value-type="float" office:value="6.73852470938261" calcext:value-type="float">
            <text:p>6.7385247094</text:p>
          </table:table-cell>
          <table:table-cell table:formula="of:=1/[.B288]" office:value-type="float" office:value="0.148400435277416" calcext:value-type="float">
            <text:p>0.1484004353</text:p>
          </table:table-cell>
          <table:table-cell table:formula="of:=[.C288]/MAX([.C$2:.C$343])" office:value-type="float" office:value="0.854662966894725" calcext:value-type="float">
            <text:p>0.8546629669</text:p>
          </table:table-cell>
          <table:table-cell table:formula="of:=[.A288]*(24/4)*365" office:value-type="float" office:value="21620.9529649375" calcext:value-type="float">
            <text:p>21620.9529649375</text:p>
          </table:table-cell>
          <table:table-cell table:number-columns-repeated="2"/>
        </table:table-row>
        <table:table-row table:style-name="ro1">
          <table:table-cell office:value-type="float" office:value="9.87218093612697" calcext:value-type="float">
            <text:p>9.8721809361</text:p>
          </table:table-cell>
          <table:table-cell office:value-type="float" office:value="6.73993315336181" calcext:value-type="float">
            <text:p>6.7399331534</text:p>
          </table:table-cell>
          <table:table-cell table:formula="of:=1/[.B289]" office:value-type="float" office:value="0.148369424035194" calcext:value-type="float">
            <text:p>0.148369424</text:p>
          </table:table-cell>
          <table:table-cell table:formula="of:=[.C289]/MAX([.C$2:.C$343])" office:value-type="float" office:value="0.854484367955748" calcext:value-type="float">
            <text:p>0.854484368</text:p>
          </table:table-cell>
          <table:table-cell table:formula="of:=[.A289]*(24/4)*365" office:value-type="float" office:value="21620.0762501181" calcext:value-type="float">
            <text:p>21620.0762501181</text:p>
          </table:table-cell>
          <table:table-cell table:number-columns-repeated="2"/>
        </table:table-row>
        <table:table-row table:style-name="ro1">
          <table:table-cell office:value-type="float" office:value="9.86865001617517" calcext:value-type="float">
            <text:p>9.8686500162</text:p>
          </table:table-cell>
          <table:table-cell office:value-type="float" office:value="6.74957062053535" calcext:value-type="float">
            <text:p>6.7495706205</text:p>
          </table:table-cell>
          <table:table-cell table:formula="of:=1/[.B290]" office:value-type="float" office:value="0.148157572713964" calcext:value-type="float">
            <text:p>0.1481575727</text:p>
          </table:table-cell>
          <table:table-cell table:formula="of:=[.C290]/MAX([.C$2:.C$343])" office:value-type="float" office:value="0.85326428070732" calcext:value-type="float">
            <text:p>0.8532642807</text:p>
          </table:table-cell>
          <table:table-cell table:formula="of:=[.A290]*(24/4)*365" office:value-type="float" office:value="21612.3435354236" calcext:value-type="float">
            <text:p>21612.3435354236</text:p>
          </table:table-cell>
          <table:table-cell table:number-columns-repeated="2"/>
        </table:table-row>
        <table:table-row table:style-name="ro1">
          <table:table-cell office:value-type="float" office:value="9.86640160880264" calcext:value-type="float">
            <text:p>9.8664016088</text:p>
          </table:table-cell>
          <table:table-cell office:value-type="float" office:value="6.75363153545279" calcext:value-type="float">
            <text:p>6.7536315355</text:p>
          </table:table-cell>
          <table:table-cell table:formula="of:=1/[.B291]" office:value-type="float" office:value="0.148068486524703" calcext:value-type="float">
            <text:p>0.1480684865</text:p>
          </table:table-cell>
          <table:table-cell table:formula="of:=[.C291]/MAX([.C$2:.C$343])" office:value-type="float" office:value="0.852751218419594" calcext:value-type="float">
            <text:p>0.8527512184</text:p>
          </table:table-cell>
          <table:table-cell table:formula="of:=[.A291]*(24/4)*365" office:value-type="float" office:value="21607.4195232778" calcext:value-type="float">
            <text:p>21607.4195232778</text:p>
          </table:table-cell>
          <table:table-cell table:number-columns-repeated="2"/>
        </table:table-row>
        <table:table-row table:style-name="ro1">
          <table:table-cell office:value-type="float" office:value="9.8654099112538" calcext:value-type="float">
            <text:p>9.8654099113</text:p>
          </table:table-cell>
          <table:table-cell office:value-type="float" office:value="6.75865605200835" calcext:value-type="float">
            <text:p>6.758656052</text:p>
          </table:table-cell>
          <table:table-cell table:formula="of:=1/[.B292]" office:value-type="float" office:value="0.147958409527712" calcext:value-type="float">
            <text:p>0.1479584095</text:p>
          </table:table-cell>
          <table:table-cell table:formula="of:=[.C292]/MAX([.C$2:.C$343])" office:value-type="float" office:value="0.852117266553756" calcext:value-type="float">
            <text:p>0.8521172666</text:p>
          </table:table-cell>
          <table:table-cell table:formula="of:=[.A292]*(24/4)*365" office:value-type="float" office:value="21605.2477056458" calcext:value-type="float">
            <text:p>21605.2477056458</text:p>
          </table:table-cell>
          <table:table-cell table:number-columns-repeated="2"/>
        </table:table-row>
        <table:table-row table:style-name="ro1">
          <table:table-cell office:value-type="float" office:value="9.86523418810566" calcext:value-type="float">
            <text:p>9.8652341881</text:p>
          </table:table-cell>
          <table:table-cell office:value-type="float" office:value="6.76212890015264" calcext:value-type="float">
            <text:p>6.7621289002</text:p>
          </table:table-cell>
          <table:table-cell table:formula="of:=1/[.B293]" office:value-type="float" office:value="0.147882422054603" calcext:value-type="float">
            <text:p>0.1478824221</text:p>
          </table:table-cell>
          <table:table-cell table:formula="of:=[.C293]/MAX([.C$2:.C$343])" office:value-type="float" office:value="0.851679641966653" calcext:value-type="float">
            <text:p>0.851679642</text:p>
          </table:table-cell>
          <table:table-cell table:formula="of:=[.A293]*(24/4)*365" office:value-type="float" office:value="21604.8628719514" calcext:value-type="float">
            <text:p>21604.8628719514</text:p>
          </table:table-cell>
          <table:table-cell table:number-columns-repeated="2"/>
        </table:table-row>
        <table:table-row table:style-name="ro1">
          <table:table-cell office:value-type="float" office:value="9.86395523822298" calcext:value-type="float">
            <text:p>9.8639552382</text:p>
          </table:table-cell>
          <table:table-cell office:value-type="float" office:value="6.76385427800141" calcext:value-type="float">
            <text:p>6.763854278</text:p>
          </table:table-cell>
          <table:table-cell table:formula="of:=1/[.B294]" office:value-type="float" office:value="0.147844699027945" calcext:value-type="float">
            <text:p>0.147844699</text:p>
          </table:table-cell>
          <table:table-cell table:formula="of:=[.C294]/MAX([.C$2:.C$343])" office:value-type="float" office:value="0.851462388736748" calcext:value-type="float">
            <text:p>0.8514623887</text:p>
          </table:table-cell>
          <table:table-cell table:formula="of:=[.A294]*(24/4)*365" office:value-type="float" office:value="21602.0619717083" calcext:value-type="float">
            <text:p>21602.0619717083</text:p>
          </table:table-cell>
          <table:table-cell table:number-columns-repeated="2"/>
        </table:table-row>
        <table:table-row table:style-name="ro1">
          <table:table-cell office:value-type="float" office:value="9.86379543881279" calcext:value-type="float">
            <text:p>9.8637954388</text:p>
          </table:table-cell>
          <table:table-cell office:value-type="float" office:value="6.76648019392889" calcext:value-type="float">
            <text:p>6.7664801939</text:p>
          </table:table-cell>
          <table:table-cell table:formula="of:=1/[.B295]" office:value-type="float" office:value="0.147787323887718" calcext:value-type="float">
            <text:p>0.1477873239</text:p>
          </table:table-cell>
          <table:table-cell table:formula="of:=[.C295]/MAX([.C$2:.C$343])" office:value-type="float" office:value="0.851131955692662" calcext:value-type="float">
            <text:p>0.8511319557</text:p>
          </table:table-cell>
          <table:table-cell table:formula="of:=[.A295]*(24/4)*365" office:value-type="float" office:value="21601.712011" calcext:value-type="float">
            <text:p>21601.712011</text:p>
          </table:table-cell>
          <table:table-cell table:number-columns-repeated="2"/>
        </table:table-row>
        <table:table-row table:style-name="ro1">
          <table:table-cell office:value-type="float" office:value="9.86205084788813" calcext:value-type="float">
            <text:p>9.8620508479</text:p>
          </table:table-cell>
          <table:table-cell office:value-type="float" office:value="6.76683145097628" calcext:value-type="float">
            <text:p>6.766831451</text:p>
          </table:table-cell>
          <table:table-cell table:formula="of:=1/[.B296]" office:value-type="float" office:value="0.147779652448078" calcext:value-type="float">
            <text:p>0.1477796524</text:p>
          </table:table-cell>
          <table:table-cell table:formula="of:=[.C296]/MAX([.C$2:.C$343])" office:value-type="float" office:value="0.851087774586651" calcext:value-type="float">
            <text:p>0.8510877746</text:p>
          </table:table-cell>
          <table:table-cell table:formula="of:=[.A296]*(24/4)*365" office:value-type="float" office:value="21597.891356875" calcext:value-type="float">
            <text:p>21597.891356875</text:p>
          </table:table-cell>
          <table:table-cell table:number-columns-repeated="2"/>
        </table:table-row>
        <table:table-row table:style-name="ro1">
          <table:table-cell office:value-type="float" office:value="9.86178018432268" calcext:value-type="float">
            <text:p>9.8617801843</text:p>
          </table:table-cell>
          <table:table-cell office:value-type="float" office:value="6.76770703175235" calcext:value-type="float">
            <text:p>6.7677070318</text:p>
          </table:table-cell>
          <table:table-cell table:formula="of:=1/[.B297]" office:value-type="float" office:value="0.147760533266032" calcext:value-type="float">
            <text:p>0.1477605333</text:p>
          </table:table-cell>
          <table:table-cell table:formula="of:=[.C297]/MAX([.C$2:.C$343])" office:value-type="float" office:value="0.850977664014387" calcext:value-type="float">
            <text:p>0.850977664</text:p>
          </table:table-cell>
          <table:table-cell table:formula="of:=[.A297]*(24/4)*365" office:value-type="float" office:value="21597.2986036667" calcext:value-type="float">
            <text:p>21597.2986036667</text:p>
          </table:table-cell>
          <table:table-cell table:number-columns-repeated="2"/>
        </table:table-row>
        <table:table-row table:style-name="ro1">
          <table:table-cell office:value-type="float" office:value="9.86065474690195" calcext:value-type="float">
            <text:p>9.8606547469</text:p>
          </table:table-cell>
          <table:table-cell office:value-type="float" office:value="6.76999050557379" calcext:value-type="float">
            <text:p>6.7699905056</text:p>
          </table:table-cell>
          <table:table-cell table:formula="of:=1/[.B298]" office:value-type="float" office:value="0.147710694597975" calcext:value-type="float">
            <text:p>0.1477106946</text:p>
          </table:table-cell>
          <table:table-cell table:formula="of:=[.C298]/MAX([.C$2:.C$343])" office:value-type="float" office:value="0.850690634776043" calcext:value-type="float">
            <text:p>0.8506906348</text:p>
          </table:table-cell>
          <table:table-cell table:formula="of:=[.A298]*(24/4)*365" office:value-type="float" office:value="21594.8338957153" calcext:value-type="float">
            <text:p>21594.8338957153</text:p>
          </table:table-cell>
          <table:table-cell table:number-columns-repeated="2"/>
        </table:table-row>
        <table:table-row table:style-name="ro1">
          <table:table-cell office:value-type="float" office:value="9.86019486126649" calcext:value-type="float">
            <text:p>9.8601948613</text:p>
          </table:table-cell>
          <table:table-cell office:value-type="float" office:value="6.77445264723725" calcext:value-type="float">
            <text:p>6.7744526472</text:p>
          </table:table-cell>
          <table:table-cell table:formula="of:=1/[.B299]" office:value-type="float" office:value="0.147613401712656" calcext:value-type="float">
            <text:p>0.1476134017</text:p>
          </table:table-cell>
          <table:table-cell table:formula="of:=[.C299]/MAX([.C$2:.C$343])" office:value-type="float" office:value="0.85013030875093" calcext:value-type="float">
            <text:p>0.8501303088</text:p>
          </table:table-cell>
          <table:table-cell table:formula="of:=[.A299]*(24/4)*365" office:value-type="float" office:value="21593.8267461736" calcext:value-type="float">
            <text:p>21593.8267461736</text:p>
          </table:table-cell>
          <table:table-cell table:number-columns-repeated="2"/>
        </table:table-row>
        <table:table-row table:style-name="ro1">
          <table:table-cell office:value-type="float" office:value="9.85993818173199" calcext:value-type="float">
            <text:p>9.8599381817</text:p>
          </table:table-cell>
          <table:table-cell office:value-type="float" office:value="6.77451170734415" calcext:value-type="float">
            <text:p>6.7745117073</text:p>
          </table:table-cell>
          <table:table-cell table:formula="of:=1/[.B300]" office:value-type="float" office:value="0.147612114820898" calcext:value-type="float">
            <text:p>0.1476121148</text:p>
          </table:table-cell>
          <table:table-cell table:formula="of:=[.C300]/MAX([.C$2:.C$343])" office:value-type="float" office:value="0.850122897325711" calcext:value-type="float">
            <text:p>0.8501228973</text:p>
          </table:table-cell>
          <table:table-cell table:formula="of:=[.A300]*(24/4)*365" office:value-type="float" office:value="21593.264617993" calcext:value-type="float">
            <text:p>21593.264617993</text:p>
          </table:table-cell>
          <table:table-cell table:number-columns-repeated="2"/>
        </table:table-row>
        <table:table-row table:style-name="ro1">
          <table:table-cell office:value-type="float" office:value="9.85771844418442" calcext:value-type="float">
            <text:p>9.8577184442</text:p>
          </table:table-cell>
          <table:table-cell office:value-type="float" office:value="6.77609905790335" calcext:value-type="float">
            <text:p>6.7760990579</text:p>
          </table:table-cell>
          <table:table-cell table:formula="of:=1/[.B301]" office:value-type="float" office:value="0.147577535607843" calcext:value-type="float">
            <text:p>0.1475775356</text:p>
          </table:table-cell>
          <table:table-cell table:formula="of:=[.C301]/MAX([.C$2:.C$343])" office:value-type="float" office:value="0.849923749844996" calcext:value-type="float">
            <text:p>0.8499237498</text:p>
          </table:table-cell>
          <table:table-cell table:formula="of:=[.A301]*(24/4)*365" office:value-type="float" office:value="21588.4033927639" calcext:value-type="float">
            <text:p>21588.4033927639</text:p>
          </table:table-cell>
          <table:table-cell table:number-columns-repeated="2"/>
        </table:table-row>
        <table:table-row table:style-name="ro1">
          <table:table-cell office:value-type="float" office:value="9.85613156111745" calcext:value-type="float">
            <text:p>9.8561315611</text:p>
          </table:table-cell>
          <table:table-cell office:value-type="float" office:value="6.78280125980222" calcext:value-type="float">
            <text:p>6.7828012598</text:p>
          </table:table-cell>
          <table:table-cell table:formula="of:=1/[.B302]" office:value-type="float" office:value="0.14743171172159" calcext:value-type="float">
            <text:p>0.1474317117</text:p>
          </table:table-cell>
          <table:table-cell table:formula="of:=[.C302]/MAX([.C$2:.C$343])" office:value-type="float" office:value="0.849083925655562" calcext:value-type="float">
            <text:p>0.8490839257</text:p>
          </table:table-cell>
          <table:table-cell table:formula="of:=[.A302]*(24/4)*365" office:value-type="float" office:value="21584.9281188472" calcext:value-type="float">
            <text:p>21584.9281188472</text:p>
          </table:table-cell>
          <table:table-cell table:number-columns-repeated="2"/>
        </table:table-row>
        <table:table-row table:style-name="ro1">
          <table:table-cell office:value-type="float" office:value="9.85553881171677" calcext:value-type="float">
            <text:p>9.8555388117</text:p>
          </table:table-cell>
          <table:table-cell office:value-type="float" office:value="6.78317112004866" calcext:value-type="float">
            <text:p>6.78317112</text:p>
          </table:table-cell>
          <table:table-cell table:formula="of:=1/[.B303]" office:value-type="float" office:value="0.147423672837082" calcext:value-type="float">
            <text:p>0.1474236728</text:p>
          </table:table-cell>
          <table:table-cell table:formula="of:=[.C303]/MAX([.C$2:.C$343])" office:value-type="float" office:value="0.849037628373002" calcext:value-type="float">
            <text:p>0.8490376284</text:p>
          </table:table-cell>
          <table:table-cell table:formula="of:=[.A303]*(24/4)*365" office:value-type="float" office:value="21583.6299976597" calcext:value-type="float">
            <text:p>21583.6299976597</text:p>
          </table:table-cell>
          <table:table-cell table:number-columns-repeated="2"/>
        </table:table-row>
        <table:table-row table:style-name="ro1">
          <table:table-cell office:value-type="float" office:value="9.85380357799341" calcext:value-type="float">
            <text:p>9.853803578</text:p>
          </table:table-cell>
          <table:table-cell office:value-type="float" office:value="6.78447308688247" calcext:value-type="float">
            <text:p>6.7844730869</text:p>
          </table:table-cell>
          <table:table-cell table:formula="of:=1/[.B304]" office:value-type="float" office:value="0.147395381659552" calcext:value-type="float">
            <text:p>0.1473953817</text:p>
          </table:table-cell>
          <table:table-cell table:formula="of:=[.C304]/MAX([.C$2:.C$343])" office:value-type="float" office:value="0.848874694742249" calcext:value-type="float">
            <text:p>0.8488746947</text:p>
          </table:table-cell>
          <table:table-cell table:formula="of:=[.A304]*(24/4)*365" office:value-type="float" office:value="21579.8298358056" calcext:value-type="float">
            <text:p>21579.8298358056</text:p>
          </table:table-cell>
          <table:table-cell table:number-columns-repeated="2"/>
        </table:table-row>
        <table:table-row table:style-name="ro1">
          <table:table-cell office:value-type="float" office:value="9.84967281657788" calcext:value-type="float">
            <text:p>9.8496728166</text:p>
          </table:table-cell>
          <table:table-cell office:value-type="float" office:value="6.79505331203073" calcext:value-type="float">
            <text:p>6.795053312</text:p>
          </table:table-cell>
          <table:table-cell table:formula="of:=1/[.B305]" office:value-type="float" office:value="0.147165879954096" calcext:value-type="float">
            <text:p>0.14716588</text:p>
          </table:table-cell>
          <table:table-cell table:formula="of:=[.C305]/MAX([.C$2:.C$343])" office:value-type="float" office:value="0.847552955974263" calcext:value-type="float">
            <text:p>0.847552956</text:p>
          </table:table-cell>
          <table:table-cell table:formula="of:=[.A305]*(24/4)*365" office:value-type="float" office:value="21570.7834683056" calcext:value-type="float">
            <text:p>21570.7834683056</text:p>
          </table:table-cell>
          <table:table-cell table:number-columns-repeated="2"/>
        </table:table-row>
        <table:table-row table:style-name="ro1">
          <table:table-cell office:value-type="float" office:value="9.84920169920725" calcext:value-type="float">
            <text:p>9.8492016992</text:p>
          </table:table-cell>
          <table:table-cell office:value-type="float" office:value="6.79646601656495" calcext:value-type="float">
            <text:p>6.7964660166</text:p>
          </table:table-cell>
          <table:table-cell table:formula="of:=1/[.B306]" office:value-type="float" office:value="0.14713529024683" calcext:value-type="float">
            <text:p>0.1471352902</text:p>
          </table:table-cell>
          <table:table-cell table:formula="of:=[.C306]/MAX([.C$2:.C$343])" office:value-type="float" office:value="0.847376784725709" calcext:value-type="float">
            <text:p>0.8473767847</text:p>
          </table:table-cell>
          <table:table-cell table:formula="of:=[.A306]*(24/4)*365" office:value-type="float" office:value="21569.7517212639" calcext:value-type="float">
            <text:p>21569.7517212639</text:p>
          </table:table-cell>
          <table:table-cell table:number-columns-repeated="2"/>
        </table:table-row>
        <table:table-row table:style-name="ro1">
          <table:table-cell office:value-type="float" office:value="9.84723616895294" calcext:value-type="float">
            <text:p>9.847236169</text:p>
          </table:table-cell>
          <table:table-cell office:value-type="float" office:value="6.80172326593597" calcext:value-type="float">
            <text:p>6.8017232659</text:p>
          </table:table-cell>
          <table:table-cell table:formula="of:=1/[.B307]" office:value-type="float" office:value="0.147021565109558" calcext:value-type="float">
            <text:p>0.1470215651</text:p>
          </table:table-cell>
          <table:table-cell table:formula="of:=[.C307]/MAX([.C$2:.C$343])" office:value-type="float" office:value="0.846721822608855" calcext:value-type="float">
            <text:p>0.8467218226</text:p>
          </table:table-cell>
          <table:table-cell table:formula="of:=[.A307]*(24/4)*365" office:value-type="float" office:value="21565.4472100069" calcext:value-type="float">
            <text:p>21565.4472100069</text:p>
          </table:table-cell>
          <table:table-cell table:number-columns-repeated="2"/>
        </table:table-row>
        <table:table-row table:style-name="ro1">
          <table:table-cell office:value-type="float" office:value="9.84671893810566" calcext:value-type="float">
            <text:p>9.8467189381</text:p>
          </table:table-cell>
          <table:table-cell office:value-type="float" office:value="6.80282068940205" calcext:value-type="float">
            <text:p>6.8028206894</text:p>
          </table:table-cell>
          <table:table-cell table:formula="of:=1/[.B308]" office:value-type="float" office:value="0.146997847754223" calcext:value-type="float">
            <text:p>0.1469978478</text:p>
          </table:table-cell>
          <table:table-cell table:formula="of:=[.C308]/MAX([.C$2:.C$343])" office:value-type="float" office:value="0.846585230386335" calcext:value-type="float">
            <text:p>0.8465852304</text:p>
          </table:table-cell>
          <table:table-cell table:formula="of:=[.A308]*(24/4)*365" office:value-type="float" office:value="21564.3144744514" calcext:value-type="float">
            <text:p>21564.3144744514</text:p>
          </table:table-cell>
          <table:table-cell table:number-columns-repeated="2"/>
        </table:table-row>
        <table:table-row table:style-name="ro1">
          <table:table-cell office:value-type="float" office:value="9.84244849072489" calcext:value-type="float">
            <text:p>9.8424484907</text:p>
          </table:table-cell>
          <table:table-cell office:value-type="float" office:value="6.81221199933908" calcext:value-type="float">
            <text:p>6.8122119993</text:p>
          </table:table-cell>
          <table:table-cell table:formula="of:=1/[.B309]" office:value-type="float" office:value="0.146795196640536" calcext:value-type="float">
            <text:p>0.1467951966</text:p>
          </table:table-cell>
          <table:table-cell table:formula="of:=[.C309]/MAX([.C$2:.C$343])" office:value-type="float" office:value="0.845418128674374" calcext:value-type="float">
            <text:p>0.8454181287</text:p>
          </table:table-cell>
          <table:table-cell table:formula="of:=[.A309]*(24/4)*365" office:value-type="float" office:value="21554.9621946875" calcext:value-type="float">
            <text:p>21554.9621946875</text:p>
          </table:table-cell>
          <table:table-cell table:number-columns-repeated="2"/>
        </table:table-row>
        <table:table-row table:style-name="ro1">
          <table:table-cell office:value-type="float" office:value="9.8420843555619" calcext:value-type="float">
            <text:p>9.8420843556</text:p>
          </table:table-cell>
          <table:table-cell office:value-type="float" office:value="6.81272467999947" calcext:value-type="float">
            <text:p>6.81272468</text:p>
          </table:table-cell>
          <table:table-cell table:formula="of:=1/[.B310]" office:value-type="float" office:value="0.14678414980364" calcext:value-type="float">
            <text:p>0.1467841498</text:p>
          </table:table-cell>
          <table:table-cell table:formula="of:=[.C310]/MAX([.C$2:.C$343])" office:value-type="float" office:value="0.845354508090118" calcext:value-type="float">
            <text:p>0.8453545081</text:p>
          </table:table-cell>
          <table:table-cell table:formula="of:=[.A310]*(24/4)*365" office:value-type="float" office:value="21554.1647386806" calcext:value-type="float">
            <text:p>21554.1647386806</text:p>
          </table:table-cell>
          <table:table-cell table:number-columns-repeated="2"/>
        </table:table-row>
        <table:table-row table:style-name="ro1">
          <table:table-cell office:value-type="float" office:value="9.84129177491121" calcext:value-type="float">
            <text:p>9.8412917749</text:p>
          </table:table-cell>
          <table:table-cell office:value-type="float" office:value="6.81303404771105" calcext:value-type="float">
            <text:p>6.8130340477</text:p>
          </table:table-cell>
          <table:table-cell table:formula="of:=1/[.B311]" office:value-type="float" office:value="0.146777484597478" calcext:value-type="float">
            <text:p>0.1467774846</text:p>
          </table:table-cell>
          <table:table-cell table:formula="of:=[.C311]/MAX([.C$2:.C$343])" office:value-type="float" office:value="0.845316122051268" calcext:value-type="float">
            <text:p>0.8453161221</text:p>
          </table:table-cell>
          <table:table-cell table:formula="of:=[.A311]*(24/4)*365" office:value-type="float" office:value="21552.4289870556" calcext:value-type="float">
            <text:p>21552.4289870556</text:p>
          </table:table-cell>
          <table:table-cell table:number-columns-repeated="2"/>
        </table:table-row>
        <table:table-row table:style-name="ro1">
          <table:table-cell office:value-type="float" office:value="9.83834949514523" calcext:value-type="float">
            <text:p>9.8383494951</text:p>
          </table:table-cell>
          <table:table-cell office:value-type="float" office:value="6.81941301673024" calcext:value-type="float">
            <text:p>6.8194130167</text:p>
          </table:table-cell>
          <table:table-cell table:formula="of:=1/[.B312]" office:value-type="float" office:value="0.146640186999479" calcext:value-type="float">
            <text:p>0.146640187</text:p>
          </table:table-cell>
          <table:table-cell table:formula="of:=[.C312]/MAX([.C$2:.C$343])" office:value-type="float" office:value="0.844525402184213" calcext:value-type="float">
            <text:p>0.8445254022</text:p>
          </table:table-cell>
          <table:table-cell table:formula="of:=[.A312]*(24/4)*365" office:value-type="float" office:value="21545.9853943681" calcext:value-type="float">
            <text:p>21545.9853943681</text:p>
          </table:table-cell>
          <table:table-cell table:number-columns-repeated="2"/>
        </table:table-row>
        <table:table-row table:style-name="ro1">
          <table:table-cell office:value-type="float" office:value="9.83822618516933" calcext:value-type="float">
            <text:p>9.8382261852</text:p>
          </table:table-cell>
          <table:table-cell office:value-type="float" office:value="6.82136121058547" calcext:value-type="float">
            <text:p>6.8213612106</text:p>
          </table:table-cell>
          <table:table-cell table:formula="of:=1/[.B313]" office:value-type="float" office:value="0.146598306280598" calcext:value-type="float">
            <text:p>0.1465983063</text:p>
          </table:table-cell>
          <table:table-cell table:formula="of:=[.C313]/MAX([.C$2:.C$343])" office:value-type="float" office:value="0.844284204108296" calcext:value-type="float">
            <text:p>0.8442842041</text:p>
          </table:table-cell>
          <table:table-cell table:formula="of:=[.A313]*(24/4)*365" office:value-type="float" office:value="21545.7153455208" calcext:value-type="float">
            <text:p>21545.7153455208</text:p>
          </table:table-cell>
          <table:table-cell table:number-columns-repeated="2"/>
        </table:table-row>
        <table:table-row table:style-name="ro1">
          <table:table-cell office:value-type="float" office:value="9.83621079551306" calcext:value-type="float">
            <text:p>9.8362107955</text:p>
          </table:table-cell>
          <table:table-cell office:value-type="float" office:value="6.82518353442437" calcext:value-type="float">
            <text:p>6.8251835344</text:p>
          </table:table-cell>
          <table:table-cell table:formula="of:=1/[.B314]" office:value-type="float" office:value="0.146516206480935" calcext:value-type="float">
            <text:p>0.1465162065</text:p>
          </table:table-cell>
          <table:table-cell table:formula="of:=[.C314]/MAX([.C$2:.C$343])" office:value-type="float" office:value="0.843811377608629" calcext:value-type="float">
            <text:p>0.8438113776</text:p>
          </table:table-cell>
          <table:table-cell table:formula="of:=[.A314]*(24/4)*365" office:value-type="float" office:value="21541.3016421736" calcext:value-type="float">
            <text:p>21541.3016421736</text:p>
          </table:table-cell>
          <table:table-cell table:number-columns-repeated="2"/>
        </table:table-row>
        <table:table-row table:style-name="ro1">
          <table:table-cell office:value-type="float" office:value="9.83504682711187" calcext:value-type="float">
            <text:p>9.8350468271</text:p>
          </table:table-cell>
          <table:table-cell office:value-type="float" office:value="6.82902089875691" calcext:value-type="float">
            <text:p>6.8290208988</text:p>
          </table:table-cell>
          <table:table-cell table:formula="of:=1/[.B315]" office:value-type="float" office:value="0.146433876074685" calcext:value-type="float">
            <text:p>0.1464338761</text:p>
          </table:table-cell>
          <table:table-cell table:formula="of:=[.C315]/MAX([.C$2:.C$343])" office:value-type="float" office:value="0.843337223006991" calcext:value-type="float">
            <text:p>0.843337223</text:p>
          </table:table-cell>
          <table:table-cell table:formula="of:=[.A315]*(24/4)*365" office:value-type="float" office:value="21538.752551375" calcext:value-type="float">
            <text:p>21538.752551375</text:p>
          </table:table-cell>
          <table:table-cell table:number-columns-repeated="2"/>
        </table:table-row>
        <table:table-row table:style-name="ro1">
          <table:table-cell office:value-type="float" office:value="9.83476423241058" calcext:value-type="float">
            <text:p>9.8347642324</text:p>
          </table:table-cell>
          <table:table-cell office:value-type="float" office:value="6.83272800396691" calcext:value-type="float">
            <text:p>6.832728004</text:p>
          </table:table-cell>
          <table:table-cell table:formula="of:=1/[.B316]" office:value-type="float" office:value="0.146354428190238" calcext:value-type="float">
            <text:p>0.1463544282</text:p>
          </table:table-cell>
          <table:table-cell table:formula="of:=[.C316]/MAX([.C$2:.C$343])" office:value-type="float" office:value="0.842879669331302" calcext:value-type="float">
            <text:p>0.8428796693</text:p>
          </table:table-cell>
          <table:table-cell table:formula="of:=[.A316]*(24/4)*365" office:value-type="float" office:value="21538.1336689792" calcext:value-type="float">
            <text:p>21538.1336689792</text:p>
          </table:table-cell>
          <table:table-cell table:number-columns-repeated="2"/>
        </table:table-row>
        <table:table-row table:style-name="ro1">
          <table:table-cell office:value-type="float" office:value="9.83249917938229" calcext:value-type="float">
            <text:p>9.8324991794</text:p>
          </table:table-cell>
          <table:table-cell office:value-type="float" office:value="6.83506146585148" calcext:value-type="float">
            <text:p>6.8350614659</text:p>
          </table:table-cell>
          <table:table-cell table:formula="of:=1/[.B317]" office:value-type="float" office:value="0.146304463390136" calcext:value-type="float">
            <text:p>0.1463044634</text:p>
          </table:table-cell>
          <table:table-cell table:formula="of:=[.C317]/MAX([.C$2:.C$343])" office:value-type="float" office:value="0.842591913677385" calcext:value-type="float">
            <text:p>0.8425919137</text:p>
          </table:table-cell>
          <table:table-cell table:formula="of:=[.A317]*(24/4)*365" office:value-type="float" office:value="21533.1732028472" calcext:value-type="float">
            <text:p>21533.1732028472</text:p>
          </table:table-cell>
          <table:table-cell table:number-columns-repeated="2"/>
        </table:table-row>
        <table:table-row table:style-name="ro1">
          <table:table-cell office:value-type="float" office:value="9.83206769389269" calcext:value-type="float">
            <text:p>9.8320676939</text:p>
          </table:table-cell>
          <table:table-cell office:value-type="float" office:value="6.83628435531577" calcext:value-type="float">
            <text:p>6.8362843553</text:p>
          </table:table-cell>
          <table:table-cell table:formula="of:=1/[.B318]" office:value-type="float" office:value="0.146278292128445" calcext:value-type="float">
            <text:p>0.1462782921</text:p>
          </table:table-cell>
          <table:table-cell table:formula="of:=[.C318]/MAX([.C$2:.C$343])" office:value-type="float" office:value="0.84244118899708" calcext:value-type="float">
            <text:p>0.842441189</text:p>
          </table:table-cell>
          <table:table-cell table:formula="of:=[.A318]*(24/4)*365" office:value-type="float" office:value="21532.228249625" calcext:value-type="float">
            <text:p>21532.228249625</text:p>
          </table:table-cell>
          <table:table-cell table:number-columns-repeated="2"/>
        </table:table-row>
        <table:table-row table:style-name="ro1">
          <table:table-cell office:value-type="float" office:value="9.82923755136035" calcext:value-type="float">
            <text:p>9.8292375514</text:p>
          </table:table-cell>
          <table:table-cell office:value-type="float" office:value="6.8443029034215" calcext:value-type="float">
            <text:p>6.8443029034</text:p>
          </table:table-cell>
          <table:table-cell table:formula="of:=1/[.B319]" office:value-type="float" office:value="0.146106917550375" calcext:value-type="float">
            <text:p>0.1461069176</text:p>
          </table:table-cell>
          <table:table-cell table:formula="of:=[.C319]/MAX([.C$2:.C$343])" office:value-type="float" office:value="0.841454214093202" calcext:value-type="float">
            <text:p>0.8414542141</text:p>
          </table:table-cell>
          <table:table-cell table:formula="of:=[.A319]*(24/4)*365" office:value-type="float" office:value="21526.0302374792" calcext:value-type="float">
            <text:p>21526.0302374792</text:p>
          </table:table-cell>
          <table:table-cell table:number-columns-repeated="2"/>
        </table:table-row>
        <table:table-row table:style-name="ro1">
          <table:table-cell office:value-type="float" office:value="9.82851171852169" calcext:value-type="float">
            <text:p>9.8285117185</text:p>
          </table:table-cell>
          <table:table-cell office:value-type="float" office:value="6.84876407176849" calcext:value-type="float">
            <text:p>6.8487640718</text:p>
          </table:table-cell>
          <table:table-cell table:formula="of:=1/[.B320]" office:value-type="float" office:value="0.146011745991095" calcext:value-type="float">
            <text:p>0.146011746</text:p>
          </table:table-cell>
          <table:table-cell table:formula="of:=[.C320]/MAX([.C$2:.C$343])" office:value-type="float" office:value="0.840906105140109" calcext:value-type="float">
            <text:p>0.8409061051</text:p>
          </table:table-cell>
          <table:table-cell table:formula="of:=[.A320]*(24/4)*365" office:value-type="float" office:value="21524.4406635625" calcext:value-type="float">
            <text:p>21524.4406635625</text:p>
          </table:table-cell>
          <table:table-cell table:number-columns-repeated="2"/>
        </table:table-row>
        <table:table-row table:style-name="ro1">
          <table:table-cell office:value-type="float" office:value="9.82814455992517" calcext:value-type="float">
            <text:p>9.8281445599</text:p>
          </table:table-cell>
          <table:table-cell office:value-type="float" office:value="6.84959252933742" calcext:value-type="float">
            <text:p>6.8495925293</text:p>
          </table:table-cell>
          <table:table-cell table:formula="of:=1/[.B321]" office:value-type="float" office:value="0.14599408588422" calcext:value-type="float">
            <text:p>0.1459940859</text:p>
          </table:table-cell>
          <table:table-cell table:formula="of:=[.C321]/MAX([.C$2:.C$343])" office:value-type="float" office:value="0.840804397626184" calcext:value-type="float">
            <text:p>0.8408043976</text:p>
          </table:table-cell>
          <table:table-cell table:formula="of:=[.A321]*(24/4)*365" office:value-type="float" office:value="21523.6365862361" calcext:value-type="float">
            <text:p>21523.6365862361</text:p>
          </table:table-cell>
          <table:table-cell table:number-columns-repeated="2"/>
        </table:table-row>
        <table:table-row table:style-name="ro1">
          <table:table-cell office:value-type="float" office:value="9.82522265338343" calcext:value-type="float">
            <text:p>9.8252226534</text:p>
          </table:table-cell>
          <table:table-cell office:value-type="float" office:value="6.85280210456743" calcext:value-type="float">
            <text:p>6.8528021046</text:p>
          </table:table-cell>
          <table:table-cell table:formula="of:=1/[.B322]" office:value-type="float" office:value="0.145925708161556" calcext:value-type="float">
            <text:p>0.1459257082</text:p>
          </table:table-cell>
          <table:table-cell table:formula="of:=[.C322]/MAX([.C$2:.C$343])" office:value-type="float" office:value="0.84041059886668" calcext:value-type="float">
            <text:p>0.8404105989</text:p>
          </table:table-cell>
          <table:table-cell table:formula="of:=[.A322]*(24/4)*365" office:value-type="float" office:value="21517.2376109097" calcext:value-type="float">
            <text:p>21517.2376109097</text:p>
          </table:table-cell>
          <table:table-cell table:number-columns-repeated="2"/>
        </table:table-row>
        <table:table-row table:style-name="ro1">
          <table:table-cell office:value-type="float" office:value="9.82393060793379" calcext:value-type="float">
            <text:p>9.8239306079</text:p>
          </table:table-cell>
          <table:table-cell office:value-type="float" office:value="6.86002863019503" calcext:value-type="float">
            <text:p>6.8600286302</text:p>
          </table:table-cell>
          <table:table-cell table:formula="of:=1/[.B323]" office:value-type="float" office:value="0.14577198637312" calcext:value-type="float">
            <text:p>0.1457719864</text:p>
          </table:table-cell>
          <table:table-cell table:formula="of:=[.C323]/MAX([.C$2:.C$343])" office:value-type="float" office:value="0.839525289335508" calcext:value-type="float">
            <text:p>0.8395252893</text:p>
          </table:table-cell>
          <table:table-cell table:formula="of:=[.A323]*(24/4)*365" office:value-type="float" office:value="21514.408031375" calcext:value-type="float">
            <text:p>21514.408031375</text:p>
          </table:table-cell>
          <table:table-cell table:number-columns-repeated="2"/>
        </table:table-row>
        <table:table-row table:style-name="ro1">
          <table:table-cell office:value-type="float" office:value="9.82180201942859" calcext:value-type="float">
            <text:p>9.8218020194</text:p>
          </table:table-cell>
          <table:table-cell office:value-type="float" office:value="6.86310757901329" calcext:value-type="float">
            <text:p>6.863107579</text:p>
          </table:table-cell>
          <table:table-cell table:formula="of:=1/[.B324]" office:value-type="float" office:value="0.145706589688016" calcext:value-type="float">
            <text:p>0.1457065897</text:p>
          </table:table-cell>
          <table:table-cell table:formula="of:=[.C324]/MAX([.C$2:.C$343])" office:value-type="float" office:value="0.839148658870702" calcext:value-type="float">
            <text:p>0.8391486589</text:p>
          </table:table-cell>
          <table:table-cell table:formula="of:=[.A324]*(24/4)*365" office:value-type="float" office:value="21509.7464225486" calcext:value-type="float">
            <text:p>21509.7464225486</text:p>
          </table:table-cell>
          <table:table-cell table:number-columns-repeated="2"/>
        </table:table-row>
        <table:table-row table:style-name="ro1">
          <table:table-cell office:value-type="float" office:value="9.82125082552638" calcext:value-type="float">
            <text:p>9.8212508255</text:p>
          </table:table-cell>
          <table:table-cell office:value-type="float" office:value="6.86504199952271" calcext:value-type="float">
            <text:p>6.8650419995</text:p>
          </table:table-cell>
          <table:table-cell table:formula="of:=1/[.B325]" office:value-type="float" office:value="0.145665532719177" calcext:value-type="float">
            <text:p>0.1456655327</text:p>
          </table:table-cell>
          <table:table-cell table:formula="of:=[.C325]/MAX([.C$2:.C$343])" office:value-type="float" office:value="0.838912204909272" calcext:value-type="float">
            <text:p>0.8389122049</text:p>
          </table:table-cell>
          <table:table-cell table:formula="of:=[.A325]*(24/4)*365" office:value-type="float" office:value="21508.5393079028" calcext:value-type="float">
            <text:p>21508.5393079028</text:p>
          </table:table-cell>
          <table:table-cell table:number-columns-repeated="2"/>
        </table:table-row>
        <table:table-row table:style-name="ro1">
          <table:table-cell office:value-type="float" office:value="9.82034223191591" calcext:value-type="float">
            <text:p>9.8203422319</text:p>
          </table:table-cell>
          <table:table-cell office:value-type="float" office:value="6.86680926670725" calcext:value-type="float">
            <text:p>6.8668092667</text:p>
          </table:table-cell>
          <table:table-cell table:formula="of:=1/[.B326]" office:value-type="float" office:value="0.145628043704135" calcext:value-type="float">
            <text:p>0.1456280437</text:p>
          </table:table-cell>
          <table:table-cell table:formula="of:=[.C326]/MAX([.C$2:.C$343])" office:value-type="float" office:value="0.83869629939146" calcext:value-type="float">
            <text:p>0.8386962994</text:p>
          </table:table-cell>
          <table:table-cell table:formula="of:=[.A326]*(24/4)*365" office:value-type="float" office:value="21506.5494878958" calcext:value-type="float">
            <text:p>21506.5494878958</text:p>
          </table:table-cell>
          <table:table-cell table:number-columns-repeated="2"/>
        </table:table-row>
        <table:table-row table:style-name="ro1">
          <table:table-cell office:value-type="float" office:value="9.82016732089675" calcext:value-type="float">
            <text:p>9.8201673209</text:p>
          </table:table-cell>
          <table:table-cell office:value-type="float" office:value="6.868775163903" calcext:value-type="float">
            <text:p>6.8687751639</text:p>
          </table:table-cell>
          <table:table-cell table:formula="of:=1/[.B327]" office:value-type="float" office:value="0.145586363818579" calcext:value-type="float">
            <text:p>0.1455863638</text:p>
          </table:table-cell>
          <table:table-cell table:formula="of:=[.C327]/MAX([.C$2:.C$343])" office:value-type="float" office:value="0.838456257948304" calcext:value-type="float">
            <text:p>0.8384562579</text:p>
          </table:table-cell>
          <table:table-cell table:formula="of:=[.A327]*(24/4)*365" office:value-type="float" office:value="21506.1664327639" calcext:value-type="float">
            <text:p>21506.1664327639</text:p>
          </table:table-cell>
          <table:table-cell table:number-columns-repeated="2"/>
        </table:table-row>
        <table:table-row table:style-name="ro1">
          <table:table-cell office:value-type="float" office:value="9.81725515159183" calcext:value-type="float">
            <text:p>9.8172551516</text:p>
          </table:table-cell>
          <table:table-cell office:value-type="float" office:value="6.87478260150975" calcext:value-type="float">
            <text:p>6.8747826015</text:p>
          </table:table-cell>
          <table:table-cell table:formula="of:=1/[.B328]" office:value-type="float" office:value="0.145459145105242" calcext:value-type="float">
            <text:p>0.1454591451</text:p>
          </table:table-cell>
          <table:table-cell table:formula="of:=[.C328]/MAX([.C$2:.C$343])" office:value-type="float" office:value="0.837723584066441" calcext:value-type="float">
            <text:p>0.8377235841</text:p>
          </table:table-cell>
          <table:table-cell table:formula="of:=[.A328]*(24/4)*365" office:value-type="float" office:value="21499.7887819861" calcext:value-type="float">
            <text:p>21499.7887819861</text:p>
          </table:table-cell>
          <table:table-cell table:number-columns-repeated="2"/>
        </table:table-row>
        <table:table-row table:style-name="ro1">
          <table:table-cell office:value-type="float" office:value="9.81656385853628" calcext:value-type="float">
            <text:p>9.8165638585</text:p>
          </table:table-cell>
          <table:table-cell office:value-type="float" office:value="6.8784439792116" calcext:value-type="float">
            <text:p>6.8784439792</text:p>
          </table:table-cell>
          <table:table-cell table:formula="of:=1/[.B329]" office:value-type="float" office:value="0.145381717583548" calcext:value-type="float">
            <text:p>0.1453817176</text:p>
          </table:table-cell>
          <table:table-cell table:formula="of:=[.C329]/MAX([.C$2:.C$343])" office:value-type="float" office:value="0.837277665998301" calcext:value-type="float">
            <text:p>0.837277666</text:p>
          </table:table-cell>
          <table:table-cell table:formula="of:=[.A329]*(24/4)*365" office:value-type="float" office:value="21498.2748501944" calcext:value-type="float">
            <text:p>21498.2748501944</text:p>
          </table:table-cell>
          <table:table-cell table:number-columns-repeated="2"/>
        </table:table-row>
        <table:table-row table:style-name="ro1">
          <table:table-cell office:value-type="float" office:value="9.81445275731862" calcext:value-type="float">
            <text:p>9.8144527573</text:p>
          </table:table-cell>
          <table:table-cell office:value-type="float" office:value="6.87894621049363" calcext:value-type="float">
            <text:p>6.8789462105</text:p>
          </table:table-cell>
          <table:table-cell table:formula="of:=1/[.B330]" office:value-type="float" office:value="0.145371103276622" calcext:value-type="float">
            <text:p>0.1453711033</text:p>
          </table:table-cell>
          <table:table-cell table:formula="of:=[.C330]/MAX([.C$2:.C$343])" office:value-type="float" office:value="0.837216536426599" calcext:value-type="float">
            <text:p>0.8372165364</text:p>
          </table:table-cell>
          <table:table-cell table:formula="of:=[.A330]*(24/4)*365" office:value-type="float" office:value="21493.6515385278" calcext:value-type="float">
            <text:p>21493.6515385278</text:p>
          </table:table-cell>
          <table:table-cell table:number-columns-repeated="2"/>
        </table:table-row>
        <table:table-row table:style-name="ro1">
          <table:table-cell office:value-type="float" office:value="9.8144317770548" calcext:value-type="float">
            <text:p>9.8144317771</text:p>
          </table:table-cell>
          <table:table-cell office:value-type="float" office:value="6.88336719739978" calcext:value-type="float">
            <text:p>6.8833671974</text:p>
          </table:table-cell>
          <table:table-cell table:formula="of:=1/[.B331]" office:value-type="float" office:value="0.145277735637546" calcext:value-type="float">
            <text:p>0.1452777356</text:p>
          </table:table-cell>
          <table:table-cell table:formula="of:=[.C331]/MAX([.C$2:.C$343])" office:value-type="float" office:value="0.836678816552153" calcext:value-type="float">
            <text:p>0.8366788166</text:p>
          </table:table-cell>
          <table:table-cell table:formula="of:=[.A331]*(24/4)*365" office:value-type="float" office:value="21493.60559175" calcext:value-type="float">
            <text:p>21493.60559175</text:p>
          </table:table-cell>
          <table:table-cell table:number-columns-repeated="2"/>
        </table:table-row>
        <table:table-row table:style-name="ro1">
          <table:table-cell office:value-type="float" office:value="9.81204860577118" calcext:value-type="float">
            <text:p>9.8120486058</text:p>
          </table:table-cell>
          <table:table-cell office:value-type="float" office:value="6.88830249940333" calcext:value-type="float">
            <text:p>6.8883024994</text:p>
          </table:table-cell>
          <table:table-cell table:formula="of:=1/[.B332]" office:value-type="float" office:value="0.145173647656534" calcext:value-type="float">
            <text:p>0.1451736477</text:p>
          </table:table-cell>
          <table:table-cell table:formula="of:=[.C332]/MAX([.C$2:.C$343])" office:value-type="float" office:value="0.836079356432622" calcext:value-type="float">
            <text:p>0.8360793564</text:p>
          </table:table-cell>
          <table:table-cell table:formula="of:=[.A332]*(24/4)*365" office:value-type="float" office:value="21488.3864466389" calcext:value-type="float">
            <text:p>21488.3864466389</text:p>
          </table:table-cell>
          <table:table-cell table:number-columns-repeated="2"/>
        </table:table-row>
        <table:table-row table:style-name="ro1">
          <table:table-cell office:value-type="float" office:value="9.81021064927702" calcext:value-type="float">
            <text:p>9.8102106493</text:p>
          </table:table-cell>
          <table:table-cell office:value-type="float" office:value="6.89040822360585" calcext:value-type="float">
            <text:p>6.8904082236</text:p>
          </table:table-cell>
          <table:table-cell table:formula="of:=1/[.B333]" office:value-type="float" office:value="0.145129282264308" calcext:value-type="float">
            <text:p>0.1451292823</text:p>
          </table:table-cell>
          <table:table-cell table:formula="of:=[.C333]/MAX([.C$2:.C$343])" office:value-type="float" office:value="0.835823848706674" calcext:value-type="float">
            <text:p>0.8358238487</text:p>
          </table:table-cell>
          <table:table-cell table:formula="of:=[.A333]*(24/4)*365" office:value-type="float" office:value="21484.3613219167" calcext:value-type="float">
            <text:p>21484.3613219167</text:p>
          </table:table-cell>
          <table:table-cell table:number-columns-repeated="2"/>
        </table:table-row>
        <table:table-row table:style-name="ro1">
          <table:table-cell office:value-type="float" office:value="9.80576456403158" calcext:value-type="float">
            <text:p>9.805764564</text:p>
          </table:table-cell>
          <table:table-cell office:value-type="float" office:value="6.89982026701943" calcext:value-type="float">
            <text:p>6.899820267</text:p>
          </table:table-cell>
          <table:table-cell table:formula="of:=1/[.B334]" office:value-type="float" office:value="0.144931311440084" calcext:value-type="float">
            <text:p>0.1449313114</text:p>
          </table:table-cell>
          <table:table-cell table:formula="of:=[.C334]/MAX([.C$2:.C$343])" office:value-type="float" office:value="0.834683701565778" calcext:value-type="float">
            <text:p>0.8346837016</text:p>
          </table:table-cell>
          <table:table-cell table:formula="of:=[.A334]*(24/4)*365" office:value-type="float" office:value="21474.6243952292" calcext:value-type="float">
            <text:p>21474.6243952292</text:p>
          </table:table-cell>
          <table:table-cell table:number-columns-repeated="2"/>
        </table:table-row>
        <table:table-row table:style-name="ro1">
          <table:table-cell office:value-type="float" office:value="9.80459629512304" calcext:value-type="float">
            <text:p>9.8045962951</text:p>
          </table:table-cell>
          <table:table-cell office:value-type="float" office:value="6.90429006666316" calcext:value-type="float">
            <text:p>6.9042900667</text:p>
          </table:table-cell>
          <table:table-cell table:formula="of:=1/[.B335]" office:value-type="float" office:value="0.144837483701391" calcext:value-type="float">
            <text:p>0.1448374837</text:p>
          </table:table-cell>
          <table:table-cell table:formula="of:=[.C335]/MAX([.C$2:.C$343])" office:value-type="float" office:value="0.834143331900561" calcext:value-type="float">
            <text:p>0.8341433319</text:p>
          </table:table-cell>
          <table:table-cell table:formula="of:=[.A335]*(24/4)*365" office:value-type="float" office:value="21472.0658863194" calcext:value-type="float">
            <text:p>21472.0658863194</text:p>
          </table:table-cell>
          <table:table-cell table:number-columns-repeated="2"/>
        </table:table-row>
        <table:table-row table:style-name="ro1">
          <table:table-cell office:value-type="float" office:value="9.80055813887303" calcext:value-type="float">
            <text:p>9.8005581389</text:p>
          </table:table-cell>
          <table:table-cell office:value-type="float" office:value="6.91326549501422" calcext:value-type="float">
            <text:p>6.913265495</text:p>
          </table:table-cell>
          <table:table-cell table:formula="of:=1/[.B336]" office:value-type="float" office:value="0.144649442542195" calcext:value-type="float">
            <text:p>0.1446494425</text:p>
          </table:table-cell>
          <table:table-cell table:formula="of:=[.C336]/MAX([.C$2:.C$343])" office:value-type="float" office:value="0.833060371363983" calcext:value-type="float">
            <text:p>0.8330603714</text:p>
          </table:table-cell>
          <table:table-cell table:formula="of:=[.A336]*(24/4)*365" office:value-type="float" office:value="21463.2223241319" calcext:value-type="float">
            <text:p>21463.2223241319</text:p>
          </table:table-cell>
          <table:table-cell table:number-columns-repeated="2"/>
        </table:table-row>
        <table:table-row table:style-name="ro1">
          <table:table-cell office:value-type="float" office:value="9.79693793285452" calcext:value-type="float">
            <text:p>9.7969379329</text:p>
          </table:table-cell>
          <table:table-cell office:value-type="float" office:value="6.92100905367949" calcext:value-type="float">
            <text:p>6.9210090537</text:p>
          </table:table-cell>
          <table:table-cell table:formula="of:=1/[.B337]" office:value-type="float" office:value="0.144487601770779" calcext:value-type="float">
            <text:p>0.1444876018</text:p>
          </table:table-cell>
          <table:table-cell table:formula="of:=[.C337]/MAX([.C$2:.C$343])" office:value-type="float" office:value="0.832128303249733" calcext:value-type="float">
            <text:p>0.8321283032</text:p>
          </table:table-cell>
          <table:table-cell table:formula="of:=[.A337]*(24/4)*365" office:value-type="float" office:value="21455.2940729514" calcext:value-type="float">
            <text:p>21455.2940729514</text:p>
          </table:table-cell>
          <table:table-cell table:number-columns-repeated="2"/>
        </table:table-row>
        <table:table-row table:style-name="ro1">
          <table:table-cell office:value-type="float" office:value="9.79326353470637" calcext:value-type="float">
            <text:p>9.7932635347</text:p>
          </table:table-cell>
          <table:table-cell office:value-type="float" office:value="6.93002218426917" calcext:value-type="float">
            <text:p>6.9300221843</text:p>
          </table:table-cell>
          <table:table-cell table:formula="of:=1/[.B338]" office:value-type="float" office:value="0.144299682368976" calcext:value-type="float">
            <text:p>0.1442996824</text:p>
          </table:table-cell>
          <table:table-cell table:formula="of:=[.C338]/MAX([.C$2:.C$343])" office:value-type="float" office:value="0.831046043934376" calcext:value-type="float">
            <text:p>0.8310460439</text:p>
          </table:table-cell>
          <table:table-cell table:formula="of:=[.A338]*(24/4)*365" office:value-type="float" office:value="21447.2471410069" calcext:value-type="float">
            <text:p>21447.2471410069</text:p>
          </table:table-cell>
          <table:table-cell table:number-columns-repeated="2"/>
        </table:table-row>
        <table:table-row table:style-name="ro1">
          <table:table-cell office:value-type="float" office:value="9.79051400669711" calcext:value-type="float">
            <text:p>9.7905140067</text:p>
          </table:table-cell>
          <table:table-cell office:value-type="float" office:value="6.93972104383614" calcext:value-type="float">
            <text:p>6.9397210438</text:p>
          </table:table-cell>
          <table:table-cell table:formula="of:=1/[.B339]" office:value-type="float" office:value="0.144098011099192" calcext:value-type="float">
            <text:p>0.1440980111</text:p>
          </table:table-cell>
          <table:table-cell table:formula="of:=[.C339]/MAX([.C$2:.C$343])" office:value-type="float" office:value="0.829884585307596" calcext:value-type="float">
            <text:p>0.8298845853</text:p>
          </table:table-cell>
          <table:table-cell table:formula="of:=[.A339]*(24/4)*365" office:value-type="float" office:value="21441.2256746667" calcext:value-type="float">
            <text:p>21441.2256746667</text:p>
          </table:table-cell>
          <table:table-cell table:number-columns-repeated="2"/>
        </table:table-row>
        <table:table-row table:style-name="ro1">
          <table:table-cell office:value-type="float" office:value="9.78473348702118" calcext:value-type="float">
            <text:p>9.784733487</text:p>
          </table:table-cell>
          <table:table-cell office:value-type="float" office:value="6.95112208693754" calcext:value-type="float">
            <text:p>6.9511220869</text:p>
          </table:table-cell>
          <table:table-cell table:formula="of:=1/[.B340]" office:value-type="float" office:value="0.143861665425096" calcext:value-type="float">
            <text:p>0.1438616654</text:p>
          </table:table-cell>
          <table:table-cell table:formula="of:=[.C340]/MAX([.C$2:.C$343])" office:value-type="float" office:value="0.8285234309777" calcext:value-type="float">
            <text:p>0.828523431</text:p>
          </table:table-cell>
          <table:table-cell table:formula="of:=[.A340]*(24/4)*365" office:value-type="float" office:value="21428.5663365764" calcext:value-type="float">
            <text:p>21428.5663365764</text:p>
          </table:table-cell>
          <table:table-cell table:number-columns-repeated="2"/>
        </table:table-row>
        <table:table-row table:style-name="ro1">
          <table:table-cell office:value-type="float" office:value="9.78016715947489" calcext:value-type="float">
            <text:p>9.7801671595</text:p>
          </table:table-cell>
          <table:table-cell office:value-type="float" office:value="6.96501019227609" calcext:value-type="float">
            <text:p>6.9650101923</text:p>
          </table:table-cell>
          <table:table-cell table:formula="of:=1/[.B341]" office:value-type="float" office:value="0.143574807845789" calcext:value-type="float">
            <text:p>0.1435748078</text:p>
          </table:table-cell>
          <table:table-cell table:formula="of:=[.C341]/MAX([.C$2:.C$343])" office:value-type="float" office:value="0.826871370123915" calcext:value-type="float">
            <text:p>0.8268713701</text:p>
          </table:table-cell>
          <table:table-cell table:formula="of:=[.A341]*(24/4)*365" office:value-type="float" office:value="21418.56607925" calcext:value-type="float">
            <text:p>21418.56607925</text:p>
          </table:table-cell>
          <table:table-cell table:number-columns-repeated="2"/>
        </table:table-row>
        <table:table-row table:style-name="ro1">
          <table:table-cell office:value-type="float" office:value="9.77436145807331" calcext:value-type="float">
            <text:p>9.7743614581</text:p>
          </table:table-cell>
          <table:table-cell office:value-type="float" office:value="6.97889886691293" calcext:value-type="float">
            <text:p>6.9788988669</text:p>
          </table:table-cell>
          <table:table-cell table:formula="of:=1/[.B342]" office:value-type="float" office:value="0.143289080278984" calcext:value-type="float">
            <text:p>0.1432890803</text:p>
          </table:table-cell>
          <table:table-cell table:formula="of:=[.C342]/MAX([.C$2:.C$343])" office:value-type="float" office:value="0.82522581720143" calcext:value-type="float">
            <text:p>0.8252258172</text:p>
          </table:table-cell>
          <table:table-cell table:formula="of:=[.A342]*(24/4)*365" office:value-type="float" office:value="21405.8515931806" calcext:value-type="float">
            <text:p>21405.8515931806</text:p>
          </table:table-cell>
          <table:table-cell table:number-columns-repeated="2"/>
        </table:table-row>
        <table:table-row table:style-name="ro1">
          <table:table-cell office:value-type="float" office:value="9.77034047288813" calcext:value-type="float">
            <text:p>9.7703404729</text:p>
          </table:table-cell>
          <table:table-cell office:value-type="float" office:value="7.02303674728683" calcext:value-type="float">
            <text:p>7.0230367473</text:p>
          </table:table-cell>
          <table:table-cell table:formula="of:=1/[.B343]" office:value-type="float" office:value="0.142388547288511" calcext:value-type="float">
            <text:p>0.1423885473</text:p>
          </table:table-cell>
          <table:table-cell table:formula="of:=[.C343]/MAX([.C$2:.C$343])" office:value-type="float" office:value="0.820039496851453" calcext:value-type="float">
            <text:p>0.8200394969</text:p>
          </table:table-cell>
          <table:table-cell table:formula="of:=[.A343]*(24/4)*365" office:value-type="float" office:value="21397.045635625" calcext:value-type="float">
            <text:p>21397.045635625</text:p>
          </table:table-cell>
          <table:table-cell table:number-columns-repeated="2"/>
        </table:table-row>
      </table:table>
      <table:table table:name="med_0" table:style-name="ta1">
        <table:shapes>
          <draw:frame draw:z-index="0" draw:style-name="gr1" draw:text-style-name="P1" svg:width="453.51pt" svg:height="255.09pt" svg:x="451.64pt" svg:y="60.86pt">
            <loext:p draw:notify-on-update-of-ranges="med_0.E2:med_0.E452 med_0.D2:med_0.D45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st (4 hours)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Norm QoS</text:p>
          </table:table-cell>
          <table:table-cell office:value-type="string" calcext:value-type="string">
            <text:p>Inv Norm QoS</text:p>
          </table:table-cell>
          <table:table-cell office:value-type="string" calcext:value-type="string">
            <text:p>Yearly Cost</text:p>
          </table:table-cell>
          <table:table-cell office:value-type="string" calcext:value-type="string">
            <text:p>Difference Max-Min Yearly Cost</text:p>
          </table:table-cell>
          <table:table-cell/>
        </table:table-row>
        <table:table-row table:style-name="ro1">
          <table:table-cell office:value-type="float" office:value="42.2445494268233" calcext:value-type="float">
            <text:p>42.2445494268</text:p>
          </table:table-cell>
          <table:table-cell office:value-type="float" office:value="5.76624584981937" calcext:value-type="float">
            <text:p>5.7662458498</text:p>
          </table:table-cell>
          <table:table-cell table:formula="of:=1/[.B2]" office:value-type="float" office:value="0.173423060002085" calcext:value-type="float">
            <text:p>0.17342306</text:p>
          </table:table-cell>
          <table:table-cell table:formula="of:=[.C2]/MAX([.C$2:.C$452])" office:value-type="float" office:value="1" calcext:value-type="float">
            <text:p>1</text:p>
          </table:table-cell>
          <table:table-cell table:formula="of:=[.A2]*(24/4)*365" office:value-type="float" office:value="92515.5632447431" calcext:value-type="float">
            <text:p>92515.5632447431</text:p>
          </table:table-cell>
          <table:table-cell table:formula="of:=[.E2]-[.E452]" office:value-type="float" office:value="5271.24628604864" calcext:value-type="float">
            <text:p>5271.2462860487</text:p>
          </table:table-cell>
          <table:table-cell table:style-name="ce1" table:formula="of:=[.F2]/[.E2]" office:value-type="percentage" office:value="0.0569768599052243" calcext:value-type="percentage">
            <text:p>5.70%</text:p>
          </table:table-cell>
        </table:table-row>
        <table:table-row table:style-name="ro1">
          <table:table-cell office:value-type="float" office:value="42.2445494268233" calcext:value-type="float">
            <text:p>42.2445494268</text:p>
          </table:table-cell>
          <table:table-cell office:value-type="float" office:value="5.76624584981937" calcext:value-type="float">
            <text:p>5.7662458498</text:p>
          </table:table-cell>
          <table:table-cell table:formula="of:=1/[.B3]" office:value-type="float" office:value="0.173423060002085" calcext:value-type="float">
            <text:p>0.17342306</text:p>
          </table:table-cell>
          <table:table-cell table:formula="of:=[.C3]/MAX([.C$2:.C$452])" office:value-type="float" office:value="1" calcext:value-type="float">
            <text:p>1</text:p>
          </table:table-cell>
          <table:table-cell table:formula="of:=[.A3]*(24/4)*365" office:value-type="float" office:value="92515.5632447431" calcext:value-type="float">
            <text:p>92515.5632447431</text:p>
          </table:table-cell>
          <table:table-cell table:number-columns-repeated="2"/>
        </table:table-row>
        <table:table-row table:style-name="ro1">
          <table:table-cell office:value-type="float" office:value="42.2430988645104" calcext:value-type="float">
            <text:p>42.2430988645</text:p>
          </table:table-cell>
          <table:table-cell office:value-type="float" office:value="5.77446982463954" calcext:value-type="float">
            <text:p>5.7744698246</text:p>
          </table:table-cell>
          <table:table-cell table:formula="of:=1/[.B4]" office:value-type="float" office:value="0.173176071633974" calcext:value-type="float">
            <text:p>0.1731760716</text:p>
          </table:table-cell>
          <table:table-cell table:formula="of:=[.C4]/MAX([.C$2:.C$452])" office:value-type="float" office:value="0.998575804347427" calcext:value-type="float">
            <text:p>0.9985758043</text:p>
          </table:table-cell>
          <table:table-cell table:formula="of:=[.A4]*(24/4)*365" office:value-type="float" office:value="92512.3865132778" calcext:value-type="float">
            <text:p>92512.3865132778</text:p>
          </table:table-cell>
          <table:table-cell table:number-columns-repeated="2"/>
        </table:table-row>
        <table:table-row table:style-name="ro1">
          <table:table-cell office:value-type="float" office:value="42.2230556522863" calcext:value-type="float">
            <text:p>42.2230556523</text:p>
          </table:table-cell>
          <table:table-cell office:value-type="float" office:value="5.77447673561075" calcext:value-type="float">
            <text:p>5.7744767356</text:p>
          </table:table-cell>
          <table:table-cell table:formula="of:=1/[.B5]" office:value-type="float" office:value="0.173175864374529" calcext:value-type="float">
            <text:p>0.1731758644</text:p>
          </table:table-cell>
          <table:table-cell table:formula="of:=[.C5]/MAX([.C$2:.C$452])" office:value-type="float" office:value="0.99857460923851" calcext:value-type="float">
            <text:p>0.9985746092</text:p>
          </table:table-cell>
          <table:table-cell table:formula="of:=[.A5]*(24/4)*365" office:value-type="float" office:value="92468.491878507" calcext:value-type="float">
            <text:p>92468.491878507</text:p>
          </table:table-cell>
          <table:table-cell table:number-columns-repeated="2"/>
        </table:table-row>
        <table:table-row table:style-name="ro1">
          <table:table-cell office:value-type="float" office:value="42.2083894296899" calcext:value-type="float">
            <text:p>42.2083894297</text:p>
          </table:table-cell>
          <table:table-cell office:value-type="float" office:value="5.7801720098913" calcext:value-type="float">
            <text:p>5.7801720099</text:p>
          </table:table-cell>
          <table:table-cell table:formula="of:=1/[.B6]" office:value-type="float" office:value="0.173005232074193" calcext:value-type="float">
            <text:p>0.1730052321</text:p>
          </table:table-cell>
          <table:table-cell table:formula="of:=[.C6]/MAX([.C$2:.C$452])" office:value-type="float" office:value="0.997590701444854" calcext:value-type="float">
            <text:p>0.9975907014</text:p>
          </table:table-cell>
          <table:table-cell table:formula="of:=[.A6]*(24/4)*365" office:value-type="float" office:value="92436.3728510208" calcext:value-type="float">
            <text:p>92436.3728510208</text:p>
          </table:table-cell>
          <table:table-cell table:number-columns-repeated="2"/>
        </table:table-row>
        <table:table-row table:style-name="ro1">
          <table:table-cell office:value-type="float" office:value="42.2083894296899" calcext:value-type="float">
            <text:p>42.2083894297</text:p>
          </table:table-cell>
          <table:table-cell office:value-type="float" office:value="5.7801720098913" calcext:value-type="float">
            <text:p>5.7801720099</text:p>
          </table:table-cell>
          <table:table-cell table:formula="of:=1/[.B7]" office:value-type="float" office:value="0.173005232074193" calcext:value-type="float">
            <text:p>0.1730052321</text:p>
          </table:table-cell>
          <table:table-cell table:formula="of:=[.C7]/MAX([.C$2:.C$452])" office:value-type="float" office:value="0.997590701444854" calcext:value-type="float">
            <text:p>0.9975907014</text:p>
          </table:table-cell>
          <table:table-cell table:formula="of:=[.A7]*(24/4)*365" office:value-type="float" office:value="92436.3728510208" calcext:value-type="float">
            <text:p>92436.3728510208</text:p>
          </table:table-cell>
          <table:table-cell table:number-columns-repeated="2"/>
        </table:table-row>
        <table:table-row table:style-name="ro1">
          <table:table-cell office:value-type="float" office:value="42.1938117445047" calcext:value-type="float">
            <text:p>42.1938117445</text:p>
          </table:table-cell>
          <table:table-cell office:value-type="float" office:value="5.78831175809273" calcext:value-type="float">
            <text:p>5.7883117581</text:p>
          </table:table-cell>
          <table:table-cell table:formula="of:=1/[.B8]" office:value-type="float" office:value="0.172761945415584" calcext:value-type="float">
            <text:p>0.1727619454</text:p>
          </table:table-cell>
          <table:table-cell table:formula="of:=[.C8]/MAX([.C$2:.C$452])" office:value-type="float" office:value="0.996187850759333" calcext:value-type="float">
            <text:p>0.9961878508</text:p>
          </table:table-cell>
          <table:table-cell table:formula="of:=[.A8]*(24/4)*365" office:value-type="float" office:value="92404.4477204653" calcext:value-type="float">
            <text:p>92404.4477204653</text:p>
          </table:table-cell>
          <table:table-cell table:number-columns-repeated="2"/>
        </table:table-row>
        <table:table-row table:style-name="ro1">
          <table:table-cell office:value-type="float" office:value="42.1631235578672" calcext:value-type="float">
            <text:p>42.1631235579</text:p>
          </table:table-cell>
          <table:table-cell office:value-type="float" office:value="5.79149404676181" calcext:value-type="float">
            <text:p>5.7914940468</text:p>
          </table:table-cell>
          <table:table-cell table:formula="of:=1/[.B9]" office:value-type="float" office:value="0.172667016822564" calcext:value-type="float">
            <text:p>0.1726670168</text:p>
          </table:table-cell>
          <table:table-cell table:formula="of:=[.C9]/MAX([.C$2:.C$452])" office:value-type="float" office:value="0.9956404691538" calcext:value-type="float">
            <text:p>0.9956404692</text:p>
          </table:table-cell>
          <table:table-cell table:formula="of:=[.A9]*(24/4)*365" office:value-type="float" office:value="92337.2405917292" calcext:value-type="float">
            <text:p>92337.2405917292</text:p>
          </table:table-cell>
          <table:table-cell table:number-columns-repeated="2"/>
        </table:table-row>
        <table:table-row table:style-name="ro1">
          <table:table-cell office:value-type="float" office:value="42.1484871417237" calcext:value-type="float">
            <text:p>42.1484871417</text:p>
          </table:table-cell>
          <table:table-cell office:value-type="float" office:value="5.79413249100641" calcext:value-type="float">
            <text:p>5.794132491</text:p>
          </table:table-cell>
          <table:table-cell table:formula="of:=1/[.B10]" office:value-type="float" office:value="0.172588390333184" calcext:value-type="float">
            <text:p>0.1725883903</text:p>
          </table:table-cell>
          <table:table-cell table:formula="of:=[.C10]/MAX([.C$2:.C$452])" office:value-type="float" office:value="0.99518708948573" calcext:value-type="float">
            <text:p>0.9951870895</text:p>
          </table:table-cell>
          <table:table-cell table:formula="of:=[.A10]*(24/4)*365" office:value-type="float" office:value="92305.186840375" calcext:value-type="float">
            <text:p>92305.186840375</text:p>
          </table:table-cell>
          <table:table-cell table:number-columns-repeated="2"/>
        </table:table-row>
        <table:table-row table:style-name="ro1">
          <table:table-cell office:value-type="float" office:value="42.1274021705733" calcext:value-type="float">
            <text:p>42.1274021706</text:p>
          </table:table-cell>
          <table:table-cell office:value-type="float" office:value="5.8024641771575" calcext:value-type="float">
            <text:p>5.8024641772</text:p>
          </table:table-cell>
          <table:table-cell table:formula="of:=1/[.B11]" office:value-type="float" office:value="0.172340572809857" calcext:value-type="float">
            <text:p>0.1723405728</text:p>
          </table:table-cell>
          <table:table-cell table:formula="of:=[.C11]/MAX([.C$2:.C$452])" office:value-type="float" office:value="0.993758112720331" calcext:value-type="float">
            <text:p>0.9937581127</text:p>
          </table:table-cell>
          <table:table-cell table:formula="of:=[.A11]*(24/4)*365" office:value-type="float" office:value="92259.0107535556" calcext:value-type="float">
            <text:p>92259.0107535556</text:p>
          </table:table-cell>
          <table:table-cell table:number-columns-repeated="2"/>
        </table:table-row>
        <table:table-row table:style-name="ro1">
          <table:table-cell office:value-type="float" office:value="42.1198258578133" calcext:value-type="float">
            <text:p>42.1198258578</text:p>
          </table:table-cell>
          <table:table-cell office:value-type="float" office:value="5.80374457733735" calcext:value-type="float">
            <text:p>5.8037445773</text:p>
          </table:table-cell>
          <table:table-cell table:formula="of:=1/[.B12]" office:value-type="float" office:value="0.172302551684447" calcext:value-type="float">
            <text:p>0.1723025517</text:p>
          </table:table-cell>
          <table:table-cell table:formula="of:=[.C12]/MAX([.C$2:.C$452])" office:value-type="float" office:value="0.993538873563733" calcext:value-type="float">
            <text:p>0.9935388736</text:p>
          </table:table-cell>
          <table:table-cell table:formula="of:=[.A12]*(24/4)*365" office:value-type="float" office:value="92242.4186286111" calcext:value-type="float">
            <text:p>92242.4186286111</text:p>
          </table:table-cell>
          <table:table-cell table:number-columns-repeated="2"/>
        </table:table-row>
        <table:table-row table:style-name="ro1">
          <table:table-cell office:value-type="float" office:value="42.1056379963534" calcext:value-type="float">
            <text:p>42.1056379964</text:p>
          </table:table-cell>
          <table:table-cell office:value-type="float" office:value="5.80748056204957" calcext:value-type="float">
            <text:p>5.807480562</text:p>
          </table:table-cell>
          <table:table-cell table:formula="of:=1/[.B13]" office:value-type="float" office:value="0.172191708489693" calcext:value-type="float">
            <text:p>0.1721917085</text:p>
          </table:table-cell>
          <table:table-cell table:formula="of:=[.C13]/MAX([.C$2:.C$452])" office:value-type="float" office:value="0.992899724452002" calcext:value-type="float">
            <text:p>0.9928997245</text:p>
          </table:table-cell>
          <table:table-cell table:formula="of:=[.A13]*(24/4)*365" office:value-type="float" office:value="92211.3472120139" calcext:value-type="float">
            <text:p>92211.3472120139</text:p>
          </table:table-cell>
          <table:table-cell table:number-columns-repeated="2"/>
        </table:table-row>
        <table:table-row table:style-name="ro1">
          <table:table-cell office:value-type="float" office:value="42.0965271939783" calcext:value-type="float">
            <text:p>42.096527194</text:p>
          </table:table-cell>
          <table:table-cell office:value-type="float" office:value="5.8122941861503" calcext:value-type="float">
            <text:p>5.8122941862</text:p>
          </table:table-cell>
          <table:table-cell table:formula="of:=1/[.B14]" office:value-type="float" office:value="0.172049102810871" calcext:value-type="float">
            <text:p>0.1720491028</text:p>
          </table:table-cell>
          <table:table-cell table:formula="of:=[.C14]/MAX([.C$2:.C$452])" office:value-type="float" office:value="0.992077425048331" calcext:value-type="float">
            <text:p>0.992077425</text:p>
          </table:table-cell>
          <table:table-cell table:formula="of:=[.A14]*(24/4)*365" office:value-type="float" office:value="92191.3945548125" calcext:value-type="float">
            <text:p>92191.3945548125</text:p>
          </table:table-cell>
          <table:table-cell table:number-columns-repeated="2"/>
        </table:table-row>
        <table:table-row table:style-name="ro1">
          <table:table-cell office:value-type="float" office:value="42.0907222155663" calcext:value-type="float">
            <text:p>42.0907222156</text:p>
          </table:table-cell>
          <table:table-cell office:value-type="float" office:value="5.81398950089849" calcext:value-type="float">
            <text:p>5.8139895009</text:p>
          </table:table-cell>
          <table:table-cell table:formula="of:=1/[.B15]" office:value-type="float" office:value="0.171998934612018" calcext:value-type="float">
            <text:p>0.1719989346</text:p>
          </table:table-cell>
          <table:table-cell table:formula="of:=[.C15]/MAX([.C$2:.C$452])" office:value-type="float" office:value="0.991788142879903" calcext:value-type="float">
            <text:p>0.9917881429</text:p>
          </table:table-cell>
          <table:table-cell table:formula="of:=[.A15]*(24/4)*365" office:value-type="float" office:value="92178.6816520903" calcext:value-type="float">
            <text:p>92178.6816520903</text:p>
          </table:table-cell>
          <table:table-cell table:number-columns-repeated="2"/>
        </table:table-row>
        <table:table-row table:style-name="ro1">
          <table:table-cell office:value-type="float" office:value="42.0763512726281" calcext:value-type="float">
            <text:p>42.0763512726</text:p>
          </table:table-cell>
          <table:table-cell office:value-type="float" office:value="5.81709264838052" calcext:value-type="float">
            <text:p>5.8170926484</text:p>
          </table:table-cell>
          <table:table-cell table:formula="of:=1/[.B16]" office:value-type="float" office:value="0.171907181206474" calcext:value-type="float">
            <text:p>0.1719071812</text:p>
          </table:table-cell>
          <table:table-cell table:formula="of:=[.C16]/MAX([.C$2:.C$452])" office:value-type="float" office:value="0.99125907018598" calcext:value-type="float">
            <text:p>0.9912590702</text:p>
          </table:table-cell>
          <table:table-cell table:formula="of:=[.A16]*(24/4)*365" office:value-type="float" office:value="92147.2092870556" calcext:value-type="float">
            <text:p>92147.2092870556</text:p>
          </table:table-cell>
          <table:table-cell table:number-columns-repeated="2"/>
        </table:table-row>
        <table:table-row table:style-name="ro1">
          <table:table-cell office:value-type="float" office:value="42.0464442107147" calcext:value-type="float">
            <text:p>42.0464442107</text:p>
          </table:table-cell>
          <table:table-cell office:value-type="float" office:value="5.8250524370496" calcext:value-type="float">
            <text:p>5.825052437</text:p>
          </table:table-cell>
          <table:table-cell table:formula="of:=1/[.B17]" office:value-type="float" office:value="0.171672274336899" calcext:value-type="float">
            <text:p>0.1716722743</text:p>
          </table:table-cell>
          <table:table-cell table:formula="of:=[.C17]/MAX([.C$2:.C$452])" office:value-type="float" office:value="0.989904539424196" calcext:value-type="float">
            <text:p>0.9899045394</text:p>
          </table:table-cell>
          <table:table-cell table:formula="of:=[.A17]*(24/4)*365" office:value-type="float" office:value="92081.7128214653" calcext:value-type="float">
            <text:p>92081.7128214653</text:p>
          </table:table-cell>
          <table:table-cell table:number-columns-repeated="2"/>
        </table:table-row>
        <table:table-row table:style-name="ro1">
          <table:table-cell office:value-type="float" office:value="42.0427675211251" calcext:value-type="float">
            <text:p>42.0427675211</text:p>
          </table:table-cell>
          <table:table-cell office:value-type="float" office:value="5.83171362859636" calcext:value-type="float">
            <text:p>5.8317136286</text:p>
          </table:table-cell>
          <table:table-cell table:formula="of:=1/[.B18]" office:value-type="float" office:value="0.171476184135038" calcext:value-type="float">
            <text:p>0.1714761841</text:p>
          </table:table-cell>
          <table:table-cell table:formula="of:=[.C18]/MAX([.C$2:.C$452])" office:value-type="float" office:value="0.988773835111526" calcext:value-type="float">
            <text:p>0.9887738351</text:p>
          </table:table-cell>
          <table:table-cell table:formula="of:=[.A18]*(24/4)*365" office:value-type="float" office:value="92073.6608712639" calcext:value-type="float">
            <text:p>92073.6608712639</text:p>
          </table:table-cell>
          <table:table-cell table:number-columns-repeated="2"/>
        </table:table-row>
        <table:table-row table:style-name="ro1">
          <table:table-cell office:value-type="float" office:value="42.0411524480847" calcext:value-type="float">
            <text:p>42.0411524481</text:p>
          </table:table-cell>
          <table:table-cell office:value-type="float" office:value="5.83348033722948" calcext:value-type="float">
            <text:p>5.8334803372</text:p>
          </table:table-cell>
          <table:table-cell table:formula="of:=1/[.B19]" office:value-type="float" office:value="0.17142425142294" calcext:value-type="float">
            <text:p>0.1714242514</text:p>
          </table:table-cell>
          <table:table-cell table:formula="of:=[.C19]/MAX([.C$2:.C$452])" office:value-type="float" office:value="0.988474378325918" calcext:value-type="float">
            <text:p>0.9884743783</text:p>
          </table:table-cell>
          <table:table-cell table:formula="of:=[.A19]*(24/4)*365" office:value-type="float" office:value="92070.1238613055" calcext:value-type="float">
            <text:p>92070.1238613055</text:p>
          </table:table-cell>
          <table:table-cell table:number-columns-repeated="2"/>
        </table:table-row>
        <table:table-row table:style-name="ro1">
          <table:table-cell office:value-type="float" office:value="42.0365084029458" calcext:value-type="float">
            <text:p>42.0365084029</text:p>
          </table:table-cell>
          <table:table-cell office:value-type="float" office:value="5.83504839927984" calcext:value-type="float">
            <text:p>5.8350483993</text:p>
          </table:table-cell>
          <table:table-cell table:formula="of:=1/[.B20]" office:value-type="float" office:value="0.171378184304936" calcext:value-type="float">
            <text:p>0.1713781843</text:p>
          </table:table-cell>
          <table:table-cell table:formula="of:=[.C20]/MAX([.C$2:.C$452])" office:value-type="float" office:value="0.988208743997915" calcext:value-type="float">
            <text:p>0.988208744</text:p>
          </table:table-cell>
          <table:table-cell table:formula="of:=[.A20]*(24/4)*365" office:value-type="float" office:value="92059.9534024514" calcext:value-type="float">
            <text:p>92059.9534024514</text:p>
          </table:table-cell>
          <table:table-cell table:number-columns-repeated="2"/>
        </table:table-row>
        <table:table-row table:style-name="ro1">
          <table:table-cell office:value-type="float" office:value="42.0065764706685" calcext:value-type="float">
            <text:p>42.0065764707</text:p>
          </table:table-cell>
          <table:table-cell office:value-type="float" office:value="5.8390961735604" calcext:value-type="float">
            <text:p>5.8390961736</text:p>
          </table:table-cell>
          <table:table-cell table:formula="of:=1/[.B21]" office:value-type="float" office:value="0.171259381636499" calcext:value-type="float">
            <text:p>0.1712593816</text:p>
          </table:table-cell>
          <table:table-cell table:formula="of:=[.C21]/MAX([.C$2:.C$452])" office:value-type="float" office:value="0.987523698604092" calcext:value-type="float">
            <text:p>0.9875236986</text:p>
          </table:table-cell>
          <table:table-cell table:formula="of:=[.A21]*(24/4)*365" office:value-type="float" office:value="91994.4024707639" calcext:value-type="float">
            <text:p>91994.4024707639</text:p>
          </table:table-cell>
          <table:table-cell table:number-columns-repeated="2"/>
        </table:table-row>
        <table:table-row table:style-name="ro1">
          <table:table-cell office:value-type="float" office:value="41.9826281421962" calcext:value-type="float">
            <text:p>41.9826281422</text:p>
          </table:table-cell>
          <table:table-cell office:value-type="float" office:value="5.84342780575464" calcext:value-type="float">
            <text:p>5.8434278058</text:p>
          </table:table-cell>
          <table:table-cell table:formula="of:=1/[.B22]" office:value-type="float" office:value="0.17113243001226" calcext:value-type="float">
            <text:p>0.17113243</text:p>
          </table:table-cell>
          <table:table-cell table:formula="of:=[.C22]/MAX([.C$2:.C$452])" office:value-type="float" office:value="0.986791664327698" calcext:value-type="float">
            <text:p>0.9867916643</text:p>
          </table:table-cell>
          <table:table-cell table:formula="of:=[.A22]*(24/4)*365" office:value-type="float" office:value="91941.9556314097" calcext:value-type="float">
            <text:p>91941.9556314097</text:p>
          </table:table-cell>
          <table:table-cell table:number-columns-repeated="2"/>
        </table:table-row>
        <table:table-row table:style-name="ro1">
          <table:table-cell office:value-type="float" office:value="41.9677774067922" calcext:value-type="float">
            <text:p>41.9677774068</text:p>
          </table:table-cell>
          <table:table-cell office:value-type="float" office:value="5.84938434352443" calcext:value-type="float">
            <text:p>5.8493843435</text:p>
          </table:table-cell>
          <table:table-cell table:formula="of:=1/[.B23]" office:value-type="float" office:value="0.170958162649553" calcext:value-type="float">
            <text:p>0.1709581626</text:p>
          </table:table-cell>
          <table:table-cell table:formula="of:=[.C23]/MAX([.C$2:.C$452])" office:value-type="float" office:value="0.985786795870732" calcext:value-type="float">
            <text:p>0.9857867959</text:p>
          </table:table-cell>
          <table:table-cell table:formula="of:=[.A23]*(24/4)*365" office:value-type="float" office:value="91909.432520875" calcext:value-type="float">
            <text:p>91909.432520875</text:p>
          </table:table-cell>
          <table:table-cell table:number-columns-repeated="2"/>
        </table:table-row>
        <table:table-row table:style-name="ro1">
          <table:table-cell office:value-type="float" office:value="41.9479179227645" calcext:value-type="float">
            <text:p>41.9479179228</text:p>
          </table:table-cell>
          <table:table-cell office:value-type="float" office:value="5.85739428507121" calcext:value-type="float">
            <text:p>5.8573942851</text:p>
          </table:table-cell>
          <table:table-cell table:formula="of:=1/[.B24]" office:value-type="float" office:value="0.170724378679562" calcext:value-type="float">
            <text:p>0.1707243787</text:p>
          </table:table-cell>
          <table:table-cell table:formula="of:=[.C24]/MAX([.C$2:.C$452])" office:value-type="float" office:value="0.984438740024017" calcext:value-type="float">
            <text:p>0.98443874</text:p>
          </table:table-cell>
          <table:table-cell table:formula="of:=[.A24]*(24/4)*365" office:value-type="float" office:value="91865.9402508542" calcext:value-type="float">
            <text:p>91865.9402508542</text:p>
          </table:table-cell>
          <table:table-cell table:number-columns-repeated="2"/>
        </table:table-row>
        <table:table-row table:style-name="ro1">
          <table:table-cell office:value-type="float" office:value="41.9284260092149" calcext:value-type="float">
            <text:p>41.9284260092</text:p>
          </table:table-cell>
          <table:table-cell office:value-type="float" office:value="5.86487651079062" calcext:value-type="float">
            <text:p>5.8648765108</text:p>
          </table:table-cell>
          <table:table-cell table:formula="of:=1/[.B25]" office:value-type="float" office:value="0.170506573865644" calcext:value-type="float">
            <text:p>0.1705065739</text:p>
          </table:table-cell>
          <table:table-cell table:formula="of:=[.C25]/MAX([.C$2:.C$452])" office:value-type="float" office:value="0.983182823919689" calcext:value-type="float">
            <text:p>0.9831828239</text:p>
          </table:table-cell>
          <table:table-cell table:formula="of:=[.A25]*(24/4)*365" office:value-type="float" office:value="91823.2529601806" calcext:value-type="float">
            <text:p>91823.2529601806</text:p>
          </table:table-cell>
          <table:table-cell table:number-columns-repeated="2"/>
        </table:table-row>
        <table:table-row table:style-name="ro1">
          <table:table-cell office:value-type="float" office:value="41.9263748986904" calcext:value-type="float">
            <text:p>41.9263748987</text:p>
          </table:table-cell>
          <table:table-cell office:value-type="float" office:value="5.86631008093452" calcext:value-type="float">
            <text:p>5.8663100809</text:p>
          </table:table-cell>
          <table:table-cell table:formula="of:=1/[.B26]" office:value-type="float" office:value="0.170464906594351" calcext:value-type="float">
            <text:p>0.1704649066</text:p>
          </table:table-cell>
          <table:table-cell table:formula="of:=[.C26]/MAX([.C$2:.C$452])" office:value-type="float" office:value="0.982942560189522" calcext:value-type="float">
            <text:p>0.9829425602</text:p>
          </table:table-cell>
          <table:table-cell table:formula="of:=[.A26]*(24/4)*365" office:value-type="float" office:value="91818.7610281319" calcext:value-type="float">
            <text:p>91818.7610281319</text:p>
          </table:table-cell>
          <table:table-cell table:number-columns-repeated="2"/>
        </table:table-row>
        <table:table-row table:style-name="ro1">
          <table:table-cell office:value-type="float" office:value="41.9068265776256" calcext:value-type="float">
            <text:p>41.9068265776</text:p>
          </table:table-cell>
          <table:table-cell office:value-type="float" office:value="5.87448089927983" calcext:value-type="float">
            <text:p>5.8744808993</text:p>
          </table:table-cell>
          <table:table-cell table:formula="of:=1/[.B27]" office:value-type="float" office:value="0.170227806872705" calcext:value-type="float">
            <text:p>0.1702278069</text:p>
          </table:table-cell>
          <table:table-cell table:formula="of:=[.C27]/MAX([.C$2:.C$452])" office:value-type="float" office:value="0.981575384903588" calcext:value-type="float">
            <text:p>0.9815753849</text:p>
          </table:table-cell>
          <table:table-cell table:formula="of:=[.A27]*(24/4)*365" office:value-type="float" office:value="91775.950205" calcext:value-type="float">
            <text:p>91775.950205</text:p>
          </table:table-cell>
          <table:table-cell table:number-columns-repeated="2"/>
        </table:table-row>
        <table:table-row table:style-name="ro1">
          <table:table-cell office:value-type="float" office:value="41.9012089652334" calcext:value-type="float">
            <text:p>41.9012089652</text:p>
          </table:table-cell>
          <table:table-cell office:value-type="float" office:value="5.87849417266112" calcext:value-type="float">
            <text:p>5.8784941727</text:p>
          </table:table-cell>
          <table:table-cell table:formula="of:=1/[.B28]" office:value-type="float" office:value="0.170111591613148" calcext:value-type="float">
            <text:p>0.1701115916</text:p>
          </table:table-cell>
          <table:table-cell table:formula="of:=[.C28]/MAX([.C$2:.C$452])" office:value-type="float" office:value="0.980905259145484" calcext:value-type="float">
            <text:p>0.9809052591</text:p>
          </table:table-cell>
          <table:table-cell table:formula="of:=[.A28]*(24/4)*365" office:value-type="float" office:value="91763.6476338611" calcext:value-type="float">
            <text:p>91763.6476338611</text:p>
          </table:table-cell>
          <table:table-cell table:number-columns-repeated="2"/>
        </table:table-row>
        <table:table-row table:style-name="ro1">
          <table:table-cell office:value-type="float" office:value="41.8886740879566" calcext:value-type="float">
            <text:p>41.888674088</text:p>
          </table:table-cell>
          <table:table-cell office:value-type="float" office:value="5.88531552158198" calcext:value-type="float">
            <text:p>5.8853155216</text:p>
          </table:table-cell>
          <table:table-cell table:formula="of:=1/[.B29]" office:value-type="float" office:value="0.169914424525399" calcext:value-type="float">
            <text:p>0.1699144245</text:p>
          </table:table-cell>
          <table:table-cell table:formula="of:=[.C29]/MAX([.C$2:.C$452])" office:value-type="float" office:value="0.979768345244029" calcext:value-type="float">
            <text:p>0.9797683452</text:p>
          </table:table-cell>
          <table:table-cell table:formula="of:=[.A29]*(24/4)*365" office:value-type="float" office:value="91736.196252625" calcext:value-type="float">
            <text:p>91736.196252625</text:p>
          </table:table-cell>
          <table:table-cell table:number-columns-repeated="2"/>
        </table:table-row>
        <table:table-row table:style-name="ro1">
          <table:table-cell office:value-type="float" office:value="41.8794493827055" calcext:value-type="float">
            <text:p>41.8794493827</text:p>
          </table:table-cell>
          <table:table-cell office:value-type="float" office:value="5.8857578911863" calcext:value-type="float">
            <text:p>5.8857578912</text:p>
          </table:table-cell>
          <table:table-cell table:formula="of:=1/[.B30]" office:value-type="float" office:value="0.169901653871537" calcext:value-type="float">
            <text:p>0.1699016539</text:p>
          </table:table-cell>
          <table:table-cell table:formula="of:=[.C30]/MAX([.C$2:.C$452])" office:value-type="float" office:value="0.979694706514196" calcext:value-type="float">
            <text:p>0.9796947065</text:p>
          </table:table-cell>
          <table:table-cell table:formula="of:=[.A30]*(24/4)*365" office:value-type="float" office:value="91715.994148125" calcext:value-type="float">
            <text:p>91715.994148125</text:p>
          </table:table-cell>
          <table:table-cell table:number-columns-repeated="2"/>
        </table:table-row>
        <table:table-row table:style-name="ro1">
          <table:table-cell office:value-type="float" office:value="41.8662704971778" calcext:value-type="float">
            <text:p>41.8662704972</text:p>
          </table:table-cell>
          <table:table-cell office:value-type="float" office:value="5.89544869604239" calcext:value-type="float">
            <text:p>5.895448696</text:p>
          </table:table-cell>
          <table:table-cell table:formula="of:=1/[.B31]" office:value-type="float" office:value="0.169622373386321" calcext:value-type="float">
            <text:p>0.1696223734</text:p>
          </table:table-cell>
          <table:table-cell table:formula="of:=[.C31]/MAX([.C$2:.C$452])" office:value-type="float" office:value="0.978084306575384" calcext:value-type="float">
            <text:p>0.9780843066</text:p>
          </table:table-cell>
          <table:table-cell table:formula="of:=[.A31]*(24/4)*365" office:value-type="float" office:value="91687.1323888194" calcext:value-type="float">
            <text:p>91687.1323888194</text:p>
          </table:table-cell>
          <table:table-cell table:number-columns-repeated="2"/>
        </table:table-row>
        <table:table-row table:style-name="ro1">
          <table:table-cell office:value-type="float" office:value="41.8488168442796" calcext:value-type="float">
            <text:p>41.8488168443</text:p>
          </table:table-cell>
          <table:table-cell office:value-type="float" office:value="5.90135066097045" calcext:value-type="float">
            <text:p>5.901350661</text:p>
          </table:table-cell>
          <table:table-cell table:formula="of:=1/[.B32]" office:value-type="float" office:value="0.169452733357071" calcext:value-type="float">
            <text:p>0.1694527334</text:p>
          </table:table-cell>
          <table:table-cell table:formula="of:=[.C32]/MAX([.C$2:.C$452])" office:value-type="float" office:value="0.977106120460759" calcext:value-type="float">
            <text:p>0.9771061205</text:p>
          </table:table-cell>
          <table:table-cell table:formula="of:=[.A32]*(24/4)*365" office:value-type="float" office:value="91648.9088889722" calcext:value-type="float">
            <text:p>91648.9088889722</text:p>
          </table:table-cell>
          <table:table-cell table:number-columns-repeated="2"/>
        </table:table-row>
        <table:table-row table:style-name="ro1">
          <table:table-cell office:value-type="float" office:value="41.8460340791223" calcext:value-type="float">
            <text:p>41.8460340791</text:p>
          </table:table-cell>
          <table:table-cell office:value-type="float" office:value="5.91058201438772" calcext:value-type="float">
            <text:p>5.9105820144</text:p>
          </table:table-cell>
          <table:table-cell table:formula="of:=1/[.B33]" office:value-type="float" office:value="0.169188076159974" calcext:value-type="float">
            <text:p>0.1691880762</text:p>
          </table:table-cell>
          <table:table-cell table:formula="of:=[.C33]/MAX([.C$2:.C$452])" office:value-type="float" office:value="0.975580041996372" calcext:value-type="float">
            <text:p>0.975580042</text:p>
          </table:table-cell>
          <table:table-cell table:formula="of:=[.A33]*(24/4)*365" office:value-type="float" office:value="91642.8146332778" calcext:value-type="float">
            <text:p>91642.8146332778</text:p>
          </table:table-cell>
          <table:table-cell table:number-columns-repeated="2"/>
        </table:table-row>
        <table:table-row table:style-name="ro1">
          <table:table-cell office:value-type="float" office:value="41.8313451130169" calcext:value-type="float">
            <text:p>41.831345113</text:p>
          </table:table-cell>
          <table:table-cell office:value-type="float" office:value="5.91303053507117" calcext:value-type="float">
            <text:p>5.9130305351</text:p>
          </table:table-cell>
          <table:table-cell table:formula="of:=1/[.B34]" office:value-type="float" office:value="0.169118017244936" calcext:value-type="float">
            <text:p>0.1691180172</text:p>
          </table:table-cell>
          <table:table-cell table:formula="of:=[.C34]/MAX([.C$2:.C$452])" office:value-type="float" office:value="0.975176065068295" calcext:value-type="float">
            <text:p>0.9751760651</text:p>
          </table:table-cell>
          <table:table-cell table:formula="of:=[.A34]*(24/4)*365" office:value-type="float" office:value="91610.645797507" calcext:value-type="float">
            <text:p>91610.645797507</text:p>
          </table:table-cell>
          <table:table-cell table:number-columns-repeated="2"/>
        </table:table-row>
        <table:table-row table:style-name="ro1">
          <table:table-cell office:value-type="float" office:value="41.8211380435851" calcext:value-type="float">
            <text:p>41.8211380436</text:p>
          </table:table-cell>
          <table:table-cell office:value-type="float" office:value="5.91466128597045" calcext:value-type="float">
            <text:p>5.914661286</text:p>
          </table:table-cell>
          <table:table-cell table:formula="of:=1/[.B35]" office:value-type="float" office:value="0.169071389154945" calcext:value-type="float">
            <text:p>0.1690713892</text:p>
          </table:table-cell>
          <table:table-cell table:formula="of:=[.C35]/MAX([.C$2:.C$452])" office:value-type="float" office:value="0.974907196037901" calcext:value-type="float">
            <text:p>0.974907196</text:p>
          </table:table-cell>
          <table:table-cell table:formula="of:=[.A35]*(24/4)*365" office:value-type="float" office:value="91588.2923154514" calcext:value-type="float">
            <text:p>91588.2923154514</text:p>
          </table:table-cell>
          <table:table-cell table:number-columns-repeated="2"/>
        </table:table-row>
        <table:table-row table:style-name="ro1">
          <table:table-cell office:value-type="float" office:value="41.820455737091" calcext:value-type="float">
            <text:p>41.8204557371</text:p>
          </table:table-cell>
          <table:table-cell office:value-type="float" office:value="5.92103558453159" calcext:value-type="float">
            <text:p>5.9210355845</text:p>
          </table:table-cell>
          <table:table-cell table:formula="of:=1/[.B36]" office:value-type="float" office:value="0.168889375131007" calcext:value-type="float">
            <text:p>0.1688893751</text:p>
          </table:table-cell>
          <table:table-cell table:formula="of:=[.C36]/MAX([.C$2:.C$452])" office:value-type="float" office:value="0.973857658427759" calcext:value-type="float">
            <text:p>0.9738576584</text:p>
          </table:table-cell>
          <table:table-cell table:formula="of:=[.A36]*(24/4)*365" office:value-type="float" office:value="91586.7980642292" calcext:value-type="float">
            <text:p>91586.7980642292</text:p>
          </table:table-cell>
          <table:table-cell table:number-columns-repeated="2"/>
        </table:table-row>
        <table:table-row table:style-name="ro1">
          <table:table-cell office:value-type="float" office:value="41.819997154395" calcext:value-type="float">
            <text:p>41.8199971544</text:p>
          </table:table-cell>
          <table:table-cell office:value-type="float" office:value="5.9215966681647" calcext:value-type="float">
            <text:p>5.9215966682</text:p>
          </table:table-cell>
          <table:table-cell table:formula="of:=1/[.B37]" office:value-type="float" office:value="0.168873372510515" calcext:value-type="float">
            <text:p>0.1688733725</text:p>
          </table:table-cell>
          <table:table-cell table:formula="of:=[.C37]/MAX([.C$2:.C$452])" office:value-type="float" office:value="0.973765383383757" calcext:value-type="float">
            <text:p>0.9737653834</text:p>
          </table:table-cell>
          <table:table-cell table:formula="of:=[.A37]*(24/4)*365" office:value-type="float" office:value="91585.793768125" calcext:value-type="float">
            <text:p>91585.793768125</text:p>
          </table:table-cell>
          <table:table-cell table:number-columns-repeated="2"/>
        </table:table-row>
        <table:table-row table:style-name="ro1">
          <table:table-cell office:value-type="float" office:value="41.8167529453133" calcext:value-type="float">
            <text:p>41.8167529453</text:p>
          </table:table-cell>
          <table:table-cell office:value-type="float" office:value="5.92266589028701" calcext:value-type="float">
            <text:p>5.9226658903</text:p>
          </table:table-cell>
          <table:table-cell table:formula="of:=1/[.B38]" office:value-type="float" office:value="0.168842885707933" calcext:value-type="float">
            <text:p>0.1688428857</text:p>
          </table:table-cell>
          <table:table-cell table:formula="of:=[.C38]/MAX([.C$2:.C$452])" office:value-type="float" office:value="0.973589588984893" calcext:value-type="float">
            <text:p>0.973589589</text:p>
          </table:table-cell>
          <table:table-cell table:formula="of:=[.A38]*(24/4)*365" office:value-type="float" office:value="91578.6889502361" calcext:value-type="float">
            <text:p>91578.6889502361</text:p>
          </table:table-cell>
          <table:table-cell table:number-columns-repeated="2"/>
        </table:table-row>
        <table:table-row table:style-name="ro1">
          <table:table-cell office:value-type="float" office:value="41.800471414187" calcext:value-type="float">
            <text:p>41.8004714142</text:p>
          </table:table-cell>
          <table:table-cell office:value-type="float" office:value="5.92461193794886" calcext:value-type="float">
            <text:p>5.9246119379</text:p>
          </table:table-cell>
          <table:table-cell table:formula="of:=1/[.B39]" office:value-type="float" office:value="0.16878742615946" calcext:value-type="float">
            <text:p>0.1687874262</text:p>
          </table:table-cell>
          <table:table-cell table:formula="of:=[.C39]/MAX([.C$2:.C$452])" office:value-type="float" office:value="0.973269795593681" calcext:value-type="float">
            <text:p>0.9732697956</text:p>
          </table:table-cell>
          <table:table-cell table:formula="of:=[.A39]*(24/4)*365" office:value-type="float" office:value="91543.0323970694" calcext:value-type="float">
            <text:p>91543.0323970694</text:p>
          </table:table-cell>
          <table:table-cell table:number-columns-repeated="2"/>
        </table:table-row>
        <table:table-row table:style-name="ro1">
          <table:table-cell office:value-type="float" office:value="41.7774399505296" calcext:value-type="float">
            <text:p>41.7774399505</text:p>
          </table:table-cell>
          <table:table-cell office:value-type="float" office:value="5.93359446492726" calcext:value-type="float">
            <text:p>5.9335944649</text:p>
          </table:table-cell>
          <table:table-cell table:formula="of:=1/[.B40]" office:value-type="float" office:value="0.168531908594508" calcext:value-type="float">
            <text:p>0.1685319086</text:p>
          </table:table-cell>
          <table:table-cell table:formula="of:=[.C40]/MAX([.C$2:.C$452])" office:value-type="float" office:value="0.97179641849522" calcext:value-type="float">
            <text:p>0.9717964185</text:p>
          </table:table-cell>
          <table:table-cell table:formula="of:=[.A40]*(24/4)*365" office:value-type="float" office:value="91492.5934916597" calcext:value-type="float">
            <text:p>91492.5934916597</text:p>
          </table:table-cell>
          <table:table-cell table:number-columns-repeated="2"/>
        </table:table-row>
        <table:table-row table:style-name="ro1">
          <table:table-cell office:value-type="float" office:value="41.7749701566686" calcext:value-type="float">
            <text:p>41.7749701567</text:p>
          </table:table-cell>
          <table:table-cell office:value-type="float" office:value="5.94095466276899" calcext:value-type="float">
            <text:p>5.9409546628</text:p>
          </table:table-cell>
          <table:table-cell table:formula="of:=1/[.B41]" office:value-type="float" office:value="0.168323115856588" calcext:value-type="float">
            <text:p>0.1683231159</text:p>
          </table:table-cell>
          <table:table-cell table:formula="of:=[.C41]/MAX([.C$2:.C$452])" office:value-type="float" office:value="0.970592468236715" calcext:value-type="float">
            <text:p>0.9705924682</text:p>
          </table:table-cell>
          <table:table-cell table:formula="of:=[.A41]*(24/4)*365" office:value-type="float" office:value="91487.1846431042" calcext:value-type="float">
            <text:p>91487.1846431042</text:p>
          </table:table-cell>
          <table:table-cell table:number-columns-repeated="2"/>
        </table:table-row>
        <table:table-row table:style-name="ro1">
          <table:table-cell office:value-type="float" office:value="41.7727136758403" calcext:value-type="float">
            <text:p>41.7727136758</text:p>
          </table:table-cell>
          <table:table-cell office:value-type="float" office:value="5.94158008543086" calcext:value-type="float">
            <text:p>5.9415800854</text:p>
          </table:table-cell>
          <table:table-cell table:formula="of:=1/[.B42]" office:value-type="float" office:value="0.168305397827097" calcext:value-type="float">
            <text:p>0.1683053978</text:p>
          </table:table-cell>
          <table:table-cell table:formula="of:=[.C42]/MAX([.C$2:.C$452])" office:value-type="float" office:value="0.970490301722699" calcext:value-type="float">
            <text:p>0.9704903017</text:p>
          </table:table-cell>
          <table:table-cell table:formula="of:=[.A42]*(24/4)*365" office:value-type="float" office:value="91482.2429500903" calcext:value-type="float">
            <text:p>91482.2429500903</text:p>
          </table:table-cell>
          <table:table-cell table:number-columns-repeated="2"/>
        </table:table-row>
        <table:table-row table:style-name="ro1">
          <table:table-cell office:value-type="float" office:value="41.7510998794647" calcext:value-type="float">
            <text:p>41.7510998795</text:p>
          </table:table-cell>
          <table:table-cell office:value-type="float" office:value="5.94737338129418" calcext:value-type="float">
            <text:p>5.9473733813</text:p>
          </table:table-cell>
          <table:table-cell table:formula="of:=1/[.B43]" office:value-type="float" office:value="0.16814145268653" calcext:value-type="float">
            <text:p>0.1681414527</text:p>
          </table:table-cell>
          <table:table-cell table:formula="of:=[.C43]/MAX([.C$2:.C$452])" office:value-type="float" office:value="0.969544953736302" calcext:value-type="float">
            <text:p>0.9695449537</text:p>
          </table:table-cell>
          <table:table-cell table:formula="of:=[.A43]*(24/4)*365" office:value-type="float" office:value="91434.9087360278" calcext:value-type="float">
            <text:p>91434.9087360278</text:p>
          </table:table-cell>
          <table:table-cell table:number-columns-repeated="2"/>
        </table:table-row>
        <table:table-row table:style-name="ro1">
          <table:table-cell office:value-type="float" office:value="41.7480376634798" calcext:value-type="float">
            <text:p>41.7480376635</text:p>
          </table:table-cell>
          <table:table-cell office:value-type="float" office:value="5.95237269784092" calcext:value-type="float">
            <text:p>5.9523726978</text:p>
          </table:table-cell>
          <table:table-cell table:formula="of:=1/[.B44]" office:value-type="float" office:value="0.168000232976461" calcext:value-type="float">
            <text:p>0.168000233</text:p>
          </table:table-cell>
          <table:table-cell table:formula="of:=[.C44]/MAX([.C$2:.C$452])" office:value-type="float" office:value="0.968730646169206" calcext:value-type="float">
            <text:p>0.9687306462</text:p>
          </table:table-cell>
          <table:table-cell table:formula="of:=[.A44]*(24/4)*365" office:value-type="float" office:value="91428.2024830208" calcext:value-type="float">
            <text:p>91428.2024830208</text:p>
          </table:table-cell>
          <table:table-cell table:number-columns-repeated="2"/>
        </table:table-row>
        <table:table-row table:style-name="ro1">
          <table:table-cell office:value-type="float" office:value="41.740630764577" calcext:value-type="float">
            <text:p>41.7406307646</text:p>
          </table:table-cell>
          <table:table-cell office:value-type="float" office:value="5.95768068794885" calcext:value-type="float">
            <text:p>5.9576806879</text:p>
          </table:table-cell>
          <table:table-cell table:formula="of:=1/[.B45]" office:value-type="float" office:value="0.167850553324013" calcext:value-type="float">
            <text:p>0.1678505533</text:p>
          </table:table-cell>
          <table:table-cell table:formula="of:=[.C45]/MAX([.C$2:.C$452])" office:value-type="float" office:value="0.967867556494475" calcext:value-type="float">
            <text:p>0.9678675565</text:p>
          </table:table-cell>
          <table:table-cell table:formula="of:=[.A45]*(24/4)*365" office:value-type="float" office:value="91411.9813744236" calcext:value-type="float">
            <text:p>91411.9813744236</text:p>
          </table:table-cell>
          <table:table-cell table:number-columns-repeated="2"/>
        </table:table-row>
        <table:table-row table:style-name="ro1">
          <table:table-cell office:value-type="float" office:value="41.7250368440481" calcext:value-type="float">
            <text:p>41.725036844</text:p>
          </table:table-cell>
          <table:table-cell office:value-type="float" office:value="5.96054449190569" calcext:value-type="float">
            <text:p>5.9605444919</text:p>
          </table:table-cell>
          <table:table-cell table:formula="of:=1/[.B46]" office:value-type="float" office:value="0.167769907826035" calcext:value-type="float">
            <text:p>0.1677699078</text:p>
          </table:table-cell>
          <table:table-cell table:formula="of:=[.C46]/MAX([.C$2:.C$452])" office:value-type="float" office:value="0.967402534726455" calcext:value-type="float">
            <text:p>0.9674025347</text:p>
          </table:table-cell>
          <table:table-cell table:formula="of:=[.A46]*(24/4)*365" office:value-type="float" office:value="91377.8306884653" calcext:value-type="float">
            <text:p>91377.8306884653</text:p>
          </table:table-cell>
          <table:table-cell table:number-columns-repeated="2"/>
        </table:table-row>
        <table:table-row table:style-name="ro1">
          <table:table-cell office:value-type="float" office:value="41.7199449212519" calcext:value-type="float">
            <text:p>41.7199449213</text:p>
          </table:table-cell>
          <table:table-cell office:value-type="float" office:value="5.96837102967548" calcext:value-type="float">
            <text:p>5.9683710297</text:p>
          </table:table-cell>
          <table:table-cell table:formula="of:=1/[.B47]" office:value-type="float" office:value="0.167549905163046" calcext:value-type="float">
            <text:p>0.1675499052</text:p>
          </table:table-cell>
          <table:table-cell table:formula="of:=[.C47]/MAX([.C$2:.C$452])" office:value-type="float" office:value="0.966133945284045" calcext:value-type="float">
            <text:p>0.9661339453</text:p>
          </table:table-cell>
          <table:table-cell table:formula="of:=[.A47]*(24/4)*365" office:value-type="float" office:value="91366.6793775417" calcext:value-type="float">
            <text:p>91366.6793775417</text:p>
          </table:table-cell>
          <table:table-cell table:number-columns-repeated="2"/>
        </table:table-row>
        <table:table-row table:style-name="ro1">
          <table:table-cell office:value-type="float" office:value="41.717611364076" calcext:value-type="float">
            <text:p>41.7176113641</text:p>
          </table:table-cell>
          <table:table-cell office:value-type="float" office:value="5.97001508992727" calcext:value-type="float">
            <text:p>5.9700150899</text:p>
          </table:table-cell>
          <table:table-cell table:formula="of:=1/[.B48]" office:value-type="float" office:value="0.167503764217819" calcext:value-type="float">
            <text:p>0.1675037642</text:p>
          </table:table-cell>
          <table:table-cell table:formula="of:=[.C48]/MAX([.C$2:.C$452])" office:value-type="float" office:value="0.965867885250123" calcext:value-type="float">
            <text:p>0.9658678853</text:p>
          </table:table-cell>
          <table:table-cell table:formula="of:=[.A48]*(24/4)*365" office:value-type="float" office:value="91361.5688873264" calcext:value-type="float">
            <text:p>91361.5688873264</text:p>
          </table:table-cell>
          <table:table-cell table:number-columns-repeated="2"/>
        </table:table-row>
        <table:table-row table:style-name="ro1">
          <table:table-cell office:value-type="float" office:value="41.7061339127981" calcext:value-type="float">
            <text:p>41.7061339128</text:p>
          </table:table-cell>
          <table:table-cell office:value-type="float" office:value="5.9709557778769" calcext:value-type="float">
            <text:p>5.9709557779</text:p>
          </table:table-cell>
          <table:table-cell table:formula="of:=1/[.B49]" office:value-type="float" office:value="0.167477375013414" calcext:value-type="float">
            <text:p>0.167477375</text:p>
          </table:table-cell>
          <table:table-cell table:formula="of:=[.C49]/MAX([.C$2:.C$452])" office:value-type="float" office:value="0.965715718609741" calcext:value-type="float">
            <text:p>0.9657157186</text:p>
          </table:table-cell>
          <table:table-cell table:formula="of:=[.A49]*(24/4)*365" office:value-type="float" office:value="91336.4332690278" calcext:value-type="float">
            <text:p>91336.4332690278</text:p>
          </table:table-cell>
          <table:table-cell table:number-columns-repeated="2"/>
        </table:table-row>
        <table:table-row table:style-name="ro1">
          <table:table-cell office:value-type="float" office:value="41.7050424529649" calcext:value-type="float">
            <text:p>41.705042453</text:p>
          </table:table-cell>
          <table:table-cell office:value-type="float" office:value="5.97633177607836" calcext:value-type="float">
            <text:p>5.9763317761</text:p>
          </table:table-cell>
          <table:table-cell table:formula="of:=1/[.B50]" office:value-type="float" office:value="0.167326721050315" calcext:value-type="float">
            <text:p>0.1673267211</text:p>
          </table:table-cell>
          <table:table-cell table:formula="of:=[.C50]/MAX([.C$2:.C$452])" office:value-type="float" office:value="0.964847010820266" calcext:value-type="float">
            <text:p>0.9648470108</text:p>
          </table:table-cell>
          <table:table-cell table:formula="of:=[.A50]*(24/4)*365" office:value-type="float" office:value="91334.0429719931" calcext:value-type="float">
            <text:p>91334.0429719931</text:p>
          </table:table-cell>
          <table:table-cell table:number-columns-repeated="2"/>
        </table:table-row>
        <table:table-row table:style-name="ro1">
          <table:table-cell office:value-type="float" office:value="41.7010431966419" calcext:value-type="float">
            <text:p>41.7010431966</text:p>
          </table:table-cell>
          <table:table-cell office:value-type="float" office:value="5.97812603866827" calcext:value-type="float">
            <text:p>5.9781260387</text:p>
          </table:table-cell>
          <table:table-cell table:formula="of:=1/[.B51]" office:value-type="float" office:value="0.167276499948597" calcext:value-type="float">
            <text:p>0.1672764999</text:p>
          </table:table-cell>
          <table:table-cell table:formula="of:=[.C51]/MAX([.C$2:.C$452])" office:value-type="float" office:value="0.964557423600909" calcext:value-type="float">
            <text:p>0.9645574236</text:p>
          </table:table-cell>
          <table:table-cell table:formula="of:=[.A51]*(24/4)*365" office:value-type="float" office:value="91325.2846006459" calcext:value-type="float">
            <text:p>91325.2846006459</text:p>
          </table:table-cell>
          <table:table-cell table:number-columns-repeated="2"/>
        </table:table-row>
        <table:table-row table:style-name="ro1">
          <table:table-cell office:value-type="float" office:value="41.6929290074835" calcext:value-type="float">
            <text:p>41.6929290075</text:p>
          </table:table-cell>
          <table:table-cell office:value-type="float" office:value="5.97824676708553" calcext:value-type="float">
            <text:p>5.9782467671</text:p>
          </table:table-cell>
          <table:table-cell table:formula="of:=1/[.B52]" office:value-type="float" office:value="0.167273121863371" calcext:value-type="float">
            <text:p>0.1672731219</text:p>
          </table:table-cell>
          <table:table-cell table:formula="of:=[.C52]/MAX([.C$2:.C$452])" office:value-type="float" office:value="0.964537944730991" calcext:value-type="float">
            <text:p>0.9645379447</text:p>
          </table:table-cell>
          <table:table-cell table:formula="of:=[.A52]*(24/4)*365" office:value-type="float" office:value="91307.5145263889" calcext:value-type="float">
            <text:p>91307.5145263889</text:p>
          </table:table-cell>
          <table:table-cell table:number-columns-repeated="2"/>
        </table:table-row>
        <table:table-row table:style-name="ro1">
          <table:table-cell office:value-type="float" office:value="41.6798654566939" calcext:value-type="float">
            <text:p>41.6798654567</text:p>
          </table:table-cell>
          <table:table-cell office:value-type="float" office:value="5.98881695593445" calcext:value-type="float">
            <text:p>5.9888169559</text:p>
          </table:table-cell>
          <table:table-cell table:formula="of:=1/[.B53]" office:value-type="float" office:value="0.166977886844426" calcext:value-type="float">
            <text:p>0.1669778868</text:p>
          </table:table-cell>
          <table:table-cell table:formula="of:=[.C53]/MAX([.C$2:.C$452])" office:value-type="float" office:value="0.962835547028278" calcext:value-type="float">
            <text:p>0.962835547</text:p>
          </table:table-cell>
          <table:table-cell table:formula="of:=[.A53]*(24/4)*365" office:value-type="float" office:value="91278.9053501597" calcext:value-type="float">
            <text:p>91278.9053501597</text:p>
          </table:table-cell>
          <table:table-cell table:number-columns-repeated="2"/>
        </table:table-row>
        <table:table-row table:style-name="ro1">
          <table:table-cell office:value-type="float" office:value="41.6716652739092" calcext:value-type="float">
            <text:p>41.6716652739</text:p>
          </table:table-cell>
          <table:table-cell office:value-type="float" office:value="5.98896818794884" calcext:value-type="float">
            <text:p>5.9889681879</text:p>
          </table:table-cell>
          <table:table-cell table:formula="of:=1/[.B54]" office:value-type="float" office:value="0.166973670358147" calcext:value-type="float">
            <text:p>0.1669736704</text:p>
          </table:table-cell>
          <table:table-cell table:formula="of:=[.C54]/MAX([.C$2:.C$452])" office:value-type="float" office:value="0.962811233731775" calcext:value-type="float">
            <text:p>0.9628112337</text:p>
          </table:table-cell>
          <table:table-cell table:formula="of:=[.A54]*(24/4)*365" office:value-type="float" office:value="91260.9469498611" calcext:value-type="float">
            <text:p>91260.9469498611</text:p>
          </table:table-cell>
          <table:table-cell table:number-columns-repeated="2"/>
        </table:table-row>
        <table:table-row table:style-name="ro1">
          <table:table-cell office:value-type="float" office:value="41.6697027908866" calcext:value-type="float">
            <text:p>41.6697027909</text:p>
          </table:table-cell>
          <table:table-cell office:value-type="float" office:value="5.99452027877618" calcext:value-type="float">
            <text:p>5.9945202788</text:p>
          </table:table-cell>
          <table:table-cell table:formula="of:=1/[.B55]" office:value-type="float" office:value="0.166819020287668" calcext:value-type="float">
            <text:p>0.1668190203</text:p>
          </table:table-cell>
          <table:table-cell table:formula="of:=[.C55]/MAX([.C$2:.C$452])" office:value-type="float" office:value="0.961919483404698" calcext:value-type="float">
            <text:p>0.9619194834</text:p>
          </table:table-cell>
          <table:table-cell table:formula="of:=[.A55]*(24/4)*365" office:value-type="float" office:value="91256.6491120417" calcext:value-type="float">
            <text:p>91256.6491120417</text:p>
          </table:table-cell>
          <table:table-cell table:number-columns-repeated="2"/>
        </table:table-row>
        <table:table-row table:style-name="ro1">
          <table:table-cell office:value-type="float" office:value="41.6670842914447" calcext:value-type="float">
            <text:p>41.6670842914</text:p>
          </table:table-cell>
          <table:table-cell office:value-type="float" office:value="5.9946560746395" calcext:value-type="float">
            <text:p>5.9946560746</text:p>
          </table:table-cell>
          <table:table-cell table:formula="of:=1/[.B56]" office:value-type="float" office:value="0.166815241366476" calcext:value-type="float">
            <text:p>0.1668152414</text:p>
          </table:table-cell>
          <table:table-cell table:formula="of:=[.C56]/MAX([.C$2:.C$452])" office:value-type="float" office:value="0.961897693216059" calcext:value-type="float">
            <text:p>0.9618976932</text:p>
          </table:table-cell>
          <table:table-cell table:formula="of:=[.A56]*(24/4)*365" office:value-type="float" office:value="91250.9145982639" calcext:value-type="float">
            <text:p>91250.9145982639</text:p>
          </table:table-cell>
          <table:table-cell table:number-columns-repeated="2"/>
        </table:table-row>
        <table:table-row table:style-name="ro1">
          <table:table-cell office:value-type="float" office:value="41.6572779678907" calcext:value-type="float">
            <text:p>41.6572779679</text:p>
          </table:table-cell>
          <table:table-cell office:value-type="float" office:value="5.99600586780496" calcext:value-type="float">
            <text:p>5.9960058678</text:p>
          </table:table-cell>
          <table:table-cell table:formula="of:=1/[.B57]" office:value-type="float" office:value="0.166777688689301" calcext:value-type="float">
            <text:p>0.1667776887</text:p>
          </table:table-cell>
          <table:table-cell table:formula="of:=[.C57]/MAX([.C$2:.C$452])" office:value-type="float" office:value="0.961681155247151" calcext:value-type="float">
            <text:p>0.9616811552</text:p>
          </table:table-cell>
          <table:table-cell table:formula="of:=[.A57]*(24/4)*365" office:value-type="float" office:value="91229.4387496806" calcext:value-type="float">
            <text:p>91229.4387496806</text:p>
          </table:table-cell>
          <table:table-cell table:number-columns-repeated="2"/>
        </table:table-row>
        <table:table-row table:style-name="ro1">
          <table:table-cell office:value-type="float" office:value="41.6557074689751" calcext:value-type="float">
            <text:p>41.655707469</text:p>
          </table:table-cell>
          <table:table-cell office:value-type="float" office:value="6.00010084981936" calcext:value-type="float">
            <text:p>6.0001008498</text:p>
          </table:table-cell>
          <table:table-cell table:formula="of:=1/[.B58]" office:value-type="float" office:value="0.166663865329881" calcext:value-type="float">
            <text:p>0.1666638653</text:p>
          </table:table-cell>
          <table:table-cell table:formula="of:=[.C58]/MAX([.C$2:.C$452])" office:value-type="float" office:value="0.961024821773283" calcext:value-type="float">
            <text:p>0.9610248218</text:p>
          </table:table-cell>
          <table:table-cell table:formula="of:=[.A58]*(24/4)*365" office:value-type="float" office:value="91225.9993570556" calcext:value-type="float">
            <text:p>91225.9993570556</text:p>
          </table:table-cell>
          <table:table-cell table:number-columns-repeated="2"/>
        </table:table-row>
        <table:table-row table:style-name="ro1">
          <table:table-cell office:value-type="float" office:value="41.6512332856577" calcext:value-type="float">
            <text:p>41.6512332857</text:p>
          </table:table-cell>
          <table:table-cell office:value-type="float" office:value="6.00337516636612" calcext:value-type="float">
            <text:p>6.0033751664</text:p>
          </table:table-cell>
          <table:table-cell table:formula="of:=1/[.B59]" office:value-type="float" office:value="0.166572964755309" calcext:value-type="float">
            <text:p>0.1665729648</text:p>
          </table:table-cell>
          <table:table-cell table:formula="of:=[.C59]/MAX([.C$2:.C$452])" office:value-type="float" office:value="0.960500666712409" calcext:value-type="float">
            <text:p>0.9605006667</text:p>
          </table:table-cell>
          <table:table-cell table:formula="of:=[.A59]*(24/4)*365" office:value-type="float" office:value="91216.2008955903" calcext:value-type="float">
            <text:p>91216.2008955903</text:p>
          </table:table-cell>
          <table:table-cell table:number-columns-repeated="2"/>
        </table:table-row>
        <table:table-row table:style-name="ro1">
          <table:table-cell office:value-type="float" office:value="41.6507641328228" calcext:value-type="float">
            <text:p>41.6507641328</text:p>
          </table:table-cell>
          <table:table-cell office:value-type="float" office:value="6.00420092176178" calcext:value-type="float">
            <text:p>6.0042009218</text:p>
          </table:table-cell>
          <table:table-cell table:formula="of:=1/[.B60]" office:value-type="float" office:value="0.166550056040859" calcext:value-type="float">
            <text:p>0.166550056</text:p>
          </table:table-cell>
          <table:table-cell table:formula="of:=[.C60]/MAX([.C$2:.C$452])" office:value-type="float" office:value="0.960368569432786" calcext:value-type="float">
            <text:p>0.9603685694</text:p>
          </table:table-cell>
          <table:table-cell table:formula="of:=[.A60]*(24/4)*365" office:value-type="float" office:value="91215.173450882" calcext:value-type="float">
            <text:p>91215.173450882</text:p>
          </table:table-cell>
          <table:table-cell table:number-columns-repeated="2"/>
        </table:table-row>
        <table:table-row table:style-name="ro1">
          <table:table-cell office:value-type="float" office:value="41.640845985033" calcext:value-type="float">
            <text:p>41.640845985</text:p>
          </table:table-cell>
          <table:table-cell office:value-type="float" office:value="6.00499922661792" calcext:value-type="float">
            <text:p>6.0049992266</text:p>
          </table:table-cell>
          <table:table-cell table:formula="of:=1/[.B61]" office:value-type="float" office:value="0.166527914869227" calcext:value-type="float">
            <text:p>0.1665279149</text:p>
          </table:table-cell>
          <table:table-cell table:formula="of:=[.C61]/MAX([.C$2:.C$452])" office:value-type="float" office:value="0.960240897993751" calcext:value-type="float">
            <text:p>0.960240898</text:p>
          </table:table-cell>
          <table:table-cell table:formula="of:=[.A61]*(24/4)*365" office:value-type="float" office:value="91193.4527072222" calcext:value-type="float">
            <text:p>91193.4527072222</text:p>
          </table:table-cell>
          <table:table-cell table:number-columns-repeated="2"/>
        </table:table-row>
        <table:table-row table:style-name="ro1">
          <table:table-cell office:value-type="float" office:value="41.6365923344464" calcext:value-type="float">
            <text:p>41.6365923344</text:p>
          </table:table-cell>
          <table:table-cell office:value-type="float" office:value="6.00974810251721" calcext:value-type="float">
            <text:p>6.0097481025</text:p>
          </table:table-cell>
          <table:table-cell table:formula="of:=1/[.B62]" office:value-type="float" office:value="0.166396325260479" calcext:value-type="float">
            <text:p>0.1663963253</text:p>
          </table:table-cell>
          <table:table-cell table:formula="of:=[.C62]/MAX([.C$2:.C$452])" office:value-type="float" office:value="0.959482119958431" calcext:value-type="float">
            <text:p>0.95948212</text:p>
          </table:table-cell>
          <table:table-cell table:formula="of:=[.A62]*(24/4)*365" office:value-type="float" office:value="91184.1372124375" calcext:value-type="float">
            <text:p>91184.1372124375</text:p>
          </table:table-cell>
          <table:table-cell table:number-columns-repeated="2"/>
        </table:table-row>
        <table:table-row table:style-name="ro1">
          <table:table-cell office:value-type="float" office:value="41.6357094869927" calcext:value-type="float">
            <text:p>41.635709487</text:p>
          </table:table-cell>
          <table:table-cell office:value-type="float" office:value="6.00984138489129" calcext:value-type="float">
            <text:p>6.0098413849</text:p>
          </table:table-cell>
          <table:table-cell table:formula="of:=1/[.B63]" office:value-type="float" office:value="0.166393742522722" calcext:value-type="float">
            <text:p>0.1663937425</text:p>
          </table:table-cell>
          <table:table-cell table:formula="of:=[.C63]/MAX([.C$2:.C$452])" office:value-type="float" office:value="0.959467227257558" calcext:value-type="float">
            <text:p>0.9594672273</text:p>
          </table:table-cell>
          <table:table-cell table:formula="of:=[.A63]*(24/4)*365" office:value-type="float" office:value="91182.2037765139" calcext:value-type="float">
            <text:p>91182.2037765139</text:p>
          </table:table-cell>
          <table:table-cell table:number-columns-repeated="2"/>
        </table:table-row>
        <table:table-row table:style-name="ro1">
          <table:table-cell office:value-type="float" office:value="41.6254624347888" calcext:value-type="float">
            <text:p>41.6254624348</text:p>
          </table:table-cell>
          <table:table-cell office:value-type="float" office:value="6.01281138039489" calcext:value-type="float">
            <text:p>6.0128113804</text:p>
          </table:table-cell>
          <table:table-cell table:formula="of:=1/[.B64]" office:value-type="float" office:value="0.166311553237901" calcext:value-type="float">
            <text:p>0.1663115532</text:p>
          </table:table-cell>
          <table:table-cell table:formula="of:=[.C64]/MAX([.C$2:.C$452])" office:value-type="float" office:value="0.958993303635059" calcext:value-type="float">
            <text:p>0.9589933036</text:p>
          </table:table-cell>
          <table:table-cell table:formula="of:=[.A64]*(24/4)*365" office:value-type="float" office:value="91159.7627321875" calcext:value-type="float">
            <text:p>91159.7627321875</text:p>
          </table:table-cell>
          <table:table-cell table:number-columns-repeated="2"/>
        </table:table-row>
        <table:table-row table:style-name="ro1">
          <table:table-cell office:value-type="float" office:value="41.6251136630169" calcext:value-type="float">
            <text:p>41.625113663</text:p>
          </table:table-cell>
          <table:table-cell office:value-type="float" office:value="6.01630901978337" calcext:value-type="float">
            <text:p>6.0163090198</text:p>
          </table:table-cell>
          <table:table-cell table:formula="of:=1/[.B65]" office:value-type="float" office:value="0.16621486640924" calcext:value-type="float">
            <text:p>0.1662148664</text:p>
          </table:table-cell>
          <table:table-cell table:formula="of:=[.C65]/MAX([.C$2:.C$452])" office:value-type="float" office:value="0.958435783610562" calcext:value-type="float">
            <text:p>0.9584357836</text:p>
          </table:table-cell>
          <table:table-cell table:formula="of:=[.A65]*(24/4)*365" office:value-type="float" office:value="91158.9989220069" calcext:value-type="float">
            <text:p>91158.9989220069</text:p>
          </table:table-cell>
          <table:table-cell table:number-columns-repeated="2"/>
        </table:table-row>
        <table:table-row table:style-name="ro1">
          <table:table-cell office:value-type="float" office:value="41.6196049398085" calcext:value-type="float">
            <text:p>41.6196049398</text:p>
          </table:table-cell>
          <table:table-cell office:value-type="float" office:value="6.01738256294884" calcext:value-type="float">
            <text:p>6.0173825629</text:p>
          </table:table-cell>
          <table:table-cell table:formula="of:=1/[.B66]" office:value-type="float" office:value="0.166185212513719" calcext:value-type="float">
            <text:p>0.1661852125</text:p>
          </table:table-cell>
          <table:table-cell table:formula="of:=[.C66]/MAX([.C$2:.C$452])" office:value-type="float" office:value="0.958264791958582" calcext:value-type="float">
            <text:p>0.958264792</text:p>
          </table:table-cell>
          <table:table-cell table:formula="of:=[.A66]*(24/4)*365" office:value-type="float" office:value="91146.9348181806" calcext:value-type="float">
            <text:p>91146.9348181806</text:p>
          </table:table-cell>
          <table:table-cell table:number-columns-repeated="2"/>
        </table:table-row>
        <table:table-row table:style-name="ro1">
          <table:table-cell office:value-type="float" office:value="41.6188832024321" calcext:value-type="float">
            <text:p>41.6188832024</text:p>
          </table:table-cell>
          <table:table-cell office:value-type="float" office:value="6.02144492356031" calcext:value-type="float">
            <text:p>6.0214449236</text:p>
          </table:table-cell>
          <table:table-cell table:formula="of:=1/[.B67]" office:value-type="float" office:value="0.16607309585898" calcext:value-type="float">
            <text:p>0.1660730959</text:p>
          </table:table-cell>
          <table:table-cell table:formula="of:=[.C67]/MAX([.C$2:.C$452])" office:value-type="float" office:value="0.957618299763499" calcext:value-type="float">
            <text:p>0.9576182998</text:p>
          </table:table-cell>
          <table:table-cell table:formula="of:=[.A67]*(24/4)*365" office:value-type="float" office:value="91145.3542133264" calcext:value-type="float">
            <text:p>91145.3542133264</text:p>
          </table:table-cell>
          <table:table-cell table:number-columns-repeated="2"/>
        </table:table-row>
        <table:table-row table:style-name="ro1">
          <table:table-cell office:value-type="float" office:value="41.6155664349632" calcext:value-type="float">
            <text:p>41.615566435</text:p>
          </table:table-cell>
          <table:table-cell office:value-type="float" office:value="6.02164444694164" calcext:value-type="float">
            <text:p>6.0216444469</text:p>
          </table:table-cell>
          <table:table-cell table:formula="of:=1/[.B68]" office:value-type="float" office:value="0.166067593131955" calcext:value-type="float">
            <text:p>0.1660675931</text:p>
          </table:table-cell>
          <table:table-cell table:formula="of:=[.C68]/MAX([.C$2:.C$452])" office:value-type="float" office:value="0.957586569686627" calcext:value-type="float">
            <text:p>0.9575865697</text:p>
          </table:table-cell>
          <table:table-cell table:formula="of:=[.A68]*(24/4)*365" office:value-type="float" office:value="91138.0904925694" calcext:value-type="float">
            <text:p>91138.0904925694</text:p>
          </table:table-cell>
          <table:table-cell table:number-columns-repeated="2"/>
        </table:table-row>
        <table:table-row table:style-name="ro1">
          <table:table-cell office:value-type="float" office:value="41.6085503132737" calcext:value-type="float">
            <text:p>41.6085503133</text:p>
          </table:table-cell>
          <table:table-cell office:value-type="float" office:value="6.02223929406397" calcext:value-type="float">
            <text:p>6.0222392941</text:p>
          </table:table-cell>
          <table:table-cell table:formula="of:=1/[.B69]" office:value-type="float" office:value="0.166051189793419" calcext:value-type="float">
            <text:p>0.1660511898</text:p>
          </table:table-cell>
          <table:table-cell table:formula="of:=[.C69]/MAX([.C$2:.C$452])" office:value-type="float" office:value="0.95749198400387" calcext:value-type="float">
            <text:p>0.957491984</text:p>
          </table:table-cell>
          <table:table-cell table:formula="of:=[.A69]*(24/4)*365" office:value-type="float" office:value="91122.7251860694" calcext:value-type="float">
            <text:p>91122.7251860694</text:p>
          </table:table-cell>
          <table:table-cell table:number-columns-repeated="2"/>
        </table:table-row>
        <table:table-row table:style-name="ro1">
          <table:table-cell office:value-type="float" office:value="41.6061912937056" calcext:value-type="float">
            <text:p>41.6061912937</text:p>
          </table:table-cell>
          <table:table-cell office:value-type="float" office:value="6.02544849820066" calcext:value-type="float">
            <text:p>6.0254484982</text:p>
          </table:table-cell>
          <table:table-cell table:formula="of:=1/[.B70]" office:value-type="float" office:value="0.165962749544474" calcext:value-type="float">
            <text:p>0.1659627495</text:p>
          </table:table-cell>
          <table:table-cell table:formula="of:=[.C70]/MAX([.C$2:.C$452])" office:value-type="float" office:value="0.956982015785433" calcext:value-type="float">
            <text:p>0.9569820158</text:p>
          </table:table-cell>
          <table:table-cell table:formula="of:=[.A70]*(24/4)*365" office:value-type="float" office:value="91117.5589332153" calcext:value-type="float">
            <text:p>91117.5589332153</text:p>
          </table:table-cell>
          <table:table-cell table:number-columns-repeated="2"/>
        </table:table-row>
        <table:table-row table:style-name="ro1">
          <table:table-cell office:value-type="float" office:value="41.6044618726789" calcext:value-type="float">
            <text:p>41.6044618727</text:p>
          </table:table-cell>
          <table:table-cell office:value-type="float" office:value="6.02552231115028" calcext:value-type="float">
            <text:p>6.0255223112</text:p>
          </table:table-cell>
          <table:table-cell table:formula="of:=1/[.B71]" office:value-type="float" office:value="0.165960716492493" calcext:value-type="float">
            <text:p>0.1659607165</text:p>
          </table:table-cell>
          <table:table-cell table:formula="of:=[.C71]/MAX([.C$2:.C$452])" office:value-type="float" office:value="0.956970292707885" calcext:value-type="float">
            <text:p>0.9569702927</text:p>
          </table:table-cell>
          <table:table-cell table:formula="of:=[.A71]*(24/4)*365" office:value-type="float" office:value="91113.7715011667" calcext:value-type="float">
            <text:p>91113.7715011667</text:p>
          </table:table-cell>
          <table:table-cell table:number-columns-repeated="2"/>
        </table:table-row>
        <table:table-row table:style-name="ro1">
          <table:table-cell office:value-type="float" office:value="41.5935081963629" calcext:value-type="float">
            <text:p>41.5935081964</text:p>
          </table:table-cell>
          <table:table-cell office:value-type="float" office:value="6.0296385746395" calcext:value-type="float">
            <text:p>6.0296385746</text:p>
          </table:table-cell>
          <table:table-cell table:formula="of:=1/[.B72]" office:value-type="float" office:value="0.165847419811525" calcext:value-type="float">
            <text:p>0.1658474198</text:p>
          </table:table-cell>
          <table:table-cell table:formula="of:=[.C72]/MAX([.C$2:.C$452])" office:value-type="float" office:value="0.956316996191456" calcext:value-type="float">
            <text:p>0.9563169962</text:p>
          </table:table-cell>
          <table:table-cell table:formula="of:=[.A72]*(24/4)*365" office:value-type="float" office:value="91089.7829500347" calcext:value-type="float">
            <text:p>91089.7829500347</text:p>
          </table:table-cell>
          <table:table-cell table:number-columns-repeated="2"/>
        </table:table-row>
        <table:table-row table:style-name="ro1">
          <table:table-cell office:value-type="float" office:value="41.588516563613" calcext:value-type="float">
            <text:p>41.5885165636</text:p>
          </table:table-cell>
          <table:table-cell office:value-type="float" office:value="6.03378667715747" calcext:value-type="float">
            <text:p>6.0337866772</text:p>
          </table:table-cell>
          <table:table-cell table:formula="of:=1/[.B73]" office:value-type="float" office:value="0.165733403168821" calcext:value-type="float">
            <text:p>0.1657334032</text:p>
          </table:table-cell>
          <table:table-cell table:formula="of:=[.C73]/MAX([.C$2:.C$452])" office:value-type="float" office:value="0.955659548198655" calcext:value-type="float">
            <text:p>0.9556595482</text:p>
          </table:table-cell>
          <table:table-cell table:formula="of:=[.A73]*(24/4)*365" office:value-type="float" office:value="91078.8512743125" calcext:value-type="float">
            <text:p>91078.8512743125</text:p>
          </table:table-cell>
          <table:table-cell table:number-columns-repeated="2"/>
        </table:table-row>
        <table:table-row table:style-name="ro1">
          <table:table-cell office:value-type="float" office:value="41.5801621121829" calcext:value-type="float">
            <text:p>41.5801621122</text:p>
          </table:table-cell>
          <table:table-cell office:value-type="float" office:value="6.0385054811143" calcext:value-type="float">
            <text:p>6.0385054811</text:p>
          </table:table-cell>
          <table:table-cell table:formula="of:=1/[.B74]" office:value-type="float" office:value="0.165603890420824" calcext:value-type="float">
            <text:p>0.1656038904</text:p>
          </table:table-cell>
          <table:table-cell table:formula="of:=[.C74]/MAX([.C$2:.C$452])" office:value-type="float" office:value="0.954912745853021" calcext:value-type="float">
            <text:p>0.9549127459</text:p>
          </table:table-cell>
          <table:table-cell table:formula="of:=[.A74]*(24/4)*365" office:value-type="float" office:value="91060.5550256806" calcext:value-type="float">
            <text:p>91060.5550256806</text:p>
          </table:table-cell>
          <table:table-cell table:number-columns-repeated="2"/>
        </table:table-row>
        <table:table-row table:style-name="ro1">
          <table:table-cell office:value-type="float" office:value="41.5785019180682" calcext:value-type="float">
            <text:p>41.5785019181</text:p>
          </table:table-cell>
          <table:table-cell office:value-type="float" office:value="6.03904699190565" calcext:value-type="float">
            <text:p>6.0390469919</text:p>
          </table:table-cell>
          <table:table-cell table:formula="of:=1/[.B75]" office:value-type="float" office:value="0.165589041009341" calcext:value-type="float">
            <text:p>0.165589041</text:p>
          </table:table-cell>
          <table:table-cell table:formula="of:=[.C75]/MAX([.C$2:.C$452])" office:value-type="float" office:value="0.954827120495681" calcext:value-type="float">
            <text:p>0.9548271205</text:p>
          </table:table-cell>
          <table:table-cell table:formula="of:=[.A75]*(24/4)*365" office:value-type="float" office:value="91056.9192005694" calcext:value-type="float">
            <text:p>91056.9192005694</text:p>
          </table:table-cell>
          <table:table-cell table:number-columns-repeated="2"/>
        </table:table-row>
        <table:table-row table:style-name="ro1">
          <table:table-cell office:value-type="float" office:value="41.5751232590246" calcext:value-type="float">
            <text:p>41.575123259</text:p>
          </table:table-cell>
          <table:table-cell office:value-type="float" office:value="6.04277548561067" calcext:value-type="float">
            <text:p>6.0427754856</text:p>
          </table:table-cell>
          <table:table-cell table:formula="of:=1/[.B76]" office:value-type="float" office:value="0.16548686979704" calcext:value-type="float">
            <text:p>0.1654868698</text:p>
          </table:table-cell>
          <table:table-cell table:formula="of:=[.C76]/MAX([.C$2:.C$452])" office:value-type="float" office:value="0.954237976166782" calcext:value-type="float">
            <text:p>0.9542379762</text:p>
          </table:table-cell>
          <table:table-cell table:formula="of:=[.A76]*(24/4)*365" office:value-type="float" office:value="91049.5199372639" calcext:value-type="float">
            <text:p>91049.5199372639</text:p>
          </table:table-cell>
          <table:table-cell table:number-columns-repeated="2"/>
        </table:table-row>
        <table:table-row table:style-name="ro1">
          <table:table-cell office:value-type="float" office:value="41.5686165310851" calcext:value-type="float">
            <text:p>41.5686165311</text:p>
          </table:table-cell>
          <table:table-cell office:value-type="float" office:value="6.04327677607833" calcext:value-type="float">
            <text:p>6.0432767761</text:p>
          </table:table-cell>
          <table:table-cell table:formula="of:=1/[.B77]" office:value-type="float" office:value="0.165473142643142" calcext:value-type="float">
            <text:p>0.1654731426</text:p>
          </table:table-cell>
          <table:table-cell table:formula="of:=[.C77]/MAX([.C$2:.C$452])" office:value-type="float" office:value="0.954158822022589" calcext:value-type="float">
            <text:p>0.954158822</text:p>
          </table:table-cell>
          <table:table-cell table:formula="of:=[.A77]*(24/4)*365" office:value-type="float" office:value="91035.2702030764" calcext:value-type="float">
            <text:p>91035.2702030764</text:p>
          </table:table-cell>
          <table:table-cell table:number-columns-repeated="2"/>
        </table:table-row>
        <table:table-row table:style-name="ro1">
          <table:table-cell office:value-type="float" office:value="41.5658662677733" calcext:value-type="float">
            <text:p>41.5658662678</text:p>
          </table:table-cell>
          <table:table-cell office:value-type="float" office:value="6.04609652877614" calcext:value-type="float">
            <text:p>6.0460965288</text:p>
          </table:table-cell>
          <table:table-cell table:formula="of:=1/[.B78]" office:value-type="float" office:value="0.165395969985021" calcext:value-type="float">
            <text:p>0.16539597</text:p>
          </table:table-cell>
          <table:table-cell table:formula="of:=[.C78]/MAX([.C$2:.C$452])" office:value-type="float" office:value="0.953713825502979" calcext:value-type="float">
            <text:p>0.9537138255</text:p>
          </table:table-cell>
          <table:table-cell table:formula="of:=[.A78]*(24/4)*365" office:value-type="float" office:value="91029.2471264236" calcext:value-type="float">
            <text:p>91029.2471264236</text:p>
          </table:table-cell>
          <table:table-cell table:number-columns-repeated="2"/>
        </table:table-row>
        <table:table-row table:style-name="ro1">
          <table:table-cell office:value-type="float" office:value="41.5613253744927" calcext:value-type="float">
            <text:p>41.5613253745</text:p>
          </table:table-cell>
          <table:table-cell office:value-type="float" office:value="6.04784798561071" calcext:value-type="float">
            <text:p>6.0478479856</text:p>
          </table:table-cell>
          <table:table-cell table:formula="of:=1/[.B79]" office:value-type="float" office:value="0.165348071310529" calcext:value-type="float">
            <text:p>0.1653480713</text:p>
          </table:table-cell>
          <table:table-cell table:formula="of:=[.C79]/MAX([.C$2:.C$452])" office:value-type="float" office:value="0.953437629969976" calcext:value-type="float">
            <text:p>0.95343763</text:p>
          </table:table-cell>
          <table:table-cell table:formula="of:=[.A79]*(24/4)*365" office:value-type="float" office:value="91019.3025701389" calcext:value-type="float">
            <text:p>91019.3025701389</text:p>
          </table:table-cell>
          <table:table-cell table:number-columns-repeated="2"/>
        </table:table-row>
        <table:table-row table:style-name="ro1">
          <table:table-cell office:value-type="float" office:value="41.5504553404236" calcext:value-type="float">
            <text:p>41.5504553404</text:p>
          </table:table-cell>
          <table:table-cell office:value-type="float" office:value="6.05352580935167" calcext:value-type="float">
            <text:p>6.0535258094</text:p>
          </table:table-cell>
          <table:table-cell table:formula="of:=1/[.B80]" office:value-type="float" office:value="0.165192985293822" calcext:value-type="float">
            <text:p>0.1651929853</text:p>
          </table:table-cell>
          <table:table-cell table:formula="of:=[.C80]/MAX([.C$2:.C$452])" office:value-type="float" office:value="0.952543365869772" calcext:value-type="float">
            <text:p>0.9525433659</text:p>
          </table:table-cell>
          <table:table-cell table:formula="of:=[.A80]*(24/4)*365" office:value-type="float" office:value="90995.4971955278" calcext:value-type="float">
            <text:p>90995.4971955278</text:p>
          </table:table-cell>
          <table:table-cell table:number-columns-repeated="2"/>
        </table:table-row>
        <table:table-row table:style-name="ro1">
          <table:table-cell office:value-type="float" office:value="41.5450360173675" calcext:value-type="float">
            <text:p>41.5450360174</text:p>
          </table:table-cell>
          <table:table-cell office:value-type="float" office:value="6.05604132194164" calcext:value-type="float">
            <text:p>6.0560413219</text:p>
          </table:table-cell>
          <table:table-cell table:formula="of:=1/[.B81]" office:value-type="float" office:value="0.165124368682377" calcext:value-type="float">
            <text:p>0.1651243687</text:p>
          </table:table-cell>
          <table:table-cell table:formula="of:=[.C81]/MAX([.C$2:.C$452])" office:value-type="float" office:value="0.9521477056188" calcext:value-type="float">
            <text:p>0.9521477056</text:p>
          </table:table-cell>
          <table:table-cell table:formula="of:=[.A81]*(24/4)*365" office:value-type="float" office:value="90983.6288780347" calcext:value-type="float">
            <text:p>90983.6288780347</text:p>
          </table:table-cell>
          <table:table-cell table:number-columns-repeated="2"/>
        </table:table-row>
        <table:table-row table:style-name="ro1">
          <table:table-cell office:value-type="float" office:value="41.5428468544774" calcext:value-type="float">
            <text:p>41.5428468545</text:p>
          </table:table-cell>
          <table:table-cell office:value-type="float" office:value="6.05720453686968" calcext:value-type="float">
            <text:p>6.0572045369</text:p>
          </table:table-cell>
          <table:table-cell table:formula="of:=1/[.B82]" office:value-type="float" office:value="0.165092658488431" calcext:value-type="float">
            <text:p>0.1650926585</text:p>
          </table:table-cell>
          <table:table-cell table:formula="of:=[.C82]/MAX([.C$2:.C$452])" office:value-type="float" office:value="0.951964856844562" calcext:value-type="float">
            <text:p>0.9519648568</text:p>
          </table:table-cell>
          <table:table-cell table:formula="of:=[.A82]*(24/4)*365" office:value-type="float" office:value="90978.8346113055" calcext:value-type="float">
            <text:p>90978.8346113055</text:p>
          </table:table-cell>
          <table:table-cell table:number-columns-repeated="2"/>
        </table:table-row>
        <table:table-row table:style-name="ro1">
          <table:table-cell office:value-type="float" office:value="41.5373055537132" calcext:value-type="float">
            <text:p>41.5373055537</text:p>
          </table:table-cell>
          <table:table-cell office:value-type="float" office:value="6.06181343075454" calcext:value-type="float">
            <text:p>6.0618134308</text:p>
          </table:table-cell>
          <table:table-cell table:formula="of:=1/[.B83]" office:value-type="float" office:value="0.164967135894766" calcext:value-type="float">
            <text:p>0.1649671359</text:p>
          </table:table-cell>
          <table:table-cell table:formula="of:=[.C83]/MAX([.C$2:.C$452])" office:value-type="float" office:value="0.951241062709781" calcext:value-type="float">
            <text:p>0.9512410627</text:p>
          </table:table-cell>
          <table:table-cell table:formula="of:=[.A83]*(24/4)*365" office:value-type="float" office:value="90966.6991626319" calcext:value-type="float">
            <text:p>90966.6991626319</text:p>
          </table:table-cell>
          <table:table-cell table:number-columns-repeated="2"/>
        </table:table-row>
        <table:table-row table:style-name="ro1">
          <table:table-cell office:value-type="float" office:value="41.5357857097888" calcext:value-type="float">
            <text:p>41.5357857098</text:p>
          </table:table-cell>
          <table:table-cell office:value-type="float" office:value="6.06248178956745" calcext:value-type="float">
            <text:p>6.0624817896</text:p>
          </table:table-cell>
          <table:table-cell table:formula="of:=1/[.B84]" office:value-type="float" office:value="0.164948949079045" calcext:value-type="float">
            <text:p>0.1649489491</text:p>
          </table:table-cell>
          <table:table-cell table:formula="of:=[.C84]/MAX([.C$2:.C$452])" office:value-type="float" office:value="0.951136193059112" calcext:value-type="float">
            <text:p>0.9511361931</text:p>
          </table:table-cell>
          <table:table-cell table:formula="of:=[.A84]*(24/4)*365" office:value-type="float" office:value="90963.3707044375" calcext:value-type="float">
            <text:p>90963.3707044375</text:p>
          </table:table-cell>
          <table:table-cell table:number-columns-repeated="2"/>
        </table:table-row>
        <table:table-row table:style-name="ro1">
          <table:table-cell office:value-type="float" office:value="41.53281935879" calcext:value-type="float">
            <text:p>41.5328193588</text:p>
          </table:table-cell>
          <table:table-cell office:value-type="float" office:value="6.06325977517899" calcext:value-type="float">
            <text:p>6.0632597752</text:p>
          </table:table-cell>
          <table:table-cell table:formula="of:=1/[.B85]" office:value-type="float" office:value="0.164927784241354" calcext:value-type="float">
            <text:p>0.1649277842</text:p>
          </table:table-cell>
          <table:table-cell table:formula="of:=[.C85]/MAX([.C$2:.C$452])" office:value-type="float" office:value="0.951014151401611" calcext:value-type="float">
            <text:p>0.9510141514</text:p>
          </table:table-cell>
          <table:table-cell table:formula="of:=[.A85]*(24/4)*365" office:value-type="float" office:value="90956.87439575" calcext:value-type="float">
            <text:p>90956.87439575</text:p>
          </table:table-cell>
          <table:table-cell table:number-columns-repeated="2"/>
        </table:table-row>
        <table:table-row table:style-name="ro1">
          <table:table-cell office:value-type="float" office:value="41.5291111121829" calcext:value-type="float">
            <text:p>41.5291111122</text:p>
          </table:table-cell>
          <table:table-cell office:value-type="float" office:value="6.06339334532288" calcext:value-type="float">
            <text:p>6.0633933453</text:p>
          </table:table-cell>
          <table:table-cell table:formula="of:=1/[.B86]" office:value-type="float" office:value="0.164924151056664" calcext:value-type="float">
            <text:p>0.1649241511</text:p>
          </table:table-cell>
          <table:table-cell table:formula="of:=[.C86]/MAX([.C$2:.C$452])" office:value-type="float" office:value="0.95099320156547" calcext:value-type="float">
            <text:p>0.9509932016</text:p>
          </table:table-cell>
          <table:table-cell table:formula="of:=[.A86]*(24/4)*365" office:value-type="float" office:value="90948.7533356805" calcext:value-type="float">
            <text:p>90948.7533356805</text:p>
          </table:table-cell>
          <table:table-cell table:number-columns-repeated="2"/>
        </table:table-row>
        <table:table-row table:style-name="ro1">
          <table:table-cell office:value-type="float" office:value="41.5274612116407" calcext:value-type="float">
            <text:p>41.5274612116</text:p>
          </table:table-cell>
          <table:table-cell office:value-type="float" office:value="6.06552097122219" calcext:value-type="float">
            <text:p>6.0655209712</text:p>
          </table:table-cell>
          <table:table-cell table:formula="of:=1/[.B87]" office:value-type="float" office:value="0.164866299983875" calcext:value-type="float">
            <text:p>0.1648663</text:p>
          </table:table-cell>
          <table:table-cell table:formula="of:=[.C87]/MAX([.C$2:.C$452])" office:value-type="float" office:value="0.950659618057094" calcext:value-type="float">
            <text:p>0.9506596181</text:p>
          </table:table-cell>
          <table:table-cell table:formula="of:=[.A87]*(24/4)*365" office:value-type="float" office:value="90945.1400534931" calcext:value-type="float">
            <text:p>90945.1400534931</text:p>
          </table:table-cell>
          <table:table-cell table:number-columns-repeated="2"/>
        </table:table-row>
        <table:table-row table:style-name="ro1">
          <table:table-cell office:value-type="float" office:value="41.5195106081082" calcext:value-type="float">
            <text:p>41.5195106081</text:p>
          </table:table-cell>
          <table:table-cell office:value-type="float" office:value="6.06939968525096" calcext:value-type="float">
            <text:p>6.0693996853</text:p>
          </table:table-cell>
          <table:table-cell table:formula="of:=1/[.B88]" office:value-type="float" office:value="0.16476094043206" calcext:value-type="float">
            <text:p>0.1647609404</text:p>
          </table:table-cell>
          <table:table-cell table:formula="of:=[.C88]/MAX([.C$2:.C$452])" office:value-type="float" office:value="0.950052088978706" calcext:value-type="float">
            <text:p>0.950052089</text:p>
          </table:table-cell>
          <table:table-cell table:formula="of:=[.A88]*(24/4)*365" office:value-type="float" office:value="90927.7282317569" calcext:value-type="float">
            <text:p>90927.7282317569</text:p>
          </table:table-cell>
          <table:table-cell table:number-columns-repeated="2"/>
        </table:table-row>
        <table:table-row table:style-name="ro1">
          <table:table-cell office:value-type="float" office:value="41.5181170705955" calcext:value-type="float">
            <text:p>41.5181170706</text:p>
          </table:table-cell>
          <table:table-cell office:value-type="float" office:value="6.07222513489121" calcext:value-type="float">
            <text:p>6.0722251349</text:p>
          </table:table-cell>
          <table:table-cell table:formula="of:=1/[.B89]" office:value-type="float" office:value="0.164684275992003" calcext:value-type="float">
            <text:p>0.164684276</text:p>
          </table:table-cell>
          <table:table-cell table:formula="of:=[.C89]/MAX([.C$2:.C$452])" office:value-type="float" office:value="0.949610022969394" calcext:value-type="float">
            <text:p>0.949610023</text:p>
          </table:table-cell>
          <table:table-cell table:formula="of:=[.A89]*(24/4)*365" office:value-type="float" office:value="90924.6763846042" calcext:value-type="float">
            <text:p>90924.6763846042</text:p>
          </table:table-cell>
          <table:table-cell table:number-columns-repeated="2"/>
        </table:table-row>
        <table:table-row table:style-name="ro1">
          <table:table-cell office:value-type="float" office:value="41.5144950533073" calcext:value-type="float">
            <text:p>41.5144950533</text:p>
          </table:table-cell>
          <table:table-cell office:value-type="float" office:value="6.07266666366819" calcext:value-type="float">
            <text:p>6.0726666637</text:p>
          </table:table-cell>
          <table:table-cell table:formula="of:=1/[.B90]" office:value-type="float" office:value="0.164672302200093" calcext:value-type="float">
            <text:p>0.1646723022</text:p>
          </table:table-cell>
          <table:table-cell table:formula="of:=[.C90]/MAX([.C$2:.C$452])" office:value-type="float" office:value="0.949540979141489" calcext:value-type="float">
            <text:p>0.9495409791</text:p>
          </table:table-cell>
          <table:table-cell table:formula="of:=[.A90]*(24/4)*365" office:value-type="float" office:value="90916.7441667431" calcext:value-type="float">
            <text:p>90916.7441667431</text:p>
          </table:table-cell>
          <table:table-cell table:number-columns-repeated="2"/>
        </table:table-row>
        <table:table-row table:style-name="ro1">
          <table:table-cell office:value-type="float" office:value="41.5112761168981" calcext:value-type="float">
            <text:p>41.5112761169</text:p>
          </table:table-cell>
          <table:table-cell office:value-type="float" office:value="6.07562440647394" calcext:value-type="float">
            <text:p>6.0756244065</text:p>
          </table:table-cell>
          <table:table-cell table:formula="of:=1/[.B91]" office:value-type="float" office:value="0.164592136231206" calcext:value-type="float">
            <text:p>0.1645921362</text:p>
          </table:table-cell>
          <table:table-cell table:formula="of:=[.C91]/MAX([.C$2:.C$452])" office:value-type="float" office:value="0.949078722456097" calcext:value-type="float">
            <text:p>0.9490787225</text:p>
          </table:table-cell>
          <table:table-cell table:formula="of:=[.A91]*(24/4)*365" office:value-type="float" office:value="90909.6946960069" calcext:value-type="float">
            <text:p>90909.6946960069</text:p>
          </table:table-cell>
          <table:table-cell table:number-columns-repeated="2"/>
        </table:table-row>
        <table:table-row table:style-name="ro1">
          <table:table-cell office:value-type="float" office:value="41.5097730192669" calcext:value-type="float">
            <text:p>41.5097730193</text:p>
          </table:table-cell>
          <table:table-cell office:value-type="float" office:value="6.07718406474733" calcext:value-type="float">
            <text:p>6.0771840647</text:p>
          </table:table-cell>
          <table:table-cell table:formula="of:=1/[.B92]" office:value-type="float" office:value="0.164549895041163" calcext:value-type="float">
            <text:p>0.164549895</text:p>
          </table:table-cell>
          <table:table-cell table:formula="of:=[.C92]/MAX([.C$2:.C$452])" office:value-type="float" office:value="0.948835149369318" calcext:value-type="float">
            <text:p>0.9488351494</text:p>
          </table:table-cell>
          <table:table-cell table:formula="of:=[.A92]*(24/4)*365" office:value-type="float" office:value="90906.4029121944" calcext:value-type="float">
            <text:p>90906.4029121944</text:p>
          </table:table-cell>
          <table:table-cell table:number-columns-repeated="2"/>
        </table:table-row>
        <table:table-row table:style-name="ro1">
          <table:table-cell office:value-type="float" office:value="41.5062699466736" calcext:value-type="float">
            <text:p>41.5062699467</text:p>
          </table:table-cell>
          <table:table-cell office:value-type="float" office:value="6.07723468974733" calcext:value-type="float">
            <text:p>6.0772346897</text:p>
          </table:table-cell>
          <table:table-cell table:formula="of:=1/[.B93]" office:value-type="float" office:value="0.164548524296266" calcext:value-type="float">
            <text:p>0.1645485243</text:p>
          </table:table-cell>
          <table:table-cell table:formula="of:=[.C93]/MAX([.C$2:.C$452])" office:value-type="float" office:value="0.948827245317246" calcext:value-type="float">
            <text:p>0.9488272453</text:p>
          </table:table-cell>
          <table:table-cell table:formula="of:=[.A93]*(24/4)*365" office:value-type="float" office:value="90898.7311832153" calcext:value-type="float">
            <text:p>90898.7311832153</text:p>
          </table:table-cell>
          <table:table-cell table:number-columns-repeated="2"/>
        </table:table-row>
        <table:table-row table:style-name="ro1">
          <table:table-cell office:value-type="float" office:value="41.5018282099093" calcext:value-type="float">
            <text:p>41.5018282099</text:p>
          </table:table-cell>
          <table:table-cell office:value-type="float" office:value="6.07793638938764" calcext:value-type="float">
            <text:p>6.0779363894</text:p>
          </table:table-cell>
          <table:table-cell table:formula="of:=1/[.B94]" office:value-type="float" office:value="0.164529527118126" calcext:value-type="float">
            <text:p>0.1645295271</text:p>
          </table:table-cell>
          <table:table-cell table:formula="of:=[.C94]/MAX([.C$2:.C$452])" office:value-type="float" office:value="0.94871770291764" calcext:value-type="float">
            <text:p>0.9487177029</text:p>
          </table:table-cell>
          <table:table-cell table:formula="of:=[.A94]*(24/4)*365" office:value-type="float" office:value="90889.0037797014" calcext:value-type="float">
            <text:p>90889.0037797014</text:p>
          </table:table-cell>
          <table:table-cell table:number-columns-repeated="2"/>
        </table:table-row>
        <table:table-row table:style-name="ro1">
          <table:table-cell office:value-type="float" office:value="41.4996262925482" calcext:value-type="float">
            <text:p>41.4996262925</text:p>
          </table:table-cell>
          <table:table-cell office:value-type="float" office:value="6.08015642535882" calcext:value-type="float">
            <text:p>6.0801564254</text:p>
          </table:table-cell>
          <table:table-cell table:formula="of:=1/[.B95]" office:value-type="float" office:value="0.164469452764282" calcext:value-type="float">
            <text:p>0.1644694528</text:p>
          </table:table-cell>
          <table:table-cell table:formula="of:=[.C95]/MAX([.C$2:.C$452])" office:value-type="float" office:value="0.948371299424106" calcext:value-type="float">
            <text:p>0.9483712994</text:p>
          </table:table-cell>
          <table:table-cell table:formula="of:=[.A95]*(24/4)*365" office:value-type="float" office:value="90884.1815806806" calcext:value-type="float">
            <text:p>90884.1815806806</text:p>
          </table:table-cell>
          <table:table-cell table:number-columns-repeated="2"/>
        </table:table-row>
        <table:table-row table:style-name="ro1">
          <table:table-cell office:value-type="float" office:value="41.4991722736904" calcext:value-type="float">
            <text:p>41.4991722737</text:p>
          </table:table-cell>
          <table:table-cell office:value-type="float" office:value="6.08230256294876" calcext:value-type="float">
            <text:p>6.0823025629</text:p>
          </table:table-cell>
          <table:table-cell table:formula="of:=1/[.B96]" office:value-type="float" office:value="0.164411419795465" calcext:value-type="float">
            <text:p>0.1644114198</text:p>
          </table:table-cell>
          <table:table-cell table:formula="of:=[.C96]/MAX([.C$2:.C$452])" office:value-type="float" office:value="0.94803666705851" calcext:value-type="float">
            <text:p>0.9480366671</text:p>
          </table:table-cell>
          <table:table-cell table:formula="of:=[.A96]*(24/4)*365" office:value-type="float" office:value="90883.1872793819" calcext:value-type="float">
            <text:p>90883.1872793819</text:p>
          </table:table-cell>
          <table:table-cell table:number-columns-repeated="2"/>
        </table:table-row>
        <table:table-row table:style-name="ro1">
          <table:table-cell office:value-type="float" office:value="41.4893752151922" calcext:value-type="float">
            <text:p>41.4893752152</text:p>
          </table:table-cell>
          <table:table-cell office:value-type="float" office:value="6.08467345323654" calcext:value-type="float">
            <text:p>6.0846734532</text:p>
          </table:table-cell>
          <table:table-cell table:formula="of:=1/[.B97]" office:value-type="float" office:value="0.164347356959326" calcext:value-type="float">
            <text:p>0.164347357</text:p>
          </table:table-cell>
          <table:table-cell table:formula="of:=[.C97]/MAX([.C$2:.C$452])" office:value-type="float" office:value="0.947667264995495" calcext:value-type="float">
            <text:p>0.947667265</text:p>
          </table:table-cell>
          <table:table-cell table:formula="of:=[.A97]*(24/4)*365" office:value-type="float" office:value="90861.7317212708" calcext:value-type="float">
            <text:p>90861.7317212708</text:p>
          </table:table-cell>
          <table:table-cell table:number-columns-repeated="2"/>
        </table:table-row>
        <table:table-row table:style-name="ro1">
          <table:table-cell office:value-type="float" office:value="41.4817194938261" calcext:value-type="float">
            <text:p>41.4817194938</text:p>
          </table:table-cell>
          <table:table-cell office:value-type="float" office:value="6.0890717041358" calcext:value-type="float">
            <text:p>6.0890717041</text:p>
          </table:table-cell>
          <table:table-cell table:formula="of:=1/[.B98]" office:value-type="float" office:value="0.164228645775477" calcext:value-type="float">
            <text:p>0.1642286458</text:p>
          </table:table-cell>
          <table:table-cell table:formula="of:=[.C98]/MAX([.C$2:.C$452])" office:value-type="float" office:value="0.946982747124302" calcext:value-type="float">
            <text:p>0.9469827471</text:p>
          </table:table-cell>
          <table:table-cell table:formula="of:=[.A98]*(24/4)*365" office:value-type="float" office:value="90844.9656914792" calcext:value-type="float">
            <text:p>90844.9656914792</text:p>
          </table:table-cell>
          <table:table-cell table:number-columns-repeated="2"/>
        </table:table-row>
        <table:table-row table:style-name="ro1">
          <table:table-cell office:value-type="float" office:value="41.4782445893075" calcext:value-type="float">
            <text:p>41.4782445893</text:p>
          </table:table-cell>
          <table:table-cell office:value-type="float" office:value="6.09078904676174" calcext:value-type="float">
            <text:p>6.0907890468</text:p>
          </table:table-cell>
          <table:table-cell table:formula="of:=1/[.B99]" office:value-type="float" office:value="0.16418234030477" calcext:value-type="float">
            <text:p>0.1641823403</text:p>
          </table:table-cell>
          <table:table-cell table:formula="of:=[.C99]/MAX([.C$2:.C$452])" office:value-type="float" office:value="0.94671573839601" calcext:value-type="float">
            <text:p>0.9467157384</text:p>
          </table:table-cell>
          <table:table-cell table:formula="of:=[.A99]*(24/4)*365" office:value-type="float" office:value="90837.3556505834" calcext:value-type="float">
            <text:p>90837.3556505834</text:p>
          </table:table-cell>
          <table:table-cell table:number-columns-repeated="2"/>
        </table:table-row>
        <table:table-row table:style-name="ro1">
          <table:table-cell office:value-type="float" office:value="41.4761047448535" calcext:value-type="float">
            <text:p>41.4761047449</text:p>
          </table:table-cell>
          <table:table-cell office:value-type="float" office:value="6.0953084757185" calcext:value-type="float">
            <text:p>6.0953084757</text:p>
          </table:table-cell>
          <table:table-cell table:formula="of:=1/[.B100]" office:value-type="float" office:value="0.164060605625398" calcext:value-type="float">
            <text:p>0.1640606056</text:p>
          </table:table-cell>
          <table:table-cell table:formula="of:=[.C100]/MAX([.C$2:.C$452])" office:value-type="float" office:value="0.946013786306305" calcext:value-type="float">
            <text:p>0.9460137863</text:p>
          </table:table-cell>
          <table:table-cell table:formula="of:=[.A100]*(24/4)*365" office:value-type="float" office:value="90832.6693912292" calcext:value-type="float">
            <text:p>90832.6693912292</text:p>
          </table:table-cell>
          <table:table-cell table:number-columns-repeated="2"/>
        </table:table-row>
        <table:table-row table:style-name="ro1">
          <table:table-cell office:value-type="float" office:value="41.4722214029585" calcext:value-type="float">
            <text:p>41.472221403</text:p>
          </table:table-cell>
          <table:table-cell office:value-type="float" office:value="6.0958993794955" calcext:value-type="float">
            <text:p>6.0958993795</text:p>
          </table:table-cell>
          <table:table-cell table:formula="of:=1/[.B101]" office:value-type="float" office:value="0.164044702470591" calcext:value-type="float">
            <text:p>0.1640447025</text:p>
          </table:table-cell>
          <table:table-cell table:formula="of:=[.C101]/MAX([.C$2:.C$452])" office:value-type="float" office:value="0.9459220848059" calcext:value-type="float">
            <text:p>0.9459220848</text:p>
          </table:table-cell>
          <table:table-cell table:formula="of:=[.A101]*(24/4)*365" office:value-type="float" office:value="90824.1648724792" calcext:value-type="float">
            <text:p>90824.1648724792</text:p>
          </table:table-cell>
          <table:table-cell table:number-columns-repeated="2"/>
        </table:table-row>
        <table:table-row table:style-name="ro1">
          <table:table-cell office:value-type="float" office:value="41.4722121569984" calcext:value-type="float">
            <text:p>41.472212157</text:p>
          </table:table-cell>
          <table:table-cell office:value-type="float" office:value="6.09744835431565" calcext:value-type="float">
            <text:p>6.0974483543</text:p>
          </table:table-cell>
          <table:table-cell table:formula="of:=1/[.B102]" office:value-type="float" office:value="0.164003029118274" calcext:value-type="float">
            <text:p>0.1640030291</text:p>
          </table:table-cell>
          <table:table-cell table:formula="of:=[.C102]/MAX([.C$2:.C$452])" office:value-type="float" office:value="0.945681786011051" calcext:value-type="float">
            <text:p>0.945681786</text:p>
          </table:table-cell>
          <table:table-cell table:formula="of:=[.A102]*(24/4)*365" office:value-type="float" office:value="90824.1446238264" calcext:value-type="float">
            <text:p>90824.1446238264</text:p>
          </table:table-cell>
          <table:table-cell table:number-columns-repeated="2"/>
        </table:table-row>
        <table:table-row table:style-name="ro1">
          <table:table-cell office:value-type="float" office:value="41.4622746008149" calcext:value-type="float">
            <text:p>41.4622746008</text:p>
          </table:table-cell>
          <table:table-cell office:value-type="float" office:value="6.09919316097034" calcext:value-type="float">
            <text:p>6.099193161</text:p>
          </table:table-cell>
          <table:table-cell table:formula="of:=1/[.B103]" office:value-type="float" office:value="0.16395611249028" calcext:value-type="float">
            <text:p>0.1639561125</text:p>
          </table:table-cell>
          <table:table-cell table:formula="of:=[.C103]/MAX([.C$2:.C$452])" office:value-type="float" office:value="0.945411253199595" calcext:value-type="float">
            <text:p>0.9454112532</text:p>
          </table:table-cell>
          <table:table-cell table:formula="of:=[.A103]*(24/4)*365" office:value-type="float" office:value="90802.3813757847" calcext:value-type="float">
            <text:p>90802.3813757847</text:p>
          </table:table-cell>
          <table:table-cell table:number-columns-repeated="2"/>
        </table:table-row>
        <table:table-row table:style-name="ro1">
          <table:table-cell office:value-type="float" office:value="41.4604860830575" calcext:value-type="float">
            <text:p>41.4604860831</text:p>
          </table:table-cell>
          <table:table-cell office:value-type="float" office:value="6.10112447841637" calcext:value-type="float">
            <text:p>6.1011244784</text:p>
          </table:table-cell>
          <table:table-cell table:formula="of:=1/[.B104]" office:value-type="float" office:value="0.163904212008401" calcext:value-type="float">
            <text:p>0.163904212</text:p>
          </table:table-cell>
          <table:table-cell table:formula="of:=[.C104]/MAX([.C$2:.C$452])" office:value-type="float" office:value="0.945111982261356" calcext:value-type="float">
            <text:p>0.9451119823</text:p>
          </table:table-cell>
          <table:table-cell table:formula="of:=[.A104]*(24/4)*365" office:value-type="float" office:value="90798.4645218958" calcext:value-type="float">
            <text:p>90798.4645218958</text:p>
          </table:table-cell>
          <table:table-cell table:number-columns-repeated="2"/>
        </table:table-row>
        <table:table-row table:style-name="ro1">
          <table:table-cell office:value-type="float" office:value="41.4548455291223" calcext:value-type="float">
            <text:p>41.4548455291</text:p>
          </table:table-cell>
          <table:table-cell office:value-type="float" office:value="6.10362572841641" calcext:value-type="float">
            <text:p>6.1036257284</text:p>
          </table:table-cell>
          <table:table-cell table:formula="of:=1/[.B105]" office:value-type="float" office:value="0.163837044487236" calcext:value-type="float">
            <text:p>0.1638370445</text:p>
          </table:table-cell>
          <table:table-cell table:formula="of:=[.C105]/MAX([.C$2:.C$452])" office:value-type="float" office:value="0.944724677821199" calcext:value-type="float">
            <text:p>0.9447246778</text:p>
          </table:table-cell>
          <table:table-cell table:formula="of:=[.A105]*(24/4)*365" office:value-type="float" office:value="90786.1117087778" calcext:value-type="float">
            <text:p>90786.1117087778</text:p>
          </table:table-cell>
          <table:table-cell table:number-columns-repeated="2"/>
        </table:table-row>
        <table:table-row table:style-name="ro1">
          <table:table-cell office:value-type="float" office:value="41.4546840991407" calcext:value-type="float">
            <text:p>41.4546840991</text:p>
          </table:table-cell>
          <table:table-cell office:value-type="float" office:value="6.10452063399192" calcext:value-type="float">
            <text:p>6.104520634</text:p>
          </table:table-cell>
          <table:table-cell table:formula="of:=1/[.B106]" office:value-type="float" office:value="0.163813026436782" calcext:value-type="float">
            <text:p>0.1638130264</text:p>
          </table:table-cell>
          <table:table-cell table:formula="of:=[.C106]/MAX([.C$2:.C$452])" office:value-type="float" office:value="0.944586183837445" calcext:value-type="float">
            <text:p>0.9445861838</text:p>
          </table:table-cell>
          <table:table-cell table:formula="of:=[.A106]*(24/4)*365" office:value-type="float" office:value="90785.7581771181" calcext:value-type="float">
            <text:p>90785.7581771181</text:p>
          </table:table-cell>
          <table:table-cell table:number-columns-repeated="2"/>
        </table:table-row>
        <table:table-row table:style-name="ro1">
          <table:table-cell office:value-type="float" office:value="41.4540058203228" calcext:value-type="float">
            <text:p>41.4540058203</text:p>
          </table:table-cell>
          <table:table-cell office:value-type="float" office:value="6.10750435701348" calcext:value-type="float">
            <text:p>6.107504357</text:p>
          </table:table-cell>
          <table:table-cell table:formula="of:=1/[.B107]" office:value-type="float" office:value="0.163732998217457" calcext:value-type="float">
            <text:p>0.1637329982</text:p>
          </table:table-cell>
          <table:table-cell table:formula="of:=[.C107]/MAX([.C$2:.C$452])" office:value-type="float" office:value="0.944124721449896" calcext:value-type="float">
            <text:p>0.9441247214</text:p>
          </table:table-cell>
          <table:table-cell table:formula="of:=[.A107]*(24/4)*365" office:value-type="float" office:value="90784.2727465069" calcext:value-type="float">
            <text:p>90784.2727465069</text:p>
          </table:table-cell>
          <table:table-cell table:number-columns-repeated="2"/>
        </table:table-row>
        <table:table-row table:style-name="ro1">
          <table:table-cell office:value-type="float" office:value="41.4522855723998" calcext:value-type="float">
            <text:p>41.4522855724</text:p>
          </table:table-cell>
          <table:table-cell office:value-type="float" office:value="6.1085173830926" calcext:value-type="float">
            <text:p>6.1085173831</text:p>
          </table:table-cell>
          <table:table-cell table:formula="of:=1/[.B108]" office:value-type="float" office:value="0.163705845016966" calcext:value-type="float">
            <text:p>0.163705845</text:p>
          </table:table-cell>
          <table:table-cell table:formula="of:=[.C108]/MAX([.C$2:.C$452])" office:value-type="float" office:value="0.943968149420254" calcext:value-type="float">
            <text:p>0.9439681494</text:p>
          </table:table-cell>
          <table:table-cell table:formula="of:=[.A108]*(24/4)*365" office:value-type="float" office:value="90780.5054035556" calcext:value-type="float">
            <text:p>90780.5054035556</text:p>
          </table:table-cell>
          <table:table-cell table:number-columns-repeated="2"/>
        </table:table-row>
        <table:table-row table:style-name="ro1">
          <table:table-cell office:value-type="float" office:value="41.4451331962107" calcext:value-type="float">
            <text:p>41.4451331962</text:p>
          </table:table-cell>
          <table:table-cell office:value-type="float" office:value="6.10887400629409" calcext:value-type="float">
            <text:p>6.1088740063</text:p>
          </table:table-cell>
          <table:table-cell table:formula="of:=1/[.B109]" office:value-type="float" office:value="0.163696288214437" calcext:value-type="float">
            <text:p>0.1636962882</text:p>
          </table:table-cell>
          <table:table-cell table:formula="of:=[.C109]/MAX([.C$2:.C$452])" office:value-type="float" office:value="0.943913042547334" calcext:value-type="float">
            <text:p>0.9439130425</text:p>
          </table:table-cell>
          <table:table-cell table:formula="of:=[.A109]*(24/4)*365" office:value-type="float" office:value="90764.8416997014" calcext:value-type="float">
            <text:p>90764.8416997014</text:p>
          </table:table-cell>
          <table:table-cell table:number-columns-repeated="2"/>
        </table:table-row>
        <table:table-row table:style-name="ro1">
          <table:table-cell office:value-type="float" office:value="41.4399404411593" calcext:value-type="float">
            <text:p>41.4399404412</text:p>
          </table:table-cell>
          <table:table-cell office:value-type="float" office:value="6.11168406025094" calcext:value-type="float">
            <text:p>6.1116840603</text:p>
          </table:table-cell>
          <table:table-cell table:formula="of:=1/[.B110]" office:value-type="float" office:value="0.163621023295982" calcext:value-type="float">
            <text:p>0.1636210233</text:p>
          </table:table-cell>
          <table:table-cell table:formula="of:=[.C110]/MAX([.C$2:.C$452])" office:value-type="float" office:value="0.943479046523654" calcext:value-type="float">
            <text:p>0.9434790465</text:p>
          </table:table-cell>
          <table:table-cell table:formula="of:=[.A110]*(24/4)*365" office:value-type="float" office:value="90753.4695661389" calcext:value-type="float">
            <text:p>90753.4695661389</text:p>
          </table:table-cell>
          <table:table-cell table:number-columns-repeated="2"/>
        </table:table-row>
        <table:table-row table:style-name="ro1">
          <table:table-cell office:value-type="float" office:value="41.4336541964834" calcext:value-type="float">
            <text:p>41.4336541965</text:p>
          </table:table-cell>
          <table:table-cell office:value-type="float" office:value="6.11522548561061" calcext:value-type="float">
            <text:p>6.1152254856</text:p>
          </table:table-cell>
          <table:table-cell table:formula="of:=1/[.B111]" office:value-type="float" office:value="0.163526267731753" calcext:value-type="float">
            <text:p>0.1635262677</text:p>
          </table:table-cell>
          <table:table-cell table:formula="of:=[.C111]/MAX([.C$2:.C$452])" office:value-type="float" office:value="0.942932662644672" calcext:value-type="float">
            <text:p>0.9429326626</text:p>
          </table:table-cell>
          <table:table-cell table:formula="of:=[.A111]*(24/4)*365" office:value-type="float" office:value="90739.7026902986" calcext:value-type="float">
            <text:p>90739.7026902986</text:p>
          </table:table-cell>
          <table:table-cell table:number-columns-repeated="2"/>
        </table:table-row>
        <table:table-row table:style-name="ro1">
          <table:table-cell office:value-type="float" office:value="41.4327815182141" calcext:value-type="float">
            <text:p>41.4327815182</text:p>
          </table:table-cell>
          <table:table-cell office:value-type="float" office:value="6.1170315377689" calcext:value-type="float">
            <text:p>6.1170315378</text:p>
          </table:table-cell>
          <table:table-cell table:formula="of:=1/[.B112]" office:value-type="float" office:value="0.163477986638718" calcext:value-type="float">
            <text:p>0.1634779866</text:p>
          </table:table-cell>
          <table:table-cell table:formula="of:=[.C112]/MAX([.C$2:.C$452])" office:value-type="float" office:value="0.942654261992333" calcext:value-type="float">
            <text:p>0.942654262</text:p>
          </table:table-cell>
          <table:table-cell table:formula="of:=[.A112]*(24/4)*365" office:value-type="float" office:value="90737.7915248889" calcext:value-type="float">
            <text:p>90737.7915248889</text:p>
          </table:table-cell>
          <table:table-cell table:number-columns-repeated="2"/>
        </table:table-row>
        <table:table-row table:style-name="ro1">
          <table:table-cell office:value-type="float" office:value="41.4284224937595" calcext:value-type="float">
            <text:p>41.4284224938</text:p>
          </table:table-cell>
          <table:table-cell office:value-type="float" office:value="6.12008223021492" calcext:value-type="float">
            <text:p>6.1200822302</text:p>
          </table:table-cell>
          <table:table-cell table:formula="of:=1/[.B113]" office:value-type="float" office:value="0.163396497364527" calcext:value-type="float">
            <text:p>0.1633964974</text:p>
          </table:table-cell>
          <table:table-cell table:formula="of:=[.C113]/MAX([.C$2:.C$452])" office:value-type="float" office:value="0.942184374803225" calcext:value-type="float">
            <text:p>0.9421843748</text:p>
          </table:table-cell>
          <table:table-cell table:formula="of:=[.A113]*(24/4)*365" office:value-type="float" office:value="90728.2452613333" calcext:value-type="float">
            <text:p>90728.2452613333</text:p>
          </table:table-cell>
          <table:table-cell table:number-columns-repeated="2"/>
        </table:table-row>
        <table:table-row table:style-name="ro1">
          <table:table-cell office:value-type="float" office:value="41.4219398689878" calcext:value-type="float">
            <text:p>41.421939869</text:p>
          </table:table-cell>
          <table:table-cell office:value-type="float" office:value="6.12013839478329" calcext:value-type="float">
            <text:p>6.1201383948</text:p>
          </table:table-cell>
          <table:table-cell table:formula="of:=1/[.B114]" office:value-type="float" office:value="0.163394997873314" calcext:value-type="float">
            <text:p>0.1633949979</text:p>
          </table:table-cell>
          <table:table-cell table:formula="of:=[.C114]/MAX([.C$2:.C$452])" office:value-type="float" office:value="0.942175728368239" calcext:value-type="float">
            <text:p>0.9421757284</text:p>
          </table:table-cell>
          <table:table-cell table:formula="of:=[.A114]*(24/4)*365" office:value-type="float" office:value="90714.0483130833" calcext:value-type="float">
            <text:p>90714.0483130833</text:p>
          </table:table-cell>
          <table:table-cell table:number-columns-repeated="2"/>
        </table:table-row>
        <table:table-row table:style-name="ro1">
          <table:table-cell office:value-type="float" office:value="41.4171627754091" calcext:value-type="float">
            <text:p>41.4171627754</text:p>
          </table:table-cell>
          <table:table-cell office:value-type="float" office:value="6.1263042715818" calcext:value-type="float">
            <text:p>6.1263042716</text:p>
          </table:table-cell>
          <table:table-cell table:formula="of:=1/[.B115]" office:value-type="float" office:value="0.1632305474344" calcext:value-type="float">
            <text:p>0.1632305474</text:p>
          </table:table-cell>
          <table:table-cell table:formula="of:=[.C115]/MAX([.C$2:.C$452])" office:value-type="float" office:value="0.941227466707352" calcext:value-type="float">
            <text:p>0.9412274667</text:p>
          </table:table-cell>
          <table:table-cell table:formula="of:=[.A115]*(24/4)*365" office:value-type="float" office:value="90703.5864781459" calcext:value-type="float">
            <text:p>90703.5864781459</text:p>
          </table:table-cell>
          <table:table-cell table:number-columns-repeated="2"/>
        </table:table-row>
        <table:table-row table:style-name="ro1">
          <table:table-cell office:value-type="float" office:value="41.4129656743721" calcext:value-type="float">
            <text:p>41.4129656744</text:p>
          </table:table-cell>
          <table:table-cell office:value-type="float" office:value="6.1268190422653" calcext:value-type="float">
            <text:p>6.1268190423</text:p>
          </table:table-cell>
          <table:table-cell table:formula="of:=1/[.B116]" office:value-type="float" office:value="0.163216832927754" calcext:value-type="float">
            <text:p>0.1632168329</text:p>
          </table:table-cell>
          <table:table-cell table:formula="of:=[.C116]/MAX([.C$2:.C$452])" office:value-type="float" office:value="0.941148385490325" calcext:value-type="float">
            <text:p>0.9411483855</text:p>
          </table:table-cell>
          <table:table-cell table:formula="of:=[.A116]*(24/4)*365" office:value-type="float" office:value="90694.394826875" calcext:value-type="float">
            <text:p>90694.394826875</text:p>
          </table:table-cell>
          <table:table-cell table:number-columns-repeated="2"/>
        </table:table-row>
        <table:table-row table:style-name="ro1">
          <table:table-cell office:value-type="float" office:value="41.4084168713026" calcext:value-type="float">
            <text:p>41.4084168713</text:p>
          </table:table-cell>
          <table:table-cell office:value-type="float" office:value="6.12802285521494" calcext:value-type="float">
            <text:p>6.1280228552</text:p>
          </table:table-cell>
          <table:table-cell table:formula="of:=1/[.B117]" office:value-type="float" office:value="0.163184769970138" calcext:value-type="float">
            <text:p>0.16318477</text:p>
          </table:table-cell>
          <table:table-cell table:formula="of:=[.C117]/MAX([.C$2:.C$452])" office:value-type="float" office:value="0.940963502594039" calcext:value-type="float">
            <text:p>0.9409635026</text:p>
          </table:table-cell>
          <table:table-cell table:formula="of:=[.A117]*(24/4)*365" office:value-type="float" office:value="90684.4329481528" calcext:value-type="float">
            <text:p>90684.4329481528</text:p>
          </table:table-cell>
          <table:table-cell table:number-columns-repeated="2"/>
        </table:table-row>
        <table:table-row table:style-name="ro1">
          <table:table-cell office:value-type="float" office:value="41.4073108724093" calcext:value-type="float">
            <text:p>41.4073108724</text:p>
          </table:table-cell>
          <table:table-cell office:value-type="float" office:value="6.13067789118613" calcext:value-type="float">
            <text:p>6.1306778912</text:p>
          </table:table-cell>
          <table:table-cell table:formula="of:=1/[.B118]" office:value-type="float" office:value="0.163114098921698" calcext:value-type="float">
            <text:p>0.1631140989</text:p>
          </table:table-cell>
          <table:table-cell table:formula="of:=[.C118]/MAX([.C$2:.C$452])" office:value-type="float" office:value="0.940555995954266" calcext:value-type="float">
            <text:p>0.940555996</text:p>
          </table:table-cell>
          <table:table-cell table:formula="of:=[.A118]*(24/4)*365" office:value-type="float" office:value="90682.0108105764" calcext:value-type="float">
            <text:p>90682.0108105764</text:p>
          </table:table-cell>
          <table:table-cell table:number-columns-repeated="2"/>
        </table:table-row>
        <table:table-row table:style-name="ro1">
          <table:table-cell office:value-type="float" office:value="41.3959064607686" calcext:value-type="float">
            <text:p>41.3959064608</text:p>
          </table:table-cell>
          <table:table-cell office:value-type="float" office:value="6.13526429406387" calcext:value-type="float">
            <text:p>6.1352642941</text:p>
          </table:table-cell>
          <table:table-cell table:formula="of:=1/[.B119]" office:value-type="float" office:value="0.162992163347803" calcext:value-type="float">
            <text:p>0.1629921633</text:p>
          </table:table-cell>
          <table:table-cell table:formula="of:=[.C119]/MAX([.C$2:.C$452])" office:value-type="float" office:value="0.939852885457349" calcext:value-type="float">
            <text:p>0.9398528855</text:p>
          </table:table-cell>
          <table:table-cell table:formula="of:=[.A119]*(24/4)*365" office:value-type="float" office:value="90657.0351490833" calcext:value-type="float">
            <text:p>90657.0351490833</text:p>
          </table:table-cell>
          <table:table-cell table:number-columns-repeated="2"/>
        </table:table-row>
        <table:table-row table:style-name="ro1">
          <table:table-cell office:value-type="float" office:value="41.3943344330575" calcext:value-type="float">
            <text:p>41.3943344331</text:p>
          </table:table-cell>
          <table:table-cell office:value-type="float" office:value="6.13626670413582" calcext:value-type="float">
            <text:p>6.1362667041</text:p>
          </table:table-cell>
          <table:table-cell table:formula="of:=1/[.B120]" office:value-type="float" office:value="0.162965537225754" calcext:value-type="float">
            <text:p>0.1629655372</text:p>
          </table:table-cell>
          <table:table-cell table:formula="of:=[.C120]/MAX([.C$2:.C$452])" office:value-type="float" office:value="0.939699352691588" calcext:value-type="float">
            <text:p>0.9396993527</text:p>
          </table:table-cell>
          <table:table-cell table:formula="of:=[.A120]*(24/4)*365" office:value-type="float" office:value="90653.5924083958" calcext:value-type="float">
            <text:p>90653.5924083958</text:p>
          </table:table-cell>
          <table:table-cell table:number-columns-repeated="2"/>
        </table:table-row>
        <table:table-row table:style-name="ro1">
          <table:table-cell office:value-type="float" office:value="41.3921046216039" calcext:value-type="float">
            <text:p>41.3921046216</text:p>
          </table:table-cell>
          <table:table-cell office:value-type="float" office:value="6.13934248201348" calcext:value-type="float">
            <text:p>6.139342482</text:p>
          </table:table-cell>
          <table:table-cell table:formula="of:=1/[.B121]" office:value-type="float" office:value="0.162883892359762" calcext:value-type="float">
            <text:p>0.1628838924</text:p>
          </table:table-cell>
          <table:table-cell table:formula="of:=[.C121]/MAX([.C$2:.C$452])" office:value-type="float" office:value="0.939228568321905" calcext:value-type="float">
            <text:p>0.9392285683</text:p>
          </table:table-cell>
          <table:table-cell table:formula="of:=[.A121]*(24/4)*365" office:value-type="float" office:value="90648.7091213125" calcext:value-type="float">
            <text:p>90648.7091213125</text:p>
          </table:table-cell>
          <table:table-cell table:number-columns-repeated="2"/>
        </table:table-row>
        <table:table-row table:style-name="ro1">
          <table:table-cell office:value-type="float" office:value="41.3893363544457" calcext:value-type="float">
            <text:p>41.3893363544</text:p>
          </table:table-cell>
          <table:table-cell office:value-type="float" office:value="6.13963744154586" calcext:value-type="float">
            <text:p>6.1396374415</text:p>
          </table:table-cell>
          <table:table-cell table:formula="of:=1/[.B122]" office:value-type="float" office:value="0.162876067116468" calcext:value-type="float">
            <text:p>0.1628760671</text:p>
          </table:table-cell>
          <table:table-cell table:formula="of:=[.C122]/MAX([.C$2:.C$452])" office:value-type="float" office:value="0.939183446045232" calcext:value-type="float">
            <text:p>0.939183446</text:p>
          </table:table-cell>
          <table:table-cell table:formula="of:=[.A122]*(24/4)*365" office:value-type="float" office:value="90642.6466162361" calcext:value-type="float">
            <text:p>90642.6466162361</text:p>
          </table:table-cell>
          <table:table-cell table:number-columns-repeated="2"/>
        </table:table-row>
        <table:table-row table:style-name="ro1">
          <table:table-cell office:value-type="float" office:value="41.3882648996036" calcext:value-type="float">
            <text:p>41.3882648996</text:p>
          </table:table-cell>
          <table:table-cell office:value-type="float" office:value="6.13983565647394" calcext:value-type="float">
            <text:p>6.1398356565</text:p>
          </table:table-cell>
          <table:table-cell table:formula="of:=1/[.B123]" office:value-type="float" office:value="0.16287080891906" calcext:value-type="float">
            <text:p>0.1628708089</text:p>
          </table:table-cell>
          <table:table-cell table:formula="of:=[.C123]/MAX([.C$2:.C$452])" office:value-type="float" office:value="0.939153125986255" calcext:value-type="float">
            <text:p>0.939153126</text:p>
          </table:table-cell>
          <table:table-cell table:formula="of:=[.A123]*(24/4)*365" office:value-type="float" office:value="90640.300130132" calcext:value-type="float">
            <text:p>90640.300130132</text:p>
          </table:table-cell>
          <table:table-cell table:number-columns-repeated="2"/>
        </table:table-row>
        <table:table-row table:style-name="ro1">
          <table:table-cell office:value-type="float" office:value="41.3824658469368" calcext:value-type="float">
            <text:p>41.3824658469</text:p>
          </table:table-cell>
          <table:table-cell office:value-type="float" office:value="6.14524240107821" calcext:value-type="float">
            <text:p>6.1452424011</text:p>
          </table:table-cell>
          <table:table-cell table:formula="of:=1/[.B124]" office:value-type="float" office:value="0.162727510931798" calcext:value-type="float">
            <text:p>0.1627275109</text:p>
          </table:table-cell>
          <table:table-cell table:formula="of:=[.C124]/MAX([.C$2:.C$452])" office:value-type="float" office:value="0.938326834561915" calcext:value-type="float">
            <text:p>0.9383268346</text:p>
          </table:table-cell>
          <table:table-cell table:formula="of:=[.A124]*(24/4)*365" office:value-type="float" office:value="90627.6002047917" calcext:value-type="float">
            <text:p>90627.6002047917</text:p>
          </table:table-cell>
          <table:table-cell table:number-columns-repeated="2"/>
        </table:table-row>
        <table:table-row table:style-name="ro1">
          <table:table-cell office:value-type="float" office:value="41.3788990402302" calcext:value-type="float">
            <text:p>41.3788990402</text:p>
          </table:table-cell>
          <table:table-cell office:value-type="float" office:value="6.14720964028686" calcext:value-type="float">
            <text:p>6.1472096403</text:p>
          </table:table-cell>
          <table:table-cell table:formula="of:=1/[.B125]" office:value-type="float" office:value="0.16267543463075" calcext:value-type="float">
            <text:p>0.1626754346</text:p>
          </table:table-cell>
          <table:table-cell table:formula="of:=[.C125]/MAX([.C$2:.C$452])" office:value-type="float" office:value="0.938026549807124" calcext:value-type="float">
            <text:p>0.9380265498</text:p>
          </table:table-cell>
          <table:table-cell table:formula="of:=[.A125]*(24/4)*365" office:value-type="float" office:value="90619.7888981042" calcext:value-type="float">
            <text:p>90619.7888981042</text:p>
          </table:table-cell>
          <table:table-cell table:number-columns-repeated="2"/>
        </table:table-row>
        <table:table-row table:style-name="ro1">
          <table:table-cell office:value-type="float" office:value="41.3748214701325" calcext:value-type="float">
            <text:p>41.3748214701</text:p>
          </table:table-cell>
          <table:table-cell office:value-type="float" office:value="6.14898477517899" calcext:value-type="float">
            <text:p>6.1489847752</text:p>
          </table:table-cell>
          <table:table-cell table:formula="of:=1/[.B126]" office:value-type="float" office:value="0.162628472270187" calcext:value-type="float">
            <text:p>0.1626284723</text:p>
          </table:table-cell>
          <table:table-cell table:formula="of:=[.C126]/MAX([.C$2:.C$452])" office:value-type="float" office:value="0.937755753290433" calcext:value-type="float">
            <text:p>0.9377557533</text:p>
          </table:table-cell>
          <table:table-cell table:formula="of:=[.A126]*(24/4)*365" office:value-type="float" office:value="90610.8590195903" calcext:value-type="float">
            <text:p>90610.8590195903</text:p>
          </table:table-cell>
          <table:table-cell table:number-columns-repeated="2"/>
        </table:table-row>
        <table:table-row table:style-name="ro1">
          <table:table-cell office:value-type="float" office:value="41.3680677224093" calcext:value-type="float">
            <text:p>41.3680677224</text:p>
          </table:table-cell>
          <table:table-cell office:value-type="float" office:value="6.14953098920776" calcext:value-type="float">
            <text:p>6.1495309892</text:p>
          </table:table-cell>
          <table:table-cell table:formula="of:=1/[.B127]" office:value-type="float" office:value="0.162614027273782" calcext:value-type="float">
            <text:p>0.1626140273</text:p>
          </table:table-cell>
          <table:table-cell table:formula="of:=[.C127]/MAX([.C$2:.C$452])" office:value-type="float" office:value="0.937672459889861" calcext:value-type="float">
            <text:p>0.9376724599</text:p>
          </table:table-cell>
          <table:table-cell table:formula="of:=[.A127]*(24/4)*365" office:value-type="float" office:value="90596.0683120764" calcext:value-type="float">
            <text:p>90596.0683120764</text:p>
          </table:table-cell>
          <table:table-cell table:number-columns-repeated="2"/>
        </table:table-row>
        <table:table-row table:style-name="ro1">
          <table:table-cell office:value-type="float" office:value="41.3641071104959" calcext:value-type="float">
            <text:p>41.3641071105</text:p>
          </table:table-cell>
          <table:table-cell office:value-type="float" office:value="6.15365248201352" calcext:value-type="float">
            <text:p>6.153652482</text:p>
          </table:table-cell>
          <table:table-cell table:formula="of:=1/[.B128]" office:value-type="float" office:value="0.162505114307786" calcext:value-type="float">
            <text:p>0.1625051143</text:p>
          </table:table-cell>
          <table:table-cell table:formula="of:=[.C128]/MAX([.C$2:.C$452])" office:value-type="float" office:value="0.937044440951695" calcext:value-type="float">
            <text:p>0.937044441</text:p>
          </table:table-cell>
          <table:table-cell table:formula="of:=[.A128]*(24/4)*365" office:value-type="float" office:value="90587.3945719861" calcext:value-type="float">
            <text:p>90587.3945719861</text:p>
          </table:table-cell>
          <table:table-cell table:number-columns-repeated="2"/>
        </table:table-row>
        <table:table-row table:style-name="ro1">
          <table:table-cell office:value-type="float" office:value="41.3634796838058" calcext:value-type="float">
            <text:p>41.3634796838</text:p>
          </table:table-cell>
          <table:table-cell office:value-type="float" office:value="6.1538363669056" calcext:value-type="float">
            <text:p>6.1538363669</text:p>
          </table:table-cell>
          <table:table-cell table:formula="of:=1/[.B129]" office:value-type="float" office:value="0.16250025843681" calcext:value-type="float">
            <text:p>0.1625002584</text:p>
          </table:table-cell>
          <table:table-cell table:formula="of:=[.C129]/MAX([.C$2:.C$452])" office:value-type="float" office:value="0.937016440805831" calcext:value-type="float">
            <text:p>0.9370164408</text:p>
          </table:table-cell>
          <table:table-cell table:formula="of:=[.A129]*(24/4)*365" office:value-type="float" office:value="90586.0205075347" calcext:value-type="float">
            <text:p>90586.0205075347</text:p>
          </table:table-cell>
          <table:table-cell table:number-columns-repeated="2"/>
        </table:table-row>
        <table:table-row table:style-name="ro1">
          <table:table-cell office:value-type="float" office:value="41.3609076198059" calcext:value-type="float">
            <text:p>41.3609076198</text:p>
          </table:table-cell>
          <table:table-cell office:value-type="float" office:value="6.15532376348832" calcext:value-type="float">
            <text:p>6.1553237635</text:p>
          </table:table-cell>
          <table:table-cell table:formula="of:=1/[.B130]" office:value-type="float" office:value="0.162460991236842" calcext:value-type="float">
            <text:p>0.1624609912</text:p>
          </table:table-cell>
          <table:table-cell table:formula="of:=[.C130]/MAX([.C$2:.C$452])" office:value-type="float" office:value="0.93679001647698" calcext:value-type="float">
            <text:p>0.9367900165</text:p>
          </table:table-cell>
          <table:table-cell table:formula="of:=[.A130]*(24/4)*365" office:value-type="float" office:value="90580.387687375" calcext:value-type="float">
            <text:p>90580.387687375</text:p>
          </table:table-cell>
          <table:table-cell table:number-columns-repeated="2"/>
        </table:table-row>
        <table:table-row table:style-name="ro1">
          <table:table-cell office:value-type="float" office:value="41.3575919258403" calcext:value-type="float">
            <text:p>41.3575919258</text:p>
          </table:table-cell>
          <table:table-cell office:value-type="float" office:value="6.15789014838042" calcext:value-type="float">
            <text:p>6.1578901484</text:p>
          </table:table-cell>
          <table:table-cell table:formula="of:=1/[.B131]" office:value-type="float" office:value="0.16239328339805" calcext:value-type="float">
            <text:p>0.1623932834</text:p>
          </table:table-cell>
          <table:table-cell table:formula="of:=[.C131]/MAX([.C$2:.C$452])" office:value-type="float" office:value="0.936399596432546" calcext:value-type="float">
            <text:p>0.9363995964</text:p>
          </table:table-cell>
          <table:table-cell table:formula="of:=[.A131]*(24/4)*365" office:value-type="float" office:value="90573.1263175903" calcext:value-type="float">
            <text:p>90573.1263175903</text:p>
          </table:table-cell>
          <table:table-cell table:number-columns-repeated="2"/>
        </table:table-row>
        <table:table-row table:style-name="ro1">
          <table:table-cell office:value-type="float" office:value="41.3518020094463" calcext:value-type="float">
            <text:p>41.3518020094</text:p>
          </table:table-cell>
          <table:table-cell office:value-type="float" office:value="6.15891450989122" calcext:value-type="float">
            <text:p>6.1589145099</text:p>
          </table:table-cell>
          <table:table-cell table:formula="of:=1/[.B132]" office:value-type="float" office:value="0.162366273861084" calcext:value-type="float">
            <text:p>0.1623662739</text:p>
          </table:table-cell>
          <table:table-cell table:formula="of:=[.C132]/MAX([.C$2:.C$452])" office:value-type="float" office:value="0.93624385280211" calcext:value-type="float">
            <text:p>0.9362438528</text:p>
          </table:table-cell>
          <table:table-cell table:formula="of:=[.A132]*(24/4)*365" office:value-type="float" office:value="90560.4464006875" calcext:value-type="float">
            <text:p>90560.4464006875</text:p>
          </table:table-cell>
          <table:table-cell table:number-columns-repeated="2"/>
        </table:table-row>
        <table:table-row table:style-name="ro1">
          <table:table-cell office:value-type="float" office:value="41.3506918674404" calcext:value-type="float">
            <text:p>41.3506918674</text:p>
          </table:table-cell>
          <table:table-cell office:value-type="float" office:value="6.16106686600633" calcext:value-type="float">
            <text:p>6.161066866</text:p>
          </table:table-cell>
          <table:table-cell table:formula="of:=1/[.B133]" office:value-type="float" office:value="0.162309551535221" calcext:value-type="float">
            <text:p>0.1623095515</text:p>
          </table:table-cell>
          <table:table-cell table:formula="of:=[.C133]/MAX([.C$2:.C$452])" office:value-type="float" office:value="0.935916777926014" calcext:value-type="float">
            <text:p>0.9359167779</text:p>
          </table:table-cell>
          <table:table-cell table:formula="of:=[.A133]*(24/4)*365" office:value-type="float" office:value="90558.0151896944" calcext:value-type="float">
            <text:p>90558.0151896944</text:p>
          </table:table-cell>
          <table:table-cell table:number-columns-repeated="2"/>
        </table:table-row>
        <table:table-row table:style-name="ro1">
          <table:table-cell office:value-type="float" office:value="41.3472420344844" calcext:value-type="float">
            <text:p>41.3472420345</text:p>
          </table:table-cell>
          <table:table-cell office:value-type="float" office:value="6.16341312949555" calcext:value-type="float">
            <text:p>6.1634131295</text:p>
          </table:table-cell>
          <table:table-cell table:formula="of:=1/[.B134]" office:value-type="float" office:value="0.162247764183519" calcext:value-type="float">
            <text:p>0.1622477642</text:p>
          </table:table-cell>
          <table:table-cell table:formula="of:=[.C134]/MAX([.C$2:.C$452])" office:value-type="float" office:value="0.93556049686569" calcext:value-type="float">
            <text:p>0.9355604969</text:p>
          </table:table-cell>
          <table:table-cell table:formula="of:=[.A134]*(24/4)*365" office:value-type="float" office:value="90550.4600555208" calcext:value-type="float">
            <text:p>90550.4600555208</text:p>
          </table:table-cell>
          <table:table-cell table:number-columns-repeated="2"/>
        </table:table-row>
        <table:table-row table:style-name="ro1">
          <table:table-cell office:value-type="float" office:value="41.3407389458872" calcext:value-type="float">
            <text:p>41.3407389459</text:p>
          </table:table-cell>
          <table:table-cell office:value-type="float" office:value="6.16814534172574" calcext:value-type="float">
            <text:p>6.1681453417</text:p>
          </table:table-cell>
          <table:table-cell table:formula="of:=1/[.B135]" office:value-type="float" office:value="0.16212328740623" calcext:value-type="float">
            <text:p>0.1621232874</text:p>
          </table:table-cell>
          <table:table-cell table:formula="of:=[.C135]/MAX([.C$2:.C$452])" office:value-type="float" office:value="0.934842733165247" calcext:value-type="float">
            <text:p>0.9348427332</text:p>
          </table:table-cell>
          <table:table-cell table:formula="of:=[.A135]*(24/4)*365" office:value-type="float" office:value="90536.2182914931" calcext:value-type="float">
            <text:p>90536.2182914931</text:p>
          </table:table-cell>
          <table:table-cell table:number-columns-repeated="2"/>
        </table:table-row>
        <table:table-row table:style-name="ro1">
          <table:table-cell office:value-type="float" office:value="41.3363718261669" calcext:value-type="float">
            <text:p>41.3363718262</text:p>
          </table:table-cell>
          <table:table-cell office:value-type="float" office:value="6.16845668165382" calcext:value-type="float">
            <text:p>6.1684566817</text:p>
          </table:table-cell>
          <table:table-cell table:formula="of:=1/[.B136]" office:value-type="float" office:value="0.162115104572947" calcext:value-type="float">
            <text:p>0.1621151046</text:p>
          </table:table-cell>
          <table:table-cell table:formula="of:=[.C136]/MAX([.C$2:.C$452])" office:value-type="float" office:value="0.934795548936787" calcext:value-type="float">
            <text:p>0.9347955489</text:p>
          </table:table-cell>
          <table:table-cell table:formula="of:=[.A136]*(24/4)*365" office:value-type="float" office:value="90526.6542993055" calcext:value-type="float">
            <text:p>90526.6542993055</text:p>
          </table:table-cell>
          <table:table-cell table:number-columns-repeated="2"/>
        </table:table-row>
        <table:table-row table:style-name="ro1">
          <table:table-cell office:value-type="float" office:value="41.3338822208999" calcext:value-type="float">
            <text:p>41.3338822209</text:p>
          </table:table-cell>
          <table:table-cell office:value-type="float" office:value="6.17057830035886" calcext:value-type="float">
            <text:p>6.1705783004</text:p>
          </table:table-cell>
          <table:table-cell table:formula="of:=1/[.B137]" office:value-type="float" office:value="0.162059364831631" calcext:value-type="float">
            <text:p>0.1620593648</text:p>
          </table:table-cell>
          <table:table-cell table:formula="of:=[.C137]/MAX([.C$2:.C$452])" office:value-type="float" office:value="0.934474139884754" calcext:value-type="float">
            <text:p>0.9344741399</text:p>
          </table:table-cell>
          <table:table-cell table:formula="of:=[.A137]*(24/4)*365" office:value-type="float" office:value="90521.2020637708" calcext:value-type="float">
            <text:p>90521.2020637708</text:p>
          </table:table-cell>
          <table:table-cell table:number-columns-repeated="2"/>
        </table:table-row>
        <table:table-row table:style-name="ro1">
          <table:table-cell office:value-type="float" office:value="41.3290079836314" calcext:value-type="float">
            <text:p>41.3290079836</text:p>
          </table:table-cell>
          <table:table-cell office:value-type="float" office:value="6.17289853866821" calcext:value-type="float">
            <text:p>6.1728985387</text:p>
          </table:table-cell>
          <table:table-cell table:formula="of:=1/[.B138]" office:value-type="float" office:value="0.161998450766007" calcext:value-type="float">
            <text:p>0.1619984508</text:p>
          </table:table-cell>
          <table:table-cell table:formula="of:=[.C138]/MAX([.C$2:.C$452])" office:value-type="float" office:value="0.934122894406657" calcext:value-type="float">
            <text:p>0.9341228944</text:p>
          </table:table-cell>
          <table:table-cell table:formula="of:=[.A138]*(24/4)*365" office:value-type="float" office:value="90510.5274841528" calcext:value-type="float">
            <text:p>90510.5274841528</text:p>
          </table:table-cell>
          <table:table-cell table:number-columns-repeated="2"/>
        </table:table-row>
        <table:table-row table:style-name="ro1">
          <table:table-cell office:value-type="float" office:value="41.3230908712487" calcext:value-type="float">
            <text:p>41.3230908712</text:p>
          </table:table-cell>
          <table:table-cell office:value-type="float" office:value="6.17649143884802" calcext:value-type="float">
            <text:p>6.1764914388</text:p>
          </table:table-cell>
          <table:table-cell table:formula="of:=1/[.B139]" office:value-type="float" office:value="0.161904215346328" calcext:value-type="float">
            <text:p>0.1619042153</text:p>
          </table:table-cell>
          <table:table-cell table:formula="of:=[.C139]/MAX([.C$2:.C$452])" office:value-type="float" office:value="0.933579509809025" calcext:value-type="float">
            <text:p>0.9335795098</text:p>
          </table:table-cell>
          <table:table-cell table:formula="of:=[.A139]*(24/4)*365" office:value-type="float" office:value="90497.5690080347" calcext:value-type="float">
            <text:p>90497.5690080347</text:p>
          </table:table-cell>
          <table:table-cell table:number-columns-repeated="2"/>
        </table:table-row>
        <table:table-row table:style-name="ro1">
          <table:table-cell office:value-type="float" office:value="41.3227003902714" calcext:value-type="float">
            <text:p>41.3227003903</text:p>
          </table:table-cell>
          <table:table-cell office:value-type="float" office:value="6.17661807104232" calcext:value-type="float">
            <text:p>6.176618071</text:p>
          </table:table-cell>
          <table:table-cell table:formula="of:=1/[.B140]" office:value-type="float" office:value="0.161900896007845" calcext:value-type="float">
            <text:p>0.161900896</text:p>
          </table:table-cell>
          <table:table-cell table:formula="of:=[.C140]/MAX([.C$2:.C$452])" office:value-type="float" office:value="0.933560369687275" calcext:value-type="float">
            <text:p>0.9335603697</text:p>
          </table:table-cell>
          <table:table-cell table:formula="of:=[.A140]*(24/4)*365" office:value-type="float" office:value="90496.7138546945" calcext:value-type="float">
            <text:p>90496.7138546945</text:p>
          </table:table-cell>
          <table:table-cell table:number-columns-repeated="2"/>
        </table:table-row>
        <table:table-row table:style-name="ro1">
          <table:table-cell office:value-type="float" office:value="41.3193281974093" calcext:value-type="float">
            <text:p>41.3193281974</text:p>
          </table:table-cell>
          <table:table-cell office:value-type="float" office:value="6.1784236555747" calcext:value-type="float">
            <text:p>6.1784236556</text:p>
          </table:table-cell>
          <table:table-cell table:formula="of:=1/[.B141]" office:value-type="float" office:value="0.161853582037502" calcext:value-type="float">
            <text:p>0.161853582</text:p>
          </table:table-cell>
          <table:table-cell table:formula="of:=[.C141]/MAX([.C$2:.C$452])" office:value-type="float" office:value="0.933287545702143" calcext:value-type="float">
            <text:p>0.9332875457</text:p>
          </table:table-cell>
          <table:table-cell table:formula="of:=[.A141]*(24/4)*365" office:value-type="float" office:value="90489.3287523264" calcext:value-type="float">
            <text:p>90489.3287523264</text:p>
          </table:table-cell>
          <table:table-cell table:number-columns-repeated="2"/>
        </table:table-row>
        <table:table-row table:style-name="ro1">
          <table:table-cell office:value-type="float" office:value="41.3137869768614" calcext:value-type="float">
            <text:p>41.3137869769</text:p>
          </table:table-cell>
          <table:table-cell office:value-type="float" office:value="6.1815676079128" calcext:value-type="float">
            <text:p>6.1815676079</text:p>
          </table:table-cell>
          <table:table-cell table:formula="of:=1/[.B142]" office:value-type="float" office:value="0.161771263121014" calcext:value-type="float">
            <text:p>0.1617712631</text:p>
          </table:table-cell>
          <table:table-cell table:formula="of:=[.C142]/MAX([.C$2:.C$452])" office:value-type="float" office:value="0.932812874591587" calcext:value-type="float">
            <text:p>0.9328128746</text:p>
          </table:table-cell>
          <table:table-cell table:formula="of:=[.A142]*(24/4)*365" office:value-type="float" office:value="90477.1934793264" calcext:value-type="float">
            <text:p>90477.1934793264</text:p>
          </table:table-cell>
          <table:table-cell table:number-columns-repeated="2"/>
        </table:table-row>
        <table:table-row table:style-name="ro1">
          <table:table-cell office:value-type="float" office:value="41.3117002653349" calcext:value-type="float">
            <text:p>41.3117002653</text:p>
          </table:table-cell>
          <table:table-cell office:value-type="float" office:value="6.1827877383085" calcext:value-type="float">
            <text:p>6.1827877383</text:p>
          </table:table-cell>
          <table:table-cell table:formula="of:=1/[.B143]" office:value-type="float" office:value="0.16173933868116" calcext:value-type="float">
            <text:p>0.1617393387</text:p>
          </table:table-cell>
          <table:table-cell table:formula="of:=[.C143]/MAX([.C$2:.C$452])" office:value-type="float" office:value="0.932628790422767" calcext:value-type="float">
            <text:p>0.9326287904</text:p>
          </table:table-cell>
          <table:table-cell table:formula="of:=[.A143]*(24/4)*365" office:value-type="float" office:value="90472.6235810833" calcext:value-type="float">
            <text:p>90472.6235810833</text:p>
          </table:table-cell>
          <table:table-cell table:number-columns-repeated="2"/>
        </table:table-row>
        <table:table-row table:style-name="ro1">
          <table:table-cell office:value-type="float" office:value="41.3103386172057" calcext:value-type="float">
            <text:p>41.3103386172</text:p>
          </table:table-cell>
          <table:table-cell office:value-type="float" office:value="6.18431628147398" calcext:value-type="float">
            <text:p>6.1843162815</text:p>
          </table:table-cell>
          <table:table-cell table:formula="of:=1/[.B144]" office:value-type="float" office:value="0.161699362465604" calcext:value-type="float">
            <text:p>0.1616993625</text:p>
          </table:table-cell>
          <table:table-cell table:formula="of:=[.C144]/MAX([.C$2:.C$452])" office:value-type="float" office:value="0.93239827773573" calcext:value-type="float">
            <text:p>0.9323982777</text:p>
          </table:table-cell>
          <table:table-cell table:formula="of:=[.A144]*(24/4)*365" office:value-type="float" office:value="90469.6415716805" calcext:value-type="float">
            <text:p>90469.6415716805</text:p>
          </table:table-cell>
          <table:table-cell table:number-columns-repeated="2"/>
        </table:table-row>
        <table:table-row table:style-name="ro1">
          <table:table-cell office:value-type="float" office:value="41.3028104281963" calcext:value-type="float">
            <text:p>41.3028104282</text:p>
          </table:table-cell>
          <table:table-cell office:value-type="float" office:value="6.18825657823657" calcext:value-type="float">
            <text:p>6.1882565782</text:p>
          </table:table-cell>
          <table:table-cell table:formula="of:=1/[.B145]" office:value-type="float" office:value="0.16159640237234" calcext:value-type="float">
            <text:p>0.1615964024</text:p>
          </table:table-cell>
          <table:table-cell table:formula="of:=[.C145]/MAX([.C$2:.C$452])" office:value-type="float" office:value="0.93180458452525" calcext:value-type="float">
            <text:p>0.9318045845</text:p>
          </table:table-cell>
          <table:table-cell table:formula="of:=[.A145]*(24/4)*365" office:value-type="float" office:value="90453.15483775" calcext:value-type="float">
            <text:p>90453.15483775</text:p>
          </table:table-cell>
          <table:table-cell table:number-columns-repeated="2"/>
        </table:table-row>
        <table:table-row table:style-name="ro1">
          <table:table-cell office:value-type="float" office:value="41.3022487867517" calcext:value-type="float">
            <text:p>41.3022487868</text:p>
          </table:table-cell>
          <table:table-cell office:value-type="float" office:value="6.18901039118616" calcext:value-type="float">
            <text:p>6.1890103912</text:p>
          </table:table-cell>
          <table:table-cell table:formula="of:=1/[.B146]" office:value-type="float" office:value="0.161576720152888" calcext:value-type="float">
            <text:p>0.1615767202</text:p>
          </table:table-cell>
          <table:table-cell table:formula="of:=[.C146]/MAX([.C$2:.C$452])" office:value-type="float" office:value="0.931691092009015" calcext:value-type="float">
            <text:p>0.931691092</text:p>
          </table:table-cell>
          <table:table-cell table:formula="of:=[.A146]*(24/4)*365" office:value-type="float" office:value="90451.9248429861" calcext:value-type="float">
            <text:p>90451.9248429861</text:p>
          </table:table-cell>
          <table:table-cell table:number-columns-repeated="2"/>
        </table:table-row>
        <table:table-row table:style-name="ro1">
          <table:table-cell office:value-type="float" office:value="41.2978359001839" calcext:value-type="float">
            <text:p>41.2978359002</text:p>
          </table:table-cell>
          <table:table-cell office:value-type="float" office:value="6.19006240557465" calcext:value-type="float">
            <text:p>6.1900624056</text:p>
          </table:table-cell>
          <table:table-cell table:formula="of:=1/[.B147]" office:value-type="float" office:value="0.161549259842586" calcext:value-type="float">
            <text:p>0.1615492598</text:p>
          </table:table-cell>
          <table:table-cell table:formula="of:=[.C147]/MAX([.C$2:.C$452])" office:value-type="float" office:value="0.931532749108701" calcext:value-type="float">
            <text:p>0.9315327491</text:p>
          </table:table-cell>
          <table:table-cell table:formula="of:=[.A147]*(24/4)*365" office:value-type="float" office:value="90442.2606214028" calcext:value-type="float">
            <text:p>90442.2606214028</text:p>
          </table:table-cell>
          <table:table-cell table:number-columns-repeated="2"/>
        </table:table-row>
        <table:table-row table:style-name="ro1">
          <table:table-cell office:value-type="float" office:value="41.2965962957477" calcext:value-type="float">
            <text:p>41.2965962957</text:p>
          </table:table-cell>
          <table:table-cell office:value-type="float" office:value="6.19135677158189" calcext:value-type="float">
            <text:p>6.1913567716</text:p>
          </table:table-cell>
          <table:table-cell table:formula="of:=1/[.B148]" office:value-type="float" office:value="0.161515486329259" calcext:value-type="float">
            <text:p>0.1615154863</text:p>
          </table:table-cell>
          <table:table-cell table:formula="of:=[.C148]/MAX([.C$2:.C$452])" office:value-type="float" office:value="0.931338002727648" calcext:value-type="float">
            <text:p>0.9313380027</text:p>
          </table:table-cell>
          <table:table-cell table:formula="of:=[.A148]*(24/4)*365" office:value-type="float" office:value="90439.5458876875" calcext:value-type="float">
            <text:p>90439.5458876875</text:p>
          </table:table-cell>
          <table:table-cell table:number-columns-repeated="2"/>
        </table:table-row>
        <table:table-row table:style-name="ro1">
          <table:table-cell office:value-type="float" office:value="41.2882108593258" calcext:value-type="float">
            <text:p>41.2882108593</text:p>
          </table:table-cell>
          <table:table-cell office:value-type="float" office:value="6.1968575359704" calcext:value-type="float">
            <text:p>6.196857536</text:p>
          </table:table-cell>
          <table:table-cell table:formula="of:=1/[.B149]" office:value-type="float" office:value="0.16137211388117" calcext:value-type="float">
            <text:p>0.1613721139</text:p>
          </table:table-cell>
          <table:table-cell table:formula="of:=[.C149]/MAX([.C$2:.C$452])" office:value-type="float" office:value="0.930511281943875" calcext:value-type="float">
            <text:p>0.9305112819</text:p>
          </table:table-cell>
          <table:table-cell table:formula="of:=[.A149]*(24/4)*365" office:value-type="float" office:value="90421.1817819236" calcext:value-type="float">
            <text:p>90421.1817819236</text:p>
          </table:table-cell>
          <table:table-cell table:number-columns-repeated="2"/>
        </table:table-row>
        <table:table-row table:style-name="ro1">
          <table:table-cell office:value-type="float" office:value="41.2843385421772" calcext:value-type="float">
            <text:p>41.2843385422</text:p>
          </table:table-cell>
          <table:table-cell office:value-type="float" office:value="6.19717755395599" calcext:value-type="float">
            <text:p>6.197177554</text:p>
          </table:table-cell>
          <table:table-cell table:formula="of:=1/[.B150]" office:value-type="float" office:value="0.161363780736224" calcext:value-type="float">
            <text:p>0.1613637807</text:p>
          </table:table-cell>
          <table:table-cell table:formula="of:=[.C150]/MAX([.C$2:.C$452])" office:value-type="float" office:value="0.930463230981413" calcext:value-type="float">
            <text:p>0.930463231</text:p>
          </table:table-cell>
          <table:table-cell table:formula="of:=[.A150]*(24/4)*365" office:value-type="float" office:value="90412.7014073681" calcext:value-type="float">
            <text:p>90412.7014073681</text:p>
          </table:table-cell>
          <table:table-cell table:number-columns-repeated="2"/>
        </table:table-row>
        <table:table-row table:style-name="ro1">
          <table:table-cell office:value-type="float" office:value="41.2828706513413" calcext:value-type="float">
            <text:p>41.2828706513</text:p>
          </table:table-cell>
          <table:table-cell office:value-type="float" office:value="6.19797893435165" calcext:value-type="float">
            <text:p>6.1979789344</text:p>
          </table:table-cell>
          <table:table-cell table:formula="of:=1/[.B151]" office:value-type="float" office:value="0.161342916875307" calcext:value-type="float">
            <text:p>0.1613429169</text:p>
          </table:table-cell>
          <table:table-cell table:formula="of:=[.C151]/MAX([.C$2:.C$452])" office:value-type="float" office:value="0.930342924829989" calcext:value-type="float">
            <text:p>0.9303429248</text:p>
          </table:table-cell>
          <table:table-cell table:formula="of:=[.A151]*(24/4)*365" office:value-type="float" office:value="90409.4867264375" calcext:value-type="float">
            <text:p>90409.4867264375</text:p>
          </table:table-cell>
          <table:table-cell table:number-columns-repeated="2"/>
        </table:table-row>
        <table:table-row table:style-name="ro1">
          <table:table-cell office:value-type="float" office:value="41.2817167453799" calcext:value-type="float">
            <text:p>41.2817167454</text:p>
          </table:table-cell>
          <table:table-cell office:value-type="float" office:value="6.19866205035886" calcext:value-type="float">
            <text:p>6.1986620504</text:p>
          </table:table-cell>
          <table:table-cell table:formula="of:=1/[.B152]" office:value-type="float" office:value="0.161325136275514" calcext:value-type="float">
            <text:p>0.1613251363</text:p>
          </table:table-cell>
          <table:table-cell table:formula="of:=[.C152]/MAX([.C$2:.C$452])" office:value-type="float" office:value="0.930240397520227" calcext:value-type="float">
            <text:p>0.9302403975</text:p>
          </table:table-cell>
          <table:table-cell table:formula="of:=[.A152]*(24/4)*365" office:value-type="float" office:value="90406.9596723819" calcext:value-type="float">
            <text:p>90406.9596723819</text:p>
          </table:table-cell>
          <table:table-cell table:number-columns-repeated="2"/>
        </table:table-row>
        <table:table-row table:style-name="ro1">
          <table:table-cell office:value-type="float" office:value="41.2811949627981" calcext:value-type="float">
            <text:p>41.2811949628</text:p>
          </table:table-cell>
          <table:table-cell office:value-type="float" office:value="6.19956602517904" calcext:value-type="float">
            <text:p>6.1995660252</text:p>
          </table:table-cell>
          <table:table-cell table:formula="of:=1/[.B153]" office:value-type="float" office:value="0.16130161303849" calcext:value-type="float">
            <text:p>0.161301613</text:p>
          </table:table-cell>
          <table:table-cell table:formula="of:=[.C153]/MAX([.C$2:.C$452])" office:value-type="float" office:value="0.930104756752364" calcext:value-type="float">
            <text:p>0.9301047568</text:p>
          </table:table-cell>
          <table:table-cell table:formula="of:=[.A153]*(24/4)*365" office:value-type="float" office:value="90405.8169685278" calcext:value-type="float">
            <text:p>90405.8169685278</text:p>
          </table:table-cell>
          <table:table-cell table:number-columns-repeated="2"/>
        </table:table-row>
        <table:table-row table:style-name="ro1">
          <table:table-cell office:value-type="float" office:value="41.2697011323598" calcext:value-type="float">
            <text:p>41.2697011324</text:p>
          </table:table-cell>
          <table:table-cell office:value-type="float" office:value="6.20654999999913" calcext:value-type="float">
            <text:p>6.20655</text:p>
          </table:table-cell>
          <table:table-cell table:formula="of:=1/[.B154]" office:value-type="float" office:value="0.161120106983774" calcext:value-type="float">
            <text:p>0.161120107</text:p>
          </table:table-cell>
          <table:table-cell table:formula="of:=[.C154]/MAX([.C$2:.C$452])" office:value-type="float" office:value="0.929058148217638" calcext:value-type="float">
            <text:p>0.9290581482</text:p>
          </table:table-cell>
          <table:table-cell table:formula="of:=[.A154]*(24/4)*365" office:value-type="float" office:value="90380.6454798681" calcext:value-type="float">
            <text:p>90380.6454798681</text:p>
          </table:table-cell>
          <table:table-cell table:number-columns-repeated="2"/>
        </table:table-row>
        <table:table-row table:style-name="ro1">
          <table:table-cell office:value-type="float" office:value="41.2695486284183" calcext:value-type="float">
            <text:p>41.2695486284</text:p>
          </table:table-cell>
          <table:table-cell office:value-type="float" office:value="6.20684224820055" calcext:value-type="float">
            <text:p>6.2068422482</text:p>
          </table:table-cell>
          <table:table-cell table:formula="of:=1/[.B155]" office:value-type="float" office:value="0.161112520668608" calcext:value-type="float">
            <text:p>0.1611125207</text:p>
          </table:table-cell>
          <table:table-cell table:formula="of:=[.C155]/MAX([.C$2:.C$452])" office:value-type="float" office:value="0.929014403659298" calcext:value-type="float">
            <text:p>0.9290144037</text:p>
          </table:table-cell>
          <table:table-cell table:formula="of:=[.A155]*(24/4)*365" office:value-type="float" office:value="90380.3114962361" calcext:value-type="float">
            <text:p>90380.3114962361</text:p>
          </table:table-cell>
          <table:table-cell table:number-columns-repeated="2"/>
        </table:table-row>
        <table:table-row table:style-name="ro1">
          <table:table-cell office:value-type="float" office:value="41.2666086088756" calcext:value-type="float">
            <text:p>41.2666086089</text:p>
          </table:table-cell>
          <table:table-cell office:value-type="float" office:value="6.20834936150997" calcext:value-type="float">
            <text:p>6.2083493615</text:p>
          </table:table-cell>
          <table:table-cell table:formula="of:=1/[.B156]" office:value-type="float" office:value="0.161073409656957" calcext:value-type="float">
            <text:p>0.1610734097</text:p>
          </table:table-cell>
          <table:table-cell table:formula="of:=[.C156]/MAX([.C$2:.C$452])" office:value-type="float" office:value="0.928788879950682" calcext:value-type="float">
            <text:p>0.92878888</text:p>
          </table:table-cell>
          <table:table-cell table:formula="of:=[.A156]*(24/4)*365" office:value-type="float" office:value="90373.8728534375" calcext:value-type="float">
            <text:p>90373.8728534375</text:p>
          </table:table-cell>
          <table:table-cell table:number-columns-repeated="2"/>
        </table:table-row>
        <table:table-row table:style-name="ro1">
          <table:table-cell office:value-type="float" office:value="41.2647586201325" calcext:value-type="float">
            <text:p>41.2647586201</text:p>
          </table:table-cell>
          <table:table-cell office:value-type="float" office:value="6.20859357463946" calcext:value-type="float">
            <text:p>6.2085935746</text:p>
          </table:table-cell>
          <table:table-cell table:formula="of:=1/[.B157]" office:value-type="float" office:value="0.161067073883649" calcext:value-type="float">
            <text:p>0.1610670739</text:p>
          </table:table-cell>
          <table:table-cell table:formula="of:=[.C157]/MAX([.C$2:.C$452])" office:value-type="float" office:value="0.928752346324139" calcext:value-type="float">
            <text:p>0.9287523463</text:p>
          </table:table-cell>
          <table:table-cell table:formula="of:=[.A157]*(24/4)*365" office:value-type="float" office:value="90369.8213780903" calcext:value-type="float">
            <text:p>90369.8213780903</text:p>
          </table:table-cell>
          <table:table-cell table:number-columns-repeated="2"/>
        </table:table-row>
        <table:table-row table:style-name="ro1">
          <table:table-cell office:value-type="float" office:value="41.2632405199645" calcext:value-type="float">
            <text:p>41.26324052</text:p>
          </table:table-cell>
          <table:table-cell office:value-type="float" office:value="6.20859442445959" calcext:value-type="float">
            <text:p>6.2085944245</text:p>
          </table:table-cell>
          <table:table-cell table:formula="of:=1/[.B158]" office:value-type="float" office:value="0.161067051837106" calcext:value-type="float">
            <text:p>0.1610670518</text:p>
          </table:table-cell>
          <table:table-cell table:formula="of:=[.C158]/MAX([.C$2:.C$452])" office:value-type="float" office:value="0.928752219198354" calcext:value-type="float">
            <text:p>0.9287522192</text:p>
          </table:table-cell>
          <table:table-cell table:formula="of:=[.A158]*(24/4)*365" office:value-type="float" office:value="90366.4967387222" calcext:value-type="float">
            <text:p>90366.4967387222</text:p>
          </table:table-cell>
          <table:table-cell table:number-columns-repeated="2"/>
        </table:table-row>
        <table:table-row table:style-name="ro1">
          <table:table-cell office:value-type="float" office:value="41.2631844342149" calcext:value-type="float">
            <text:p>41.2631844342</text:p>
          </table:table-cell>
          <table:table-cell office:value-type="float" office:value="6.20895949190565" calcext:value-type="float">
            <text:p>6.2089594919</text:p>
          </table:table-cell>
          <table:table-cell table:formula="of:=1/[.B159]" office:value-type="float" office:value="0.16105758159699" calcext:value-type="float">
            <text:p>0.1610575816</text:p>
          </table:table-cell>
          <table:table-cell table:formula="of:=[.C159]/MAX([.C$2:.C$452])" office:value-type="float" office:value="0.928697611465588" calcext:value-type="float">
            <text:p>0.9286976115</text:p>
          </table:table-cell>
          <table:table-cell table:formula="of:=[.A159]*(24/4)*365" office:value-type="float" office:value="90366.3739109305" calcext:value-type="float">
            <text:p>90366.3739109305</text:p>
          </table:table-cell>
          <table:table-cell table:number-columns-repeated="2"/>
        </table:table-row>
        <table:table-row table:style-name="ro1">
          <table:table-cell office:value-type="float" office:value="41.2523923137367" calcext:value-type="float">
            <text:p>41.2523923137</text:p>
          </table:table-cell>
          <table:table-cell office:value-type="float" office:value="6.2174741007186" calcext:value-type="float">
            <text:p>6.2174741007</text:p>
          </table:table-cell>
          <table:table-cell table:formula="of:=1/[.B160]" office:value-type="float" office:value="0.160837018988856" calcext:value-type="float">
            <text:p>0.160837019</text:p>
          </table:table-cell>
          <table:table-cell table:formula="of:=[.C160]/MAX([.C$2:.C$452])" office:value-type="float" office:value="0.927425793241813" calcext:value-type="float">
            <text:p>0.9274257932</text:p>
          </table:table-cell>
          <table:table-cell table:formula="of:=[.A160]*(24/4)*365" office:value-type="float" office:value="90342.7391670833" calcext:value-type="float">
            <text:p>90342.7391670833</text:p>
          </table:table-cell>
          <table:table-cell table:number-columns-repeated="2"/>
        </table:table-row>
        <table:table-row table:style-name="ro1">
          <table:table-cell office:value-type="float" office:value="41.2491578298072" calcext:value-type="float">
            <text:p>41.2491578298</text:p>
          </table:table-cell>
          <table:table-cell office:value-type="float" office:value="6.21881899280487" calcext:value-type="float">
            <text:p>6.2188189928</text:p>
          </table:table-cell>
          <table:table-cell table:formula="of:=1/[.B161]" office:value-type="float" office:value="0.160802236108977" calcext:value-type="float">
            <text:p>0.1608022361</text:p>
          </table:table-cell>
          <table:table-cell table:formula="of:=[.C161]/MAX([.C$2:.C$452])" office:value-type="float" office:value="0.927225226605064" calcext:value-type="float">
            <text:p>0.9272252266</text:p>
          </table:table-cell>
          <table:table-cell table:formula="of:=[.A161]*(24/4)*365" office:value-type="float" office:value="90335.6556472778" calcext:value-type="float">
            <text:p>90335.6556472778</text:p>
          </table:table-cell>
          <table:table-cell table:number-columns-repeated="2"/>
        </table:table-row>
        <table:table-row table:style-name="ro1">
          <table:table-cell office:value-type="float" office:value="41.2405526444508" calcext:value-type="float">
            <text:p>41.2405526445</text:p>
          </table:table-cell>
          <table:table-cell office:value-type="float" office:value="6.22066806654592" calcext:value-type="float">
            <text:p>6.2206680665</text:p>
          </table:table-cell>
          <table:table-cell table:formula="of:=1/[.B162]" office:value-type="float" office:value="0.160754438157196" calcext:value-type="float">
            <text:p>0.1607544382</text:p>
          </table:table-cell>
          <table:table-cell table:formula="of:=[.C162]/MAX([.C$2:.C$452])" office:value-type="float" office:value="0.926949611863976" calcext:value-type="float">
            <text:p>0.9269496119</text:p>
          </table:table-cell>
          <table:table-cell table:formula="of:=[.A162]*(24/4)*365" office:value-type="float" office:value="90316.8102913472" calcext:value-type="float">
            <text:p>90316.8102913472</text:p>
          </table:table-cell>
          <table:table-cell table:number-columns-repeated="2"/>
        </table:table-row>
        <table:table-row table:style-name="ro1">
          <table:table-cell office:value-type="float" office:value="41.2376477907978" calcext:value-type="float">
            <text:p>41.2376477908</text:p>
          </table:table-cell>
          <table:table-cell office:value-type="float" office:value="6.22259711780491" calcext:value-type="float">
            <text:p>6.2225971178</text:p>
          </table:table-cell>
          <table:table-cell table:formula="of:=1/[.B163]" office:value-type="float" office:value="0.160704603089065" calcext:value-type="float">
            <text:p>0.1607046031</text:p>
          </table:table-cell>
          <table:table-cell table:formula="of:=[.C163]/MAX([.C$2:.C$452])" office:value-type="float" office:value="0.926662250609193" calcext:value-type="float">
            <text:p>0.9266622506</text:p>
          </table:table-cell>
          <table:table-cell table:formula="of:=[.A163]*(24/4)*365" office:value-type="float" office:value="90310.4486618472" calcext:value-type="float">
            <text:p>90310.4486618472</text:p>
          </table:table-cell>
          <table:table-cell table:number-columns-repeated="2"/>
        </table:table-row>
        <table:table-row table:style-name="ro1">
          <table:table-cell office:value-type="float" office:value="41.2307017921962" calcext:value-type="float">
            <text:p>41.2307017922</text:p>
          </table:table-cell>
          <table:table-cell office:value-type="float" office:value="6.23098487859631" calcext:value-type="float">
            <text:p>6.2309848786</text:p>
          </table:table-cell>
          <table:table-cell table:formula="of:=1/[.B164]" office:value-type="float" office:value="0.160488272638093" calcext:value-type="float">
            <text:p>0.1604882726</text:p>
          </table:table-cell>
          <table:table-cell table:formula="of:=[.C164]/MAX([.C$2:.C$452])" office:value-type="float" office:value="0.925414836044084" calcext:value-type="float">
            <text:p>0.925414836</text:p>
          </table:table-cell>
          <table:table-cell table:formula="of:=[.A164]*(24/4)*365" office:value-type="float" office:value="90295.2369249097" calcext:value-type="float">
            <text:p>90295.2369249097</text:p>
          </table:table-cell>
          <table:table-cell table:number-columns-repeated="2"/>
        </table:table-row>
        <table:table-row table:style-name="ro1">
          <table:table-cell office:value-type="float" office:value="41.226030598034" calcext:value-type="float">
            <text:p>41.226030598</text:p>
          </table:table-cell>
          <table:table-cell office:value-type="float" office:value="6.23325848471136" calcext:value-type="float">
            <text:p>6.2332584847</text:p>
          </table:table-cell>
          <table:table-cell table:formula="of:=1/[.B165]" office:value-type="float" office:value="0.16042973389484" calcext:value-type="float">
            <text:p>0.1604297339</text:p>
          </table:table-cell>
          <table:table-cell table:formula="of:=[.C165]/MAX([.C$2:.C$452])" office:value-type="float" office:value="0.92507728725875" calcext:value-type="float">
            <text:p>0.9250772873</text:p>
          </table:table-cell>
          <table:table-cell table:formula="of:=[.A165]*(24/4)*365" office:value-type="float" office:value="90285.0070096944" calcext:value-type="float">
            <text:p>90285.0070096944</text:p>
          </table:table-cell>
          <table:table-cell table:number-columns-repeated="2"/>
        </table:table-row>
        <table:table-row table:style-name="ro1">
          <table:table-cell office:value-type="float" office:value="41.2243625911561" calcext:value-type="float">
            <text:p>41.2243625912</text:p>
          </table:table-cell>
          <table:table-cell office:value-type="float" office:value="6.2335755710423" calcext:value-type="float">
            <text:p>6.233575571</text:p>
          </table:table-cell>
          <table:table-cell table:formula="of:=1/[.B166]" office:value-type="float" office:value="0.160421573237267" calcext:value-type="float">
            <text:p>0.1604215732</text:p>
          </table:table-cell>
          <table:table-cell table:formula="of:=[.C166]/MAX([.C$2:.C$452])" office:value-type="float" office:value="0.925030230900884" calcext:value-type="float">
            <text:p>0.9250302309</text:p>
          </table:table-cell>
          <table:table-cell table:formula="of:=[.A166]*(24/4)*365" office:value-type="float" office:value="90281.3540746319" calcext:value-type="float">
            <text:p>90281.3540746319</text:p>
          </table:table-cell>
          <table:table-cell table:number-columns-repeated="2"/>
        </table:table-row>
        <table:table-row table:style-name="ro1">
          <table:table-cell office:value-type="float" office:value="41.2214386087519" calcext:value-type="float">
            <text:p>41.2214386088</text:p>
          </table:table-cell>
          <table:table-cell office:value-type="float" office:value="6.23431909622221" calcext:value-type="float">
            <text:p>6.2343190962</text:p>
          </table:table-cell>
          <table:table-cell table:formula="of:=1/[.B167]" office:value-type="float" office:value="0.160402440838482" calcext:value-type="float">
            <text:p>0.1604024408</text:p>
          </table:table-cell>
          <table:table-cell table:formula="of:=[.C167]/MAX([.C$2:.C$452])" office:value-type="float" office:value="0.924919908785793" calcext:value-type="float">
            <text:p>0.9249199088</text:p>
          </table:table-cell>
          <table:table-cell table:formula="of:=[.A167]*(24/4)*365" office:value-type="float" office:value="90274.9505531667" calcext:value-type="float">
            <text:p>90274.9505531667</text:p>
          </table:table-cell>
          <table:table-cell table:number-columns-repeated="2"/>
        </table:table-row>
        <table:table-row table:style-name="ro1">
          <table:table-cell office:value-type="float" office:value="41.2192039509513" calcext:value-type="float">
            <text:p>41.219203951</text:p>
          </table:table-cell>
          <table:table-cell office:value-type="float" office:value="6.23491918615026" calcext:value-type="float">
            <text:p>6.2349191862</text:p>
          </table:table-cell>
          <table:table-cell table:formula="of:=1/[.B168]" office:value-type="float" office:value="0.160387002644929" calcext:value-type="float">
            <text:p>0.1603870026</text:p>
          </table:table-cell>
          <table:table-cell table:formula="of:=[.C168]/MAX([.C$2:.C$452])" office:value-type="float" office:value="0.924830888366291" calcext:value-type="float">
            <text:p>0.9248308884</text:p>
          </table:table-cell>
          <table:table-cell table:formula="of:=[.A168]*(24/4)*365" office:value-type="float" office:value="90270.0566525833" calcext:value-type="float">
            <text:p>90270.0566525833</text:p>
          </table:table-cell>
          <table:table-cell table:number-columns-repeated="2"/>
        </table:table-row>
        <table:table-row table:style-name="ro1">
          <table:table-cell office:value-type="float" office:value="41.2173678394184" calcext:value-type="float">
            <text:p>41.2173678394</text:p>
          </table:table-cell>
          <table:table-cell office:value-type="float" office:value="6.23518510791286" calcext:value-type="float">
            <text:p>6.2351851079</text:p>
          </table:table-cell>
          <table:table-cell table:formula="of:=1/[.B169]" office:value-type="float" office:value="0.160380162367743" calcext:value-type="float">
            <text:p>0.1603801624</text:p>
          </table:table-cell>
          <table:table-cell table:formula="of:=[.C169]/MAX([.C$2:.C$452])" office:value-type="float" office:value="0.924791445646357" calcext:value-type="float">
            <text:p>0.9247914456</text:p>
          </table:table-cell>
          <table:table-cell table:formula="of:=[.A169]*(24/4)*365" office:value-type="float" office:value="90266.0355683264" calcext:value-type="float">
            <text:p>90266.0355683264</text:p>
          </table:table-cell>
          <table:table-cell table:number-columns-repeated="2"/>
        </table:table-row>
        <table:table-row table:style-name="ro1">
          <table:table-cell office:value-type="float" office:value="41.2131751840848" calcext:value-type="float">
            <text:p>41.2131751841</text:p>
          </table:table-cell>
          <table:table-cell office:value-type="float" office:value="6.23601186600635" calcext:value-type="float">
            <text:p>6.236011866</text:p>
          </table:table-cell>
          <table:table-cell table:formula="of:=1/[.B170]" office:value-type="float" office:value="0.160358899483688" calcext:value-type="float">
            <text:p>0.1603588995</text:p>
          </table:table-cell>
          <table:table-cell table:formula="of:=[.C170]/MAX([.C$2:.C$452])" office:value-type="float" office:value="0.92466883862942" calcext:value-type="float">
            <text:p>0.9246688386</text:p>
          </table:table-cell>
          <table:table-cell table:formula="of:=[.A170]*(24/4)*365" office:value-type="float" office:value="90256.8536531458" calcext:value-type="float">
            <text:p>90256.8536531458</text:p>
          </table:table-cell>
          <table:table-cell table:number-columns-repeated="2"/>
        </table:table-row>
        <table:table-row table:style-name="ro1">
          <table:table-cell office:value-type="float" office:value="41.2028029842846" calcext:value-type="float">
            <text:p>41.2028029843</text:p>
          </table:table-cell>
          <table:table-cell office:value-type="float" office:value="6.24281514388406" calcext:value-type="float">
            <text:p>6.2428151439</text:p>
          </table:table-cell>
          <table:table-cell table:formula="of:=1/[.B171]" office:value-type="float" office:value="0.160184144004276" calcext:value-type="float">
            <text:p>0.160184144</text:p>
          </table:table-cell>
          <table:table-cell table:formula="of:=[.C171]/MAX([.C$2:.C$452])" office:value-type="float" office:value="0.923661155571527" calcext:value-type="float">
            <text:p>0.9236611556</text:p>
          </table:table-cell>
          <table:table-cell table:formula="of:=[.A171]*(24/4)*365" office:value-type="float" office:value="90234.1385355834" calcext:value-type="float">
            <text:p>90234.1385355834</text:p>
          </table:table-cell>
          <table:table-cell table:number-columns-repeated="2"/>
        </table:table-row>
        <table:table-row table:style-name="ro1">
          <table:table-cell office:value-type="float" office:value="41.2017251020389" calcext:value-type="float">
            <text:p>41.201725102</text:p>
          </table:table-cell>
          <table:table-cell office:value-type="float" office:value="6.24396919514306" calcext:value-type="float">
            <text:p>6.2439691951</text:p>
          </table:table-cell>
          <table:table-cell table:formula="of:=1/[.B172]" office:value-type="float" office:value="0.160154537722233" calcext:value-type="float">
            <text:p>0.1601545377</text:p>
          </table:table-cell>
          <table:table-cell table:formula="of:=[.C172]/MAX([.C$2:.C$452])" office:value-type="float" office:value="0.923490438470567" calcext:value-type="float">
            <text:p>0.9234904385</text:p>
          </table:table-cell>
          <table:table-cell table:formula="of:=[.A172]*(24/4)*365" office:value-type="float" office:value="90231.7779734653" calcext:value-type="float">
            <text:p>90231.7779734653</text:p>
          </table:table-cell>
          <table:table-cell table:number-columns-repeated="2"/>
        </table:table-row>
        <table:table-row table:style-name="ro1">
          <table:table-cell office:value-type="float" office:value="41.1993312286561" calcext:value-type="float">
            <text:p>41.1993312287</text:p>
          </table:table-cell>
          <table:table-cell office:value-type="float" office:value="6.24609619604232" calcext:value-type="float">
            <text:p>6.246096196</text:p>
          </table:table-cell>
          <table:table-cell table:formula="of:=1/[.B173]" office:value-type="float" office:value="0.160099999842081" calcext:value-type="float">
            <text:p>0.1600999998</text:p>
          </table:table-cell>
          <table:table-cell table:formula="of:=[.C173]/MAX([.C$2:.C$452])" office:value-type="float" office:value="0.923175959645484" calcext:value-type="float">
            <text:p>0.9231759596</text:p>
          </table:table-cell>
          <table:table-cell table:formula="of:=[.A173]*(24/4)*365" office:value-type="float" office:value="90226.5353907569" calcext:value-type="float">
            <text:p>90226.5353907569</text:p>
          </table:table-cell>
          <table:table-cell table:number-columns-repeated="2"/>
        </table:table-row>
        <table:table-row table:style-name="ro1">
          <table:table-cell office:value-type="float" office:value="41.1980017930651" calcext:value-type="float">
            <text:p>41.1980017931</text:p>
          </table:table-cell>
          <table:table-cell office:value-type="float" office:value="6.24639986510708" calcext:value-type="float">
            <text:p>6.2463998651</text:p>
          </table:table-cell>
          <table:table-cell table:formula="of:=1/[.B174]" office:value-type="float" office:value="0.160092216571995" calcext:value-type="float">
            <text:p>0.1600922166</text:p>
          </table:table-cell>
          <table:table-cell table:formula="of:=[.C174]/MAX([.C$2:.C$452])" office:value-type="float" office:value="0.923131079396648" calcext:value-type="float">
            <text:p>0.9231310794</text:p>
          </table:table-cell>
          <table:table-cell table:formula="of:=[.A174]*(24/4)*365" office:value-type="float" office:value="90223.6239268125" calcext:value-type="float">
            <text:p>90223.6239268125</text:p>
          </table:table-cell>
          <table:table-cell table:number-columns-repeated="2"/>
        </table:table-row>
        <table:table-row table:style-name="ro1">
          <table:table-cell office:value-type="float" office:value="41.1869520622114" calcext:value-type="float">
            <text:p>41.1869520622</text:p>
          </table:table-cell>
          <table:table-cell office:value-type="float" office:value="6.2520600359704" calcext:value-type="float">
            <text:p>6.252060036</text:p>
          </table:table-cell>
          <table:table-cell table:formula="of:=1/[.B175]" office:value-type="float" office:value="0.159947280455823" calcext:value-type="float">
            <text:p>0.1599472805</text:p>
          </table:table-cell>
          <table:table-cell table:formula="of:=[.C175]/MAX([.C$2:.C$452])" office:value-type="float" office:value="0.922295342118285" calcext:value-type="float">
            <text:p>0.9222953421</text:p>
          </table:table-cell>
          <table:table-cell table:formula="of:=[.A175]*(24/4)*365" office:value-type="float" office:value="90199.425016243" calcext:value-type="float">
            <text:p>90199.425016243</text:p>
          </table:table-cell>
          <table:table-cell table:number-columns-repeated="2"/>
        </table:table-row>
        <table:table-row table:style-name="ro1">
          <table:table-cell office:value-type="float" office:value="41.1859872347286" calcext:value-type="float">
            <text:p>41.1859872347</text:p>
          </table:table-cell>
          <table:table-cell office:value-type="float" office:value="6.25364036870422" calcext:value-type="float">
            <text:p>6.2536403687</text:p>
          </table:table-cell>
          <table:table-cell table:formula="of:=1/[.B176]" office:value-type="float" office:value="0.15990686081093" calcext:value-type="float">
            <text:p>0.1599068608</text:p>
          </table:table-cell>
          <table:table-cell table:formula="of:=[.C176]/MAX([.C$2:.C$452])" office:value-type="float" office:value="0.922062272508671" calcext:value-type="float">
            <text:p>0.9220622725</text:p>
          </table:table-cell>
          <table:table-cell table:formula="of:=[.A176]*(24/4)*365" office:value-type="float" office:value="90197.3120440556" calcext:value-type="float">
            <text:p>90197.3120440556</text:p>
          </table:table-cell>
          <table:table-cell table:number-columns-repeated="2"/>
        </table:table-row>
        <table:table-row table:style-name="ro1">
          <table:table-cell office:value-type="float" office:value="41.1772307792238" calcext:value-type="float">
            <text:p>41.1772307792</text:p>
          </table:table-cell>
          <table:table-cell office:value-type="float" office:value="6.25631992805673" calcext:value-type="float">
            <text:p>6.2563199281</text:p>
          </table:table-cell>
          <table:table-cell table:formula="of:=1/[.B177]" office:value-type="float" office:value="0.15983837327683" calcext:value-type="float">
            <text:p>0.1598383733</text:p>
          </table:table-cell>
          <table:table-cell table:formula="of:=[.C177]/MAX([.C$2:.C$452])" office:value-type="float" office:value="0.921667356549399" calcext:value-type="float">
            <text:p>0.9216673565</text:p>
          </table:table-cell>
          <table:table-cell table:formula="of:=[.A177]*(24/4)*365" office:value-type="float" office:value="90178.1354065" calcext:value-type="float">
            <text:p>90178.1354065</text:p>
          </table:table-cell>
          <table:table-cell table:number-columns-repeated="2"/>
        </table:table-row>
        <table:table-row table:style-name="ro1">
          <table:table-cell office:value-type="float" office:value="41.1761889227993" calcext:value-type="float">
            <text:p>41.1761889228</text:p>
          </table:table-cell>
          <table:table-cell office:value-type="float" office:value="6.25740595323659" calcext:value-type="float">
            <text:p>6.2574059532</text:p>
          </table:table-cell>
          <table:table-cell table:formula="of:=1/[.B178]" office:value-type="float" office:value="0.159810631989244" calcext:value-type="float">
            <text:p>0.159810632</text:p>
          </table:table-cell>
          <table:table-cell table:formula="of:=[.C178]/MAX([.C$2:.C$452])" office:value-type="float" office:value="0.921507393464992" calcext:value-type="float">
            <text:p>0.9215073935</text:p>
          </table:table-cell>
          <table:table-cell table:formula="of:=[.A178]*(24/4)*365" office:value-type="float" office:value="90175.8537409306" calcext:value-type="float">
            <text:p>90175.8537409306</text:p>
          </table:table-cell>
          <table:table-cell table:number-columns-repeated="2"/>
        </table:table-row>
        <table:table-row table:style-name="ro1">
          <table:table-cell office:value-type="float" office:value="41.1694941478691" calcext:value-type="float">
            <text:p>41.1694941479</text:p>
          </table:table-cell>
          <table:table-cell office:value-type="float" office:value="6.26460245953156" calcext:value-type="float">
            <text:p>6.2646024595</text:p>
          </table:table-cell>
          <table:table-cell table:formula="of:=1/[.B179]" office:value-type="float" office:value="0.159627048397701" calcext:value-type="float">
            <text:p>0.1596270484</text:p>
          </table:table-cell>
          <table:table-cell table:formula="of:=[.C179]/MAX([.C$2:.C$452])" office:value-type="float" office:value="0.920448805342159" calcext:value-type="float">
            <text:p>0.9204488053</text:p>
          </table:table-cell>
          <table:table-cell table:formula="of:=[.A179]*(24/4)*365" office:value-type="float" office:value="90161.1921838333" calcext:value-type="float">
            <text:p>90161.1921838333</text:p>
          </table:table-cell>
          <table:table-cell table:number-columns-repeated="2"/>
        </table:table-row>
        <table:table-row table:style-name="ro1">
          <table:table-cell office:value-type="float" office:value="41.1616144724632" calcext:value-type="float">
            <text:p>41.1616144725</text:p>
          </table:table-cell>
          <table:table-cell office:value-type="float" office:value="6.2664801843517" calcext:value-type="float">
            <text:p>6.2664801844</text:p>
          </table:table-cell>
          <table:table-cell table:formula="of:=1/[.B180]" office:value-type="float" office:value="0.159579216814112" calcext:value-type="float">
            <text:p>0.1595792168</text:p>
          </table:table-cell>
          <table:table-cell table:formula="of:=[.C180]/MAX([.C$2:.C$452])" office:value-type="float" office:value="0.920172996671802" calcext:value-type="float">
            <text:p>0.9201729967</text:p>
          </table:table-cell>
          <table:table-cell table:formula="of:=[.A180]*(24/4)*365" office:value-type="float" office:value="90143.9356946945" calcext:value-type="float">
            <text:p>90143.9356946945</text:p>
          </table:table-cell>
          <table:table-cell table:number-columns-repeated="2"/>
        </table:table-row>
        <table:table-row table:style-name="ro1">
          <table:table-cell office:value-type="float" office:value="41.1615754652841" calcext:value-type="float">
            <text:p>41.1615754653</text:p>
          </table:table-cell>
          <table:table-cell office:value-type="float" office:value="6.26714320143804" calcext:value-type="float">
            <text:p>6.2671432014</text:p>
          </table:table-cell>
          <table:table-cell table:formula="of:=1/[.B181]" office:value-type="float" office:value="0.159562334521181" calcext:value-type="float">
            <text:p>0.1595623345</text:p>
          </table:table-cell>
          <table:table-cell table:formula="of:=[.C181]/MAX([.C$2:.C$452])" office:value-type="float" office:value="0.920075649220249" calcext:value-type="float">
            <text:p>0.9200756492</text:p>
          </table:table-cell>
          <table:table-cell table:formula="of:=[.A181]*(24/4)*365" office:value-type="float" office:value="90143.8502689722" calcext:value-type="float">
            <text:p>90143.8502689722</text:p>
          </table:table-cell>
          <table:table-cell table:number-columns-repeated="2"/>
        </table:table-row>
        <table:table-row table:style-name="ro1">
          <table:table-cell office:value-type="float" office:value="41.161397583308" calcext:value-type="float">
            <text:p>41.1613975833</text:p>
          </table:table-cell>
          <table:table-cell office:value-type="float" office:value="6.27051111510709" calcext:value-type="float">
            <text:p>6.2705111151</text:p>
          </table:table-cell>
          <table:table-cell table:formula="of:=1/[.B182]" office:value-type="float" office:value="0.159476633027693" calcext:value-type="float">
            <text:p>0.159476633</text:p>
          </table:table-cell>
          <table:table-cell table:formula="of:=[.C182]/MAX([.C$2:.C$452])" office:value-type="float" office:value="0.919581473339099" calcext:value-type="float">
            <text:p>0.9195814733</text:p>
          </table:table-cell>
          <table:table-cell table:formula="of:=[.A182]*(24/4)*365" office:value-type="float" office:value="90143.4607074445" calcext:value-type="float">
            <text:p>90143.4607074445</text:p>
          </table:table-cell>
          <table:table-cell table:number-columns-repeated="2"/>
        </table:table-row>
        <table:table-row table:style-name="ro1">
          <table:table-cell office:value-type="float" office:value="41.1556009902334" calcext:value-type="float">
            <text:p>41.1556009902</text:p>
          </table:table-cell>
          <table:table-cell office:value-type="float" office:value="6.27055652427978" calcext:value-type="float">
            <text:p>6.2705565243</text:p>
          </table:table-cell>
          <table:table-cell table:formula="of:=1/[.B183]" office:value-type="float" office:value="0.159475478153808" calcext:value-type="float">
            <text:p>0.1594754782</text:p>
          </table:table-cell>
          <table:table-cell table:formula="of:=[.C183]/MAX([.C$2:.C$452])" office:value-type="float" office:value="0.919574814052356" calcext:value-type="float">
            <text:p>0.9195748141</text:p>
          </table:table-cell>
          <table:table-cell table:formula="of:=[.A183]*(24/4)*365" office:value-type="float" office:value="90130.7661686111" calcext:value-type="float">
            <text:p>90130.7661686111</text:p>
          </table:table-cell>
          <table:table-cell table:number-columns-repeated="2"/>
        </table:table-row>
        <table:table-row table:style-name="ro1">
          <table:table-cell office:value-type="float" office:value="41.1474100138952" calcext:value-type="float">
            <text:p>41.1474100139</text:p>
          </table:table-cell>
          <table:table-cell office:value-type="float" office:value="6.27502766186969" calcext:value-type="float">
            <text:p>6.2750276619</text:p>
          </table:table-cell>
          <table:table-cell table:formula="of:=1/[.B184]" office:value-type="float" office:value="0.15936184729137" calcext:value-type="float">
            <text:p>0.1593618473</text:p>
          </table:table-cell>
          <table:table-cell table:formula="of:=[.C184]/MAX([.C$2:.C$452])" office:value-type="float" office:value="0.91891959056341" calcext:value-type="float">
            <text:p>0.9189195906</text:p>
          </table:table-cell>
          <table:table-cell table:formula="of:=[.A184]*(24/4)*365" office:value-type="float" office:value="90112.8279304306" calcext:value-type="float">
            <text:p>90112.8279304306</text:p>
          </table:table-cell>
          <table:table-cell table:number-columns-repeated="2"/>
        </table:table-row>
        <table:table-row table:style-name="ro1">
          <table:table-cell office:value-type="float" office:value="41.1458925632484" calcext:value-type="float">
            <text:p>41.1458925632</text:p>
          </table:table-cell>
          <table:table-cell office:value-type="float" office:value="6.2765098740999" calcext:value-type="float">
            <text:p>6.2765098741</text:p>
          </table:table-cell>
          <table:table-cell table:formula="of:=1/[.B185]" office:value-type="float" office:value="0.159324213624918" calcext:value-type="float">
            <text:p>0.1593242136</text:p>
          </table:table-cell>
          <table:table-cell table:formula="of:=[.C185]/MAX([.C$2:.C$452])" office:value-type="float" office:value="0.918702585590419" calcext:value-type="float">
            <text:p>0.9187025856</text:p>
          </table:table-cell>
          <table:table-cell table:formula="of:=[.A185]*(24/4)*365" office:value-type="float" office:value="90109.5047135139" calcext:value-type="float">
            <text:p>90109.5047135139</text:p>
          </table:table-cell>
          <table:table-cell table:number-columns-repeated="2"/>
        </table:table-row>
        <table:table-row table:style-name="ro1">
          <table:table-cell office:value-type="float" office:value="41.1369780592529" calcext:value-type="float">
            <text:p>41.1369780593</text:p>
          </table:table-cell>
          <table:table-cell office:value-type="float" office:value="6.28017599820065" calcext:value-type="float">
            <text:p>6.2801759982</text:p>
          </table:table-cell>
          <table:table-cell table:formula="of:=1/[.B186]" office:value-type="float" office:value="0.159231206304809" calcext:value-type="float">
            <text:p>0.1592312063</text:p>
          </table:table-cell>
          <table:table-cell table:formula="of:=[.C186]/MAX([.C$2:.C$452])" office:value-type="float" office:value="0.918166282516839" calcext:value-type="float">
            <text:p>0.9181662825</text:p>
          </table:table-cell>
          <table:table-cell table:formula="of:=[.A186]*(24/4)*365" office:value-type="float" office:value="90089.9819497639" calcext:value-type="float">
            <text:p>90089.9819497639</text:p>
          </table:table-cell>
          <table:table-cell table:number-columns-repeated="2"/>
        </table:table-row>
        <table:table-row table:style-name="ro1">
          <table:table-cell office:value-type="float" office:value="41.1356742937976" calcext:value-type="float">
            <text:p>41.1356742938</text:p>
          </table:table-cell>
          <table:table-cell office:value-type="float" office:value="6.28281894784091" calcext:value-type="float">
            <text:p>6.2828189478</text:p>
          </table:table-cell>
          <table:table-cell table:formula="of:=1/[.B187]" office:value-type="float" office:value="0.159164223623482" calcext:value-type="float">
            <text:p>0.1591642236</text:p>
          </table:table-cell>
          <table:table-cell table:formula="of:=[.C187]/MAX([.C$2:.C$452])" office:value-type="float" office:value="0.917780043908626" calcext:value-type="float">
            <text:p>0.9177800439</text:p>
          </table:table-cell>
          <table:table-cell table:formula="of:=[.A187]*(24/4)*365" office:value-type="float" office:value="90087.1267034167" calcext:value-type="float">
            <text:p>90087.1267034167</text:p>
          </table:table-cell>
          <table:table-cell table:number-columns-repeated="2"/>
        </table:table-row>
        <table:table-row table:style-name="ro1">
          <table:table-cell office:value-type="float" office:value="41.1320949365994" calcext:value-type="float">
            <text:p>41.1320949366</text:p>
          </table:table-cell>
          <table:table-cell office:value-type="float" office:value="6.28305718525098" calcext:value-type="float">
            <text:p>6.2830571853</text:p>
          </table:table-cell>
          <table:table-cell table:formula="of:=1/[.B188]" office:value-type="float" office:value="0.159158188524438" calcext:value-type="float">
            <text:p>0.1591581885</text:p>
          </table:table-cell>
          <table:table-cell table:formula="of:=[.C188]/MAX([.C$2:.C$452])" office:value-type="float" office:value="0.91774524404381" calcext:value-type="float">
            <text:p>0.917745244</text:p>
          </table:table-cell>
          <table:table-cell table:formula="of:=[.A188]*(24/4)*365" office:value-type="float" office:value="90079.2879111528" calcext:value-type="float">
            <text:p>90079.2879111528</text:p>
          </table:table-cell>
          <table:table-cell table:number-columns-repeated="2"/>
        </table:table-row>
        <table:table-row table:style-name="ro1">
          <table:table-cell office:value-type="float" office:value="41.1269105349093" calcext:value-type="float">
            <text:p>41.1269105349</text:p>
          </table:table-cell>
          <table:table-cell office:value-type="float" office:value="6.28711306204957" calcext:value-type="float">
            <text:p>6.287113062</text:p>
          </table:table-cell>
          <table:table-cell table:formula="of:=1/[.B189]" office:value-type="float" office:value="0.159055514054014" calcext:value-type="float">
            <text:p>0.1590555141</text:p>
          </table:table-cell>
          <table:table-cell table:formula="of:=[.C189]/MAX([.C$2:.C$452])" office:value-type="float" office:value="0.917153197804845" calcext:value-type="float">
            <text:p>0.9171531978</text:p>
          </table:table-cell>
          <table:table-cell table:formula="of:=[.A189]*(24/4)*365" office:value-type="float" office:value="90067.9340714514" calcext:value-type="float">
            <text:p>90067.9340714514</text:p>
          </table:table-cell>
          <table:table-cell table:number-columns-repeated="2"/>
        </table:table-row>
        <table:table-row table:style-name="ro1">
          <table:table-cell office:value-type="float" office:value="41.1226402940481" calcext:value-type="float">
            <text:p>41.122640294</text:p>
          </table:table-cell>
          <table:table-cell office:value-type="float" office:value="6.28898597571857" calcext:value-type="float">
            <text:p>6.2889859757</text:p>
          </table:table-cell>
          <table:table-cell table:formula="of:=1/[.B190]" office:value-type="float" office:value="0.159008145965175" calcext:value-type="float">
            <text:p>0.159008146</text:p>
          </table:table-cell>
          <table:table-cell table:formula="of:=[.C190]/MAX([.C$2:.C$452])" office:value-type="float" office:value="0.916880061759166" calcext:value-type="float">
            <text:p>0.9168800618</text:p>
          </table:table-cell>
          <table:table-cell table:formula="of:=[.A190]*(24/4)*365" office:value-type="float" office:value="90058.5822439653" calcext:value-type="float">
            <text:p>90058.5822439653</text:p>
          </table:table-cell>
          <table:table-cell table:number-columns-repeated="2"/>
        </table:table-row>
        <table:table-row table:style-name="ro1">
          <table:table-cell office:value-type="float" office:value="41.1223811212392" calcext:value-type="float">
            <text:p>41.1223811212</text:p>
          </table:table-cell>
          <table:table-cell office:value-type="float" office:value="6.29060135341647" calcext:value-type="float">
            <text:p>6.2906013534</text:p>
          </table:table-cell>
          <table:table-cell table:formula="of:=1/[.B191]" office:value-type="float" office:value="0.158967313905036" calcext:value-type="float">
            <text:p>0.1589673139</text:p>
          </table:table-cell>
          <table:table-cell table:formula="of:=[.C191]/MAX([.C$2:.C$452])" office:value-type="float" office:value="0.916644614061848" calcext:value-type="float">
            <text:p>0.9166446141</text:p>
          </table:table-cell>
          <table:table-cell table:formula="of:=[.A191]*(24/4)*365" office:value-type="float" office:value="90058.0146555139" calcext:value-type="float">
            <text:p>90058.0146555139</text:p>
          </table:table-cell>
          <table:table-cell table:number-columns-repeated="2"/>
        </table:table-row>
        <table:table-row table:style-name="ro1">
          <table:table-cell office:value-type="float" office:value="41.1114935181126" calcext:value-type="float">
            <text:p>41.1114935181</text:p>
          </table:table-cell>
          <table:table-cell office:value-type="float" office:value="6.29596735161789" calcext:value-type="float">
            <text:p>6.2959673516</text:p>
          </table:table-cell>
          <table:table-cell table:formula="of:=1/[.B192]" office:value-type="float" office:value="0.158831827446346" calcext:value-type="float">
            <text:p>0.1588318274</text:p>
          </table:table-cell>
          <table:table-cell table:formula="of:=[.C192]/MAX([.C$2:.C$452])" office:value-type="float" office:value="0.915863365831719" calcext:value-type="float">
            <text:p>0.9158633658</text:p>
          </table:table-cell>
          <table:table-cell table:formula="of:=[.A192]*(24/4)*365" office:value-type="float" office:value="90034.1708046667" calcext:value-type="float">
            <text:p>90034.1708046667</text:p>
          </table:table-cell>
          <table:table-cell table:number-columns-repeated="2"/>
        </table:table-row>
        <table:table-row table:style-name="ro1">
          <table:table-cell office:value-type="float" office:value="41.1114183205543" calcext:value-type="float">
            <text:p>41.1114183206</text:p>
          </table:table-cell>
          <table:table-cell office:value-type="float" office:value="6.29670770233731" calcext:value-type="float">
            <text:p>6.2967077023</text:p>
          </table:table-cell>
          <table:table-cell table:formula="of:=1/[.B193]" office:value-type="float" office:value="0.158813152408012" calcext:value-type="float">
            <text:p>0.1588131524</text:p>
          </table:table-cell>
          <table:table-cell table:formula="of:=[.C193]/MAX([.C$2:.C$452])" office:value-type="float" office:value="0.915755680969433" calcext:value-type="float">
            <text:p>0.915755681</text:p>
          </table:table-cell>
          <table:table-cell table:formula="of:=[.A193]*(24/4)*365" office:value-type="float" office:value="90034.0061220139" calcext:value-type="float">
            <text:p>90034.0061220139</text:p>
          </table:table-cell>
          <table:table-cell table:number-columns-repeated="2"/>
        </table:table-row>
        <table:table-row table:style-name="ro1">
          <table:table-cell office:value-type="float" office:value="41.1072016211282" calcext:value-type="float">
            <text:p>41.1072016211</text:p>
          </table:table-cell>
          <table:table-cell office:value-type="float" office:value="6.29847475269703" calcext:value-type="float">
            <text:p>6.2984747527</text:p>
          </table:table-cell>
          <table:table-cell table:formula="of:=1/[.B194]" office:value-type="float" office:value="0.158768597043561" calcext:value-type="float">
            <text:p>0.158768597</text:p>
          </table:table-cell>
          <table:table-cell table:formula="of:=[.C194]/MAX([.C$2:.C$452])" office:value-type="float" office:value="0.915498763784081" calcext:value-type="float">
            <text:p>0.9154987638</text:p>
          </table:table-cell>
          <table:table-cell table:formula="of:=[.A194]*(24/4)*365" office:value-type="float" office:value="90024.7715502709" calcext:value-type="float">
            <text:p>90024.7715502709</text:p>
          </table:table-cell>
          <table:table-cell table:number-columns-repeated="2"/>
        </table:table-row>
        <table:table-row table:style-name="ro1">
          <table:table-cell office:value-type="float" office:value="41.1043865082889" calcext:value-type="float">
            <text:p>41.1043865083</text:p>
          </table:table-cell>
          <table:table-cell office:value-type="float" office:value="6.30006457733731" calcext:value-type="float">
            <text:p>6.3000645773</text:p>
          </table:table-cell>
          <table:table-cell table:formula="of:=1/[.B195]" office:value-type="float" office:value="0.15872853170382" calcext:value-type="float">
            <text:p>0.1587285317</text:p>
          </table:table-cell>
          <table:table-cell table:formula="of:=[.C195]/MAX([.C$2:.C$452])" office:value-type="float" office:value="0.915267737185076" calcext:value-type="float">
            <text:p>0.9152677372</text:p>
          </table:table-cell>
          <table:table-cell table:formula="of:=[.A195]*(24/4)*365" office:value-type="float" office:value="90018.6064531528" calcext:value-type="float">
            <text:p>90018.6064531528</text:p>
          </table:table-cell>
          <table:table-cell table:number-columns-repeated="2"/>
        </table:table-row>
        <table:table-row table:style-name="ro1">
          <table:table-cell office:value-type="float" office:value="41.1028861048072" calcext:value-type="float">
            <text:p>41.1028861048</text:p>
          </table:table-cell>
          <table:table-cell office:value-type="float" office:value="6.3007588624092" calcext:value-type="float">
            <text:p>6.3007588624</text:p>
          </table:table-cell>
          <table:table-cell table:formula="of:=1/[.B196]" office:value-type="float" office:value="0.158711041294736" calcext:value-type="float">
            <text:p>0.1587110413</text:p>
          </table:table-cell>
          <table:table-cell table:formula="of:=[.C196]/MAX([.C$2:.C$452])" office:value-type="float" office:value="0.915166883186282" calcext:value-type="float">
            <text:p>0.9151668832</text:p>
          </table:table-cell>
          <table:table-cell table:formula="of:=[.A196]*(24/4)*365" office:value-type="float" office:value="90015.3205695278" calcext:value-type="float">
            <text:p>90015.3205695278</text:p>
          </table:table-cell>
          <table:table-cell table:number-columns-repeated="2"/>
        </table:table-row>
        <table:table-row table:style-name="ro1">
          <table:table-cell office:value-type="float" office:value="41.0972705778539" calcext:value-type="float">
            <text:p>41.0972705779</text:p>
          </table:table-cell>
          <table:table-cell office:value-type="float" office:value="6.30455486510709" calcext:value-type="float">
            <text:p>6.3045548651</text:p>
          </table:table-cell>
          <table:table-cell table:formula="of:=1/[.B197]" office:value-type="float" office:value="0.158615480616174" calcext:value-type="float">
            <text:p>0.1586154806</text:p>
          </table:table-cell>
          <table:table-cell table:formula="of:=[.C197]/MAX([.C$2:.C$452])" office:value-type="float" office:value="0.914615856820119" calcext:value-type="float">
            <text:p>0.9146158568</text:p>
          </table:table-cell>
          <table:table-cell table:formula="of:=[.A197]*(24/4)*365" office:value-type="float" office:value="90003.0225655" calcext:value-type="float">
            <text:p>90003.0225655</text:p>
          </table:table-cell>
          <table:table-cell table:number-columns-repeated="2"/>
        </table:table-row>
        <table:table-row table:style-name="ro1">
          <table:table-cell office:value-type="float" office:value="41.0922786687024" calcext:value-type="float">
            <text:p>41.0922786687</text:p>
          </table:table-cell>
          <table:table-cell office:value-type="float" office:value="6.30875820143803" calcext:value-type="float">
            <text:p>6.3087582014</text:p>
          </table:table-cell>
          <table:table-cell table:formula="of:=1/[.B198]" office:value-type="float" office:value="0.158509799879802" calcext:value-type="float">
            <text:p>0.1585097999</text:p>
          </table:table-cell>
          <table:table-cell table:formula="of:=[.C198]/MAX([.C$2:.C$452])" office:value-type="float" office:value="0.914006475712606" calcext:value-type="float">
            <text:p>0.9140064757</text:p>
          </table:table-cell>
          <table:table-cell table:formula="of:=[.A198]*(24/4)*365" office:value-type="float" office:value="89992.0902844583" calcext:value-type="float">
            <text:p>89992.0902844583</text:p>
          </table:table-cell>
          <table:table-cell table:number-columns-repeated="2"/>
        </table:table-row>
        <table:table-row table:style-name="ro1">
          <table:table-cell office:value-type="float" office:value="41.0860806919552" calcext:value-type="float">
            <text:p>41.086080692</text:p>
          </table:table-cell>
          <table:table-cell office:value-type="float" office:value="6.31203611960349" calcext:value-type="float">
            <text:p>6.3120361196</text:p>
          </table:table-cell>
          <table:table-cell table:formula="of:=1/[.B199]" office:value-type="float" office:value="0.158427483786772" calcext:value-type="float">
            <text:p>0.1584274838</text:p>
          </table:table-cell>
          <table:table-cell table:formula="of:=[.C199]/MAX([.C$2:.C$452])" office:value-type="float" office:value="0.913531820882799" calcext:value-type="float">
            <text:p>0.9135318209</text:p>
          </table:table-cell>
          <table:table-cell table:formula="of:=[.A199]*(24/4)*365" office:value-type="float" office:value="89978.516715382" calcext:value-type="float">
            <text:p>89978.516715382</text:p>
          </table:table-cell>
          <table:table-cell table:number-columns-repeated="2"/>
        </table:table-row>
        <table:table-row table:style-name="ro1">
          <table:table-cell office:value-type="float" office:value="41.0824332664891" calcext:value-type="float">
            <text:p>41.0824332665</text:p>
          </table:table-cell>
          <table:table-cell office:value-type="float" office:value="6.31251122302075" calcext:value-type="float">
            <text:p>6.312511223</text:p>
          </table:table-cell>
          <table:table-cell table:formula="of:=1/[.B200]" office:value-type="float" office:value="0.158415559936457" calcext:value-type="float">
            <text:p>0.1584155599</text:p>
          </table:table-cell>
          <table:table-cell table:formula="of:=[.C200]/MAX([.C$2:.C$452])" office:value-type="float" office:value="0.913463065030406" calcext:value-type="float">
            <text:p>0.913463065</text:p>
          </table:table-cell>
          <table:table-cell table:formula="of:=[.A200]*(24/4)*365" office:value-type="float" office:value="89970.5288536111" calcext:value-type="float">
            <text:p>89970.5288536111</text:p>
          </table:table-cell>
          <table:table-cell table:number-columns-repeated="2"/>
        </table:table-row>
        <table:table-row table:style-name="ro1">
          <table:table-cell office:value-type="float" office:value="41.0785436868119" calcext:value-type="float">
            <text:p>41.0785436868</text:p>
          </table:table-cell>
          <table:table-cell office:value-type="float" office:value="6.31508756744523" calcext:value-type="float">
            <text:p>6.3150875674</text:p>
          </table:table-cell>
          <table:table-cell table:formula="of:=1/[.B201]" office:value-type="float" office:value="0.158350931688593" calcext:value-type="float">
            <text:p>0.1583509317</text:p>
          </table:table-cell>
          <table:table-cell table:formula="of:=[.C201]/MAX([.C$2:.C$452])" office:value-type="float" office:value="0.913090402664379" calcext:value-type="float">
            <text:p>0.9130904027</text:p>
          </table:table-cell>
          <table:table-cell table:formula="of:=[.A201]*(24/4)*365" office:value-type="float" office:value="89962.0106741181" calcext:value-type="float">
            <text:p>89962.0106741181</text:p>
          </table:table-cell>
          <table:table-cell table:number-columns-repeated="2"/>
        </table:table-row>
        <table:table-row table:style-name="ro1">
          <table:table-cell office:value-type="float" office:value="41.0778621675862" calcext:value-type="float">
            <text:p>41.0778621676</text:p>
          </table:table-cell>
          <table:table-cell office:value-type="float" office:value="6.31533838579056" calcext:value-type="float">
            <text:p>6.3153383858</text:p>
          </table:table-cell>
          <table:table-cell table:formula="of:=1/[.B202]" office:value-type="float" office:value="0.158344642663961" calcext:value-type="float">
            <text:p>0.1583446427</text:p>
          </table:table-cell>
          <table:table-cell table:formula="of:=[.C202]/MAX([.C$2:.C$452])" office:value-type="float" office:value="0.913054138602195" calcext:value-type="float">
            <text:p>0.9130541386</text:p>
          </table:table-cell>
          <table:table-cell table:formula="of:=[.A202]*(24/4)*365" office:value-type="float" office:value="89960.5181470139" calcext:value-type="float">
            <text:p>89960.5181470139</text:p>
          </table:table-cell>
          <table:table-cell table:number-columns-repeated="2"/>
        </table:table-row>
        <table:table-row table:style-name="ro1">
          <table:table-cell office:value-type="float" office:value="41.074025830508" calcext:value-type="float">
            <text:p>41.0740258305</text:p>
          </table:table-cell>
          <table:table-cell office:value-type="float" office:value="6.31745568794882" calcext:value-type="float">
            <text:p>6.3174556879</text:p>
          </table:table-cell>
          <table:table-cell table:formula="of:=1/[.B203]" office:value-type="float" office:value="0.158291573284416" calcext:value-type="float">
            <text:p>0.1582915733</text:p>
          </table:table-cell>
          <table:table-cell table:formula="of:=[.C203]/MAX([.C$2:.C$452])" office:value-type="float" office:value="0.912748127512641" calcext:value-type="float">
            <text:p>0.9127481275</text:p>
          </table:table-cell>
          <table:table-cell table:formula="of:=[.A203]*(24/4)*365" office:value-type="float" office:value="89952.1165688125" calcext:value-type="float">
            <text:p>89952.1165688125</text:p>
          </table:table-cell>
          <table:table-cell table:number-columns-repeated="2"/>
        </table:table-row>
        <table:table-row table:style-name="ro1">
          <table:table-cell office:value-type="float" office:value="41.0647001567193" calcext:value-type="float">
            <text:p>41.0647001567</text:p>
          </table:table-cell>
          <table:table-cell office:value-type="float" office:value="6.32202847122221" calcext:value-type="float">
            <text:p>6.3220284712</text:p>
          </table:table-cell>
          <table:table-cell table:formula="of:=1/[.B204]" office:value-type="float" office:value="0.158177079485166" calcext:value-type="float">
            <text:p>0.1581770795</text:p>
          </table:table-cell>
          <table:table-cell table:formula="of:=[.C204]/MAX([.C$2:.C$452])" office:value-type="float" office:value="0.91208792811789" calcext:value-type="float">
            <text:p>0.9120879281</text:p>
          </table:table-cell>
          <table:table-cell table:formula="of:=[.A204]*(24/4)*365" office:value-type="float" office:value="89931.6933432153" calcext:value-type="float">
            <text:p>89931.6933432153</text:p>
          </table:table-cell>
          <table:table-cell table:number-columns-repeated="2"/>
        </table:table-row>
        <table:table-row table:style-name="ro1">
          <table:table-cell office:value-type="float" office:value="41.0622777276034" calcext:value-type="float">
            <text:p>41.0622777276</text:p>
          </table:table-cell>
          <table:table-cell office:value-type="float" office:value="6.32613667266106" calcext:value-type="float">
            <text:p>6.3261366727</text:p>
          </table:table-cell>
          <table:table-cell table:formula="of:=1/[.B205]" office:value-type="float" office:value="0.158074359082627" calcext:value-type="float">
            <text:p>0.1580743591</text:p>
          </table:table-cell>
          <table:table-cell table:formula="of:=[.C205]/MAX([.C$2:.C$452])" office:value-type="float" office:value="0.911495617023056" calcext:value-type="float">
            <text:p>0.911495617</text:p>
          </table:table-cell>
          <table:table-cell table:formula="of:=[.A205]*(24/4)*365" office:value-type="float" office:value="89926.3882234514" calcext:value-type="float">
            <text:p>89926.3882234514</text:p>
          </table:table-cell>
          <table:table-cell table:number-columns-repeated="2"/>
        </table:table-row>
        <table:table-row table:style-name="ro1">
          <table:table-cell office:value-type="float" office:value="41.0585759593259" calcext:value-type="float">
            <text:p>41.0585759593</text:p>
          </table:table-cell>
          <table:table-cell office:value-type="float" office:value="6.32651674010707" calcext:value-type="float">
            <text:p>6.3265167401</text:p>
          </table:table-cell>
          <table:table-cell table:formula="of:=1/[.B206]" office:value-type="float" office:value="0.158064862716711" calcext:value-type="float">
            <text:p>0.1580648627</text:p>
          </table:table-cell>
          <table:table-cell table:formula="of:=[.C206]/MAX([.C$2:.C$452])" office:value-type="float" office:value="0.911440858642506" calcext:value-type="float">
            <text:p>0.9114408586</text:p>
          </table:table-cell>
          <table:table-cell table:formula="of:=[.A206]*(24/4)*365" office:value-type="float" office:value="89918.2813509236" calcext:value-type="float">
            <text:p>89918.2813509236</text:p>
          </table:table-cell>
          <table:table-cell table:number-columns-repeated="2"/>
        </table:table-row>
        <table:table-row table:style-name="ro1">
          <table:table-cell office:value-type="float" office:value="41.0499659407471" calcext:value-type="float">
            <text:p>41.0499659407</text:p>
          </table:table-cell>
          <table:table-cell office:value-type="float" office:value="6.33068598021502" calcext:value-type="float">
            <text:p>6.3306859802</text:p>
          </table:table-cell>
          <table:table-cell table:formula="of:=1/[.B207]" office:value-type="float" office:value="0.157960764935309" calcext:value-type="float">
            <text:p>0.1579607649</text:p>
          </table:table-cell>
          <table:table-cell table:formula="of:=[.C207]/MAX([.C$2:.C$452])" office:value-type="float" office:value="0.910840605242518" calcext:value-type="float">
            <text:p>0.9108406052</text:p>
          </table:table-cell>
          <table:table-cell table:formula="of:=[.A207]*(24/4)*365" office:value-type="float" office:value="89899.4254102361" calcext:value-type="float">
            <text:p>89899.4254102361</text:p>
          </table:table-cell>
          <table:table-cell table:number-columns-repeated="2"/>
        </table:table-row>
        <table:table-row table:style-name="ro1">
          <table:table-cell office:value-type="float" office:value="41.0484231281932" calcext:value-type="float">
            <text:p>41.0484231282</text:p>
          </table:table-cell>
          <table:table-cell office:value-type="float" office:value="6.33487570593445" calcext:value-type="float">
            <text:p>6.3348757059</text:p>
          </table:table-cell>
          <table:table-cell table:formula="of:=1/[.B208]" office:value-type="float" office:value="0.157856293701739" calcext:value-type="float">
            <text:p>0.1578562937</text:p>
          </table:table-cell>
          <table:table-cell table:formula="of:=[.C208]/MAX([.C$2:.C$452])" office:value-type="float" office:value="0.910238198425521" calcext:value-type="float">
            <text:p>0.9102381984</text:p>
          </table:table-cell>
          <table:table-cell table:formula="of:=[.A208]*(24/4)*365" office:value-type="float" office:value="89896.046650743" calcext:value-type="float">
            <text:p>89896.046650743</text:p>
          </table:table-cell>
          <table:table-cell table:number-columns-repeated="2"/>
        </table:table-row>
        <table:table-row table:style-name="ro1">
          <table:table-cell office:value-type="float" office:value="41.0472981426592" calcext:value-type="float">
            <text:p>41.0472981427</text:p>
          </table:table-cell>
          <table:table-cell office:value-type="float" office:value="6.33522870503512" calcext:value-type="float">
            <text:p>6.335228705</text:p>
          </table:table-cell>
          <table:table-cell table:formula="of:=1/[.B209]" office:value-type="float" office:value="0.157847497945136" calcext:value-type="float">
            <text:p>0.1578474979</text:p>
          </table:table-cell>
          <table:table-cell table:formula="of:=[.C209]/MAX([.C$2:.C$452])" office:value-type="float" office:value="0.910187479930515" calcext:value-type="float">
            <text:p>0.9101874799</text:p>
          </table:table-cell>
          <table:table-cell table:formula="of:=[.A209]*(24/4)*365" office:value-type="float" office:value="89893.5829324236" calcext:value-type="float">
            <text:p>89893.5829324236</text:p>
          </table:table-cell>
          <table:table-cell table:number-columns-repeated="2"/>
        </table:table-row>
        <table:table-row table:style-name="ro1">
          <table:table-cell office:value-type="float" office:value="41.0407093071188" calcext:value-type="float">
            <text:p>41.0407093071</text:p>
          </table:table-cell>
          <table:table-cell office:value-type="float" office:value="6.34033576888407" calcext:value-type="float">
            <text:p>6.3403357689</text:p>
          </table:table-cell>
          <table:table-cell table:formula="of:=1/[.B210]" office:value-type="float" office:value="0.157720353692878" calcext:value-type="float">
            <text:p>0.1577203537</text:p>
          </table:table-cell>
          <table:table-cell table:formula="of:=[.C210]/MAX([.C$2:.C$452])" office:value-type="float" office:value="0.9094543349136" calcext:value-type="float">
            <text:p>0.9094543349</text:p>
          </table:table-cell>
          <table:table-cell table:formula="of:=[.A210]*(24/4)*365" office:value-type="float" office:value="89879.1533825903" calcext:value-type="float">
            <text:p>89879.1533825903</text:p>
          </table:table-cell>
          <table:table-cell table:number-columns-repeated="2"/>
        </table:table-row>
        <table:table-row table:style-name="ro1">
          <table:table-cell office:value-type="float" office:value="41.039669322533" calcext:value-type="float">
            <text:p>41.0396693225</text:p>
          </table:table-cell>
          <table:table-cell office:value-type="float" office:value="6.34332489208551" calcext:value-type="float">
            <text:p>6.3433248921</text:p>
          </table:table-cell>
          <table:table-cell table:formula="of:=1/[.B211]" office:value-type="float" office:value="0.15764603216961" calcext:value-type="float">
            <text:p>0.1576460322</text:p>
          </table:table-cell>
          <table:table-cell table:formula="of:=[.C211]/MAX([.C$2:.C$452])" office:value-type="float" office:value="0.909025778738505" calcext:value-type="float">
            <text:p>0.9090257787</text:p>
          </table:table-cell>
          <table:table-cell table:formula="of:=[.A211]*(24/4)*365" office:value-type="float" office:value="89876.8758163472" calcext:value-type="float">
            <text:p>89876.8758163472</text:p>
          </table:table-cell>
          <table:table-cell table:number-columns-repeated="2"/>
        </table:table-row>
        <table:table-row table:style-name="ro1">
          <table:table-cell office:value-type="float" office:value="41.0308611838724" calcext:value-type="float">
            <text:p>41.0308611839</text:p>
          </table:table-cell>
          <table:table-cell office:value-type="float" office:value="6.34523082284094" calcext:value-type="float">
            <text:p>6.3452308228</text:p>
          </table:table-cell>
          <table:table-cell table:formula="of:=1/[.B212]" office:value-type="float" office:value="0.157598679688735" calcext:value-type="float">
            <text:p>0.1575986797</text:p>
          </table:table-cell>
          <table:table-cell table:formula="of:=[.C212]/MAX([.C$2:.C$452])" office:value-type="float" office:value="0.908752732692184" calcext:value-type="float">
            <text:p>0.9087527327</text:p>
          </table:table-cell>
          <table:table-cell table:formula="of:=[.A212]*(24/4)*365" office:value-type="float" office:value="89857.5859926806" calcext:value-type="float">
            <text:p>89857.5859926806</text:p>
          </table:table-cell>
          <table:table-cell table:number-columns-repeated="2"/>
        </table:table-row>
        <table:table-row table:style-name="ro1">
          <table:table-cell office:value-type="float" office:value="41.0247080807934" calcext:value-type="float">
            <text:p>41.0247080808</text:p>
          </table:table-cell>
          <table:table-cell office:value-type="float" office:value="6.34558180755315" calcext:value-type="float">
            <text:p>6.3455818076</text:p>
          </table:table-cell>
          <table:table-cell table:formula="of:=1/[.B213]" office:value-type="float" office:value="0.157589962642937" calcext:value-type="float">
            <text:p>0.1575899626</text:p>
          </table:table-cell>
          <table:table-cell table:formula="of:=[.C213]/MAX([.C$2:.C$452])" office:value-type="float" office:value="0.908702468063024" calcext:value-type="float">
            <text:p>0.9087024681</text:p>
          </table:table-cell>
          <table:table-cell table:formula="of:=[.A213]*(24/4)*365" office:value-type="float" office:value="89844.1106969375" calcext:value-type="float">
            <text:p>89844.1106969375</text:p>
          </table:table-cell>
          <table:table-cell table:number-columns-repeated="2"/>
        </table:table-row>
        <table:table-row table:style-name="ro1">
          <table:table-cell office:value-type="float" office:value="41.0197042689276" calcext:value-type="float">
            <text:p>41.0197042689</text:p>
          </table:table-cell>
          <table:table-cell office:value-type="float" office:value="6.3508355485603" calcext:value-type="float">
            <text:p>6.3508355486</text:p>
          </table:table-cell>
          <table:table-cell table:formula="of:=1/[.B214]" office:value-type="float" office:value="0.157459596041137" calcext:value-type="float">
            <text:p>0.157459596</text:p>
          </table:table-cell>
          <table:table-cell table:formula="of:=[.C214]/MAX([.C$2:.C$452])" office:value-type="float" office:value="0.907950742186443" calcext:value-type="float">
            <text:p>0.9079507422</text:p>
          </table:table-cell>
          <table:table-cell table:formula="of:=[.A214]*(24/4)*365" office:value-type="float" office:value="89833.1523489514" calcext:value-type="float">
            <text:p>89833.1523489514</text:p>
          </table:table-cell>
          <table:table-cell table:number-columns-repeated="2"/>
        </table:table-row>
        <table:table-row table:style-name="ro1">
          <table:table-cell office:value-type="float" office:value="41.0113653780029" calcext:value-type="float">
            <text:p>41.011365378</text:p>
          </table:table-cell>
          <table:table-cell office:value-type="float" office:value="6.35475992356035" calcext:value-type="float">
            <text:p>6.3547599236</text:p>
          </table:table-cell>
          <table:table-cell table:formula="of:=1/[.B215]" office:value-type="float" office:value="0.15736235704082" calcext:value-type="float">
            <text:p>0.157362357</text:p>
          </table:table-cell>
          <table:table-cell table:formula="of:=[.C215]/MAX([.C$2:.C$452])" office:value-type="float" office:value="0.907390038204424" calcext:value-type="float">
            <text:p>0.9073900382</text:p>
          </table:table-cell>
          <table:table-cell table:formula="of:=[.A215]*(24/4)*365" office:value-type="float" office:value="89814.8901778264" calcext:value-type="float">
            <text:p>89814.8901778264</text:p>
          </table:table-cell>
          <table:table-cell table:number-columns-repeated="2"/>
        </table:table-row>
        <table:table-row table:style-name="ro1">
          <table:table-cell office:value-type="float" office:value="41.0070583836948" calcext:value-type="float">
            <text:p>41.0070583837</text:p>
          </table:table-cell>
          <table:table-cell office:value-type="float" office:value="6.36043431204949" calcext:value-type="float">
            <text:p>6.360434312</text:p>
          </table:table-cell>
          <table:table-cell table:formula="of:=1/[.B216]" office:value-type="float" office:value="0.15722196801963" calcext:value-type="float">
            <text:p>0.157221968</text:p>
          </table:table-cell>
          <table:table-cell table:formula="of:=[.C216]/MAX([.C$2:.C$452])" office:value-type="float" office:value="0.906580520593624" calcext:value-type="float">
            <text:p>0.9065805206</text:p>
          </table:table-cell>
          <table:table-cell table:formula="of:=[.A216]*(24/4)*365" office:value-type="float" office:value="89805.4578602917" calcext:value-type="float">
            <text:p>89805.4578602917</text:p>
          </table:table-cell>
          <table:table-cell table:number-columns-repeated="2"/>
        </table:table-row>
        <table:table-row table:style-name="ro1">
          <table:table-cell office:value-type="float" office:value="40.9999889020358" calcext:value-type="float">
            <text:p>40.999988902</text:p>
          </table:table-cell>
          <table:table-cell office:value-type="float" office:value="6.36279708633014" calcext:value-type="float">
            <text:p>6.3627970863</text:p>
          </table:table-cell>
          <table:table-cell table:formula="of:=1/[.B217]" office:value-type="float" office:value="0.157163584887597" calcext:value-type="float">
            <text:p>0.1571635849</text:p>
          </table:table-cell>
          <table:table-cell table:formula="of:=[.C217]/MAX([.C$2:.C$452])" office:value-type="float" office:value="0.906243869100839" calcext:value-type="float">
            <text:p>0.9062438691</text:p>
          </table:table-cell>
          <table:table-cell table:formula="of:=[.A217]*(24/4)*365" office:value-type="float" office:value="89789.9756954583" calcext:value-type="float">
            <text:p>89789.9756954583</text:p>
          </table:table-cell>
          <table:table-cell table:number-columns-repeated="2"/>
        </table:table-row>
        <table:table-row table:style-name="ro1">
          <table:table-cell office:value-type="float" office:value="40.9938445113489" calcext:value-type="float">
            <text:p>40.9938445113</text:p>
          </table:table-cell>
          <table:table-cell office:value-type="float" office:value="6.3632796897474" calcext:value-type="float">
            <text:p>6.3632796897</text:p>
          </table:table-cell>
          <table:table-cell table:formula="of:=1/[.B218]" office:value-type="float" office:value="0.157151665297883" calcext:value-type="float">
            <text:p>0.1571516653</text:p>
          </table:table-cell>
          <table:table-cell table:formula="of:=[.C218]/MAX([.C$2:.C$452])" office:value-type="float" office:value="0.906175137816121" calcext:value-type="float">
            <text:p>0.9061751378</text:p>
          </table:table-cell>
          <table:table-cell table:formula="of:=[.A218]*(24/4)*365" office:value-type="float" office:value="89776.5194798542" calcext:value-type="float">
            <text:p>89776.5194798542</text:p>
          </table:table-cell>
          <table:table-cell table:number-columns-repeated="2"/>
        </table:table-row>
        <table:table-row table:style-name="ro1">
          <table:table-cell office:value-type="float" office:value="40.9912189567669" calcext:value-type="float">
            <text:p>40.9912189568</text:p>
          </table:table-cell>
          <table:table-cell office:value-type="float" office:value="6.36693390737327" calcext:value-type="float">
            <text:p>6.3669339074</text:p>
          </table:table-cell>
          <table:table-cell table:formula="of:=1/[.B219]" office:value-type="float" office:value="0.157061470175141" calcext:value-type="float">
            <text:p>0.1570614702</text:p>
          </table:table-cell>
          <table:table-cell table:formula="of:=[.C219]/MAX([.C$2:.C$452])" office:value-type="float" office:value="0.905655050563936" calcext:value-type="float">
            <text:p>0.9056550506</text:p>
          </table:table-cell>
          <table:table-cell table:formula="of:=[.A219]*(24/4)*365" office:value-type="float" office:value="89770.7695153194" calcext:value-type="float">
            <text:p>89770.7695153194</text:p>
          </table:table-cell>
          <table:table-cell table:number-columns-repeated="2"/>
        </table:table-row>
        <table:table-row table:style-name="ro1">
          <table:table-cell office:value-type="float" office:value="40.9874114051021" calcext:value-type="float">
            <text:p>40.9874114051</text:p>
          </table:table-cell>
          <table:table-cell office:value-type="float" office:value="6.3703838624092" calcext:value-type="float">
            <text:p>6.3703838624</text:p>
          </table:table-cell>
          <table:table-cell table:formula="of:=1/[.B220]" office:value-type="float" office:value="0.156976411720002" calcext:value-type="float">
            <text:p>0.1569764117</text:p>
          </table:table-cell>
          <table:table-cell table:formula="of:=[.C220]/MAX([.C$2:.C$452])" office:value-type="float" office:value="0.905164582599996" calcext:value-type="float">
            <text:p>0.9051645826</text:p>
          </table:table-cell>
          <table:table-cell table:formula="of:=[.A220]*(24/4)*365" office:value-type="float" office:value="89762.4309771736" calcext:value-type="float">
            <text:p>89762.4309771736</text:p>
          </table:table-cell>
          <table:table-cell table:number-columns-repeated="2"/>
        </table:table-row>
        <table:table-row table:style-name="ro1">
          <table:table-cell office:value-type="float" office:value="40.9816035454909" calcext:value-type="float">
            <text:p>40.9816035455</text:p>
          </table:table-cell>
          <table:table-cell office:value-type="float" office:value="6.3738583453229" calcext:value-type="float">
            <text:p>6.3738583453</text:p>
          </table:table-cell>
          <table:table-cell table:formula="of:=1/[.B221]" office:value-type="float" office:value="0.156890841594212" calcext:value-type="float">
            <text:p>0.1568908416</text:p>
          </table:table-cell>
          <table:table-cell table:formula="of:=[.C221]/MAX([.C$2:.C$452])" office:value-type="float" office:value="0.904671164217292" calcext:value-type="float">
            <text:p>0.9046711642</text:p>
          </table:table-cell>
          <table:table-cell table:formula="of:=[.A221]*(24/4)*365" office:value-type="float" office:value="89749.711764625" calcext:value-type="float">
            <text:p>89749.711764625</text:p>
          </table:table-cell>
          <table:table-cell table:number-columns-repeated="2"/>
        </table:table-row>
        <table:table-row table:style-name="ro1">
          <table:table-cell office:value-type="float" office:value="40.9808322902302" calcext:value-type="float">
            <text:p>40.9808322902</text:p>
          </table:table-cell>
          <table:table-cell office:value-type="float" office:value="6.37517302158187" calcext:value-type="float">
            <text:p>6.3751730216</text:p>
          </table:table-cell>
          <table:table-cell table:formula="of:=1/[.B222]" office:value-type="float" office:value="0.156858487858243" calcext:value-type="float">
            <text:p>0.1568584879</text:p>
          </table:table-cell>
          <table:table-cell table:formula="of:=[.C222]/MAX([.C$2:.C$452])" office:value-type="float" office:value="0.904484604621538" calcext:value-type="float">
            <text:p>0.9044846046</text:p>
          </table:table-cell>
          <table:table-cell table:formula="of:=[.A222]*(24/4)*365" office:value-type="float" office:value="89748.0227156041" calcext:value-type="float">
            <text:p>89748.0227156041</text:p>
          </table:table-cell>
          <table:table-cell table:number-columns-repeated="2"/>
        </table:table-row>
        <table:table-row table:style-name="ro1">
          <table:table-cell office:value-type="float" office:value="40.9783990176592" calcext:value-type="float">
            <text:p>40.9783990177</text:p>
          </table:table-cell>
          <table:table-cell office:value-type="float" office:value="6.37583700089845" calcext:value-type="float">
            <text:p>6.3758370009</text:p>
          </table:table-cell>
          <table:table-cell table:formula="of:=1/[.B223]" office:value-type="float" office:value="0.156842152623896" calcext:value-type="float">
            <text:p>0.1568421526</text:p>
          </table:table-cell>
          <table:table-cell table:formula="of:=[.C223]/MAX([.C$2:.C$452])" office:value-type="float" office:value="0.904390411644278" calcext:value-type="float">
            <text:p>0.9043904116</text:p>
          </table:table-cell>
          <table:table-cell table:formula="of:=[.A223]*(24/4)*365" office:value-type="float" office:value="89742.6938486736" calcext:value-type="float">
            <text:p>89742.6938486736</text:p>
          </table:table-cell>
          <table:table-cell table:number-columns-repeated="2"/>
        </table:table-row>
        <table:table-row table:style-name="ro1">
          <table:table-cell office:value-type="float" office:value="40.9741210309741" calcext:value-type="float">
            <text:p>40.974121031</text:p>
          </table:table-cell>
          <table:table-cell office:value-type="float" office:value="6.37700295863227" calcext:value-type="float">
            <text:p>6.3770029586</text:p>
          </table:table-cell>
          <table:table-cell table:formula="of:=1/[.B224]" office:value-type="float" office:value="0.156813475936426" calcext:value-type="float">
            <text:p>0.1568134759</text:p>
          </table:table-cell>
          <table:table-cell table:formula="of:=[.C224]/MAX([.C$2:.C$452])" office:value-type="float" office:value="0.904225054814168" calcext:value-type="float">
            <text:p>0.9042250548</text:p>
          </table:table-cell>
          <table:table-cell table:formula="of:=[.A224]*(24/4)*365" office:value-type="float" office:value="89733.3250578333" calcext:value-type="float">
            <text:p>89733.3250578333</text:p>
          </table:table-cell>
          <table:table-cell table:number-columns-repeated="2"/>
        </table:table-row>
        <table:table-row table:style-name="ro1">
          <table:table-cell office:value-type="float" office:value="40.9697111970383" calcext:value-type="float">
            <text:p>40.969711197</text:p>
          </table:table-cell>
          <table:table-cell office:value-type="float" office:value="6.37992592176172" calcext:value-type="float">
            <text:p>6.3799259218</text:p>
          </table:table-cell>
          <table:table-cell table:formula="of:=1/[.B225]" office:value-type="float" office:value="0.156741631840745" calcext:value-type="float">
            <text:p>0.1567416318</text:p>
          </table:table-cell>
          <table:table-cell table:formula="of:=[.C225]/MAX([.C$2:.C$452])" office:value-type="float" office:value="0.903810784095611" calcext:value-type="float">
            <text:p>0.9038107841</text:p>
          </table:table-cell>
          <table:table-cell table:formula="of:=[.A225]*(24/4)*365" office:value-type="float" office:value="89723.6675215139" calcext:value-type="float">
            <text:p>89723.6675215139</text:p>
          </table:table-cell>
          <table:table-cell table:number-columns-repeated="2"/>
        </table:table-row>
        <table:table-row table:style-name="ro1">
          <table:table-cell office:value-type="float" office:value="40.965546170437" calcext:value-type="float">
            <text:p>40.9655461704</text:p>
          </table:table-cell>
          <table:table-cell office:value-type="float" office:value="6.38284235161789" calcext:value-type="float">
            <text:p>6.3828423516</text:p>
          </table:table-cell>
          <table:table-cell table:formula="of:=1/[.B226]" office:value-type="float" office:value="0.156670013907914" calcext:value-type="float">
            <text:p>0.1566700139</text:p>
          </table:table-cell>
          <table:table-cell table:formula="of:=[.C226]/MAX([.C$2:.C$452])" office:value-type="float" office:value="0.903397817487655" calcext:value-type="float">
            <text:p>0.9033978175</text:p>
          </table:table-cell>
          <table:table-cell table:formula="of:=[.A226]*(24/4)*365" office:value-type="float" office:value="89714.5461132569" calcext:value-type="float">
            <text:p>89714.5461132569</text:p>
          </table:table-cell>
          <table:table-cell table:number-columns-repeated="2"/>
        </table:table-row>
        <table:table-row table:style-name="ro1">
          <table:table-cell office:value-type="float" office:value="40.9639573528539" calcext:value-type="float">
            <text:p>40.9639573529</text:p>
          </table:table-cell>
          <table:table-cell office:value-type="float" office:value="6.38514248650997" calcext:value-type="float">
            <text:p>6.3851424865</text:p>
          </table:table-cell>
          <table:table-cell table:formula="of:=1/[.B227]" office:value-type="float" office:value="0.156613576300407" calcext:value-type="float">
            <text:p>0.1566135763</text:p>
          </table:table-cell>
          <table:table-cell table:formula="of:=[.C227]/MAX([.C$2:.C$452])" office:value-type="float" office:value="0.903072384367592" calcext:value-type="float">
            <text:p>0.9030723844</text:p>
          </table:table-cell>
          <table:table-cell table:formula="of:=[.A227]*(24/4)*365" office:value-type="float" office:value="89711.06660275" calcext:value-type="float">
            <text:p>89711.06660275</text:p>
          </table:table-cell>
          <table:table-cell table:number-columns-repeated="2"/>
        </table:table-row>
        <table:table-row table:style-name="ro1">
          <table:table-cell office:value-type="float" office:value="40.9632325904236" calcext:value-type="float">
            <text:p>40.9632325904</text:p>
          </table:table-cell>
          <table:table-cell office:value-type="float" office:value="6.38554157374019" calcext:value-type="float">
            <text:p>6.3855415737</text:p>
          </table:table-cell>
          <table:table-cell table:formula="of:=1/[.B228]" office:value-type="float" office:value="0.156603788175522" calcext:value-type="float">
            <text:p>0.1566037882</text:p>
          </table:table-cell>
          <table:table-cell table:formula="of:=[.C228]/MAX([.C$2:.C$452])" office:value-type="float" office:value="0.903015943633098" calcext:value-type="float">
            <text:p>0.9030159436</text:p>
          </table:table-cell>
          <table:table-cell table:formula="of:=[.A228]*(24/4)*365" office:value-type="float" office:value="89709.4793730278" calcext:value-type="float">
            <text:p>89709.4793730278</text:p>
          </table:table-cell>
          <table:table-cell table:number-columns-repeated="2"/>
        </table:table-row>
        <table:table-row table:style-name="ro1">
          <table:table-cell office:value-type="float" office:value="40.9591799631501" calcext:value-type="float">
            <text:p>40.9591799632</text:p>
          </table:table-cell>
          <table:table-cell office:value-type="float" office:value="6.38600013489127" calcext:value-type="float">
            <text:p>6.3860001349</text:p>
          </table:table-cell>
          <table:table-cell table:formula="of:=1/[.B229]" office:value-type="float" office:value="0.156592542887102" calcext:value-type="float">
            <text:p>0.1565925429</text:p>
          </table:table-cell>
          <table:table-cell table:formula="of:=[.C229]/MAX([.C$2:.C$452])" office:value-type="float" office:value="0.902951100535415" calcext:value-type="float">
            <text:p>0.9029511005</text:p>
          </table:table-cell>
          <table:table-cell table:formula="of:=[.A229]*(24/4)*365" office:value-type="float" office:value="89700.6041192986" calcext:value-type="float">
            <text:p>89700.6041192986</text:p>
          </table:table-cell>
          <table:table-cell table:number-columns-repeated="2"/>
        </table:table-row>
        <table:table-row table:style-name="ro1">
          <table:table-cell office:value-type="float" office:value="40.955767899537" calcext:value-type="float">
            <text:p>40.9557678995</text:p>
          </table:table-cell>
          <table:table-cell office:value-type="float" office:value="6.3869372886682" calcext:value-type="float">
            <text:p>6.3869372887</text:p>
          </table:table-cell>
          <table:table-cell table:formula="of:=1/[.B230]" office:value-type="float" office:value="0.156569566100831" calcext:value-type="float">
            <text:p>0.1565695661</text:p>
          </table:table-cell>
          <table:table-cell table:formula="of:=[.C230]/MAX([.C$2:.C$452])" office:value-type="float" office:value="0.902818610736939" calcext:value-type="float">
            <text:p>0.9028186107</text:p>
          </table:table-cell>
          <table:table-cell table:formula="of:=[.A230]*(24/4)*365" office:value-type="float" office:value="89693.1316999861" calcext:value-type="float">
            <text:p>89693.1316999861</text:p>
          </table:table-cell>
          <table:table-cell table:number-columns-repeated="2"/>
        </table:table-row>
        <table:table-row table:style-name="ro1">
          <table:table-cell office:value-type="float" office:value="40.9557314302765" calcext:value-type="float">
            <text:p>40.9557314303</text:p>
          </table:table-cell>
          <table:table-cell office:value-type="float" office:value="6.38987433902793" calcext:value-type="float">
            <text:p>6.389874339</text:p>
          </table:table-cell>
          <table:table-cell table:formula="of:=1/[.B231]" office:value-type="float" office:value="0.156497600256741" calcext:value-type="float">
            <text:p>0.1564976003</text:p>
          </table:table-cell>
          <table:table-cell table:formula="of:=[.C231]/MAX([.C$2:.C$452])" office:value-type="float" office:value="0.902403637987124" calcext:value-type="float">
            <text:p>0.902403638</text:p>
          </table:table-cell>
          <table:table-cell table:formula="of:=[.A231]*(24/4)*365" office:value-type="float" office:value="89693.0518323055" calcext:value-type="float">
            <text:p>89693.0518323055</text:p>
          </table:table-cell>
          <table:table-cell table:number-columns-repeated="2"/>
        </table:table-row>
        <table:table-row table:style-name="ro1">
          <table:table-cell office:value-type="float" office:value="40.9427474481038" calcext:value-type="float">
            <text:p>40.9427474481</text:p>
          </table:table-cell>
          <table:table-cell office:value-type="float" office:value="6.39324440197758" calcext:value-type="float">
            <text:p>6.393244402</text:p>
          </table:table-cell>
          <table:table-cell table:formula="of:=1/[.B232]" office:value-type="float" office:value="0.15641510587186" calcext:value-type="float">
            <text:p>0.1564151059</text:p>
          </table:table-cell>
          <table:table-cell table:formula="of:=[.C232]/MAX([.C$2:.C$452])" office:value-type="float" office:value="0.901927955082671" calcext:value-type="float">
            <text:p>0.9019279551</text:p>
          </table:table-cell>
          <table:table-cell table:formula="of:=[.A232]*(24/4)*365" office:value-type="float" office:value="89664.6169113472" calcext:value-type="float">
            <text:p>89664.6169113472</text:p>
          </table:table-cell>
          <table:table-cell table:number-columns-repeated="2"/>
        </table:table-row>
        <table:table-row table:style-name="ro1">
          <table:table-cell office:value-type="float" office:value="40.9394247088756" calcext:value-type="float">
            <text:p>40.9394247089</text:p>
          </table:table-cell>
          <table:table-cell office:value-type="float" office:value="6.39757392086248" calcext:value-type="float">
            <text:p>6.3975739209</text:p>
          </table:table-cell>
          <table:table-cell table:formula="of:=1/[.B233]" office:value-type="float" office:value="0.156309252908982" calcext:value-type="float">
            <text:p>0.1563092529</text:p>
          </table:table-cell>
          <table:table-cell table:formula="of:=[.C233]/MAX([.C$2:.C$452])" office:value-type="float" office:value="0.901317580874784" calcext:value-type="float">
            <text:p>0.9013175809</text:p>
          </table:table-cell>
          <table:table-cell table:formula="of:=[.A233]*(24/4)*365" office:value-type="float" office:value="89657.3401124375" calcext:value-type="float">
            <text:p>89657.3401124375</text:p>
          </table:table-cell>
          <table:table-cell table:number-columns-repeated="2"/>
        </table:table-row>
        <table:table-row table:style-name="ro1">
          <table:table-cell office:value-type="float" office:value="40.9393869636098" calcext:value-type="float">
            <text:p>40.9393869636</text:p>
          </table:table-cell>
          <table:table-cell office:value-type="float" office:value="6.39808903327252" calcext:value-type="float">
            <text:p>6.3980890333</text:p>
          </table:table-cell>
          <table:table-cell table:formula="of:=1/[.B234]" office:value-type="float" office:value="0.156296668395769" calcext:value-type="float">
            <text:p>0.1562966684</text:p>
          </table:table-cell>
          <table:table-cell table:formula="of:=[.C234]/MAX([.C$2:.C$452])" office:value-type="float" office:value="0.901245015477697" calcext:value-type="float">
            <text:p>0.9012450155</text:p>
          </table:table-cell>
          <table:table-cell table:formula="of:=[.A234]*(24/4)*365" office:value-type="float" office:value="89657.2574503056" calcext:value-type="float">
            <text:p>89657.2574503056</text:p>
          </table:table-cell>
          <table:table-cell table:number-columns-repeated="2"/>
        </table:table-row>
        <table:table-row table:style-name="ro1">
          <table:table-cell office:value-type="float" office:value="40.9302274456589" calcext:value-type="float">
            <text:p>40.9302274457</text:p>
          </table:table-cell>
          <table:table-cell office:value-type="float" office:value="6.40158223920776" calcext:value-type="float">
            <text:p>6.4015822392</text:p>
          </table:table-cell>
          <table:table-cell table:formula="of:=1/[.B235]" office:value-type="float" office:value="0.156211380660753" calcext:value-type="float">
            <text:p>0.1562113807</text:p>
          </table:table-cell>
          <table:table-cell table:formula="of:=[.C235]/MAX([.C$2:.C$452])" office:value-type="float" office:value="0.900753225429622" calcext:value-type="float">
            <text:p>0.9007532254</text:p>
          </table:table-cell>
          <table:table-cell table:formula="of:=[.A235]*(24/4)*365" office:value-type="float" office:value="89637.1981059931" calcext:value-type="float">
            <text:p>89637.1981059931</text:p>
          </table:table-cell>
          <table:table-cell table:number-columns-repeated="2"/>
        </table:table-row>
        <table:table-row table:style-name="ro1">
          <table:table-cell office:value-type="float" office:value="40.9253978342656" calcext:value-type="float">
            <text:p>40.9253978343</text:p>
          </table:table-cell>
          <table:table-cell office:value-type="float" office:value="6.40387790917184" calcext:value-type="float">
            <text:p>6.4038779092</text:p>
          </table:table-cell>
          <table:table-cell table:formula="of:=1/[.B236]" office:value-type="float" office:value="0.156155381814473" calcext:value-type="float">
            <text:p>0.1561553818</text:p>
          </table:table-cell>
          <table:table-cell table:formula="of:=[.C236]/MAX([.C$2:.C$452])" office:value-type="float" office:value="0.900430322314666" calcext:value-type="float">
            <text:p>0.9004303223</text:p>
          </table:table-cell>
          <table:table-cell table:formula="of:=[.A236]*(24/4)*365" office:value-type="float" office:value="89626.6212570417" calcext:value-type="float">
            <text:p>89626.6212570417</text:p>
          </table:table-cell>
          <table:table-cell table:number-columns-repeated="2"/>
        </table:table-row>
        <table:table-row table:style-name="ro1">
          <table:table-cell office:value-type="float" office:value="40.9204875746131" calcext:value-type="float">
            <text:p>40.9204875746</text:p>
          </table:table-cell>
          <table:table-cell office:value-type="float" office:value="6.40747272032292" calcext:value-type="float">
            <text:p>6.4074727203</text:p>
          </table:table-cell>
          <table:table-cell table:formula="of:=1/[.B237]" office:value-type="float" office:value="0.156067773309162" calcext:value-type="float">
            <text:p>0.1560677733</text:p>
          </table:table-cell>
          <table:table-cell table:formula="of:=[.C237]/MAX([.C$2:.C$452])" office:value-type="float" office:value="0.899925150134508" calcext:value-type="float">
            <text:p>0.8999251501</text:p>
          </table:table-cell>
          <table:table-cell table:formula="of:=[.A237]*(24/4)*365" office:value-type="float" office:value="89615.8677884028" calcext:value-type="float">
            <text:p>89615.8677884028</text:p>
          </table:table-cell>
          <table:table-cell table:number-columns-repeated="2"/>
        </table:table-row>
        <table:table-row table:style-name="ro1">
          <table:table-cell office:value-type="float" office:value="40.9155501868817" calcext:value-type="float">
            <text:p>40.9155501869</text:p>
          </table:table-cell>
          <table:table-cell office:value-type="float" office:value="6.40984609262507" calcext:value-type="float">
            <text:p>6.4098460926</text:p>
          </table:table-cell>
          <table:table-cell table:formula="of:=1/[.B238]" office:value-type="float" office:value="0.156009986129084" calcext:value-type="float">
            <text:p>0.1560099861</text:p>
          </table:table-cell>
          <table:table-cell table:formula="of:=[.C238]/MAX([.C$2:.C$452])" office:value-type="float" office:value="0.899591935047208" calcext:value-type="float">
            <text:p>0.899591935</text:p>
          </table:table-cell>
          <table:table-cell table:formula="of:=[.A238]*(24/4)*365" office:value-type="float" office:value="89605.0549092708" calcext:value-type="float">
            <text:p>89605.0549092708</text:p>
          </table:table-cell>
          <table:table-cell table:number-columns-repeated="2"/>
        </table:table-row>
        <table:table-row table:style-name="ro1">
          <table:table-cell office:value-type="float" office:value="40.9113043247146" calcext:value-type="float">
            <text:p>40.9113043247</text:p>
          </table:table-cell>
          <table:table-cell office:value-type="float" office:value="6.4123639658265" calcext:value-type="float">
            <text:p>6.4123639658</text:p>
          </table:table-cell>
          <table:table-cell table:formula="of:=1/[.B239]" office:value-type="float" office:value="0.155948727384988" calcext:value-type="float">
            <text:p>0.1559487274</text:p>
          </table:table-cell>
          <table:table-cell table:formula="of:=[.C239]/MAX([.C$2:.C$452])" office:value-type="float" office:value="0.899238702068302" calcext:value-type="float">
            <text:p>0.8992387021</text:p>
          </table:table-cell>
          <table:table-cell table:formula="of:=[.A239]*(24/4)*365" office:value-type="float" office:value="89595.756471125" calcext:value-type="float">
            <text:p>89595.756471125</text:p>
          </table:table-cell>
          <table:table-cell table:number-columns-repeated="2"/>
        </table:table-row>
        <table:table-row table:style-name="ro1">
          <table:table-cell office:value-type="float" office:value="40.9018810129186" calcext:value-type="float">
            <text:p>40.9018810129</text:p>
          </table:table-cell>
          <table:table-cell office:value-type="float" office:value="6.41605693794882" calcext:value-type="float">
            <text:p>6.4160569379</text:p>
          </table:table-cell>
          <table:table-cell table:formula="of:=1/[.B240]" office:value-type="float" office:value="0.155858965977271" calcext:value-type="float">
            <text:p>0.155858966</text:p>
          </table:table-cell>
          <table:table-cell table:formula="of:=[.C240]/MAX([.C$2:.C$452])" office:value-type="float" office:value="0.898721115723579" calcext:value-type="float">
            <text:p>0.8987211157</text:p>
          </table:table-cell>
          <table:table-cell table:formula="of:=[.A240]*(24/4)*365" office:value-type="float" office:value="89575.1194182917" calcext:value-type="float">
            <text:p>89575.1194182917</text:p>
          </table:table-cell>
          <table:table-cell table:number-columns-repeated="2"/>
        </table:table-row>
        <table:table-row table:style-name="ro1">
          <table:table-cell office:value-type="float" office:value="40.9009587516965" calcext:value-type="float">
            <text:p>40.9009587517</text:p>
          </table:table-cell>
          <table:table-cell office:value-type="float" office:value="6.41791673111429" calcext:value-type="float">
            <text:p>6.4179167311</text:p>
          </table:table-cell>
          <table:table-cell table:formula="of:=1/[.B241]" office:value-type="float" office:value="0.15581380094135" calcext:value-type="float">
            <text:p>0.1558138009</text:p>
          </table:table-cell>
          <table:table-cell table:formula="of:=[.C241]/MAX([.C$2:.C$452])" office:value-type="float" office:value="0.898460683022641" calcext:value-type="float">
            <text:p>0.898460683</text:p>
          </table:table-cell>
          <table:table-cell table:formula="of:=[.A241]*(24/4)*365" office:value-type="float" office:value="89573.0996662153" calcext:value-type="float">
            <text:p>89573.0996662153</text:p>
          </table:table-cell>
          <table:table-cell table:number-columns-repeated="2"/>
        </table:table-row>
        <table:table-row table:style-name="ro1">
          <table:table-cell office:value-type="float" office:value="40.9001933809678" calcext:value-type="float">
            <text:p>40.900193381</text:p>
          </table:table-cell>
          <table:table-cell office:value-type="float" office:value="6.41868918165385" calcext:value-type="float">
            <text:p>6.4186891817</text:p>
          </table:table-cell>
          <table:table-cell table:formula="of:=1/[.B242]" office:value-type="float" office:value="0.155795049689934" calcext:value-type="float">
            <text:p>0.1557950497</text:p>
          </table:table-cell>
          <table:table-cell table:formula="of:=[.C242]/MAX([.C$2:.C$452])" office:value-type="float" office:value="0.898352558696983" calcext:value-type="float">
            <text:p>0.8983525587</text:p>
          </table:table-cell>
          <table:table-cell table:formula="of:=[.A242]*(24/4)*365" office:value-type="float" office:value="89571.4235043194" calcext:value-type="float">
            <text:p>89571.4235043194</text:p>
          </table:table-cell>
          <table:table-cell table:number-columns-repeated="2"/>
        </table:table-row>
        <table:table-row table:style-name="ro1">
          <table:table-cell office:value-type="float" office:value="40.8946259445745" calcext:value-type="float">
            <text:p>40.8946259446</text:p>
          </table:table-cell>
          <table:table-cell office:value-type="float" office:value="6.42114607913586" calcext:value-type="float">
            <text:p>6.4211460791</text:p>
          </table:table-cell>
          <table:table-cell table:formula="of:=1/[.B243]" office:value-type="float" office:value="0.155735438452224" calcext:value-type="float">
            <text:p>0.1557354385</text:p>
          </table:table-cell>
          <table:table-cell table:formula="of:=[.C243]/MAX([.C$2:.C$452])" office:value-type="float" office:value="0.898008825644935" calcext:value-type="float">
            <text:p>0.8980088256</text:p>
          </table:table-cell>
          <table:table-cell table:formula="of:=[.A243]*(24/4)*365" office:value-type="float" office:value="89559.2308186181" calcext:value-type="float">
            <text:p>89559.2308186181</text:p>
          </table:table-cell>
          <table:table-cell table:number-columns-repeated="2"/>
        </table:table-row>
        <table:table-row table:style-name="ro1">
          <table:table-cell office:value-type="float" office:value="40.8868478207763" calcext:value-type="float">
            <text:p>40.8868478208</text:p>
          </table:table-cell>
          <table:table-cell office:value-type="float" office:value="6.42598803956751" calcext:value-type="float">
            <text:p>6.4259880396</text:p>
          </table:table-cell>
          <table:table-cell table:formula="of:=1/[.B244]" office:value-type="float" office:value="0.155618092321769" calcext:value-type="float">
            <text:p>0.1556180923</text:p>
          </table:table-cell>
          <table:table-cell table:formula="of:=[.C244]/MAX([.C$2:.C$452])" office:value-type="float" office:value="0.897332179007208" calcext:value-type="float">
            <text:p>0.897332179</text:p>
          </table:table-cell>
          <table:table-cell table:formula="of:=[.A244]*(24/4)*365" office:value-type="float" office:value="89542.1967275" calcext:value-type="float">
            <text:p>89542.1967275</text:p>
          </table:table-cell>
          <table:table-cell table:number-columns-repeated="2"/>
        </table:table-row>
        <table:table-row table:style-name="ro1">
          <table:table-cell office:value-type="float" office:value="40.8841420283073" calcext:value-type="float">
            <text:p>40.8841420283</text:p>
          </table:table-cell>
          <table:table-cell office:value-type="float" office:value="6.4284712634884" calcext:value-type="float">
            <text:p>6.4284712635</text:p>
          </table:table-cell>
          <table:table-cell table:formula="of:=1/[.B245]" office:value-type="float" office:value="0.155557979341009" calcext:value-type="float">
            <text:p>0.1555579793</text:p>
          </table:table-cell>
          <table:table-cell table:formula="of:=[.C245]/MAX([.C$2:.C$452])" office:value-type="float" office:value="0.896985552781383" calcext:value-type="float">
            <text:p>0.8969855528</text:p>
          </table:table-cell>
          <table:table-cell table:formula="of:=[.A245]*(24/4)*365" office:value-type="float" office:value="89536.271041993" calcext:value-type="float">
            <text:p>89536.271041993</text:p>
          </table:table-cell>
          <table:table-cell table:number-columns-repeated="2"/>
        </table:table-row>
        <table:table-row table:style-name="ro1">
          <table:table-cell office:value-type="float" office:value="40.8788135937563" calcext:value-type="float">
            <text:p>40.8788135938</text:p>
          </table:table-cell>
          <table:table-cell office:value-type="float" office:value="6.42870155125818" calcext:value-type="float">
            <text:p>6.4287015513</text:p>
          </table:table-cell>
          <table:table-cell table:formula="of:=1/[.B246]" office:value-type="float" office:value="0.155552406971558" calcext:value-type="float">
            <text:p>0.155552407</text:p>
          </table:table-cell>
          <table:table-cell table:formula="of:=[.C246]/MAX([.C$2:.C$452])" office:value-type="float" office:value="0.896953421129161" calcext:value-type="float">
            <text:p>0.8969534211</text:p>
          </table:table-cell>
          <table:table-cell table:formula="of:=[.A246]*(24/4)*365" office:value-type="float" office:value="89524.6017703264" calcext:value-type="float">
            <text:p>89524.6017703264</text:p>
          </table:table-cell>
          <table:table-cell table:number-columns-repeated="2"/>
        </table:table-row>
        <table:table-row table:style-name="ro1">
          <table:table-cell office:value-type="float" office:value="40.8767441379154" calcext:value-type="float">
            <text:p>40.8767441379</text:p>
          </table:table-cell>
          <table:table-cell office:value-type="float" office:value="6.43217192895599" calcext:value-type="float">
            <text:p>6.432171929</text:p>
          </table:table-cell>
          <table:table-cell table:formula="of:=1/[.B247]" office:value-type="float" office:value="0.155468481104844" calcext:value-type="float">
            <text:p>0.1554684811</text:p>
          </table:table-cell>
          <table:table-cell table:formula="of:=[.C247]/MAX([.C$2:.C$452])" office:value-type="float" office:value="0.896469483948526" calcext:value-type="float">
            <text:p>0.8964694839</text:p>
          </table:table-cell>
          <table:table-cell table:formula="of:=[.A247]*(24/4)*365" office:value-type="float" office:value="89520.0696620347" calcext:value-type="float">
            <text:p>89520.0696620347</text:p>
          </table:table-cell>
          <table:table-cell table:number-columns-repeated="2"/>
        </table:table-row>
        <table:table-row table:style-name="ro1">
          <table:table-cell office:value-type="float" office:value="40.874081939095" calcext:value-type="float">
            <text:p>40.8740819391</text:p>
          </table:table-cell>
          <table:table-cell office:value-type="float" office:value="6.43338094424378" calcext:value-type="float">
            <text:p>6.4333809442</text:p>
          </table:table-cell>
          <table:table-cell table:formula="of:=1/[.B248]" office:value-type="float" office:value="0.155439264154681" calcext:value-type="float">
            <text:p>0.1554392642</text:p>
          </table:table-cell>
          <table:table-cell table:formula="of:=[.C248]/MAX([.C$2:.C$452])" office:value-type="float" office:value="0.896301011830907" calcext:value-type="float">
            <text:p>0.8963010118</text:p>
          </table:table-cell>
          <table:table-cell table:formula="of:=[.A248]*(24/4)*365" office:value-type="float" office:value="89514.2394466181" calcext:value-type="float">
            <text:p>89514.2394466181</text:p>
          </table:table-cell>
          <table:table-cell table:number-columns-repeated="2"/>
        </table:table-row>
        <table:table-row table:style-name="ro1">
          <table:table-cell office:value-type="float" office:value="40.8704849472761" calcext:value-type="float">
            <text:p>40.8704849473</text:p>
          </table:table-cell>
          <table:table-cell office:value-type="float" office:value="6.43448194244521" calcext:value-type="float">
            <text:p>6.4344819424</text:p>
          </table:table-cell>
          <table:table-cell table:formula="of:=1/[.B249]" office:value-type="float" office:value="0.155412667087225" calcext:value-type="float">
            <text:p>0.1554126671</text:p>
          </table:table-cell>
          <table:table-cell table:formula="of:=[.C249]/MAX([.C$2:.C$452])" office:value-type="float" office:value="0.896147646601072" calcext:value-type="float">
            <text:p>0.8961476466</text:p>
          </table:table-cell>
          <table:table-cell table:formula="of:=[.A249]*(24/4)*365" office:value-type="float" office:value="89506.3620345347" calcext:value-type="float">
            <text:p>89506.3620345347</text:p>
          </table:table-cell>
          <table:table-cell table:number-columns-repeated="2"/>
        </table:table-row>
        <table:table-row table:style-name="ro1">
          <table:table-cell office:value-type="float" office:value="40.86932462552" calcext:value-type="float">
            <text:p>40.8693246255</text:p>
          </table:table-cell>
          <table:table-cell office:value-type="float" office:value="6.43586619154592" calcext:value-type="float">
            <text:p>6.4358661915</text:p>
          </table:table-cell>
          <table:table-cell table:formula="of:=1/[.B250]" office:value-type="float" office:value="0.155379240375381" calcext:value-type="float">
            <text:p>0.1553792404</text:p>
          </table:table-cell>
          <table:table-cell table:formula="of:=[.C250]/MAX([.C$2:.C$452])" office:value-type="float" office:value="0.895954899962626" calcext:value-type="float">
            <text:p>0.8959549</text:p>
          </table:table-cell>
          <table:table-cell table:formula="of:=[.A250]*(24/4)*365" office:value-type="float" office:value="89503.8209298889" calcext:value-type="float">
            <text:p>89503.8209298889</text:p>
          </table:table-cell>
          <table:table-cell table:number-columns-repeated="2"/>
        </table:table-row>
        <table:table-row table:style-name="ro1">
          <table:table-cell office:value-type="float" office:value="40.8562947182934" calcext:value-type="float">
            <text:p>40.8562947183</text:p>
          </table:table-cell>
          <table:table-cell office:value-type="float" office:value="6.44041419963947" calcext:value-type="float">
            <text:p>6.4404141996</text:p>
          </table:table-cell>
          <table:table-cell table:formula="of:=1/[.B251]" office:value-type="float" office:value="0.155269516680461" calcext:value-type="float">
            <text:p>0.1552695167</text:p>
          </table:table-cell>
          <table:table-cell table:formula="of:=[.C251]/MAX([.C$2:.C$452])" office:value-type="float" office:value="0.895322206162169" calcext:value-type="float">
            <text:p>0.8953222062</text:p>
          </table:table-cell>
          <table:table-cell table:formula="of:=[.A251]*(24/4)*365" office:value-type="float" office:value="89475.2854330625" calcext:value-type="float">
            <text:p>89475.2854330625</text:p>
          </table:table-cell>
          <table:table-cell table:number-columns-repeated="2"/>
        </table:table-row>
        <table:table-row table:style-name="ro1">
          <table:table-cell office:value-type="float" office:value="40.8476759215817" calcext:value-type="float">
            <text:p>40.8476759216</text:p>
          </table:table-cell>
          <table:table-cell office:value-type="float" office:value="6.44654777427975" calcext:value-type="float">
            <text:p>6.4465477743</text:p>
          </table:table-cell>
          <table:table-cell table:formula="of:=1/[.B252]" office:value-type="float" office:value="0.155121785335986" calcext:value-type="float">
            <text:p>0.1551217853</text:p>
          </table:table-cell>
          <table:table-cell table:formula="of:=[.C252]/MAX([.C$2:.C$452])" office:value-type="float" office:value="0.8944703509102" calcext:value-type="float">
            <text:p>0.8944703509</text:p>
          </table:table-cell>
          <table:table-cell table:formula="of:=[.A252]*(24/4)*365" office:value-type="float" office:value="89456.4102682639" calcext:value-type="float">
            <text:p>89456.4102682639</text:p>
          </table:table-cell>
          <table:table-cell table:number-columns-repeated="2"/>
        </table:table-row>
        <table:table-row table:style-name="ro1">
          <table:table-cell office:value-type="float" office:value="40.8475531395358" calcext:value-type="float">
            <text:p>40.8475531395</text:p>
          </table:table-cell>
          <table:table-cell office:value-type="float" office:value="6.44677164568262" calcext:value-type="float">
            <text:p>6.4467716457</text:p>
          </table:table-cell>
          <table:table-cell table:formula="of:=1/[.B253]" office:value-type="float" office:value="0.155116398557361" calcext:value-type="float">
            <text:p>0.1551163986</text:p>
          </table:table-cell>
          <table:table-cell table:formula="of:=[.C253]/MAX([.C$2:.C$452])" office:value-type="float" office:value="0.894439289420312" calcext:value-type="float">
            <text:p>0.8944392894</text:p>
          </table:table-cell>
          <table:table-cell table:formula="of:=[.A253]*(24/4)*365" office:value-type="float" office:value="89456.1413755833" calcext:value-type="float">
            <text:p>89456.1413755833</text:p>
          </table:table-cell>
          <table:table-cell table:number-columns-repeated="2"/>
        </table:table-row>
        <table:table-row table:style-name="ro1">
          <table:table-cell office:value-type="float" office:value="40.839891291673" calcext:value-type="float">
            <text:p>40.8398912917</text:p>
          </table:table-cell>
          <table:table-cell office:value-type="float" office:value="6.44918307104235" calcext:value-type="float">
            <text:p>6.449183071</text:p>
          </table:table-cell>
          <table:table-cell table:formula="of:=1/[.B254]" office:value-type="float" office:value="0.155058398712564" calcext:value-type="float">
            <text:p>0.1550583987</text:p>
          </table:table-cell>
          <table:table-cell table:formula="of:=[.C254]/MAX([.C$2:.C$452])" office:value-type="float" office:value="0.894104848055957" calcext:value-type="float">
            <text:p>0.8941048481</text:p>
          </table:table-cell>
          <table:table-cell table:formula="of:=[.A254]*(24/4)*365" office:value-type="float" office:value="89439.3619287639" calcext:value-type="float">
            <text:p>89439.3619287639</text:p>
          </table:table-cell>
          <table:table-cell table:number-columns-repeated="2"/>
        </table:table-row>
        <table:table-row table:style-name="ro1">
          <table:table-cell office:value-type="float" office:value="40.8340310016996" calcext:value-type="float">
            <text:p>40.8340310017</text:p>
          </table:table-cell>
          <table:table-cell office:value-type="float" office:value="6.45537157374021" calcext:value-type="float">
            <text:p>6.4553715737</text:p>
          </table:table-cell>
          <table:table-cell table:formula="of:=1/[.B255]" office:value-type="float" office:value="0.154909750519691" calcext:value-type="float">
            <text:p>0.1549097505</text:p>
          </table:table-cell>
          <table:table-cell table:formula="of:=[.C255]/MAX([.C$2:.C$452])" office:value-type="float" office:value="0.893247706030722" calcext:value-type="float">
            <text:p>0.893247706</text:p>
          </table:table-cell>
          <table:table-cell table:formula="of:=[.A255]*(24/4)*365" office:value-type="float" office:value="89426.5278937222" calcext:value-type="float">
            <text:p>89426.5278937222</text:p>
          </table:table-cell>
          <table:table-cell table:number-columns-repeated="2"/>
        </table:table-row>
        <table:table-row table:style-name="ro1">
          <table:table-cell office:value-type="float" office:value="40.8309922757483" calcext:value-type="float">
            <text:p>40.8309922757</text:p>
          </table:table-cell>
          <table:table-cell office:value-type="float" office:value="6.4569464478409" calcext:value-type="float">
            <text:p>6.4569464478</text:p>
          </table:table-cell>
          <table:table-cell table:formula="of:=1/[.B256]" office:value-type="float" office:value="0.154871967435069" calcext:value-type="float">
            <text:p>0.1548719674</text:p>
          </table:table-cell>
          <table:table-cell table:formula="of:=[.C256]/MAX([.C$2:.C$452])" office:value-type="float" office:value="0.893029839475827" calcext:value-type="float">
            <text:p>0.8930298395</text:p>
          </table:table-cell>
          <table:table-cell table:formula="of:=[.A256]*(24/4)*365" office:value-type="float" office:value="89419.8730838889" calcext:value-type="float">
            <text:p>89419.8730838889</text:p>
          </table:table-cell>
          <table:table-cell table:number-columns-repeated="2"/>
        </table:table-row>
        <table:table-row table:style-name="ro1">
          <table:table-cell office:value-type="float" office:value="40.8241790788813" calcext:value-type="float">
            <text:p>40.8241790789</text:p>
          </table:table-cell>
          <table:table-cell office:value-type="float" office:value="6.45967694244521" calcext:value-type="float">
            <text:p>6.4596769424</text:p>
          </table:table-cell>
          <table:table-cell table:formula="of:=1/[.B257]" office:value-type="float" office:value="0.154806503314308" calcext:value-type="float">
            <text:p>0.1548065033</text:p>
          </table:table-cell>
          <table:table-cell table:formula="of:=[.C257]/MAX([.C$2:.C$452])" office:value-type="float" office:value="0.892652357261175" calcext:value-type="float">
            <text:p>0.8926523573</text:p>
          </table:table-cell>
          <table:table-cell table:formula="of:=[.A257]*(24/4)*365" office:value-type="float" office:value="89404.95218275" calcext:value-type="float">
            <text:p>89404.95218275</text:p>
          </table:table-cell>
          <table:table-cell table:number-columns-repeated="2"/>
        </table:table-row>
        <table:table-row table:style-name="ro1">
          <table:table-cell office:value-type="float" office:value="40.818026036295" calcext:value-type="float">
            <text:p>40.8180260363</text:p>
          </table:table-cell>
          <table:table-cell office:value-type="float" office:value="6.46272977068261" calcext:value-type="float">
            <text:p>6.4627297707</text:p>
          </table:table-cell>
          <table:table-cell table:formula="of:=1/[.B258]" office:value-type="float" office:value="0.154733376681844" calcext:value-type="float">
            <text:p>0.1547333767</text:p>
          </table:table-cell>
          <table:table-cell table:formula="of:=[.C258]/MAX([.C$2:.C$452])" office:value-type="float" office:value="0.892230691120221" calcext:value-type="float">
            <text:p>0.8922306911</text:p>
          </table:table-cell>
          <table:table-cell table:formula="of:=[.A258]*(24/4)*365" office:value-type="float" office:value="89391.4770194861" calcext:value-type="float">
            <text:p>89391.4770194861</text:p>
          </table:table-cell>
          <table:table-cell table:number-columns-repeated="2"/>
        </table:table-row>
        <table:table-row table:style-name="ro1">
          <table:table-cell office:value-type="float" office:value="40.8177710881501" calcext:value-type="float">
            <text:p>40.8177710882</text:p>
          </table:table-cell>
          <table:table-cell office:value-type="float" office:value="6.46309717625817" calcext:value-type="float">
            <text:p>6.4630971763</text:p>
          </table:table-cell>
          <table:table-cell table:formula="of:=1/[.B259]" office:value-type="float" office:value="0.154724580604086" calcext:value-type="float">
            <text:p>0.1547245806</text:p>
          </table:table-cell>
          <table:table-cell table:formula="of:=[.C259]/MAX([.C$2:.C$452])" office:value-type="float" office:value="0.892179970773356" calcext:value-type="float">
            <text:p>0.8921799708</text:p>
          </table:table-cell>
          <table:table-cell table:formula="of:=[.A259]*(24/4)*365" office:value-type="float" office:value="89390.9186830486" calcext:value-type="float">
            <text:p>89390.9186830486</text:p>
          </table:table-cell>
          <table:table-cell table:number-columns-repeated="2"/>
        </table:table-row>
        <table:table-row table:style-name="ro1">
          <table:table-cell office:value-type="float" office:value="40.8139224861175" calcext:value-type="float">
            <text:p>40.8139224861</text:p>
          </table:table-cell>
          <table:table-cell office:value-type="float" office:value="6.46336805755313" calcext:value-type="float">
            <text:p>6.4633680576</text:p>
          </table:table-cell>
          <table:table-cell table:formula="of:=1/[.B260]" office:value-type="float" office:value="0.154718096060055" calcext:value-type="float">
            <text:p>0.1547180961</text:p>
          </table:table-cell>
          <table:table-cell table:formula="of:=[.C260]/MAX([.C$2:.C$452])" office:value-type="float" office:value="0.89214257929825" calcext:value-type="float">
            <text:p>0.8921425793</text:p>
          </table:table-cell>
          <table:table-cell table:formula="of:=[.A260]*(24/4)*365" office:value-type="float" office:value="89382.4902445972" calcext:value-type="float">
            <text:p>89382.4902445972</text:p>
          </table:table-cell>
          <table:table-cell table:number-columns-repeated="2"/>
        </table:table-row>
        <table:table-row table:style-name="ro1">
          <table:table-cell office:value-type="float" office:value="40.8119934271975" calcext:value-type="float">
            <text:p>40.8119934272</text:p>
          </table:table-cell>
          <table:table-cell office:value-type="float" office:value="6.46873968525096" calcext:value-type="float">
            <text:p>6.4687396853</text:p>
          </table:table-cell>
          <table:table-cell table:formula="of:=1/[.B261]" office:value-type="float" office:value="0.154589618481641" calcext:value-type="float">
            <text:p>0.1545896185</text:p>
          </table:table-cell>
          <table:table-cell table:formula="of:=[.C261]/MAX([.C$2:.C$452])" office:value-type="float" office:value="0.891401745994926" calcext:value-type="float">
            <text:p>0.891401746</text:p>
          </table:table-cell>
          <table:table-cell table:formula="of:=[.A261]*(24/4)*365" office:value-type="float" office:value="89378.2656055625" calcext:value-type="float">
            <text:p>89378.2656055625</text:p>
          </table:table-cell>
          <table:table-cell table:number-columns-repeated="2"/>
        </table:table-row>
        <table:table-row table:style-name="ro1">
          <table:table-cell office:value-type="float" office:value="40.8037425083904" calcext:value-type="float">
            <text:p>40.8037425084</text:p>
          </table:table-cell>
          <table:table-cell office:value-type="float" office:value="6.47057436600635" calcext:value-type="float">
            <text:p>6.470574366</text:p>
          </table:table-cell>
          <table:table-cell table:formula="of:=1/[.B262]" office:value-type="float" office:value="0.15454578580436" calcext:value-type="float">
            <text:p>0.1545457858</text:p>
          </table:table-cell>
          <table:table-cell table:formula="of:=[.C262]/MAX([.C$2:.C$452])" office:value-type="float" office:value="0.891148996001464" calcext:value-type="float">
            <text:p>0.891148996</text:p>
          </table:table-cell>
          <table:table-cell table:formula="of:=[.A262]*(24/4)*365" office:value-type="float" office:value="89360.196093375" calcext:value-type="float">
            <text:p>89360.196093375</text:p>
          </table:table-cell>
          <table:table-cell table:number-columns-repeated="2"/>
        </table:table-row>
        <table:table-row table:style-name="ro1">
          <table:table-cell office:value-type="float" office:value="40.800936229173" calcext:value-type="float">
            <text:p>40.8009362292</text:p>
          </table:table-cell>
          <table:table-cell office:value-type="float" office:value="6.47158835881212" calcext:value-type="float">
            <text:p>6.4715883588</text:p>
          </table:table-cell>
          <table:table-cell table:formula="of:=1/[.B263]" office:value-type="float" office:value="0.154521570989344" calcext:value-type="float">
            <text:p>0.154521571</text:p>
          </table:table-cell>
          <table:table-cell table:formula="of:=[.C263]/MAX([.C$2:.C$452])" office:value-type="float" office:value="0.891009367424875" calcext:value-type="float">
            <text:p>0.8910093674</text:p>
          </table:table-cell>
          <table:table-cell table:formula="of:=[.A263]*(24/4)*365" office:value-type="float" office:value="89354.0503418889" calcext:value-type="float">
            <text:p>89354.0503418889</text:p>
          </table:table-cell>
          <table:table-cell table:number-columns-repeated="2"/>
        </table:table-row>
        <table:table-row table:style-name="ro1">
          <table:table-cell office:value-type="float" office:value="40.7947309343734" calcext:value-type="float">
            <text:p>40.7947309344</text:p>
          </table:table-cell>
          <table:table-cell office:value-type="float" office:value="6.47542390737326" calcext:value-type="float">
            <text:p>6.4754239074</text:p>
          </table:table-cell>
          <table:table-cell table:formula="of:=1/[.B264]" office:value-type="float" office:value="0.154430044164575" calcext:value-type="float">
            <text:p>0.1544300442</text:p>
          </table:table-cell>
          <table:table-cell table:formula="of:=[.C264]/MAX([.C$2:.C$452])" office:value-type="float" office:value="0.890481601251405" calcext:value-type="float">
            <text:p>0.8904816013</text:p>
          </table:table-cell>
          <table:table-cell table:formula="of:=[.A264]*(24/4)*365" office:value-type="float" office:value="89340.4607462777" calcext:value-type="float">
            <text:p>89340.4607462777</text:p>
          </table:table-cell>
          <table:table-cell table:number-columns-repeated="2"/>
        </table:table-row>
        <table:table-row table:style-name="ro1">
          <table:table-cell office:value-type="float" office:value="40.7935389631881" calcext:value-type="float">
            <text:p>40.7935389632</text:p>
          </table:table-cell>
          <table:table-cell office:value-type="float" office:value="6.47844834532291" calcext:value-type="float">
            <text:p>6.4784483453</text:p>
          </table:table-cell>
          <table:table-cell table:formula="of:=1/[.B265]" office:value-type="float" office:value="0.154357949110136" calcext:value-type="float">
            <text:p>0.1543579491</text:p>
          </table:table-cell>
          <table:table-cell table:formula="of:=[.C265]/MAX([.C$2:.C$452])" office:value-type="float" office:value="0.890065883442954" calcext:value-type="float">
            <text:p>0.8900658834</text:p>
          </table:table-cell>
          <table:table-cell table:formula="of:=[.A265]*(24/4)*365" office:value-type="float" office:value="89337.8503293819" calcext:value-type="float">
            <text:p>89337.8503293819</text:p>
          </table:table-cell>
          <table:table-cell table:number-columns-repeated="2"/>
        </table:table-row>
        <table:table-row table:style-name="ro1">
          <table:table-cell office:value-type="float" office:value="40.7877772351947" calcext:value-type="float">
            <text:p>40.7877772352</text:p>
          </table:table-cell>
          <table:table-cell office:value-type="float" office:value="6.47975726168981" calcext:value-type="float">
            <text:p>6.4797572617</text:p>
          </table:table-cell>
          <table:table-cell table:formula="of:=1/[.B266]" office:value-type="float" office:value="0.154326768675779" calcext:value-type="float">
            <text:p>0.1543267687</text:p>
          </table:table-cell>
          <table:table-cell table:formula="of:=[.C266]/MAX([.C$2:.C$452])" office:value-type="float" office:value="0.889886089392743" calcext:value-type="float">
            <text:p>0.8898860894</text:p>
          </table:table-cell>
          <table:table-cell table:formula="of:=[.A266]*(24/4)*365" office:value-type="float" office:value="89325.2321450764" calcext:value-type="float">
            <text:p>89325.2321450764</text:p>
          </table:table-cell>
          <table:table-cell table:number-columns-repeated="2"/>
        </table:table-row>
        <table:table-row table:style-name="ro1">
          <table:table-cell office:value-type="float" office:value="40.7812364378456" calcext:value-type="float">
            <text:p>40.7812364378</text:p>
          </table:table-cell>
          <table:table-cell office:value-type="float" office:value="6.48321719874017" calcext:value-type="float">
            <text:p>6.4832171987</text:p>
          </table:table-cell>
          <table:table-cell table:formula="of:=1/[.B267]" office:value-type="float" office:value="0.15424440819202" calcext:value-type="float">
            <text:p>0.1542444082</text:p>
          </table:table-cell>
          <table:table-cell table:formula="of:=[.C267]/MAX([.C$2:.C$452])" office:value-type="float" office:value="0.889411178595078" calcext:value-type="float">
            <text:p>0.8894111786</text:p>
          </table:table-cell>
          <table:table-cell table:formula="of:=[.A267]*(24/4)*365" office:value-type="float" office:value="89310.9077988819" calcext:value-type="float">
            <text:p>89310.9077988819</text:p>
          </table:table-cell>
          <table:table-cell table:number-columns-repeated="2"/>
        </table:table-row>
        <table:table-row table:style-name="ro1">
          <table:table-cell office:value-type="float" office:value="40.7764605326452" calcext:value-type="float">
            <text:p>40.7764605326</text:p>
          </table:table-cell>
          <table:table-cell office:value-type="float" office:value="6.48604749550276" calcext:value-type="float">
            <text:p>6.4860474955</text:p>
          </table:table-cell>
          <table:table-cell table:formula="of:=1/[.B268]" office:value-type="float" office:value="0.154177101030076" calcext:value-type="float">
            <text:p>0.154177101</text:p>
          </table:table-cell>
          <table:table-cell table:formula="of:=[.C268]/MAX([.C$2:.C$452])" office:value-type="float" office:value="0.889023068951858" calcext:value-type="float">
            <text:p>0.889023069</text:p>
          </table:table-cell>
          <table:table-cell table:formula="of:=[.A268]*(24/4)*365" office:value-type="float" office:value="89300.448566493" calcext:value-type="float">
            <text:p>89300.448566493</text:p>
          </table:table-cell>
          <table:table-cell table:number-columns-repeated="2"/>
        </table:table-row>
        <table:table-row table:style-name="ro1">
          <table:table-cell office:value-type="float" office:value="40.7647053731735" calcext:value-type="float">
            <text:p>40.7647053732</text:p>
          </table:table-cell>
          <table:table-cell office:value-type="float" office:value="6.49217433003513" calcext:value-type="float">
            <text:p>6.49217433</text:p>
          </table:table-cell>
          <table:table-cell table:formula="of:=1/[.B269]" office:value-type="float" office:value="0.154031600071742" calcext:value-type="float">
            <text:p>0.1540316001</text:p>
          </table:table-cell>
          <table:table-cell table:formula="of:=[.C269]/MAX([.C$2:.C$452])" office:value-type="float" office:value="0.888184074654719" calcext:value-type="float">
            <text:p>0.8881840747</text:p>
          </table:table-cell>
          <table:table-cell table:formula="of:=[.A269]*(24/4)*365" office:value-type="float" office:value="89274.70476725" calcext:value-type="float">
            <text:p>89274.70476725</text:p>
          </table:table-cell>
          <table:table-cell table:number-columns-repeated="2"/>
        </table:table-row>
        <table:table-row table:style-name="ro1">
          <table:table-cell office:value-type="float" office:value="40.7631426438071" calcext:value-type="float">
            <text:p>40.7631426438</text:p>
          </table:table-cell>
          <table:table-cell office:value-type="float" office:value="6.49224990557468" calcext:value-type="float">
            <text:p>6.4922499056</text:p>
          </table:table-cell>
          <table:table-cell table:formula="of:=1/[.B270]" office:value-type="float" office:value="0.15402980700748" calcext:value-type="float">
            <text:p>0.154029807</text:p>
          </table:table-cell>
          <table:table-cell table:formula="of:=[.C270]/MAX([.C$2:.C$452])" office:value-type="float" office:value="0.888173735405363" calcext:value-type="float">
            <text:p>0.8881737354</text:p>
          </table:table-cell>
          <table:table-cell table:formula="of:=[.A270]*(24/4)*365" office:value-type="float" office:value="89271.2823899375" calcext:value-type="float">
            <text:p>89271.2823899375</text:p>
          </table:table-cell>
          <table:table-cell table:number-columns-repeated="2"/>
        </table:table-row>
        <table:table-row table:style-name="ro1">
          <table:table-cell office:value-type="float" office:value="40.7483710284247" calcext:value-type="float">
            <text:p>40.7483710284</text:p>
          </table:table-cell>
          <table:table-cell office:value-type="float" office:value="6.50242806204952" calcext:value-type="float">
            <text:p>6.502428062</text:p>
          </table:table-cell>
          <table:table-cell table:formula="of:=1/[.B271]" office:value-type="float" office:value="0.153788706381291" calcext:value-type="float">
            <text:p>0.1537887064</text:p>
          </table:table-cell>
          <table:table-cell table:formula="of:=[.C271]/MAX([.C$2:.C$452])" office:value-type="float" office:value="0.886783489920209" calcext:value-type="float">
            <text:p>0.8867834899</text:p>
          </table:table-cell>
          <table:table-cell table:formula="of:=[.A271]*(24/4)*365" office:value-type="float" office:value="89238.93255225" calcext:value-type="float">
            <text:p>89238.93255225</text:p>
          </table:table-cell>
          <table:table-cell table:number-columns-repeated="2"/>
        </table:table-row>
        <table:table-row table:style-name="ro1">
          <table:table-cell office:value-type="float" office:value="40.7480223206082" calcext:value-type="float">
            <text:p>40.7480223206</text:p>
          </table:table-cell>
          <table:table-cell office:value-type="float" office:value="6.50300714927973" calcext:value-type="float">
            <text:p>6.5030071493</text:p>
          </table:table-cell>
          <table:table-cell table:formula="of:=1/[.B272]" office:value-type="float" office:value="0.153775011628391" calcext:value-type="float">
            <text:p>0.1537750116</text:p>
          </table:table-cell>
          <table:table-cell table:formula="of:=[.C272]/MAX([.C$2:.C$452])" office:value-type="float" office:value="0.886704522608135" calcext:value-type="float">
            <text:p>0.8867045226</text:p>
          </table:table-cell>
          <table:table-cell table:formula="of:=[.A272]*(24/4)*365" office:value-type="float" office:value="89238.168882132" calcext:value-type="float">
            <text:p>89238.168882132</text:p>
          </table:table-cell>
          <table:table-cell table:number-columns-repeated="2"/>
        </table:table-row>
        <table:table-row table:style-name="ro1">
          <table:table-cell office:value-type="float" office:value="40.7461716957794" calcext:value-type="float">
            <text:p>40.7461716958</text:p>
          </table:table-cell>
          <table:table-cell office:value-type="float" office:value="6.50597991456745" calcext:value-type="float">
            <text:p>6.5059799146</text:p>
          </table:table-cell>
          <table:table-cell table:formula="of:=1/[.B273]" office:value-type="float" office:value="0.153704747498669" calcext:value-type="float">
            <text:p>0.1537047475</text:p>
          </table:table-cell>
          <table:table-cell table:formula="of:=[.C273]/MAX([.C$2:.C$452])" office:value-type="float" office:value="0.886299362361732" calcext:value-type="float">
            <text:p>0.8862993624</text:p>
          </table:table-cell>
          <table:table-cell table:formula="of:=[.A273]*(24/4)*365" office:value-type="float" office:value="89234.1160137569" calcext:value-type="float">
            <text:p>89234.1160137569</text:p>
          </table:table-cell>
          <table:table-cell table:number-columns-repeated="2"/>
        </table:table-row>
        <table:table-row table:style-name="ro1">
          <table:table-cell office:value-type="float" office:value="40.7436518659278" calcext:value-type="float">
            <text:p>40.7436518659</text:p>
          </table:table-cell>
          <table:table-cell office:value-type="float" office:value="6.5066458273373" calcext:value-type="float">
            <text:p>6.5066458273</text:p>
          </table:table-cell>
          <table:table-cell table:formula="of:=1/[.B274]" office:value-type="float" office:value="0.153689016820088" calcext:value-type="float">
            <text:p>0.1536890168</text:p>
          </table:table-cell>
          <table:table-cell table:formula="of:=[.C274]/MAX([.C$2:.C$452])" office:value-type="float" office:value="0.886208655401654" calcext:value-type="float">
            <text:p>0.8862086554</text:p>
          </table:table-cell>
          <table:table-cell table:formula="of:=[.A274]*(24/4)*365" office:value-type="float" office:value="89228.5975863819" calcext:value-type="float">
            <text:p>89228.5975863819</text:p>
          </table:table-cell>
          <table:table-cell table:number-columns-repeated="2"/>
        </table:table-row>
        <table:table-row table:style-name="ro1">
          <table:table-cell office:value-type="float" office:value="40.7392048750539" calcext:value-type="float">
            <text:p>40.7392048751</text:p>
          </table:table-cell>
          <table:table-cell office:value-type="float" office:value="6.50998876348835" calcext:value-type="float">
            <text:p>6.5099887635</text:p>
          </table:table-cell>
          <table:table-cell table:formula="of:=1/[.B275]" office:value-type="float" office:value="0.15361009616615" calcext:value-type="float">
            <text:p>0.1536100962</text:p>
          </table:table-cell>
          <table:table-cell table:formula="of:=[.C275]/MAX([.C$2:.C$452])" office:value-type="float" office:value="0.885753579508416" calcext:value-type="float">
            <text:p>0.8857535795</text:p>
          </table:table-cell>
          <table:table-cell table:formula="of:=[.A275]*(24/4)*365" office:value-type="float" office:value="89218.8586763681" calcext:value-type="float">
            <text:p>89218.8586763681</text:p>
          </table:table-cell>
          <table:table-cell table:number-columns-repeated="2"/>
        </table:table-row>
        <table:table-row table:style-name="ro1">
          <table:table-cell office:value-type="float" office:value="40.7383447813071" calcext:value-type="float">
            <text:p>40.7383447813</text:p>
          </table:table-cell>
          <table:table-cell office:value-type="float" office:value="6.51000191996317" calcext:value-type="float">
            <text:p>6.51000192</text:p>
          </table:table-cell>
          <table:table-cell table:formula="of:=1/[.B276]" office:value-type="float" office:value="0.153609785725786" calcext:value-type="float">
            <text:p>0.1536097857</text:p>
          </table:table-cell>
          <table:table-cell table:formula="of:=[.C276]/MAX([.C$2:.C$452])" office:value-type="float" office:value="0.885751789432958" calcext:value-type="float">
            <text:p>0.8857517894</text:p>
          </table:table-cell>
          <table:table-cell table:formula="of:=[.A276]*(24/4)*365" office:value-type="float" office:value="89216.9750710625" calcext:value-type="float">
            <text:p>89216.9750710625</text:p>
          </table:table-cell>
          <table:table-cell table:number-columns-repeated="2"/>
        </table:table-row>
        <table:table-row table:style-name="ro1">
          <table:table-cell office:value-type="float" office:value="40.7345490263635" calcext:value-type="float">
            <text:p>40.7345490264</text:p>
          </table:table-cell>
          <table:table-cell office:value-type="float" office:value="6.51470268435167" calcext:value-type="float">
            <text:p>6.5147026844</text:p>
          </table:table-cell>
          <table:table-cell table:formula="of:=1/[.B277]" office:value-type="float" office:value="0.153498946682863" calcext:value-type="float">
            <text:p>0.1534989467</text:p>
          </table:table-cell>
          <table:table-cell table:formula="of:=[.C277]/MAX([.C$2:.C$452])" office:value-type="float" office:value="0.885112664261703" calcext:value-type="float">
            <text:p>0.8851126643</text:p>
          </table:table-cell>
          <table:table-cell table:formula="of:=[.A277]*(24/4)*365" office:value-type="float" office:value="89208.6623677361" calcext:value-type="float">
            <text:p>89208.6623677361</text:p>
          </table:table-cell>
          <table:table-cell table:number-columns-repeated="2"/>
        </table:table-row>
        <table:table-row table:style-name="ro1">
          <table:table-cell office:value-type="float" office:value="40.7257793521499" calcext:value-type="float">
            <text:p>40.7257793522</text:p>
          </table:table-cell>
          <table:table-cell office:value-type="float" office:value="6.51741319244516" calcext:value-type="float">
            <text:p>6.5174131924</text:p>
          </table:table-cell>
          <table:table-cell table:formula="of:=1/[.B278]" office:value-type="float" office:value="0.15343510845057" calcext:value-type="float">
            <text:p>0.1534351085</text:p>
          </table:table-cell>
          <table:table-cell table:formula="of:=[.C278]/MAX([.C$2:.C$452])" office:value-type="float" office:value="0.884744557319685" calcext:value-type="float">
            <text:p>0.8847445573</text:p>
          </table:table-cell>
          <table:table-cell table:formula="of:=[.A278]*(24/4)*365" office:value-type="float" office:value="89189.4567812084" calcext:value-type="float">
            <text:p>89189.4567812084</text:p>
          </table:table-cell>
          <table:table-cell table:number-columns-repeated="2"/>
        </table:table-row>
        <table:table-row table:style-name="ro1">
          <table:table-cell office:value-type="float" office:value="40.7206114902334" calcext:value-type="float">
            <text:p>40.7206114902</text:p>
          </table:table-cell>
          <table:table-cell office:value-type="float" office:value="6.51851749999916" calcext:value-type="float">
            <text:p>6.5185175</text:p>
          </table:table-cell>
          <table:table-cell table:formula="of:=1/[.B279]" office:value-type="float" office:value="0.153409114879285" calcext:value-type="float">
            <text:p>0.1534091149</text:p>
          </table:table-cell>
          <table:table-cell table:formula="of:=[.C279]/MAX([.C$2:.C$452])" office:value-type="float" office:value="0.884594671997139" calcext:value-type="float">
            <text:p>0.884594672</text:p>
          </table:table-cell>
          <table:table-cell table:formula="of:=[.A279]*(24/4)*365" office:value-type="float" office:value="89178.1391636111" calcext:value-type="float">
            <text:p>89178.1391636111</text:p>
          </table:table-cell>
          <table:table-cell table:number-columns-repeated="2"/>
        </table:table-row>
        <table:table-row table:style-name="ro1">
          <table:table-cell office:value-type="float" office:value="40.7165591328672" calcext:value-type="float">
            <text:p>40.7165591329</text:p>
          </table:table-cell>
          <table:table-cell office:value-type="float" office:value="6.52106987859628" calcext:value-type="float">
            <text:p>6.5210698786</text:p>
          </table:table-cell>
          <table:table-cell table:formula="of:=1/[.B280]" office:value-type="float" office:value="0.153349069802524" calcext:value-type="float">
            <text:p>0.1533490698</text:p>
          </table:table-cell>
          <table:table-cell table:formula="of:=[.C280]/MAX([.C$2:.C$452])" office:value-type="float" office:value="0.884248437322467" calcext:value-type="float">
            <text:p>0.8842484373</text:p>
          </table:table-cell>
          <table:table-cell table:formula="of:=[.A280]*(24/4)*365" office:value-type="float" office:value="89169.2645009792" calcext:value-type="float">
            <text:p>89169.2645009792</text:p>
          </table:table-cell>
          <table:table-cell table:number-columns-repeated="2"/>
        </table:table-row>
        <table:table-row table:style-name="ro1">
          <table:table-cell office:value-type="float" office:value="40.7078688585173" calcext:value-type="float">
            <text:p>40.7078688585</text:p>
          </table:table-cell>
          <table:table-cell office:value-type="float" office:value="6.52766008992722" calcext:value-type="float">
            <text:p>6.5276600899</text:p>
          </table:table-cell>
          <table:table-cell table:formula="of:=1/[.B281]" office:value-type="float" office:value="0.153194251266712" calcext:value-type="float">
            <text:p>0.1531942513</text:p>
          </table:table-cell>
          <table:table-cell table:formula="of:=[.C281]/MAX([.C$2:.C$452])" office:value-type="float" office:value="0.883355715582866" calcext:value-type="float">
            <text:p>0.8833557156</text:p>
          </table:table-cell>
          <table:table-cell table:formula="of:=[.A281]*(24/4)*365" office:value-type="float" office:value="89150.2328001528" calcext:value-type="float">
            <text:p>89150.2328001528</text:p>
          </table:table-cell>
          <table:table-cell table:number-columns-repeated="2"/>
        </table:table-row>
        <table:table-row table:style-name="ro1">
          <table:table-cell office:value-type="float" office:value="40.706629926335" calcext:value-type="float">
            <text:p>40.7066299263</text:p>
          </table:table-cell>
          <table:table-cell office:value-type="float" office:value="6.5285842086322" calcext:value-type="float">
            <text:p>6.5285842086</text:p>
          </table:table-cell>
          <table:table-cell table:formula="of:=1/[.B282]" office:value-type="float" office:value="0.153172566676521" calcext:value-type="float">
            <text:p>0.1531725667</text:p>
          </table:table-cell>
          <table:table-cell table:formula="of:=[.C282]/MAX([.C$2:.C$452])" office:value-type="float" office:value="0.883230676904672" calcext:value-type="float">
            <text:p>0.8832306769</text:p>
          </table:table-cell>
          <table:table-cell table:formula="of:=[.A282]*(24/4)*365" office:value-type="float" office:value="89147.5195386736" calcext:value-type="float">
            <text:p>89147.5195386736</text:p>
          </table:table-cell>
          <table:table-cell table:number-columns-repeated="2"/>
        </table:table-row>
        <table:table-row table:style-name="ro1">
          <table:table-cell office:value-type="float" office:value="40.6980625231577" calcext:value-type="float">
            <text:p>40.6980625232</text:p>
          </table:table-cell>
          <table:table-cell office:value-type="float" office:value="6.53218139838044" calcext:value-type="float">
            <text:p>6.5321813984</text:p>
          </table:table-cell>
          <table:table-cell table:formula="of:=1/[.B283]" office:value-type="float" office:value="0.15308821647971" calcext:value-type="float">
            <text:p>0.1530882165</text:p>
          </table:table-cell>
          <table:table-cell table:formula="of:=[.C283]/MAX([.C$2:.C$452])" office:value-type="float" office:value="0.882744292932377" calcext:value-type="float">
            <text:p>0.8827442929</text:p>
          </table:table-cell>
          <table:table-cell table:formula="of:=[.A283]*(24/4)*365" office:value-type="float" office:value="89128.7569257153" calcext:value-type="float">
            <text:p>89128.7569257153</text:p>
          </table:table-cell>
          <table:table-cell table:number-columns-repeated="2"/>
        </table:table-row>
        <table:table-row table:style-name="ro1">
          <table:table-cell office:value-type="float" office:value="40.6924643258815" calcext:value-type="float">
            <text:p>40.6924643259</text:p>
          </table:table-cell>
          <table:table-cell office:value-type="float" office:value="6.53439822392003" calcext:value-type="float">
            <text:p>6.5343982239</text:p>
          </table:table-cell>
          <table:table-cell table:formula="of:=1/[.B284]" office:value-type="float" office:value="0.153036280577356" calcext:value-type="float">
            <text:p>0.1530362806</text:p>
          </table:table-cell>
          <table:table-cell table:formula="of:=[.C284]/MAX([.C$2:.C$452])" office:value-type="float" office:value="0.88244481775097" calcext:value-type="float">
            <text:p>0.8824448178</text:p>
          </table:table-cell>
          <table:table-cell table:formula="of:=[.A284]*(24/4)*365" office:value-type="float" office:value="89116.4968736805" calcext:value-type="float">
            <text:p>89116.4968736805</text:p>
          </table:table-cell>
          <table:table-cell table:number-columns-repeated="2"/>
        </table:table-row>
        <table:table-row table:style-name="ro1">
          <table:table-cell office:value-type="float" office:value="40.6865410730942" calcext:value-type="float">
            <text:p>40.6865410731</text:p>
          </table:table-cell>
          <table:table-cell office:value-type="float" office:value="6.5391210521574" calcext:value-type="float">
            <text:p>6.5391210522</text:p>
          </table:table-cell>
          <table:table-cell table:formula="of:=1/[.B285]" office:value-type="float" office:value="0.15292575133933" calcext:value-type="float">
            <text:p>0.1529257513</text:p>
          </table:table-cell>
          <table:table-cell table:formula="of:=[.C285]/MAX([.C$2:.C$452])" office:value-type="float" office:value="0.88180747899092" calcext:value-type="float">
            <text:p>0.881807479</text:p>
          </table:table-cell>
          <table:table-cell table:formula="of:=[.A285]*(24/4)*365" office:value-type="float" office:value="89103.5249500764" calcext:value-type="float">
            <text:p>89103.5249500764</text:p>
          </table:table-cell>
          <table:table-cell table:number-columns-repeated="2"/>
        </table:table-row>
        <table:table-row table:style-name="ro1">
          <table:table-cell office:value-type="float" office:value="40.6810442562024" calcext:value-type="float">
            <text:p>40.6810442562</text:p>
          </table:table-cell>
          <table:table-cell office:value-type="float" office:value="6.54234409622219" calcext:value-type="float">
            <text:p>6.5423440962</text:p>
          </table:table-cell>
          <table:table-cell table:formula="of:=1/[.B286]" office:value-type="float" office:value="0.152850413443927" calcext:value-type="float">
            <text:p>0.1528504134</text:p>
          </table:table-cell>
          <table:table-cell table:formula="of:=[.C286]/MAX([.C$2:.C$452])" office:value-type="float" office:value="0.881373062164222" calcext:value-type="float">
            <text:p>0.8813730622</text:p>
          </table:table-cell>
          <table:table-cell table:formula="of:=[.A286]*(24/4)*365" office:value-type="float" office:value="89091.4869210833" calcext:value-type="float">
            <text:p>89091.4869210833</text:p>
          </table:table-cell>
          <table:table-cell table:number-columns-repeated="2"/>
        </table:table-row>
        <table:table-row table:style-name="ro1">
          <table:table-cell office:value-type="float" office:value="40.6739216910293" calcext:value-type="float">
            <text:p>40.673921691</text:p>
          </table:table-cell>
          <table:table-cell office:value-type="float" office:value="6.54531331384807" calcext:value-type="float">
            <text:p>6.5453133138</text:p>
          </table:table-cell>
          <table:table-cell table:formula="of:=1/[.B287]" office:value-type="float" office:value="0.152781074342809" calcext:value-type="float">
            <text:p>0.1527810743</text:p>
          </table:table-cell>
          <table:table-cell table:formula="of:=[.C287]/MAX([.C$2:.C$452])" office:value-type="float" office:value="0.880973235860168" calcext:value-type="float">
            <text:p>0.8809732359</text:p>
          </table:table-cell>
          <table:table-cell table:formula="of:=[.A287]*(24/4)*365" office:value-type="float" office:value="89075.8885033542" calcext:value-type="float">
            <text:p>89075.8885033542</text:p>
          </table:table-cell>
          <table:table-cell table:number-columns-repeated="2"/>
        </table:table-row>
        <table:table-row table:style-name="ro1">
          <table:table-cell office:value-type="float" office:value="40.6706674417935" calcext:value-type="float">
            <text:p>40.6706674418</text:p>
          </table:table-cell>
          <table:table-cell office:value-type="float" office:value="6.54717232463944" calcext:value-type="float">
            <text:p>6.5471723246</text:p>
          </table:table-cell>
          <table:table-cell table:formula="of:=1/[.B288]" office:value-type="float" office:value="0.152737693528644" calcext:value-type="float">
            <text:p>0.1527376935</text:p>
          </table:table-cell>
          <table:table-cell table:formula="of:=[.C288]/MAX([.C$2:.C$452])" office:value-type="float" office:value="0.880723091420528" calcext:value-type="float">
            <text:p>0.8807230914</text:p>
          </table:table-cell>
          <table:table-cell table:formula="of:=[.A288]*(24/4)*365" office:value-type="float" office:value="89068.7616975278" calcext:value-type="float">
            <text:p>89068.7616975278</text:p>
          </table:table-cell>
          <table:table-cell table:number-columns-repeated="2"/>
        </table:table-row>
        <table:table-row table:style-name="ro1">
          <table:table-cell office:value-type="float" office:value="40.6686540037291" calcext:value-type="float">
            <text:p>40.6686540037</text:p>
          </table:table-cell>
          <table:table-cell office:value-type="float" office:value="6.54858798111427" calcext:value-type="float">
            <text:p>6.5485879811</text:p>
          </table:table-cell>
          <table:table-cell table:formula="of:=1/[.B289]" office:value-type="float" office:value="0.152704675096973" calcext:value-type="float">
            <text:p>0.1527046751</text:p>
          </table:table-cell>
          <table:table-cell table:formula="of:=[.C289]/MAX([.C$2:.C$452])" office:value-type="float" office:value="0.880532699025939" calcext:value-type="float">
            <text:p>0.880532699</text:p>
          </table:table-cell>
          <table:table-cell table:formula="of:=[.A289]*(24/4)*365" office:value-type="float" office:value="89064.3522681667" calcext:value-type="float">
            <text:p>89064.3522681667</text:p>
          </table:table-cell>
          <table:table-cell table:number-columns-repeated="2"/>
        </table:table-row>
        <table:table-row table:style-name="ro1">
          <table:table-cell office:value-type="float" office:value="40.6637818191654" calcext:value-type="float">
            <text:p>40.6637818192</text:p>
          </table:table-cell>
          <table:table-cell office:value-type="float" office:value="6.55239752248119" calcext:value-type="float">
            <text:p>6.5523975225</text:p>
          </table:table-cell>
          <table:table-cell table:formula="of:=1/[.B290]" office:value-type="float" office:value="0.152615893124465" calcext:value-type="float">
            <text:p>0.1526158931</text:p>
          </table:table-cell>
          <table:table-cell table:formula="of:=[.C290]/MAX([.C$2:.C$452])" office:value-type="float" office:value="0.880020760345425" calcext:value-type="float">
            <text:p>0.8800207603</text:p>
          </table:table-cell>
          <table:table-cell table:formula="of:=[.A290]*(24/4)*365" office:value-type="float" office:value="89053.6821839722" calcext:value-type="float">
            <text:p>89053.6821839722</text:p>
          </table:table-cell>
          <table:table-cell table:number-columns-repeated="2"/>
        </table:table-row>
        <table:table-row table:style-name="ro1">
          <table:table-cell office:value-type="float" office:value="40.6562539550482" calcext:value-type="float">
            <text:p>40.656253955</text:p>
          </table:table-cell>
          <table:table-cell office:value-type="float" office:value="6.55497153776896" calcext:value-type="float">
            <text:p>6.5549715378</text:p>
          </table:table-cell>
          <table:table-cell table:formula="of:=1/[.B291]" office:value-type="float" office:value="0.152555963704514" calcext:value-type="float">
            <text:p>0.1525559637</text:p>
          </table:table-cell>
          <table:table-cell table:formula="of:=[.C291]/MAX([.C$2:.C$452])" office:value-type="float" office:value="0.879675192576346" calcext:value-type="float">
            <text:p>0.8796751926</text:p>
          </table:table-cell>
          <table:table-cell table:formula="of:=[.A291]*(24/4)*365" office:value-type="float" office:value="89037.1961615556" calcext:value-type="float">
            <text:p>89037.1961615556</text:p>
          </table:table-cell>
          <table:table-cell table:number-columns-repeated="2"/>
        </table:table-row>
        <table:table-row table:style-name="ro1">
          <table:table-cell office:value-type="float" office:value="40.654875475872" calcext:value-type="float">
            <text:p>40.6548754759</text:p>
          </table:table-cell>
          <table:table-cell office:value-type="float" office:value="6.55917116906388" calcext:value-type="float">
            <text:p>6.5591711691</text:p>
          </table:table-cell>
          <table:table-cell table:formula="of:=1/[.B292]" office:value-type="float" office:value="0.152458286912296" calcext:value-type="float">
            <text:p>0.1524582869</text:p>
          </table:table-cell>
          <table:table-cell table:formula="of:=[.C292]/MAX([.C$2:.C$452])" office:value-type="float" office:value="0.879111964178597" calcext:value-type="float">
            <text:p>0.8791119642</text:p>
          </table:table-cell>
          <table:table-cell table:formula="of:=[.A292]*(24/4)*365" office:value-type="float" office:value="89034.1772921597" calcext:value-type="float">
            <text:p>89034.1772921597</text:p>
          </table:table-cell>
          <table:table-cell table:number-columns-repeated="2"/>
        </table:table-row>
        <table:table-row table:style-name="ro1">
          <table:table-cell office:value-type="float" office:value="40.6525837187595" calcext:value-type="float">
            <text:p>40.6525837188</text:p>
          </table:table-cell>
          <table:table-cell office:value-type="float" office:value="6.56020422212147" calcext:value-type="float">
            <text:p>6.5602042221</text:p>
          </table:table-cell>
          <table:table-cell table:formula="of:=1/[.B293]" office:value-type="float" office:value="0.15243427889454" calcext:value-type="float">
            <text:p>0.1524342789</text:p>
          </table:table-cell>
          <table:table-cell table:formula="of:=[.C293]/MAX([.C$2:.C$452])" office:value-type="float" office:value="0.878973528045848" calcext:value-type="float">
            <text:p>0.878973528</text:p>
          </table:table-cell>
          <table:table-cell table:formula="of:=[.A293]*(24/4)*365" office:value-type="float" office:value="89029.1583440833" calcext:value-type="float">
            <text:p>89029.1583440833</text:p>
          </table:table-cell>
          <table:table-cell table:number-columns-repeated="2"/>
        </table:table-row>
        <table:table-row table:style-name="ro1">
          <table:table-cell office:value-type="float" office:value="40.6500650842117" calcext:value-type="float">
            <text:p>40.6500650842</text:p>
          </table:table-cell>
          <table:table-cell office:value-type="float" office:value="6.56069371402796" calcext:value-type="float">
            <text:p>6.560693714</text:p>
          </table:table-cell>
          <table:table-cell table:formula="of:=1/[.B294]" office:value-type="float" office:value="0.152422905806716" calcext:value-type="float">
            <text:p>0.1524229058</text:p>
          </table:table-cell>
          <table:table-cell table:formula="of:=[.C294]/MAX([.C$2:.C$452])" office:value-type="float" office:value="0.878907948025388" calcext:value-type="float">
            <text:p>0.878907948</text:p>
          </table:table-cell>
          <table:table-cell table:formula="of:=[.A294]*(24/4)*365" office:value-type="float" office:value="89023.6425344236" calcext:value-type="float">
            <text:p>89023.6425344236</text:p>
          </table:table-cell>
          <table:table-cell table:number-columns-repeated="2"/>
        </table:table-row>
        <table:table-row table:style-name="ro1">
          <table:table-cell office:value-type="float" office:value="40.6495907227486" calcext:value-type="float">
            <text:p>40.6495907227</text:p>
          </table:table-cell>
          <table:table-cell office:value-type="float" office:value="6.5619302068337" calcext:value-type="float">
            <text:p>6.5619302068</text:p>
          </table:table-cell>
          <table:table-cell table:formula="of:=1/[.B295]" office:value-type="float" office:value="0.152394184101285" calcext:value-type="float">
            <text:p>0.1523941841</text:p>
          </table:table-cell>
          <table:table-cell table:formula="of:=[.C295]/MAX([.C$2:.C$452])" office:value-type="float" office:value="0.878742331610646" calcext:value-type="float">
            <text:p>0.8787423316</text:p>
          </table:table-cell>
          <table:table-cell table:formula="of:=[.A295]*(24/4)*365" office:value-type="float" office:value="89022.6036828195" calcext:value-type="float">
            <text:p>89022.6036828195</text:p>
          </table:table-cell>
          <table:table-cell table:number-columns-repeated="2"/>
        </table:table-row>
        <table:table-row table:style-name="ro1">
          <table:table-cell office:value-type="float" office:value="40.6494137500539" calcext:value-type="float">
            <text:p>40.6494137501</text:p>
          </table:table-cell>
          <table:table-cell office:value-type="float" office:value="6.56224467625816" calcext:value-type="float">
            <text:p>6.5622446763</text:p>
          </table:table-cell>
          <table:table-cell table:formula="of:=1/[.B296]" office:value-type="float" office:value="0.152386881217329" calcext:value-type="float">
            <text:p>0.1523868812</text:p>
          </table:table-cell>
          <table:table-cell table:formula="of:=[.C296]/MAX([.C$2:.C$452])" office:value-type="float" office:value="0.87870022138634" calcext:value-type="float">
            <text:p>0.8787002214</text:p>
          </table:table-cell>
          <table:table-cell table:formula="of:=[.A296]*(24/4)*365" office:value-type="float" office:value="89022.2161126181" calcext:value-type="float">
            <text:p>89022.2161126181</text:p>
          </table:table-cell>
          <table:table-cell table:number-columns-repeated="2"/>
        </table:table-row>
        <table:table-row table:style-name="ro1">
          <table:table-cell office:value-type="float" office:value="40.6349693381374" calcext:value-type="float">
            <text:p>40.6349693381</text:p>
          </table:table-cell>
          <table:table-cell office:value-type="float" office:value="6.56907632194163" calcext:value-type="float">
            <text:p>6.5690763219</text:p>
          </table:table-cell>
          <table:table-cell table:formula="of:=1/[.B297]" office:value-type="float" office:value="0.152228403354039" calcext:value-type="float">
            <text:p>0.1522284034</text:p>
          </table:table-cell>
          <table:table-cell table:formula="of:=[.C297]/MAX([.C$2:.C$452])" office:value-type="float" office:value="0.87778639906486" calcext:value-type="float">
            <text:p>0.8777863991</text:p>
          </table:table-cell>
          <table:table-cell table:formula="of:=[.A297]*(24/4)*365" office:value-type="float" office:value="88990.5828505208" calcext:value-type="float">
            <text:p>88990.5828505208</text:p>
          </table:table-cell>
          <table:table-cell table:number-columns-repeated="2"/>
        </table:table-row>
        <table:table-row table:style-name="ro1">
          <table:table-cell office:value-type="float" office:value="40.6319503531868" calcext:value-type="float">
            <text:p>40.6319503532</text:p>
          </table:table-cell>
          <table:table-cell office:value-type="float" office:value="6.5714025899272" calcext:value-type="float">
            <text:p>6.5714025899</text:p>
          </table:table-cell>
          <table:table-cell table:formula="of:=1/[.B298]" office:value-type="float" office:value="0.152174514696881" calcext:value-type="float">
            <text:p>0.1521745147</text:p>
          </table:table-cell>
          <table:table-cell table:formula="of:=[.C298]/MAX([.C$2:.C$452])" office:value-type="float" office:value="0.877475663819169" calcext:value-type="float">
            <text:p>0.8774756638</text:p>
          </table:table-cell>
          <table:table-cell table:formula="of:=[.A298]*(24/4)*365" office:value-type="float" office:value="88983.9712734792" calcext:value-type="float">
            <text:p>88983.9712734792</text:p>
          </table:table-cell>
          <table:table-cell table:number-columns-repeated="2"/>
        </table:table-row>
        <table:table-row table:style-name="ro1">
          <table:table-cell office:value-type="float" office:value="40.6265441418538" calcext:value-type="float">
            <text:p>40.6265441419</text:p>
          </table:table-cell>
          <table:table-cell office:value-type="float" office:value="6.57325360161788" calcext:value-type="float">
            <text:p>6.5732536016</text:p>
          </table:table-cell>
          <table:table-cell table:formula="of:=1/[.B299]" office:value-type="float" office:value="0.152131662736072" calcext:value-type="float">
            <text:p>0.1521316627</text:p>
          </table:table-cell>
          <table:table-cell table:formula="of:=[.C299]/MAX([.C$2:.C$452])" office:value-type="float" office:value="0.877228568877994" calcext:value-type="float">
            <text:p>0.8772285689</text:p>
          </table:table-cell>
          <table:table-cell table:formula="of:=[.A299]*(24/4)*365" office:value-type="float" office:value="88972.1316706597" calcext:value-type="float">
            <text:p>88972.1316706597</text:p>
          </table:table-cell>
          <table:table-cell table:number-columns-repeated="2"/>
        </table:table-row>
        <table:table-row table:style-name="ro1">
          <table:table-cell office:value-type="float" office:value="40.6258529677765" calcext:value-type="float">
            <text:p>40.6258529678</text:p>
          </table:table-cell>
          <table:table-cell office:value-type="float" office:value="6.57483601168984" calcext:value-type="float">
            <text:p>6.5748360117</text:p>
          </table:table-cell>
          <table:table-cell table:formula="of:=1/[.B300]" office:value-type="float" office:value="0.152095048184021" calcext:value-type="float">
            <text:p>0.1520950482</text:p>
          </table:table-cell>
          <table:table-cell table:formula="of:=[.C300]/MAX([.C$2:.C$452])" office:value-type="float" office:value="0.877017440369186" calcext:value-type="float">
            <text:p>0.8770174404</text:p>
          </table:table-cell>
          <table:table-cell table:formula="of:=[.A300]*(24/4)*365" office:value-type="float" office:value="88970.6179994306" calcext:value-type="float">
            <text:p>88970.6179994306</text:p>
          </table:table-cell>
          <table:table-cell table:number-columns-repeated="2"/>
        </table:table-row>
        <table:table-row table:style-name="ro1">
          <table:table-cell office:value-type="float" office:value="40.6222516342085" calcext:value-type="float">
            <text:p>40.6222516342</text:p>
          </table:table-cell>
          <table:table-cell office:value-type="float" office:value="6.57916108363226" calcext:value-type="float">
            <text:p>6.5791610836</text:p>
          </table:table-cell>
          <table:table-cell table:formula="of:=1/[.B301]" office:value-type="float" office:value="0.151995062484154" calcext:value-type="float">
            <text:p>0.1519950625</text:p>
          </table:table-cell>
          <table:table-cell table:formula="of:=[.C301]/MAX([.C$2:.C$452])" office:value-type="float" office:value="0.876440898242289" calcext:value-type="float">
            <text:p>0.8764408982</text:p>
          </table:table-cell>
          <table:table-cell table:formula="of:=[.A301]*(24/4)*365" office:value-type="float" office:value="88962.7310789166" calcext:value-type="float">
            <text:p>88962.7310789166</text:p>
          </table:table-cell>
          <table:table-cell table:number-columns-repeated="2"/>
        </table:table-row>
        <table:table-row table:style-name="ro1">
          <table:table-cell office:value-type="float" office:value="40.6188056607243" calcext:value-type="float">
            <text:p>40.6188056607</text:p>
          </table:table-cell>
          <table:table-cell office:value-type="float" office:value="6.58042669514307" calcext:value-type="float">
            <text:p>6.5804266951</text:p>
          </table:table-cell>
          <table:table-cell table:formula="of:=1/[.B302]" office:value-type="float" office:value="0.151965829318954" calcext:value-type="float">
            <text:p>0.1519658293</text:p>
          </table:table-cell>
          <table:table-cell table:formula="of:=[.C302]/MAX([.C$2:.C$452])" office:value-type="float" office:value="0.876272332624777" calcext:value-type="float">
            <text:p>0.8762723326</text:p>
          </table:table-cell>
          <table:table-cell table:formula="of:=[.A302]*(24/4)*365" office:value-type="float" office:value="88955.1843969861" calcext:value-type="float">
            <text:p>88955.1843969861</text:p>
          </table:table-cell>
          <table:table-cell table:number-columns-repeated="2"/>
        </table:table-row>
        <table:table-row table:style-name="ro1">
          <table:table-cell office:value-type="float" office:value="40.616451513204" calcext:value-type="float">
            <text:p>40.6164515132</text:p>
          </table:table-cell>
          <table:table-cell office:value-type="float" office:value="6.58092942445959" calcext:value-type="float">
            <text:p>6.5809294245</text:p>
          </table:table-cell>
          <table:table-cell table:formula="of:=1/[.B303]" office:value-type="float" office:value="0.15195422036943" calcext:value-type="float">
            <text:p>0.1519542204</text:p>
          </table:table-cell>
          <table:table-cell table:formula="of:=[.C303]/MAX([.C$2:.C$452])" office:value-type="float" office:value="0.876205392567765" calcext:value-type="float">
            <text:p>0.8762053926</text:p>
          </table:table-cell>
          <table:table-cell table:formula="of:=[.A303]*(24/4)*365" office:value-type="float" office:value="88950.0288139167" calcext:value-type="float">
            <text:p>88950.0288139167</text:p>
          </table:table-cell>
          <table:table-cell table:number-columns-repeated="2"/>
        </table:table-row>
        <table:table-row table:style-name="ro1">
          <table:table-cell office:value-type="float" office:value="40.6125628768074" calcext:value-type="float">
            <text:p>40.6125628768</text:p>
          </table:table-cell>
          <table:table-cell office:value-type="float" office:value="6.58203794514305" calcext:value-type="float">
            <text:p>6.5820379451</text:p>
          </table:table-cell>
          <table:table-cell table:formula="of:=1/[.B304]" office:value-type="float" office:value="0.151928628843276" calcext:value-type="float">
            <text:p>0.1519286288</text:p>
          </table:table-cell>
          <table:table-cell table:formula="of:=[.C304]/MAX([.C$2:.C$452])" office:value-type="float" office:value="0.87605782553629" calcext:value-type="float">
            <text:p>0.8760578255</text:p>
          </table:table-cell>
          <table:table-cell table:formula="of:=[.A304]*(24/4)*365" office:value-type="float" office:value="88941.5127002083" calcext:value-type="float">
            <text:p>88941.5127002083</text:p>
          </table:table-cell>
          <table:table-cell table:number-columns-repeated="2"/>
        </table:table-row>
        <table:table-row table:style-name="ro1">
          <table:table-cell office:value-type="float" office:value="40.6102624483225" calcext:value-type="float">
            <text:p>40.6102624483</text:p>
          </table:table-cell>
          <table:table-cell office:value-type="float" office:value="6.58441948740925" calcext:value-type="float">
            <text:p>6.5844194874</text:p>
          </table:table-cell>
          <table:table-cell table:formula="of:=1/[.B305]" office:value-type="float" office:value="0.151873677233385" calcext:value-type="float">
            <text:p>0.1518736772</text:p>
          </table:table-cell>
          <table:table-cell table:formula="of:=[.C305]/MAX([.C$2:.C$452])" office:value-type="float" office:value="0.875740961043812" calcext:value-type="float">
            <text:p>0.875740961</text:p>
          </table:table-cell>
          <table:table-cell table:formula="of:=[.A305]*(24/4)*365" office:value-type="float" office:value="88936.4747618264" calcext:value-type="float">
            <text:p>88936.4747618264</text:p>
          </table:table-cell>
          <table:table-cell table:number-columns-repeated="2"/>
        </table:table-row>
        <table:table-row table:style-name="ro1">
          <table:table-cell office:value-type="float" office:value="40.6098183997146" calcext:value-type="float">
            <text:p>40.6098183997</text:p>
          </table:table-cell>
          <table:table-cell office:value-type="float" office:value="6.58570912320058" calcext:value-type="float">
            <text:p>6.5857091232</text:p>
          </table:table-cell>
          <table:table-cell table:formula="of:=1/[.B306]" office:value-type="float" office:value="0.151843936817242" calcext:value-type="float">
            <text:p>0.1518439368</text:p>
          </table:table-cell>
          <table:table-cell table:formula="of:=[.C306]/MAX([.C$2:.C$452])" office:value-type="float" office:value="0.875569470492654" calcext:value-type="float">
            <text:p>0.8755694705</text:p>
          </table:table-cell>
          <table:table-cell table:formula="of:=[.A306]*(24/4)*365" office:value-type="float" office:value="88935.502295375" calcext:value-type="float">
            <text:p>88935.502295375</text:p>
          </table:table-cell>
          <table:table-cell table:number-columns-repeated="2"/>
        </table:table-row>
        <table:table-row table:style-name="ro1">
          <table:table-cell office:value-type="float" office:value="40.60857767819" calcext:value-type="float">
            <text:p>40.6085776782</text:p>
          </table:table-cell>
          <table:table-cell office:value-type="float" office:value="6.58606055305673" calcext:value-type="float">
            <text:p>6.5860605531</text:p>
          </table:table-cell>
          <table:table-cell table:formula="of:=1/[.B307]" office:value-type="float" office:value="0.151835834478606" calcext:value-type="float">
            <text:p>0.1518358345</text:p>
          </table:table-cell>
          <table:table-cell table:formula="of:=[.C307]/MAX([.C$2:.C$452])" office:value-type="float" office:value="0.875522750416125" calcext:value-type="float">
            <text:p>0.8755227504</text:p>
          </table:table-cell>
          <table:table-cell table:formula="of:=[.A307]*(24/4)*365" office:value-type="float" office:value="88932.7851152361" calcext:value-type="float">
            <text:p>88932.7851152361</text:p>
          </table:table-cell>
          <table:table-cell table:number-columns-repeated="2"/>
        </table:table-row>
        <table:table-row table:style-name="ro1">
          <table:table-cell office:value-type="float" office:value="40.6023048454274" calcext:value-type="float">
            <text:p>40.6023048454</text:p>
          </table:table-cell>
          <table:table-cell office:value-type="float" office:value="6.58838938848838" calcext:value-type="float">
            <text:p>6.5883893885</text:p>
          </table:table-cell>
          <table:table-cell table:formula="of:=1/[.B308]" office:value-type="float" office:value="0.151782164203479" calcext:value-type="float">
            <text:p>0.1517821642</text:p>
          </table:table-cell>
          <table:table-cell table:formula="of:=[.C308]/MAX([.C$2:.C$452])" office:value-type="float" office:value="0.875213274414912" calcext:value-type="float">
            <text:p>0.8752132744</text:p>
          </table:table-cell>
          <table:table-cell table:formula="of:=[.A308]*(24/4)*365" office:value-type="float" office:value="88919.0476114861" calcext:value-type="float">
            <text:p>88919.0476114861</text:p>
          </table:table-cell>
          <table:table-cell table:number-columns-repeated="2"/>
        </table:table-row>
        <table:table-row table:style-name="ro1">
          <table:table-cell office:value-type="float" office:value="40.5990627726408" calcext:value-type="float">
            <text:p>40.5990627726</text:p>
          </table:table-cell>
          <table:table-cell office:value-type="float" office:value="6.58992240557471" calcext:value-type="float">
            <text:p>6.5899224056</text:p>
          </table:table-cell>
          <table:table-cell table:formula="of:=1/[.B309]" office:value-type="float" office:value="0.151746855039455" calcext:value-type="float">
            <text:p>0.151746855</text:p>
          </table:table-cell>
          <table:table-cell table:formula="of:=[.C309]/MAX([.C$2:.C$452])" office:value-type="float" office:value="0.875009673094398" calcext:value-type="float">
            <text:p>0.8750096731</text:p>
          </table:table-cell>
          <table:table-cell table:formula="of:=[.A309]*(24/4)*365" office:value-type="float" office:value="88911.9474720833" calcext:value-type="float">
            <text:p>88911.9474720833</text:p>
          </table:table-cell>
          <table:table-cell table:number-columns-repeated="2"/>
        </table:table-row>
        <table:table-row table:style-name="ro1">
          <table:table-cell office:value-type="float" office:value="40.5988552071252" calcext:value-type="float">
            <text:p>40.5988552071</text:p>
          </table:table-cell>
          <table:table-cell office:value-type="float" office:value="6.59323208183369" calcext:value-type="float">
            <text:p>6.5932320818</text:p>
          </table:table-cell>
          <table:table-cell table:formula="of:=1/[.B310]" office:value-type="float" office:value="0.151670681023848" calcext:value-type="float">
            <text:p>0.151670681</text:p>
          </table:table-cell>
          <table:table-cell table:formula="of:=[.C310]/MAX([.C$2:.C$452])" office:value-type="float" office:value="0.874570434993042" calcext:value-type="float">
            <text:p>0.874570435</text:p>
          </table:table-cell>
          <table:table-cell table:formula="of:=[.A310]*(24/4)*365" office:value-type="float" office:value="88911.4929036042" calcext:value-type="float">
            <text:p>88911.4929036042</text:p>
          </table:table-cell>
          <table:table-cell table:number-columns-repeated="2"/>
        </table:table-row>
        <table:table-row table:style-name="ro1">
          <table:table-cell office:value-type="float" office:value="40.5898817020358" calcext:value-type="float">
            <text:p>40.589881702</text:p>
          </table:table-cell>
          <table:table-cell office:value-type="float" office:value="6.59748477517905" calcext:value-type="float">
            <text:p>6.5974847752</text:p>
          </table:table-cell>
          <table:table-cell table:formula="of:=1/[.B311]" office:value-type="float" office:value="0.151572915145206" calcext:value-type="float">
            <text:p>0.1515729151</text:p>
          </table:table-cell>
          <table:table-cell table:formula="of:=[.C311]/MAX([.C$2:.C$452])" office:value-type="float" office:value="0.874006692901066" calcext:value-type="float">
            <text:p>0.8740066929</text:p>
          </table:table-cell>
          <table:table-cell table:formula="of:=[.A311]*(24/4)*365" office:value-type="float" office:value="88891.8409274583" calcext:value-type="float">
            <text:p>88891.8409274583</text:p>
          </table:table-cell>
          <table:table-cell table:number-columns-repeated="2"/>
        </table:table-row>
        <table:table-row table:style-name="ro1">
          <table:table-cell office:value-type="float" office:value="40.5841377298167" calcext:value-type="float">
            <text:p>40.5841377298</text:p>
          </table:table-cell>
          <table:table-cell office:value-type="float" office:value="6.59788947841643" calcext:value-type="float">
            <text:p>6.5978894784</text:p>
          </table:table-cell>
          <table:table-cell table:formula="of:=1/[.B312]" office:value-type="float" office:value="0.151563617922259" calcext:value-type="float">
            <text:p>0.1515636179</text:p>
          </table:table-cell>
          <table:table-cell table:formula="of:=[.C312]/MAX([.C$2:.C$452])" office:value-type="float" office:value="0.873953082827835" calcext:value-type="float">
            <text:p>0.8739530828</text:p>
          </table:table-cell>
          <table:table-cell table:formula="of:=[.A312]*(24/4)*365" office:value-type="float" office:value="88879.2616282986" calcext:value-type="float">
            <text:p>88879.2616282986</text:p>
          </table:table-cell>
          <table:table-cell table:number-columns-repeated="2"/>
        </table:table-row>
        <table:table-row table:style-name="ro1">
          <table:table-cell office:value-type="float" office:value="40.5784772316559" calcext:value-type="float">
            <text:p>40.5784772317</text:p>
          </table:table-cell>
          <table:table-cell office:value-type="float" office:value="6.59990215827255" calcext:value-type="float">
            <text:p>6.5999021583</text:p>
          </table:table-cell>
          <table:table-cell table:formula="of:=1/[.B313]" office:value-type="float" office:value="0.151517397685444" calcext:value-type="float">
            <text:p>0.1515173977</text:p>
          </table:table-cell>
          <table:table-cell table:formula="of:=[.C313]/MAX([.C$2:.C$452])" office:value-type="float" office:value="0.873686565579122" calcext:value-type="float">
            <text:p>0.8736865656</text:p>
          </table:table-cell>
          <table:table-cell table:formula="of:=[.A313]*(24/4)*365" office:value-type="float" office:value="88866.8651373264" calcext:value-type="float">
            <text:p>88866.8651373264</text:p>
          </table:table-cell>
          <table:table-cell table:number-columns-repeated="2"/>
        </table:table-row>
        <table:table-row table:style-name="ro1">
          <table:table-cell office:value-type="float" office:value="40.5686024632484" calcext:value-type="float">
            <text:p>40.5686024632</text:p>
          </table:table-cell>
          <table:table-cell office:value-type="float" office:value="6.60738789118622" calcext:value-type="float">
            <text:p>6.6073878912</text:p>
          </table:table-cell>
          <table:table-cell table:formula="of:=1/[.B314]" office:value-type="float" office:value="0.15134573850794" calcext:value-type="float">
            <text:p>0.1513457385</text:p>
          </table:table-cell>
          <table:table-cell table:formula="of:=[.C314]/MAX([.C$2:.C$452])" office:value-type="float" office:value="0.872696736559259" calcext:value-type="float">
            <text:p>0.8726967366</text:p>
          </table:table-cell>
          <table:table-cell table:formula="of:=[.A314]*(24/4)*365" office:value-type="float" office:value="88845.2393945139" calcext:value-type="float">
            <text:p>88845.2393945139</text:p>
          </table:table-cell>
          <table:table-cell table:number-columns-repeated="2"/>
        </table:table-row>
        <table:table-row table:style-name="ro1">
          <table:table-cell office:value-type="float" office:value="40.5671242911593" calcext:value-type="float">
            <text:p>40.5671242912</text:p>
          </table:table-cell>
          <table:table-cell office:value-type="float" office:value="6.60780404226535" calcext:value-type="float">
            <text:p>6.6078040423</text:p>
          </table:table-cell>
          <table:table-cell table:formula="of:=1/[.B315]" office:value-type="float" office:value="0.151336206946169" calcext:value-type="float">
            <text:p>0.1513362069</text:p>
          </table:table-cell>
          <table:table-cell table:formula="of:=[.C315]/MAX([.C$2:.C$452])" office:value-type="float" office:value="0.872641775230752" calcext:value-type="float">
            <text:p>0.8726417752</text:p>
          </table:table-cell>
          <table:table-cell table:formula="of:=[.A315]*(24/4)*365" office:value-type="float" office:value="88842.0021976389" calcext:value-type="float">
            <text:p>88842.0021976389</text:p>
          </table:table-cell>
          <table:table-cell table:number-columns-repeated="2"/>
        </table:table-row>
        <table:table-row table:style-name="ro1">
          <table:table-cell office:value-type="float" office:value="40.566224595215" calcext:value-type="float">
            <text:p>40.5662245952</text:p>
          </table:table-cell>
          <table:table-cell office:value-type="float" office:value="6.60988356115024" calcext:value-type="float">
            <text:p>6.6098835612</text:p>
          </table:table-cell>
          <table:table-cell table:formula="of:=1/[.B316]" office:value-type="float" office:value="0.15128859544176" calcext:value-type="float">
            <text:p>0.1512885954</text:p>
          </table:table-cell>
          <table:table-cell table:formula="of:=[.C316]/MAX([.C$2:.C$452])" office:value-type="float" office:value="0.872367235591053" calcext:value-type="float">
            <text:p>0.8723672356</text:p>
          </table:table-cell>
          <table:table-cell table:formula="of:=[.A316]*(24/4)*365" office:value-type="float" office:value="88840.0318635208" calcext:value-type="float">
            <text:p>88840.0318635208</text:p>
          </table:table-cell>
          <table:table-cell table:number-columns-repeated="2"/>
        </table:table-row>
        <table:table-row table:style-name="ro1">
          <table:table-cell office:value-type="float" office:value="40.5656623592688" calcext:value-type="float">
            <text:p>40.5656623593</text:p>
          </table:table-cell>
          <table:table-cell office:value-type="float" office:value="6.61260644784089" calcext:value-type="float">
            <text:p>6.6126064478</text:p>
          </table:table-cell>
          <table:table-cell table:formula="of:=1/[.B317]" office:value-type="float" office:value="0.151226299022606" calcext:value-type="float">
            <text:p>0.151226299</text:p>
          </table:table-cell>
          <table:table-cell table:formula="of:=[.C317]/MAX([.C$2:.C$452])" office:value-type="float" office:value="0.872008019122646" calcext:value-type="float">
            <text:p>0.8720080191</text:p>
          </table:table-cell>
          <table:table-cell table:formula="of:=[.A317]*(24/4)*365" office:value-type="float" office:value="88838.8005667986" calcext:value-type="float">
            <text:p>88838.8005667986</text:p>
          </table:table-cell>
          <table:table-cell table:number-columns-repeated="2"/>
        </table:table-row>
        <table:table-row table:style-name="ro1">
          <table:table-cell office:value-type="float" office:value="40.5563870472317" calcext:value-type="float">
            <text:p>40.5563870472</text:p>
          </table:table-cell>
          <table:table-cell office:value-type="float" office:value="6.61927404226535" calcext:value-type="float">
            <text:p>6.6192740423</text:p>
          </table:table-cell>
          <table:table-cell table:formula="of:=1/[.B318]" office:value-type="float" office:value="0.151073968778873" calcext:value-type="float">
            <text:p>0.1510739688</text:p>
          </table:table-cell>
          <table:table-cell table:formula="of:=[.C318]/MAX([.C$2:.C$452])" office:value-type="float" office:value="0.871129645486918" calcext:value-type="float">
            <text:p>0.8711296455</text:p>
          </table:table-cell>
          <table:table-cell table:formula="of:=[.A318]*(24/4)*365" office:value-type="float" office:value="88818.4876334375" calcext:value-type="float">
            <text:p>88818.4876334375</text:p>
          </table:table-cell>
          <table:table-cell table:number-columns-repeated="2"/>
        </table:table-row>
        <table:table-row table:style-name="ro1">
          <table:table-cell office:value-type="float" office:value="40.5534081985857" calcext:value-type="float">
            <text:p>40.5534081986</text:p>
          </table:table-cell>
          <table:table-cell office:value-type="float" office:value="6.62151533722935" calcext:value-type="float">
            <text:p>6.6215153372</text:p>
          </table:table-cell>
          <table:table-cell table:formula="of:=1/[.B319]" office:value-type="float" office:value="0.151022832247706" calcext:value-type="float">
            <text:p>0.1510228322</text:p>
          </table:table-cell>
          <table:table-cell table:formula="of:=[.C319]/MAX([.C$2:.C$452])" office:value-type="float" office:value="0.870834779676302" calcext:value-type="float">
            <text:p>0.8708347797</text:p>
          </table:table-cell>
          <table:table-cell table:formula="of:=[.A319]*(24/4)*365" office:value-type="float" office:value="88811.9639549028" calcext:value-type="float">
            <text:p>88811.9639549028</text:p>
          </table:table-cell>
          <table:table-cell table:number-columns-repeated="2"/>
        </table:table-row>
        <table:table-row table:style-name="ro1">
          <table:table-cell office:value-type="float" office:value="40.5494704758815" calcext:value-type="float">
            <text:p>40.5494704759</text:p>
          </table:table-cell>
          <table:table-cell office:value-type="float" office:value="6.62167719424374" calcext:value-type="float">
            <text:p>6.6216771942</text:p>
          </table:table-cell>
          <table:table-cell table:formula="of:=1/[.B320]" office:value-type="float" office:value="0.151019140720014" calcext:value-type="float">
            <text:p>0.1510191407</text:p>
          </table:table-cell>
          <table:table-cell table:formula="of:=[.C320]/MAX([.C$2:.C$452])" office:value-type="float" office:value="0.870813493420067" calcext:value-type="float">
            <text:p>0.8708134934</text:p>
          </table:table-cell>
          <table:table-cell table:formula="of:=[.A320]*(24/4)*365" office:value-type="float" office:value="88803.3403421806" calcext:value-type="float">
            <text:p>88803.3403421806</text:p>
          </table:table-cell>
          <table:table-cell table:number-columns-repeated="2"/>
        </table:table-row>
        <table:table-row table:style-name="ro1">
          <table:table-cell office:value-type="float" office:value="40.545995226335" calcext:value-type="float">
            <text:p>40.5459952263</text:p>
          </table:table-cell>
          <table:table-cell office:value-type="float" office:value="6.62291017535882" calcext:value-type="float">
            <text:p>6.6229101754</text:p>
          </table:table-cell>
          <table:table-cell table:formula="of:=1/[.B321]" office:value-type="float" office:value="0.150991025625049" calcext:value-type="float">
            <text:p>0.1509910256</text:p>
          </table:table-cell>
          <table:table-cell table:formula="of:=[.C321]/MAX([.C$2:.C$452])" office:value-type="float" office:value="0.870651374870408" calcext:value-type="float">
            <text:p>0.8706513749</text:p>
          </table:table-cell>
          <table:table-cell table:formula="of:=[.A321]*(24/4)*365" office:value-type="float" office:value="88795.7295456736" calcext:value-type="float">
            <text:p>88795.7295456736</text:p>
          </table:table-cell>
          <table:table-cell table:number-columns-repeated="2"/>
        </table:table-row>
        <table:table-row table:style-name="ro1">
          <table:table-cell office:value-type="float" office:value="40.5413341646372" calcext:value-type="float">
            <text:p>40.5413341646</text:p>
          </table:table-cell>
          <table:table-cell office:value-type="float" office:value="6.62475674460348" calcext:value-type="float">
            <text:p>6.6247567446</text:p>
          </table:table-cell>
          <table:table-cell table:formula="of:=1/[.B322]" office:value-type="float" office:value="0.150948938738709" calcext:value-type="float">
            <text:p>0.1509489387</text:p>
          </table:table-cell>
          <table:table-cell table:formula="of:=[.C322]/MAX([.C$2:.C$452])" office:value-type="float" office:value="0.870408691536719" calcext:value-type="float">
            <text:p>0.8704086915</text:p>
          </table:table-cell>
          <table:table-cell table:formula="of:=[.A322]*(24/4)*365" office:value-type="float" office:value="88785.5218205555" calcext:value-type="float">
            <text:p>88785.5218205555</text:p>
          </table:table-cell>
          <table:table-cell table:number-columns-repeated="2"/>
        </table:table-row>
        <table:table-row table:style-name="ro1">
          <table:table-cell office:value-type="float" office:value="40.5411889853723" calcext:value-type="float">
            <text:p>40.5411889854</text:p>
          </table:table-cell>
          <table:table-cell office:value-type="float" office:value="6.62581546312866" calcext:value-type="float">
            <text:p>6.6258154631</text:p>
          </table:table-cell>
          <table:table-cell table:formula="of:=1/[.B323]" office:value-type="float" office:value="0.150924819075448" calcext:value-type="float">
            <text:p>0.1509248191</text:p>
          </table:table-cell>
          <table:table-cell table:formula="of:=[.C323]/MAX([.C$2:.C$452])" office:value-type="float" office:value="0.870269611628543" calcext:value-type="float">
            <text:p>0.8702696116</text:p>
          </table:table-cell>
          <table:table-cell table:formula="of:=[.A323]*(24/4)*365" office:value-type="float" office:value="88785.2038779653" calcext:value-type="float">
            <text:p>88785.2038779653</text:p>
          </table:table-cell>
          <table:table-cell table:number-columns-repeated="2"/>
        </table:table-row>
        <table:table-row table:style-name="ro1">
          <table:table-cell office:value-type="float" office:value="40.533590772923" calcext:value-type="float">
            <text:p>40.5335907729</text:p>
          </table:table-cell>
          <table:table-cell office:value-type="float" office:value="6.62958033273293" calcext:value-type="float">
            <text:p>6.6295803327</text:p>
          </table:table-cell>
          <table:table-cell table:formula="of:=1/[.B324]" office:value-type="float" office:value="0.150839110443024" calcext:value-type="float">
            <text:p>0.1508391104</text:p>
          </table:table-cell>
          <table:table-cell table:formula="of:=[.C324]/MAX([.C$2:.C$452])" office:value-type="float" office:value="0.869775394582531" calcext:value-type="float">
            <text:p>0.8697753946</text:p>
          </table:table-cell>
          <table:table-cell table:formula="of:=[.A324]*(24/4)*365" office:value-type="float" office:value="88768.5637927014" calcext:value-type="float">
            <text:p>88768.5637927014</text:p>
          </table:table-cell>
          <table:table-cell table:number-columns-repeated="2"/>
        </table:table-row>
        <table:table-row table:style-name="ro1">
          <table:table-cell office:value-type="float" office:value="40.5324682269311" calcext:value-type="float">
            <text:p>40.5324682269</text:p>
          </table:table-cell>
          <table:table-cell office:value-type="float" office:value="6.6342385296754" calcext:value-type="float">
            <text:p>6.6342385297</text:p>
          </table:table-cell>
          <table:table-cell table:formula="of:=1/[.B325]" office:value-type="float" office:value="0.150733199526507" calcext:value-type="float">
            <text:p>0.1507331995</text:p>
          </table:table-cell>
          <table:table-cell table:formula="of:=[.C325]/MAX([.C$2:.C$452])" office:value-type="float" office:value="0.869164686199714" calcext:value-type="float">
            <text:p>0.8691646862</text:p>
          </table:table-cell>
          <table:table-cell table:formula="of:=[.A325]*(24/4)*365" office:value-type="float" office:value="88766.1054169792" calcext:value-type="float">
            <text:p>88766.1054169792</text:p>
          </table:table-cell>
          <table:table-cell table:number-columns-repeated="2"/>
        </table:table-row>
        <table:table-row table:style-name="ro1">
          <table:table-cell office:value-type="float" office:value="40.5267949148719" calcext:value-type="float">
            <text:p>40.5267949149</text:p>
          </table:table-cell>
          <table:table-cell office:value-type="float" office:value="6.63504410071857" calcext:value-type="float">
            <text:p>6.6350441007</text:p>
          </table:table-cell>
          <table:table-cell table:formula="of:=1/[.B326]" office:value-type="float" office:value="0.150714898773876" calcext:value-type="float">
            <text:p>0.1507148988</text:p>
          </table:table-cell>
          <table:table-cell table:formula="of:=[.C326]/MAX([.C$2:.C$452])" office:value-type="float" office:value="0.869059159560807" calcext:value-type="float">
            <text:p>0.8690591596</text:p>
          </table:table-cell>
          <table:table-cell table:formula="of:=[.A326]*(24/4)*365" office:value-type="float" office:value="88753.6808635694" calcext:value-type="float">
            <text:p>88753.6808635694</text:p>
          </table:table-cell>
          <table:table-cell table:number-columns-repeated="2"/>
        </table:table-row>
        <table:table-row table:style-name="ro1">
          <table:table-cell office:value-type="float" office:value="40.5258091846683" calcext:value-type="float">
            <text:p>40.5258091847</text:p>
          </table:table-cell>
          <table:table-cell office:value-type="float" office:value="6.63686155575449" calcext:value-type="float">
            <text:p>6.6368615558</text:p>
          </table:table-cell>
          <table:table-cell table:formula="of:=1/[.B327]" office:value-type="float" office:value="0.150673626622956" calcext:value-type="float">
            <text:p>0.1506736266</text:p>
          </table:table-cell>
          <table:table-cell table:formula="of:=[.C327]/MAX([.C$2:.C$452])" office:value-type="float" office:value="0.868821174191852" calcext:value-type="float">
            <text:p>0.8688211742</text:p>
          </table:table-cell>
          <table:table-cell table:formula="of:=[.A327]*(24/4)*365" office:value-type="float" office:value="88751.5221144236" calcext:value-type="float">
            <text:p>88751.5221144236</text:p>
          </table:table-cell>
          <table:table-cell table:number-columns-repeated="2"/>
        </table:table-row>
        <table:table-row table:style-name="ro1">
          <table:table-cell office:value-type="float" office:value="40.5193246663242" calcext:value-type="float">
            <text:p>40.5193246663</text:p>
          </table:table-cell>
          <table:table-cell office:value-type="float" office:value="6.63873842625812" calcext:value-type="float">
            <text:p>6.6387384263</text:p>
          </table:table-cell>
          <table:table-cell table:formula="of:=1/[.B328]" office:value-type="float" office:value="0.150631028938377" calcext:value-type="float">
            <text:p>0.1506310289</text:p>
          </table:table-cell>
          <table:table-cell table:formula="of:=[.C328]/MAX([.C$2:.C$452])" office:value-type="float" office:value="0.868575545469936" calcext:value-type="float">
            <text:p>0.8685755455</text:p>
          </table:table-cell>
          <table:table-cell table:formula="of:=[.A328]*(24/4)*365" office:value-type="float" office:value="88737.32101925" calcext:value-type="float">
            <text:p>88737.32101925</text:p>
          </table:table-cell>
          <table:table-cell table:number-columns-repeated="2"/>
        </table:table-row>
        <table:table-row table:style-name="ro1">
          <table:table-cell office:value-type="float" office:value="40.5152922666128" calcext:value-type="float">
            <text:p>40.5152922666</text:p>
          </table:table-cell>
          <table:table-cell office:value-type="float" office:value="6.6407420323732" calcext:value-type="float">
            <text:p>6.6407420324</text:p>
          </table:table-cell>
          <table:table-cell table:formula="of:=1/[.B329]" office:value-type="float" office:value="0.150585581419224" calcext:value-type="float">
            <text:p>0.1505855814</text:p>
          </table:table-cell>
          <table:table-cell table:formula="of:=[.C329]/MAX([.C$2:.C$452])" office:value-type="float" office:value="0.868313483901241" calcext:value-type="float">
            <text:p>0.8683134839</text:p>
          </table:table-cell>
          <table:table-cell table:formula="of:=[.A329]*(24/4)*365" office:value-type="float" office:value="88728.490063882" calcext:value-type="float">
            <text:p>88728.490063882</text:p>
          </table:table-cell>
          <table:table-cell table:number-columns-repeated="2"/>
        </table:table-row>
        <table:table-row table:style-name="ro1">
          <table:table-cell office:value-type="float" office:value="40.5135719850298" calcext:value-type="float">
            <text:p>40.513571985</text:p>
          </table:table-cell>
          <table:table-cell office:value-type="float" office:value="6.64313426708546" calcext:value-type="float">
            <text:p>6.6431342671</text:p>
          </table:table-cell>
          <table:table-cell table:formula="of:=1/[.B330]" office:value-type="float" office:value="0.150531354597885" calcext:value-type="float">
            <text:p>0.1505313546</text:p>
          </table:table-cell>
          <table:table-cell table:formula="of:=[.C330]/MAX([.C$2:.C$452])" office:value-type="float" office:value="0.86800079871774" calcext:value-type="float">
            <text:p>0.8680007987</text:p>
          </table:table-cell>
          <table:table-cell table:formula="of:=[.A330]*(24/4)*365" office:value-type="float" office:value="88724.7226472153" calcext:value-type="float">
            <text:p>88724.7226472153</text:p>
          </table:table-cell>
          <table:table-cell table:number-columns-repeated="2"/>
        </table:table-row>
        <table:table-row table:style-name="ro1">
          <table:table-cell office:value-type="float" office:value="40.5118257527873" calcext:value-type="float">
            <text:p>40.5118257528</text:p>
          </table:table-cell>
          <table:table-cell office:value-type="float" office:value="6.64399149280491" calcext:value-type="float">
            <text:p>6.6439914928</text:p>
          </table:table-cell>
          <table:table-cell table:formula="of:=1/[.B331]" office:value-type="float" office:value="0.150511932636119" calcext:value-type="float">
            <text:p>0.1505119326</text:p>
          </table:table-cell>
          <table:table-cell table:formula="of:=[.C331]/MAX([.C$2:.C$452])" office:value-type="float" office:value="0.867888806911314" calcext:value-type="float">
            <text:p>0.8678888069</text:p>
          </table:table-cell>
          <table:table-cell table:formula="of:=[.A331]*(24/4)*365" office:value-type="float" office:value="88720.8983986042" calcext:value-type="float">
            <text:p>88720.8983986042</text:p>
          </table:table-cell>
          <table:table-cell table:number-columns-repeated="2"/>
        </table:table-row>
        <table:table-row table:style-name="ro1">
          <table:table-cell office:value-type="float" office:value="40.5059850573598" calcext:value-type="float">
            <text:p>40.5059850574</text:p>
          </table:table-cell>
          <table:table-cell office:value-type="float" office:value="6.6478855935243" calcext:value-type="float">
            <text:p>6.6478855935</text:p>
          </table:table-cell>
          <table:table-cell table:formula="of:=1/[.B332]" office:value-type="float" office:value="0.150423767968284" calcext:value-type="float">
            <text:p>0.150423768</text:p>
          </table:table-cell>
          <table:table-cell table:formula="of:=[.C332]/MAX([.C$2:.C$452])" office:value-type="float" office:value="0.867380427761312" calcext:value-type="float">
            <text:p>0.8673804278</text:p>
          </table:table-cell>
          <table:table-cell table:formula="of:=[.A332]*(24/4)*365" office:value-type="float" office:value="88708.107275618" calcext:value-type="float">
            <text:p>88708.107275618</text:p>
          </table:table-cell>
          <table:table-cell table:number-columns-repeated="2"/>
        </table:table-row>
        <table:table-row table:style-name="ro1">
          <table:table-cell office:value-type="float" office:value="40.5030273147736" calcext:value-type="float">
            <text:p>40.5030273148</text:p>
          </table:table-cell>
          <table:table-cell office:value-type="float" office:value="6.64954423111421" calcext:value-type="float">
            <text:p>6.6495442311</text:p>
          </table:table-cell>
          <table:table-cell table:formula="of:=1/[.B333]" office:value-type="float" office:value="0.15038624682288" calcext:value-type="float">
            <text:p>0.1503862468</text:p>
          </table:table-cell>
          <table:table-cell table:formula="of:=[.C333]/MAX([.C$2:.C$452])" office:value-type="float" office:value="0.867164071612344" calcext:value-type="float">
            <text:p>0.8671640716</text:p>
          </table:table-cell>
          <table:table-cell table:formula="of:=[.A333]*(24/4)*365" office:value-type="float" office:value="88701.6298193542" calcext:value-type="float">
            <text:p>88701.6298193542</text:p>
          </table:table-cell>
          <table:table-cell table:number-columns-repeated="2"/>
        </table:table-row>
        <table:table-row table:style-name="ro1">
          <table:table-cell office:value-type="float" office:value="40.501639489076" calcext:value-type="float">
            <text:p>40.5016394891</text:p>
          </table:table-cell>
          <table:table-cell office:value-type="float" office:value="6.65119957284084" calcext:value-type="float">
            <text:p>6.6511995728</text:p>
          </table:table-cell>
          <table:table-cell table:formula="of:=1/[.B334]" office:value-type="float" office:value="0.150348818893264" calcext:value-type="float">
            <text:p>0.1503488189</text:p>
          </table:table-cell>
          <table:table-cell table:formula="of:=[.C334]/MAX([.C$2:.C$452])" office:value-type="float" office:value="0.866948252968527" calcext:value-type="float">
            <text:p>0.866948253</text:p>
          </table:table-cell>
          <table:table-cell table:formula="of:=[.A334]*(24/4)*365" office:value-type="float" office:value="88698.5904810764" calcext:value-type="float">
            <text:p>88698.5904810764</text:p>
          </table:table-cell>
          <table:table-cell table:number-columns-repeated="2"/>
        </table:table-row>
        <table:table-row table:style-name="ro1">
          <table:table-cell office:value-type="float" office:value="40.4997844692922" calcext:value-type="float">
            <text:p>40.4997844693</text:p>
          </table:table-cell>
          <table:table-cell office:value-type="float" office:value="6.65270811150991" calcext:value-type="float">
            <text:p>6.6527081115</text:p>
          </table:table-cell>
          <table:table-cell table:formula="of:=1/[.B335]" office:value-type="float" office:value="0.150314726460025" calcext:value-type="float">
            <text:p>0.1503147265</text:p>
          </table:table-cell>
          <table:table-cell table:formula="of:=[.C335]/MAX([.C$2:.C$452])" office:value-type="float" office:value="0.866751667616852" calcext:value-type="float">
            <text:p>0.8667516676</text:p>
          </table:table-cell>
          <table:table-cell table:formula="of:=[.A335]*(24/4)*365" office:value-type="float" office:value="88694.52798775" calcext:value-type="float">
            <text:p>88694.52798775</text:p>
          </table:table-cell>
          <table:table-cell table:number-columns-repeated="2"/>
        </table:table-row>
        <table:table-row table:style-name="ro1">
          <table:table-cell office:value-type="float" office:value="40.4908076478723" calcext:value-type="float">
            <text:p>40.4908076479</text:p>
          </table:table-cell>
          <table:table-cell office:value-type="float" office:value="6.65306254496315" calcext:value-type="float">
            <text:p>6.653062545</text:p>
          </table:table-cell>
          <table:table-cell table:formula="of:=1/[.B336]" office:value-type="float" office:value="0.150306718633973" calcext:value-type="float">
            <text:p>0.1503067186</text:p>
          </table:table-cell>
          <table:table-cell table:formula="of:=[.C336]/MAX([.C$2:.C$452])" office:value-type="float" office:value="0.866705492523115" calcext:value-type="float">
            <text:p>0.8667054925</text:p>
          </table:table-cell>
          <table:table-cell table:formula="of:=[.A336]*(24/4)*365" office:value-type="float" office:value="88674.8687488403" calcext:value-type="float">
            <text:p>88674.8687488403</text:p>
          </table:table-cell>
          <table:table-cell table:number-columns-repeated="2"/>
        </table:table-row>
        <table:table-row table:style-name="ro1">
          <table:table-cell office:value-type="float" office:value="40.4893453004154" calcext:value-type="float">
            <text:p>40.4893453004</text:p>
          </table:table-cell>
          <table:table-cell office:value-type="float" office:value="6.65578567445953" calcext:value-type="float">
            <text:p>6.6557856745</text:p>
          </table:table-cell>
          <table:table-cell table:formula="of:=1/[.B337]" office:value-type="float" office:value="0.150245222564382" calcext:value-type="float">
            <text:p>0.1502452226</text:p>
          </table:table-cell>
          <table:table-cell table:formula="of:=[.C337]/MAX([.C$2:.C$452])" office:value-type="float" office:value="0.866350891067058" calcext:value-type="float">
            <text:p>0.8663508911</text:p>
          </table:table-cell>
          <table:table-cell table:formula="of:=[.A337]*(24/4)*365" office:value-type="float" office:value="88671.6662079097" calcext:value-type="float">
            <text:p>88671.6662079097</text:p>
          </table:table-cell>
          <table:table-cell table:number-columns-repeated="2"/>
        </table:table-row>
        <table:table-row table:style-name="ro1">
          <table:table-cell office:value-type="float" office:value="40.4847221070205" calcext:value-type="float">
            <text:p>40.484722107</text:p>
          </table:table-cell>
          <table:table-cell office:value-type="float" office:value="6.65998458633004" calcext:value-type="float">
            <text:p>6.6599845863</text:p>
          </table:table-cell>
          <table:table-cell table:formula="of:=1/[.B338]" office:value-type="float" office:value="0.150150497653185" calcext:value-type="float">
            <text:p>0.1501504977</text:p>
          </table:table-cell>
          <table:table-cell table:formula="of:=[.C338]/MAX([.C$2:.C$452])" office:value-type="float" office:value="0.865804683940994" calcext:value-type="float">
            <text:p>0.8658046839</text:p>
          </table:table-cell>
          <table:table-cell table:formula="of:=[.A338]*(24/4)*365" office:value-type="float" office:value="88661.541414375" calcext:value-type="float">
            <text:p>88661.541414375</text:p>
          </table:table-cell>
          <table:table-cell table:number-columns-repeated="2"/>
        </table:table-row>
        <table:table-row table:style-name="ro1">
          <table:table-cell office:value-type="float" office:value="40.4782962050355" calcext:value-type="float">
            <text:p>40.478296205</text:p>
          </table:table-cell>
          <table:table-cell office:value-type="float" office:value="6.66072200539484" calcext:value-type="float">
            <text:p>6.6607220054</text:p>
          </table:table-cell>
          <table:table-cell table:formula="of:=1/[.B339]" office:value-type="float" office:value="0.15013387425418" calcext:value-type="float">
            <text:p>0.1501338743</text:p>
          </table:table-cell>
          <table:table-cell table:formula="of:=[.C339]/MAX([.C$2:.C$452])" office:value-type="float" office:value="0.86570882933547" calcext:value-type="float">
            <text:p>0.8657088293</text:p>
          </table:table-cell>
          <table:table-cell table:formula="of:=[.A339]*(24/4)*365" office:value-type="float" office:value="88647.4686890278" calcext:value-type="float">
            <text:p>88647.4686890278</text:p>
          </table:table-cell>
          <table:table-cell table:number-columns-repeated="2"/>
        </table:table-row>
        <table:table-row table:style-name="ro1">
          <table:table-cell office:value-type="float" office:value="40.476717108977" calcext:value-type="float">
            <text:p>40.476717109</text:p>
          </table:table-cell>
          <table:table-cell office:value-type="float" office:value="6.66180782374012" calcext:value-type="float">
            <text:p>6.6618078237</text:p>
          </table:table-cell>
          <table:table-cell table:formula="of:=1/[.B340]" office:value-type="float" office:value="0.150109403702158" calcext:value-type="float">
            <text:p>0.1501094037</text:p>
          </table:table-cell>
          <table:table-cell table:formula="of:=[.C340]/MAX([.C$2:.C$452])" office:value-type="float" office:value="0.865567726116429" calcext:value-type="float">
            <text:p>0.8655677261</text:p>
          </table:table-cell>
          <table:table-cell table:formula="of:=[.A340]*(24/4)*365" office:value-type="float" office:value="88644.0104686597" calcext:value-type="float">
            <text:p>88644.0104686597</text:p>
          </table:table-cell>
          <table:table-cell table:number-columns-repeated="2"/>
        </table:table-row>
        <table:table-row table:style-name="ro1">
          <table:table-cell office:value-type="float" office:value="40.4722448399353" calcext:value-type="float">
            <text:p>40.4722448399</text:p>
          </table:table-cell>
          <table:table-cell office:value-type="float" office:value="6.66483026528689" calcext:value-type="float">
            <text:p>6.6648302653</text:p>
          </table:table-cell>
          <table:table-cell table:formula="of:=1/[.B341]" office:value-type="float" office:value="0.15004133041593" calcext:value-type="float">
            <text:p>0.1500413304</text:p>
          </table:table-cell>
          <table:table-cell table:formula="of:=[.C341]/MAX([.C$2:.C$452])" office:value-type="float" office:value="0.865175198812233" calcext:value-type="float">
            <text:p>0.8651751988</text:p>
          </table:table-cell>
          <table:table-cell table:formula="of:=[.A341]*(24/4)*365" office:value-type="float" office:value="88634.2161994583" calcext:value-type="float">
            <text:p>88634.2161994583</text:p>
          </table:table-cell>
          <table:table-cell table:number-columns-repeated="2"/>
        </table:table-row>
        <table:table-row table:style-name="ro1">
          <table:table-cell office:value-type="float" office:value="40.4655148625" calcext:value-type="float">
            <text:p>40.4655148625</text:p>
          </table:table-cell>
          <table:table-cell office:value-type="float" office:value="6.66914177607823" calcext:value-type="float">
            <text:p>6.6691417761</text:p>
          </table:table-cell>
          <table:table-cell table:formula="of:=1/[.B342]" office:value-type="float" office:value="0.149944330706379" calcext:value-type="float">
            <text:p>0.1499443307</text:p>
          </table:table-cell>
          <table:table-cell table:formula="of:=[.C342]/MAX([.C$2:.C$452])" office:value-type="float" office:value="0.8646158746396" calcext:value-type="float">
            <text:p>0.8646158746</text:p>
          </table:table-cell>
          <table:table-cell table:formula="of:=[.A342]*(24/4)*365" office:value-type="float" office:value="88619.477548875" calcext:value-type="float">
            <text:p>88619.477548875</text:p>
          </table:table-cell>
          <table:table-cell table:number-columns-repeated="2"/>
        </table:table-row>
        <table:table-row table:style-name="ro1">
          <table:table-cell office:value-type="float" office:value="40.4643758880391" calcext:value-type="float">
            <text:p>40.464375888</text:p>
          </table:table-cell>
          <table:table-cell office:value-type="float" office:value="6.67082304406386" calcext:value-type="float">
            <text:p>6.6708230441</text:p>
          </table:table-cell>
          <table:table-cell table:formula="of:=1/[.B343]" office:value-type="float" office:value="0.149906539776957" calcext:value-type="float">
            <text:p>0.1499065398</text:p>
          </table:table-cell>
          <table:table-cell table:formula="of:=[.C343]/MAX([.C$2:.C$452])" office:value-type="float" office:value="0.864397962849661" calcext:value-type="float">
            <text:p>0.8643979628</text:p>
          </table:table-cell>
          <table:table-cell table:formula="of:=[.A343]*(24/4)*365" office:value-type="float" office:value="88616.9831948055" calcext:value-type="float">
            <text:p>88616.9831948055</text:p>
          </table:table-cell>
          <table:table-cell table:number-columns-repeated="2"/>
        </table:table-row>
        <table:table-row table:style-name="ro1">
          <table:table-cell office:value-type="float" office:value="40.4627667923135" calcext:value-type="float">
            <text:p>40.4627667923</text:p>
          </table:table-cell>
          <table:table-cell office:value-type="float" office:value="6.67098138489119" calcext:value-type="float">
            <text:p>6.6709813849</text:p>
          </table:table-cell>
          <table:table-cell table:formula="of:=1/[.B344]" office:value-type="float" office:value="0.149902981630987" calcext:value-type="float">
            <text:p>0.1499029816</text:p>
          </table:table-cell>
          <table:table-cell table:formula="of:=[.C344]/MAX([.C$2:.C$452])" office:value-type="float" office:value="0.864377445705228" calcext:value-type="float">
            <text:p>0.8643774457</text:p>
          </table:table-cell>
          <table:table-cell table:formula="of:=[.A344]*(24/4)*365" office:value-type="float" office:value="88613.4592751667" calcext:value-type="float">
            <text:p>88613.4592751667</text:p>
          </table:table-cell>
          <table:table-cell table:number-columns-repeated="2"/>
        </table:table-row>
        <table:table-row table:style-name="ro1">
          <table:table-cell office:value-type="float" office:value="40.4576431501205" calcext:value-type="float">
            <text:p>40.4576431501</text:p>
          </table:table-cell>
          <table:table-cell office:value-type="float" office:value="6.6729009037761" calcext:value-type="float">
            <text:p>6.6729009038</text:p>
          </table:table-cell>
          <table:table-cell table:formula="of:=1/[.B345]" office:value-type="float" office:value="0.149859860714268" calcext:value-type="float">
            <text:p>0.1498598607</text:p>
          </table:table-cell>
          <table:table-cell table:formula="of:=[.C345]/MAX([.C$2:.C$452])" office:value-type="float" office:value="0.864128799898158" calcext:value-type="float">
            <text:p>0.8641287999</text:p>
          </table:table-cell>
          <table:table-cell table:formula="of:=[.A345]*(24/4)*365" office:value-type="float" office:value="88602.2384987639" calcext:value-type="float">
            <text:p>88602.2384987639</text:p>
          </table:table-cell>
          <table:table-cell table:number-columns-repeated="2"/>
        </table:table-row>
        <table:table-row table:style-name="ro1">
          <table:table-cell office:value-type="float" office:value="40.455628247644" calcext:value-type="float">
            <text:p>40.4556282476</text:p>
          </table:table-cell>
          <table:table-cell office:value-type="float" office:value="6.6772079631286" calcext:value-type="float">
            <text:p>6.6772079631</text:p>
          </table:table-cell>
          <table:table-cell table:formula="of:=1/[.B346]" office:value-type="float" office:value="0.149763195263945" calcext:value-type="float">
            <text:p>0.1497631953</text:p>
          </table:table-cell>
          <table:table-cell table:formula="of:=[.C346]/MAX([.C$2:.C$452])" office:value-type="float" office:value="0.863571403146414" calcext:value-type="float">
            <text:p>0.8635714031</text:p>
          </table:table-cell>
          <table:table-cell table:formula="of:=[.A346]*(24/4)*365" office:value-type="float" office:value="88597.8258623403" calcext:value-type="float">
            <text:p>88597.8258623403</text:p>
          </table:table-cell>
          <table:table-cell table:number-columns-repeated="2"/>
        </table:table-row>
        <table:table-row table:style-name="ro1">
          <table:table-cell office:value-type="float" office:value="40.4545135908073" calcext:value-type="float">
            <text:p>40.4545135908</text:p>
          </table:table-cell>
          <table:table-cell office:value-type="float" office:value="6.67961922661779" calcext:value-type="float">
            <text:p>6.6796192266</text:p>
          </table:table-cell>
          <table:table-cell table:formula="of:=1/[.B347]" office:value-type="float" office:value="0.149709132522865" calcext:value-type="float">
            <text:p>0.1497091325</text:p>
          </table:table-cell>
          <table:table-cell table:formula="of:=[.C347]/MAX([.C$2:.C$452])" office:value-type="float" office:value="0.863259664090029" calcext:value-type="float">
            <text:p>0.8632596641</text:p>
          </table:table-cell>
          <table:table-cell table:formula="of:=[.A347]*(24/4)*365" office:value-type="float" office:value="88595.384763868" calcext:value-type="float">
            <text:p>88595.384763868</text:p>
          </table:table-cell>
          <table:table-cell table:number-columns-repeated="2"/>
        </table:table-row>
        <table:table-row table:style-name="ro1">
          <table:table-cell office:value-type="float" office:value="40.4499594473966" calcext:value-type="float">
            <text:p>40.4499594474</text:p>
          </table:table-cell>
          <table:table-cell office:value-type="float" office:value="6.68063114208544" calcext:value-type="float">
            <text:p>6.6806311421</text:p>
          </table:table-cell>
          <table:table-cell table:formula="of:=1/[.B348]" office:value-type="float" office:value="0.149686456074544" calcext:value-type="float">
            <text:p>0.1496864561</text:p>
          </table:table-cell>
          <table:table-cell table:formula="of:=[.C348]/MAX([.C$2:.C$452])" office:value-type="float" office:value="0.863128906114007" calcext:value-type="float">
            <text:p>0.8631289061</text:p>
          </table:table-cell>
          <table:table-cell table:formula="of:=[.A348]*(24/4)*365" office:value-type="float" office:value="88585.4111897986" calcext:value-type="float">
            <text:p>88585.4111897986</text:p>
          </table:table-cell>
          <table:table-cell table:number-columns-repeated="2"/>
        </table:table-row>
        <table:table-row table:style-name="ro1">
          <table:table-cell office:value-type="float" office:value="40.44332968177" calcext:value-type="float">
            <text:p>40.4433296818</text:p>
          </table:table-cell>
          <table:table-cell office:value-type="float" office:value="6.68129052607822" calcext:value-type="float">
            <text:p>6.6812905261</text:p>
          </table:table-cell>
          <table:table-cell table:formula="of:=1/[.B349]" office:value-type="float" office:value="0.149671683351716" calcext:value-type="float">
            <text:p>0.1496716834</text:p>
          </table:table-cell>
          <table:table-cell table:formula="of:=[.C349]/MAX([.C$2:.C$452])" office:value-type="float" office:value="0.863043722962312" calcext:value-type="float">
            <text:p>0.863043723</text:p>
          </table:table-cell>
          <table:table-cell table:formula="of:=[.A349]*(24/4)*365" office:value-type="float" office:value="88570.8920030764" calcext:value-type="float">
            <text:p>88570.8920030764</text:p>
          </table:table-cell>
          <table:table-cell table:number-columns-repeated="2"/>
        </table:table-row>
        <table:table-row table:style-name="ro1">
          <table:table-cell office:value-type="float" office:value="40.4353020293537" calcext:value-type="float">
            <text:p>40.4353020294</text:p>
          </table:table-cell>
          <table:table-cell office:value-type="float" office:value="6.68261834082644" calcext:value-type="float">
            <text:p>6.6826183408</text:p>
          </table:table-cell>
          <table:table-cell table:formula="of:=1/[.B350]" office:value-type="float" office:value="0.149641944070134" calcext:value-type="float">
            <text:p>0.1496419441</text:p>
          </table:table-cell>
          <table:table-cell table:formula="of:=[.C350]/MAX([.C$2:.C$452])" office:value-type="float" office:value="0.862872238953311" calcext:value-type="float">
            <text:p>0.862872239</text:p>
          </table:table-cell>
          <table:table-cell table:formula="of:=[.A350]*(24/4)*365" office:value-type="float" office:value="88553.3114442847" calcext:value-type="float">
            <text:p>88553.3114442847</text:p>
          </table:table-cell>
          <table:table-cell table:number-columns-repeated="2"/>
        </table:table-row>
        <table:table-row table:style-name="ro1">
          <table:table-cell office:value-type="float" office:value="40.4339634819191" calcext:value-type="float">
            <text:p>40.4339634819</text:p>
          </table:table-cell>
          <table:table-cell office:value-type="float" office:value="6.68943055305664" calcext:value-type="float">
            <text:p>6.6894305531</text:p>
          </table:table-cell>
          <table:table-cell table:formula="of:=1/[.B351]" office:value-type="float" office:value="0.149489555511278" calcext:value-type="float">
            <text:p>0.1494895555</text:p>
          </table:table-cell>
          <table:table-cell table:formula="of:=[.C351]/MAX([.C$2:.C$452])" office:value-type="float" office:value="0.86199352905825" calcext:value-type="float">
            <text:p>0.8619935291</text:p>
          </table:table-cell>
          <table:table-cell table:formula="of:=[.A351]*(24/4)*365" office:value-type="float" office:value="88550.3800254028" calcext:value-type="float">
            <text:p>88550.3800254028</text:p>
          </table:table-cell>
          <table:table-cell table:number-columns-repeated="2"/>
        </table:table-row>
        <table:table-row table:style-name="ro1">
          <table:table-cell office:value-type="float" office:value="40.4302182023687" calcext:value-type="float">
            <text:p>40.4302182024</text:p>
          </table:table-cell>
          <table:table-cell office:value-type="float" office:value="6.69127664118615" calcext:value-type="float">
            <text:p>6.6912766412</text:p>
          </table:table-cell>
          <table:table-cell table:formula="of:=1/[.B352]" office:value-type="float" office:value="0.149448312126986" calcext:value-type="float">
            <text:p>0.1494483121</text:p>
          </table:table-cell>
          <table:table-cell table:formula="of:=[.C352]/MAX([.C$2:.C$452])" office:value-type="float" office:value="0.861755709564745" calcext:value-type="float">
            <text:p>0.8617557096</text:p>
          </table:table-cell>
          <table:table-cell table:formula="of:=[.A352]*(24/4)*365" office:value-type="float" office:value="88542.1778631875" calcext:value-type="float">
            <text:p>88542.1778631875</text:p>
          </table:table-cell>
          <table:table-cell table:number-columns-repeated="2"/>
        </table:table-row>
        <table:table-row table:style-name="ro1">
          <table:table-cell office:value-type="float" office:value="40.4260079710204" calcext:value-type="float">
            <text:p>40.426007971</text:p>
          </table:table-cell>
          <table:table-cell office:value-type="float" office:value="6.69191639838038" calcext:value-type="float">
            <text:p>6.6919163984</text:p>
          </table:table-cell>
          <table:table-cell table:formula="of:=1/[.B353]" office:value-type="float" office:value="0.149434024645321" calcext:value-type="float">
            <text:p>0.1494340246</text:p>
          </table:table-cell>
          <table:table-cell table:formula="of:=[.C353]/MAX([.C$2:.C$452])" office:value-type="float" office:value="0.861673324432887" calcext:value-type="float">
            <text:p>0.8616733244</text:p>
          </table:table-cell>
          <table:table-cell table:formula="of:=[.A353]*(24/4)*365" office:value-type="float" office:value="88532.9574565347" calcext:value-type="float">
            <text:p>88532.9574565347</text:p>
          </table:table-cell>
          <table:table-cell table:number-columns-repeated="2"/>
        </table:table-row>
        <table:table-row table:style-name="ro1">
          <table:table-cell office:value-type="float" office:value="40.4225744285198" calcext:value-type="float">
            <text:p>40.4225744285</text:p>
          </table:table-cell>
          <table:table-cell office:value-type="float" office:value="6.69195464028684" calcext:value-type="float">
            <text:p>6.6919546403</text:p>
          </table:table-cell>
          <table:table-cell table:formula="of:=1/[.B354]" office:value-type="float" office:value="0.149433170688249" calcext:value-type="float">
            <text:p>0.1494331707</text:p>
          </table:table-cell>
          <table:table-cell table:formula="of:=[.C354]/MAX([.C$2:.C$452])" office:value-type="float" office:value="0.861668400306463" calcext:value-type="float">
            <text:p>0.8616684003</text:p>
          </table:table-cell>
          <table:table-cell table:formula="of:=[.A354]*(24/4)*365" office:value-type="float" office:value="88525.4379984583" calcext:value-type="float">
            <text:p>88525.4379984583</text:p>
          </table:table-cell>
          <table:table-cell table:number-columns-repeated="2"/>
        </table:table-row>
        <table:table-row table:style-name="ro1">
          <table:table-cell office:value-type="float" office:value="40.4219667879154" calcext:value-type="float">
            <text:p>40.4219667879</text:p>
          </table:table-cell>
          <table:table-cell office:value-type="float" office:value="6.6933637589919" calcext:value-type="float">
            <text:p>6.693363759</text:p>
          </table:table-cell>
          <table:table-cell table:formula="of:=1/[.B355]" office:value-type="float" office:value="0.14940171130795" calcext:value-type="float">
            <text:p>0.1494017113</text:p>
          </table:table-cell>
          <table:table-cell table:formula="of:=[.C355]/MAX([.C$2:.C$452])" office:value-type="float" office:value="0.861486997785377" calcext:value-type="float">
            <text:p>0.8614869978</text:p>
          </table:table-cell>
          <table:table-cell table:formula="of:=[.A355]*(24/4)*365" office:value-type="float" office:value="88524.1072655347" calcext:value-type="float">
            <text:p>88524.1072655347</text:p>
          </table:table-cell>
          <table:table-cell table:number-columns-repeated="2"/>
        </table:table-row>
        <table:table-row table:style-name="ro1">
          <table:table-cell office:value-type="float" office:value="40.4195478362887" calcext:value-type="float">
            <text:p>40.4195478363</text:p>
          </table:table-cell>
          <table:table-cell office:value-type="float" office:value="6.69699532374004" calcext:value-type="float">
            <text:p>6.6969953237</text:p>
          </table:table-cell>
          <table:table-cell table:formula="of:=1/[.B356]" office:value-type="float" office:value="0.149320695574494" calcext:value-type="float">
            <text:p>0.1493206956</text:p>
          </table:table-cell>
          <table:table-cell table:formula="of:=[.C356]/MAX([.C$2:.C$452])" office:value-type="float" office:value="0.861019841148571" calcext:value-type="float">
            <text:p>0.8610198411</text:p>
          </table:table-cell>
          <table:table-cell table:formula="of:=[.A356]*(24/4)*365" office:value-type="float" office:value="88518.8097614722" calcext:value-type="float">
            <text:p>88518.8097614722</text:p>
          </table:table-cell>
          <table:table-cell table:number-columns-repeated="2"/>
        </table:table-row>
        <table:table-row table:style-name="ro1">
          <table:table-cell office:value-type="float" office:value="40.4170946717339" calcext:value-type="float">
            <text:p>40.4170946717</text:p>
          </table:table-cell>
          <table:table-cell office:value-type="float" office:value="6.69841696043074" calcext:value-type="float">
            <text:p>6.6984169604</text:p>
          </table:table-cell>
          <table:table-cell table:formula="of:=1/[.B357]" office:value-type="float" office:value="0.149289004537528" calcext:value-type="float">
            <text:p>0.1492890045</text:p>
          </table:table-cell>
          <table:table-cell table:formula="of:=[.C357]/MAX([.C$2:.C$452])" office:value-type="float" office:value="0.860837102838188" calcext:value-type="float">
            <text:p>0.8608371028</text:p>
          </table:table-cell>
          <table:table-cell table:formula="of:=[.A357]*(24/4)*365" office:value-type="float" office:value="88513.4373310972" calcext:value-type="float">
            <text:p>88513.4373310972</text:p>
          </table:table-cell>
          <table:table-cell table:number-columns-repeated="2"/>
        </table:table-row>
        <table:table-row table:style-name="ro1">
          <table:table-cell office:value-type="float" office:value="40.4160244238965" calcext:value-type="float">
            <text:p>40.4160244239</text:p>
          </table:table-cell>
          <table:table-cell office:value-type="float" office:value="6.69908333633002" calcext:value-type="float">
            <text:p>6.6990833363</text:p>
          </table:table-cell>
          <table:table-cell table:formula="of:=1/[.B358]" office:value-type="float" office:value="0.149274154357338" calcext:value-type="float">
            <text:p>0.1492741544</text:p>
          </table:table-cell>
          <table:table-cell table:formula="of:=[.C358]/MAX([.C$2:.C$452])" office:value-type="float" office:value="0.860751473048299" calcext:value-type="float">
            <text:p>0.860751473</text:p>
          </table:table-cell>
          <table:table-cell table:formula="of:=[.A358]*(24/4)*365" office:value-type="float" office:value="88511.0934883333" calcext:value-type="float">
            <text:p>88511.0934883333</text:p>
          </table:table-cell>
          <table:table-cell table:number-columns-repeated="2"/>
        </table:table-row>
        <table:table-row table:style-name="ro1">
          <table:table-cell office:value-type="float" office:value="40.4062857777841" calcext:value-type="float">
            <text:p>40.4062857778</text:p>
          </table:table-cell>
          <table:table-cell office:value-type="float" office:value="6.69998229766096" calcext:value-type="float">
            <text:p>6.6999822977</text:p>
          </table:table-cell>
          <table:table-cell table:formula="of:=1/[.B359]" office:value-type="float" office:value="0.149254125693602" calcext:value-type="float">
            <text:p>0.1492541257</text:p>
          </table:table-cell>
          <table:table-cell table:formula="of:=[.C359]/MAX([.C$2:.C$452])" office:value-type="float" office:value="0.860635982849154" calcext:value-type="float">
            <text:p>0.8606359828</text:p>
          </table:table-cell>
          <table:table-cell table:formula="of:=[.A359]*(24/4)*365" office:value-type="float" office:value="88489.7658533472" calcext:value-type="float">
            <text:p>88489.7658533472</text:p>
          </table:table-cell>
          <table:table-cell table:number-columns-repeated="2"/>
        </table:table-row>
        <table:table-row table:style-name="ro1">
          <table:table-cell office:value-type="float" office:value="40.4021142292238" calcext:value-type="float">
            <text:p>40.4021142292</text:p>
          </table:table-cell>
          <table:table-cell office:value-type="float" office:value="6.70444887140193" calcext:value-type="float">
            <text:p>6.7044488714</text:p>
          </table:table-cell>
          <table:table-cell table:formula="of:=1/[.B360]" office:value-type="float" office:value="0.149154691038892" calcext:value-type="float">
            <text:p>0.149154691</text:p>
          </table:table-cell>
          <table:table-cell table:formula="of:=[.C360]/MAX([.C$2:.C$452])" office:value-type="float" office:value="0.860062618184099" calcext:value-type="float">
            <text:p>0.8600626182</text:p>
          </table:table-cell>
          <table:table-cell table:formula="of:=[.A360]*(24/4)*365" office:value-type="float" office:value="88480.630162" calcext:value-type="float">
            <text:p>88480.630162</text:p>
          </table:table-cell>
          <table:table-cell table:number-columns-repeated="2"/>
        </table:table-row>
        <table:table-row table:style-name="ro1">
          <table:table-cell office:value-type="float" office:value="40.4002159226408" calcext:value-type="float">
            <text:p>40.4002159226</text:p>
          </table:table-cell>
          <table:table-cell office:value-type="float" office:value="6.70516503147388" calcext:value-type="float">
            <text:p>6.7051650315</text:p>
          </table:table-cell>
          <table:table-cell table:formula="of:=1/[.B361]" office:value-type="float" office:value="0.149138760240206" calcext:value-type="float">
            <text:p>0.1491387602</text:p>
          </table:table-cell>
          <table:table-cell table:formula="of:=[.C361]/MAX([.C$2:.C$452])" office:value-type="float" office:value="0.859970757282297" calcext:value-type="float">
            <text:p>0.8599707573</text:p>
          </table:table-cell>
          <table:table-cell table:formula="of:=[.A361]*(24/4)*365" office:value-type="float" office:value="88476.4728705833" calcext:value-type="float">
            <text:p>88476.4728705833</text:p>
          </table:table-cell>
          <table:table-cell table:number-columns-repeated="2"/>
        </table:table-row>
        <table:table-row table:style-name="ro1">
          <table:table-cell office:value-type="float" office:value="40.3983022932395" calcext:value-type="float">
            <text:p>40.3983022932</text:p>
          </table:table-cell>
          <table:table-cell office:value-type="float" office:value="6.7058019154667" calcext:value-type="float">
            <text:p>6.7058019155</text:p>
          </table:table-cell>
          <table:table-cell table:formula="of:=1/[.B362]" office:value-type="float" office:value="0.149124595776314" calcext:value-type="float">
            <text:p>0.1491245958</text:p>
          </table:table-cell>
          <table:table-cell table:formula="of:=[.C362]/MAX([.C$2:.C$452])" office:value-type="float" office:value="0.85988908150116" calcext:value-type="float">
            <text:p>0.8598890815</text:p>
          </table:table-cell>
          <table:table-cell table:formula="of:=[.A362]*(24/4)*365" office:value-type="float" office:value="88472.2820221944" calcext:value-type="float">
            <text:p>88472.2820221944</text:p>
          </table:table-cell>
          <table:table-cell table:number-columns-repeated="2"/>
        </table:table-row>
        <table:table-row table:style-name="ro1">
          <table:table-cell office:value-type="float" office:value="40.3879711261638" calcext:value-type="float">
            <text:p>40.3879711262</text:p>
          </table:table-cell>
          <table:table-cell office:value-type="float" office:value="6.70904272032281" calcext:value-type="float">
            <text:p>6.7090427203</text:p>
          </table:table-cell>
          <table:table-cell table:formula="of:=1/[.B363]" office:value-type="float" office:value="0.14905256110098" calcext:value-type="float">
            <text:p>0.1490525611</text:p>
          </table:table-cell>
          <table:table-cell table:formula="of:=[.C363]/MAX([.C$2:.C$452])" office:value-type="float" office:value="0.859473711853474" calcext:value-type="float">
            <text:p>0.8594737119</text:p>
          </table:table-cell>
          <table:table-cell table:formula="of:=[.A363]*(24/4)*365" office:value-type="float" office:value="88449.6567662986" calcext:value-type="float">
            <text:p>88449.6567662986</text:p>
          </table:table-cell>
          <table:table-cell table:number-columns-repeated="2"/>
        </table:table-row>
        <table:table-row table:style-name="ro1">
          <table:table-cell office:value-type="float" office:value="40.3868461405663" calcext:value-type="float">
            <text:p>40.3868461406</text:p>
          </table:table-cell>
          <table:table-cell office:value-type="float" office:value="6.71256848471127" calcext:value-type="float">
            <text:p>6.7125684847</text:p>
          </table:table-cell>
          <table:table-cell table:formula="of:=1/[.B364]" office:value-type="float" office:value="0.148974271514343" calcext:value-type="float">
            <text:p>0.1489742715</text:p>
          </table:table-cell>
          <table:table-cell table:formula="of:=[.C364]/MAX([.C$2:.C$452])" office:value-type="float" office:value="0.859022274849447" calcext:value-type="float">
            <text:p>0.8590222748</text:p>
          </table:table-cell>
          <table:table-cell table:formula="of:=[.A364]*(24/4)*365" office:value-type="float" office:value="88447.1930478403" calcext:value-type="float">
            <text:p>88447.1930478403</text:p>
          </table:table-cell>
          <table:table-cell table:number-columns-repeated="2"/>
        </table:table-row>
        <table:table-row table:style-name="ro1">
          <table:table-cell office:value-type="float" office:value="40.3729688395389" calcext:value-type="float">
            <text:p>40.3729688395</text:p>
          </table:table-cell>
          <table:table-cell office:value-type="float" office:value="6.71698981564655" calcext:value-type="float">
            <text:p>6.7169898156</text:p>
          </table:table-cell>
          <table:table-cell table:formula="of:=1/[.B365]" office:value-type="float" office:value="0.148876212030365" calcext:value-type="float">
            <text:p>0.148876212</text:p>
          </table:table-cell>
          <table:table-cell table:formula="of:=[.C365]/MAX([.C$2:.C$452])" office:value-type="float" office:value="0.858456839756923" calcext:value-type="float">
            <text:p>0.8584568398</text:p>
          </table:table-cell>
          <table:table-cell table:formula="of:=[.A365]*(24/4)*365" office:value-type="float" office:value="88416.8017585903" calcext:value-type="float">
            <text:p>88416.8017585903</text:p>
          </table:table-cell>
          <table:table-cell table:number-columns-repeated="2"/>
        </table:table-row>
        <table:table-row table:style-name="ro1">
          <table:table-cell office:value-type="float" office:value="40.3685262037608" calcext:value-type="float">
            <text:p>40.3685262038</text:p>
          </table:table-cell>
          <table:table-cell office:value-type="float" office:value="6.72409090377602" calcext:value-type="float">
            <text:p>6.7240909038</text:p>
          </table:table-cell>
          <table:table-cell table:formula="of:=1/[.B366]" office:value-type="float" office:value="0.148718988828428" calcext:value-type="float">
            <text:p>0.1487189888</text:p>
          </table:table-cell>
          <table:table-cell table:formula="of:=[.C366]/MAX([.C$2:.C$452])" office:value-type="float" office:value="0.857550252121256" calcext:value-type="float">
            <text:p>0.8575502521</text:p>
          </table:table-cell>
          <table:table-cell table:formula="of:=[.A366]*(24/4)*365" office:value-type="float" office:value="88407.0723862361" calcext:value-type="float">
            <text:p>88407.0723862361</text:p>
          </table:table-cell>
          <table:table-cell table:number-columns-repeated="2"/>
        </table:table-row>
        <table:table-row table:style-name="ro1">
          <table:table-cell office:value-type="float" office:value="40.3676683616914" calcext:value-type="float">
            <text:p>40.3676683617</text:p>
          </table:table-cell>
          <table:table-cell office:value-type="float" office:value="6.72559133992707" calcext:value-type="float">
            <text:p>6.7255913399</text:p>
          </table:table-cell>
          <table:table-cell table:formula="of:=1/[.B367]" office:value-type="float" office:value="0.148685810578976" calcext:value-type="float">
            <text:p>0.1486858106</text:p>
          </table:table-cell>
          <table:table-cell table:formula="of:=[.C367]/MAX([.C$2:.C$452])" office:value-type="float" office:value="0.857358938178051" calcext:value-type="float">
            <text:p>0.8573589382</text:p>
          </table:table-cell>
          <table:table-cell table:formula="of:=[.A367]*(24/4)*365" office:value-type="float" office:value="88405.1937121042" calcext:value-type="float">
            <text:p>88405.1937121042</text:p>
          </table:table-cell>
          <table:table-cell table:number-columns-repeated="2"/>
        </table:table-row>
        <table:table-row table:style-name="ro1">
          <table:table-cell office:value-type="float" office:value="40.3634455523687" calcext:value-type="float">
            <text:p>40.3634455524</text:p>
          </table:table-cell>
          <table:table-cell office:value-type="float" office:value="6.72659214927965" calcext:value-type="float">
            <text:p>6.7265921493</text:p>
          </table:table-cell>
          <table:table-cell table:formula="of:=1/[.B368]" office:value-type="float" office:value="0.148663688507871" calcext:value-type="float">
            <text:p>0.1486636885</text:p>
          </table:table-cell>
          <table:table-cell table:formula="of:=[.C368]/MAX([.C$2:.C$452])" office:value-type="float" office:value="0.857231376877351" calcext:value-type="float">
            <text:p>0.8572313769</text:p>
          </table:table-cell>
          <table:table-cell table:formula="of:=[.A368]*(24/4)*365" office:value-type="float" office:value="88395.9457596875" calcext:value-type="float">
            <text:p>88395.9457596875</text:p>
          </table:table-cell>
          <table:table-cell table:number-columns-repeated="2"/>
        </table:table-row>
        <table:table-row table:style-name="ro1">
          <table:table-cell office:value-type="float" office:value="40.3631550688261" calcext:value-type="float">
            <text:p>40.3631550688</text:p>
          </table:table-cell>
          <table:table-cell office:value-type="float" office:value="6.72778250449546" calcext:value-type="float">
            <text:p>6.7277825045</text:p>
          </table:table-cell>
          <table:table-cell table:formula="of:=1/[.B369]" office:value-type="float" office:value="0.148637385250163" calcext:value-type="float">
            <text:p>0.1486373853</text:p>
          </table:table-cell>
          <table:table-cell table:formula="of:=[.C369]/MAX([.C$2:.C$452])" office:value-type="float" office:value="0.857079705826757" calcext:value-type="float">
            <text:p>0.8570797058</text:p>
          </table:table-cell>
          <table:table-cell table:formula="of:=[.A369]*(24/4)*365" office:value-type="float" office:value="88395.3096007292" calcext:value-type="float">
            <text:p>88395.3096007292</text:p>
          </table:table-cell>
          <table:table-cell table:number-columns-repeated="2"/>
        </table:table-row>
        <table:table-row table:style-name="ro1">
          <table:table-cell office:value-type="float" office:value="40.3584168129122" calcext:value-type="float">
            <text:p>40.3584168129</text:p>
          </table:table-cell>
          <table:table-cell office:value-type="float" office:value="6.73001963579041" calcext:value-type="float">
            <text:p>6.7300196358</text:p>
          </table:table-cell>
          <table:table-cell table:formula="of:=1/[.B370]" office:value-type="float" office:value="0.148587976576172" calcext:value-type="float">
            <text:p>0.1485879766</text:p>
          </table:table-cell>
          <table:table-cell table:formula="of:=[.C370]/MAX([.C$2:.C$452])" office:value-type="float" office:value="0.856794803265408" calcext:value-type="float">
            <text:p>0.8567948033</text:p>
          </table:table-cell>
          <table:table-cell table:formula="of:=[.A370]*(24/4)*365" office:value-type="float" office:value="88384.9328202778" calcext:value-type="float">
            <text:p>88384.9328202778</text:p>
          </table:table-cell>
          <table:table-cell table:number-columns-repeated="2"/>
        </table:table-row>
        <table:table-row table:style-name="ro1">
          <table:table-cell office:value-type="float" office:value="40.3544486476376" calcext:value-type="float">
            <text:p>40.3544486476</text:p>
          </table:table-cell>
          <table:table-cell office:value-type="float" office:value="6.73029485161776" calcext:value-type="float">
            <text:p>6.7302948516</text:p>
          </table:table-cell>
          <table:table-cell table:formula="of:=1/[.B371]" office:value-type="float" office:value="0.14858190050316" calcext:value-type="float">
            <text:p>0.1485819005</text:p>
          </table:table-cell>
          <table:table-cell table:formula="of:=[.C371]/MAX([.C$2:.C$452])" office:value-type="float" office:value="0.856759767134621" calcext:value-type="float">
            <text:p>0.8567597671</text:p>
          </table:table-cell>
          <table:table-cell table:formula="of:=[.A371]*(24/4)*365" office:value-type="float" office:value="88376.2425383264" calcext:value-type="float">
            <text:p>88376.2425383264</text:p>
          </table:table-cell>
          <table:table-cell table:number-columns-repeated="2"/>
        </table:table-row>
        <table:table-row table:style-name="ro1">
          <table:table-cell office:value-type="float" office:value="40.3489131369926" calcext:value-type="float">
            <text:p>40.348913137</text:p>
          </table:table-cell>
          <table:table-cell office:value-type="float" office:value="6.73301703237315" calcext:value-type="float">
            <text:p>6.7330170324</text:p>
          </table:table-cell>
          <table:table-cell table:formula="of:=1/[.B372]" office:value-type="float" office:value="0.148521828355978" calcext:value-type="float">
            <text:p>0.1485218284</text:p>
          </table:table-cell>
          <table:table-cell table:formula="of:=[.C372]/MAX([.C$2:.C$452])" office:value-type="float" office:value="0.856413376365242" calcext:value-type="float">
            <text:p>0.8564133764</text:p>
          </table:table-cell>
          <table:table-cell table:formula="of:=[.A372]*(24/4)*365" office:value-type="float" office:value="88364.1197700139" calcext:value-type="float">
            <text:p>88364.1197700139</text:p>
          </table:table-cell>
          <table:table-cell table:number-columns-repeated="2"/>
        </table:table-row>
        <table:table-row table:style-name="ro1">
          <table:table-cell office:value-type="float" office:value="40.3464566552733" calcext:value-type="float">
            <text:p>40.3464566553</text:p>
          </table:table-cell>
          <table:table-cell office:value-type="float" office:value="6.73757108812856" calcext:value-type="float">
            <text:p>6.7375710881</text:p>
          </table:table-cell>
          <table:table-cell table:formula="of:=1/[.B373]" office:value-type="float" office:value="0.148421439554378" calcext:value-type="float">
            <text:p>0.1484214396</text:p>
          </table:table-cell>
          <table:table-cell table:formula="of:=[.C373]/MAX([.C$2:.C$452])" office:value-type="float" office:value="0.855834509854651" calcext:value-type="float">
            <text:p>0.8558345099</text:p>
          </table:table-cell>
          <table:table-cell table:formula="of:=[.A373]*(24/4)*365" office:value-type="float" office:value="88358.7400750486" calcext:value-type="float">
            <text:p>88358.7400750486</text:p>
          </table:table-cell>
          <table:table-cell table:number-columns-repeated="2"/>
        </table:table-row>
        <table:table-row table:style-name="ro1">
          <table:table-cell office:value-type="float" office:value="40.343144689929" calcext:value-type="float">
            <text:p>40.3431446899</text:p>
          </table:table-cell>
          <table:table-cell office:value-type="float" office:value="6.73848590377601" calcext:value-type="float">
            <text:p>6.7384859038</text:p>
          </table:table-cell>
          <table:table-cell table:formula="of:=1/[.B374]" office:value-type="float" office:value="0.14840128988615" calcext:value-type="float">
            <text:p>0.1484012899</text:p>
          </table:table-cell>
          <table:table-cell table:formula="of:=[.C374]/MAX([.C$2:.C$452])" office:value-type="float" office:value="0.855718321913855" calcext:value-type="float">
            <text:p>0.8557183219</text:p>
          </table:table-cell>
          <table:table-cell table:formula="of:=[.A374]*(24/4)*365" office:value-type="float" office:value="88351.4868709444" calcext:value-type="float">
            <text:p>88351.4868709444</text:p>
          </table:table-cell>
          <table:table-cell table:number-columns-repeated="2"/>
        </table:table-row>
        <table:table-row table:style-name="ro1">
          <table:table-cell office:value-type="float" office:value="40.3408912897609" calcext:value-type="float">
            <text:p>40.3408912898</text:p>
          </table:table-cell>
          <table:table-cell office:value-type="float" office:value="6.74073643884792" calcext:value-type="float">
            <text:p>6.7407364388</text:p>
          </table:table-cell>
          <table:table-cell table:formula="of:=1/[.B375]" office:value-type="float" office:value="0.148351743028676" calcext:value-type="float">
            <text:p>0.148351743</text:p>
          </table:table-cell>
          <table:table-cell table:formula="of:=[.C375]/MAX([.C$2:.C$452])" office:value-type="float" office:value="0.855432622552573" calcext:value-type="float">
            <text:p>0.8554326226</text:p>
          </table:table-cell>
          <table:table-cell table:formula="of:=[.A375]*(24/4)*365" office:value-type="float" office:value="88346.5519245764" calcext:value-type="float">
            <text:p>88346.5519245764</text:p>
          </table:table-cell>
          <table:table-cell table:number-columns-repeated="2"/>
        </table:table-row>
        <table:table-row table:style-name="ro1">
          <table:table-cell office:value-type="float" office:value="40.335413032826" calcext:value-type="float">
            <text:p>40.3354130328</text:p>
          </table:table-cell>
          <table:table-cell office:value-type="float" office:value="6.7409014928048" calcext:value-type="float">
            <text:p>6.7409014928</text:p>
          </table:table-cell>
          <table:table-cell table:formula="of:=1/[.B376]" office:value-type="float" office:value="0.148348110570581" calcext:value-type="float">
            <text:p>0.1483481106</text:p>
          </table:table-cell>
          <table:table-cell table:formula="of:=[.C376]/MAX([.C$2:.C$452])" office:value-type="float" office:value="0.855411676906158" calcext:value-type="float">
            <text:p>0.8554116769</text:p>
          </table:table-cell>
          <table:table-cell table:formula="of:=[.A376]*(24/4)*365" office:value-type="float" office:value="88334.5545418889" calcext:value-type="float">
            <text:p>88334.5545418889</text:p>
          </table:table-cell>
          <table:table-cell table:number-columns-repeated="2"/>
        </table:table-row>
        <table:table-row table:style-name="ro1">
          <table:table-cell office:value-type="float" office:value="40.3314269390728" calcext:value-type="float">
            <text:p>40.3314269391</text:p>
          </table:table-cell>
          <table:table-cell office:value-type="float" office:value="6.74449361061057" calcext:value-type="float">
            <text:p>6.7444936106</text:p>
          </table:table-cell>
          <table:table-cell table:formula="of:=1/[.B377]" office:value-type="float" office:value="0.148269100355701" calcext:value-type="float">
            <text:p>0.1482691004</text:p>
          </table:table-cell>
          <table:table-cell table:formula="of:=[.C377]/MAX([.C$2:.C$452])" office:value-type="float" office:value="0.85495608458251" calcext:value-type="float">
            <text:p>0.8549560846</text:p>
          </table:table-cell>
          <table:table-cell table:formula="of:=[.A377]*(24/4)*365" office:value-type="float" office:value="88325.8249965695" calcext:value-type="float">
            <text:p>88325.8249965695</text:p>
          </table:table-cell>
          <table:table-cell table:number-columns-repeated="2"/>
        </table:table-row>
        <table:table-row table:style-name="ro1">
          <table:table-cell office:value-type="float" office:value="40.3279164644058" calcext:value-type="float">
            <text:p>40.3279164644</text:p>
          </table:table-cell>
          <table:table-cell office:value-type="float" office:value="6.74619082284078" calcext:value-type="float">
            <text:p>6.7461908228</text:p>
          </table:table-cell>
          <table:table-cell table:formula="of:=1/[.B378]" office:value-type="float" office:value="0.148231798693608" calcext:value-type="float">
            <text:p>0.1482317987</text:p>
          </table:table-cell>
          <table:table-cell table:formula="of:=[.C378]/MAX([.C$2:.C$452])" office:value-type="float" office:value="0.854740994028278" calcext:value-type="float">
            <text:p>0.854740994</text:p>
          </table:table-cell>
          <table:table-cell table:formula="of:=[.A378]*(24/4)*365" office:value-type="float" office:value="88318.1370570486" calcext:value-type="float">
            <text:p>88318.1370570486</text:p>
          </table:table-cell>
          <table:table-cell table:number-columns-repeated="2"/>
        </table:table-row>
        <table:table-row table:style-name="ro1">
          <table:table-cell office:value-type="float" office:value="40.3278614213534" calcext:value-type="float">
            <text:p>40.3278614214</text:p>
          </table:table-cell>
          <table:table-cell office:value-type="float" office:value="6.74813195593428" calcext:value-type="float">
            <text:p>6.7481319559</text:p>
          </table:table-cell>
          <table:table-cell table:formula="of:=1/[.B379]" office:value-type="float" office:value="0.148189159093222" calcext:value-type="float">
            <text:p>0.1481891591</text:p>
          </table:table-cell>
          <table:table-cell table:formula="of:=[.C379]/MAX([.C$2:.C$452])" office:value-type="float" office:value="0.854495123609513" calcext:value-type="float">
            <text:p>0.8544951236</text:p>
          </table:table-cell>
          <table:table-cell table:formula="of:=[.A379]*(24/4)*365" office:value-type="float" office:value="88318.0165127639" calcext:value-type="float">
            <text:p>88318.0165127639</text:p>
          </table:table-cell>
          <table:table-cell table:number-columns-repeated="2"/>
        </table:table-row>
        <table:table-row table:style-name="ro1">
          <table:table-cell office:value-type="float" office:value="40.3150496939339" calcext:value-type="float">
            <text:p>40.3150496939</text:p>
          </table:table-cell>
          <table:table-cell office:value-type="float" office:value="6.75284472571847" calcext:value-type="float">
            <text:p>6.7528447257</text:p>
          </table:table-cell>
          <table:table-cell table:formula="of:=1/[.B380]" office:value-type="float" office:value="0.148085738768946" calcext:value-type="float">
            <text:p>0.1480857388</text:p>
          </table:table-cell>
          <table:table-cell table:formula="of:=[.C380]/MAX([.C$2:.C$452])" office:value-type="float" office:value="0.853898776593871" calcext:value-type="float">
            <text:p>0.8538987766</text:p>
          </table:table-cell>
          <table:table-cell table:formula="of:=[.A380]*(24/4)*365" office:value-type="float" office:value="88289.9588297153" calcext:value-type="float">
            <text:p>88289.9588297153</text:p>
          </table:table-cell>
          <table:table-cell table:number-columns-repeated="2"/>
        </table:table-row>
        <table:table-row table:style-name="ro1">
          <table:table-cell office:value-type="float" office:value="40.3079285960712" calcext:value-type="float">
            <text:p>40.3079285961</text:p>
          </table:table-cell>
          <table:table-cell office:value-type="float" office:value="6.75620379945947" calcext:value-type="float">
            <text:p>6.7562037995</text:p>
          </table:table-cell>
          <table:table-cell table:formula="of:=1/[.B381]" office:value-type="float" office:value="0.148012112967937" calcext:value-type="float">
            <text:p>0.148012113</text:p>
          </table:table-cell>
          <table:table-cell table:formula="of:=[.C381]/MAX([.C$2:.C$452])" office:value-type="float" office:value="0.853474232124363" calcext:value-type="float">
            <text:p>0.8534742321</text:p>
          </table:table-cell>
          <table:table-cell table:formula="of:=[.A381]*(24/4)*365" office:value-type="float" office:value="88274.3636253958" calcext:value-type="float">
            <text:p>88274.3636253958</text:p>
          </table:table-cell>
          <table:table-cell table:number-columns-repeated="2"/>
        </table:table-row>
        <table:table-row table:style-name="ro1">
          <table:table-cell office:value-type="float" office:value="40.3030968314339" calcext:value-type="float">
            <text:p>40.3030968314</text:p>
          </table:table-cell>
          <table:table-cell office:value-type="float" office:value="6.75981543615012" calcext:value-type="float">
            <text:p>6.7598154362</text:p>
          </table:table-cell>
          <table:table-cell table:formula="of:=1/[.B382]" office:value-type="float" office:value="0.147933033001493" calcext:value-type="float">
            <text:p>0.147933033</text:p>
          </table:table-cell>
          <table:table-cell table:formula="of:=[.C382]/MAX([.C$2:.C$452])" office:value-type="float" office:value="0.853018237596053" calcext:value-type="float">
            <text:p>0.8530182376</text:p>
          </table:table-cell>
          <table:table-cell table:formula="of:=[.A382]*(24/4)*365" office:value-type="float" office:value="88263.7820608403" calcext:value-type="float">
            <text:p>88263.7820608403</text:p>
          </table:table-cell>
          <table:table-cell table:number-columns-repeated="2"/>
        </table:table-row>
        <table:table-row table:style-name="ro1">
          <table:table-cell office:value-type="float" office:value="40.2973581046867" calcext:value-type="float">
            <text:p>40.2973581047</text:p>
          </table:table-cell>
          <table:table-cell office:value-type="float" office:value="6.76461952338032" calcext:value-type="float">
            <text:p>6.7646195234</text:p>
          </table:table-cell>
          <table:table-cell table:formula="of:=1/[.B383]" office:value-type="float" office:value="0.147827974144552" calcext:value-type="float">
            <text:p>0.1478279741</text:p>
          </table:table-cell>
          <table:table-cell table:formula="of:=[.C383]/MAX([.C$2:.C$452])" office:value-type="float" office:value="0.852412442398231" calcext:value-type="float">
            <text:p>0.8524124424</text:p>
          </table:table-cell>
          <table:table-cell table:formula="of:=[.A383]*(24/4)*365" office:value-type="float" office:value="88251.2142492639" calcext:value-type="float">
            <text:p>88251.2142492639</text:p>
          </table:table-cell>
          <table:table-cell table:number-columns-repeated="2"/>
        </table:table-row>
        <table:table-row table:style-name="ro1">
          <table:table-cell office:value-type="float" office:value="40.2950168465817" calcext:value-type="float">
            <text:p>40.2950168466</text:p>
          </table:table-cell>
          <table:table-cell office:value-type="float" office:value="6.76617217625803" calcext:value-type="float">
            <text:p>6.7661721763</text:p>
          </table:table-cell>
          <table:table-cell table:formula="of:=1/[.B384]" office:value-type="float" office:value="0.147794051636599" calcext:value-type="float">
            <text:p>0.1477940516</text:p>
          </table:table-cell>
          <table:table-cell table:formula="of:=[.C384]/MAX([.C$2:.C$452])" office:value-type="float" office:value="0.852216836877531" calcext:value-type="float">
            <text:p>0.8522168369</text:p>
          </table:table-cell>
          <table:table-cell table:formula="of:=[.A384]*(24/4)*365" office:value-type="float" office:value="88246.0868940139" calcext:value-type="float">
            <text:p>88246.0868940139</text:p>
          </table:table-cell>
          <table:table-cell table:number-columns-repeated="2"/>
        </table:table-row>
        <table:table-row table:style-name="ro1">
          <table:table-cell office:value-type="float" office:value="40.2947635835109" calcext:value-type="float">
            <text:p>40.2947635835</text:p>
          </table:table-cell>
          <table:table-cell office:value-type="float" office:value="6.76794731564647" calcext:value-type="float">
            <text:p>6.7679473156</text:p>
          </table:table-cell>
          <table:table-cell table:formula="of:=1/[.B385]" office:value-type="float" office:value="0.147755287291931" calcext:value-type="float">
            <text:p>0.1477552873</text:p>
          </table:table-cell>
          <table:table-cell table:formula="of:=[.C385]/MAX([.C$2:.C$452])" office:value-type="float" office:value="0.851993312135968" calcext:value-type="float">
            <text:p>0.8519933121</text:p>
          </table:table-cell>
          <table:table-cell table:formula="of:=[.A385]*(24/4)*365" office:value-type="float" office:value="88245.5322478889" calcext:value-type="float">
            <text:p>88245.5322478889</text:p>
          </table:table-cell>
          <table:table-cell table:number-columns-repeated="2"/>
        </table:table-row>
        <table:table-row table:style-name="ro1">
          <table:table-cell office:value-type="float" office:value="40.2934534344654" calcext:value-type="float">
            <text:p>40.2934534345</text:p>
          </table:table-cell>
          <table:table-cell office:value-type="float" office:value="6.76839920413573" calcext:value-type="float">
            <text:p>6.7683992041</text:p>
          </table:table-cell>
          <table:table-cell table:formula="of:=1/[.B386]" office:value-type="float" office:value="0.147745422490589" calcext:value-type="float">
            <text:p>0.1477454225</text:p>
          </table:table-cell>
          <table:table-cell table:formula="of:=[.C386]/MAX([.C$2:.C$452])" office:value-type="float" office:value="0.851936429266169" calcext:value-type="float">
            <text:p>0.8519364293</text:p>
          </table:table-cell>
          <table:table-cell table:formula="of:=[.A386]*(24/4)*365" office:value-type="float" office:value="88242.6630214792" calcext:value-type="float">
            <text:p>88242.6630214792</text:p>
          </table:table-cell>
          <table:table-cell table:number-columns-repeated="2"/>
        </table:table-row>
        <table:table-row table:style-name="ro1">
          <table:table-cell office:value-type="float" office:value="40.2847456659278" calcext:value-type="float">
            <text:p>40.2847456659</text:p>
          </table:table-cell>
          <table:table-cell office:value-type="float" office:value="6.77022874999904" calcext:value-type="float">
            <text:p>6.77022875</text:p>
          </table:table-cell>
          <table:table-cell table:formula="of:=1/[.B387]" office:value-type="float" office:value="0.147705496656984" calcext:value-type="float">
            <text:p>0.1477054967</text:p>
          </table:table-cell>
          <table:table-cell table:formula="of:=[.C387]/MAX([.C$2:.C$452])" office:value-type="float" office:value="0.851706207093843" calcext:value-type="float">
            <text:p>0.8517062071</text:p>
          </table:table-cell>
          <table:table-cell table:formula="of:=[.A387]*(24/4)*365" office:value-type="float" office:value="88223.5930083819" calcext:value-type="float">
            <text:p>88223.5930083819</text:p>
          </table:table-cell>
          <table:table-cell table:number-columns-repeated="2"/>
        </table:table-row>
        <table:table-row table:style-name="ro1">
          <table:table-cell office:value-type="float" office:value="40.2838414588629" calcext:value-type="float">
            <text:p>40.2838414589</text:p>
          </table:table-cell>
          <table:table-cell office:value-type="float" office:value="6.77611189298466" calcext:value-type="float">
            <text:p>6.776111893</text:p>
          </table:table-cell>
          <table:table-cell table:formula="of:=1/[.B388]" office:value-type="float" office:value="0.14757725607148" calcext:value-type="float">
            <text:p>0.1475772561</text:p>
          </table:table-cell>
          <table:table-cell table:formula="of:=[.C388]/MAX([.C$2:.C$452])" office:value-type="float" office:value="0.850966740349904" calcext:value-type="float">
            <text:p>0.8509667403</text:p>
          </table:table-cell>
          <table:table-cell table:formula="of:=[.A388]*(24/4)*365" office:value-type="float" office:value="88221.6127949097" calcext:value-type="float">
            <text:p>88221.6127949097</text:p>
          </table:table-cell>
          <table:table-cell table:number-columns-repeated="2"/>
        </table:table-row>
        <table:table-row table:style-name="ro1">
          <table:table-cell office:value-type="float" office:value="40.279329074128" calcext:value-type="float">
            <text:p>40.2793290741</text:p>
          </table:table-cell>
          <table:table-cell office:value-type="float" office:value="6.77620773830839" calcext:value-type="float">
            <text:p>6.7762077383</text:p>
          </table:table-cell>
          <table:table-cell table:formula="of:=1/[.B389]" office:value-type="float" office:value="0.147575168681242" calcext:value-type="float">
            <text:p>0.1475751687</text:p>
          </table:table-cell>
          <table:table-cell table:formula="of:=[.C389]/MAX([.C$2:.C$452])" office:value-type="float" office:value="0.850954703944607" calcext:value-type="float">
            <text:p>0.8509547039</text:p>
          </table:table-cell>
          <table:table-cell table:formula="of:=[.A389]*(24/4)*365" office:value-type="float" office:value="88211.7306723403" calcext:value-type="float">
            <text:p>88211.7306723403</text:p>
          </table:table-cell>
          <table:table-cell table:number-columns-repeated="2"/>
        </table:table-row>
        <table:table-row table:style-name="ro1">
          <table:table-cell office:value-type="float" office:value="40.2738696769089" calcext:value-type="float">
            <text:p>40.2738696769</text:p>
          </table:table-cell>
          <table:table-cell office:value-type="float" office:value="6.77790459532276" calcext:value-type="float">
            <text:p>6.7779045953</text:p>
          </table:table-cell>
          <table:table-cell table:formula="of:=1/[.B390]" office:value-type="float" office:value="0.147538223050539" calcext:value-type="float">
            <text:p>0.1475382231</text:p>
          </table:table-cell>
          <table:table-cell table:formula="of:=[.C390]/MAX([.C$2:.C$452])" office:value-type="float" office:value="0.850741666354893" calcext:value-type="float">
            <text:p>0.8507416664</text:p>
          </table:table-cell>
          <table:table-cell table:formula="of:=[.A390]*(24/4)*365" office:value-type="float" office:value="88199.7745924306" calcext:value-type="float">
            <text:p>88199.7745924306</text:p>
          </table:table-cell>
          <table:table-cell table:number-columns-repeated="2"/>
        </table:table-row>
        <table:table-row table:style-name="ro1">
          <table:table-cell office:value-type="float" office:value="40.2706699147673" calcext:value-type="float">
            <text:p>40.2706699148</text:p>
          </table:table-cell>
          <table:table-cell office:value-type="float" office:value="6.78016249999904" calcext:value-type="float">
            <text:p>6.7801625</text:p>
          </table:table-cell>
          <table:table-cell table:formula="of:=1/[.B391]" office:value-type="float" office:value="0.147489090416364" calcext:value-type="float">
            <text:p>0.1474890904</text:p>
          </table:table-cell>
          <table:table-cell table:formula="of:=[.C391]/MAX([.C$2:.C$452])" office:value-type="float" office:value="0.850458355506994" calcext:value-type="float">
            <text:p>0.8504583555</text:p>
          </table:table-cell>
          <table:table-cell table:formula="of:=[.A391]*(24/4)*365" office:value-type="float" office:value="88192.7671133403" calcext:value-type="float">
            <text:p>88192.7671133403</text:p>
          </table:table-cell>
          <table:table-cell table:number-columns-repeated="2"/>
        </table:table-row>
        <table:table-row table:style-name="ro1">
          <table:table-cell office:value-type="float" office:value="40.2693162128076" calcext:value-type="float">
            <text:p>40.2693162128</text:p>
          </table:table-cell>
          <table:table-cell office:value-type="float" office:value="6.78123250899183" calcext:value-type="float">
            <text:p>6.781232509</text:p>
          </table:table-cell>
          <table:table-cell table:formula="of:=1/[.B392]" office:value-type="float" office:value="0.147465818149431" calcext:value-type="float">
            <text:p>0.1474658181</text:p>
          </table:table-cell>
          <table:table-cell table:formula="of:=[.C392]/MAX([.C$2:.C$452])" office:value-type="float" office:value="0.850324161894375" calcext:value-type="float">
            <text:p>0.8503241619</text:p>
          </table:table-cell>
          <table:table-cell table:formula="of:=[.A392]*(24/4)*365" office:value-type="float" office:value="88189.8025060486" calcext:value-type="float">
            <text:p>88189.8025060486</text:p>
          </table:table-cell>
          <table:table-cell table:number-columns-repeated="2"/>
        </table:table-row>
        <table:table-row table:style-name="ro1">
          <table:table-cell office:value-type="float" office:value="40.2608674319001" calcext:value-type="float">
            <text:p>40.2608674319</text:p>
          </table:table-cell>
          <table:table-cell office:value-type="float" office:value="6.78347353417171" calcext:value-type="float">
            <text:p>6.7834735342</text:p>
          </table:table-cell>
          <table:table-cell table:formula="of:=1/[.B393]" office:value-type="float" office:value="0.14741710054038" calcext:value-type="float">
            <text:p>0.1474171005</text:p>
          </table:table-cell>
          <table:table-cell table:formula="of:=[.C393]/MAX([.C$2:.C$452])" office:value-type="float" office:value="0.850043244183374" calcext:value-type="float">
            <text:p>0.8500432442</text:p>
          </table:table-cell>
          <table:table-cell table:formula="of:=[.A393]*(24/4)*365" office:value-type="float" office:value="88171.2996758611" calcext:value-type="float">
            <text:p>88171.2996758611</text:p>
          </table:table-cell>
          <table:table-cell table:number-columns-repeated="2"/>
        </table:table-row>
        <table:table-row table:style-name="ro1">
          <table:table-cell office:value-type="float" office:value="40.2600832758752" calcext:value-type="float">
            <text:p>40.2600832759</text:p>
          </table:table-cell>
          <table:table-cell office:value-type="float" office:value="6.78697942895586" calcext:value-type="float">
            <text:p>6.786979429</text:p>
          </table:table-cell>
          <table:table-cell table:formula="of:=1/[.B394]" office:value-type="float" office:value="0.147340950487284" calcext:value-type="float">
            <text:p>0.1473409505</text:p>
          </table:table-cell>
          <table:table-cell table:formula="of:=[.C394]/MAX([.C$2:.C$452])" office:value-type="float" office:value="0.849604144255742" calcext:value-type="float">
            <text:p>0.8496041443</text:p>
          </table:table-cell>
          <table:table-cell table:formula="of:=[.A394]*(24/4)*365" office:value-type="float" office:value="88169.5823741667" calcext:value-type="float">
            <text:p>88169.5823741667</text:p>
          </table:table-cell>
          <table:table-cell table:number-columns-repeated="2"/>
        </table:table-row>
        <table:table-row table:style-name="ro1">
          <table:table-cell office:value-type="float" office:value="40.257690652058" calcext:value-type="float">
            <text:p>40.2576906521</text:p>
          </table:table-cell>
          <table:table-cell office:value-type="float" office:value="6.78928063848825" calcext:value-type="float">
            <text:p>6.7892806385</text:p>
          </table:table-cell>
          <table:table-cell table:formula="of:=1/[.B395]" office:value-type="float" office:value="0.147291009644089" calcext:value-type="float">
            <text:p>0.1472910096</text:p>
          </table:table-cell>
          <table:table-cell table:formula="of:=[.C395]/MAX([.C$2:.C$452])" office:value-type="float" office:value="0.849316173075934" calcext:value-type="float">
            <text:p>0.8493161731</text:p>
          </table:table-cell>
          <table:table-cell table:formula="of:=[.A395]*(24/4)*365" office:value-type="float" office:value="88164.342528007" calcext:value-type="float">
            <text:p>88164.342528007</text:p>
          </table:table-cell>
          <table:table-cell table:number-columns-repeated="2"/>
        </table:table-row>
        <table:table-row table:style-name="ro1">
          <table:table-cell office:value-type="float" office:value="40.2475455244926" calcext:value-type="float">
            <text:p>40.2475455245</text:p>
          </table:table-cell>
          <table:table-cell office:value-type="float" office:value="6.79106391186956" calcext:value-type="float">
            <text:p>6.7910639119</text:p>
          </table:table-cell>
          <table:table-cell table:formula="of:=1/[.B396]" office:value-type="float" office:value="0.147252332326336" calcext:value-type="float">
            <text:p>0.1472523323</text:p>
          </table:table-cell>
          <table:table-cell table:formula="of:=[.C396]/MAX([.C$2:.C$452])" office:value-type="float" office:value="0.849093150152955" calcext:value-type="float">
            <text:p>0.8490931502</text:p>
          </table:table-cell>
          <table:table-cell table:formula="of:=[.A396]*(24/4)*365" office:value-type="float" office:value="88142.1246986389" calcext:value-type="float">
            <text:p>88142.1246986389</text:p>
          </table:table-cell>
          <table:table-cell table:number-columns-repeated="2"/>
        </table:table-row>
        <table:table-row table:style-name="ro1">
          <table:table-cell office:value-type="float" office:value="40.246190243341" calcext:value-type="float">
            <text:p>40.2461902433</text:p>
          </table:table-cell>
          <table:table-cell office:value-type="float" office:value="6.79567087230123" calcext:value-type="float">
            <text:p>6.7956708723</text:p>
          </table:table-cell>
          <table:table-cell table:formula="of:=1/[.B397]" office:value-type="float" office:value="0.147152506175063" calcext:value-type="float">
            <text:p>0.1471525062</text:p>
          </table:table-cell>
          <table:table-cell table:formula="of:=[.C397]/MAX([.C$2:.C$452])" office:value-type="float" office:value="0.848517528022475" calcext:value-type="float">
            <text:p>0.848517528</text:p>
          </table:table-cell>
          <table:table-cell table:formula="of:=[.A397]*(24/4)*365" office:value-type="float" office:value="88139.1566329167" calcext:value-type="float">
            <text:p>88139.1566329167</text:p>
          </table:table-cell>
          <table:table-cell table:number-columns-repeated="2"/>
        </table:table-row>
        <table:table-row table:style-name="ro1">
          <table:table-cell office:value-type="float" office:value="40.2449712672057" calcext:value-type="float">
            <text:p>40.2449712672</text:p>
          </table:table-cell>
          <table:table-cell office:value-type="float" office:value="6.79589091276881" calcext:value-type="float">
            <text:p>6.7958909128</text:p>
          </table:table-cell>
          <table:table-cell table:formula="of:=1/[.B398]" office:value-type="float" office:value="0.147147741603842" calcext:value-type="float">
            <text:p>0.1471477416</text:p>
          </table:table-cell>
          <table:table-cell table:formula="of:=[.C398]/MAX([.C$2:.C$452])" office:value-type="float" office:value="0.848490054333445" calcext:value-type="float">
            <text:p>0.8484900543</text:p>
          </table:table-cell>
          <table:table-cell table:formula="of:=[.A398]*(24/4)*365" office:value-type="float" office:value="88136.4870751805" calcext:value-type="float">
            <text:p>88136.4870751805</text:p>
          </table:table-cell>
          <table:table-cell table:number-columns-repeated="2"/>
        </table:table-row>
        <table:table-row table:style-name="ro1">
          <table:table-cell office:value-type="float" office:value="40.2343125986175" calcext:value-type="float">
            <text:p>40.2343125986</text:p>
          </table:table-cell>
          <table:table-cell office:value-type="float" office:value="6.80046772931561" calcext:value-type="float">
            <text:p>6.8004677293</text:p>
          </table:table-cell>
          <table:table-cell table:formula="of:=1/[.B399]" office:value-type="float" office:value="0.147048708971764" calcext:value-type="float">
            <text:p>0.147048709</text:p>
          </table:table-cell>
          <table:table-cell table:formula="of:=[.C399]/MAX([.C$2:.C$452])" office:value-type="float" office:value="0.847919007829728" calcext:value-type="float">
            <text:p>0.8479190078</text:p>
          </table:table-cell>
          <table:table-cell table:formula="of:=[.A399]*(24/4)*365" office:value-type="float" office:value="88113.1445909722" calcext:value-type="float">
            <text:p>88113.1445909722</text:p>
          </table:table-cell>
          <table:table-cell table:number-columns-repeated="2"/>
        </table:table-row>
        <table:table-row table:style-name="ro1">
          <table:table-cell office:value-type="float" office:value="40.2265158978913" calcext:value-type="float">
            <text:p>40.2265158979</text:p>
          </table:table-cell>
          <table:table-cell office:value-type="float" office:value="6.80730669514295" calcext:value-type="float">
            <text:p>6.8073066951</text:p>
          </table:table-cell>
          <table:table-cell table:formula="of:=1/[.B400]" office:value-type="float" office:value="0.146900976374916" calcext:value-type="float">
            <text:p>0.1469009764</text:p>
          </table:table-cell>
          <table:table-cell table:formula="of:=[.C400]/MAX([.C$2:.C$452])" office:value-type="float" office:value="0.847067145356272" calcext:value-type="float">
            <text:p>0.8470671454</text:p>
          </table:table-cell>
          <table:table-cell table:formula="of:=[.A400]*(24/4)*365" office:value-type="float" office:value="88096.069816382" calcext:value-type="float">
            <text:p>88096.069816382</text:p>
          </table:table-cell>
          <table:table-cell table:number-columns-repeated="2"/>
        </table:table-row>
        <table:table-row table:style-name="ro1">
          <table:table-cell office:value-type="float" office:value="40.2214017856577" calcext:value-type="float">
            <text:p>40.2214017857</text:p>
          </table:table-cell>
          <table:table-cell office:value-type="float" office:value="6.80884533722928" calcext:value-type="float">
            <text:p>6.8088453372</text:p>
          </table:table-cell>
          <table:table-cell table:formula="of:=1/[.B401]" office:value-type="float" office:value="0.146867780140668" calcext:value-type="float">
            <text:p>0.1468677801</text:p>
          </table:table-cell>
          <table:table-cell table:formula="of:=[.C401]/MAX([.C$2:.C$452])" office:value-type="float" office:value="0.846875727708309" calcext:value-type="float">
            <text:p>0.8468757277</text:p>
          </table:table-cell>
          <table:table-cell table:formula="of:=[.A401]*(24/4)*365" office:value-type="float" office:value="88084.8699105903" calcext:value-type="float">
            <text:p>88084.8699105903</text:p>
          </table:table-cell>
          <table:table-cell table:number-columns-repeated="2"/>
        </table:table-row>
        <table:table-row table:style-name="ro1">
          <table:table-cell office:value-type="float" office:value="40.2195675806317" calcext:value-type="float">
            <text:p>40.2195675806</text:p>
          </table:table-cell>
          <table:table-cell office:value-type="float" office:value="6.81117256294868" calcext:value-type="float">
            <text:p>6.8111725629</text:p>
          </table:table-cell>
          <table:table-cell table:formula="of:=1/[.B402]" office:value-type="float" office:value="0.146817598696557" calcext:value-type="float">
            <text:p>0.1468175987</text:p>
          </table:table-cell>
          <table:table-cell table:formula="of:=[.C402]/MAX([.C$2:.C$452])" office:value-type="float" office:value="0.846586369164469" calcext:value-type="float">
            <text:p>0.8465863692</text:p>
          </table:table-cell>
          <table:table-cell table:formula="of:=[.A402]*(24/4)*365" office:value-type="float" office:value="88080.8530015833" calcext:value-type="float">
            <text:p>88080.8530015833</text:p>
          </table:table-cell>
          <table:table-cell table:number-columns-repeated="2"/>
        </table:table-row>
        <table:table-row table:style-name="ro1">
          <table:table-cell office:value-type="float" office:value="40.2134039737982" calcext:value-type="float">
            <text:p>40.2134039738</text:p>
          </table:table-cell>
          <table:table-cell office:value-type="float" office:value="6.81178320143792" calcext:value-type="float">
            <text:p>6.8117832014</text:p>
          </table:table-cell>
          <table:table-cell table:formula="of:=1/[.B403]" office:value-type="float" office:value="0.146804437315167" calcext:value-type="float">
            <text:p>0.1468044373</text:p>
          </table:table-cell>
          <table:table-cell table:formula="of:=[.C403]/MAX([.C$2:.C$452])" office:value-type="float" office:value="0.84651047740365" calcext:value-type="float">
            <text:p>0.8465104774</text:p>
          </table:table-cell>
          <table:table-cell table:formula="of:=[.A403]*(24/4)*365" office:value-type="float" office:value="88067.3547026181" calcext:value-type="float">
            <text:p>88067.3547026181</text:p>
          </table:table-cell>
          <table:table-cell table:number-columns-repeated="2"/>
        </table:table-row>
        <table:table-row table:style-name="ro1">
          <table:table-cell office:value-type="float" office:value="40.207034970196" calcext:value-type="float">
            <text:p>40.2070349702</text:p>
          </table:table-cell>
          <table:table-cell office:value-type="float" office:value="6.81677639388394" calcext:value-type="float">
            <text:p>6.8167763939</text:p>
          </table:table-cell>
          <table:table-cell table:formula="of:=1/[.B404]" office:value-type="float" office:value="0.146696905137919" calcext:value-type="float">
            <text:p>0.1466969051</text:p>
          </table:table-cell>
          <table:table-cell table:formula="of:=[.C404]/MAX([.C$2:.C$452])" office:value-type="float" office:value="0.845890420432873" calcext:value-type="float">
            <text:p>0.8458904204</text:p>
          </table:table-cell>
          <table:table-cell table:formula="of:=[.A404]*(24/4)*365" office:value-type="float" office:value="88053.4065847292" calcext:value-type="float">
            <text:p>88053.4065847292</text:p>
          </table:table-cell>
          <table:table-cell table:number-columns-repeated="2"/>
        </table:table-row>
        <table:table-row table:style-name="ro1">
          <table:table-cell office:value-type="float" office:value="40.1995833372241" calcext:value-type="float">
            <text:p>40.1995833372</text:p>
          </table:table-cell>
          <table:table-cell office:value-type="float" office:value="6.81872410521489" calcext:value-type="float">
            <text:p>6.8187241052</text:p>
          </table:table-cell>
          <table:table-cell table:formula="of:=1/[.B405]" office:value-type="float" office:value="0.146655002397767" calcext:value-type="float">
            <text:p>0.1466550024</text:p>
          </table:table-cell>
          <table:table-cell table:formula="of:=[.C405]/MAX([.C$2:.C$452])" office:value-type="float" office:value="0.845648798931373" calcext:value-type="float">
            <text:p>0.8456487989</text:p>
          </table:table-cell>
          <table:table-cell table:formula="of:=[.A405]*(24/4)*365" office:value-type="float" office:value="88037.0875085208" calcext:value-type="float">
            <text:p>88037.0875085208</text:p>
          </table:table-cell>
          <table:table-cell table:number-columns-repeated="2"/>
        </table:table-row>
        <table:table-row table:style-name="ro1">
          <table:table-cell office:value-type="float" office:value="40.1886953161466" calcext:value-type="float">
            <text:p>40.1886953161</text:p>
          </table:table-cell>
          <table:table-cell office:value-type="float" office:value="6.82771589927964" calcext:value-type="float">
            <text:p>6.8277158993</text:p>
          </table:table-cell>
          <table:table-cell table:formula="of:=1/[.B406]" office:value-type="float" office:value="0.146461864370412" calcext:value-type="float">
            <text:p>0.1464618644</text:p>
          </table:table-cell>
          <table:table-cell table:formula="of:=[.C406]/MAX([.C$2:.C$452])" office:value-type="float" office:value="0.844535117582696" calcext:value-type="float">
            <text:p>0.8445351176</text:p>
          </table:table-cell>
          <table:table-cell table:formula="of:=[.A406]*(24/4)*365" office:value-type="float" office:value="88013.2427423611" calcext:value-type="float">
            <text:p>88013.2427423611</text:p>
          </table:table-cell>
          <table:table-cell table:number-columns-repeated="2"/>
        </table:table-row>
        <table:table-row table:style-name="ro1">
          <table:table-cell office:value-type="float" office:value="40.176780720326" calcext:value-type="float">
            <text:p>40.1767807203</text:p>
          </table:table-cell>
          <table:table-cell office:value-type="float" office:value="6.83275689748109" calcext:value-type="float">
            <text:p>6.8327568975</text:p>
          </table:table-cell>
          <table:table-cell table:formula="of:=1/[.B407]" office:value-type="float" office:value="0.146353809304799" calcext:value-type="float">
            <text:p>0.1463538093</text:p>
          </table:table-cell>
          <table:table-cell table:formula="of:=[.C407]/MAX([.C$2:.C$452])" office:value-type="float" office:value="0.843912045509056" calcext:value-type="float">
            <text:p>0.8439120455</text:p>
          </table:table-cell>
          <table:table-cell table:formula="of:=[.A407]*(24/4)*365" office:value-type="float" office:value="87987.1497775139" calcext:value-type="float">
            <text:p>87987.1497775139</text:p>
          </table:table-cell>
          <table:table-cell table:number-columns-repeated="2"/>
        </table:table-row>
        <table:table-row table:style-name="ro1">
          <table:table-cell office:value-type="float" office:value="40.1758913821506" calcext:value-type="float">
            <text:p>40.1758913822</text:p>
          </table:table-cell>
          <table:table-cell office:value-type="float" office:value="6.8412949145674" calcext:value-type="float">
            <text:p>6.8412949146</text:p>
          </table:table-cell>
          <table:table-cell table:formula="of:=1/[.B408]" office:value-type="float" office:value="0.146171158017273" calcext:value-type="float">
            <text:p>0.146171158</text:p>
          </table:table-cell>
          <table:table-cell table:formula="of:=[.C408]/MAX([.C$2:.C$452])" office:value-type="float" office:value="0.842858833280394" calcext:value-type="float">
            <text:p>0.8428588333</text:p>
          </table:table-cell>
          <table:table-cell table:formula="of:=[.A408]*(24/4)*365" office:value-type="float" office:value="87985.2021269097" calcext:value-type="float">
            <text:p>87985.2021269097</text:p>
          </table:table-cell>
          <table:table-cell table:number-columns-repeated="2"/>
        </table:table-row>
        <table:table-row table:style-name="ro1">
          <table:table-cell office:value-type="float" office:value="40.1679213863997" calcext:value-type="float">
            <text:p>40.1679213864</text:p>
          </table:table-cell>
          <table:table-cell office:value-type="float" office:value="6.84203573740915" calcext:value-type="float">
            <text:p>6.8420357374</text:p>
          </table:table-cell>
          <table:table-cell table:formula="of:=1/[.B409]" office:value-type="float" office:value="0.146155331304754" calcext:value-type="float">
            <text:p>0.1461553313</text:p>
          </table:table-cell>
          <table:table-cell table:formula="of:=[.C409]/MAX([.C$2:.C$452])" office:value-type="float" office:value="0.842767572565012" calcext:value-type="float">
            <text:p>0.8427675726</text:p>
          </table:table-cell>
          <table:table-cell table:formula="of:=[.A409]*(24/4)*365" office:value-type="float" office:value="87967.7478362153" calcext:value-type="float">
            <text:p>87967.7478362153</text:p>
          </table:table-cell>
          <table:table-cell table:number-columns-repeated="2"/>
        </table:table-row>
        <table:table-row table:style-name="ro1">
          <table:table-cell office:value-type="float" office:value="40.1621152131374" calcext:value-type="float">
            <text:p>40.1621152131</text:p>
          </table:table-cell>
          <table:table-cell office:value-type="float" office:value="6.84354776079044" calcext:value-type="float">
            <text:p>6.8435477608</text:p>
          </table:table-cell>
          <table:table-cell table:formula="of:=1/[.B410]" office:value-type="float" office:value="0.146123039533591" calcext:value-type="float">
            <text:p>0.1461230395</text:p>
          </table:table-cell>
          <table:table-cell table:formula="of:=[.C410]/MAX([.C$2:.C$452])" office:value-type="float" office:value="0.842581370273562" calcext:value-type="float">
            <text:p>0.8425813703</text:p>
          </table:table-cell>
          <table:table-cell table:formula="of:=[.A410]*(24/4)*365" office:value-type="float" office:value="87955.0323167708" calcext:value-type="float">
            <text:p>87955.0323167708</text:p>
          </table:table-cell>
          <table:table-cell table:number-columns-repeated="2"/>
        </table:table-row>
        <table:table-row table:style-name="ro1">
          <table:table-cell office:value-type="float" office:value="40.159994845326" calcext:value-type="float">
            <text:p>40.1599948453</text:p>
          </table:table-cell>
          <table:table-cell office:value-type="float" office:value="6.84361742356023" calcext:value-type="float">
            <text:p>6.8436174236</text:p>
          </table:table-cell>
          <table:table-cell table:formula="of:=1/[.B411]" office:value-type="float" office:value="0.146121552113264" calcext:value-type="float">
            <text:p>0.1461215521</text:p>
          </table:table-cell>
          <table:table-cell table:formula="of:=[.C411]/MAX([.C$2:.C$452])" office:value-type="float" office:value="0.842572793442276" calcext:value-type="float">
            <text:p>0.8425727934</text:p>
          </table:table-cell>
          <table:table-cell table:formula="of:=[.A411]*(24/4)*365" office:value-type="float" office:value="87950.3887112639" calcext:value-type="float">
            <text:p>87950.3887112639</text:p>
          </table:table-cell>
          <table:table-cell table:number-columns-repeated="2"/>
        </table:table-row>
        <table:table-row table:style-name="ro1">
          <table:table-cell office:value-type="float" office:value="40.145318782233" calcext:value-type="float">
            <text:p>40.1453187822</text:p>
          </table:table-cell>
          <table:table-cell office:value-type="float" office:value="6.85442518435162" calcext:value-type="float">
            <text:p>6.8544251844</text:p>
          </table:table-cell>
          <table:table-cell table:formula="of:=1/[.B412]" office:value-type="float" office:value="0.145891153977865" calcext:value-type="float">
            <text:p>0.145891154</text:p>
          </table:table-cell>
          <table:table-cell table:formula="of:=[.C412]/MAX([.C$2:.C$452])" office:value-type="float" office:value="0.841244261150225" calcext:value-type="float">
            <text:p>0.8412442612</text:p>
          </table:table-cell>
          <table:table-cell table:formula="of:=[.A412]*(24/4)*365" office:value-type="float" office:value="87918.2481330903" calcext:value-type="float">
            <text:p>87918.2481330903</text:p>
          </table:table-cell>
          <table:table-cell table:number-columns-repeated="2"/>
        </table:table-row>
        <table:table-row table:style-name="ro1">
          <table:table-cell office:value-type="float" office:value="40.1357290754059" calcext:value-type="float">
            <text:p>40.1357290754</text:p>
          </table:table-cell>
          <table:table-cell office:value-type="float" office:value="6.85831668615017" calcext:value-type="float">
            <text:p>6.8583166862</text:p>
          </table:table-cell>
          <table:table-cell table:formula="of:=1/[.B413]" office:value-type="float" office:value="0.145808373360685" calcext:value-type="float">
            <text:p>0.1458083734</text:p>
          </table:table-cell>
          <table:table-cell table:formula="of:=[.C413]/MAX([.C$2:.C$452])" office:value-type="float" office:value="0.840766927759964" calcext:value-type="float">
            <text:p>0.8407669278</text:p>
          </table:table-cell>
          <table:table-cell table:formula="of:=[.A413]*(24/4)*365" office:value-type="float" office:value="87897.2466751389" calcext:value-type="float">
            <text:p>87897.2466751389</text:p>
          </table:table-cell>
          <table:table-cell table:number-columns-repeated="2"/>
        </table:table-row>
        <table:table-row table:style-name="ro1">
          <table:table-cell office:value-type="float" office:value="40.1278456467149" calcext:value-type="float">
            <text:p>40.1278456467</text:p>
          </table:table-cell>
          <table:table-cell office:value-type="float" office:value="6.86249384442354" calcext:value-type="float">
            <text:p>6.8624938444</text:p>
          </table:table-cell>
          <table:table-cell table:formula="of:=1/[.B414]" office:value-type="float" office:value="0.145719620690458" calcext:value-type="float">
            <text:p>0.1457196207</text:p>
          </table:table-cell>
          <table:table-cell table:formula="of:=[.C414]/MAX([.C$2:.C$452])" office:value-type="float" office:value="0.840255158043606" calcext:value-type="float">
            <text:p>0.840255158</text:p>
          </table:table-cell>
          <table:table-cell table:formula="of:=[.A414]*(24/4)*365" office:value-type="float" office:value="87879.9819663055" calcext:value-type="float">
            <text:p>87879.9819663055</text:p>
          </table:table-cell>
          <table:table-cell table:number-columns-repeated="2"/>
        </table:table-row>
        <table:table-row table:style-name="ro1">
          <table:table-cell office:value-type="float" office:value="40.1274085465373" calcext:value-type="float">
            <text:p>40.1274085465</text:p>
          </table:table-cell>
          <table:table-cell office:value-type="float" office:value="6.86667832733721" calcext:value-type="float">
            <text:p>6.8666783273</text:p>
          </table:table-cell>
          <table:table-cell table:formula="of:=1/[.B415]" office:value-type="float" office:value="0.145630820657327" calcext:value-type="float">
            <text:p>0.1456308207</text:p>
          </table:table-cell>
          <table:table-cell table:formula="of:=[.C415]/MAX([.C$2:.C$452])" office:value-type="float" office:value="0.839743115221102" calcext:value-type="float">
            <text:p>0.8397431152</text:p>
          </table:table-cell>
          <table:table-cell table:formula="of:=[.A415]*(24/4)*365" office:value-type="float" office:value="87879.0247169166" calcext:value-type="float">
            <text:p>87879.0247169166</text:p>
          </table:table-cell>
          <table:table-cell table:number-columns-repeated="2"/>
        </table:table-row>
        <table:table-row table:style-name="ro1">
          <table:table-cell office:value-type="float" office:value="40.1272972327562" calcext:value-type="float">
            <text:p>40.1272972328</text:p>
          </table:table-cell>
          <table:table-cell office:value-type="float" office:value="6.86710333183356" calcext:value-type="float">
            <text:p>6.8671033318</text:p>
          </table:table-cell>
          <table:table-cell table:formula="of:=1/[.B416]" office:value-type="float" office:value="0.145621807577052" calcext:value-type="float">
            <text:p>0.1456218076</text:p>
          </table:table-cell>
          <table:table-cell table:formula="of:=[.C416]/MAX([.C$2:.C$452])" office:value-type="float" office:value="0.839691143584371" calcext:value-type="float">
            <text:p>0.8396911436</text:p>
          </table:table-cell>
          <table:table-cell table:formula="of:=[.A416]*(24/4)*365" office:value-type="float" office:value="87878.7809397361" calcext:value-type="float">
            <text:p>87878.7809397361</text:p>
          </table:table-cell>
          <table:table-cell table:number-columns-repeated="2"/>
        </table:table-row>
        <table:table-row table:style-name="ro1">
          <table:table-cell office:value-type="float" office:value="40.1137757520389" calcext:value-type="float">
            <text:p>40.113775752</text:p>
          </table:table-cell>
          <table:table-cell office:value-type="float" office:value="6.87362372302066" calcext:value-type="float">
            <text:p>6.873623723</text:p>
          </table:table-cell>
          <table:table-cell table:formula="of:=1/[.B417]" office:value-type="float" office:value="0.145483669210881" calcext:value-type="float">
            <text:p>0.1454836692</text:p>
          </table:table-cell>
          <table:table-cell table:formula="of:=[.C417]/MAX([.C$2:.C$452])" office:value-type="float" office:value="0.838894603803735" calcext:value-type="float">
            <text:p>0.8388946038</text:p>
          </table:table-cell>
          <table:table-cell table:formula="of:=[.A417]*(24/4)*365" office:value-type="float" office:value="87849.1688969653" calcext:value-type="float">
            <text:p>87849.1688969653</text:p>
          </table:table-cell>
          <table:table-cell table:number-columns-repeated="2"/>
        </table:table-row>
        <table:table-row table:style-name="ro1">
          <table:table-cell office:value-type="float" office:value="40.1056380612855" calcext:value-type="float">
            <text:p>40.1056380613</text:p>
          </table:table-cell>
          <table:table-cell office:value-type="float" office:value="6.87377192895593" calcext:value-type="float">
            <text:p>6.873771929</text:p>
          </table:table-cell>
          <table:table-cell table:formula="of:=1/[.B418]" office:value-type="float" office:value="0.145480532426087" calcext:value-type="float">
            <text:p>0.1454805324</text:p>
          </table:table-cell>
          <table:table-cell table:formula="of:=[.C418]/MAX([.C$2:.C$452])" office:value-type="float" office:value="0.838876516331437" calcext:value-type="float">
            <text:p>0.8388765163</text:p>
          </table:table-cell>
          <table:table-cell table:formula="of:=[.A418]*(24/4)*365" office:value-type="float" office:value="87831.3473542153" calcext:value-type="float">
            <text:p>87831.3473542153</text:p>
          </table:table-cell>
          <table:table-cell table:number-columns-repeated="2"/>
        </table:table-row>
        <table:table-row table:style-name="ro1">
          <table:table-cell office:value-type="float" office:value="40.1003975395928" calcext:value-type="float">
            <text:p>40.1003975396</text:p>
          </table:table-cell>
          <table:table-cell office:value-type="float" office:value="6.88156813848828" calcext:value-type="float">
            <text:p>6.8815681385</text:p>
          </table:table-cell>
          <table:table-cell table:formula="of:=1/[.B419]" office:value-type="float" office:value="0.14531571581876" calcext:value-type="float">
            <text:p>0.1453157158</text:p>
          </table:table-cell>
          <table:table-cell table:formula="of:=[.C419]/MAX([.C$2:.C$452])" office:value-type="float" office:value="0.837926143253459" calcext:value-type="float">
            <text:p>0.8379261433</text:p>
          </table:table-cell>
          <table:table-cell table:formula="of:=[.A419]*(24/4)*365" office:value-type="float" office:value="87819.8706117083" calcext:value-type="float">
            <text:p>87819.8706117083</text:p>
          </table:table-cell>
          <table:table-cell table:number-columns-repeated="2"/>
        </table:table-row>
        <table:table-row table:style-name="ro1">
          <table:table-cell office:value-type="float" office:value="40.0927593184741" calcext:value-type="float">
            <text:p>40.0927593185</text:p>
          </table:table-cell>
          <table:table-cell office:value-type="float" office:value="6.8879433048552" calcext:value-type="float">
            <text:p>6.8879433049</text:p>
          </table:table-cell>
          <table:table-cell table:formula="of:=1/[.B420]" office:value-type="float" office:value="0.145181218215765" calcext:value-type="float">
            <text:p>0.1451812182</text:p>
          </table:table-cell>
          <table:table-cell table:formula="of:=[.C420]/MAX([.C$2:.C$452])" office:value-type="float" office:value="0.837150597008376" calcext:value-type="float">
            <text:p>0.837150597</text:p>
          </table:table-cell>
          <table:table-cell table:formula="of:=[.A420]*(24/4)*365" office:value-type="float" office:value="87803.1429074583" calcext:value-type="float">
            <text:p>87803.1429074583</text:p>
          </table:table-cell>
          <table:table-cell table:number-columns-repeated="2"/>
        </table:table-row>
        <table:table-row table:style-name="ro1">
          <table:table-cell office:value-type="float" office:value="40.0898983521372" calcext:value-type="float">
            <text:p>40.0898983521</text:p>
          </table:table-cell>
          <table:table-cell office:value-type="float" office:value="6.88818874550271" calcext:value-type="float">
            <text:p>6.8881887455</text:p>
          </table:table-cell>
          <table:table-cell table:formula="of:=1/[.B421]" office:value-type="float" office:value="0.145176045103715" calcext:value-type="float">
            <text:p>0.1451760451</text:p>
          </table:table-cell>
          <table:table-cell table:formula="of:=[.C421]/MAX([.C$2:.C$452])" office:value-type="float" office:value="0.837120767572484" calcext:value-type="float">
            <text:p>0.8371207676</text:p>
          </table:table-cell>
          <table:table-cell table:formula="of:=[.A421]*(24/4)*365" office:value-type="float" office:value="87796.8773911806" calcext:value-type="float">
            <text:p>87796.8773911806</text:p>
          </table:table-cell>
          <table:table-cell table:number-columns-repeated="2"/>
        </table:table-row>
        <table:table-row table:style-name="ro1">
          <table:table-cell office:value-type="float" office:value="40.088968757252" calcext:value-type="float">
            <text:p>40.0889687573</text:p>
          </table:table-cell>
          <table:table-cell office:value-type="float" office:value="6.89106239208543" calcext:value-type="float">
            <text:p>6.8910623921</text:p>
          </table:table-cell>
          <table:table-cell table:formula="of:=1/[.B422]" office:value-type="float" office:value="0.145115505143086" calcext:value-type="float">
            <text:p>0.1451155051</text:p>
          </table:table-cell>
          <table:table-cell table:formula="of:=[.C422]/MAX([.C$2:.C$452])" office:value-type="float" office:value="0.836771679275762" calcext:value-type="float">
            <text:p>0.8367716793</text:p>
          </table:table-cell>
          <table:table-cell table:formula="of:=[.A422]*(24/4)*365" office:value-type="float" office:value="87794.841578382" calcext:value-type="float">
            <text:p>87794.841578382</text:p>
          </table:table-cell>
          <table:table-cell table:number-columns-repeated="2"/>
        </table:table-row>
        <table:table-row table:style-name="ro1">
          <table:table-cell office:value-type="float" office:value="40.0764217317669" calcext:value-type="float">
            <text:p>40.0764217318</text:p>
          </table:table-cell>
          <table:table-cell office:value-type="float" office:value="6.89519409622214" calcext:value-type="float">
            <text:p>6.8951940962</text:p>
          </table:table-cell>
          <table:table-cell table:formula="of:=1/[.B423]" office:value-type="float" office:value="0.14502854974712" calcext:value-type="float">
            <text:p>0.1450285497</text:p>
          </table:table-cell>
          <table:table-cell table:formula="of:=[.C423]/MAX([.C$2:.C$452])" office:value-type="float" office:value="0.836270273084653" calcext:value-type="float">
            <text:p>0.8362702731</text:p>
          </table:table-cell>
          <table:table-cell table:formula="of:=[.A423]*(24/4)*365" office:value-type="float" office:value="87767.3635925695" calcext:value-type="float">
            <text:p>87767.3635925695</text:p>
          </table:table-cell>
          <table:table-cell table:number-columns-repeated="2"/>
        </table:table-row>
        <table:table-row table:style-name="ro1">
          <table:table-cell office:value-type="float" office:value="40.075227037909" calcext:value-type="float">
            <text:p>40.0752270379</text:p>
          </table:table-cell>
          <table:table-cell office:value-type="float" office:value="6.89696109262496" calcext:value-type="float">
            <text:p>6.8969610926</text:p>
          </table:table-cell>
          <table:table-cell table:formula="of:=1/[.B424]" office:value-type="float" office:value="0.144991393538426" calcext:value-type="float">
            <text:p>0.1449913935</text:p>
          </table:table-cell>
          <table:table-cell table:formula="of:=[.C424]/MAX([.C$2:.C$452])" office:value-type="float" office:value="0.836056021250478" calcext:value-type="float">
            <text:p>0.8360560213</text:p>
          </table:table-cell>
          <table:table-cell table:formula="of:=[.A424]*(24/4)*365" office:value-type="float" office:value="87764.7472130208" calcext:value-type="float">
            <text:p>87764.7472130208</text:p>
          </table:table-cell>
          <table:table-cell table:number-columns-repeated="2"/>
        </table:table-row>
        <table:table-row table:style-name="ro1">
          <table:table-cell office:value-type="float" office:value="40.0684686027334" calcext:value-type="float">
            <text:p>40.0684686027</text:p>
          </table:table-cell>
          <table:table-cell office:value-type="float" office:value="6.90080272032283" calcext:value-type="float">
            <text:p>6.9008027203</text:p>
          </table:table-cell>
          <table:table-cell table:formula="of:=1/[.B425]" office:value-type="float" office:value="0.144910677862882" calcext:value-type="float">
            <text:p>0.1449106779</text:p>
          </table:table-cell>
          <table:table-cell table:formula="of:=[.C425]/MAX([.C$2:.C$452])" office:value-type="float" office:value="0.835590594821354" calcext:value-type="float">
            <text:p>0.8355905948</text:p>
          </table:table-cell>
          <table:table-cell table:formula="of:=[.A425]*(24/4)*365" office:value-type="float" office:value="87749.9462399861" calcext:value-type="float">
            <text:p>87749.9462399861</text:p>
          </table:table-cell>
          <table:table-cell table:number-columns-repeated="2"/>
        </table:table-row>
        <table:table-row table:style-name="ro1">
          <table:table-cell office:value-type="float" office:value="40.0646517352613" calcext:value-type="float">
            <text:p>40.0646517353</text:p>
          </table:table-cell>
          <table:table-cell office:value-type="float" office:value="6.90407491906385" calcext:value-type="float">
            <text:p>6.9040749191</text:p>
          </table:table-cell>
          <table:table-cell table:formula="of:=1/[.B426]" office:value-type="float" office:value="0.144841997186148" calcext:value-type="float">
            <text:p>0.1448419972</text:p>
          </table:table-cell>
          <table:table-cell table:formula="of:=[.C426]/MAX([.C$2:.C$452])" office:value-type="float" office:value="0.835194565154175" calcext:value-type="float">
            <text:p>0.8351945652</text:p>
          </table:table-cell>
          <table:table-cell table:formula="of:=[.A426]*(24/4)*365" office:value-type="float" office:value="87741.5873002222" calcext:value-type="float">
            <text:p>87741.5873002222</text:p>
          </table:table-cell>
          <table:table-cell table:number-columns-repeated="2"/>
        </table:table-row>
        <table:table-row table:style-name="ro1">
          <table:table-cell office:value-type="float" office:value="40.0604917240836" calcext:value-type="float">
            <text:p>40.0604917241</text:p>
          </table:table-cell>
          <table:table-cell office:value-type="float" office:value="6.90557047661779" calcext:value-type="float">
            <text:p>6.9055704766</text:p>
          </table:table-cell>
          <table:table-cell table:formula="of:=1/[.B427]" office:value-type="float" office:value="0.144810628374005" calcext:value-type="float">
            <text:p>0.1448106284</text:p>
          </table:table-cell>
          <table:table-cell table:formula="of:=[.C427]/MAX([.C$2:.C$452])" office:value-type="float" office:value="0.835013684871342" calcext:value-type="float">
            <text:p>0.8350136849</text:p>
          </table:table-cell>
          <table:table-cell table:formula="of:=[.A427]*(24/4)*365" office:value-type="float" office:value="87732.476875743" calcext:value-type="float">
            <text:p>87732.476875743</text:p>
          </table:table-cell>
          <table:table-cell table:number-columns-repeated="2"/>
        </table:table-row>
        <table:table-row table:style-name="ro1">
          <table:table-cell office:value-type="float" office:value="40.0525148471683" calcext:value-type="float">
            <text:p>40.0525148472</text:p>
          </table:table-cell>
          <table:table-cell office:value-type="float" office:value="6.90999380845229" calcext:value-type="float">
            <text:p>6.9099938085</text:p>
          </table:table-cell>
          <table:table-cell table:formula="of:=1/[.B428]" office:value-type="float" office:value="0.144717929960632" calcext:value-type="float">
            <text:p>0.14471793</text:p>
          </table:table-cell>
          <table:table-cell table:formula="of:=[.C428]/MAX([.C$2:.C$452])" office:value-type="float" office:value="0.834479163029946" calcext:value-type="float">
            <text:p>0.834479163</text:p>
          </table:table-cell>
          <table:table-cell table:formula="of:=[.A428]*(24/4)*365" office:value-type="float" office:value="87715.0075152986" calcext:value-type="float">
            <text:p>87715.0075152986</text:p>
          </table:table-cell>
          <table:table-cell table:number-columns-repeated="2"/>
        </table:table-row>
        <table:table-row table:style-name="ro1">
          <table:table-cell office:value-type="float" office:value="40.0486439609367" calcext:value-type="float">
            <text:p>40.0486439609</text:p>
          </table:table-cell>
          <table:table-cell office:value-type="float" office:value="6.91208839927967" calcext:value-type="float">
            <text:p>6.9120883993</text:p>
          </table:table-cell>
          <table:table-cell table:formula="of:=1/[.B429]" office:value-type="float" office:value="0.144674075653346" calcext:value-type="float">
            <text:p>0.1446740757</text:p>
          </table:table-cell>
          <table:table-cell table:formula="of:=[.C429]/MAX([.C$2:.C$452])" office:value-type="float" office:value="0.834226288312558" calcext:value-type="float">
            <text:p>0.8342262883</text:p>
          </table:table-cell>
          <table:table-cell table:formula="of:=[.A429]*(24/4)*365" office:value-type="float" office:value="87706.5302744514" calcext:value-type="float">
            <text:p>87706.5302744514</text:p>
          </table:table-cell>
          <table:table-cell table:number-columns-repeated="2"/>
        </table:table-row>
        <table:table-row table:style-name="ro1">
          <table:table-cell office:value-type="float" office:value="40.037196626335" calcext:value-type="float">
            <text:p>40.0371966263</text:p>
          </table:table-cell>
          <table:table-cell office:value-type="float" office:value="6.91813340827245" calcext:value-type="float">
            <text:p>6.9181334083</text:p>
          </table:table-cell>
          <table:table-cell table:formula="of:=1/[.B430]" office:value-type="float" office:value="0.144547660616697" calcext:value-type="float">
            <text:p>0.1445476606</text:p>
          </table:table-cell>
          <table:table-cell table:formula="of:=[.C430]/MAX([.C$2:.C$452])" office:value-type="float" office:value="0.833497348132128" calcext:value-type="float">
            <text:p>0.8334973481</text:p>
          </table:table-cell>
          <table:table-cell table:formula="of:=[.A430]*(24/4)*365" office:value-type="float" office:value="87681.4606116736" calcext:value-type="float">
            <text:p>87681.4606116736</text:p>
          </table:table-cell>
          <table:table-cell table:number-columns-repeated="2"/>
        </table:table-row>
        <table:table-row table:style-name="ro1">
          <table:table-cell office:value-type="float" office:value="40.0366200921391" calcext:value-type="float">
            <text:p>40.0366200921</text:p>
          </table:table-cell>
          <table:table-cell office:value-type="float" office:value="6.92066533273291" calcext:value-type="float">
            <text:p>6.9206653327</text:p>
          </table:table-cell>
          <table:table-cell table:formula="of:=1/[.B431]" office:value-type="float" office:value="0.144494777874934" calcext:value-type="float">
            <text:p>0.1444947779</text:p>
          </table:table-cell>
          <table:table-cell table:formula="of:=[.C431]/MAX([.C$2:.C$452])" office:value-type="float" office:value="0.833192413241912" calcext:value-type="float">
            <text:p>0.8331924132</text:p>
          </table:table-cell>
          <table:table-cell table:formula="of:=[.A431]*(24/4)*365" office:value-type="float" office:value="87680.1980017847" calcext:value-type="float">
            <text:p>87680.1980017847</text:p>
          </table:table-cell>
          <table:table-cell table:number-columns-repeated="2"/>
        </table:table-row>
        <table:table-row table:style-name="ro1">
          <table:table-cell office:value-type="float" office:value="40.0360526277334" calcext:value-type="float">
            <text:p>40.0360526277</text:p>
          </table:table-cell>
          <table:table-cell office:value-type="float" office:value="6.92158735611421" calcext:value-type="float">
            <text:p>6.9215873561</text:p>
          </table:table-cell>
          <table:table-cell table:formula="of:=1/[.B432]" office:value-type="float" office:value="0.144475529752094" calcext:value-type="float">
            <text:p>0.1444755298</text:p>
          </table:table-cell>
          <table:table-cell table:formula="of:=[.C432]/MAX([.C$2:.C$452])" office:value-type="float" office:value="0.83308142383347" calcext:value-type="float">
            <text:p>0.8330814238</text:p>
          </table:table-cell>
          <table:table-cell table:formula="of:=[.A432]*(24/4)*365" office:value-type="float" office:value="87678.9552547361" calcext:value-type="float">
            <text:p>87678.9552547361</text:p>
          </table:table-cell>
          <table:table-cell table:number-columns-repeated="2"/>
        </table:table-row>
        <table:table-row table:style-name="ro1">
          <table:table-cell office:value-type="float" office:value="40.0268583770389" calcext:value-type="float">
            <text:p>40.026858377</text:p>
          </table:table-cell>
          <table:table-cell office:value-type="float" office:value="6.92303593525091" calcext:value-type="float">
            <text:p>6.9230359353</text:p>
          </table:table-cell>
          <table:table-cell table:formula="of:=1/[.B433]" office:value-type="float" office:value="0.144445299627606" calcext:value-type="float">
            <text:p>0.1444452996</text:p>
          </table:table-cell>
          <table:table-cell table:formula="of:=[.C433]/MAX([.C$2:.C$452])" office:value-type="float" office:value="0.832907109503598" calcext:value-type="float">
            <text:p>0.8329071095</text:p>
          </table:table-cell>
          <table:table-cell table:formula="of:=[.A433]*(24/4)*365" office:value-type="float" office:value="87658.8198457153" calcext:value-type="float">
            <text:p>87658.8198457153</text:p>
          </table:table-cell>
          <table:table-cell table:number-columns-repeated="2"/>
        </table:table-row>
        <table:table-row table:style-name="ro1">
          <table:table-cell office:value-type="float" office:value="40.0214948436866" calcext:value-type="float">
            <text:p>40.0214948437</text:p>
          </table:table-cell>
          <table:table-cell office:value-type="float" office:value="6.92889197841637" calcext:value-type="float">
            <text:p>6.9288919784</text:p>
          </table:table-cell>
          <table:table-cell table:formula="of:=1/[.B434]" office:value-type="float" office:value="0.144323219804121" calcext:value-type="float">
            <text:p>0.1443232198</text:p>
          </table:table-cell>
          <table:table-cell table:formula="of:=[.C434]/MAX([.C$2:.C$452])" office:value-type="float" office:value="0.832203167228085" calcext:value-type="float">
            <text:p>0.8322031672</text:p>
          </table:table-cell>
          <table:table-cell table:formula="of:=[.A434]*(24/4)*365" office:value-type="float" office:value="87647.0737076736" calcext:value-type="float">
            <text:p>87647.0737076736</text:p>
          </table:table-cell>
          <table:table-cell table:number-columns-repeated="2"/>
        </table:table-row>
        <table:table-row table:style-name="ro1">
          <table:table-cell office:value-type="float" office:value="40.0104142943303" calcext:value-type="float">
            <text:p>40.0104142943</text:p>
          </table:table-cell>
          <table:table-cell office:value-type="float" office:value="6.93447517086238" calcext:value-type="float">
            <text:p>6.9344751709</text:p>
          </table:table-cell>
          <table:table-cell table:formula="of:=1/[.B435]" office:value-type="float" office:value="0.144207020049888" calcext:value-type="float">
            <text:p>0.14420702</text:p>
          </table:table-cell>
          <table:table-cell table:formula="of:=[.C435]/MAX([.C$2:.C$452])" office:value-type="float" office:value="0.831533130877484" calcext:value-type="float">
            <text:p>0.8315331309</text:p>
          </table:table-cell>
          <table:table-cell table:formula="of:=[.A435]*(24/4)*365" office:value-type="float" office:value="87622.8073045833" calcext:value-type="float">
            <text:p>87622.8073045833</text:p>
          </table:table-cell>
          <table:table-cell table:number-columns-repeated="2"/>
        </table:table-row>
        <table:table-row table:style-name="ro1">
          <table:table-cell office:value-type="float" office:value="40.0054841487855" calcext:value-type="float">
            <text:p>40.0054841488</text:p>
          </table:table-cell>
          <table:table-cell office:value-type="float" office:value="6.94096445143797" calcext:value-type="float">
            <text:p>6.9409644514</text:p>
          </table:table-cell>
          <table:table-cell table:formula="of:=1/[.B436]" office:value-type="float" office:value="0.144072197314428" calcext:value-type="float">
            <text:p>0.1440721973</text:p>
          </table:table-cell>
          <table:table-cell table:formula="of:=[.C436]/MAX([.C$2:.C$452])" office:value-type="float" office:value="0.830755709838677" calcext:value-type="float">
            <text:p>0.8307557098</text:p>
          </table:table-cell>
          <table:table-cell table:formula="of:=[.A436]*(24/4)*365" office:value-type="float" office:value="87612.0102858403" calcext:value-type="float">
            <text:p>87612.0102858403</text:p>
          </table:table-cell>
          <table:table-cell table:number-columns-repeated="2"/>
        </table:table-row>
        <table:table-row table:style-name="ro1">
          <table:table-cell office:value-type="float" office:value="39.9989529324645" calcext:value-type="float">
            <text:p>39.9989529325</text:p>
          </table:table-cell>
          <table:table-cell office:value-type="float" office:value="6.94251015737323" calcext:value-type="float">
            <text:p>6.9425101574</text:p>
          </table:table-cell>
          <table:table-cell table:formula="of:=1/[.B437]" office:value-type="float" office:value="0.14404012055178" calcext:value-type="float">
            <text:p>0.1440401206</text:p>
          </table:table-cell>
          <table:table-cell table:formula="of:=[.C437]/MAX([.C$2:.C$452])" office:value-type="float" office:value="0.830570747339186" calcext:value-type="float">
            <text:p>0.8305707473</text:p>
          </table:table-cell>
          <table:table-cell table:formula="of:=[.A437]*(24/4)*365" office:value-type="float" office:value="87597.7069220972" calcext:value-type="float">
            <text:p>87597.7069220972</text:p>
          </table:table-cell>
          <table:table-cell table:number-columns-repeated="2"/>
        </table:table-row>
        <table:table-row table:style-name="ro1">
          <table:table-cell office:value-type="float" office:value="39.9874229168442" calcext:value-type="float">
            <text:p>39.9874229168</text:p>
          </table:table-cell>
          <table:table-cell office:value-type="float" office:value="6.94934780125808" calcext:value-type="float">
            <text:p>6.9493478013</text:p>
          </table:table-cell>
          <table:table-cell table:formula="of:=1/[.B438]" office:value-type="float" office:value="0.143898395734196" calcext:value-type="float">
            <text:p>0.1438983957</text:p>
          </table:table-cell>
          <table:table-cell table:formula="of:=[.C438]/MAX([.C$2:.C$452])" office:value-type="float" office:value="0.829753527197973" calcext:value-type="float">
            <text:p>0.8297535272</text:p>
          </table:table-cell>
          <table:table-cell table:formula="of:=[.A438]*(24/4)*365" office:value-type="float" office:value="87572.4561878889" calcext:value-type="float">
            <text:p>87572.4561878889</text:p>
          </table:table-cell>
          <table:table-cell table:number-columns-repeated="2"/>
        </table:table-row>
        <table:table-row table:style-name="ro1">
          <table:table-cell office:value-type="float" office:value="39.9791834156456" calcext:value-type="float">
            <text:p>39.9791834156</text:p>
          </table:table-cell>
          <table:table-cell office:value-type="float" office:value="6.95722365557467" calcext:value-type="float">
            <text:p>6.9572236556</text:p>
          </table:table-cell>
          <table:table-cell table:formula="of:=1/[.B439]" office:value-type="float" office:value="0.143735497018085" calcext:value-type="float">
            <text:p>0.143735497</text:p>
          </table:table-cell>
          <table:table-cell table:formula="of:=[.C439]/MAX([.C$2:.C$452])" office:value-type="float" office:value="0.828814213152255" calcext:value-type="float">
            <text:p>0.8288142132</text:p>
          </table:table-cell>
          <table:table-cell table:formula="of:=[.A439]*(24/4)*365" office:value-type="float" office:value="87554.4116802639" calcext:value-type="float">
            <text:p>87554.4116802639</text:p>
          </table:table-cell>
          <table:table-cell table:number-columns-repeated="2"/>
        </table:table-row>
        <table:table-row table:style-name="ro1">
          <table:table-cell office:value-type="float" office:value="39.9723735042237" calcext:value-type="float">
            <text:p>39.9723735042</text:p>
          </table:table-cell>
          <table:table-cell office:value-type="float" office:value="6.95786389838043" calcext:value-type="float">
            <text:p>6.9578638984</text:p>
          </table:table-cell>
          <table:table-cell table:formula="of:=1/[.B440]" office:value-type="float" office:value="0.1437222708873" calcext:value-type="float">
            <text:p>0.1437222709</text:p>
          </table:table-cell>
          <table:table-cell table:formula="of:=[.C440]/MAX([.C$2:.C$452])" office:value-type="float" office:value="0.828737948030512" calcext:value-type="float">
            <text:p>0.828737948</text:p>
          </table:table-cell>
          <table:table-cell table:formula="of:=[.A440]*(24/4)*365" office:value-type="float" office:value="87539.49797425" calcext:value-type="float">
            <text:p>87539.49797425</text:p>
          </table:table-cell>
          <table:table-cell table:number-columns-repeated="2"/>
        </table:table-row>
        <table:table-row table:style-name="ro1">
          <table:table-cell office:value-type="float" office:value="39.964446032233" calcext:value-type="float">
            <text:p>39.9644460322</text:p>
          </table:table-cell>
          <table:table-cell office:value-type="float" office:value="6.96581657374013" calcext:value-type="float">
            <text:p>6.9658165737</text:p>
          </table:table-cell>
          <table:table-cell table:formula="of:=1/[.B441]" office:value-type="float" office:value="0.143558187243951" calcext:value-type="float">
            <text:p>0.1435581872</text:p>
          </table:table-cell>
          <table:table-cell table:formula="of:=[.C441]/MAX([.C$2:.C$452])" office:value-type="float" office:value="0.827791801403023" calcext:value-type="float">
            <text:p>0.8277918014</text:p>
          </table:table-cell>
          <table:table-cell table:formula="of:=[.A441]*(24/4)*365" office:value-type="float" office:value="87522.1368105903" calcext:value-type="float">
            <text:p>87522.1368105903</text:p>
          </table:table-cell>
          <table:table-cell table:number-columns-repeated="2"/>
        </table:table-row>
        <table:table-row table:style-name="ro1">
          <table:table-cell office:value-type="float" office:value="39.9608571837424" calcext:value-type="float">
            <text:p>39.9608571837</text:p>
          </table:table-cell>
          <table:table-cell office:value-type="float" office:value="6.96628442895594" calcext:value-type="float">
            <text:p>6.966284429</text:p>
          </table:table-cell>
          <table:table-cell table:formula="of:=1/[.B442]" office:value-type="float" office:value="0.143548545885295" calcext:value-type="float">
            <text:p>0.1435485459</text:p>
          </table:table-cell>
          <table:table-cell table:formula="of:=[.C442]/MAX([.C$2:.C$452])" office:value-type="float" office:value="0.82773620695869" calcext:value-type="float">
            <text:p>0.827736207</text:p>
          </table:table-cell>
          <table:table-cell table:formula="of:=[.A442]*(24/4)*365" office:value-type="float" office:value="87514.2772323958" calcext:value-type="float">
            <text:p>87514.2772323958</text:p>
          </table:table-cell>
          <table:table-cell table:number-columns-repeated="2"/>
        </table:table-row>
        <table:table-row table:style-name="ro1">
          <table:table-cell office:value-type="float" office:value="39.9581763456558" calcext:value-type="float">
            <text:p>39.9581763457</text:p>
          </table:table-cell>
          <table:table-cell office:value-type="float" office:value="6.97562733363223" calcext:value-type="float">
            <text:p>6.9756273336</text:p>
          </table:table-cell>
          <table:table-cell table:formula="of:=1/[.B443]" office:value-type="float" office:value="0.143356282119403" calcext:value-type="float">
            <text:p>0.1433562821</text:p>
          </table:table-cell>
          <table:table-cell table:formula="of:=[.C443]/MAX([.C$2:.C$452])" office:value-type="float" office:value="0.826627566816542" calcext:value-type="float">
            <text:p>0.8266275668</text:p>
          </table:table-cell>
          <table:table-cell table:formula="of:=[.A443]*(24/4)*365" office:value-type="float" office:value="87508.4061969861" calcext:value-type="float">
            <text:p>87508.4061969861</text:p>
          </table:table-cell>
          <table:table-cell table:number-columns-repeated="2"/>
        </table:table-row>
        <table:table-row table:style-name="ro1">
          <table:table-cell office:value-type="float" office:value="39.9384751662608" calcext:value-type="float">
            <text:p>39.9384751663</text:p>
          </table:table-cell>
          <table:table-cell office:value-type="float" office:value="6.98100524730129" calcext:value-type="float">
            <text:p>6.9810052473</text:p>
          </table:table-cell>
          <table:table-cell table:formula="of:=1/[.B444]" office:value-type="float" office:value="0.14324584563041" calcext:value-type="float">
            <text:p>0.1432458456</text:p>
          </table:table-cell>
          <table:table-cell table:formula="of:=[.C444]/MAX([.C$2:.C$452])" office:value-type="float" office:value="0.825990762870216" calcext:value-type="float">
            <text:p>0.8259907629</text:p>
          </table:table-cell>
          <table:table-cell table:formula="of:=[.A444]*(24/4)*365" office:value-type="float" office:value="87465.2606141111" calcext:value-type="float">
            <text:p>87465.2606141111</text:p>
          </table:table-cell>
          <table:table-cell table:number-columns-repeated="2"/>
        </table:table-row>
        <table:table-row table:style-name="ro1">
          <table:table-cell office:value-type="float" office:value="39.935236195326" calcext:value-type="float">
            <text:p>39.9352361953</text:p>
          </table:table-cell>
          <table:table-cell office:value-type="float" office:value="6.9846448111502" calcext:value-type="float">
            <text:p>6.9846448112</text:p>
          </table:table-cell>
          <table:table-cell table:formula="of:=1/[.B445]" office:value-type="float" office:value="0.143171202979944" calcext:value-type="float">
            <text:p>0.143171203</text:p>
          </table:table-cell>
          <table:table-cell table:formula="of:=[.C445]/MAX([.C$2:.C$452])" office:value-type="float" office:value="0.825560354996751" calcext:value-type="float">
            <text:p>0.825560355</text:p>
          </table:table-cell>
          <table:table-cell table:formula="of:=[.A445]*(24/4)*365" office:value-type="float" office:value="87458.1672677639" calcext:value-type="float">
            <text:p>87458.1672677639</text:p>
          </table:table-cell>
          <table:table-cell table:number-columns-repeated="2"/>
        </table:table-row>
        <table:table-row table:style-name="ro1">
          <table:table-cell office:value-type="float" office:value="39.9221443724093" calcext:value-type="float">
            <text:p>39.9221443724</text:p>
          </table:table-cell>
          <table:table-cell office:value-type="float" office:value="6.9928651124092" calcext:value-type="float">
            <text:p>6.9928651124</text:p>
          </table:table-cell>
          <table:table-cell table:formula="of:=1/[.B446]" office:value-type="float" office:value="0.14300290137521" calcext:value-type="float">
            <text:p>0.1430029014</text:p>
          </table:table-cell>
          <table:table-cell table:formula="of:=[.C446]/MAX([.C$2:.C$452])" office:value-type="float" office:value="0.824589886566934" calcext:value-type="float">
            <text:p>0.8245898866</text:p>
          </table:table-cell>
          <table:table-cell table:formula="of:=[.A446]*(24/4)*365" office:value-type="float" office:value="87429.4961755764" calcext:value-type="float">
            <text:p>87429.4961755764</text:p>
          </table:table-cell>
          <table:table-cell table:number-columns-repeated="2"/>
        </table:table-row>
        <table:table-row table:style-name="ro1">
          <table:table-cell office:value-type="float" office:value="39.9130397252886" calcext:value-type="float">
            <text:p>39.9130397253</text:p>
          </table:table-cell>
          <table:table-cell office:value-type="float" office:value="6.99484507643798" calcext:value-type="float">
            <text:p>6.9948450764</text:p>
          </table:table-cell>
          <table:table-cell table:formula="of:=1/[.B447]" office:value-type="float" office:value="0.142962422908905" calcext:value-type="float">
            <text:p>0.1429624229</text:p>
          </table:table-cell>
          <table:table-cell table:formula="of:=[.C447]/MAX([.C$2:.C$452])" office:value-type="float" office:value="0.824356477778597" calcext:value-type="float">
            <text:p>0.8243564778</text:p>
          </table:table-cell>
          <table:table-cell table:formula="of:=[.A447]*(24/4)*365" office:value-type="float" office:value="87409.5569983819" calcext:value-type="float">
            <text:p>87409.5569983819</text:p>
          </table:table-cell>
          <table:table-cell table:number-columns-repeated="2"/>
        </table:table-row>
        <table:table-row table:style-name="ro1">
          <table:table-cell office:value-type="float" office:value="39.8941152555112" calcext:value-type="float">
            <text:p>39.8941152555</text:p>
          </table:table-cell>
          <table:table-cell office:value-type="float" office:value="7.00892910971135" calcext:value-type="float">
            <text:p>7.0089291097</text:p>
          </table:table-cell>
          <table:table-cell table:formula="of:=1/[.B448]" office:value-type="float" office:value="0.142675148278277" calcext:value-type="float">
            <text:p>0.1426751483</text:p>
          </table:table-cell>
          <table:table-cell table:formula="of:=[.C448]/MAX([.C$2:.C$452])" office:value-type="float" office:value="0.822699981631979" calcext:value-type="float">
            <text:p>0.8226999816</text:p>
          </table:table-cell>
          <table:table-cell table:formula="of:=[.A448]*(24/4)*365" office:value-type="float" office:value="87368.1124095694" calcext:value-type="float">
            <text:p>87368.1124095694</text:p>
          </table:table-cell>
          <table:table-cell table:number-columns-repeated="2"/>
        </table:table-row>
        <table:table-row table:style-name="ro1">
          <table:table-cell office:value-type="float" office:value="39.8924256026034" calcext:value-type="float">
            <text:p>39.8924256026</text:p>
          </table:table-cell>
          <table:table-cell office:value-type="float" office:value="7.0112769874092" calcext:value-type="float">
            <text:p>7.0112769874</text:p>
          </table:table-cell>
          <table:table-cell table:formula="of:=1/[.B449]" office:value-type="float" office:value="0.142627370419938" calcext:value-type="float">
            <text:p>0.1426273704</text:p>
          </table:table-cell>
          <table:table-cell table:formula="of:=[.C449]/MAX([.C$2:.C$452])" office:value-type="float" office:value="0.822424482754619" calcext:value-type="float">
            <text:p>0.8224244828</text:p>
          </table:table-cell>
          <table:table-cell table:formula="of:=[.A449]*(24/4)*365" office:value-type="float" office:value="87364.4120697014" calcext:value-type="float">
            <text:p>87364.4120697014</text:p>
          </table:table-cell>
          <table:table-cell table:number-columns-repeated="2"/>
        </table:table-row>
        <table:table-row table:style-name="ro1">
          <table:table-cell office:value-type="float" office:value="39.8775938282978" calcext:value-type="float">
            <text:p>39.8775938283</text:p>
          </table:table-cell>
          <table:table-cell office:value-type="float" office:value="7.01780687050273" calcext:value-type="float">
            <text:p>7.0178068705</text:p>
          </table:table-cell>
          <table:table-cell table:formula="of:=1/[.B450]" office:value-type="float" office:value="0.142494659436013" calcext:value-type="float">
            <text:p>0.1424946594</text:p>
          </table:table-cell>
          <table:table-cell table:formula="of:=[.C450]/MAX([.C$2:.C$452])" office:value-type="float" office:value="0.821659238594336" calcext:value-type="float">
            <text:p>0.8216592386</text:p>
          </table:table-cell>
          <table:table-cell table:formula="of:=[.A450]*(24/4)*365" office:value-type="float" office:value="87331.9304839722" calcext:value-type="float">
            <text:p>87331.9304839722</text:p>
          </table:table-cell>
          <table:table-cell table:number-columns-repeated="2"/>
        </table:table-row>
        <table:table-row table:style-name="ro1">
          <table:table-cell office:value-type="float" office:value="39.8633943954274" calcext:value-type="float">
            <text:p>39.8633943954</text:p>
          </table:table-cell>
          <table:table-cell office:value-type="float" office:value="7.02526683453151" calcext:value-type="float">
            <text:p>7.0252668345</text:p>
          </table:table-cell>
          <table:table-cell table:formula="of:=1/[.B451]" office:value-type="float" office:value="0.142343347740853" calcext:value-type="float">
            <text:p>0.1423433477</text:p>
          </table:table-cell>
          <table:table-cell table:formula="of:=[.C451]/MAX([.C$2:.C$452])" office:value-type="float" office:value="0.820786738160089" calcext:value-type="float">
            <text:p>0.8207867382</text:p>
          </table:table-cell>
          <table:table-cell table:formula="of:=[.A451]*(24/4)*365" office:value-type="float" office:value="87300.8337259861" calcext:value-type="float">
            <text:p>87300.8337259861</text:p>
          </table:table-cell>
          <table:table-cell table:number-columns-repeated="2"/>
        </table:table-row>
        <table:table-row table:style-name="ro1">
          <table:table-cell office:value-type="float" office:value="39.8375876523719" calcext:value-type="float">
            <text:p>39.8375876524</text:p>
          </table:table-cell>
          <table:table-cell office:value-type="float" office:value="7.04080781025094" calcext:value-type="float">
            <text:p>7.0408078103</text:p>
          </table:table-cell>
          <table:table-cell table:formula="of:=1/[.B452]" office:value-type="float" office:value="0.14202915729983" calcext:value-type="float">
            <text:p>0.1420291573</text:p>
          </table:table-cell>
          <table:table-cell table:formula="of:=[.C452]/MAX([.C$2:.C$452])" office:value-type="float" office:value="0.818975038833486" calcext:value-type="float">
            <text:p>0.8189750388</text:p>
          </table:table-cell>
          <table:table-cell table:formula="of:=[.A452]*(24/4)*365" office:value-type="float" office:value="87244.3169586944" calcext:value-type="float">
            <text:p>87244.3169586944</text:p>
          </table:table-cell>
          <table:table-cell table:number-columns-repeated="2"/>
        </table:table-row>
      </table:table>
      <table:table table:name="high_0" table:style-name="ta1">
        <table:shapes>
          <draw:frame draw:z-index="0" draw:style-name="gr1" draw:text-style-name="P1" svg:width="453.51pt" svg:height="255.09pt" svg:x="507.66pt" svg:y="40.51pt">
            <loext:p draw:notify-on-update-of-ranges="high_0.E2:high_0.E452 high_0.D2:high_0.D45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st (4 hours)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Norm QoS</text:p>
          </table:table-cell>
          <table:table-cell office:value-type="string" calcext:value-type="string">
            <text:p>Inv Norm QoS</text:p>
          </table:table-cell>
          <table:table-cell office:value-type="string" calcext:value-type="string">
            <text:p>Yearly Cost</text:p>
          </table:table-cell>
          <table:table-cell office:value-type="string" calcext:value-type="string">
            <text:p>Difference Max-Min Yearly Cost</text:p>
          </table:table-cell>
          <table:table-cell/>
        </table:table-row>
        <table:table-row table:style-name="ro1">
          <table:table-cell office:value-type="float" office:value="140.970313556431" calcext:value-type="float">
            <text:p>140.9703135564</text:p>
          </table:table-cell>
          <table:table-cell office:value-type="float" office:value="5.82082146239323" calcext:value-type="float">
            <text:p>5.8208214624</text:p>
          </table:table-cell>
          <table:table-cell table:formula="of:=1/[.B2]" office:value-type="float" office:value="0.171797057590708" calcext:value-type="float">
            <text:p>0.1717970576</text:p>
          </table:table-cell>
          <table:table-cell table:formula="of:=[.C2]/MAX([.C$2:.C$388])" office:value-type="float" office:value="1" calcext:value-type="float">
            <text:p>1</text:p>
          </table:table-cell>
          <table:table-cell table:formula="of:=[.A2]*(24/4)*365" office:value-type="float" office:value="308724.986688583" calcext:value-type="float">
            <text:p>308724.986688583</text:p>
          </table:table-cell>
          <table:table-cell table:formula="of:=[.E2]-[.E388]" office:value-type="float" office:value="17407.8080791875" calcext:value-type="float">
            <text:p>17407.8080791875</text:p>
          </table:table-cell>
          <table:table-cell table:style-name="ce1" table:formula="of:=[.F2]/[.E2]" office:value-type="percentage" office:value="0.0563861327387378" calcext:value-type="percentage">
            <text:p>5.64%</text:p>
          </table:table-cell>
        </table:table-row>
        <table:table-row table:style-name="ro1">
          <table:table-cell office:value-type="float" office:value="140.91506366407" calcext:value-type="float">
            <text:p>140.9150636641</text:p>
          </table:table-cell>
          <table:table-cell office:value-type="float" office:value="5.82891407242228" calcext:value-type="float">
            <text:p>5.8289140724</text:p>
          </table:table-cell>
          <table:table-cell table:formula="of:=1/[.B3]" office:value-type="float" office:value="0.171558542050087" calcext:value-type="float">
            <text:p>0.1715585421</text:p>
          </table:table-cell>
          <table:table-cell table:formula="of:=[.C3]/MAX([.C$2:.C$388])" office:value-type="float" office:value="0.998611643622036" calcext:value-type="float">
            <text:p>0.9986116436</text:p>
          </table:table-cell>
          <table:table-cell table:formula="of:=[.A3]*(24/4)*365" office:value-type="float" office:value="308603.989424312" calcext:value-type="float">
            <text:p>308603.989424312</text:p>
          </table:table-cell>
          <table:table-cell table:number-columns-repeated="2"/>
        </table:table-row>
        <table:table-row table:style-name="ro1">
          <table:table-cell office:value-type="float" office:value="140.858612381662" calcext:value-type="float">
            <text:p>140.8586123817</text:p>
          </table:table-cell>
          <table:table-cell office:value-type="float" office:value="5.83712288281723" calcext:value-type="float">
            <text:p>5.8371228828</text:p>
          </table:table-cell>
          <table:table-cell table:formula="of:=1/[.B4]" office:value-type="float" office:value="0.171317277377131" calcext:value-type="float">
            <text:p>0.1713172774</text:p>
          </table:table-cell>
          <table:table-cell table:formula="of:=[.C4]/MAX([.C$2:.C$388])" office:value-type="float" office:value="0.997207285035581" calcext:value-type="float">
            <text:p>0.997207285</text:p>
          </table:table-cell>
          <table:table-cell table:formula="of:=[.A4]*(24/4)*365" office:value-type="float" office:value="308480.36111584" calcext:value-type="float">
            <text:p>308480.36111584</text:p>
          </table:table-cell>
          <table:table-cell table:number-columns-repeated="2"/>
        </table:table-row>
        <table:table-row table:style-name="ro1">
          <table:table-cell office:value-type="float" office:value="140.774809628884" calcext:value-type="float">
            <text:p>140.7748096289</text:p>
          </table:table-cell>
          <table:table-cell office:value-type="float" office:value="5.83838768831599" calcext:value-type="float">
            <text:p>5.8383876883</text:p>
          </table:table-cell>
          <table:table-cell table:formula="of:=1/[.B5]" office:value-type="float" office:value="0.171280163871481" calcext:value-type="float">
            <text:p>0.1712801639</text:p>
          </table:table-cell>
          <table:table-cell table:formula="of:=[.C5]/MAX([.C$2:.C$388])" office:value-type="float" office:value="0.996991253945346" calcext:value-type="float">
            <text:p>0.9969912539</text:p>
          </table:table-cell>
          <table:table-cell table:formula="of:=[.A5]*(24/4)*365" office:value-type="float" office:value="308296.833087257" calcext:value-type="float">
            <text:p>308296.833087257</text:p>
          </table:table-cell>
          <table:table-cell table:number-columns-repeated="2"/>
        </table:table-row>
        <table:table-row table:style-name="ro1">
          <table:table-cell office:value-type="float" office:value="140.607642709982" calcext:value-type="float">
            <text:p>140.60764271</text:p>
          </table:table-cell>
          <table:table-cell office:value-type="float" office:value="5.84569183390946" calcext:value-type="float">
            <text:p>5.8456918339</text:p>
          </table:table-cell>
          <table:table-cell table:formula="of:=1/[.B6]" office:value-type="float" office:value="0.171066150664878" calcext:value-type="float">
            <text:p>0.1710661507</text:p>
          </table:table-cell>
          <table:table-cell table:formula="of:=[.C6]/MAX([.C$2:.C$388])" office:value-type="float" office:value="0.995745521279114" calcext:value-type="float">
            <text:p>0.9957455213</text:p>
          </table:table-cell>
          <table:table-cell table:formula="of:=[.A6]*(24/4)*365" office:value-type="float" office:value="307930.737534861" calcext:value-type="float">
            <text:p>307930.737534861</text:p>
          </table:table-cell>
          <table:table-cell table:number-columns-repeated="2"/>
        </table:table-row>
        <table:table-row table:style-name="ro1">
          <table:table-cell office:value-type="float" office:value="140.541703436295" calcext:value-type="float">
            <text:p>140.5417034363</text:p>
          </table:table-cell>
          <table:table-cell office:value-type="float" office:value="5.84593276794585" calcext:value-type="float">
            <text:p>5.8459327679</text:p>
          </table:table-cell>
          <table:table-cell table:formula="of:=1/[.B7]" office:value-type="float" office:value="0.171059100351471" calcext:value-type="float">
            <text:p>0.1710591004</text:p>
          </table:table-cell>
          <table:table-cell table:formula="of:=[.C7]/MAX([.C$2:.C$388])" office:value-type="float" office:value="0.995704482663518" calcext:value-type="float">
            <text:p>0.9957044827</text:p>
          </table:table-cell>
          <table:table-cell table:formula="of:=[.A7]*(24/4)*365" office:value-type="float" office:value="307786.330525486" calcext:value-type="float">
            <text:p>307786.330525486</text:p>
          </table:table-cell>
          <table:table-cell table:number-columns-repeated="2"/>
        </table:table-row>
        <table:table-row table:style-name="ro1">
          <table:table-cell office:value-type="float" office:value="140.475844745976" calcext:value-type="float">
            <text:p>140.475844746</text:p>
          </table:table-cell>
          <table:table-cell office:value-type="float" office:value="5.85313409152274" calcext:value-type="float">
            <text:p>5.8531340915</text:p>
          </table:table-cell>
          <table:table-cell table:formula="of:=1/[.B8]" office:value-type="float" office:value="0.170848640123986" calcext:value-type="float">
            <text:p>0.1708486401</text:p>
          </table:table-cell>
          <table:table-cell table:formula="of:=[.C8]/MAX([.C$2:.C$388])" office:value-type="float" office:value="0.994479431254392" calcext:value-type="float">
            <text:p>0.9944794313</text:p>
          </table:table-cell>
          <table:table-cell table:formula="of:=[.A8]*(24/4)*365" office:value-type="float" office:value="307642.099993687" calcext:value-type="float">
            <text:p>307642.099993687</text:p>
          </table:table-cell>
          <table:table-cell table:number-columns-repeated="2"/>
        </table:table-row>
        <table:table-row table:style-name="ro1">
          <table:table-cell office:value-type="float" office:value="140.394680842041" calcext:value-type="float">
            <text:p>140.394680842</text:p>
          </table:table-cell>
          <table:table-cell office:value-type="float" office:value="5.86281702894877" calcext:value-type="float">
            <text:p>5.8628170289</text:p>
          </table:table-cell>
          <table:table-cell table:formula="of:=1/[.B9]" office:value-type="float" office:value="0.170566469167008" calcext:value-type="float">
            <text:p>0.1705664692</text:p>
          </table:table-cell>
          <table:table-cell table:formula="of:=[.C9]/MAX([.C$2:.C$388])" office:value-type="float" office:value="0.992836964491953" calcext:value-type="float">
            <text:p>0.9928369645</text:p>
          </table:table-cell>
          <table:table-cell table:formula="of:=[.A9]*(24/4)*365" office:value-type="float" office:value="307464.351044069" calcext:value-type="float">
            <text:p>307464.351044069</text:p>
          </table:table-cell>
          <table:table-cell table:number-columns-repeated="2"/>
        </table:table-row>
        <table:table-row table:style-name="ro1">
          <table:table-cell office:value-type="float" office:value="140.277859964805" calcext:value-type="float">
            <text:p>140.2778599648</text:p>
          </table:table-cell>
          <table:table-cell office:value-type="float" office:value="5.87971635236422" calcext:value-type="float">
            <text:p>5.8797163524</text:p>
          </table:table-cell>
          <table:table-cell table:formula="of:=1/[.B10]" office:value-type="float" office:value="0.170076231585203" calcext:value-type="float">
            <text:p>0.1700762316</text:p>
          </table:table-cell>
          <table:table-cell table:formula="of:=[.C10]/MAX([.C$2:.C$388])" office:value-type="float" office:value="0.989983379054109" calcext:value-type="float">
            <text:p>0.9899833791</text:p>
          </table:table-cell>
          <table:table-cell table:formula="of:=[.A10]*(24/4)*365" office:value-type="float" office:value="307208.513322924" calcext:value-type="float">
            <text:p>307208.513322924</text:p>
          </table:table-cell>
          <table:table-cell table:number-columns-repeated="2"/>
        </table:table-row>
        <table:table-row table:style-name="ro1">
          <table:table-cell office:value-type="float" office:value="140.20666077247" calcext:value-type="float">
            <text:p>140.2066607725</text:p>
          </table:table-cell>
          <table:table-cell office:value-type="float" office:value="5.88940357123865" calcext:value-type="float">
            <text:p>5.8894035712</text:p>
          </table:table-cell>
          <table:table-cell table:formula="of:=1/[.B11]" office:value-type="float" office:value="0.169796480730846" calcext:value-type="float">
            <text:p>0.1697964807</text:p>
          </table:table-cell>
          <table:table-cell table:formula="of:=[.C11]/MAX([.C$2:.C$388])" office:value-type="float" office:value="0.988354999276948" calcext:value-type="float">
            <text:p>0.9883549993</text:p>
          </table:table-cell>
          <table:table-cell table:formula="of:=[.A11]*(24/4)*365" office:value-type="float" office:value="307052.587091708" calcext:value-type="float">
            <text:p>307052.587091708</text:p>
          </table:table-cell>
          <table:table-cell table:number-columns-repeated="2"/>
        </table:table-row>
        <table:table-row table:style-name="ro1">
          <table:table-cell office:value-type="float" office:value="140.12930688861" calcext:value-type="float">
            <text:p>140.1293068886</text:p>
          </table:table-cell>
          <table:table-cell office:value-type="float" office:value="5.89813073953736" calcext:value-type="float">
            <text:p>5.8981307395</text:p>
          </table:table-cell>
          <table:table-cell table:formula="of:=1/[.B12]" office:value-type="float" office:value="0.169545241392604" calcext:value-type="float">
            <text:p>0.1695452414</text:p>
          </table:table-cell>
          <table:table-cell table:formula="of:=[.C12]/MAX([.C$2:.C$388])" office:value-type="float" office:value="0.986892579944711" calcext:value-type="float">
            <text:p>0.9868925799</text:p>
          </table:table-cell>
          <table:table-cell table:formula="of:=[.A12]*(24/4)*365" office:value-type="float" office:value="306883.182086055" calcext:value-type="float">
            <text:p>306883.182086055</text:p>
          </table:table-cell>
          <table:table-cell table:number-columns-repeated="2"/>
        </table:table-row>
        <table:table-row table:style-name="ro1">
          <table:table-cell office:value-type="float" office:value="140.069743956859" calcext:value-type="float">
            <text:p>140.0697439569</text:p>
          </table:table-cell>
          <table:table-cell office:value-type="float" office:value="5.90651208167659" calcext:value-type="float">
            <text:p>5.9065120817</text:p>
          </table:table-cell>
          <table:table-cell table:formula="of:=1/[.B13]" office:value-type="float" office:value="0.169304656652145" calcext:value-type="float">
            <text:p>0.1693046567</text:p>
          </table:table-cell>
          <table:table-cell table:formula="of:=[.C13]/MAX([.C$2:.C$388])" office:value-type="float" office:value="0.985492179123922" calcext:value-type="float">
            <text:p>0.9854921791</text:p>
          </table:table-cell>
          <table:table-cell table:formula="of:=[.A13]*(24/4)*365" office:value-type="float" office:value="306752.739265521" calcext:value-type="float">
            <text:p>306752.739265521</text:p>
          </table:table-cell>
          <table:table-cell table:number-columns-repeated="2"/>
        </table:table-row>
        <table:table-row table:style-name="ro1">
          <table:table-cell office:value-type="float" office:value="140.035013690839" calcext:value-type="float">
            <text:p>140.0350136908</text:p>
          </table:table-cell>
          <table:table-cell office:value-type="float" office:value="5.91896103384491" calcext:value-type="float">
            <text:p>5.9189610338</text:p>
          </table:table-cell>
          <table:table-cell table:formula="of:=1/[.B14]" office:value-type="float" office:value="0.168948569568536" calcext:value-type="float">
            <text:p>0.1689485696</text:p>
          </table:table-cell>
          <table:table-cell table:formula="of:=[.C14]/MAX([.C$2:.C$388])" office:value-type="float" office:value="0.983419459785169" calcext:value-type="float">
            <text:p>0.9834194598</text:p>
          </table:table-cell>
          <table:table-cell table:formula="of:=[.A14]*(24/4)*365" office:value-type="float" office:value="306676.679982937" calcext:value-type="float">
            <text:p>306676.679982937</text:p>
          </table:table-cell>
          <table:table-cell table:number-columns-repeated="2"/>
        </table:table-row>
        <table:table-row table:style-name="ro1">
          <table:table-cell office:value-type="float" office:value="139.955363706615" calcext:value-type="float">
            <text:p>139.9553637066</text:p>
          </table:table-cell>
          <table:table-cell office:value-type="float" office:value="5.92138102738836" calcext:value-type="float">
            <text:p>5.9213810274</text:p>
          </table:table-cell>
          <table:table-cell table:formula="of:=1/[.B15]" office:value-type="float" office:value="0.168879522424696" calcext:value-type="float">
            <text:p>0.1688795224</text:p>
          </table:table-cell>
          <table:table-cell table:formula="of:=[.C15]/MAX([.C$2:.C$388])" office:value-type="float" office:value="0.983017548688387" calcext:value-type="float">
            <text:p>0.9830175487</text:p>
          </table:table-cell>
          <table:table-cell table:formula="of:=[.A15]*(24/4)*365" office:value-type="float" office:value="306502.246517486" calcext:value-type="float">
            <text:p>306502.246517486</text:p>
          </table:table-cell>
          <table:table-cell table:number-columns-repeated="2"/>
        </table:table-row>
        <table:table-row table:style-name="ro1">
          <table:table-cell office:value-type="float" office:value="139.932631080191" calcext:value-type="float">
            <text:p>139.9326310802</text:p>
          </table:table-cell>
          <table:table-cell office:value-type="float" office:value="5.92874916200584" calcext:value-type="float">
            <text:p>5.928749162</text:p>
          </table:table-cell>
          <table:table-cell table:formula="of:=1/[.B16]" office:value-type="float" office:value="0.168669642225457" calcext:value-type="float">
            <text:p>0.1686696422</text:p>
          </table:table-cell>
          <table:table-cell table:formula="of:=[.C16]/MAX([.C$2:.C$388])" office:value-type="float" office:value="0.981795873520125" calcext:value-type="float">
            <text:p>0.9817958735</text:p>
          </table:table-cell>
          <table:table-cell table:formula="of:=[.A16]*(24/4)*365" office:value-type="float" office:value="306452.462065618" calcext:value-type="float">
            <text:p>306452.462065618</text:p>
          </table:table-cell>
          <table:table-cell table:number-columns-repeated="2"/>
        </table:table-row>
        <table:table-row table:style-name="ro1">
          <table:table-cell office:value-type="float" office:value="139.872691610987" calcext:value-type="float">
            <text:p>139.872691611</text:p>
          </table:table-cell>
          <table:table-cell office:value-type="float" office:value="5.93492302001719" calcext:value-type="float">
            <text:p>5.93492302</text:p>
          </table:table-cell>
          <table:table-cell table:formula="of:=1/[.B17]" office:value-type="float" office:value="0.168494182085803" calcext:value-type="float">
            <text:p>0.1684941821</text:p>
          </table:table-cell>
          <table:table-cell table:formula="of:=[.C17]/MAX([.C$2:.C$388])" office:value-type="float" office:value="0.980774551373435" calcext:value-type="float">
            <text:p>0.9807745514</text:p>
          </table:table-cell>
          <table:table-cell table:formula="of:=[.A17]*(24/4)*365" office:value-type="float" office:value="306321.194628062" calcext:value-type="float">
            <text:p>306321.194628062</text:p>
          </table:table-cell>
          <table:table-cell table:number-columns-repeated="2"/>
        </table:table-row>
        <table:table-row table:style-name="ro1">
          <table:table-cell office:value-type="float" office:value="139.853652978301" calcext:value-type="float">
            <text:p>139.8536529783</text:p>
          </table:table-cell>
          <table:table-cell office:value-type="float" office:value="5.93708500215433" calcext:value-type="float">
            <text:p>5.9370850022</text:p>
          </table:table-cell>
          <table:table-cell table:formula="of:=1/[.B18]" office:value-type="float" office:value="0.168432825138454" calcext:value-type="float">
            <text:p>0.1684328251</text:p>
          </table:table-cell>
          <table:table-cell table:formula="of:=[.C18]/MAX([.C$2:.C$388])" office:value-type="float" office:value="0.980417403537441" calcext:value-type="float">
            <text:p>0.9804174035</text:p>
          </table:table-cell>
          <table:table-cell table:formula="of:=[.A18]*(24/4)*365" office:value-type="float" office:value="306279.500022479" calcext:value-type="float">
            <text:p>306279.500022479</text:p>
          </table:table-cell>
          <table:table-cell table:number-columns-repeated="2"/>
        </table:table-row>
        <table:table-row table:style-name="ro1">
          <table:table-cell office:value-type="float" office:value="139.812592348104" calcext:value-type="float">
            <text:p>139.8125923481</text:p>
          </table:table-cell>
          <table:table-cell office:value-type="float" office:value="5.94332881066603" calcext:value-type="float">
            <text:p>5.9433288107</text:p>
          </table:table-cell>
          <table:table-cell table:formula="of:=1/[.B19]" office:value-type="float" office:value="0.168255876774877" calcext:value-type="float">
            <text:p>0.1682558768</text:p>
          </table:table-cell>
          <table:table-cell table:formula="of:=[.C19]/MAX([.C$2:.C$388])" office:value-type="float" office:value="0.979387418704995" calcext:value-type="float">
            <text:p>0.9793874187</text:p>
          </table:table-cell>
          <table:table-cell table:formula="of:=[.A19]*(24/4)*365" office:value-type="float" office:value="306189.577242347" calcext:value-type="float">
            <text:p>306189.577242347</text:p>
          </table:table-cell>
          <table:table-cell table:number-columns-repeated="2"/>
        </table:table-row>
        <table:table-row table:style-name="ro1">
          <table:table-cell office:value-type="float" office:value="139.765290086799" calcext:value-type="float">
            <text:p>139.7652900868</text:p>
          </table:table-cell>
          <table:table-cell office:value-type="float" office:value="5.95076975277299" calcext:value-type="float">
            <text:p>5.9507697528</text:p>
          </table:table-cell>
          <table:table-cell table:formula="of:=1/[.B20]" office:value-type="float" office:value="0.168045486810175" calcext:value-type="float">
            <text:p>0.1680454868</text:p>
          </table:table-cell>
          <table:table-cell table:formula="of:=[.C20]/MAX([.C$2:.C$388])" office:value-type="float" office:value="0.978162776282982" calcext:value-type="float">
            <text:p>0.9781627763</text:p>
          </table:table-cell>
          <table:table-cell table:formula="of:=[.A20]*(24/4)*365" office:value-type="float" office:value="306085.98529009" calcext:value-type="float">
            <text:p>306085.98529009</text:p>
          </table:table-cell>
          <table:table-cell table:number-columns-repeated="2"/>
        </table:table-row>
        <table:table-row table:style-name="ro1">
          <table:table-cell office:value-type="float" office:value="139.752797996858" calcext:value-type="float">
            <text:p>139.7527979969</text:p>
          </table:table-cell>
          <table:table-cell office:value-type="float" office:value="5.95240128995157" calcext:value-type="float">
            <text:p>5.95240129</text:p>
          </table:table-cell>
          <table:table-cell table:formula="of:=1/[.B21]" office:value-type="float" office:value="0.167999425994368" calcext:value-type="float">
            <text:p>0.167999426</text:p>
          </table:table-cell>
          <table:table-cell table:formula="of:=[.C21]/MAX([.C$2:.C$388])" office:value-type="float" office:value="0.977894664497761" calcext:value-type="float">
            <text:p>0.9778946645</text:p>
          </table:table-cell>
          <table:table-cell table:formula="of:=[.A21]*(24/4)*365" office:value-type="float" office:value="306058.627613118" calcext:value-type="float">
            <text:p>306058.627613118</text:p>
          </table:table-cell>
          <table:table-cell table:number-columns-repeated="2"/>
        </table:table-row>
        <table:table-row table:style-name="ro1">
          <table:table-cell office:value-type="float" office:value="139.711848915322" calcext:value-type="float">
            <text:p>139.7118489153</text:p>
          </table:table-cell>
          <table:table-cell office:value-type="float" office:value="5.96433332481647" calcext:value-type="float">
            <text:p>5.9643333248</text:p>
          </table:table-cell>
          <table:table-cell table:formula="of:=1/[.B22]" office:value-type="float" office:value="0.167663332268703" calcext:value-type="float">
            <text:p>0.1676633323</text:p>
          </table:table-cell>
          <table:table-cell table:formula="of:=[.C22]/MAX([.C$2:.C$388])" office:value-type="float" office:value="0.975938322926032" calcext:value-type="float">
            <text:p>0.9759383229</text:p>
          </table:table-cell>
          <table:table-cell table:formula="of:=[.A22]*(24/4)*365" office:value-type="float" office:value="305968.949124555" calcext:value-type="float">
            <text:p>305968.949124555</text:p>
          </table:table-cell>
          <table:table-cell table:number-columns-repeated="2"/>
        </table:table-row>
        <table:table-row table:style-name="ro1">
          <table:table-cell office:value-type="float" office:value="139.66832210983" calcext:value-type="float">
            <text:p>139.6683221098</text:p>
          </table:table-cell>
          <table:table-cell office:value-type="float" office:value="5.96480267943821" calcext:value-type="float">
            <text:p>5.9648026794</text:p>
          </table:table-cell>
          <table:table-cell table:formula="of:=1/[.B23]" office:value-type="float" office:value="0.167650139282425" calcext:value-type="float">
            <text:p>0.1676501393</text:p>
          </table:table-cell>
          <table:table-cell table:formula="of:=[.C23]/MAX([.C$2:.C$388])" office:value-type="float" office:value="0.975861528908357" calcext:value-type="float">
            <text:p>0.9758615289</text:p>
          </table:table-cell>
          <table:table-cell table:formula="of:=[.A23]*(24/4)*365" office:value-type="float" office:value="305873.625420528" calcext:value-type="float">
            <text:p>305873.625420528</text:p>
          </table:table-cell>
          <table:table-cell table:number-columns-repeated="2"/>
        </table:table-row>
        <table:table-row table:style-name="ro1">
          <table:table-cell office:value-type="float" office:value="139.654910618154" calcext:value-type="float">
            <text:p>139.6549106182</text:p>
          </table:table-cell>
          <table:table-cell office:value-type="float" office:value="5.96734748197784" calcext:value-type="float">
            <text:p>5.967347482</text:p>
          </table:table-cell>
          <table:table-cell table:formula="of:=1/[.B24]" office:value-type="float" office:value="0.167578644116189" calcext:value-type="float">
            <text:p>0.1675786441</text:p>
          </table:table-cell>
          <table:table-cell table:formula="of:=[.C24]/MAX([.C$2:.C$388])" office:value-type="float" office:value="0.975445368310269" calcext:value-type="float">
            <text:p>0.9754453683</text:p>
          </table:table-cell>
          <table:table-cell table:formula="of:=[.A24]*(24/4)*365" office:value-type="float" office:value="305844.254253757" calcext:value-type="float">
            <text:p>305844.254253757</text:p>
          </table:table-cell>
          <table:table-cell table:number-columns-repeated="2"/>
        </table:table-row>
        <table:table-row table:style-name="ro1">
          <table:table-cell office:value-type="float" office:value="139.614027565849" calcext:value-type="float">
            <text:p>139.6140275658</text:p>
          </table:table-cell>
          <table:table-cell office:value-type="float" office:value="5.97279329334115" calcext:value-type="float">
            <text:p>5.9727932933</text:p>
          </table:table-cell>
          <table:table-cell table:formula="of:=1/[.B25]" office:value-type="float" office:value="0.167425851002556" calcext:value-type="float">
            <text:p>0.167425851</text:p>
          </table:table-cell>
          <table:table-cell table:formula="of:=[.C25]/MAX([.C$2:.C$388])" office:value-type="float" office:value="0.974555986875128" calcext:value-type="float">
            <text:p>0.9745559869</text:p>
          </table:table-cell>
          <table:table-cell table:formula="of:=[.A25]*(24/4)*365" office:value-type="float" office:value="305754.720369208" calcext:value-type="float">
            <text:p>305754.720369208</text:p>
          </table:table-cell>
          <table:table-cell table:number-columns-repeated="2"/>
        </table:table-row>
        <table:table-row table:style-name="ro1">
          <table:table-cell office:value-type="float" office:value="139.580901143385" calcext:value-type="float">
            <text:p>139.5809011434</text:p>
          </table:table-cell>
          <table:table-cell office:value-type="float" office:value="5.97839687668348" calcext:value-type="float">
            <text:p>5.9783968767</text:p>
          </table:table-cell>
          <table:table-cell table:formula="of:=1/[.B26]" office:value-type="float" office:value="0.167268921857652" calcext:value-type="float">
            <text:p>0.1672689219</text:p>
          </table:table-cell>
          <table:table-cell table:formula="of:=[.C26]/MAX([.C$2:.C$388])" office:value-type="float" office:value="0.973642530340397" calcext:value-type="float">
            <text:p>0.9736425303</text:p>
          </table:table-cell>
          <table:table-cell table:formula="of:=[.A26]*(24/4)*365" office:value-type="float" office:value="305682.173504014" calcext:value-type="float">
            <text:p>305682.173504014</text:p>
          </table:table-cell>
          <table:table-cell table:number-columns-repeated="2"/>
        </table:table-row>
        <table:table-row table:style-name="ro1">
          <table:table-cell office:value-type="float" office:value="139.566090320478" calcext:value-type="float">
            <text:p>139.5660903205</text:p>
          </table:table-cell>
          <table:table-cell office:value-type="float" office:value="5.98013137576878" calcext:value-type="float">
            <text:p>5.9801313758</text:p>
          </table:table-cell>
          <table:table-cell table:formula="of:=1/[.B27]" office:value-type="float" office:value="0.167220406570323" calcext:value-type="float">
            <text:p>0.1672204066</text:p>
          </table:table-cell>
          <table:table-cell table:formula="of:=[.C27]/MAX([.C$2:.C$388])" office:value-type="float" office:value="0.973360131514658" calcext:value-type="float">
            <text:p>0.9733601315</text:p>
          </table:table-cell>
          <table:table-cell table:formula="of:=[.A27]*(24/4)*365" office:value-type="float" office:value="305649.737801847" calcext:value-type="float">
            <text:p>305649.737801847</text:p>
          </table:table-cell>
          <table:table-cell table:number-columns-repeated="2"/>
        </table:table-row>
        <table:table-row table:style-name="ro1">
          <table:table-cell office:value-type="float" office:value="139.560051373687" calcext:value-type="float">
            <text:p>139.5600513737</text:p>
          </table:table-cell>
          <table:table-cell office:value-type="float" office:value="5.9868615315312" calcext:value-type="float">
            <text:p>5.9868615315</text:p>
          </table:table-cell>
          <table:table-cell table:formula="of:=1/[.B28]" office:value-type="float" office:value="0.167032425041613" calcext:value-type="float">
            <text:p>0.167032425</text:p>
          </table:table-cell>
          <table:table-cell table:formula="of:=[.C28]/MAX([.C$2:.C$388])" office:value-type="float" office:value="0.972265924597808" calcext:value-type="float">
            <text:p>0.9722659246</text:p>
          </table:table-cell>
          <table:table-cell table:formula="of:=[.A28]*(24/4)*365" office:value-type="float" office:value="305636.512508375" calcext:value-type="float">
            <text:p>305636.512508375</text:p>
          </table:table-cell>
          <table:table-cell table:number-columns-repeated="2"/>
        </table:table-row>
        <table:table-row table:style-name="ro1">
          <table:table-cell office:value-type="float" office:value="139.519848815849" calcext:value-type="float">
            <text:p>139.5198488158</text:p>
          </table:table-cell>
          <table:table-cell office:value-type="float" office:value="5.9877816959022" calcext:value-type="float">
            <text:p>5.9877816959</text:p>
          </table:table-cell>
          <table:table-cell table:formula="of:=1/[.B29]" office:value-type="float" office:value="0.167006756556332" calcext:value-type="float">
            <text:p>0.1670067566</text:p>
          </table:table-cell>
          <table:table-cell table:formula="of:=[.C29]/MAX([.C$2:.C$388])" office:value-type="float" office:value="0.972116512927778" calcext:value-type="float">
            <text:p>0.9721165129</text:p>
          </table:table-cell>
          <table:table-cell table:formula="of:=[.A29]*(24/4)*365" office:value-type="float" office:value="305548.468906708" calcext:value-type="float">
            <text:p>305548.468906708</text:p>
          </table:table-cell>
          <table:table-cell table:number-columns-repeated="2"/>
        </table:table-row>
        <table:table-row table:style-name="ro1">
          <table:table-cell office:value-type="float" office:value="139.505145400412" calcext:value-type="float">
            <text:p>139.5051454004</text:p>
          </table:table-cell>
          <table:table-cell office:value-type="float" office:value="5.99536966130624" calcext:value-type="float">
            <text:p>5.9953696613</text:p>
          </table:table-cell>
          <table:table-cell table:formula="of:=1/[.B30]" office:value-type="float" office:value="0.166795386522026" calcext:value-type="float">
            <text:p>0.1667953865</text:p>
          </table:table-cell>
          <table:table-cell table:formula="of:=[.C30]/MAX([.C$2:.C$388])" office:value-type="float" office:value="0.970886165695581" calcext:value-type="float">
            <text:p>0.9708861657</text:p>
          </table:table-cell>
          <table:table-cell table:formula="of:=[.A30]*(24/4)*365" office:value-type="float" office:value="305516.268426903" calcext:value-type="float">
            <text:p>305516.268426903</text:p>
          </table:table-cell>
          <table:table-cell table:number-columns-repeated="2"/>
        </table:table-row>
        <table:table-row table:style-name="ro1">
          <table:table-cell office:value-type="float" office:value="139.467362406757" calcext:value-type="float">
            <text:p>139.4673624068</text:p>
          </table:table-cell>
          <table:table-cell office:value-type="float" office:value="5.99792484800593" calcext:value-type="float">
            <text:p>5.997924848</text:p>
          </table:table-cell>
          <table:table-cell table:formula="of:=1/[.B31]" office:value-type="float" office:value="0.16672432972088" calcext:value-type="float">
            <text:p>0.1667243297</text:p>
          </table:table-cell>
          <table:table-cell table:formula="of:=[.C31]/MAX([.C$2:.C$388])" office:value-type="float" office:value="0.970472556742423" calcext:value-type="float">
            <text:p>0.9704725567</text:p>
          </table:table-cell>
          <table:table-cell table:formula="of:=[.A31]*(24/4)*365" office:value-type="float" office:value="305433.523670799" calcext:value-type="float">
            <text:p>305433.523670799</text:p>
          </table:table-cell>
          <table:table-cell table:number-columns-repeated="2"/>
        </table:table-row>
        <table:table-row table:style-name="ro1">
          <table:table-cell office:value-type="float" office:value="139.438325174829" calcext:value-type="float">
            <text:p>139.4383251748</text:p>
          </table:table-cell>
          <table:table-cell office:value-type="float" office:value="6.00127561336698" calcext:value-type="float">
            <text:p>6.0012756134</text:p>
          </table:table-cell>
          <table:table-cell table:formula="of:=1/[.B32]" office:value-type="float" office:value="0.166631240493712" calcext:value-type="float">
            <text:p>0.1666312405</text:p>
          </table:table-cell>
          <table:table-cell table:formula="of:=[.C32]/MAX([.C$2:.C$388])" office:value-type="float" office:value="0.969930700971004" calcext:value-type="float">
            <text:p>0.969930701</text:p>
          </table:table-cell>
          <table:table-cell table:formula="of:=[.A32]*(24/4)*365" office:value-type="float" office:value="305369.932132875" calcext:value-type="float">
            <text:p>305369.932132875</text:p>
          </table:table-cell>
          <table:table-cell table:number-columns-repeated="2"/>
        </table:table-row>
        <table:table-row table:style-name="ro1">
          <table:table-cell office:value-type="float" office:value="139.429597408901" calcext:value-type="float">
            <text:p>139.4295974089</text:p>
          </table:table-cell>
          <table:table-cell office:value-type="float" office:value="6.00196919455706" calcext:value-type="float">
            <text:p>6.0019691946</text:p>
          </table:table-cell>
          <table:table-cell table:formula="of:=1/[.B33]" office:value-type="float" office:value="0.16661198476441" calcext:value-type="float">
            <text:p>0.1666119848</text:p>
          </table:table-cell>
          <table:table-cell table:formula="of:=[.C33]/MAX([.C$2:.C$388])" office:value-type="float" office:value="0.969818616808613" calcext:value-type="float">
            <text:p>0.9698186168</text:p>
          </table:table-cell>
          <table:table-cell table:formula="of:=[.A33]*(24/4)*365" office:value-type="float" office:value="305350.818325493" calcext:value-type="float">
            <text:p>305350.818325493</text:p>
          </table:table-cell>
          <table:table-cell table:number-columns-repeated="2"/>
        </table:table-row>
        <table:table-row table:style-name="ro1">
          <table:table-cell office:value-type="float" office:value="139.415885247606" calcext:value-type="float">
            <text:p>139.4158852476</text:p>
          </table:table-cell>
          <table:table-cell office:value-type="float" office:value="6.0081418554308" calcext:value-type="float">
            <text:p>6.0081418554</text:p>
          </table:table-cell>
          <table:table-cell table:formula="of:=1/[.B34]" office:value-type="float" office:value="0.166440810497191" calcext:value-type="float">
            <text:p>0.1664408105</text:p>
          </table:table-cell>
          <table:table-cell table:formula="of:=[.C34]/MAX([.C$2:.C$388])" office:value-type="float" office:value="0.968822241960175" calcext:value-type="float">
            <text:p>0.968822242</text:p>
          </table:table-cell>
          <table:table-cell table:formula="of:=[.A34]*(24/4)*365" office:value-type="float" office:value="305320.788692257" calcext:value-type="float">
            <text:p>305320.788692257</text:p>
          </table:table-cell>
          <table:table-cell table:number-columns-repeated="2"/>
        </table:table-row>
        <table:table-row table:style-name="ro1">
          <table:table-cell office:value-type="float" office:value="139.37758411445" calcext:value-type="float">
            <text:p>139.3775841145</text:p>
          </table:table-cell>
          <table:table-cell office:value-type="float" office:value="6.0109336799224" calcext:value-type="float">
            <text:p>6.0109336799</text:p>
          </table:table-cell>
          <table:table-cell table:formula="of:=1/[.B35]" office:value-type="float" office:value="0.166363505779507" calcext:value-type="float">
            <text:p>0.1663635058</text:p>
          </table:table-cell>
          <table:table-cell table:formula="of:=[.C35]/MAX([.C$2:.C$388])" office:value-type="float" office:value="0.968372265000332" calcext:value-type="float">
            <text:p>0.968372265</text:p>
          </table:table-cell>
          <table:table-cell table:formula="of:=[.A35]*(24/4)*365" office:value-type="float" office:value="305236.909210646" calcext:value-type="float">
            <text:p>305236.909210646</text:p>
          </table:table-cell>
          <table:table-cell table:number-columns-repeated="2"/>
        </table:table-row>
        <table:table-row table:style-name="ro1">
          <table:table-cell office:value-type="float" office:value="139.369411978152" calcext:value-type="float">
            <text:p>139.3694119782</text:p>
          </table:table-cell>
          <table:table-cell office:value-type="float" office:value="6.01102685220258" calcext:value-type="float">
            <text:p>6.0110268522</text:p>
          </table:table-cell>
          <table:table-cell table:formula="of:=1/[.B36]" office:value-type="float" office:value="0.166360927107417" calcext:value-type="float">
            <text:p>0.1663609271</text:p>
          </table:table-cell>
          <table:table-cell table:formula="of:=[.C36]/MAX([.C$2:.C$388])" office:value-type="float" office:value="0.96835725501049" calcext:value-type="float">
            <text:p>0.968357255</text:p>
          </table:table-cell>
          <table:table-cell table:formula="of:=[.A36]*(24/4)*365" office:value-type="float" office:value="305219.012232153" calcext:value-type="float">
            <text:p>305219.012232153</text:p>
          </table:table-cell>
          <table:table-cell table:number-columns-repeated="2"/>
        </table:table-row>
        <table:table-row table:style-name="ro1">
          <table:table-cell office:value-type="float" office:value="139.328044842735" calcext:value-type="float">
            <text:p>139.3280448427</text:p>
          </table:table-cell>
          <table:table-cell office:value-type="float" office:value="6.01800640939614" calcext:value-type="float">
            <text:p>6.0180064094</text:p>
          </table:table-cell>
          <table:table-cell table:formula="of:=1/[.B37]" office:value-type="float" office:value="0.166167985204978" calcext:value-type="float">
            <text:p>0.1661679852</text:p>
          </table:table-cell>
          <table:table-cell table:formula="of:=[.C37]/MAX([.C$2:.C$388])" office:value-type="float" office:value="0.967234174643776" calcext:value-type="float">
            <text:p>0.9672341746</text:p>
          </table:table-cell>
          <table:table-cell table:formula="of:=[.A37]*(24/4)*365" office:value-type="float" office:value="305128.41820559" calcext:value-type="float">
            <text:p>305128.41820559</text:p>
          </table:table-cell>
          <table:table-cell table:number-columns-repeated="2"/>
        </table:table-row>
        <table:table-row table:style-name="ro1">
          <table:table-cell office:value-type="float" office:value="139.31236711719" calcext:value-type="float">
            <text:p>139.3123671172</text:p>
          </table:table-cell>
          <table:table-cell office:value-type="float" office:value="6.0209440398707" calcext:value-type="float">
            <text:p>6.0209440399</text:p>
          </table:table-cell>
          <table:table-cell table:formula="of:=1/[.B38]" office:value-type="float" office:value="0.166086911517197" calcext:value-type="float">
            <text:p>0.1660869115</text:p>
          </table:table-cell>
          <table:table-cell table:formula="of:=[.C38]/MAX([.C$2:.C$388])" office:value-type="float" office:value="0.966762259181906" calcext:value-type="float">
            <text:p>0.9667622592</text:p>
          </table:table-cell>
          <table:table-cell table:formula="of:=[.A38]*(24/4)*365" office:value-type="float" office:value="305094.083986646" calcext:value-type="float">
            <text:p>305094.083986646</text:p>
          </table:table-cell>
          <table:table-cell table:number-columns-repeated="2"/>
        </table:table-row>
        <table:table-row table:style-name="ro1">
          <table:table-cell office:value-type="float" office:value="139.307232162884" calcext:value-type="float">
            <text:p>139.3072321629</text:p>
          </table:table-cell>
          <table:table-cell office:value-type="float" office:value="6.024526790328" calcext:value-type="float">
            <text:p>6.0245267903</text:p>
          </table:table-cell>
          <table:table-cell table:formula="of:=1/[.B39]" office:value-type="float" office:value="0.165988140613042" calcext:value-type="float">
            <text:p>0.1659881406</text:p>
          </table:table-cell>
          <table:table-cell table:formula="of:=[.C39]/MAX([.C$2:.C$388])" office:value-type="float" office:value="0.966187331383138" calcext:value-type="float">
            <text:p>0.9661873314</text:p>
          </table:table-cell>
          <table:table-cell table:formula="of:=[.A39]*(24/4)*365" office:value-type="float" office:value="305082.838436715" calcext:value-type="float">
            <text:p>305082.838436715</text:p>
          </table:table-cell>
          <table:table-cell table:number-columns-repeated="2"/>
        </table:table-row>
        <table:table-row table:style-name="ro1">
          <table:table-cell office:value-type="float" office:value="139.300699974718" calcext:value-type="float">
            <text:p>139.3006999747</text:p>
          </table:table-cell>
          <table:table-cell office:value-type="float" office:value="6.02610839476145" calcext:value-type="float">
            <text:p>6.0261083948</text:p>
          </table:table-cell>
          <table:table-cell table:formula="of:=1/[.B40]" office:value-type="float" office:value="0.165944575585349" calcext:value-type="float">
            <text:p>0.1659445756</text:p>
          </table:table-cell>
          <table:table-cell table:formula="of:=[.C40]/MAX([.C$2:.C$388])" office:value-type="float" office:value="0.965933747134937" calcext:value-type="float">
            <text:p>0.9659337471</text:p>
          </table:table-cell>
          <table:table-cell table:formula="of:=[.A40]*(24/4)*365" office:value-type="float" office:value="305068.532944632" calcext:value-type="float">
            <text:p>305068.532944632</text:p>
          </table:table-cell>
          <table:table-cell table:number-columns-repeated="2"/>
        </table:table-row>
        <table:table-row table:style-name="ro1">
          <table:table-cell office:value-type="float" office:value="139.296534238515" calcext:value-type="float">
            <text:p>139.2965342385</text:p>
          </table:table-cell>
          <table:table-cell office:value-type="float" office:value="6.02647798074016" calcext:value-type="float">
            <text:p>6.0264779807</text:p>
          </table:table-cell>
          <table:table-cell table:formula="of:=1/[.B41]" office:value-type="float" office:value="0.165934398697858" calcext:value-type="float">
            <text:p>0.1659343987</text:p>
          </table:table-cell>
          <table:table-cell table:formula="of:=[.C41]/MAX([.C$2:.C$388])" office:value-type="float" office:value="0.965874509289807" calcext:value-type="float">
            <text:p>0.9658745093</text:p>
          </table:table-cell>
          <table:table-cell table:formula="of:=[.A41]*(24/4)*365" office:value-type="float" office:value="305059.409982347" calcext:value-type="float">
            <text:p>305059.409982347</text:p>
          </table:table-cell>
          <table:table-cell table:number-columns-repeated="2"/>
        </table:table-row>
        <table:table-row table:style-name="ro1">
          <table:table-cell office:value-type="float" office:value="139.284340731526" calcext:value-type="float">
            <text:p>139.2843407315</text:p>
          </table:table-cell>
          <table:table-cell office:value-type="float" office:value="6.02779378026671" calcext:value-type="float">
            <text:p>6.0277937803</text:p>
          </table:table-cell>
          <table:table-cell table:formula="of:=1/[.B42]" office:value-type="float" office:value="0.165898177086568" calcext:value-type="float">
            <text:p>0.1658981771</text:p>
          </table:table-cell>
          <table:table-cell table:formula="of:=[.C42]/MAX([.C$2:.C$388])" office:value-type="float" office:value="0.965663669757407" calcext:value-type="float">
            <text:p>0.9656636698</text:p>
          </table:table-cell>
          <table:table-cell table:formula="of:=[.A42]*(24/4)*365" office:value-type="float" office:value="305032.706202042" calcext:value-type="float">
            <text:p>305032.706202042</text:p>
          </table:table-cell>
          <table:table-cell table:number-columns-repeated="2"/>
        </table:table-row>
        <table:table-row table:style-name="ro1">
          <table:table-cell office:value-type="float" office:value="139.260796263293" calcext:value-type="float">
            <text:p>139.2607962633</text:p>
          </table:table-cell>
          <table:table-cell office:value-type="float" office:value="6.02899797428371" calcext:value-type="float">
            <text:p>6.0289979743</text:p>
          </table:table-cell>
          <table:table-cell table:formula="of:=1/[.B43]" office:value-type="float" office:value="0.165865041631368" calcext:value-type="float">
            <text:p>0.1658650416</text:p>
          </table:table-cell>
          <table:table-cell table:formula="of:=[.C43]/MAX([.C$2:.C$388])" office:value-type="float" office:value="0.965470794188613" calcext:value-type="float">
            <text:p>0.9654707942</text:p>
          </table:table-cell>
          <table:table-cell table:formula="of:=[.A43]*(24/4)*365" office:value-type="float" office:value="304981.143816611" calcext:value-type="float">
            <text:p>304981.143816611</text:p>
          </table:table-cell>
          <table:table-cell table:number-columns-repeated="2"/>
        </table:table-row>
        <table:table-row table:style-name="ro1">
          <table:table-cell office:value-type="float" office:value="139.229462619086" calcext:value-type="float">
            <text:p>139.2294626191</text:p>
          </table:table-cell>
          <table:table-cell office:value-type="float" office:value="6.03247083423202" calcext:value-type="float">
            <text:p>6.0324708342</text:p>
          </table:table-cell>
          <table:table-cell table:formula="of:=1/[.B44]" office:value-type="float" office:value="0.165769554048297" calcext:value-type="float">
            <text:p>0.165769554</text:p>
          </table:table-cell>
          <table:table-cell table:formula="of:=[.C44]/MAX([.C$2:.C$388])" office:value-type="float" office:value="0.964914978015681" calcext:value-type="float">
            <text:p>0.964914978</text:p>
          </table:table-cell>
          <table:table-cell table:formula="of:=[.A44]*(24/4)*365" office:value-type="float" office:value="304912.523135799" calcext:value-type="float">
            <text:p>304912.523135799</text:p>
          </table:table-cell>
          <table:table-cell table:number-columns-repeated="2"/>
        </table:table-row>
        <table:table-row table:style-name="ro1">
          <table:table-cell office:value-type="float" office:value="139.213273149023" calcext:value-type="float">
            <text:p>139.213273149</text:p>
          </table:table-cell>
          <table:table-cell office:value-type="float" office:value="6.03759275126635" calcext:value-type="float">
            <text:p>6.0375927513</text:p>
          </table:table-cell>
          <table:table-cell table:formula="of:=1/[.B45]" office:value-type="float" office:value="0.165628925500193" calcext:value-type="float">
            <text:p>0.1656289255</text:p>
          </table:table-cell>
          <table:table-cell table:formula="of:=[.C45]/MAX([.C$2:.C$388])" office:value-type="float" office:value="0.964096404344654" calcext:value-type="float">
            <text:p>0.9640964043</text:p>
          </table:table-cell>
          <table:table-cell table:formula="of:=[.A45]*(24/4)*365" office:value-type="float" office:value="304877.068196361" calcext:value-type="float">
            <text:p>304877.068196361</text:p>
          </table:table-cell>
          <table:table-cell table:number-columns-repeated="2"/>
        </table:table-row>
        <table:table-row table:style-name="ro1">
          <table:table-cell office:value-type="float" office:value="139.177149750793" calcext:value-type="float">
            <text:p>139.1771497508</text:p>
          </table:table-cell>
          <table:table-cell office:value-type="float" office:value="6.0406651404303" calcext:value-type="float">
            <text:p>6.0406651404</text:p>
          </table:table-cell>
          <table:table-cell table:formula="of:=1/[.B46]" office:value-type="float" office:value="0.16554468369832" calcext:value-type="float">
            <text:p>0.1655446837</text:p>
          </table:table-cell>
          <table:table-cell table:formula="of:=[.C46]/MAX([.C$2:.C$388])" office:value-type="float" office:value="0.963606047856279" calcext:value-type="float">
            <text:p>0.9636060479</text:p>
          </table:table-cell>
          <table:table-cell table:formula="of:=[.A46]*(24/4)*365" office:value-type="float" office:value="304797.957954236" calcext:value-type="float">
            <text:p>304797.957954236</text:p>
          </table:table-cell>
          <table:table-cell table:number-columns-repeated="2"/>
        </table:table-row>
        <table:table-row table:style-name="ro1">
          <table:table-cell office:value-type="float" office:value="139.140538097321" calcext:value-type="float">
            <text:p>139.1405380973</text:p>
          </table:table-cell>
          <table:table-cell office:value-type="float" office:value="6.04736839153327" calcext:value-type="float">
            <text:p>6.0473683915</text:p>
          </table:table-cell>
          <table:table-cell table:formula="of:=1/[.B47]" office:value-type="float" office:value="0.165361184445133" calcext:value-type="float">
            <text:p>0.1653611844</text:p>
          </table:table-cell>
          <table:table-cell table:formula="of:=[.C47]/MAX([.C$2:.C$388])" office:value-type="float" office:value="0.962537931464995" calcext:value-type="float">
            <text:p>0.9625379315</text:p>
          </table:table-cell>
          <table:table-cell table:formula="of:=[.A47]*(24/4)*365" office:value-type="float" office:value="304717.778433132" calcext:value-type="float">
            <text:p>304717.778433132</text:p>
          </table:table-cell>
          <table:table-cell table:number-columns-repeated="2"/>
        </table:table-row>
        <table:table-row table:style-name="ro1">
          <table:table-cell office:value-type="float" office:value="139.132310800799" calcext:value-type="float">
            <text:p>139.1323108008</text:p>
          </table:table-cell>
          <table:table-cell office:value-type="float" office:value="6.04750631658435" calcext:value-type="float">
            <text:p>6.0475063166</text:p>
          </table:table-cell>
          <table:table-cell table:formula="of:=1/[.B48]" office:value-type="float" office:value="0.165357413064233" calcext:value-type="float">
            <text:p>0.1653574131</text:p>
          </table:table-cell>
          <table:table-cell table:formula="of:=[.C48]/MAX([.C$2:.C$388])" office:value-type="float" office:value="0.962515978930113" calcext:value-type="float">
            <text:p>0.9625159789</text:p>
          </table:table-cell>
          <table:table-cell table:formula="of:=[.A48]*(24/4)*365" office:value-type="float" office:value="304699.76065375" calcext:value-type="float">
            <text:p>304699.76065375</text:p>
          </table:table-cell>
          <table:table-cell table:number-columns-repeated="2"/>
        </table:table-row>
        <table:table-row table:style-name="ro1">
          <table:table-cell office:value-type="float" office:value="139.107414534066" calcext:value-type="float">
            <text:p>139.1074145341</text:p>
          </table:table-cell>
          <table:table-cell office:value-type="float" office:value="6.05409196034851" calcext:value-type="float">
            <text:p>6.0540919603</text:p>
          </table:table-cell>
          <table:table-cell table:formula="of:=1/[.B49]" office:value-type="float" office:value="0.165177537201208" calcext:value-type="float">
            <text:p>0.1651775372</text:p>
          </table:table-cell>
          <table:table-cell table:formula="of:=[.C49]/MAX([.C$2:.C$388])" office:value-type="float" office:value="0.961468953646048" calcext:value-type="float">
            <text:p>0.9614689536</text:p>
          </table:table-cell>
          <table:table-cell table:formula="of:=[.A49]*(24/4)*365" office:value-type="float" office:value="304645.237829604" calcext:value-type="float">
            <text:p>304645.237829604</text:p>
          </table:table-cell>
          <table:table-cell table:number-columns-repeated="2"/>
        </table:table-row>
        <table:table-row table:style-name="ro1">
          <table:table-cell office:value-type="float" office:value="139.084225879503" calcext:value-type="float">
            <text:p>139.0842258795</text:p>
          </table:table-cell>
          <table:table-cell office:value-type="float" office:value="6.05533646024088" calcext:value-type="float">
            <text:p>6.0553364602</text:p>
          </table:table-cell>
          <table:table-cell table:formula="of:=1/[.B50]" office:value-type="float" office:value="0.165143589718914" calcext:value-type="float">
            <text:p>0.1651435897</text:p>
          </table:table-cell>
          <table:table-cell table:formula="of:=[.C50]/MAX([.C$2:.C$388])" office:value-type="float" office:value="0.961271351412516" calcext:value-type="float">
            <text:p>0.9612713514</text:p>
          </table:table-cell>
          <table:table-cell table:formula="of:=[.A50]*(24/4)*365" office:value-type="float" office:value="304594.454676111" calcext:value-type="float">
            <text:p>304594.454676111</text:p>
          </table:table-cell>
          <table:table-cell table:number-columns-repeated="2"/>
        </table:table-row>
        <table:table-row table:style-name="ro1">
          <table:table-cell office:value-type="float" office:value="139.058378696246" calcext:value-type="float">
            <text:p>139.0583786962</text:p>
          </table:table-cell>
          <table:table-cell office:value-type="float" office:value="6.06103053104683" calcext:value-type="float">
            <text:p>6.061030531</text:p>
          </table:table-cell>
          <table:table-cell table:formula="of:=1/[.B51]" office:value-type="float" office:value="0.164988444601563" calcext:value-type="float">
            <text:p>0.1649884446</text:p>
          </table:table-cell>
          <table:table-cell table:formula="of:=[.C51]/MAX([.C$2:.C$388])" office:value-type="float" office:value="0.960368279383653" calcext:value-type="float">
            <text:p>0.9603682794</text:p>
          </table:table-cell>
          <table:table-cell table:formula="of:=[.A51]*(24/4)*365" office:value-type="float" office:value="304537.849344778" calcext:value-type="float">
            <text:p>304537.849344778</text:p>
          </table:table-cell>
          <table:table-cell table:number-columns-repeated="2"/>
        </table:table-row>
        <table:table-row table:style-name="ro1">
          <table:table-cell office:value-type="float" office:value="139.051475354649" calcext:value-type="float">
            <text:p>139.0514753546</text:p>
          </table:table-cell>
          <table:table-cell office:value-type="float" office:value="6.06415757021612" calcext:value-type="float">
            <text:p>6.0641575702</text:p>
          </table:table-cell>
          <table:table-cell table:formula="of:=1/[.B52]" office:value-type="float" office:value="0.164903366777846" calcext:value-type="float">
            <text:p>0.1649033668</text:p>
          </table:table-cell>
          <table:table-cell table:formula="of:=[.C52]/MAX([.C$2:.C$388])" office:value-type="float" office:value="0.959873056561389" calcext:value-type="float">
            <text:p>0.9598730566</text:p>
          </table:table-cell>
          <table:table-cell table:formula="of:=[.A52]*(24/4)*365" office:value-type="float" office:value="304522.73102668" calcext:value-type="float">
            <text:p>304522.73102668</text:p>
          </table:table-cell>
          <table:table-cell table:number-columns-repeated="2"/>
        </table:table-row>
        <table:table-row table:style-name="ro1">
          <table:table-cell office:value-type="float" office:value="139.04082876023" calcext:value-type="float">
            <text:p>139.0408287602</text:p>
          </table:table-cell>
          <table:table-cell office:value-type="float" office:value="6.0660374838608" calcext:value-type="float">
            <text:p>6.0660374839</text:p>
          </table:table-cell>
          <table:table-cell table:formula="of:=1/[.B53]" office:value-type="float" office:value="0.164852261902533" calcext:value-type="float">
            <text:p>0.1648522619</text:p>
          </table:table-cell>
          <table:table-cell table:formula="of:=[.C53]/MAX([.C$2:.C$388])" office:value-type="float" office:value="0.959575584206332" calcext:value-type="float">
            <text:p>0.9595755842</text:p>
          </table:table-cell>
          <table:table-cell table:formula="of:=[.A53]*(24/4)*365" office:value-type="float" office:value="304499.414984903" calcext:value-type="float">
            <text:p>304499.414984903</text:p>
          </table:table-cell>
          <table:table-cell table:number-columns-repeated="2"/>
        </table:table-row>
        <table:table-row table:style-name="ro1">
          <table:table-cell office:value-type="float" office:value="139.015939857782" calcext:value-type="float">
            <text:p>139.0159398578</text:p>
          </table:table-cell>
          <table:table-cell office:value-type="float" office:value="6.06703701576652" calcext:value-type="float">
            <text:p>6.0670370158</text:p>
          </table:table-cell>
          <table:table-cell table:formula="of:=1/[.B54]" office:value-type="float" office:value="0.164825102830473" calcext:value-type="float">
            <text:p>0.1648251028</text:p>
          </table:table-cell>
          <table:table-cell table:formula="of:=[.C54]/MAX([.C$2:.C$388])" office:value-type="float" office:value="0.959417496096786" calcext:value-type="float">
            <text:p>0.9594174961</text:p>
          </table:table-cell>
          <table:table-cell table:formula="of:=[.A54]*(24/4)*365" office:value-type="float" office:value="304444.908288542" calcext:value-type="float">
            <text:p>304444.908288542</text:p>
          </table:table-cell>
          <table:table-cell table:number-columns-repeated="2"/>
        </table:table-row>
        <table:table-row table:style-name="ro1">
          <table:table-cell office:value-type="float" office:value="139.011664952182" calcext:value-type="float">
            <text:p>139.0116649522</text:p>
          </table:table-cell>
          <table:table-cell office:value-type="float" office:value="6.06735696492181" calcext:value-type="float">
            <text:p>6.0673569649</text:p>
          </table:table-cell>
          <table:table-cell table:formula="of:=1/[.B55]" office:value-type="float" office:value="0.164816411129502" calcext:value-type="float">
            <text:p>0.1648164111</text:p>
          </table:table-cell>
          <table:table-cell table:formula="of:=[.C55]/MAX([.C$2:.C$388])" office:value-type="float" office:value="0.959366903257232" calcext:value-type="float">
            <text:p>0.9593669033</text:p>
          </table:table-cell>
          <table:table-cell table:formula="of:=[.A55]*(24/4)*365" office:value-type="float" office:value="304435.546245278" calcext:value-type="float">
            <text:p>304435.546245278</text:p>
          </table:table-cell>
          <table:table-cell table:number-columns-repeated="2"/>
        </table:table-row>
        <table:table-row table:style-name="ro1">
          <table:table-cell office:value-type="float" office:value="138.990473732496" calcext:value-type="float">
            <text:p>138.9904737325</text:p>
          </table:table-cell>
          <table:table-cell office:value-type="float" office:value="6.07249636823614" calcext:value-type="float">
            <text:p>6.0724963682</text:p>
          </table:table-cell>
          <table:table-cell table:formula="of:=1/[.B56]" office:value-type="float" office:value="0.164676920225226" calcext:value-type="float">
            <text:p>0.1646769202</text:p>
          </table:table-cell>
          <table:table-cell table:formula="of:=[.C56]/MAX([.C$2:.C$388])" office:value-type="float" office:value="0.958554951607816" calcext:value-type="float">
            <text:p>0.9585549516</text:p>
          </table:table-cell>
          <table:table-cell table:formula="of:=[.A56]*(24/4)*365" office:value-type="float" office:value="304389.137474167" calcext:value-type="float">
            <text:p>304389.137474167</text:p>
          </table:table-cell>
          <table:table-cell table:number-columns-repeated="2"/>
        </table:table-row>
        <table:table-row table:style-name="ro1">
          <table:table-cell office:value-type="float" office:value="138.973045601338" calcext:value-type="float">
            <text:p>138.9730456013</text:p>
          </table:table-cell>
          <table:table-cell office:value-type="float" office:value="6.07502584203358" calcext:value-type="float">
            <text:p>6.075025842</text:p>
          </table:table-cell>
          <table:table-cell table:formula="of:=1/[.B57]" office:value-type="float" office:value="0.164608353281548" calcext:value-type="float">
            <text:p>0.1646083533</text:p>
          </table:table-cell>
          <table:table-cell table:formula="of:=[.C57]/MAX([.C$2:.C$388])" office:value-type="float" office:value="0.958155835670445" calcext:value-type="float">
            <text:p>0.9581558357</text:p>
          </table:table-cell>
          <table:table-cell table:formula="of:=[.A57]*(24/4)*365" office:value-type="float" office:value="304350.96986693" calcext:value-type="float">
            <text:p>304350.96986693</text:p>
          </table:table-cell>
          <table:table-cell table:number-columns-repeated="2"/>
        </table:table-row>
        <table:table-row table:style-name="ro1">
          <table:table-cell office:value-type="float" office:value="138.957862223142" calcext:value-type="float">
            <text:p>138.9578622231</text:p>
          </table:table-cell>
          <table:table-cell office:value-type="float" office:value="6.0776634402258" calcext:value-type="float">
            <text:p>6.0776634402</text:p>
          </table:table-cell>
          <table:table-cell table:formula="of:=1/[.B58]" office:value-type="float" office:value="0.164536916174293" calcext:value-type="float">
            <text:p>0.1645369162</text:p>
          </table:table-cell>
          <table:table-cell table:formula="of:=[.C58]/MAX([.C$2:.C$388])" office:value-type="float" office:value="0.957740013023323" calcext:value-type="float">
            <text:p>0.957740013</text:p>
          </table:table-cell>
          <table:table-cell table:formula="of:=[.A58]*(24/4)*365" office:value-type="float" office:value="304317.718268681" calcext:value-type="float">
            <text:p>304317.718268681</text:p>
          </table:table-cell>
          <table:table-cell table:number-columns-repeated="2"/>
        </table:table-row>
        <table:table-row table:style-name="ro1">
          <table:table-cell office:value-type="float" office:value="138.952774915817" calcext:value-type="float">
            <text:p>138.9527749158</text:p>
          </table:table-cell>
          <table:table-cell office:value-type="float" office:value="6.07961258474315" calcext:value-type="float">
            <text:p>6.0796125847</text:p>
          </table:table-cell>
          <table:table-cell table:formula="of:=1/[.B59]" office:value-type="float" office:value="0.164484165078135" calcext:value-type="float">
            <text:p>0.1644841651</text:p>
          </table:table-cell>
          <table:table-cell table:formula="of:=[.C59]/MAX([.C$2:.C$388])" office:value-type="float" office:value="0.95743295831064" calcext:value-type="float">
            <text:p>0.9574329583</text:p>
          </table:table-cell>
          <table:table-cell table:formula="of:=[.A59]*(24/4)*365" office:value-type="float" office:value="304306.577065639" calcext:value-type="float">
            <text:p>304306.577065639</text:p>
          </table:table-cell>
          <table:table-cell table:number-columns-repeated="2"/>
        </table:table-row>
        <table:table-row table:style-name="ro1">
          <table:table-cell office:value-type="float" office:value="138.940716387589" calcext:value-type="float">
            <text:p>138.9407163876</text:p>
          </table:table-cell>
          <table:table-cell office:value-type="float" office:value="6.08033088077246" calcext:value-type="float">
            <text:p>6.0803308808</text:p>
          </table:table-cell>
          <table:table-cell table:formula="of:=1/[.B60]" office:value-type="float" office:value="0.164464733845695" calcext:value-type="float">
            <text:p>0.1644647338</text:p>
          </table:table-cell>
          <table:table-cell table:formula="of:=[.C60]/MAX([.C$2:.C$388])" office:value-type="float" office:value="0.957319852575809" calcext:value-type="float">
            <text:p>0.9573198526</text:p>
          </table:table-cell>
          <table:table-cell table:formula="of:=[.A60]*(24/4)*365" office:value-type="float" office:value="304280.168888819" calcext:value-type="float">
            <text:p>304280.168888819</text:p>
          </table:table-cell>
          <table:table-cell table:number-columns-repeated="2"/>
        </table:table-row>
        <table:table-row table:style-name="ro1">
          <table:table-cell office:value-type="float" office:value="138.917370286672" calcext:value-type="float">
            <text:p>138.9173702867</text:p>
          </table:table-cell>
          <table:table-cell office:value-type="float" office:value="6.08301698590532" calcext:value-type="float">
            <text:p>6.0830169859</text:p>
          </table:table-cell>
          <table:table-cell table:formula="of:=1/[.B61]" office:value-type="float" office:value="0.164392110414463" calcext:value-type="float">
            <text:p>0.1643921104</text:p>
          </table:table-cell>
          <table:table-cell table:formula="of:=[.C61]/MAX([.C$2:.C$388])" office:value-type="float" office:value="0.956897124548622" calcext:value-type="float">
            <text:p>0.9568971245</text:p>
          </table:table-cell>
          <table:table-cell table:formula="of:=[.A61]*(24/4)*365" office:value-type="float" office:value="304229.040927812" calcext:value-type="float">
            <text:p>304229.040927812</text:p>
          </table:table-cell>
          <table:table-cell table:number-columns-repeated="2"/>
        </table:table-row>
        <table:table-row table:style-name="ro1">
          <table:table-cell office:value-type="float" office:value="138.917298775336" calcext:value-type="float">
            <text:p>138.9172987753</text:p>
          </table:table-cell>
          <table:table-cell office:value-type="float" office:value="6.0834924365133" calcext:value-type="float">
            <text:p>6.0834924365</text:p>
          </table:table-cell>
          <table:table-cell table:formula="of:=1/[.B62]" office:value-type="float" office:value="0.164379262477252" calcext:value-type="float">
            <text:p>0.1643792625</text:p>
          </table:table-cell>
          <table:table-cell table:formula="of:=[.C62]/MAX([.C$2:.C$388])" office:value-type="float" office:value="0.956822338999961" calcext:value-type="float">
            <text:p>0.956822339</text:p>
          </table:table-cell>
          <table:table-cell table:formula="of:=[.A62]*(24/4)*365" office:value-type="float" office:value="304228.884317986" calcext:value-type="float">
            <text:p>304228.884317986</text:p>
          </table:table-cell>
          <table:table-cell table:number-columns-repeated="2"/>
        </table:table-row>
        <table:table-row table:style-name="ro1">
          <table:table-cell office:value-type="float" office:value="138.894084813765" calcext:value-type="float">
            <text:p>138.8940848138</text:p>
          </table:table-cell>
          <table:table-cell office:value-type="float" office:value="6.08979192537591" calcext:value-type="float">
            <text:p>6.0897919254</text:p>
          </table:table-cell>
          <table:table-cell table:formula="of:=1/[.B63]" office:value-type="float" office:value="0.164209222951123" calcext:value-type="float">
            <text:p>0.164209223</text:p>
          </table:table-cell>
          <table:table-cell table:formula="of:=[.C63]/MAX([.C$2:.C$388])" office:value-type="float" office:value="0.955832569276811" calcext:value-type="float">
            <text:p>0.9558325693</text:p>
          </table:table-cell>
          <table:table-cell table:formula="of:=[.A63]*(24/4)*365" office:value-type="float" office:value="304178.045742146" calcext:value-type="float">
            <text:p>304178.045742146</text:p>
          </table:table-cell>
          <table:table-cell table:number-columns-repeated="2"/>
        </table:table-row>
        <table:table-row table:style-name="ro1">
          <table:table-cell office:value-type="float" office:value="138.867461652727" calcext:value-type="float">
            <text:p>138.8674616527</text:p>
          </table:table-cell>
          <table:table-cell office:value-type="float" office:value="6.09163288631421" calcext:value-type="float">
            <text:p>6.0916328863</text:p>
          </table:table-cell>
          <table:table-cell table:formula="of:=1/[.B64]" office:value-type="float" office:value="0.164159597051006" calcext:value-type="float">
            <text:p>0.1641595971</text:p>
          </table:table-cell>
          <table:table-cell table:formula="of:=[.C64]/MAX([.C$2:.C$388])" office:value-type="float" office:value="0.955543705772322" calcext:value-type="float">
            <text:p>0.9555437058</text:p>
          </table:table-cell>
          <table:table-cell table:formula="of:=[.A64]*(24/4)*365" office:value-type="float" office:value="304119.741019472" calcext:value-type="float">
            <text:p>304119.741019472</text:p>
          </table:table-cell>
          <table:table-cell table:number-columns-repeated="2"/>
        </table:table-row>
        <table:table-row table:style-name="ro1">
          <table:table-cell office:value-type="float" office:value="138.867190104443" calcext:value-type="float">
            <text:p>138.8671901044</text:p>
          </table:table-cell>
          <table:table-cell office:value-type="float" office:value="6.09201672899149" calcext:value-type="float">
            <text:p>6.092016729</text:p>
          </table:table-cell>
          <table:table-cell table:formula="of:=1/[.B65]" office:value-type="float" office:value="0.164149253766994" calcext:value-type="float">
            <text:p>0.1641492538</text:p>
          </table:table-cell>
          <table:table-cell table:formula="of:=[.C65]/MAX([.C$2:.C$388])" office:value-type="float" office:value="0.955483499362754" calcext:value-type="float">
            <text:p>0.9554834994</text:p>
          </table:table-cell>
          <table:table-cell table:formula="of:=[.A65]*(24/4)*365" office:value-type="float" office:value="304119.146328729" calcext:value-type="float">
            <text:p>304119.146328729</text:p>
          </table:table-cell>
          <table:table-cell table:number-columns-repeated="2"/>
        </table:table-row>
        <table:table-row table:style-name="ro1">
          <table:table-cell office:value-type="float" office:value="138.85086424407" calcext:value-type="float">
            <text:p>138.8508642441</text:p>
          </table:table-cell>
          <table:table-cell office:value-type="float" office:value="6.09344885263293" calcext:value-type="float">
            <text:p>6.0934488526</text:p>
          </table:table-cell>
          <table:table-cell table:formula="of:=1/[.B66]" office:value-type="float" office:value="0.164110674297021" calcext:value-type="float">
            <text:p>0.1641106743</text:p>
          </table:table-cell>
          <table:table-cell table:formula="of:=[.C66]/MAX([.C$2:.C$388])" office:value-type="float" office:value="0.955258935155925" calcext:value-type="float">
            <text:p>0.9552589352</text:p>
          </table:table-cell>
          <table:table-cell table:formula="of:=[.A66]*(24/4)*365" office:value-type="float" office:value="304083.392694514" calcext:value-type="float">
            <text:p>304083.392694514</text:p>
          </table:table-cell>
          <table:table-cell table:number-columns-repeated="2"/>
        </table:table-row>
        <table:table-row table:style-name="ro1">
          <table:table-cell office:value-type="float" office:value="138.841773074597" calcext:value-type="float">
            <text:p>138.8417730746</text:p>
          </table:table-cell>
          <table:table-cell office:value-type="float" office:value="6.09617833584611" calcext:value-type="float">
            <text:p>6.0961783358</text:p>
          </table:table-cell>
          <table:table-cell table:formula="of:=1/[.B67]" office:value-type="float" office:value="0.164037195913365" calcext:value-type="float">
            <text:p>0.1640371959</text:p>
          </table:table-cell>
          <table:table-cell table:formula="of:=[.C67]/MAX([.C$2:.C$388])" office:value-type="float" office:value="0.954831230603319" calcext:value-type="float">
            <text:p>0.9548312306</text:p>
          </table:table-cell>
          <table:table-cell table:formula="of:=[.A67]*(24/4)*365" office:value-type="float" office:value="304063.483033368" calcext:value-type="float">
            <text:p>304063.483033368</text:p>
          </table:table-cell>
          <table:table-cell table:number-columns-repeated="2"/>
        </table:table-row>
        <table:table-row table:style-name="ro1">
          <table:table-cell office:value-type="float" office:value="138.796305631339" calcext:value-type="float">
            <text:p>138.7963056313</text:p>
          </table:table-cell>
          <table:table-cell office:value-type="float" office:value="6.10140264177531" calcext:value-type="float">
            <text:p>6.1014026418</text:p>
          </table:table-cell>
          <table:table-cell table:formula="of:=1/[.B68]" office:value-type="float" office:value="0.163896739604294" calcext:value-type="float">
            <text:p>0.1638967396</text:p>
          </table:table-cell>
          <table:table-cell table:formula="of:=[.C68]/MAX([.C$2:.C$388])" office:value-type="float" office:value="0.95401365950495" calcext:value-type="float">
            <text:p>0.9540136595</text:p>
          </table:table-cell>
          <table:table-cell table:formula="of:=[.A68]*(24/4)*365" office:value-type="float" office:value="303963.909332632" calcext:value-type="float">
            <text:p>303963.909332632</text:p>
          </table:table-cell>
          <table:table-cell table:number-columns-repeated="2"/>
        </table:table-row>
        <table:table-row table:style-name="ro1">
          <table:table-cell office:value-type="float" office:value="138.788709955505" calcext:value-type="float">
            <text:p>138.7887099555</text:p>
          </table:table-cell>
          <table:table-cell office:value-type="float" office:value="6.1039115490173" calcext:value-type="float">
            <text:p>6.103911549</text:p>
          </table:table-cell>
          <table:table-cell table:formula="of:=1/[.B69]" office:value-type="float" office:value="0.163829372684962" calcext:value-type="float">
            <text:p>0.1638293727</text:p>
          </table:table-cell>
          <table:table-cell table:formula="of:=[.C69]/MAX([.C$2:.C$388])" office:value-type="float" office:value="0.953621528695047" calcext:value-type="float">
            <text:p>0.9536215287</text:p>
          </table:table-cell>
          <table:table-cell table:formula="of:=[.A69]*(24/4)*365" office:value-type="float" office:value="303947.274802556" calcext:value-type="float">
            <text:p>303947.274802556</text:p>
          </table:table-cell>
          <table:table-cell table:number-columns-repeated="2"/>
        </table:table-row>
        <table:table-row table:style-name="ro1">
          <table:table-cell office:value-type="float" office:value="138.784251085014" calcext:value-type="float">
            <text:p>138.784251085</text:p>
          </table:table-cell>
          <table:table-cell office:value-type="float" office:value="6.10438328580849" calcext:value-type="float">
            <text:p>6.1043832858</text:p>
          </table:table-cell>
          <table:table-cell table:formula="of:=1/[.B70]" office:value-type="float" office:value="0.163816712218056" calcext:value-type="float">
            <text:p>0.1638167122</text:p>
          </table:table-cell>
          <table:table-cell table:formula="of:=[.C70]/MAX([.C$2:.C$388])" office:value-type="float" office:value="0.953547834377556" calcext:value-type="float">
            <text:p>0.9535478344</text:p>
          </table:table-cell>
          <table:table-cell table:formula="of:=[.A70]*(24/4)*365" office:value-type="float" office:value="303937.509876181" calcext:value-type="float">
            <text:p>303937.509876181</text:p>
          </table:table-cell>
          <table:table-cell table:number-columns-repeated="2"/>
        </table:table-row>
        <table:table-row table:style-name="ro1">
          <table:table-cell office:value-type="float" office:value="138.775253200415" calcext:value-type="float">
            <text:p>138.7752532004</text:p>
          </table:table-cell>
          <table:table-cell office:value-type="float" office:value="6.10696763693295" calcext:value-type="float">
            <text:p>6.1069676369</text:p>
          </table:table-cell>
          <table:table-cell table:formula="of:=1/[.B71]" office:value-type="float" office:value="0.163747388139463" calcext:value-type="float">
            <text:p>0.1637473881</text:p>
          </table:table-cell>
          <table:table-cell table:formula="of:=[.C71]/MAX([.C$2:.C$388])" office:value-type="float" office:value="0.953144311293022" calcext:value-type="float">
            <text:p>0.9531443113</text:p>
          </table:table-cell>
          <table:table-cell table:formula="of:=[.A71]*(24/4)*365" office:value-type="float" office:value="303917.80450891" calcext:value-type="float">
            <text:p>303917.80450891</text:p>
          </table:table-cell>
          <table:table-cell table:number-columns-repeated="2"/>
        </table:table-row>
        <table:table-row table:style-name="ro1">
          <table:table-cell office:value-type="float" office:value="138.731658755273" calcext:value-type="float">
            <text:p>138.7316587553</text:p>
          </table:table-cell>
          <table:table-cell office:value-type="float" office:value="6.11253570026019" calcext:value-type="float">
            <text:p>6.1125357003</text:p>
          </table:table-cell>
          <table:table-cell table:formula="of:=1/[.B72]" office:value-type="float" office:value="0.16359822650319" calcext:value-type="float">
            <text:p>0.1635982265</text:p>
          </table:table-cell>
          <table:table-cell table:formula="of:=[.C72]/MAX([.C$2:.C$388])" office:value-type="float" office:value="0.952276068039236" calcext:value-type="float">
            <text:p>0.952276068</text:p>
          </table:table-cell>
          <table:table-cell table:formula="of:=[.A72]*(24/4)*365" office:value-type="float" office:value="303822.332674049" calcext:value-type="float">
            <text:p>303822.332674049</text:p>
          </table:table-cell>
          <table:table-cell table:number-columns-repeated="2"/>
        </table:table-row>
        <table:table-row table:style-name="ro1">
          <table:table-cell office:value-type="float" office:value="138.718485002102" calcext:value-type="float">
            <text:p>138.7184850021</text:p>
          </table:table-cell>
          <table:table-cell office:value-type="float" office:value="6.11530718686303" calcext:value-type="float">
            <text:p>6.1153071869</text:p>
          </table:table-cell>
          <table:table-cell table:formula="of:=1/[.B73]" office:value-type="float" office:value="0.163524083000804" calcext:value-type="float">
            <text:p>0.163524083</text:p>
          </table:table-cell>
          <table:table-cell table:formula="of:=[.C73]/MAX([.C$2:.C$388])" office:value-type="float" office:value="0.951844491949249" calcext:value-type="float">
            <text:p>0.9518444919</text:p>
          </table:table-cell>
          <table:table-cell table:formula="of:=[.A73]*(24/4)*365" office:value-type="float" office:value="303793.482154604" calcext:value-type="float">
            <text:p>303793.482154604</text:p>
          </table:table-cell>
          <table:table-cell table:number-columns-repeated="2"/>
        </table:table-row>
        <table:table-row table:style-name="ro1">
          <table:table-cell office:value-type="float" office:value="138.716587515541" calcext:value-type="float">
            <text:p>138.7165875155</text:p>
          </table:table-cell>
          <table:table-cell office:value-type="float" office:value="6.11712392795844" calcext:value-type="float">
            <text:p>6.117123928</text:p>
          </table:table-cell>
          <table:table-cell table:formula="of:=1/[.B74]" office:value-type="float" office:value="0.16347551754338" calcext:value-type="float">
            <text:p>0.1634755175</text:p>
          </table:table-cell>
          <table:table-cell table:formula="of:=[.C74]/MAX([.C$2:.C$388])" office:value-type="float" office:value="0.951561801092348" calcext:value-type="float">
            <text:p>0.9515618011</text:p>
          </table:table-cell>
          <table:table-cell table:formula="of:=[.A74]*(24/4)*365" office:value-type="float" office:value="303789.326659035" calcext:value-type="float">
            <text:p>303789.326659035</text:p>
          </table:table-cell>
          <table:table-cell table:number-columns-repeated="2"/>
        </table:table-row>
        <table:table-row table:style-name="ro1">
          <table:table-cell office:value-type="float" office:value="138.703350353532" calcext:value-type="float">
            <text:p>138.7033503535</text:p>
          </table:table-cell>
          <table:table-cell office:value-type="float" office:value="6.11966110244463" calcext:value-type="float">
            <text:p>6.1196611024</text:p>
          </table:table-cell>
          <table:table-cell table:formula="of:=1/[.B75]" office:value-type="float" office:value="0.163407741582378" calcext:value-type="float">
            <text:p>0.1634077416</text:p>
          </table:table-cell>
          <table:table-cell table:formula="of:=[.C75]/MAX([.C$2:.C$388])" office:value-type="float" office:value="0.95116728932391" calcext:value-type="float">
            <text:p>0.9511672893</text:p>
          </table:table-cell>
          <table:table-cell table:formula="of:=[.A75]*(24/4)*365" office:value-type="float" office:value="303760.337274236" calcext:value-type="float">
            <text:p>303760.337274236</text:p>
          </table:table-cell>
          <table:table-cell table:number-columns-repeated="2"/>
        </table:table-row>
        <table:table-row table:style-name="ro1">
          <table:table-cell office:value-type="float" office:value="138.67908230416" calcext:value-type="float">
            <text:p>138.6790823042</text:p>
          </table:table-cell>
          <table:table-cell office:value-type="float" office:value="6.12417214973829" calcext:value-type="float">
            <text:p>6.1241721497</text:p>
          </table:table-cell>
          <table:table-cell table:formula="of:=1/[.B76]" office:value-type="float" office:value="0.163287375917859" calcext:value-type="float">
            <text:p>0.1632873759</text:p>
          </table:table-cell>
          <table:table-cell table:formula="of:=[.C76]/MAX([.C$2:.C$388])" office:value-type="float" office:value="0.950466662280546" calcext:value-type="float">
            <text:p>0.9504666623</text:p>
          </table:table-cell>
          <table:table-cell table:formula="of:=[.A76]*(24/4)*365" office:value-type="float" office:value="303707.190246111" calcext:value-type="float">
            <text:p>303707.190246111</text:p>
          </table:table-cell>
          <table:table-cell table:number-columns-repeated="2"/>
        </table:table-row>
        <table:table-row table:style-name="ro1">
          <table:table-cell office:value-type="float" office:value="138.649501833977" calcext:value-type="float">
            <text:p>138.649501834</text:p>
          </table:table-cell>
          <table:table-cell office:value-type="float" office:value="6.12576917438047" calcext:value-type="float">
            <text:p>6.1257691744</text:p>
          </table:table-cell>
          <table:table-cell table:formula="of:=1/[.B77]" office:value-type="float" office:value="0.163244805922864" calcext:value-type="float">
            <text:p>0.1632448059</text:p>
          </table:table-cell>
          <table:table-cell table:formula="of:=[.C77]/MAX([.C$2:.C$388])" office:value-type="float" office:value="0.950218869940021" calcext:value-type="float">
            <text:p>0.9502188699</text:p>
          </table:table-cell>
          <table:table-cell table:formula="of:=[.A77]*(24/4)*365" office:value-type="float" office:value="303642.40901641" calcext:value-type="float">
            <text:p>303642.40901641</text:p>
          </table:table-cell>
          <table:table-cell table:number-columns-repeated="2"/>
        </table:table-row>
        <table:table-row table:style-name="ro1">
          <table:table-cell office:value-type="float" office:value="138.628152391495" calcext:value-type="float">
            <text:p>138.6281523915</text:p>
          </table:table-cell>
          <table:table-cell office:value-type="float" office:value="6.12981957521984" calcext:value-type="float">
            <text:p>6.1298195752</text:p>
          </table:table-cell>
          <table:table-cell table:formula="of:=1/[.B78]" office:value-type="float" office:value="0.163136938653555" calcext:value-type="float">
            <text:p>0.1631369387</text:p>
          </table:table-cell>
          <table:table-cell table:formula="of:=[.C78]/MAX([.C$2:.C$388])" office:value-type="float" office:value="0.949590993823742" calcext:value-type="float">
            <text:p>0.9495909938</text:p>
          </table:table-cell>
          <table:table-cell table:formula="of:=[.A78]*(24/4)*365" office:value-type="float" office:value="303595.653737375" calcext:value-type="float">
            <text:p>303595.653737375</text:p>
          </table:table-cell>
          <table:table-cell table:number-columns-repeated="2"/>
        </table:table-row>
        <table:table-row table:style-name="ro1">
          <table:table-cell office:value-type="float" office:value="138.606663577978" calcext:value-type="float">
            <text:p>138.606663578</text:p>
          </table:table-cell>
          <table:table-cell office:value-type="float" office:value="6.13352558915505" calcext:value-type="float">
            <text:p>6.1335255892</text:p>
          </table:table-cell>
          <table:table-cell table:formula="of:=1/[.B79]" office:value-type="float" office:value="0.163038367650759" calcext:value-type="float">
            <text:p>0.1630383677</text:p>
          </table:table-cell>
          <table:table-cell table:formula="of:=[.C79]/MAX([.C$2:.C$388])" office:value-type="float" office:value="0.949017229615096" calcext:value-type="float">
            <text:p>0.9490172296</text:p>
          </table:table-cell>
          <table:table-cell table:formula="of:=[.A79]*(24/4)*365" office:value-type="float" office:value="303548.593235771" calcext:value-type="float">
            <text:p>303548.593235771</text:p>
          </table:table-cell>
          <table:table-cell table:number-columns-repeated="2"/>
        </table:table-row>
        <table:table-row table:style-name="ro1">
          <table:table-cell office:value-type="float" office:value="138.593652719394" calcext:value-type="float">
            <text:p>138.5936527194</text:p>
          </table:table-cell>
          <table:table-cell office:value-type="float" office:value="6.1354864575506" calcext:value-type="float">
            <text:p>6.1354864576</text:p>
          </table:table-cell>
          <table:table-cell table:formula="of:=1/[.B80]" office:value-type="float" office:value="0.162986261467394" calcext:value-type="float">
            <text:p>0.1629862615</text:p>
          </table:table-cell>
          <table:table-cell table:formula="of:=[.C80]/MAX([.C$2:.C$388])" office:value-type="float" office:value="0.948713928824644" calcext:value-type="float">
            <text:p>0.9487139288</text:p>
          </table:table-cell>
          <table:table-cell table:formula="of:=[.A80]*(24/4)*365" office:value-type="float" office:value="303520.099455472" calcext:value-type="float">
            <text:p>303520.099455472</text:p>
          </table:table-cell>
          <table:table-cell table:number-columns-repeated="2"/>
        </table:table-row>
        <table:table-row table:style-name="ro1">
          <table:table-cell office:value-type="float" office:value="138.578942256326" calcext:value-type="float">
            <text:p>138.5789422563</text:p>
          </table:table-cell>
          <table:table-cell office:value-type="float" office:value="6.13980101958651" calcext:value-type="float">
            <text:p>6.1398010196</text:p>
          </table:table-cell>
          <table:table-cell table:formula="of:=1/[.B81]" office:value-type="float" office:value="0.162871727733507" calcext:value-type="float">
            <text:p>0.1628717277</text:p>
          </table:table-cell>
          <table:table-cell table:formula="of:=[.C81]/MAX([.C$2:.C$388])" office:value-type="float" office:value="0.948047248408262" calcext:value-type="float">
            <text:p>0.9480472484</text:p>
          </table:table-cell>
          <table:table-cell table:formula="of:=[.A81]*(24/4)*365" office:value-type="float" office:value="303487.883541354" calcext:value-type="float">
            <text:p>303487.883541354</text:p>
          </table:table-cell>
          <table:table-cell table:number-columns-repeated="2"/>
        </table:table-row>
        <table:table-row table:style-name="ro1">
          <table:table-cell office:value-type="float" office:value="138.561058202121" calcext:value-type="float">
            <text:p>138.5610582021</text:p>
          </table:table-cell>
          <table:table-cell office:value-type="float" office:value="6.13998384536941" calcext:value-type="float">
            <text:p>6.1399838454</text:p>
          </table:table-cell>
          <table:table-cell table:formula="of:=1/[.B82]" office:value-type="float" office:value="0.162866878021865" calcext:value-type="float">
            <text:p>0.162866878</text:p>
          </table:table-cell>
          <table:table-cell table:formula="of:=[.C82]/MAX([.C$2:.C$388])" office:value-type="float" office:value="0.948019019102651" calcext:value-type="float">
            <text:p>0.9480190191</text:p>
          </table:table-cell>
          <table:table-cell table:formula="of:=[.A82]*(24/4)*365" office:value-type="float" office:value="303448.717462646" calcext:value-type="float">
            <text:p>303448.717462646</text:p>
          </table:table-cell>
          <table:table-cell table:number-columns-repeated="2"/>
        </table:table-row>
        <table:table-row table:style-name="ro1">
          <table:table-cell office:value-type="float" office:value="138.54841628945" calcext:value-type="float">
            <text:p>138.5484162895</text:p>
          </table:table-cell>
          <table:table-cell office:value-type="float" office:value="6.1433120023155" calcext:value-type="float">
            <text:p>6.1433120023</text:p>
          </table:table-cell>
          <table:table-cell table:formula="of:=1/[.B83]" office:value-type="float" office:value="0.162778644422274" calcext:value-type="float">
            <text:p>0.1627786444</text:p>
          </table:table-cell>
          <table:table-cell table:formula="of:=[.C83]/MAX([.C$2:.C$388])" office:value-type="float" office:value="0.947505427072446" calcext:value-type="float">
            <text:p>0.9475054271</text:p>
          </table:table-cell>
          <table:table-cell table:formula="of:=[.A83]*(24/4)*365" office:value-type="float" office:value="303421.031673896" calcext:value-type="float">
            <text:p>303421.031673896</text:p>
          </table:table-cell>
          <table:table-cell table:number-columns-repeated="2"/>
        </table:table-row>
        <table:table-row table:style-name="ro1">
          <table:table-cell office:value-type="float" office:value="138.545826213883" calcext:value-type="float">
            <text:p>138.5458262139</text:p>
          </table:table-cell>
          <table:table-cell office:value-type="float" office:value="6.14596080383275" calcext:value-type="float">
            <text:p>6.1459608038</text:p>
          </table:table-cell>
          <table:table-cell table:formula="of:=1/[.B84]" office:value-type="float" office:value="0.162708489676078" calcext:value-type="float">
            <text:p>0.1627084897</text:p>
          </table:table-cell>
          <table:table-cell table:formula="of:=[.C84]/MAX([.C$2:.C$388])" office:value-type="float" office:value="0.947097068820101" calcext:value-type="float">
            <text:p>0.9470970688</text:p>
          </table:table-cell>
          <table:table-cell table:formula="of:=[.A84]*(24/4)*365" office:value-type="float" office:value="303415.359408403" calcext:value-type="float">
            <text:p>303415.359408403</text:p>
          </table:table-cell>
          <table:table-cell table:number-columns-repeated="2"/>
        </table:table-row>
        <table:table-row table:style-name="ro1">
          <table:table-cell office:value-type="float" office:value="138.54398434895" calcext:value-type="float">
            <text:p>138.543984349</text:p>
          </table:table-cell>
          <table:table-cell office:value-type="float" office:value="6.14749138733642" calcext:value-type="float">
            <text:p>6.1474913873</text:p>
          </table:table-cell>
          <table:table-cell table:formula="of:=1/[.B85]" office:value-type="float" office:value="0.162667979016605" calcext:value-type="float">
            <text:p>0.162667979</text:p>
          </table:table-cell>
          <table:table-cell table:formula="of:=[.C85]/MAX([.C$2:.C$388])" office:value-type="float" office:value="0.946861263503986" calcext:value-type="float">
            <text:p>0.9468612635</text:p>
          </table:table-cell>
          <table:table-cell table:formula="of:=[.A85]*(24/4)*365" office:value-type="float" office:value="303411.325724201" calcext:value-type="float">
            <text:p>303411.325724201</text:p>
          </table:table-cell>
          <table:table-cell table:number-columns-repeated="2"/>
        </table:table-row>
        <table:table-row table:style-name="ro1">
          <table:table-cell office:value-type="float" office:value="138.499909646708" calcext:value-type="float">
            <text:p>138.4999096467</text:p>
          </table:table-cell>
          <table:table-cell office:value-type="float" office:value="6.15000361562658" calcext:value-type="float">
            <text:p>6.1500036156</text:p>
          </table:table-cell>
          <table:table-cell table:formula="of:=1/[.B86]" office:value-type="float" office:value="0.162601530421721" calcext:value-type="float">
            <text:p>0.1626015304</text:p>
          </table:table-cell>
          <table:table-cell table:formula="of:=[.C86]/MAX([.C$2:.C$388])" office:value-type="float" office:value="0.94647447809674" calcext:value-type="float">
            <text:p>0.9464744781</text:p>
          </table:table-cell>
          <table:table-cell table:formula="of:=[.A86]*(24/4)*365" office:value-type="float" office:value="303314.802126292" calcext:value-type="float">
            <text:p>303314.802126292</text:p>
          </table:table-cell>
          <table:table-cell table:number-columns-repeated="2"/>
        </table:table-row>
        <table:table-row table:style-name="ro1">
          <table:table-cell office:value-type="float" office:value="138.490509267691" calcext:value-type="float">
            <text:p>138.4905092677</text:p>
          </table:table-cell>
          <table:table-cell office:value-type="float" office:value="6.15264035026553" calcext:value-type="float">
            <text:p>6.1526403503</text:p>
          </table:table-cell>
          <table:table-cell table:formula="of:=1/[.B87]" office:value-type="float" office:value="0.162531846990998" calcext:value-type="float">
            <text:p>0.162531847</text:p>
          </table:table-cell>
          <table:table-cell table:formula="of:=[.C87]/MAX([.C$2:.C$388])" office:value-type="float" office:value="0.946068863287616" calcext:value-type="float">
            <text:p>0.9460688633</text:p>
          </table:table-cell>
          <table:table-cell table:formula="of:=[.A87]*(24/4)*365" office:value-type="float" office:value="303294.215296243" calcext:value-type="float">
            <text:p>303294.215296243</text:p>
          </table:table-cell>
          <table:table-cell table:number-columns-repeated="2"/>
        </table:table-row>
        <table:table-row table:style-name="ro1">
          <table:table-cell office:value-type="float" office:value="138.466538440015" calcext:value-type="float">
            <text:p>138.46653844</text:p>
          </table:table-cell>
          <table:table-cell office:value-type="float" office:value="6.15608113903128" calcext:value-type="float">
            <text:p>6.156081139</text:p>
          </table:table-cell>
          <table:table-cell table:formula="of:=1/[.B88]" office:value-type="float" office:value="0.162441003848978" calcext:value-type="float">
            <text:p>0.1624410038</text:p>
          </table:table-cell>
          <table:table-cell table:formula="of:=[.C88]/MAX([.C$2:.C$388])" office:value-type="float" office:value="0.945540081576832" calcext:value-type="float">
            <text:p>0.9455400816</text:p>
          </table:table-cell>
          <table:table-cell table:formula="of:=[.A88]*(24/4)*365" office:value-type="float" office:value="303241.719183632" calcext:value-type="float">
            <text:p>303241.719183632</text:p>
          </table:table-cell>
          <table:table-cell table:number-columns-repeated="2"/>
        </table:table-row>
        <table:table-row table:style-name="ro1">
          <table:table-cell office:value-type="float" office:value="138.465695479392" calcext:value-type="float">
            <text:p>138.4656954794</text:p>
          </table:table-cell>
          <table:table-cell office:value-type="float" office:value="6.15840240234775" calcext:value-type="float">
            <text:p>6.1584024023</text:p>
          </table:table-cell>
          <table:table-cell table:formula="of:=1/[.B89]" office:value-type="float" office:value="0.162379775576012" calcext:value-type="float">
            <text:p>0.1623797756</text:p>
          </table:table-cell>
          <table:table-cell table:formula="of:=[.C89]/MAX([.C$2:.C$388])" office:value-type="float" office:value="0.945183682731446" calcext:value-type="float">
            <text:p>0.9451836827</text:p>
          </table:table-cell>
          <table:table-cell table:formula="of:=[.A89]*(24/4)*365" office:value-type="float" office:value="303239.873099868" calcext:value-type="float">
            <text:p>303239.873099868</text:p>
          </table:table-cell>
          <table:table-cell table:number-columns-repeated="2"/>
        </table:table-row>
        <table:table-row table:style-name="ro1">
          <table:table-cell office:value-type="float" office:value="138.447748364996" calcext:value-type="float">
            <text:p>138.447748365</text:p>
          </table:table-cell>
          <table:table-cell office:value-type="float" office:value="6.15978332885156" calcext:value-type="float">
            <text:p>6.1597833289</text:p>
          </table:table-cell>
          <table:table-cell table:formula="of:=1/[.B90]" office:value-type="float" office:value="0.162343372585224" calcext:value-type="float">
            <text:p>0.1623433726</text:p>
          </table:table-cell>
          <table:table-cell table:formula="of:=[.C90]/MAX([.C$2:.C$388])" office:value-type="float" office:value="0.944971787421373" calcext:value-type="float">
            <text:p>0.9449717874</text:p>
          </table:table-cell>
          <table:table-cell table:formula="of:=[.A90]*(24/4)*365" office:value-type="float" office:value="303200.56891934" calcext:value-type="float">
            <text:p>303200.56891934</text:p>
          </table:table-cell>
          <table:table-cell table:number-columns-repeated="2"/>
        </table:table-row>
        <table:table-row table:style-name="ro1">
          <table:table-cell office:value-type="float" office:value="138.437271452391" calcext:value-type="float">
            <text:p>138.4372714524</text:p>
          </table:table-cell>
          <table:table-cell office:value-type="float" office:value="6.16318010465052" calcext:value-type="float">
            <text:p>6.1631801047</text:p>
          </table:table-cell>
          <table:table-cell table:formula="of:=1/[.B91]" office:value-type="float" office:value="0.162253898639995" calcext:value-type="float">
            <text:p>0.1622538986</text:p>
          </table:table-cell>
          <table:table-cell table:formula="of:=[.C91]/MAX([.C$2:.C$388])" office:value-type="float" office:value="0.944450975560659" calcext:value-type="float">
            <text:p>0.9444509756</text:p>
          </table:table-cell>
          <table:table-cell table:formula="of:=[.A91]*(24/4)*365" office:value-type="float" office:value="303177.624480736" calcext:value-type="float">
            <text:p>303177.624480736</text:p>
          </table:table-cell>
          <table:table-cell table:number-columns-repeated="2"/>
        </table:table-row>
        <table:table-row table:style-name="ro1">
          <table:table-cell office:value-type="float" office:value="138.406233680112" calcext:value-type="float">
            <text:p>138.4062336801</text:p>
          </table:table-cell>
          <table:table-cell office:value-type="float" office:value="6.16715583907432" calcext:value-type="float">
            <text:p>6.1671558391</text:p>
          </table:table-cell>
          <table:table-cell table:formula="of:=1/[.B92]" office:value-type="float" office:value="0.162149299627573" calcext:value-type="float">
            <text:p>0.1621492996</text:p>
          </table:table-cell>
          <table:table-cell table:formula="of:=[.C92]/MAX([.C$2:.C$388])" office:value-type="float" office:value="0.943842123384209" calcext:value-type="float">
            <text:p>0.9438421234</text:p>
          </table:table-cell>
          <table:table-cell table:formula="of:=[.A92]*(24/4)*365" office:value-type="float" office:value="303109.651759444" calcext:value-type="float">
            <text:p>303109.651759444</text:p>
          </table:table-cell>
          <table:table-cell table:number-columns-repeated="2"/>
        </table:table-row>
        <table:table-row table:style-name="ro1">
          <table:table-cell office:value-type="float" office:value="138.398429845469" calcext:value-type="float">
            <text:p>138.3984298455</text:p>
          </table:table-cell>
          <table:table-cell office:value-type="float" office:value="6.16882984101123" calcext:value-type="float">
            <text:p>6.168829841</text:p>
          </table:table-cell>
          <table:table-cell table:formula="of:=1/[.B93]" office:value-type="float" office:value="0.162105298050509" calcext:value-type="float">
            <text:p>0.1621052981</text:p>
          </table:table-cell>
          <table:table-cell table:formula="of:=[.C93]/MAX([.C$2:.C$388])" office:value-type="float" office:value="0.943585998060054" calcext:value-type="float">
            <text:p>0.9435859981</text:p>
          </table:table-cell>
          <table:table-cell table:formula="of:=[.A93]*(24/4)*365" office:value-type="float" office:value="303092.561361576" calcext:value-type="float">
            <text:p>303092.561361576</text:p>
          </table:table-cell>
          <table:table-cell table:number-columns-repeated="2"/>
        </table:table-row>
        <table:table-row table:style-name="ro1">
          <table:table-cell office:value-type="float" office:value="138.379457372634" calcext:value-type="float">
            <text:p>138.3794573726</text:p>
          </table:table-cell>
          <table:table-cell office:value-type="float" office:value="6.16987715484962" calcext:value-type="float">
            <text:p>6.1698771548</text:p>
          </table:table-cell>
          <table:table-cell table:formula="of:=1/[.B94]" office:value-type="float" office:value="0.162077781275432" calcext:value-type="float">
            <text:p>0.1620777813</text:p>
          </table:table-cell>
          <table:table-cell table:formula="of:=[.C94]/MAX([.C$2:.C$388])" office:value-type="float" office:value="0.943425827825108" calcext:value-type="float">
            <text:p>0.9434258278</text:p>
          </table:table-cell>
          <table:table-cell table:formula="of:=[.A94]*(24/4)*365" office:value-type="float" office:value="303051.011646069" calcext:value-type="float">
            <text:p>303051.011646069</text:p>
          </table:table-cell>
          <table:table-cell table:number-columns-repeated="2"/>
        </table:table-row>
        <table:table-row table:style-name="ro1">
          <table:table-cell office:value-type="float" office:value="138.373644955901" calcext:value-type="float">
            <text:p>138.3736449559</text:p>
          </table:table-cell>
          <table:table-cell office:value-type="float" office:value="6.17290027036664" calcext:value-type="float">
            <text:p>6.1729002704</text:p>
          </table:table-cell>
          <table:table-cell table:formula="of:=1/[.B95]" office:value-type="float" office:value="0.161998405320196" calcext:value-type="float">
            <text:p>0.1619984053</text:p>
          </table:table-cell>
          <table:table-cell table:formula="of:=[.C95]/MAX([.C$2:.C$388])" office:value-type="float" office:value="0.942963794561272" calcext:value-type="float">
            <text:p>0.9429637946</text:p>
          </table:table-cell>
          <table:table-cell table:formula="of:=[.A95]*(24/4)*365" office:value-type="float" office:value="303038.282453424" calcext:value-type="float">
            <text:p>303038.282453424</text:p>
          </table:table-cell>
          <table:table-cell table:number-columns-repeated="2"/>
        </table:table-row>
        <table:table-row table:style-name="ro1">
          <table:table-cell office:value-type="float" office:value="138.365849833286" calcext:value-type="float">
            <text:p>138.3658498333</text:p>
          </table:table-cell>
          <table:table-cell office:value-type="float" office:value="6.17601194044089" calcext:value-type="float">
            <text:p>6.1760119404</text:p>
          </table:table-cell>
          <table:table-cell table:formula="of:=1/[.B96]" office:value-type="float" office:value="0.16191678540191" calcext:value-type="float">
            <text:p>0.1619167854</text:p>
          </table:table-cell>
          <table:table-cell table:formula="of:=[.C96]/MAX([.C$2:.C$388])" office:value-type="float" office:value="0.942488699589155" calcext:value-type="float">
            <text:p>0.9424886996</text:p>
          </table:table-cell>
          <table:table-cell table:formula="of:=[.A96]*(24/4)*365" office:value-type="float" office:value="303021.211134896" calcext:value-type="float">
            <text:p>303021.211134896</text:p>
          </table:table-cell>
          <table:table-cell table:number-columns-repeated="2"/>
        </table:table-row>
        <table:table-row table:style-name="ro1">
          <table:table-cell office:value-type="float" office:value="138.353482412953" calcext:value-type="float">
            <text:p>138.353482413</text:p>
          </table:table-cell>
          <table:table-cell office:value-type="float" office:value="6.17624156623455" calcext:value-type="float">
            <text:p>6.1762415662</text:p>
          </table:table-cell>
          <table:table-cell table:formula="of:=1/[.B97]" office:value-type="float" office:value="0.161910765515875" calcext:value-type="float">
            <text:p>0.1619107655</text:p>
          </table:table-cell>
          <table:table-cell table:formula="of:=[.C97]/MAX([.C$2:.C$388])" office:value-type="float" office:value="0.942453658907321" calcext:value-type="float">
            <text:p>0.9424536589</text:p>
          </table:table-cell>
          <table:table-cell table:formula="of:=[.A97]*(24/4)*365" office:value-type="float" office:value="302994.126484368" calcext:value-type="float">
            <text:p>302994.126484368</text:p>
          </table:table-cell>
          <table:table-cell table:number-columns-repeated="2"/>
        </table:table-row>
        <table:table-row table:style-name="ro1">
          <table:table-cell office:value-type="float" office:value="138.343824927353" calcext:value-type="float">
            <text:p>138.3438249274</text:p>
          </table:table-cell>
          <table:table-cell office:value-type="float" office:value="6.17637707145352" calcext:value-type="float">
            <text:p>6.1763770715</text:p>
          </table:table-cell>
          <table:table-cell table:formula="of:=1/[.B98]" office:value-type="float" office:value="0.161907213311487" calcext:value-type="float">
            <text:p>0.1619072133</text:p>
          </table:table-cell>
          <table:table-cell table:formula="of:=[.C98]/MAX([.C$2:.C$388])" office:value-type="float" office:value="0.94243298215978" calcext:value-type="float">
            <text:p>0.9424329822</text:p>
          </table:table-cell>
          <table:table-cell table:formula="of:=[.A98]*(24/4)*365" office:value-type="float" office:value="302972.976590903" calcext:value-type="float">
            <text:p>302972.976590903</text:p>
          </table:table-cell>
          <table:table-cell table:number-columns-repeated="2"/>
        </table:table-row>
        <table:table-row table:style-name="ro1">
          <table:table-cell office:value-type="float" office:value="138.331155690338" calcext:value-type="float">
            <text:p>138.3311556903</text:p>
          </table:table-cell>
          <table:table-cell office:value-type="float" office:value="6.17932933390913" calcext:value-type="float">
            <text:p>6.1793293339</text:p>
          </table:table-cell>
          <table:table-cell table:formula="of:=1/[.B99]" office:value-type="float" office:value="0.161829859838104" calcext:value-type="float">
            <text:p>0.1618298598</text:p>
          </table:table-cell>
          <table:table-cell table:formula="of:=[.C99]/MAX([.C$2:.C$388])" office:value-type="float" office:value="0.941982721401725" calcext:value-type="float">
            <text:p>0.9419827214</text:p>
          </table:table-cell>
          <table:table-cell table:formula="of:=[.A99]*(24/4)*365" office:value-type="float" office:value="302945.23096184" calcext:value-type="float">
            <text:p>302945.23096184</text:p>
          </table:table-cell>
          <table:table-cell table:number-columns-repeated="2"/>
        </table:table-row>
        <table:table-row table:style-name="ro1">
          <table:table-cell office:value-type="float" office:value="138.311032262681" calcext:value-type="float">
            <text:p>138.3110322627</text:p>
          </table:table-cell>
          <table:table-cell office:value-type="float" office:value="6.1806171217602" calcext:value-type="float">
            <text:p>6.1806171218</text:p>
          </table:table-cell>
          <table:table-cell table:formula="of:=1/[.B100]" office:value-type="float" office:value="0.161796141113366" calcext:value-type="float">
            <text:p>0.1617961411</text:p>
          </table:table-cell>
          <table:table-cell table:formula="of:=[.C100]/MAX([.C$2:.C$388])" office:value-type="float" office:value="0.941786450725085" calcext:value-type="float">
            <text:p>0.9417864507</text:p>
          </table:table-cell>
          <table:table-cell table:formula="of:=[.A100]*(24/4)*365" office:value-type="float" office:value="302901.160655271" calcext:value-type="float">
            <text:p>302901.160655271</text:p>
          </table:table-cell>
          <table:table-cell table:number-columns-repeated="2"/>
        </table:table-row>
        <table:table-row table:style-name="ro1">
          <table:table-cell office:value-type="float" office:value="138.303143910569" calcext:value-type="float">
            <text:p>138.3031439106</text:p>
          </table:table-cell>
          <table:table-cell office:value-type="float" office:value="6.18493903475921" calcext:value-type="float">
            <text:p>6.1849390348</text:p>
          </table:table-cell>
          <table:table-cell table:formula="of:=1/[.B101]" office:value-type="float" office:value="0.161683081171863" calcext:value-type="float">
            <text:p>0.1616830812</text:p>
          </table:table-cell>
          <table:table-cell table:formula="of:=[.C101]/MAX([.C$2:.C$388])" office:value-type="float" office:value="0.94112834899105" calcext:value-type="float">
            <text:p>0.941128349</text:p>
          </table:table-cell>
          <table:table-cell table:formula="of:=[.A101]*(24/4)*365" office:value-type="float" office:value="302883.885164146" calcext:value-type="float">
            <text:p>302883.885164146</text:p>
          </table:table-cell>
          <table:table-cell table:number-columns-repeated="2"/>
        </table:table-row>
        <table:table-row table:style-name="ro1">
          <table:table-cell office:value-type="float" office:value="138.282939942612" calcext:value-type="float">
            <text:p>138.2829399426</text:p>
          </table:table-cell>
          <table:table-cell office:value-type="float" office:value="6.18500135182585" calcext:value-type="float">
            <text:p>6.1850013518</text:p>
          </table:table-cell>
          <table:table-cell table:formula="of:=1/[.B102]" office:value-type="float" office:value="0.161681452131744" calcext:value-type="float">
            <text:p>0.1616814521</text:p>
          </table:table-cell>
          <table:table-cell table:formula="of:=[.C102]/MAX([.C$2:.C$388])" office:value-type="float" office:value="0.941118866639357" calcext:value-type="float">
            <text:p>0.9411188666</text:p>
          </table:table-cell>
          <table:table-cell table:formula="of:=[.A102]*(24/4)*365" office:value-type="float" office:value="302839.638474319" calcext:value-type="float">
            <text:p>302839.638474319</text:p>
          </table:table-cell>
          <table:table-cell table:number-columns-repeated="2"/>
        </table:table-row>
        <table:table-row table:style-name="ro1">
          <table:table-cell office:value-type="float" office:value="138.265347951338" calcext:value-type="float">
            <text:p>138.2653479513</text:p>
          </table:table-cell>
          <table:table-cell office:value-type="float" office:value="6.18883647638196" calcext:value-type="float">
            <text:p>6.1888364764</text:p>
          </table:table-cell>
          <table:table-cell table:formula="of:=1/[.B103]" office:value-type="float" office:value="0.161581260680619" calcext:value-type="float">
            <text:p>0.1615812607</text:p>
          </table:table-cell>
          <table:table-cell table:formula="of:=[.C103]/MAX([.C$2:.C$388])" office:value-type="float" office:value="0.940535670090305" calcext:value-type="float">
            <text:p>0.9405356701</text:p>
          </table:table-cell>
          <table:table-cell table:formula="of:=[.A103]*(24/4)*365" office:value-type="float" office:value="302801.112013431" calcext:value-type="float">
            <text:p>302801.112013431</text:p>
          </table:table-cell>
          <table:table-cell table:number-columns-repeated="2"/>
        </table:table-row>
        <table:table-row table:style-name="ro1">
          <table:table-cell office:value-type="float" office:value="138.264999794898" calcext:value-type="float">
            <text:p>138.2649997949</text:p>
          </table:table-cell>
          <table:table-cell office:value-type="float" office:value="6.19063933068093" calcext:value-type="float">
            <text:p>6.1906393307</text:p>
          </table:table-cell>
          <table:table-cell table:formula="of:=1/[.B104]" office:value-type="float" office:value="0.161534204560098" calcext:value-type="float">
            <text:p>0.1615342046</text:p>
          </table:table-cell>
          <table:table-cell table:formula="of:=[.C104]/MAX([.C$2:.C$388])" office:value-type="float" office:value="0.940261764814036" calcext:value-type="float">
            <text:p>0.9402617648</text:p>
          </table:table-cell>
          <table:table-cell table:formula="of:=[.A104]*(24/4)*365" office:value-type="float" office:value="302800.349550826" calcext:value-type="float">
            <text:p>302800.349550826</text:p>
          </table:table-cell>
          <table:table-cell table:number-columns-repeated="2"/>
        </table:table-row>
        <table:table-row table:style-name="ro1">
          <table:table-cell office:value-type="float" office:value="138.258315716958" calcext:value-type="float">
            <text:p>138.258315717</text:p>
          </table:table-cell>
          <table:table-cell office:value-type="float" office:value="6.19098396642823" calcext:value-type="float">
            <text:p>6.1909839664</text:p>
          </table:table-cell>
          <table:table-cell table:formula="of:=1/[.B105]" office:value-type="float" office:value="0.161525212377013" calcext:value-type="float">
            <text:p>0.1615252124</text:p>
          </table:table-cell>
          <table:table-cell table:formula="of:=[.C105]/MAX([.C$2:.C$388])" office:value-type="float" office:value="0.94020942292174" calcext:value-type="float">
            <text:p>0.9402094229</text:p>
          </table:table-cell>
          <table:table-cell table:formula="of:=[.A105]*(24/4)*365" office:value-type="float" office:value="302785.711420139" calcext:value-type="float">
            <text:p>302785.711420139</text:p>
          </table:table-cell>
          <table:table-cell table:number-columns-repeated="2"/>
        </table:table-row>
        <table:table-row table:style-name="ro1">
          <table:table-cell office:value-type="float" office:value="138.243623153564" calcext:value-type="float">
            <text:p>138.2436231536</text:p>
          </table:table-cell>
          <table:table-cell office:value-type="float" office:value="6.19710219789275" calcext:value-type="float">
            <text:p>6.1971021979</text:p>
          </table:table-cell>
          <table:table-cell table:formula="of:=1/[.B106]" office:value-type="float" office:value="0.161365742901584" calcext:value-type="float">
            <text:p>0.1613657429</text:p>
          </table:table-cell>
          <table:table-cell table:formula="of:=[.C106]/MAX([.C$2:.C$388])" office:value-type="float" office:value="0.939281179576565" calcext:value-type="float">
            <text:p>0.9392811796</text:p>
          </table:table-cell>
          <table:table-cell table:formula="of:=[.A106]*(24/4)*365" office:value-type="float" office:value="302753.534706306" calcext:value-type="float">
            <text:p>302753.534706306</text:p>
          </table:table-cell>
          <table:table-cell table:number-columns-repeated="2"/>
        </table:table-row>
        <table:table-row table:style-name="ro1">
          <table:table-cell office:value-type="float" office:value="138.227935394559" calcext:value-type="float">
            <text:p>138.2279353946</text:p>
          </table:table-cell>
          <table:table-cell office:value-type="float" office:value="6.19713525637762" calcext:value-type="float">
            <text:p>6.1971352564</text:p>
          </table:table-cell>
          <table:table-cell table:formula="of:=1/[.B107]" office:value-type="float" office:value="0.161364882099495" calcext:value-type="float">
            <text:p>0.1613648821</text:p>
          </table:table-cell>
          <table:table-cell table:formula="of:=[.C107]/MAX([.C$2:.C$388])" office:value-type="float" office:value="0.939276169001295" calcext:value-type="float">
            <text:p>0.939276169</text:p>
          </table:table-cell>
          <table:table-cell table:formula="of:=[.A107]*(24/4)*365" office:value-type="float" office:value="302719.178514083" calcext:value-type="float">
            <text:p>302719.178514083</text:p>
          </table:table-cell>
          <table:table-cell table:number-columns-repeated="2"/>
        </table:table-row>
        <table:table-row table:style-name="ro1">
          <table:table-cell office:value-type="float" office:value="138.208555227121" calcext:value-type="float">
            <text:p>138.2085552271</text:p>
          </table:table-cell>
          <table:table-cell office:value-type="float" office:value="6.19764896696627" calcext:value-type="float">
            <text:p>6.197648967</text:p>
          </table:table-cell>
          <table:table-cell table:formula="of:=1/[.B108]" office:value-type="float" office:value="0.161351506890765" calcext:value-type="float">
            <text:p>0.1613515069</text:p>
          </table:table-cell>
          <table:table-cell table:formula="of:=[.C108]/MAX([.C$2:.C$388])" office:value-type="float" office:value="0.939198314299253" calcext:value-type="float">
            <text:p>0.9391983143</text:p>
          </table:table-cell>
          <table:table-cell table:formula="of:=[.A108]*(24/4)*365" office:value-type="float" office:value="302676.735947396" calcext:value-type="float">
            <text:p>302676.735947396</text:p>
          </table:table-cell>
          <table:table-cell table:number-columns-repeated="2"/>
        </table:table-row>
        <table:table-row table:style-name="ro1">
          <table:table-cell office:value-type="float" office:value="138.188462944001" calcext:value-type="float">
            <text:p>138.188462944</text:p>
          </table:table-cell>
          <table:table-cell office:value-type="float" office:value="6.20205160604946" calcext:value-type="float">
            <text:p>6.202051606</text:p>
          </table:table-cell>
          <table:table-cell table:formula="of:=1/[.B109]" office:value-type="float" office:value="0.161236968590297" calcext:value-type="float">
            <text:p>0.1612369686</text:p>
          </table:table-cell>
          <table:table-cell table:formula="of:=[.C109]/MAX([.C$2:.C$388])" office:value-type="float" office:value="0.938531607301626" calcext:value-type="float">
            <text:p>0.9385316073</text:p>
          </table:table-cell>
          <table:table-cell table:formula="of:=[.A109]*(24/4)*365" office:value-type="float" office:value="302632.733847361" calcext:value-type="float">
            <text:p>302632.733847361</text:p>
          </table:table-cell>
          <table:table-cell table:number-columns-repeated="2"/>
        </table:table-row>
        <table:table-row table:style-name="ro1">
          <table:table-cell office:value-type="float" office:value="138.180826790107" calcext:value-type="float">
            <text:p>138.1808267901</text:p>
          </table:table-cell>
          <table:table-cell office:value-type="float" office:value="6.20378439685971" calcext:value-type="float">
            <text:p>6.2037843969</text:p>
          </table:table-cell>
          <table:table-cell table:formula="of:=1/[.B110]" office:value-type="float" office:value="0.161191933186168" calcext:value-type="float">
            <text:p>0.1611919332</text:p>
          </table:table-cell>
          <table:table-cell table:formula="of:=[.C110]/MAX([.C$2:.C$388])" office:value-type="float" office:value="0.9382694642547" calcext:value-type="float">
            <text:p>0.9382694643</text:p>
          </table:table-cell>
          <table:table-cell table:formula="of:=[.A110]*(24/4)*365" office:value-type="float" office:value="302616.010670333" calcext:value-type="float">
            <text:p>302616.010670333</text:p>
          </table:table-cell>
          <table:table-cell table:number-columns-repeated="2"/>
        </table:table-row>
        <table:table-row table:style-name="ro1">
          <table:table-cell office:value-type="float" office:value="138.163563666337" calcext:value-type="float">
            <text:p>138.1635636663</text:p>
          </table:table-cell>
          <table:table-cell office:value-type="float" office:value="6.20573518374236" calcext:value-type="float">
            <text:p>6.2057351837</text:p>
          </table:table-cell>
          <table:table-cell table:formula="of:=1/[.B111]" office:value-type="float" office:value="0.161141262137607" calcext:value-type="float">
            <text:p>0.1611412621</text:p>
          </table:table-cell>
          <table:table-cell table:formula="of:=[.C111]/MAX([.C$2:.C$388])" office:value-type="float" office:value="0.937974517127718" calcext:value-type="float">
            <text:p>0.9379745171</text:p>
          </table:table-cell>
          <table:table-cell table:formula="of:=[.A111]*(24/4)*365" office:value-type="float" office:value="302578.204429278" calcext:value-type="float">
            <text:p>302578.204429278</text:p>
          </table:table-cell>
          <table:table-cell table:number-columns-repeated="2"/>
        </table:table-row>
        <table:table-row table:style-name="ro1">
          <table:table-cell office:value-type="float" office:value="138.139651306821" calcext:value-type="float">
            <text:p>138.1396513068</text:p>
          </table:table-cell>
          <table:table-cell office:value-type="float" office:value="6.21144721295792" calcext:value-type="float">
            <text:p>6.211447213</text:p>
          </table:table-cell>
          <table:table-cell table:formula="of:=1/[.B112]" office:value-type="float" office:value="0.160993077090612" calcext:value-type="float">
            <text:p>0.1609930771</text:p>
          </table:table-cell>
          <table:table-cell table:formula="of:=[.C112]/MAX([.C$2:.C$388])" office:value-type="float" office:value="0.93711195842576" calcext:value-type="float">
            <text:p>0.9371119584</text:p>
          </table:table-cell>
          <table:table-cell table:formula="of:=[.A112]*(24/4)*365" office:value-type="float" office:value="302525.836361937" calcext:value-type="float">
            <text:p>302525.836361937</text:p>
          </table:table-cell>
          <table:table-cell table:number-columns-repeated="2"/>
        </table:table-row>
        <table:table-row table:style-name="ro1">
          <table:table-cell office:value-type="float" office:value="138.117004677353" calcext:value-type="float">
            <text:p>138.1170046774</text:p>
          </table:table-cell>
          <table:table-cell office:value-type="float" office:value="6.21322823092842" calcext:value-type="float">
            <text:p>6.2132282309</text:p>
          </table:table-cell>
          <table:table-cell table:formula="of:=1/[.B113]" office:value-type="float" office:value="0.160946928526167" calcext:value-type="float">
            <text:p>0.1609469285</text:p>
          </table:table-cell>
          <table:table-cell table:formula="of:=[.C113]/MAX([.C$2:.C$388])" office:value-type="float" office:value="0.936843335871382" calcext:value-type="float">
            <text:p>0.9368433359</text:p>
          </table:table-cell>
          <table:table-cell table:formula="of:=[.A113]*(24/4)*365" office:value-type="float" office:value="302476.240243403" calcext:value-type="float">
            <text:p>302476.240243403</text:p>
          </table:table-cell>
          <table:table-cell table:number-columns-repeated="2"/>
        </table:table-row>
        <table:table-row table:style-name="ro1">
          <table:table-cell office:value-type="float" office:value="138.100665882588" calcext:value-type="float">
            <text:p>138.1006658826</text:p>
          </table:table-cell>
          <table:table-cell office:value-type="float" office:value="6.21481122215839" calcext:value-type="float">
            <text:p>6.2148112222</text:p>
          </table:table-cell>
          <table:table-cell table:formula="of:=1/[.B114]" office:value-type="float" office:value="0.16090593330246" calcext:value-type="float">
            <text:p>0.1609059333</text:p>
          </table:table-cell>
          <table:table-cell table:formula="of:=[.C114]/MAX([.C$2:.C$388])" office:value-type="float" office:value="0.936604709993375" calcext:value-type="float">
            <text:p>0.93660471</text:p>
          </table:table-cell>
          <table:table-cell table:formula="of:=[.A114]*(24/4)*365" office:value-type="float" office:value="302440.458282868" calcext:value-type="float">
            <text:p>302440.458282868</text:p>
          </table:table-cell>
          <table:table-cell table:number-columns-repeated="2"/>
        </table:table-row>
        <table:table-row table:style-name="ro1">
          <table:table-cell office:value-type="float" office:value="138.099859637313" calcext:value-type="float">
            <text:p>138.0998596373</text:p>
          </table:table-cell>
          <table:table-cell office:value-type="float" office:value="6.21955917222829" calcext:value-type="float">
            <text:p>6.2195591722</text:p>
          </table:table-cell>
          <table:table-cell table:formula="of:=1/[.B115]" office:value-type="float" office:value="0.16078309930151" calcext:value-type="float">
            <text:p>0.1607830993</text:p>
          </table:table-cell>
          <table:table-cell table:formula="of:=[.C115]/MAX([.C$2:.C$388])" office:value-type="float" office:value="0.935889715204334" calcext:value-type="float">
            <text:p>0.9358897152</text:p>
          </table:table-cell>
          <table:table-cell table:formula="of:=[.A115]*(24/4)*365" office:value-type="float" office:value="302438.692605715" calcext:value-type="float">
            <text:p>302438.692605715</text:p>
          </table:table-cell>
          <table:table-cell table:number-columns-repeated="2"/>
        </table:table-row>
        <table:table-row table:style-name="ro1">
          <table:table-cell office:value-type="float" office:value="138.063313248418" calcext:value-type="float">
            <text:p>138.0633132484</text:p>
          </table:table-cell>
          <table:table-cell office:value-type="float" office:value="6.22257974819949" calcext:value-type="float">
            <text:p>6.2225797482</text:p>
          </table:table-cell>
          <table:table-cell table:formula="of:=1/[.B116]" office:value-type="float" office:value="0.160705051677216" calcext:value-type="float">
            <text:p>0.1607050517</text:p>
          </table:table-cell>
          <table:table-cell table:formula="of:=[.C116]/MAX([.C$2:.C$388])" office:value-type="float" office:value="0.935435413917754" calcext:value-type="float">
            <text:p>0.9354354139</text:p>
          </table:table-cell>
          <table:table-cell table:formula="of:=[.A116]*(24/4)*365" office:value-type="float" office:value="302358.656014035" calcext:value-type="float">
            <text:p>302358.656014035</text:p>
          </table:table-cell>
          <table:table-cell table:number-columns-repeated="2"/>
        </table:table-row>
        <table:table-row table:style-name="ro1">
          <table:table-cell office:value-type="float" office:value="138.047644374689" calcext:value-type="float">
            <text:p>138.0476443747</text:p>
          </table:table-cell>
          <table:table-cell office:value-type="float" office:value="6.22920376224227" calcext:value-type="float">
            <text:p>6.2292037622</text:p>
          </table:table-cell>
          <table:table-cell table:formula="of:=1/[.B117]" office:value-type="float" office:value="0.16053416105304" calcext:value-type="float">
            <text:p>0.1605341611</text:p>
          </table:table-cell>
          <table:table-cell table:formula="of:=[.C117]/MAX([.C$2:.C$388])" office:value-type="float" office:value="0.934440690104824" calcext:value-type="float">
            <text:p>0.9344406901</text:p>
          </table:table-cell>
          <table:table-cell table:formula="of:=[.A117]*(24/4)*365" office:value-type="float" office:value="302324.341180569" calcext:value-type="float">
            <text:p>302324.341180569</text:p>
          </table:table-cell>
          <table:table-cell table:number-columns-repeated="2"/>
        </table:table-row>
        <table:table-row table:style-name="ro1">
          <table:table-cell office:value-type="float" office:value="138.008010354116" calcext:value-type="float">
            <text:p>138.0080103541</text:p>
          </table:table-cell>
          <table:table-cell office:value-type="float" office:value="6.2300601676012" calcext:value-type="float">
            <text:p>6.2300601676</text:p>
          </table:table-cell>
          <table:table-cell table:formula="of:=1/[.B118]" office:value-type="float" office:value="0.160512093478711" calcext:value-type="float">
            <text:p>0.1605120935</text:p>
          </table:table-cell>
          <table:table-cell table:formula="of:=[.C118]/MAX([.C$2:.C$388])" office:value-type="float" office:value="0.934312238694551" calcext:value-type="float">
            <text:p>0.9343122387</text:p>
          </table:table-cell>
          <table:table-cell table:formula="of:=[.A118]*(24/4)*365" office:value-type="float" office:value="302237.542675514" calcext:value-type="float">
            <text:p>302237.542675514</text:p>
          </table:table-cell>
          <table:table-cell table:number-columns-repeated="2"/>
        </table:table-row>
        <table:table-row table:style-name="ro1">
          <table:table-cell office:value-type="float" office:value="137.99921458476" calcext:value-type="float">
            <text:p>137.9992145848</text:p>
          </table:table-cell>
          <table:table-cell office:value-type="float" office:value="6.23323301813386" calcext:value-type="float">
            <text:p>6.2332330181</text:p>
          </table:table-cell>
          <table:table-cell table:formula="of:=1/[.B119]" office:value-type="float" office:value="0.160430389348638" calcext:value-type="float">
            <text:p>0.1604303893</text:p>
          </table:table-cell>
          <table:table-cell table:formula="of:=[.C119]/MAX([.C$2:.C$388])" office:value-type="float" office:value="0.933836653540653" calcext:value-type="float">
            <text:p>0.9338366535</text:p>
          </table:table-cell>
          <table:table-cell table:formula="of:=[.A119]*(24/4)*365" office:value-type="float" office:value="302218.279940625" calcext:value-type="float">
            <text:p>302218.279940625</text:p>
          </table:table-cell>
          <table:table-cell table:number-columns-repeated="2"/>
        </table:table-row>
        <table:table-row table:style-name="ro1">
          <table:table-cell office:value-type="float" office:value="137.995491683641" calcext:value-type="float">
            <text:p>137.9954916836</text:p>
          </table:table-cell>
          <table:table-cell office:value-type="float" office:value="6.23768267378861" calcext:value-type="float">
            <text:p>6.2376826738</text:p>
          </table:table-cell>
          <table:table-cell table:formula="of:=1/[.B120]" office:value-type="float" office:value="0.160315946209015" calcext:value-type="float">
            <text:p>0.1603159462</text:p>
          </table:table-cell>
          <table:table-cell table:formula="of:=[.C120]/MAX([.C$2:.C$388])" office:value-type="float" office:value="0.933170500457313" calcext:value-type="float">
            <text:p>0.9331705005</text:p>
          </table:table-cell>
          <table:table-cell table:formula="of:=[.A120]*(24/4)*365" office:value-type="float" office:value="302210.126787174" calcext:value-type="float">
            <text:p>302210.126787174</text:p>
          </table:table-cell>
          <table:table-cell table:number-columns-repeated="2"/>
        </table:table-row>
        <table:table-row table:style-name="ro1">
          <table:table-cell office:value-type="float" office:value="137.966041437792" calcext:value-type="float">
            <text:p>137.9660414378</text:p>
          </table:table-cell>
          <table:table-cell office:value-type="float" office:value="6.23773419644009" calcext:value-type="float">
            <text:p>6.2377341964</text:p>
          </table:table-cell>
          <table:table-cell table:formula="of:=1/[.B121]" office:value-type="float" office:value="0.160314622025848" calcext:value-type="float">
            <text:p>0.160314622</text:p>
          </table:table-cell>
          <table:table-cell table:formula="of:=[.C121]/MAX([.C$2:.C$388])" office:value-type="float" office:value="0.933162792623515" calcext:value-type="float">
            <text:p>0.9331627926</text:p>
          </table:table-cell>
          <table:table-cell table:formula="of:=[.A121]*(24/4)*365" office:value-type="float" office:value="302145.630748764" calcext:value-type="float">
            <text:p>302145.630748764</text:p>
          </table:table-cell>
          <table:table-cell table:number-columns-repeated="2"/>
        </table:table-row>
        <table:table-row table:style-name="ro1">
          <table:table-cell office:value-type="float" office:value="137.964815089764" calcext:value-type="float">
            <text:p>137.9648150898</text:p>
          </table:table-cell>
          <table:table-cell office:value-type="float" office:value="6.23871238970386" calcext:value-type="float">
            <text:p>6.2387123897</text:p>
          </table:table-cell>
          <table:table-cell table:formula="of:=1/[.B122]" office:value-type="float" office:value="0.160289485639755" calcext:value-type="float">
            <text:p>0.1602894856</text:p>
          </table:table-cell>
          <table:table-cell table:formula="of:=[.C122]/MAX([.C$2:.C$388])" office:value-type="float" office:value="0.933016478207859" calcext:value-type="float">
            <text:p>0.9330164782</text:p>
          </table:table-cell>
          <table:table-cell table:formula="of:=[.A122]*(24/4)*365" office:value-type="float" office:value="302142.945046583" calcext:value-type="float">
            <text:p>302142.945046583</text:p>
          </table:table-cell>
          <table:table-cell table:number-columns-repeated="2"/>
        </table:table-row>
        <table:table-row table:style-name="ro1">
          <table:table-cell office:value-type="float" office:value="137.934244168094" calcext:value-type="float">
            <text:p>137.9342441681</text:p>
          </table:table-cell>
          <table:table-cell office:value-type="float" office:value="6.24175509658" calcext:value-type="float">
            <text:p>6.2417550966</text:p>
          </table:table-cell>
          <table:table-cell table:formula="of:=1/[.B123]" office:value-type="float" office:value="0.16021134833501" calcext:value-type="float">
            <text:p>0.1602113483</text:p>
          </table:table-cell>
          <table:table-cell table:formula="of:=[.C123]/MAX([.C$2:.C$388])" office:value-type="float" office:value="0.932561654907382" calcext:value-type="float">
            <text:p>0.9325616549</text:p>
          </table:table-cell>
          <table:table-cell table:formula="of:=[.A123]*(24/4)*365" office:value-type="float" office:value="302075.994728125" calcext:value-type="float">
            <text:p>302075.994728125</text:p>
          </table:table-cell>
          <table:table-cell table:number-columns-repeated="2"/>
        </table:table-row>
        <table:table-row table:style-name="ro1">
          <table:table-cell office:value-type="float" office:value="137.909795633815" calcext:value-type="float">
            <text:p>137.9097956338</text:p>
          </table:table-cell>
          <table:table-cell office:value-type="float" office:value="6.24891701146216" calcext:value-type="float">
            <text:p>6.2489170115</text:p>
          </table:table-cell>
          <table:table-cell table:formula="of:=1/[.B124]" office:value-type="float" office:value="0.160027729311453" calcext:value-type="float">
            <text:p>0.1600277293</text:p>
          </table:table-cell>
          <table:table-cell table:formula="of:=[.C124]/MAX([.C$2:.C$388])" office:value-type="float" office:value="0.931492841354159" calcext:value-type="float">
            <text:p>0.9314928414</text:p>
          </table:table-cell>
          <table:table-cell table:formula="of:=[.A124]*(24/4)*365" office:value-type="float" office:value="302022.452438056" calcext:value-type="float">
            <text:p>302022.452438056</text:p>
          </table:table-cell>
          <table:table-cell table:number-columns-repeated="2"/>
        </table:table-row>
        <table:table-row table:style-name="ro1">
          <table:table-cell office:value-type="float" office:value="137.891143205362" calcext:value-type="float">
            <text:p>137.8911432054</text:p>
          </table:table-cell>
          <table:table-cell office:value-type="float" office:value="6.25038859491209" calcext:value-type="float">
            <text:p>6.2503885949</text:p>
          </table:table-cell>
          <table:table-cell table:formula="of:=1/[.B125]" office:value-type="float" office:value="0.159990052588733" calcext:value-type="float">
            <text:p>0.1599900526</text:p>
          </table:table-cell>
          <table:table-cell table:formula="of:=[.C125]/MAX([.C$2:.C$388])" office:value-type="float" office:value="0.931273531877917" calcext:value-type="float">
            <text:p>0.9312735319</text:p>
          </table:table-cell>
          <table:table-cell table:formula="of:=[.A125]*(24/4)*365" office:value-type="float" office:value="301981.603619743" calcext:value-type="float">
            <text:p>301981.603619743</text:p>
          </table:table-cell>
          <table:table-cell table:number-columns-repeated="2"/>
        </table:table-row>
        <table:table-row table:style-name="ro1">
          <table:table-cell office:value-type="float" office:value="137.878371466727" calcext:value-type="float">
            <text:p>137.8783714667</text:p>
          </table:table-cell>
          <table:table-cell office:value-type="float" office:value="6.25233218282769" calcext:value-type="float">
            <text:p>6.2523321828</text:p>
          </table:table-cell>
          <table:table-cell table:formula="of:=1/[.B126]" office:value-type="float" office:value="0.159940318389759" calcext:value-type="float">
            <text:p>0.1599403184</text:p>
          </table:table-cell>
          <table:table-cell table:formula="of:=[.C126]/MAX([.C$2:.C$388])" office:value-type="float" office:value="0.930984037985118" calcext:value-type="float">
            <text:p>0.930984038</text:p>
          </table:table-cell>
          <table:table-cell table:formula="of:=[.A126]*(24/4)*365" office:value-type="float" office:value="301953.633512132" calcext:value-type="float">
            <text:p>301953.633512132</text:p>
          </table:table-cell>
          <table:table-cell table:number-columns-repeated="2"/>
        </table:table-row>
        <table:table-row table:style-name="ro1">
          <table:table-cell office:value-type="float" office:value="137.87580156249" calcext:value-type="float">
            <text:p>137.8758015625</text:p>
          </table:table-cell>
          <table:table-cell office:value-type="float" office:value="6.2581586059419" calcext:value-type="float">
            <text:p>6.2581586059</text:p>
          </table:table-cell>
          <table:table-cell table:formula="of:=1/[.B127]" office:value-type="float" office:value="0.159791411973889" calcext:value-type="float">
            <text:p>0.159791412</text:p>
          </table:table-cell>
          <table:table-cell table:formula="of:=[.C127]/MAX([.C$2:.C$388])" office:value-type="float" office:value="0.93011728032373" calcext:value-type="float">
            <text:p>0.9301172803</text:p>
          </table:table-cell>
          <table:table-cell table:formula="of:=[.A127]*(24/4)*365" office:value-type="float" office:value="301948.005421854" calcext:value-type="float">
            <text:p>301948.005421854</text:p>
          </table:table-cell>
          <table:table-cell table:number-columns-repeated="2"/>
        </table:table-row>
        <table:table-row table:style-name="ro1">
          <table:table-cell office:value-type="float" office:value="137.840964804829" calcext:value-type="float">
            <text:p>137.8409648048</text:p>
          </table:table-cell>
          <table:table-cell office:value-type="float" office:value="6.25918003874078" calcext:value-type="float">
            <text:p>6.2591800387</text:p>
          </table:table-cell>
          <table:table-cell table:formula="of:=1/[.B128]" office:value-type="float" office:value="0.159765335684637" calcext:value-type="float">
            <text:p>0.1597653357</text:p>
          </table:table-cell>
          <table:table-cell table:formula="of:=[.C128]/MAX([.C$2:.C$388])" office:value-type="float" office:value="0.929965494899594" calcext:value-type="float">
            <text:p>0.9299654949</text:p>
          </table:table-cell>
          <table:table-cell table:formula="of:=[.A128]*(24/4)*365" office:value-type="float" office:value="301871.712922576" calcext:value-type="float">
            <text:p>301871.712922576</text:p>
          </table:table-cell>
          <table:table-cell table:number-columns-repeated="2"/>
        </table:table-row>
        <table:table-row table:style-name="ro1">
          <table:table-cell office:value-type="float" office:value="137.829417189533" calcext:value-type="float">
            <text:p>137.8294171895</text:p>
          </table:table-cell>
          <table:table-cell office:value-type="float" office:value="6.26194987759797" calcext:value-type="float">
            <text:p>6.2619498776</text:p>
          </table:table-cell>
          <table:table-cell table:formula="of:=1/[.B129]" office:value-type="float" office:value="0.159694666924353" calcext:value-type="float">
            <text:p>0.1596946669</text:p>
          </table:table-cell>
          <table:table-cell table:formula="of:=[.C129]/MAX([.C$2:.C$388])" office:value-type="float" office:value="0.929554144663011" calcext:value-type="float">
            <text:p>0.9295541447</text:p>
          </table:table-cell>
          <table:table-cell table:formula="of:=[.A129]*(24/4)*365" office:value-type="float" office:value="301846.423645076" calcext:value-type="float">
            <text:p>301846.423645076</text:p>
          </table:table-cell>
          <table:table-cell table:number-columns-repeated="2"/>
        </table:table-row>
        <table:table-row table:style-name="ro1">
          <table:table-cell office:value-type="float" office:value="137.80752010631" calcext:value-type="float">
            <text:p>137.8075201063</text:p>
          </table:table-cell>
          <table:table-cell office:value-type="float" office:value="6.26529071344211" calcext:value-type="float">
            <text:p>6.2652907134</text:p>
          </table:table-cell>
          <table:table-cell table:formula="of:=1/[.B130]" office:value-type="float" office:value="0.159609513067688" calcext:value-type="float">
            <text:p>0.1596095131</text:p>
          </table:table-cell>
          <table:table-cell table:formula="of:=[.C130]/MAX([.C$2:.C$388])" office:value-type="float" office:value="0.929058479266528" calcext:value-type="float">
            <text:p>0.9290584793</text:p>
          </table:table-cell>
          <table:table-cell table:formula="of:=[.A130]*(24/4)*365" office:value-type="float" office:value="301798.469032819" calcext:value-type="float">
            <text:p>301798.469032819</text:p>
          </table:table-cell>
          <table:table-cell table:number-columns-repeated="2"/>
        </table:table-row>
        <table:table-row table:style-name="ro1">
          <table:table-cell office:value-type="float" office:value="137.778687565547" calcext:value-type="float">
            <text:p>137.7786875655</text:p>
          </table:table-cell>
          <table:table-cell office:value-type="float" office:value="6.27107623076703" calcext:value-type="float">
            <text:p>6.2710762308</text:p>
          </table:table-cell>
          <table:table-cell table:formula="of:=1/[.B131]" office:value-type="float" office:value="0.159462261851294" calcext:value-type="float">
            <text:p>0.1594622619</text:p>
          </table:table-cell>
          <table:table-cell table:formula="of:=[.C131]/MAX([.C$2:.C$388])" office:value-type="float" office:value="0.928201356225783" calcext:value-type="float">
            <text:p>0.9282013562</text:p>
          </table:table-cell>
          <table:table-cell table:formula="of:=[.A131]*(24/4)*365" office:value-type="float" office:value="301735.325768549" calcext:value-type="float">
            <text:p>301735.325768549</text:p>
          </table:table-cell>
          <table:table-cell table:number-columns-repeated="2"/>
        </table:table-row>
        <table:table-row table:style-name="ro1">
          <table:table-cell office:value-type="float" office:value="137.768662780273" calcext:value-type="float">
            <text:p>137.7686627803</text:p>
          </table:table-cell>
          <table:table-cell office:value-type="float" office:value="6.27332661950047" calcext:value-type="float">
            <text:p>6.2733266195</text:p>
          </table:table-cell>
          <table:table-cell table:formula="of:=1/[.B132]" office:value-type="float" office:value="0.159405059014706" calcext:value-type="float">
            <text:p>0.159405059</text:p>
          </table:table-cell>
          <table:table-cell table:formula="of:=[.C132]/MAX([.C$2:.C$388])" office:value-type="float" office:value="0.927868388726861" calcext:value-type="float">
            <text:p>0.9278683887</text:p>
          </table:table-cell>
          <table:table-cell table:formula="of:=[.A132]*(24/4)*365" office:value-type="float" office:value="301713.371488799" calcext:value-type="float">
            <text:p>301713.371488799</text:p>
          </table:table-cell>
          <table:table-cell table:number-columns-repeated="2"/>
        </table:table-row>
        <table:table-row table:style-name="ro1">
          <table:table-cell office:value-type="float" office:value="137.760373838524" calcext:value-type="float">
            <text:p>137.7603738385</text:p>
          </table:table-cell>
          <table:table-cell office:value-type="float" office:value="6.27404902749571" calcext:value-type="float">
            <text:p>6.2740490275</text:p>
          </table:table-cell>
          <table:table-cell table:formula="of:=1/[.B133]" office:value-type="float" office:value="0.159386704760761" calcext:value-type="float">
            <text:p>0.1593867048</text:p>
          </table:table-cell>
          <table:table-cell table:formula="of:=[.C133]/MAX([.C$2:.C$388])" office:value-type="float" office:value="0.927761551891572" calcext:value-type="float">
            <text:p>0.9277615519</text:p>
          </table:table-cell>
          <table:table-cell table:formula="of:=[.A133]*(24/4)*365" office:value-type="float" office:value="301695.218706368" calcext:value-type="float">
            <text:p>301695.218706368</text:p>
          </table:table-cell>
          <table:table-cell table:number-columns-repeated="2"/>
        </table:table-row>
        <table:table-row table:style-name="ro1">
          <table:table-cell office:value-type="float" office:value="137.738214034944" calcext:value-type="float">
            <text:p>137.7382140349</text:p>
          </table:table-cell>
          <table:table-cell office:value-type="float" office:value="6.27989458867082" calcext:value-type="float">
            <text:p>6.2798945887</text:p>
          </table:table-cell>
          <table:table-cell table:formula="of:=1/[.B134]" office:value-type="float" office:value="0.159238341644148" calcext:value-type="float">
            <text:p>0.1592383416</text:p>
          </table:table-cell>
          <table:table-cell table:formula="of:=[.C134]/MAX([.C$2:.C$388])" office:value-type="float" office:value="0.926897956678162" calcext:value-type="float">
            <text:p>0.9268979567</text:p>
          </table:table-cell>
          <table:table-cell table:formula="of:=[.A134]*(24/4)*365" office:value-type="float" office:value="301646.688736528" calcext:value-type="float">
            <text:p>301646.688736528</text:p>
          </table:table-cell>
          <table:table-cell table:number-columns-repeated="2"/>
        </table:table-row>
        <table:table-row table:style-name="ro1">
          <table:table-cell office:value-type="float" office:value="137.722496320215" calcext:value-type="float">
            <text:p>137.7224963202</text:p>
          </table:table-cell>
          <table:table-cell office:value-type="float" office:value="6.28245224228102" calcext:value-type="float">
            <text:p>6.2824522423</text:p>
          </table:table-cell>
          <table:table-cell table:formula="of:=1/[.B135]" office:value-type="float" office:value="0.159173514009383" calcext:value-type="float">
            <text:p>0.159173514</text:p>
          </table:table-cell>
          <table:table-cell table:formula="of:=[.C135]/MAX([.C$2:.C$388])" office:value-type="float" office:value="0.926520606590369" calcext:value-type="float">
            <text:p>0.9265206066</text:p>
          </table:table-cell>
          <table:table-cell table:formula="of:=[.A135]*(24/4)*365" office:value-type="float" office:value="301612.266941271" calcext:value-type="float">
            <text:p>301612.266941271</text:p>
          </table:table-cell>
          <table:table-cell table:number-columns-repeated="2"/>
        </table:table-row>
        <table:table-row table:style-name="ro1">
          <table:table-cell office:value-type="float" office:value="137.705203779718" calcext:value-type="float">
            <text:p>137.7052037797</text:p>
          </table:table-cell>
          <table:table-cell office:value-type="float" office:value="6.28319958033125" calcext:value-type="float">
            <text:p>6.2831995803</text:p>
          </table:table-cell>
          <table:table-cell table:formula="of:=1/[.B136]" office:value-type="float" office:value="0.159154581549561" calcext:value-type="float">
            <text:p>0.1591545815</text:p>
          </table:table-cell>
          <table:table-cell table:formula="of:=[.C136]/MAX([.C$2:.C$388])" office:value-type="float" office:value="0.926410404121901" calcext:value-type="float">
            <text:p>0.9264104041</text:p>
          </table:table-cell>
          <table:table-cell table:formula="of:=[.A136]*(24/4)*365" office:value-type="float" office:value="301574.396277583" calcext:value-type="float">
            <text:p>301574.396277583</text:p>
          </table:table-cell>
          <table:table-cell table:number-columns-repeated="2"/>
        </table:table-row>
        <table:table-row table:style-name="ro1">
          <table:table-cell office:value-type="float" office:value="137.694743594099" calcext:value-type="float">
            <text:p>137.6947435941</text:p>
          </table:table-cell>
          <table:table-cell office:value-type="float" office:value="6.28572232191088" calcext:value-type="float">
            <text:p>6.2857223219</text:p>
          </table:table-cell>
          <table:table-cell table:formula="of:=1/[.B137]" office:value-type="float" office:value="0.159090705695697" calcext:value-type="float">
            <text:p>0.1590907057</text:p>
          </table:table-cell>
          <table:table-cell table:formula="of:=[.C137]/MAX([.C$2:.C$388])" office:value-type="float" office:value="0.926038594180801" calcext:value-type="float">
            <text:p>0.9260385942</text:p>
          </table:table-cell>
          <table:table-cell table:formula="of:=[.A137]*(24/4)*365" office:value-type="float" office:value="301551.488471076" calcext:value-type="float">
            <text:p>301551.488471076</text:p>
          </table:table-cell>
          <table:table-cell table:number-columns-repeated="2"/>
        </table:table-row>
        <table:table-row table:style-name="ro1">
          <table:table-cell office:value-type="float" office:value="137.686818887097" calcext:value-type="float">
            <text:p>137.6868188871</text:p>
          </table:table-cell>
          <table:table-cell office:value-type="float" office:value="6.28746926181187" calcext:value-type="float">
            <text:p>6.2874692618</text:p>
          </table:table-cell>
          <table:table-cell table:formula="of:=1/[.B138]" office:value-type="float" office:value="0.159046503189079" calcext:value-type="float">
            <text:p>0.1590465032</text:p>
          </table:table-cell>
          <table:table-cell table:formula="of:=[.C138]/MAX([.C$2:.C$388])" office:value-type="float" office:value="0.925781299281586" calcext:value-type="float">
            <text:p>0.9257812993</text:p>
          </table:table-cell>
          <table:table-cell table:formula="of:=[.A138]*(24/4)*365" office:value-type="float" office:value="301534.133362743" calcext:value-type="float">
            <text:p>301534.133362743</text:p>
          </table:table-cell>
          <table:table-cell table:number-columns-repeated="2"/>
        </table:table-row>
        <table:table-row table:style-name="ro1">
          <table:table-cell office:value-type="float" office:value="137.678346064428" calcext:value-type="float">
            <text:p>137.6783460644</text:p>
          </table:table-cell>
          <table:table-cell office:value-type="float" office:value="6.29004880555444" calcext:value-type="float">
            <text:p>6.2900488056</text:p>
          </table:table-cell>
          <table:table-cell table:formula="of:=1/[.B139]" office:value-type="float" office:value="0.158981278351441" calcext:value-type="float">
            <text:p>0.1589812784</text:p>
          </table:table-cell>
          <table:table-cell table:formula="of:=[.C139]/MAX([.C$2:.C$388])" office:value-type="float" office:value="0.92540163714678" calcext:value-type="float">
            <text:p>0.9254016371</text:p>
          </table:table-cell>
          <table:table-cell table:formula="of:=[.A139]*(24/4)*365" office:value-type="float" office:value="301515.577881097" calcext:value-type="float">
            <text:p>301515.577881097</text:p>
          </table:table-cell>
          <table:table-cell table:number-columns-repeated="2"/>
        </table:table-row>
        <table:table-row table:style-name="ro1">
          <table:table-cell office:value-type="float" office:value="137.64733748157" calcext:value-type="float">
            <text:p>137.6473374816</text:p>
          </table:table-cell>
          <table:table-cell office:value-type="float" office:value="6.29262792559108" calcext:value-type="float">
            <text:p>6.2926279256</text:p>
          </table:table-cell>
          <table:table-cell table:formula="of:=1/[.B140]" office:value-type="float" office:value="0.158916117689585" calcext:value-type="float">
            <text:p>0.1589161177</text:p>
          </table:table-cell>
          <table:table-cell table:formula="of:=[.C140]/MAX([.C$2:.C$388])" office:value-type="float" office:value="0.925022348567744" calcext:value-type="float">
            <text:p>0.9250223486</text:p>
          </table:table-cell>
          <table:table-cell table:formula="of:=[.A140]*(24/4)*365" office:value-type="float" office:value="301447.669084639" calcext:value-type="float">
            <text:p>301447.669084639</text:p>
          </table:table-cell>
          <table:table-cell table:number-columns-repeated="2"/>
        </table:table-row>
        <table:table-row table:style-name="ro1">
          <table:table-cell office:value-type="float" office:value="137.625303511523" calcext:value-type="float">
            <text:p>137.6253035115</text:p>
          </table:table-cell>
          <table:table-cell office:value-type="float" office:value="6.29753597466023" calcext:value-type="float">
            <text:p>6.2975359747</text:p>
          </table:table-cell>
          <table:table-cell table:formula="of:=1/[.B141]" office:value-type="float" office:value="0.158792264787968" calcext:value-type="float">
            <text:p>0.1587922648</text:p>
          </table:table-cell>
          <table:table-cell table:formula="of:=[.C141]/MAX([.C$2:.C$388])" office:value-type="float" office:value="0.924301422939831" calcext:value-type="float">
            <text:p>0.9243014229</text:p>
          </table:table-cell>
          <table:table-cell table:formula="of:=[.A141]*(24/4)*365" office:value-type="float" office:value="301399.414690236" calcext:value-type="float">
            <text:p>301399.414690236</text:p>
          </table:table-cell>
          <table:table-cell table:number-columns-repeated="2"/>
        </table:table-row>
        <table:table-row table:style-name="ro1">
          <table:table-cell office:value-type="float" office:value="137.617984807699" calcext:value-type="float">
            <text:p>137.6179848077</text:p>
          </table:table-cell>
          <table:table-cell office:value-type="float" office:value="6.29950328607742" calcext:value-type="float">
            <text:p>6.2995032861</text:p>
          </table:table-cell>
          <table:table-cell table:formula="of:=1/[.B142]" office:value-type="float" office:value="0.158742674555009" calcext:value-type="float">
            <text:p>0.1587426746</text:p>
          </table:table-cell>
          <table:table-cell table:formula="of:=[.C142]/MAX([.C$2:.C$388])" office:value-type="float" office:value="0.924012767047502" calcext:value-type="float">
            <text:p>0.924012767</text:p>
          </table:table-cell>
          <table:table-cell table:formula="of:=[.A142]*(24/4)*365" office:value-type="float" office:value="301383.386728861" calcext:value-type="float">
            <text:p>301383.386728861</text:p>
          </table:table-cell>
          <table:table-cell table:number-columns-repeated="2"/>
        </table:table-row>
        <table:table-row table:style-name="ro1">
          <table:table-cell office:value-type="float" office:value="137.574989470894" calcext:value-type="float">
            <text:p>137.5749894709</text:p>
          </table:table-cell>
          <table:table-cell office:value-type="float" office:value="6.30621548343026" calcext:value-type="float">
            <text:p>6.3062154834</text:p>
          </table:table-cell>
          <table:table-cell table:formula="of:=1/[.B143]" office:value-type="float" office:value="0.15857371233627" calcext:value-type="float">
            <text:p>0.1585737123</text:p>
          </table:table-cell>
          <table:table-cell table:formula="of:=[.C143]/MAX([.C$2:.C$388])" office:value-type="float" office:value="0.923029268138328" calcext:value-type="float">
            <text:p>0.9230292681</text:p>
          </table:table-cell>
          <table:table-cell table:formula="of:=[.A143]*(24/4)*365" office:value-type="float" office:value="301289.226941257" calcext:value-type="float">
            <text:p>301289.226941257</text:p>
          </table:table-cell>
          <table:table-cell table:number-columns-repeated="2"/>
        </table:table-row>
        <table:table-row table:style-name="ro1">
          <table:table-cell office:value-type="float" office:value="137.566763517862" calcext:value-type="float">
            <text:p>137.5667635179</text:p>
          </table:table-cell>
          <table:table-cell office:value-type="float" office:value="6.30695142715136" calcext:value-type="float">
            <text:p>6.3069514272</text:p>
          </table:table-cell>
          <table:table-cell table:formula="of:=1/[.B144]" office:value-type="float" office:value="0.158555208732861" calcext:value-type="float">
            <text:p>0.1585552087</text:p>
          </table:table-cell>
          <table:table-cell table:formula="of:=[.C144]/MAX([.C$2:.C$388])" office:value-type="float" office:value="0.922921561966476" calcext:value-type="float">
            <text:p>0.922921562</text:p>
          </table:table-cell>
          <table:table-cell table:formula="of:=[.A144]*(24/4)*365" office:value-type="float" office:value="301271.212104118" calcext:value-type="float">
            <text:p>301271.212104118</text:p>
          </table:table-cell>
          <table:table-cell table:number-columns-repeated="2"/>
        </table:table-row>
        <table:table-row table:style-name="ro1">
          <table:table-cell office:value-type="float" office:value="137.543226449049" calcext:value-type="float">
            <text:p>137.543226449</text:p>
          </table:table-cell>
          <table:table-cell office:value-type="float" office:value="6.31346171715459" calcext:value-type="float">
            <text:p>6.3134617172</text:p>
          </table:table-cell>
          <table:table-cell table:formula="of:=1/[.B145]" office:value-type="float" office:value="0.158391710411874" calcext:value-type="float">
            <text:p>0.1583917104</text:p>
          </table:table-cell>
          <table:table-cell table:formula="of:=[.C145]/MAX([.C$2:.C$388])" office:value-type="float" office:value="0.921969867430607" calcext:value-type="float">
            <text:p>0.9219698674</text:p>
          </table:table-cell>
          <table:table-cell table:formula="of:=[.A145]*(24/4)*365" office:value-type="float" office:value="301219.665923417" calcext:value-type="float">
            <text:p>301219.665923417</text:p>
          </table:table-cell>
          <table:table-cell table:number-columns-repeated="2"/>
        </table:table-row>
        <table:table-row table:style-name="ro1">
          <table:table-cell office:value-type="float" office:value="137.501455467263" calcext:value-type="float">
            <text:p>137.5014554673</text:p>
          </table:table-cell>
          <table:table-cell office:value-type="float" office:value="6.31788035618394" calcext:value-type="float">
            <text:p>6.3178803562</text:p>
          </table:table-cell>
          <table:table-cell table:formula="of:=1/[.B146]" office:value-type="float" office:value="0.158280933417994" calcext:value-type="float">
            <text:p>0.1582809334</text:p>
          </table:table-cell>
          <table:table-cell table:formula="of:=[.C146]/MAX([.C$2:.C$388])" office:value-type="float" office:value="0.921325054327091" calcext:value-type="float">
            <text:p>0.9213250543</text:p>
          </table:table-cell>
          <table:table-cell table:formula="of:=[.A146]*(24/4)*365" office:value-type="float" office:value="301128.187473306" calcext:value-type="float">
            <text:p>301128.187473306</text:p>
          </table:table-cell>
          <table:table-cell table:number-columns-repeated="2"/>
        </table:table-row>
        <table:table-row table:style-name="ro1">
          <table:table-cell office:value-type="float" office:value="137.461326083654" calcext:value-type="float">
            <text:p>137.4613260837</text:p>
          </table:table-cell>
          <table:table-cell office:value-type="float" office:value="6.32470191811226" calcext:value-type="float">
            <text:p>6.3247019181</text:p>
          </table:table-cell>
          <table:table-cell table:formula="of:=1/[.B147]" office:value-type="float" office:value="0.15811021814898" calcext:value-type="float">
            <text:p>0.1581102181</text:p>
          </table:table-cell>
          <table:table-cell table:formula="of:=[.C147]/MAX([.C$2:.C$388])" office:value-type="float" office:value="0.920331351225257" calcext:value-type="float">
            <text:p>0.9203313512</text:p>
          </table:table-cell>
          <table:table-cell table:formula="of:=[.A147]*(24/4)*365" office:value-type="float" office:value="301040.304123201" calcext:value-type="float">
            <text:p>301040.304123201</text:p>
          </table:table-cell>
          <table:table-cell table:number-columns-repeated="2"/>
        </table:table-row>
        <table:table-row table:style-name="ro1">
          <table:table-cell office:value-type="float" office:value="137.413588994188" calcext:value-type="float">
            <text:p>137.4135889942</text:p>
          </table:table-cell>
          <table:table-cell office:value-type="float" office:value="6.33533532632273" calcext:value-type="float">
            <text:p>6.3353353263</text:p>
          </table:table-cell>
          <table:table-cell table:formula="of:=1/[.B148]" office:value-type="float" office:value="0.157844841431691" calcext:value-type="float">
            <text:p>0.1578448414</text:p>
          </table:table-cell>
          <table:table-cell table:formula="of:=[.C148]/MAX([.C$2:.C$388])" office:value-type="float" office:value="0.918786640733641" calcext:value-type="float">
            <text:p>0.9187866407</text:p>
          </table:table-cell>
          <table:table-cell table:formula="of:=[.A148]*(24/4)*365" office:value-type="float" office:value="300935.759897271" calcext:value-type="float">
            <text:p>300935.759897271</text:p>
          </table:table-cell>
          <table:table-cell table:number-columns-repeated="2"/>
        </table:table-row>
        <table:table-row table:style-name="ro1">
          <table:table-cell office:value-type="float" office:value="137.404396171385" calcext:value-type="float">
            <text:p>137.4043961714</text:p>
          </table:table-cell>
          <table:table-cell office:value-type="float" office:value="6.3368022301751" calcext:value-type="float">
            <text:p>6.3368022302</text:p>
          </table:table-cell>
          <table:table-cell table:formula="of:=1/[.B149]" office:value-type="float" office:value="0.157808301991519" calcext:value-type="float">
            <text:p>0.157808302</text:p>
          </table:table-cell>
          <table:table-cell table:formula="of:=[.C149]/MAX([.C$2:.C$388])" office:value-type="float" office:value="0.918573951176064" calcext:value-type="float">
            <text:p>0.9185739512</text:p>
          </table:table-cell>
          <table:table-cell table:formula="of:=[.A149]*(24/4)*365" office:value-type="float" office:value="300915.627615333" calcext:value-type="float">
            <text:p>300915.627615333</text:p>
          </table:table-cell>
          <table:table-cell table:number-columns-repeated="2"/>
        </table:table-row>
        <table:table-row table:style-name="ro1">
          <table:table-cell office:value-type="float" office:value="137.376597592583" calcext:value-type="float">
            <text:p>137.3765975926</text:p>
          </table:table-cell>
          <table:table-cell office:value-type="float" office:value="6.34232631147288" calcext:value-type="float">
            <text:p>6.3423263115</text:p>
          </table:table-cell>
          <table:table-cell table:formula="of:=1/[.B150]" office:value-type="float" office:value="0.157670853073432" calcext:value-type="float">
            <text:p>0.1576708531</text:p>
          </table:table-cell>
          <table:table-cell table:formula="of:=[.C150]/MAX([.C$2:.C$388])" office:value-type="float" office:value="0.917773885563681" calcext:value-type="float">
            <text:p>0.9177738856</text:p>
          </table:table-cell>
          <table:table-cell table:formula="of:=[.A150]*(24/4)*365" office:value-type="float" office:value="300854.748727757" calcext:value-type="float">
            <text:p>300854.748727757</text:p>
          </table:table-cell>
          <table:table-cell table:number-columns-repeated="2"/>
        </table:table-row>
        <table:table-row table:style-name="ro1">
          <table:table-cell office:value-type="float" office:value="137.362254691153" calcext:value-type="float">
            <text:p>137.3622546912</text:p>
          </table:table-cell>
          <table:table-cell office:value-type="float" office:value="6.34480878349481" calcext:value-type="float">
            <text:p>6.3448087835</text:p>
          </table:table-cell>
          <table:table-cell table:formula="of:=1/[.B151]" office:value-type="float" office:value="0.157609162722345" calcext:value-type="float">
            <text:p>0.1576091627</text:p>
          </table:table-cell>
          <table:table-cell table:formula="of:=[.C151]/MAX([.C$2:.C$388])" office:value-type="float" office:value="0.917414797044055" calcext:value-type="float">
            <text:p>0.917414797</text:p>
          </table:table-cell>
          <table:table-cell table:formula="of:=[.A151]*(24/4)*365" office:value-type="float" office:value="300823.337773625" calcext:value-type="float">
            <text:p>300823.337773625</text:p>
          </table:table-cell>
          <table:table-cell table:number-columns-repeated="2"/>
        </table:table-row>
        <table:table-row table:style-name="ro1">
          <table:table-cell office:value-type="float" office:value="137.331659743075" calcext:value-type="float">
            <text:p>137.3316597431</text:p>
          </table:table-cell>
          <table:table-cell office:value-type="float" office:value="6.34835056897851" calcext:value-type="float">
            <text:p>6.348350569</text:p>
          </table:table-cell>
          <table:table-cell table:formula="of:=1/[.B152]" office:value-type="float" office:value="0.157521231559981" calcext:value-type="float">
            <text:p>0.1575212316</text:p>
          </table:table-cell>
          <table:table-cell table:formula="of:=[.C152]/MAX([.C$2:.C$388])" office:value-type="float" office:value="0.916902965446951" calcext:value-type="float">
            <text:p>0.9169029654</text:p>
          </table:table-cell>
          <table:table-cell table:formula="of:=[.A152]*(24/4)*365" office:value-type="float" office:value="300756.334837333" calcext:value-type="float">
            <text:p>300756.334837333</text:p>
          </table:table-cell>
          <table:table-cell table:number-columns-repeated="2"/>
        </table:table-row>
        <table:table-row table:style-name="ro1">
          <table:table-cell office:value-type="float" office:value="137.327787715145" calcext:value-type="float">
            <text:p>137.3277877151</text:p>
          </table:table-cell>
          <table:table-cell office:value-type="float" office:value="6.35278089018804" calcext:value-type="float">
            <text:p>6.3527808902</text:p>
          </table:table-cell>
          <table:table-cell table:formula="of:=1/[.B153]" office:value-type="float" office:value="0.157411378935564" calcext:value-type="float">
            <text:p>0.1574113789</text:p>
          </table:table-cell>
          <table:table-cell table:formula="of:=[.C153]/MAX([.C$2:.C$388])" office:value-type="float" office:value="0.916263532933045" calcext:value-type="float">
            <text:p>0.9162635329</text:p>
          </table:table-cell>
          <table:table-cell table:formula="of:=[.A153]*(24/4)*365" office:value-type="float" office:value="300747.855096167" calcext:value-type="float">
            <text:p>300747.855096167</text:p>
          </table:table-cell>
          <table:table-cell table:number-columns-repeated="2"/>
        </table:table-row>
        <table:table-row table:style-name="ro1">
          <table:table-cell office:value-type="float" office:value="137.311101993896" calcext:value-type="float">
            <text:p>137.3111019939</text:p>
          </table:table-cell>
          <table:table-cell office:value-type="float" office:value="6.35400757425128" calcext:value-type="float">
            <text:p>6.3540075743</text:p>
          </table:table-cell>
          <table:table-cell table:formula="of:=1/[.B154]" office:value-type="float" office:value="0.157380989606049" calcext:value-type="float">
            <text:p>0.1573809896</text:p>
          </table:table-cell>
          <table:table-cell table:formula="of:=[.C154]/MAX([.C$2:.C$388])" office:value-type="float" office:value="0.916086642071578" calcext:value-type="float">
            <text:p>0.9160866421</text:p>
          </table:table-cell>
          <table:table-cell table:formula="of:=[.A154]*(24/4)*365" office:value-type="float" office:value="300711.313366632" calcext:value-type="float">
            <text:p>300711.313366632</text:p>
          </table:table-cell>
          <table:table-cell table:number-columns-repeated="2"/>
        </table:table-row>
        <table:table-row table:style-name="ro1">
          <table:table-cell office:value-type="float" office:value="137.271406568718" calcext:value-type="float">
            <text:p>137.2714065687</text:p>
          </table:table-cell>
          <table:table-cell office:value-type="float" office:value="6.35764796217767" calcext:value-type="float">
            <text:p>6.3576479622</text:p>
          </table:table-cell>
          <table:table-cell table:formula="of:=1/[.B155]" office:value-type="float" office:value="0.157290873283501" calcext:value-type="float">
            <text:p>0.1572908733</text:p>
          </table:table-cell>
          <table:table-cell table:formula="of:=[.C155]/MAX([.C$2:.C$388])" office:value-type="float" office:value="0.915562091047179" calcext:value-type="float">
            <text:p>0.915562091</text:p>
          </table:table-cell>
          <table:table-cell table:formula="of:=[.A155]*(24/4)*365" office:value-type="float" office:value="300624.380385493" calcext:value-type="float">
            <text:p>300624.380385493</text:p>
          </table:table-cell>
          <table:table-cell table:number-columns-repeated="2"/>
        </table:table-row>
        <table:table-row table:style-name="ro1">
          <table:table-cell office:value-type="float" office:value="137.270871872374" calcext:value-type="float">
            <text:p>137.2708718724</text:p>
          </table:table-cell>
          <table:table-cell office:value-type="float" office:value="6.36340521225839" calcext:value-type="float">
            <text:p>6.3634052123</text:p>
          </table:table-cell>
          <table:table-cell table:formula="of:=1/[.B156]" office:value-type="float" office:value="0.157148565374025" calcext:value-type="float">
            <text:p>0.1571485654</text:p>
          </table:table-cell>
          <table:table-cell table:formula="of:=[.C156]/MAX([.C$2:.C$388])" office:value-type="float" office:value="0.914733742113432" calcext:value-type="float">
            <text:p>0.9147337421</text:p>
          </table:table-cell>
          <table:table-cell table:formula="of:=[.A156]*(24/4)*365" office:value-type="float" office:value="300623.2094005" calcext:value-type="float">
            <text:p>300623.2094005</text:p>
          </table:table-cell>
          <table:table-cell table:number-columns-repeated="2"/>
        </table:table-row>
        <table:table-row table:style-name="ro1">
          <table:table-cell office:value-type="float" office:value="137.226398714647" calcext:value-type="float">
            <text:p>137.2263987146</text:p>
          </table:table-cell>
          <table:table-cell office:value-type="float" office:value="6.36514990180962" calcext:value-type="float">
            <text:p>6.3651499018</text:p>
          </table:table-cell>
          <table:table-cell table:formula="of:=1/[.B157]" office:value-type="float" office:value="0.157105490903788" calcext:value-type="float">
            <text:p>0.1571054909</text:p>
          </table:table-cell>
          <table:table-cell table:formula="of:=[.C157]/MAX([.C$2:.C$388])" office:value-type="float" office:value="0.914483013312595" calcext:value-type="float">
            <text:p>0.9144830133</text:p>
          </table:table-cell>
          <table:table-cell table:formula="of:=[.A157]*(24/4)*365" office:value-type="float" office:value="300525.813185076" calcext:value-type="float">
            <text:p>300525.813185076</text:p>
          </table:table-cell>
          <table:table-cell table:number-columns-repeated="2"/>
        </table:table-row>
        <table:table-row table:style-name="ro1">
          <table:table-cell office:value-type="float" office:value="137.216616325412" calcext:value-type="float">
            <text:p>137.2166163254</text:p>
          </table:table-cell>
          <table:table-cell office:value-type="float" office:value="6.37024499354532" calcext:value-type="float">
            <text:p>6.3702449935</text:p>
          </table:table-cell>
          <table:table-cell table:formula="of:=1/[.B158]" office:value-type="float" office:value="0.156979833744739" calcext:value-type="float">
            <text:p>0.1569798337</text:p>
          </table:table-cell>
          <table:table-cell table:formula="of:=[.C158]/MAX([.C$2:.C$388])" office:value-type="float" office:value="0.913751585424297" calcext:value-type="float">
            <text:p>0.9137515854</text:p>
          </table:table-cell>
          <table:table-cell table:formula="of:=[.A158]*(24/4)*365" office:value-type="float" office:value="300504.389752653" calcext:value-type="float">
            <text:p>300504.389752653</text:p>
          </table:table-cell>
          <table:table-cell table:number-columns-repeated="2"/>
        </table:table-row>
        <table:table-row table:style-name="ro1">
          <table:table-cell office:value-type="float" office:value="137.202893916765" calcext:value-type="float">
            <text:p>137.2028939168</text:p>
          </table:table-cell>
          <table:table-cell office:value-type="float" office:value="6.37363410093804" calcext:value-type="float">
            <text:p>6.3736341009</text:p>
          </table:table-cell>
          <table:table-cell table:formula="of:=1/[.B159]" office:value-type="float" office:value="0.156896361504785" calcext:value-type="float">
            <text:p>0.1568963615</text:p>
          </table:table-cell>
          <table:table-cell table:formula="of:=[.C159]/MAX([.C$2:.C$388])" office:value-type="float" office:value="0.91326570841846" calcext:value-type="float">
            <text:p>0.9132657084</text:p>
          </table:table-cell>
          <table:table-cell table:formula="of:=[.A159]*(24/4)*365" office:value-type="float" office:value="300474.337677715" calcext:value-type="float">
            <text:p>300474.337677715</text:p>
          </table:table-cell>
          <table:table-cell table:number-columns-repeated="2"/>
        </table:table-row>
        <table:table-row table:style-name="ro1">
          <table:table-cell office:value-type="float" office:value="137.168244330825" calcext:value-type="float">
            <text:p>137.1682443308</text:p>
          </table:table-cell>
          <table:table-cell office:value-type="float" office:value="6.37586685946591" calcext:value-type="float">
            <text:p>6.3758668595</text:p>
          </table:table-cell>
          <table:table-cell table:formula="of:=1/[.B160]" office:value-type="float" office:value="0.156841418122675" calcext:value-type="float">
            <text:p>0.1568414181</text:p>
          </table:table-cell>
          <table:table-cell table:formula="of:=[.C160]/MAX([.C$2:.C$388])" office:value-type="float" office:value="0.912945892800658" calcext:value-type="float">
            <text:p>0.9129458928</text:p>
          </table:table-cell>
          <table:table-cell table:formula="of:=[.A160]*(24/4)*365" office:value-type="float" office:value="300398.455084507" calcext:value-type="float">
            <text:p>300398.455084507</text:p>
          </table:table-cell>
          <table:table-cell table:number-columns-repeated="2"/>
        </table:table-row>
        <table:table-row table:style-name="ro1">
          <table:table-cell office:value-type="float" office:value="137.15551386106" calcext:value-type="float">
            <text:p>137.1555138611</text:p>
          </table:table-cell>
          <table:table-cell office:value-type="float" office:value="6.38121065856215" calcext:value-type="float">
            <text:p>6.3812106586</text:p>
          </table:table-cell>
          <table:table-cell table:formula="of:=1/[.B161]" office:value-type="float" office:value="0.15671007485989" calcext:value-type="float">
            <text:p>0.1567100749</text:p>
          </table:table-cell>
          <table:table-cell table:formula="of:=[.C161]/MAX([.C$2:.C$388])" office:value-type="float" office:value="0.912181367117695" calcext:value-type="float">
            <text:p>0.9121813671</text:p>
          </table:table-cell>
          <table:table-cell table:formula="of:=[.A161]*(24/4)*365" office:value-type="float" office:value="300370.575355722" calcext:value-type="float">
            <text:p>300370.575355722</text:p>
          </table:table-cell>
          <table:table-cell table:number-columns-repeated="2"/>
        </table:table-row>
        <table:table-row table:style-name="ro1">
          <table:table-cell office:value-type="float" office:value="137.146831365424" calcext:value-type="float">
            <text:p>137.1468313654</text:p>
          </table:table-cell>
          <table:table-cell office:value-type="float" office:value="6.38571135935846" calcext:value-type="float">
            <text:p>6.3857113594</text:p>
          </table:table-cell>
          <table:table-cell table:formula="of:=1/[.B162]" office:value-type="float" office:value="0.156599624336992" calcext:value-type="float">
            <text:p>0.1565996243</text:p>
          </table:table-cell>
          <table:table-cell table:formula="of:=[.C162]/MAX([.C$2:.C$388])" office:value-type="float" office:value="0.911538454343483" calcext:value-type="float">
            <text:p>0.9115384543</text:p>
          </table:table-cell>
          <table:table-cell table:formula="of:=[.A162]*(24/4)*365" office:value-type="float" office:value="300351.560690278" calcext:value-type="float">
            <text:p>300351.560690278</text:p>
          </table:table-cell>
          <table:table-cell table:number-columns-repeated="2"/>
        </table:table-row>
        <table:table-row table:style-name="ro1">
          <table:table-cell office:value-type="float" office:value="137.142367214659" calcext:value-type="float">
            <text:p>137.1423672147</text:p>
          </table:table-cell>
          <table:table-cell office:value-type="float" office:value="6.38631512025364" calcext:value-type="float">
            <text:p>6.3863151203</text:p>
          </table:table-cell>
          <table:table-cell table:formula="of:=1/[.B163]" office:value-type="float" office:value="0.156584819441275" calcext:value-type="float">
            <text:p>0.1565848194</text:p>
          </table:table-cell>
          <table:table-cell table:formula="of:=[.C163]/MAX([.C$2:.C$388])" office:value-type="float" office:value="0.911452277688741" calcext:value-type="float">
            <text:p>0.9114522777</text:p>
          </table:table-cell>
          <table:table-cell table:formula="of:=[.A163]*(24/4)*365" office:value-type="float" office:value="300341.784200104" calcext:value-type="float">
            <text:p>300341.784200104</text:p>
          </table:table-cell>
          <table:table-cell table:number-columns-repeated="2"/>
        </table:table-row>
        <table:table-row table:style-name="ro1">
          <table:table-cell office:value-type="float" office:value="137.123414010616" calcext:value-type="float">
            <text:p>137.1234140106</text:p>
          </table:table-cell>
          <table:table-cell office:value-type="float" office:value="6.38744966507241" calcext:value-type="float">
            <text:p>6.3874496651</text:p>
          </table:table-cell>
          <table:table-cell table:formula="of:=1/[.B164]" office:value-type="float" office:value="0.156557006698332" calcext:value-type="float">
            <text:p>0.1565570067</text:p>
          </table:table-cell>
          <table:table-cell table:formula="of:=[.C164]/MAX([.C$2:.C$388])" office:value-type="float" office:value="0.911290384677691" calcext:value-type="float">
            <text:p>0.9112903847</text:p>
          </table:table-cell>
          <table:table-cell table:formula="of:=[.A164]*(24/4)*365" office:value-type="float" office:value="300300.27668325" calcext:value-type="float">
            <text:p>300300.27668325</text:p>
          </table:table-cell>
          <table:table-cell table:number-columns-repeated="2"/>
        </table:table-row>
        <table:table-row table:style-name="ro1">
          <table:table-cell office:value-type="float" office:value="137.087836558162" calcext:value-type="float">
            <text:p>137.0878365582</text:p>
          </table:table-cell>
          <table:table-cell office:value-type="float" office:value="6.39195428817575" calcext:value-type="float">
            <text:p>6.3919542882</text:p>
          </table:table-cell>
          <table:table-cell table:formula="of:=1/[.B165]" office:value-type="float" office:value="0.156446675760786" calcext:value-type="float">
            <text:p>0.1564466758</text:p>
          </table:table-cell>
          <table:table-cell table:formula="of:=[.C165]/MAX([.C$2:.C$388])" office:value-type="float" office:value="0.91064816798846" calcext:value-type="float">
            <text:p>0.910648168</text:p>
          </table:table-cell>
          <table:table-cell table:formula="of:=[.A165]*(24/4)*365" office:value-type="float" office:value="300222.362062375" calcext:value-type="float">
            <text:p>300222.362062375</text:p>
          </table:table-cell>
          <table:table-cell table:number-columns-repeated="2"/>
        </table:table-row>
        <table:table-row table:style-name="ro1">
          <table:table-cell office:value-type="float" office:value="137.075466854668" calcext:value-type="float">
            <text:p>137.0754668547</text:p>
          </table:table-cell>
          <table:table-cell office:value-type="float" office:value="6.39480265253609" calcext:value-type="float">
            <text:p>6.3948026525</text:p>
          </table:table-cell>
          <table:table-cell table:formula="of:=1/[.B166]" office:value-type="float" office:value="0.156376991493774" calcext:value-type="float">
            <text:p>0.1563769915</text:p>
          </table:table-cell>
          <table:table-cell table:formula="of:=[.C166]/MAX([.C$2:.C$388])" office:value-type="float" office:value="0.910242548311444" calcext:value-type="float">
            <text:p>0.9102425483</text:p>
          </table:table-cell>
          <table:table-cell table:formula="of:=[.A166]*(24/4)*365" office:value-type="float" office:value="300195.272411722" calcext:value-type="float">
            <text:p>300195.272411722</text:p>
          </table:table-cell>
          <table:table-cell table:number-columns-repeated="2"/>
        </table:table-row>
        <table:table-row table:style-name="ro1">
          <table:table-cell office:value-type="float" office:value="137.074421299166" calcext:value-type="float">
            <text:p>137.0744212992</text:p>
          </table:table-cell>
          <table:table-cell office:value-type="float" office:value="6.3996498829783" calcext:value-type="float">
            <text:p>6.399649883</text:p>
          </table:table-cell>
          <table:table-cell table:formula="of:=1/[.B167]" office:value-type="float" office:value="0.156258548246489" calcext:value-type="float">
            <text:p>0.1562585482</text:p>
          </table:table-cell>
          <table:table-cell table:formula="of:=[.C167]/MAX([.C$2:.C$388])" office:value-type="float" office:value="0.909553111315569" calcext:value-type="float">
            <text:p>0.9095531113</text:p>
          </table:table-cell>
          <table:table-cell table:formula="of:=[.A167]*(24/4)*365" office:value-type="float" office:value="300192.982645174" calcext:value-type="float">
            <text:p>300192.982645174</text:p>
          </table:table-cell>
          <table:table-cell table:number-columns-repeated="2"/>
        </table:table-row>
        <table:table-row table:style-name="ro1">
          <table:table-cell office:value-type="float" office:value="137.026269367079" calcext:value-type="float">
            <text:p>137.0262693671</text:p>
          </table:table-cell>
          <table:table-cell office:value-type="float" office:value="6.40365935112644" calcext:value-type="float">
            <text:p>6.4036593511</text:p>
          </table:table-cell>
          <table:table-cell table:formula="of:=1/[.B168]" office:value-type="float" office:value="0.15616071142574" calcext:value-type="float">
            <text:p>0.1561607114</text:p>
          </table:table-cell>
          <table:table-cell table:formula="of:=[.C168]/MAX([.C$2:.C$388])" office:value-type="float" office:value="0.908983620649546" calcext:value-type="float">
            <text:p>0.9089836206</text:p>
          </table:table-cell>
          <table:table-cell table:formula="of:=[.A168]*(24/4)*365" office:value-type="float" office:value="300087.529913903" calcext:value-type="float">
            <text:p>300087.529913903</text:p>
          </table:table-cell>
          <table:table-cell table:number-columns-repeated="2"/>
        </table:table-row>
        <table:table-row table:style-name="ro1">
          <table:table-cell office:value-type="float" office:value="137.010944185737" calcext:value-type="float">
            <text:p>137.0109441857</text:p>
          </table:table-cell>
          <table:table-cell office:value-type="float" office:value="6.40551372673173" calcext:value-type="float">
            <text:p>6.4055137267</text:p>
          </table:table-cell>
          <table:table-cell table:formula="of:=1/[.B169]" office:value-type="float" office:value="0.156115503402446" calcext:value-type="float">
            <text:p>0.1561155034</text:p>
          </table:table-cell>
          <table:table-cell table:formula="of:=[.C169]/MAX([.C$2:.C$388])" office:value-type="float" office:value="0.908720472817279" calcext:value-type="float">
            <text:p>0.9087204728</text:p>
          </table:table-cell>
          <table:table-cell table:formula="of:=[.A169]*(24/4)*365" office:value-type="float" office:value="300053.967766764" calcext:value-type="float">
            <text:p>300053.967766764</text:p>
          </table:table-cell>
          <table:table-cell table:number-columns-repeated="2"/>
        </table:table-row>
        <table:table-row table:style-name="ro1">
          <table:table-cell office:value-type="float" office:value="136.972933737449" calcext:value-type="float">
            <text:p>136.9729337375</text:p>
          </table:table-cell>
          <table:table-cell office:value-type="float" office:value="6.41299422952953" calcext:value-type="float">
            <text:p>6.4129942295</text:p>
          </table:table-cell>
          <table:table-cell table:formula="of:=1/[.B170]" office:value-type="float" office:value="0.155933400874643" calcext:value-type="float">
            <text:p>0.1559334009</text:p>
          </table:table-cell>
          <table:table-cell table:formula="of:=[.C170]/MAX([.C$2:.C$388])" office:value-type="float" office:value="0.907660486515089" calcext:value-type="float">
            <text:p>0.9076604865</text:p>
          </table:table-cell>
          <table:table-cell table:formula="of:=[.A170]*(24/4)*365" office:value-type="float" office:value="299970.724885014" calcext:value-type="float">
            <text:p>299970.724885014</text:p>
          </table:table-cell>
          <table:table-cell table:number-columns-repeated="2"/>
        </table:table-row>
        <table:table-row table:style-name="ro1">
          <table:table-cell office:value-type="float" office:value="136.956532048208" calcext:value-type="float">
            <text:p>136.9565320482</text:p>
          </table:table-cell>
          <table:table-cell office:value-type="float" office:value="6.41408986199472" calcext:value-type="float">
            <text:p>6.414089862</text:p>
          </table:table-cell>
          <table:table-cell table:formula="of:=1/[.B171]" office:value-type="float" office:value="0.155906764874824" calcext:value-type="float">
            <text:p>0.1559067649</text:p>
          </table:table-cell>
          <table:table-cell table:formula="of:=[.C171]/MAX([.C$2:.C$388])" office:value-type="float" office:value="0.907505443115668" calcext:value-type="float">
            <text:p>0.9075054431</text:p>
          </table:table-cell>
          <table:table-cell table:formula="of:=[.A171]*(24/4)*365" office:value-type="float" office:value="299934.805185576" calcext:value-type="float">
            <text:p>299934.805185576</text:p>
          </table:table-cell>
          <table:table-cell table:number-columns-repeated="2"/>
        </table:table-row>
        <table:table-row table:style-name="ro1">
          <table:table-cell office:value-type="float" office:value="136.939691366654" calcext:value-type="float">
            <text:p>136.9396913667</text:p>
          </table:table-cell>
          <table:table-cell office:value-type="float" office:value="6.41587414451928" calcext:value-type="float">
            <text:p>6.4158741445</text:p>
          </table:table-cell>
          <table:table-cell table:formula="of:=1/[.B172]" office:value-type="float" office:value="0.155863406524931" calcext:value-type="float">
            <text:p>0.1558634065</text:p>
          </table:table-cell>
          <table:table-cell table:formula="of:=[.C172]/MAX([.C$2:.C$388])" office:value-type="float" office:value="0.907253061902037" calcext:value-type="float">
            <text:p>0.9072530619</text:p>
          </table:table-cell>
          <table:table-cell table:formula="of:=[.A172]*(24/4)*365" office:value-type="float" office:value="299897.924092972" calcext:value-type="float">
            <text:p>299897.924092972</text:p>
          </table:table-cell>
          <table:table-cell table:number-columns-repeated="2"/>
        </table:table-row>
        <table:table-row table:style-name="ro1">
          <table:table-cell office:value-type="float" office:value="136.934256138239" calcext:value-type="float">
            <text:p>136.9342561382</text:p>
          </table:table-cell>
          <table:table-cell office:value-type="float" office:value="6.41980429624622" calcext:value-type="float">
            <text:p>6.4198042962</text:p>
          </table:table-cell>
          <table:table-cell table:formula="of:=1/[.B173]" office:value-type="float" office:value="0.155767988221186" calcext:value-type="float">
            <text:p>0.1557679882</text:p>
          </table:table-cell>
          <table:table-cell table:formula="of:=[.C173]/MAX([.C$2:.C$388])" office:value-type="float" office:value="0.906697648991695" calcext:value-type="float">
            <text:p>0.906697649</text:p>
          </table:table-cell>
          <table:table-cell table:formula="of:=[.A173]*(24/4)*365" office:value-type="float" office:value="299886.020942743" calcext:value-type="float">
            <text:p>299886.020942743</text:p>
          </table:table-cell>
          <table:table-cell table:number-columns-repeated="2"/>
        </table:table-row>
        <table:table-row table:style-name="ro1">
          <table:table-cell office:value-type="float" office:value="136.932507974382" calcext:value-type="float">
            <text:p>136.9325079744</text:p>
          </table:table-cell>
          <table:table-cell office:value-type="float" office:value="6.4230797038111" calcext:value-type="float">
            <text:p>6.4230797038</text:p>
          </table:table-cell>
          <table:table-cell table:formula="of:=1/[.B174]" office:value-type="float" office:value="0.155688555352451" calcext:value-type="float">
            <text:p>0.1556885554</text:p>
          </table:table-cell>
          <table:table-cell table:formula="of:=[.C174]/MAX([.C$2:.C$388])" office:value-type="float" office:value="0.906235284444544" calcext:value-type="float">
            <text:p>0.9062352844</text:p>
          </table:table-cell>
          <table:table-cell table:formula="of:=[.A174]*(24/4)*365" office:value-type="float" office:value="299882.192463896" calcext:value-type="float">
            <text:p>299882.192463896</text:p>
          </table:table-cell>
          <table:table-cell table:number-columns-repeated="2"/>
        </table:table-row>
        <table:table-row table:style-name="ro1">
          <table:table-cell office:value-type="float" office:value="136.908692147171" calcext:value-type="float">
            <text:p>136.9086921472</text:p>
          </table:table-cell>
          <table:table-cell office:value-type="float" office:value="6.42380811767111" calcext:value-type="float">
            <text:p>6.4238081177</text:p>
          </table:table-cell>
          <table:table-cell table:formula="of:=1/[.B175]" office:value-type="float" office:value="0.155670901384667" calcext:value-type="float">
            <text:p>0.1556709014</text:p>
          </table:table-cell>
          <table:table-cell table:formula="of:=[.C175]/MAX([.C$2:.C$388])" office:value-type="float" office:value="0.906132523849967" calcext:value-type="float">
            <text:p>0.9061325238</text:p>
          </table:table-cell>
          <table:table-cell table:formula="of:=[.A175]*(24/4)*365" office:value-type="float" office:value="299830.035802306" calcext:value-type="float">
            <text:p>299830.035802306</text:p>
          </table:table-cell>
          <table:table-cell table:number-columns-repeated="2"/>
        </table:table-row>
        <table:table-row table:style-name="ro1">
          <table:table-cell office:value-type="float" office:value="136.900506464875" calcext:value-type="float">
            <text:p>136.9005064649</text:p>
          </table:table-cell>
          <table:table-cell office:value-type="float" office:value="6.42495193425345" calcext:value-type="float">
            <text:p>6.4249519343</text:p>
          </table:table-cell>
          <table:table-cell table:formula="of:=1/[.B176]" office:value-type="float" office:value="0.15564318772078" calcext:value-type="float">
            <text:p>0.1556431877</text:p>
          </table:table-cell>
          <table:table-cell table:formula="of:=[.C176]/MAX([.C$2:.C$388])" office:value-type="float" office:value="0.905971207560416" calcext:value-type="float">
            <text:p>0.9059712076</text:p>
          </table:table-cell>
          <table:table-cell table:formula="of:=[.A176]*(24/4)*365" office:value-type="float" office:value="299812.109158076" calcext:value-type="float">
            <text:p>299812.109158076</text:p>
          </table:table-cell>
          <table:table-cell table:number-columns-repeated="2"/>
        </table:table-row>
        <table:table-row table:style-name="ro1">
          <table:table-cell office:value-type="float" office:value="136.867608713233" calcext:value-type="float">
            <text:p>136.8676087132</text:p>
          </table:table-cell>
          <table:table-cell office:value-type="float" office:value="6.42797990154071" calcext:value-type="float">
            <text:p>6.4279799015</text:p>
          </table:table-cell>
          <table:table-cell table:formula="of:=1/[.B177]" office:value-type="float" office:value="0.15556987036632" calcext:value-type="float">
            <text:p>0.1555698704</text:p>
          </table:table-cell>
          <table:table-cell table:formula="of:=[.C177]/MAX([.C$2:.C$388])" office:value-type="float" office:value="0.90554444033001" calcext:value-type="float">
            <text:p>0.9055444403</text:p>
          </table:table-cell>
          <table:table-cell table:formula="of:=[.A177]*(24/4)*365" office:value-type="float" office:value="299740.063081979" calcext:value-type="float">
            <text:p>299740.063081979</text:p>
          </table:table-cell>
          <table:table-cell table:number-columns-repeated="2"/>
        </table:table-row>
        <table:table-row table:style-name="ro1">
          <table:table-cell office:value-type="float" office:value="136.838220072282" calcext:value-type="float">
            <text:p>136.8382200723</text:p>
          </table:table-cell>
          <table:table-cell office:value-type="float" office:value="6.43465621839198" calcext:value-type="float">
            <text:p>6.4346562184</text:p>
          </table:table-cell>
          <table:table-cell table:formula="of:=1/[.B178]" office:value-type="float" office:value="0.155408457897367" calcext:value-type="float">
            <text:p>0.1554084579</text:p>
          </table:table-cell>
          <table:table-cell table:formula="of:=[.C178]/MAX([.C$2:.C$388])" office:value-type="float" office:value="0.904604887166428" calcext:value-type="float">
            <text:p>0.9046048872</text:p>
          </table:table-cell>
          <table:table-cell table:formula="of:=[.A178]*(24/4)*365" office:value-type="float" office:value="299675.701958299" calcext:value-type="float">
            <text:p>299675.701958299</text:p>
          </table:table-cell>
          <table:table-cell table:number-columns-repeated="2"/>
        </table:table-row>
        <table:table-row table:style-name="ro1">
          <table:table-cell office:value-type="float" office:value="136.819955932728" calcext:value-type="float">
            <text:p>136.8199559327</text:p>
          </table:table-cell>
          <table:table-cell office:value-type="float" office:value="6.43633142822743" calcext:value-type="float">
            <text:p>6.4363314282</text:p>
          </table:table-cell>
          <table:table-cell table:formula="of:=1/[.B179]" office:value-type="float" office:value="0.155368009113757" calcext:value-type="float">
            <text:p>0.1553680091</text:p>
          </table:table-cell>
          <table:table-cell table:formula="of:=[.C179]/MAX([.C$2:.C$388])" office:value-type="float" office:value="0.904369442018663" calcext:value-type="float">
            <text:p>0.904369442</text:p>
          </table:table-cell>
          <table:table-cell table:formula="of:=[.A179]*(24/4)*365" office:value-type="float" office:value="299635.703492673" calcext:value-type="float">
            <text:p>299635.703492673</text:p>
          </table:table-cell>
          <table:table-cell table:number-columns-repeated="2"/>
        </table:table-row>
        <table:table-row table:style-name="ro1">
          <table:table-cell office:value-type="float" office:value="136.8185638608" calcext:value-type="float">
            <text:p>136.8185638608</text:p>
          </table:table-cell>
          <table:table-cell office:value-type="float" office:value="6.44206752125428" calcext:value-type="float">
            <text:p>6.4420675213</text:p>
          </table:table-cell>
          <table:table-cell table:formula="of:=1/[.B180]" office:value-type="float" office:value="0.15522966760294" calcext:value-type="float">
            <text:p>0.1552296676</text:p>
          </table:table-cell>
          <table:table-cell table:formula="of:=[.C180]/MAX([.C$2:.C$388])" office:value-type="float" office:value="0.903564180783362" calcext:value-type="float">
            <text:p>0.9035641808</text:p>
          </table:table-cell>
          <table:table-cell table:formula="of:=[.A180]*(24/4)*365" office:value-type="float" office:value="299632.654855153" calcext:value-type="float">
            <text:p>299632.654855153</text:p>
          </table:table-cell>
          <table:table-cell table:number-columns-repeated="2"/>
        </table:table-row>
        <table:table-row table:style-name="ro1">
          <table:table-cell office:value-type="float" office:value="136.777821995199" calcext:value-type="float">
            <text:p>136.7778219952</text:p>
          </table:table-cell>
          <table:table-cell office:value-type="float" office:value="6.44377259900103" calcext:value-type="float">
            <text:p>6.443772599</text:p>
          </table:table-cell>
          <table:table-cell table:formula="of:=1/[.B181]" office:value-type="float" office:value="0.155188592495494" calcext:value-type="float">
            <text:p>0.1551885925</text:p>
          </table:table-cell>
          <table:table-cell table:formula="of:=[.C181]/MAX([.C$2:.C$388])" office:value-type="float" office:value="0.903325089916368" calcext:value-type="float">
            <text:p>0.9033250899</text:p>
          </table:table-cell>
          <table:table-cell table:formula="of:=[.A181]*(24/4)*365" office:value-type="float" office:value="299543.430169486" calcext:value-type="float">
            <text:p>299543.430169486</text:p>
          </table:table-cell>
          <table:table-cell table:number-columns-repeated="2"/>
        </table:table-row>
        <table:table-row table:style-name="ro1">
          <table:table-cell office:value-type="float" office:value="136.761634682607" calcext:value-type="float">
            <text:p>136.7616346826</text:p>
          </table:table-cell>
          <table:table-cell office:value-type="float" office:value="6.44882488432339" calcext:value-type="float">
            <text:p>6.4488248843</text:p>
          </table:table-cell>
          <table:table-cell table:formula="of:=1/[.B182]" office:value-type="float" office:value="0.155067011112509" calcext:value-type="float">
            <text:p>0.1550670111</text:p>
          </table:table-cell>
          <table:table-cell table:formula="of:=[.C182]/MAX([.C$2:.C$388])" office:value-type="float" office:value="0.902617386392862" calcext:value-type="float">
            <text:p>0.9026173864</text:p>
          </table:table-cell>
          <table:table-cell table:formula="of:=[.A182]*(24/4)*365" office:value-type="float" office:value="299507.97995491" calcext:value-type="float">
            <text:p>299507.97995491</text:p>
          </table:table-cell>
          <table:table-cell table:number-columns-repeated="2"/>
        </table:table-row>
        <table:table-row table:style-name="ro1">
          <table:table-cell office:value-type="float" office:value="136.761104398833" calcext:value-type="float">
            <text:p>136.7611043988</text:p>
          </table:table-cell>
          <table:table-cell office:value-type="float" office:value="6.45080493920343" calcext:value-type="float">
            <text:p>6.4508049392</text:p>
          </table:table-cell>
          <table:table-cell table:formula="of:=1/[.B183]" office:value-type="float" office:value="0.155019413766909" calcext:value-type="float">
            <text:p>0.1550194138</text:p>
          </table:table-cell>
          <table:table-cell table:formula="of:=[.C183]/MAX([.C$2:.C$388])" office:value-type="float" office:value="0.902340330742043" calcext:value-type="float">
            <text:p>0.9023403307</text:p>
          </table:table-cell>
          <table:table-cell table:formula="of:=[.A183]*(24/4)*365" office:value-type="float" office:value="299506.818633444" calcext:value-type="float">
            <text:p>299506.818633444</text:p>
          </table:table-cell>
          <table:table-cell table:number-columns-repeated="2"/>
        </table:table-row>
        <table:table-row table:style-name="ro1">
          <table:table-cell office:value-type="float" office:value="136.746638935873" calcext:value-type="float">
            <text:p>136.7466389359</text:p>
          </table:table-cell>
          <table:table-cell office:value-type="float" office:value="6.45384925885246" calcext:value-type="float">
            <text:p>6.4538492589</text:p>
          </table:table-cell>
          <table:table-cell table:formula="of:=1/[.B184]" office:value-type="float" office:value="0.154946290173782" calcext:value-type="float">
            <text:p>0.1549462902</text:p>
          </table:table-cell>
          <table:table-cell table:formula="of:=[.C184]/MAX([.C$2:.C$388])" office:value-type="float" office:value="0.901914691361759" calcext:value-type="float">
            <text:p>0.9019146914</text:p>
          </table:table-cell>
          <table:table-cell table:formula="of:=[.A184]*(24/4)*365" office:value-type="float" office:value="299475.139269563" calcext:value-type="float">
            <text:p>299475.139269563</text:p>
          </table:table-cell>
          <table:table-cell table:number-columns-repeated="2"/>
        </table:table-row>
        <table:table-row table:style-name="ro1">
          <table:table-cell office:value-type="float" office:value="136.728836867104" calcext:value-type="float">
            <text:p>136.7288368671</text:p>
          </table:table-cell>
          <table:table-cell office:value-type="float" office:value="6.45453457172247" calcext:value-type="float">
            <text:p>6.4545345717</text:p>
          </table:table-cell>
          <table:table-cell table:formula="of:=1/[.B185]" office:value-type="float" office:value="0.154929838687523" calcext:value-type="float">
            <text:p>0.1549298387</text:p>
          </table:table-cell>
          <table:table-cell table:formula="of:=[.C185]/MAX([.C$2:.C$388])" office:value-type="float" office:value="0.901818930197452" calcext:value-type="float">
            <text:p>0.9018189302</text:p>
          </table:table-cell>
          <table:table-cell table:formula="of:=[.A185]*(24/4)*365" office:value-type="float" office:value="299436.152738958" calcext:value-type="float">
            <text:p>299436.152738958</text:p>
          </table:table-cell>
          <table:table-cell table:number-columns-repeated="2"/>
        </table:table-row>
        <table:table-row table:style-name="ro1">
          <table:table-cell office:value-type="float" office:value="136.714408883625" calcext:value-type="float">
            <text:p>136.7144088836</text:p>
          </table:table-cell>
          <table:table-cell office:value-type="float" office:value="6.45635740611387" calcext:value-type="float">
            <text:p>6.4563574061</text:p>
          </table:table-cell>
          <table:table-cell table:formula="of:=1/[.B186]" office:value-type="float" office:value="0.154886097082086" calcext:value-type="float">
            <text:p>0.1548860971</text:p>
          </table:table-cell>
          <table:table-cell table:formula="of:=[.C186]/MAX([.C$2:.C$388])" office:value-type="float" office:value="0.901564318121729" calcext:value-type="float">
            <text:p>0.9015643181</text:p>
          </table:table-cell>
          <table:table-cell table:formula="of:=[.A186]*(24/4)*365" office:value-type="float" office:value="299404.555455139" calcext:value-type="float">
            <text:p>299404.555455139</text:p>
          </table:table-cell>
          <table:table-cell table:number-columns-repeated="2"/>
        </table:table-row>
        <table:table-row table:style-name="ro1">
          <table:table-cell office:value-type="float" office:value="136.705703119482" calcext:value-type="float">
            <text:p>136.7057031195</text:p>
          </table:table-cell>
          <table:table-cell office:value-type="float" office:value="6.45750155897097" calcext:value-type="float">
            <text:p>6.457501559</text:p>
          </table:table-cell>
          <table:table-cell table:formula="of:=1/[.B187]" office:value-type="float" office:value="0.154858654058049" calcext:value-type="float">
            <text:p>0.1548586541</text:p>
          </table:table-cell>
          <table:table-cell table:formula="of:=[.C187]/MAX([.C$2:.C$388])" office:value-type="float" office:value="0.901404577178422" calcext:value-type="float">
            <text:p>0.9014045772</text:p>
          </table:table-cell>
          <table:table-cell table:formula="of:=[.A187]*(24/4)*365" office:value-type="float" office:value="299385.489831667" calcext:value-type="float">
            <text:p>299385.489831667</text:p>
          </table:table-cell>
          <table:table-cell table:number-columns-repeated="2"/>
        </table:table-row>
        <table:table-row table:style-name="ro1">
          <table:table-cell office:value-type="float" office:value="136.697651178694" calcext:value-type="float">
            <text:p>136.6976511787</text:p>
          </table:table-cell>
          <table:table-cell office:value-type="float" office:value="6.46185727025903" calcext:value-type="float">
            <text:p>6.4618572703</text:p>
          </table:table-cell>
          <table:table-cell table:formula="of:=1/[.B188]" office:value-type="float" office:value="0.154754269272171" calcext:value-type="float">
            <text:p>0.1547542693</text:p>
          </table:table-cell>
          <table:table-cell table:formula="of:=[.C188]/MAX([.C$2:.C$388])" office:value-type="float" office:value="0.900796971976433" calcext:value-type="float">
            <text:p>0.900796972</text:p>
          </table:table-cell>
          <table:table-cell table:formula="of:=[.A188]*(24/4)*365" office:value-type="float" office:value="299367.85608134" calcext:value-type="float">
            <text:p>299367.85608134</text:p>
          </table:table-cell>
          <table:table-cell table:number-columns-repeated="2"/>
        </table:table-row>
        <table:table-row table:style-name="ro1">
          <table:table-cell office:value-type="float" office:value="136.669047489621" calcext:value-type="float">
            <text:p>136.6690474896</text:p>
          </table:table-cell>
          <table:table-cell office:value-type="float" office:value="6.46287622807676" calcext:value-type="float">
            <text:p>6.4628762281</text:p>
          </table:table-cell>
          <table:table-cell table:formula="of:=1/[.B189]" office:value-type="float" office:value="0.154729870217178" calcext:value-type="float">
            <text:p>0.1547298702</text:p>
          </table:table-cell>
          <table:table-cell table:formula="of:=[.C189]/MAX([.C$2:.C$388])" office:value-type="float" office:value="0.900654949433467" calcext:value-type="float">
            <text:p>0.9006549494</text:p>
          </table:table-cell>
          <table:table-cell table:formula="of:=[.A189]*(24/4)*365" office:value-type="float" office:value="299305.214002271" calcext:value-type="float">
            <text:p>299305.214002271</text:p>
          </table:table-cell>
          <table:table-cell table:number-columns-repeated="2"/>
        </table:table-row>
        <table:table-row table:style-name="ro1">
          <table:table-cell office:value-type="float" office:value="136.639579102264" calcext:value-type="float">
            <text:p>136.6395791023</text:p>
          </table:table-cell>
          <table:table-cell office:value-type="float" office:value="6.46907756644969" calcext:value-type="float">
            <text:p>6.4690775664</text:p>
          </table:table-cell>
          <table:table-cell table:formula="of:=1/[.B190]" office:value-type="float" office:value="0.154581544235342" calcext:value-type="float">
            <text:p>0.1545815442</text:p>
          </table:table-cell>
          <table:table-cell table:formula="of:=[.C190]/MAX([.C$2:.C$388])" office:value-type="float" office:value="0.899791570374967" calcext:value-type="float">
            <text:p>0.8997915704</text:p>
          </table:table-cell>
          <table:table-cell table:formula="of:=[.A190]*(24/4)*365" office:value-type="float" office:value="299240.678233958" calcext:value-type="float">
            <text:p>299240.678233958</text:p>
          </table:table-cell>
          <table:table-cell table:number-columns-repeated="2"/>
        </table:table-row>
        <table:table-row table:style-name="ro1">
          <table:table-cell office:value-type="float" office:value="136.627064966473" calcext:value-type="float">
            <text:p>136.6270649665</text:p>
          </table:table-cell>
          <table:table-cell office:value-type="float" office:value="6.47025452894837" calcext:value-type="float">
            <text:p>6.4702545289</text:p>
          </table:table-cell>
          <table:table-cell table:formula="of:=1/[.B191]" office:value-type="float" office:value="0.154553425298175" calcext:value-type="float">
            <text:p>0.1545534253</text:p>
          </table:table-cell>
          <table:table-cell table:formula="of:=[.C191]/MAX([.C$2:.C$388])" office:value-type="float" office:value="0.899627895062006" calcext:value-type="float">
            <text:p>0.8996278951</text:p>
          </table:table-cell>
          <table:table-cell table:formula="of:=[.A191]*(24/4)*365" office:value-type="float" office:value="299213.272276576" calcext:value-type="float">
            <text:p>299213.272276576</text:p>
          </table:table-cell>
          <table:table-cell table:number-columns-repeated="2"/>
        </table:table-row>
        <table:table-row table:style-name="ro1">
          <table:table-cell office:value-type="float" office:value="136.619858383872" calcext:value-type="float">
            <text:p>136.6198583839</text:p>
          </table:table-cell>
          <table:table-cell office:value-type="float" office:value="6.47395021925277" calcext:value-type="float">
            <text:p>6.4739502193</text:p>
          </table:table-cell>
          <table:table-cell table:formula="of:=1/[.B192]" office:value-type="float" office:value="0.154465197620167" calcext:value-type="float">
            <text:p>0.1544651976</text:p>
          </table:table-cell>
          <table:table-cell table:formula="of:=[.C192]/MAX([.C$2:.C$388])" office:value-type="float" office:value="0.899114337500278" calcext:value-type="float">
            <text:p>0.8991143375</text:p>
          </table:table-cell>
          <table:table-cell table:formula="of:=[.A192]*(24/4)*365" office:value-type="float" office:value="299197.489860681" calcext:value-type="float">
            <text:p>299197.489860681</text:p>
          </table:table-cell>
          <table:table-cell table:number-columns-repeated="2"/>
        </table:table-row>
        <table:table-row table:style-name="ro1">
          <table:table-cell office:value-type="float" office:value="136.60712185631" calcext:value-type="float">
            <text:p>136.6071218563</text:p>
          </table:table-cell>
          <table:table-cell office:value-type="float" office:value="6.47670195173966" calcext:value-type="float">
            <text:p>6.4767019517</text:p>
          </table:table-cell>
          <table:table-cell table:formula="of:=1/[.B193]" office:value-type="float" office:value="0.15439957056097" calcext:value-type="float">
            <text:p>0.1543995706</text:p>
          </table:table-cell>
          <table:table-cell table:formula="of:=[.C193]/MAX([.C$2:.C$388])" office:value-type="float" office:value="0.898732334105592" calcext:value-type="float">
            <text:p>0.8987323341</text:p>
          </table:table-cell>
          <table:table-cell table:formula="of:=[.A193]*(24/4)*365" office:value-type="float" office:value="299169.596865319" calcext:value-type="float">
            <text:p>299169.596865319</text:p>
          </table:table-cell>
          <table:table-cell table:number-columns-repeated="2"/>
        </table:table-row>
        <table:table-row table:style-name="ro1">
          <table:table-cell office:value-type="float" office:value="136.583480550038" calcext:value-type="float">
            <text:p>136.58348055</text:p>
          </table:table-cell>
          <table:table-cell office:value-type="float" office:value="6.4791743314879" calcext:value-type="float">
            <text:p>6.4791743315</text:p>
          </table:table-cell>
          <table:table-cell table:formula="of:=1/[.B194]" office:value-type="float" office:value="0.154340653428653" calcext:value-type="float">
            <text:p>0.1543406534</text:p>
          </table:table-cell>
          <table:table-cell table:formula="of:=[.C194]/MAX([.C$2:.C$388])" office:value-type="float" office:value="0.898389387997301" calcext:value-type="float">
            <text:p>0.898389388</text:p>
          </table:table-cell>
          <table:table-cell table:formula="of:=[.A194]*(24/4)*365" office:value-type="float" office:value="299117.822404583" calcext:value-type="float">
            <text:p>299117.822404583</text:p>
          </table:table-cell>
          <table:table-cell table:number-columns-repeated="2"/>
        </table:table-row>
        <table:table-row table:style-name="ro1">
          <table:table-cell office:value-type="float" office:value="136.546896209351" calcext:value-type="float">
            <text:p>136.5468962094</text:p>
          </table:table-cell>
          <table:table-cell office:value-type="float" office:value="6.48564289384663" calcext:value-type="float">
            <text:p>6.4856428938</text:p>
          </table:table-cell>
          <table:table-cell table:formula="of:=1/[.B195]" office:value-type="float" office:value="0.154186719245484" calcext:value-type="float">
            <text:p>0.1541867192</text:p>
          </table:table-cell>
          <table:table-cell table:formula="of:=[.C195]/MAX([.C$2:.C$388])" office:value-type="float" office:value="0.897493364600114" calcext:value-type="float">
            <text:p>0.8974933646</text:p>
          </table:table-cell>
          <table:table-cell table:formula="of:=[.A195]*(24/4)*365" office:value-type="float" office:value="299037.702698479" calcext:value-type="float">
            <text:p>299037.702698479</text:p>
          </table:table-cell>
          <table:table-cell table:number-columns-repeated="2"/>
        </table:table-row>
        <table:table-row table:style-name="ro1">
          <table:table-cell office:value-type="float" office:value="136.522105044482" calcext:value-type="float">
            <text:p>136.5221050445</text:p>
          </table:table-cell>
          <table:table-cell office:value-type="float" office:value="6.48898203755697" calcext:value-type="float">
            <text:p>6.4889820376</text:p>
          </table:table-cell>
          <table:table-cell table:formula="of:=1/[.B196]" office:value-type="float" office:value="0.154107376813835" calcext:value-type="float">
            <text:p>0.1541073768</text:p>
          </table:table-cell>
          <table:table-cell table:formula="of:=[.C196]/MAX([.C$2:.C$388])" office:value-type="float" office:value="0.897031526471093" calcext:value-type="float">
            <text:p>0.8970315265</text:p>
          </table:table-cell>
          <table:table-cell table:formula="of:=[.A196]*(24/4)*365" office:value-type="float" office:value="298983.410047417" calcext:value-type="float">
            <text:p>298983.410047417</text:p>
          </table:table-cell>
          <table:table-cell table:number-columns-repeated="2"/>
        </table:table-row>
        <table:table-row table:style-name="ro1">
          <table:table-cell office:value-type="float" office:value="136.505954756773" calcext:value-type="float">
            <text:p>136.5059547568</text:p>
          </table:table-cell>
          <table:table-cell office:value-type="float" office:value="6.49520860459658" calcext:value-type="float">
            <text:p>6.4952086046</text:p>
          </table:table-cell>
          <table:table-cell table:formula="of:=1/[.B197]" office:value-type="float" office:value="0.153959643311889" calcext:value-type="float">
            <text:p>0.1539596433</text:p>
          </table:table-cell>
          <table:table-cell table:formula="of:=[.C197]/MAX([.C$2:.C$388])" office:value-type="float" office:value="0.896171596132249" calcext:value-type="float">
            <text:p>0.8961715961</text:p>
          </table:table-cell>
          <table:table-cell table:formula="of:=[.A197]*(24/4)*365" office:value-type="float" office:value="298948.040917333" calcext:value-type="float">
            <text:p>298948.040917333</text:p>
          </table:table-cell>
          <table:table-cell table:number-columns-repeated="2"/>
        </table:table-row>
        <table:table-row table:style-name="ro1">
          <table:table-cell office:value-type="float" office:value="136.479307931152" calcext:value-type="float">
            <text:p>136.4793079312</text:p>
          </table:table-cell>
          <table:table-cell office:value-type="float" office:value="6.49648397718895" calcext:value-type="float">
            <text:p>6.4964839772</text:p>
          </table:table-cell>
          <table:table-cell table:formula="of:=1/[.B198]" office:value-type="float" office:value="0.153929418360961" calcext:value-type="float">
            <text:p>0.1539294184</text:p>
          </table:table-cell>
          <table:table-cell table:formula="of:=[.C198]/MAX([.C$2:.C$388])" office:value-type="float" office:value="0.89599566208919" calcext:value-type="float">
            <text:p>0.8959956621</text:p>
          </table:table-cell>
          <table:table-cell table:formula="of:=[.A198]*(24/4)*365" office:value-type="float" office:value="298889.684369222" calcext:value-type="float">
            <text:p>298889.684369222</text:p>
          </table:table-cell>
          <table:table-cell table:number-columns-repeated="2"/>
        </table:table-row>
        <table:table-row table:style-name="ro1">
          <table:table-cell office:value-type="float" office:value="136.452281925181" calcext:value-type="float">
            <text:p>136.4522819252</text:p>
          </table:table-cell>
          <table:table-cell office:value-type="float" office:value="6.50169889164065" calcext:value-type="float">
            <text:p>6.5016988916</text:p>
          </table:table-cell>
          <table:table-cell table:formula="of:=1/[.B199]" office:value-type="float" office:value="0.153805953900098" calcext:value-type="float">
            <text:p>0.1538059539</text:p>
          </table:table-cell>
          <table:table-cell table:formula="of:=[.C199]/MAX([.C$2:.C$388])" office:value-type="float" office:value="0.895276997505554" calcext:value-type="float">
            <text:p>0.8952769975</text:p>
          </table:table-cell>
          <table:table-cell table:formula="of:=[.A199]*(24/4)*365" office:value-type="float" office:value="298830.497416146" calcext:value-type="float">
            <text:p>298830.497416146</text:p>
          </table:table-cell>
          <table:table-cell table:number-columns-repeated="2"/>
        </table:table-row>
        <table:table-row table:style-name="ro1">
          <table:table-cell office:value-type="float" office:value="136.442851936431" calcext:value-type="float">
            <text:p>136.4428519364</text:p>
          </table:table-cell>
          <table:table-cell office:value-type="float" office:value="6.50401949720401" calcext:value-type="float">
            <text:p>6.5040194972</text:p>
          </table:table-cell>
          <table:table-cell table:formula="of:=1/[.B200]" office:value-type="float" office:value="0.153751076611915" calcext:value-type="float">
            <text:p>0.1537510766</text:p>
          </table:table-cell>
          <table:table-cell table:formula="of:=[.C200]/MAX([.C$2:.C$388])" office:value-type="float" office:value="0.894957566608698" calcext:value-type="float">
            <text:p>0.8949575666</text:p>
          </table:table-cell>
          <table:table-cell table:formula="of:=[.A200]*(24/4)*365" office:value-type="float" office:value="298809.845740785" calcext:value-type="float">
            <text:p>298809.845740785</text:p>
          </table:table-cell>
          <table:table-cell table:number-columns-repeated="2"/>
        </table:table-row>
        <table:table-row table:style-name="ro1">
          <table:table-cell office:value-type="float" office:value="136.430388282236" calcext:value-type="float">
            <text:p>136.4303882822</text:p>
          </table:table-cell>
          <table:table-cell office:value-type="float" office:value="6.50891013531868" calcext:value-type="float">
            <text:p>6.5089101353</text:p>
          </table:table-cell>
          <table:table-cell table:formula="of:=1/[.B201]" office:value-type="float" office:value="0.153635551760623" calcext:value-type="float">
            <text:p>0.1536355518</text:p>
          </table:table-cell>
          <table:table-cell table:formula="of:=[.C201]/MAX([.C$2:.C$388])" office:value-type="float" office:value="0.894285117074863" calcext:value-type="float">
            <text:p>0.8942851171</text:p>
          </table:table-cell>
          <table:table-cell table:formula="of:=[.A201]*(24/4)*365" office:value-type="float" office:value="298782.550338097" calcext:value-type="float">
            <text:p>298782.550338097</text:p>
          </table:table-cell>
          <table:table-cell table:number-columns-repeated="2"/>
        </table:table-row>
        <table:table-row table:style-name="ro1">
          <table:table-cell office:value-type="float" office:value="136.398049560277" calcext:value-type="float">
            <text:p>136.3980495603</text:p>
          </table:table-cell>
          <table:table-cell office:value-type="float" office:value="6.51151030480108" calcext:value-type="float">
            <text:p>6.5115103048</text:p>
          </table:table-cell>
          <table:table-cell table:formula="of:=1/[.B202]" office:value-type="float" office:value="0.153574202172832" calcext:value-type="float">
            <text:p>0.1535742022</text:p>
          </table:table-cell>
          <table:table-cell table:formula="of:=[.C202]/MAX([.C$2:.C$388])" office:value-type="float" office:value="0.893928012077537" calcext:value-type="float">
            <text:p>0.8939280121</text:p>
          </table:table-cell>
          <table:table-cell table:formula="of:=[.A202]*(24/4)*365" office:value-type="float" office:value="298711.728537007" calcext:value-type="float">
            <text:p>298711.728537007</text:p>
          </table:table-cell>
          <table:table-cell table:number-columns-repeated="2"/>
        </table:table-row>
        <table:table-row table:style-name="ro1">
          <table:table-cell office:value-type="float" office:value="136.391071514158" calcext:value-type="float">
            <text:p>136.3910715142</text:p>
          </table:table-cell>
          <table:table-cell office:value-type="float" office:value="6.51267293662078" calcext:value-type="float">
            <text:p>6.5126729366</text:p>
          </table:table-cell>
          <table:table-cell table:formula="of:=1/[.B203]" office:value-type="float" office:value="0.153546786355107" calcext:value-type="float">
            <text:p>0.1535467864</text:p>
          </table:table-cell>
          <table:table-cell table:formula="of:=[.C203]/MAX([.C$2:.C$388])" office:value-type="float" office:value="0.893768429497317" calcext:value-type="float">
            <text:p>0.8937684295</text:p>
          </table:table-cell>
          <table:table-cell table:formula="of:=[.A203]*(24/4)*365" office:value-type="float" office:value="298696.446616007" calcext:value-type="float">
            <text:p>298696.446616007</text:p>
          </table:table-cell>
          <table:table-cell table:number-columns-repeated="2"/>
        </table:table-row>
        <table:table-row table:style-name="ro1">
          <table:table-cell office:value-type="float" office:value="136.352953646877" calcext:value-type="float">
            <text:p>136.3529536469</text:p>
          </table:table-cell>
          <table:table-cell office:value-type="float" office:value="6.51905967798521" calcext:value-type="float">
            <text:p>6.519059678</text:p>
          </table:table-cell>
          <table:table-cell table:formula="of:=1/[.B204]" office:value-type="float" office:value="0.153396356130469" calcext:value-type="float">
            <text:p>0.1533963561</text:p>
          </table:table-cell>
          <table:table-cell table:formula="of:=[.C204]/MAX([.C$2:.C$388])" office:value-type="float" office:value="0.89289280201715" calcext:value-type="float">
            <text:p>0.892892802</text:p>
          </table:table-cell>
          <table:table-cell table:formula="of:=[.A204]*(24/4)*365" office:value-type="float" office:value="298612.96848666" calcext:value-type="float">
            <text:p>298612.96848666</text:p>
          </table:table-cell>
          <table:table-cell table:number-columns-repeated="2"/>
        </table:table-row>
        <table:table-row table:style-name="ro1">
          <table:table-cell office:value-type="float" office:value="136.339711465246" calcext:value-type="float">
            <text:p>136.3397114652</text:p>
          </table:table-cell>
          <table:table-cell office:value-type="float" office:value="6.52071456741815" calcext:value-type="float">
            <text:p>6.5207145674</text:p>
          </table:table-cell>
          <table:table-cell table:formula="of:=1/[.B205]" office:value-type="float" office:value="0.153357425733166" calcext:value-type="float">
            <text:p>0.1533574257</text:p>
          </table:table-cell>
          <table:table-cell table:formula="of:=[.C205]/MAX([.C$2:.C$388])" office:value-type="float" office:value="0.892666195124986" calcext:value-type="float">
            <text:p>0.8926661951</text:p>
          </table:table-cell>
          <table:table-cell table:formula="of:=[.A205]*(24/4)*365" office:value-type="float" office:value="298583.968108889" calcext:value-type="float">
            <text:p>298583.968108889</text:p>
          </table:table-cell>
          <table:table-cell table:number-columns-repeated="2"/>
        </table:table-row>
        <table:table-row table:style-name="ro1">
          <table:table-cell office:value-type="float" office:value="136.336665062808" calcext:value-type="float">
            <text:p>136.3366650628</text:p>
          </table:table-cell>
          <table:table-cell office:value-type="float" office:value="6.52390934171049" calcext:value-type="float">
            <text:p>6.5239093417</text:p>
          </table:table-cell>
          <table:table-cell table:formula="of:=1/[.B206]" office:value-type="float" office:value="0.153282326228312" calcext:value-type="float">
            <text:p>0.1532823262</text:p>
          </table:table-cell>
          <table:table-cell table:formula="of:=[.C206]/MAX([.C$2:.C$388])" office:value-type="float" office:value="0.892229054315319" calcext:value-type="float">
            <text:p>0.8922290543</text:p>
          </table:table-cell>
          <table:table-cell table:formula="of:=[.A206]*(24/4)*365" office:value-type="float" office:value="298577.296487549" calcext:value-type="float">
            <text:p>298577.296487549</text:p>
          </table:table-cell>
          <table:table-cell table:number-columns-repeated="2"/>
        </table:table-row>
        <table:table-row table:style-name="ro1">
          <table:table-cell office:value-type="float" office:value="136.330763761717" calcext:value-type="float">
            <text:p>136.3307637617</text:p>
          </table:table-cell>
          <table:table-cell office:value-type="float" office:value="6.52982662488073" calcext:value-type="float">
            <text:p>6.5298266249</text:p>
          </table:table-cell>
          <table:table-cell table:formula="of:=1/[.B207]" office:value-type="float" office:value="0.153143422857458" calcext:value-type="float">
            <text:p>0.1531434229</text:p>
          </table:table-cell>
          <table:table-cell table:formula="of:=[.C207]/MAX([.C$2:.C$388])" office:value-type="float" office:value="0.891420522593056" calcext:value-type="float">
            <text:p>0.8914205226</text:p>
          </table:table-cell>
          <table:table-cell table:formula="of:=[.A207]*(24/4)*365" office:value-type="float" office:value="298564.37263816" calcext:value-type="float">
            <text:p>298564.37263816</text:p>
          </table:table-cell>
          <table:table-cell table:number-columns-repeated="2"/>
        </table:table-row>
        <table:table-row table:style-name="ro1">
          <table:table-cell office:value-type="float" office:value="136.288027995871" calcext:value-type="float">
            <text:p>136.2880279959</text:p>
          </table:table-cell>
          <table:table-cell office:value-type="float" office:value="6.52987086651423" calcext:value-type="float">
            <text:p>6.5298708665</text:p>
          </table:table-cell>
          <table:table-cell table:formula="of:=1/[.B208]" office:value-type="float" office:value="0.15314238526953" calcext:value-type="float">
            <text:p>0.1531423853</text:p>
          </table:table-cell>
          <table:table-cell table:formula="of:=[.C208]/MAX([.C$2:.C$388])" office:value-type="float" office:value="0.891414482978971" calcext:value-type="float">
            <text:p>0.891414483</text:p>
          </table:table-cell>
          <table:table-cell table:formula="of:=[.A208]*(24/4)*365" office:value-type="float" office:value="298470.781310958" calcext:value-type="float">
            <text:p>298470.781310958</text:p>
          </table:table-cell>
          <table:table-cell table:number-columns-repeated="2"/>
        </table:table-row>
        <table:table-row table:style-name="ro1">
          <table:table-cell office:value-type="float" office:value="136.281493885366" calcext:value-type="float">
            <text:p>136.2814938854</text:p>
          </table:table-cell>
          <table:table-cell office:value-type="float" office:value="6.53240605159975" calcext:value-type="float">
            <text:p>6.5324060516</text:p>
          </table:table-cell>
          <table:table-cell table:formula="of:=1/[.B209]" office:value-type="float" office:value="0.153082951687473" calcext:value-type="float">
            <text:p>0.1530829517</text:p>
          </table:table-cell>
          <table:table-cell table:formula="of:=[.C209]/MAX([.C$2:.C$388])" office:value-type="float" office:value="0.891068530708948" calcext:value-type="float">
            <text:p>0.8910685307</text:p>
          </table:table-cell>
          <table:table-cell table:formula="of:=[.A209]*(24/4)*365" office:value-type="float" office:value="298456.471608951" calcext:value-type="float">
            <text:p>298456.471608951</text:p>
          </table:table-cell>
          <table:table-cell table:number-columns-repeated="2"/>
        </table:table-row>
        <table:table-row table:style-name="ro1">
          <table:table-cell office:value-type="float" office:value="136.270172693896" calcext:value-type="float">
            <text:p>136.2701726939</text:p>
          </table:table-cell>
          <table:table-cell office:value-type="float" office:value="6.53698379425555" calcext:value-type="float">
            <text:p>6.5369837943</text:p>
          </table:table-cell>
          <table:table-cell table:formula="of:=1/[.B210]" office:value-type="float" office:value="0.152975750204362" calcext:value-type="float">
            <text:p>0.1529757502</text:p>
          </table:table-cell>
          <table:table-cell table:formula="of:=[.C210]/MAX([.C$2:.C$388])" office:value-type="float" office:value="0.890444530015257" calcext:value-type="float">
            <text:p>0.89044453</text:p>
          </table:table-cell>
          <table:table-cell table:formula="of:=[.A210]*(24/4)*365" office:value-type="float" office:value="298431.678199632" calcext:value-type="float">
            <text:p>298431.678199632</text:p>
          </table:table-cell>
          <table:table-cell table:number-columns-repeated="2"/>
        </table:table-row>
        <table:table-row table:style-name="ro1">
          <table:table-cell office:value-type="float" office:value="136.222930099486" calcext:value-type="float">
            <text:p>136.2229300995</text:p>
          </table:table-cell>
          <table:table-cell office:value-type="float" office:value="6.54162048854153" calcext:value-type="float">
            <text:p>6.5416204885</text:p>
          </table:table-cell>
          <table:table-cell table:formula="of:=1/[.B211]" office:value-type="float" office:value="0.152867321140324" calcext:value-type="float">
            <text:p>0.1528673211</text:p>
          </table:table-cell>
          <table:table-cell table:formula="of:=[.C211]/MAX([.C$2:.C$388])" office:value-type="float" office:value="0.889813383792156" calcext:value-type="float">
            <text:p>0.8898133838</text:p>
          </table:table-cell>
          <table:table-cell table:formula="of:=[.A211]*(24/4)*365" office:value-type="float" office:value="298328.216917875" calcext:value-type="float">
            <text:p>298328.216917875</text:p>
          </table:table-cell>
          <table:table-cell table:number-columns-repeated="2"/>
        </table:table-row>
        <table:table-row table:style-name="ro1">
          <table:table-cell office:value-type="float" office:value="136.217250013486" calcext:value-type="float">
            <text:p>136.2172500135</text:p>
          </table:table-cell>
          <table:table-cell office:value-type="float" office:value="6.54640999004809" calcext:value-type="float">
            <text:p>6.54640999</text:p>
          </table:table-cell>
          <table:table-cell table:formula="of:=1/[.B212]" office:value-type="float" office:value="0.152755479953166" calcext:value-type="float">
            <text:p>0.15275548</text:p>
          </table:table-cell>
          <table:table-cell table:formula="of:=[.C212]/MAX([.C$2:.C$388])" office:value-type="float" office:value="0.88916237620957" calcext:value-type="float">
            <text:p>0.8891623762</text:p>
          </table:table-cell>
          <table:table-cell table:formula="of:=[.A212]*(24/4)*365" office:value-type="float" office:value="298315.777529535" calcext:value-type="float">
            <text:p>298315.777529535</text:p>
          </table:table-cell>
          <table:table-cell table:number-columns-repeated="2"/>
        </table:table-row>
        <table:table-row table:style-name="ro1">
          <table:table-cell office:value-type="float" office:value="136.211891537576" calcext:value-type="float">
            <text:p>136.2118915376</text:p>
          </table:table-cell>
          <table:table-cell office:value-type="float" office:value="6.54929279027406" calcext:value-type="float">
            <text:p>6.5492927903</text:p>
          </table:table-cell>
          <table:table-cell table:formula="of:=1/[.B213]" office:value-type="float" office:value="0.152688241619773" calcext:value-type="float">
            <text:p>0.1526882416</text:p>
          </table:table-cell>
          <table:table-cell table:formula="of:=[.C213]/MAX([.C$2:.C$388])" office:value-type="float" office:value="0.888770993875455" calcext:value-type="float">
            <text:p>0.8887709939</text:p>
          </table:table-cell>
          <table:table-cell table:formula="of:=[.A213]*(24/4)*365" office:value-type="float" office:value="298304.042467292" calcext:value-type="float">
            <text:p>298304.042467292</text:p>
          </table:table-cell>
          <table:table-cell table:number-columns-repeated="2"/>
        </table:table-row>
        <table:table-row table:style-name="ro1">
          <table:table-cell office:value-type="float" office:value="136.184599423063" calcext:value-type="float">
            <text:p>136.1845994231</text:p>
          </table:table-cell>
          <table:table-cell office:value-type="float" office:value="6.55173316071415" calcext:value-type="float">
            <text:p>6.5517331607</text:p>
          </table:table-cell>
          <table:table-cell table:formula="of:=1/[.B214]" office:value-type="float" office:value="0.152631368749303" calcext:value-type="float">
            <text:p>0.1526313687</text:p>
          </table:table-cell>
          <table:table-cell table:formula="of:=[.C214]/MAX([.C$2:.C$388])" office:value-type="float" office:value="0.8884399470504" calcext:value-type="float">
            <text:p>0.8884399471</text:p>
          </table:table-cell>
          <table:table-cell table:formula="of:=[.A214]*(24/4)*365" office:value-type="float" office:value="298244.272736507" calcext:value-type="float">
            <text:p>298244.272736507</text:p>
          </table:table-cell>
          <table:table-cell table:number-columns-repeated="2"/>
        </table:table-row>
        <table:table-row table:style-name="ro1">
          <table:table-cell office:value-type="float" office:value="136.14904792356" calcext:value-type="float">
            <text:p>136.1490479236</text:p>
          </table:table-cell>
          <table:table-cell office:value-type="float" office:value="6.55543415070658" calcext:value-type="float">
            <text:p>6.5554341507</text:p>
          </table:table-cell>
          <table:table-cell table:formula="of:=1/[.B215]" office:value-type="float" office:value="0.152545197924414" calcext:value-type="float">
            <text:p>0.1525451979</text:p>
          </table:table-cell>
          <table:table-cell table:formula="of:=[.C215]/MAX([.C$2:.C$388])" office:value-type="float" office:value="0.887938362063454" calcext:value-type="float">
            <text:p>0.8879383621</text:p>
          </table:table-cell>
          <table:table-cell table:formula="of:=[.A215]*(24/4)*365" office:value-type="float" office:value="298166.414952597" calcext:value-type="float">
            <text:p>298166.414952597</text:p>
          </table:table-cell>
          <table:table-cell table:number-columns-repeated="2"/>
        </table:table-row>
        <table:table-row table:style-name="ro1">
          <table:table-cell office:value-type="float" office:value="136.131069332208" calcext:value-type="float">
            <text:p>136.1310693322</text:p>
          </table:table-cell>
          <table:table-cell office:value-type="float" office:value="6.56304651216145" calcext:value-type="float">
            <text:p>6.5630465122</text:p>
          </table:table-cell>
          <table:table-cell table:formula="of:=1/[.B216]" office:value-type="float" office:value="0.152368263450058" calcext:value-type="float">
            <text:p>0.1523682635</text:p>
          </table:table-cell>
          <table:table-cell table:formula="of:=[.C216]/MAX([.C$2:.C$388])" office:value-type="float" office:value="0.886908458077684" calcext:value-type="float">
            <text:p>0.8869084581</text:p>
          </table:table-cell>
          <table:table-cell table:formula="of:=[.A216]*(24/4)*365" office:value-type="float" office:value="298127.041837535" calcext:value-type="float">
            <text:p>298127.041837535</text:p>
          </table:table-cell>
          <table:table-cell table:number-columns-repeated="2"/>
        </table:table-row>
        <table:table-row table:style-name="ro1">
          <table:table-cell office:value-type="float" office:value="136.109083846334" calcext:value-type="float">
            <text:p>136.1090838463</text:p>
          </table:table-cell>
          <table:table-cell office:value-type="float" office:value="6.56617305767963" calcext:value-type="float">
            <text:p>6.5661730577</text:p>
          </table:table-cell>
          <table:table-cell table:formula="of:=1/[.B217]" office:value-type="float" office:value="0.152295711857674" calcext:value-type="float">
            <text:p>0.1522957119</text:p>
          </table:table-cell>
          <table:table-cell table:formula="of:=[.C217]/MAX([.C$2:.C$388])" office:value-type="float" office:value="0.886486148211605" calcext:value-type="float">
            <text:p>0.8864861482</text:p>
          </table:table-cell>
          <table:table-cell table:formula="of:=[.A217]*(24/4)*365" office:value-type="float" office:value="298078.893623472" calcext:value-type="float">
            <text:p>298078.893623472</text:p>
          </table:table-cell>
          <table:table-cell table:number-columns-repeated="2"/>
        </table:table-row>
        <table:table-row table:style-name="ro1">
          <table:table-cell office:value-type="float" office:value="136.106804392282" calcext:value-type="float">
            <text:p>136.1068043923</text:p>
          </table:table-cell>
          <table:table-cell office:value-type="float" office:value="6.56650459082285" calcext:value-type="float">
            <text:p>6.5665045908</text:p>
          </table:table-cell>
          <table:table-cell table:formula="of:=1/[.B218]" office:value-type="float" office:value="0.15228802267154" calcext:value-type="float">
            <text:p>0.1522880227</text:p>
          </table:table-cell>
          <table:table-cell table:formula="of:=[.C218]/MAX([.C$2:.C$388])" office:value-type="float" office:value="0.886441390831926" calcext:value-type="float">
            <text:p>0.8864413908</text:p>
          </table:table-cell>
          <table:table-cell table:formula="of:=[.A218]*(24/4)*365" office:value-type="float" office:value="298073.901619097" calcext:value-type="float">
            <text:p>298073.901619097</text:p>
          </table:table-cell>
          <table:table-cell table:number-columns-repeated="2"/>
        </table:table-row>
        <table:table-row table:style-name="ro1">
          <table:table-cell office:value-type="float" office:value="136.075353762912" calcext:value-type="float">
            <text:p>136.0753537629</text:p>
          </table:table-cell>
          <table:table-cell office:value-type="float" office:value="6.56883911008459" calcext:value-type="float">
            <text:p>6.5688391101</text:p>
          </table:table-cell>
          <table:table-cell table:formula="of:=1/[.B219]" office:value-type="float" office:value="0.152233900578381" calcext:value-type="float">
            <text:p>0.1522339006</text:p>
          </table:table-cell>
          <table:table-cell table:formula="of:=[.C219]/MAX([.C$2:.C$388])" office:value-type="float" office:value="0.886126355790478" calcext:value-type="float">
            <text:p>0.8861263558</text:p>
          </table:table-cell>
          <table:table-cell table:formula="of:=[.A219]*(24/4)*365" office:value-type="float" office:value="298005.024740778" calcext:value-type="float">
            <text:p>298005.024740778</text:p>
          </table:table-cell>
          <table:table-cell table:number-columns-repeated="2"/>
        </table:table-row>
        <table:table-row table:style-name="ro1">
          <table:table-cell office:value-type="float" office:value="136.053770214682" calcext:value-type="float">
            <text:p>136.0537702147</text:p>
          </table:table-cell>
          <table:table-cell office:value-type="float" office:value="6.57280782174937" calcext:value-type="float">
            <text:p>6.5728078217</text:p>
          </table:table-cell>
          <table:table-cell table:formula="of:=1/[.B220]" office:value-type="float" office:value="0.152141980584159" calcext:value-type="float">
            <text:p>0.1521419806</text:p>
          </table:table-cell>
          <table:table-cell table:formula="of:=[.C220]/MAX([.C$2:.C$388])" office:value-type="float" office:value="0.885591305915286" calcext:value-type="float">
            <text:p>0.8855913059</text:p>
          </table:table-cell>
          <table:table-cell table:formula="of:=[.A220]*(24/4)*365" office:value-type="float" office:value="297957.756770153" calcext:value-type="float">
            <text:p>297957.756770153</text:p>
          </table:table-cell>
          <table:table-cell table:number-columns-repeated="2"/>
        </table:table-row>
        <table:table-row table:style-name="ro1">
          <table:table-cell office:value-type="float" office:value="136.046368996709" calcext:value-type="float">
            <text:p>136.0463689967</text:p>
          </table:table-cell>
          <table:table-cell office:value-type="float" office:value="6.5780322218354" calcext:value-type="float">
            <text:p>6.5780322218</text:p>
          </table:table-cell>
          <table:table-cell table:formula="of:=1/[.B221]" office:value-type="float" office:value="0.15202114648824" calcext:value-type="float">
            <text:p>0.1520211465</text:p>
          </table:table-cell>
          <table:table-cell table:formula="of:=[.C221]/MAX([.C$2:.C$388])" office:value-type="float" office:value="0.884887952216371" calcext:value-type="float">
            <text:p>0.8848879522</text:p>
          </table:table-cell>
          <table:table-cell table:formula="of:=[.A221]*(24/4)*365" office:value-type="float" office:value="297941.548102792" calcext:value-type="float">
            <text:p>297941.548102792</text:p>
          </table:table-cell>
          <table:table-cell table:number-columns-repeated="2"/>
        </table:table-row>
        <table:table-row table:style-name="ro1">
          <table:table-cell office:value-type="float" office:value="136.031937842218" calcext:value-type="float">
            <text:p>136.0319378422</text:p>
          </table:table-cell>
          <table:table-cell office:value-type="float" office:value="6.57853992521432" calcext:value-type="float">
            <text:p>6.5785399252</text:p>
          </table:table-cell>
          <table:table-cell table:formula="of:=1/[.B222]" office:value-type="float" office:value="0.15200941415088" calcext:value-type="float">
            <text:p>0.1520094142</text:p>
          </table:table-cell>
          <table:table-cell table:formula="of:=[.C222]/MAX([.C$2:.C$388])" office:value-type="float" office:value="0.884819660375261" calcext:value-type="float">
            <text:p>0.8848196604</text:p>
          </table:table-cell>
          <table:table-cell table:formula="of:=[.A222]*(24/4)*365" office:value-type="float" office:value="297909.943874458" calcext:value-type="float">
            <text:p>297909.943874458</text:p>
          </table:table-cell>
          <table:table-cell table:number-columns-repeated="2"/>
        </table:table-row>
        <table:table-row table:style-name="ro1">
          <table:table-cell office:value-type="float" office:value="136.031202221604" calcext:value-type="float">
            <text:p>136.0312022216</text:p>
          </table:table-cell>
          <table:table-cell office:value-type="float" office:value="6.57973168245094" calcext:value-type="float">
            <text:p>6.5797316825</text:p>
          </table:table-cell>
          <table:table-cell table:formula="of:=1/[.B223]" office:value-type="float" office:value="0.151981881368679" calcext:value-type="float">
            <text:p>0.1519818814</text:p>
          </table:table-cell>
          <table:table-cell table:formula="of:=[.C223]/MAX([.C$2:.C$388])" office:value-type="float" office:value="0.884659396965711" calcext:value-type="float">
            <text:p>0.884659397</text:p>
          </table:table-cell>
          <table:table-cell table:formula="of:=[.A223]*(24/4)*365" office:value-type="float" office:value="297908.332865313" calcext:value-type="float">
            <text:p>297908.332865313</text:p>
          </table:table-cell>
          <table:table-cell table:number-columns-repeated="2"/>
        </table:table-row>
        <table:table-row table:style-name="ro1">
          <table:table-cell office:value-type="float" office:value="136.012509962792" calcext:value-type="float">
            <text:p>136.0125099628</text:p>
          </table:table-cell>
          <table:table-cell office:value-type="float" office:value="6.5807360015621" calcext:value-type="float">
            <text:p>6.5807360016</text:p>
          </table:table-cell>
          <table:table-cell table:formula="of:=1/[.B224]" office:value-type="float" office:value="0.151958686651862" calcext:value-type="float">
            <text:p>0.1519586867</text:p>
          </table:table-cell>
          <table:table-cell table:formula="of:=[.C224]/MAX([.C$2:.C$388])" office:value-type="float" office:value="0.884524384660244" calcext:value-type="float">
            <text:p>0.8845243847</text:p>
          </table:table-cell>
          <table:table-cell table:formula="of:=[.A224]*(24/4)*365" office:value-type="float" office:value="297867.396818514" calcext:value-type="float">
            <text:p>297867.396818514</text:p>
          </table:table-cell>
          <table:table-cell table:number-columns-repeated="2"/>
        </table:table-row>
        <table:table-row table:style-name="ro1">
          <table:table-cell office:value-type="float" office:value="136.006217872336" calcext:value-type="float">
            <text:p>136.0062178723</text:p>
          </table:table-cell>
          <table:table-cell office:value-type="float" office:value="6.58383179409406" calcext:value-type="float">
            <text:p>6.5838317941</text:p>
          </table:table-cell>
          <table:table-cell table:formula="of:=1/[.B225]" office:value-type="float" office:value="0.151887233950454" calcext:value-type="float">
            <text:p>0.151887234</text:p>
          </table:table-cell>
          <table:table-cell table:formula="of:=[.C225]/MAX([.C$2:.C$388])" office:value-type="float" office:value="0.884108471242343" calcext:value-type="float">
            <text:p>0.8841084712</text:p>
          </table:table-cell>
          <table:table-cell table:formula="of:=[.A225]*(24/4)*365" office:value-type="float" office:value="297853.617140417" calcext:value-type="float">
            <text:p>297853.617140417</text:p>
          </table:table-cell>
          <table:table-cell table:number-columns-repeated="2"/>
        </table:table-row>
        <table:table-row table:style-name="ro1">
          <table:table-cell office:value-type="float" office:value="136.001294050339" calcext:value-type="float">
            <text:p>136.0012940503</text:p>
          </table:table-cell>
          <table:table-cell office:value-type="float" office:value="6.58429214328161" calcext:value-type="float">
            <text:p>6.5842921433</text:p>
          </table:table-cell>
          <table:table-cell table:formula="of:=1/[.B226]" office:value-type="float" office:value="0.151876614560666" calcext:value-type="float">
            <text:p>0.1518766146</text:p>
          </table:table-cell>
          <table:table-cell table:formula="of:=[.C226]/MAX([.C$2:.C$388])" office:value-type="float" office:value="0.884046657670347" calcext:value-type="float">
            <text:p>0.8840466577</text:p>
          </table:table-cell>
          <table:table-cell table:formula="of:=[.A226]*(24/4)*365" office:value-type="float" office:value="297842.833970243" calcext:value-type="float">
            <text:p>297842.833970243</text:p>
          </table:table-cell>
          <table:table-cell table:number-columns-repeated="2"/>
        </table:table-row>
        <table:table-row table:style-name="ro1">
          <table:table-cell office:value-type="float" office:value="135.969932559228" calcext:value-type="float">
            <text:p>135.9699325592</text:p>
          </table:table-cell>
          <table:table-cell office:value-type="float" office:value="6.5876386594767" calcext:value-type="float">
            <text:p>6.5876386595</text:p>
          </table:table-cell>
          <table:table-cell table:formula="of:=1/[.B227]" office:value-type="float" office:value="0.151799461338312" calcext:value-type="float">
            <text:p>0.1517994613</text:p>
          </table:table-cell>
          <table:table-cell table:formula="of:=[.C227]/MAX([.C$2:.C$388])" office:value-type="float" office:value="0.883597562537775" calcext:value-type="float">
            <text:p>0.8835975625</text:p>
          </table:table-cell>
          <table:table-cell table:formula="of:=[.A227]*(24/4)*365" office:value-type="float" office:value="297774.152304708" calcext:value-type="float">
            <text:p>297774.152304708</text:p>
          </table:table-cell>
          <table:table-cell table:number-columns-repeated="2"/>
        </table:table-row>
        <table:table-row table:style-name="ro1">
          <table:table-cell office:value-type="float" office:value="135.951191266711" calcext:value-type="float">
            <text:p>135.9511912667</text:p>
          </table:table-cell>
          <table:table-cell office:value-type="float" office:value="6.59202720058281" calcext:value-type="float">
            <text:p>6.5920272006</text:p>
          </table:table-cell>
          <table:table-cell table:formula="of:=1/[.B228]" office:value-type="float" office:value="0.151698403172789" calcext:value-type="float">
            <text:p>0.1516984032</text:p>
          </table:table-cell>
          <table:table-cell table:formula="of:=[.C228]/MAX([.C$2:.C$388])" office:value-type="float" office:value="0.88300932099895" calcext:value-type="float">
            <text:p>0.883009321</text:p>
          </table:table-cell>
          <table:table-cell table:formula="of:=[.A228]*(24/4)*365" office:value-type="float" office:value="297733.108874097" calcext:value-type="float">
            <text:p>297733.108874097</text:p>
          </table:table-cell>
          <table:table-cell table:number-columns-repeated="2"/>
        </table:table-row>
        <table:table-row table:style-name="ro1">
          <table:table-cell office:value-type="float" office:value="135.935485810477" calcext:value-type="float">
            <text:p>135.9354858105</text:p>
          </table:table-cell>
          <table:table-cell office:value-type="float" office:value="6.59363002797981" calcext:value-type="float">
            <text:p>6.593630028</text:p>
          </table:table-cell>
          <table:table-cell table:formula="of:=1/[.B229]" office:value-type="float" office:value="0.151661527224994" calcext:value-type="float">
            <text:p>0.1516615272</text:p>
          </table:table-cell>
          <table:table-cell table:formula="of:=[.C229]/MAX([.C$2:.C$388])" office:value-type="float" office:value="0.882794672690582" calcext:value-type="float">
            <text:p>0.8827946727</text:p>
          </table:table-cell>
          <table:table-cell table:formula="of:=[.A229]*(24/4)*365" office:value-type="float" office:value="297698.713924944" calcext:value-type="float">
            <text:p>297698.713924944</text:p>
          </table:table-cell>
          <table:table-cell table:number-columns-repeated="2"/>
        </table:table-row>
        <table:table-row table:style-name="ro1">
          <table:table-cell office:value-type="float" office:value="135.9206007746" calcext:value-type="float">
            <text:p>135.9206007746</text:p>
          </table:table-cell>
          <table:table-cell office:value-type="float" office:value="6.5957412877991" calcext:value-type="float">
            <text:p>6.5957412878</text:p>
          </table:table-cell>
          <table:table-cell table:formula="of:=1/[.B230]" office:value-type="float" office:value="0.151612981220142" calcext:value-type="float">
            <text:p>0.1516129812</text:p>
          </table:table-cell>
          <table:table-cell table:formula="of:=[.C230]/MAX([.C$2:.C$388])" office:value-type="float" office:value="0.882512095063624" calcext:value-type="float">
            <text:p>0.8825120951</text:p>
          </table:table-cell>
          <table:table-cell table:formula="of:=[.A230]*(24/4)*365" office:value-type="float" office:value="297666.115696375" calcext:value-type="float">
            <text:p>297666.115696375</text:p>
          </table:table-cell>
          <table:table-cell table:number-columns-repeated="2"/>
        </table:table-row>
        <table:table-row table:style-name="ro1">
          <table:table-cell office:value-type="float" office:value="135.915329312681" calcext:value-type="float">
            <text:p>135.9153293127</text:p>
          </table:table-cell>
          <table:table-cell office:value-type="float" office:value="6.60036316448044" calcext:value-type="float">
            <text:p>6.6003631645</text:p>
          </table:table-cell>
          <table:table-cell table:formula="of:=1/[.B231]" office:value-type="float" office:value="0.15150681486459" calcext:value-type="float">
            <text:p>0.1515068149</text:p>
          </table:table-cell>
          <table:table-cell table:formula="of:=[.C231]/MAX([.C$2:.C$388])" office:value-type="float" office:value="0.881894119662646" calcext:value-type="float">
            <text:p>0.8818941197</text:p>
          </table:table-cell>
          <table:table-cell table:formula="of:=[.A231]*(24/4)*365" office:value-type="float" office:value="297654.571194771" calcext:value-type="float">
            <text:p>297654.571194771</text:p>
          </table:table-cell>
          <table:table-cell table:number-columns-repeated="2"/>
        </table:table-row>
        <table:table-row table:style-name="ro1">
          <table:table-cell office:value-type="float" office:value="135.892403081117" calcext:value-type="float">
            <text:p>135.8924030811</text:p>
          </table:table-cell>
          <table:table-cell office:value-type="float" office:value="6.60140601797232" calcext:value-type="float">
            <text:p>6.601406018</text:p>
          </table:table-cell>
          <table:table-cell table:formula="of:=1/[.B232]" office:value-type="float" office:value="0.151482880658681" calcext:value-type="float">
            <text:p>0.1514828807</text:p>
          </table:table-cell>
          <table:table-cell table:formula="of:=[.C232]/MAX([.C$2:.C$388])" office:value-type="float" office:value="0.881754802923203" calcext:value-type="float">
            <text:p>0.8817548029</text:p>
          </table:table-cell>
          <table:table-cell table:formula="of:=[.A232]*(24/4)*365" office:value-type="float" office:value="297604.362747646" calcext:value-type="float">
            <text:p>297604.362747646</text:p>
          </table:table-cell>
          <table:table-cell table:number-columns-repeated="2"/>
        </table:table-row>
        <table:table-row table:style-name="ro1">
          <table:table-cell office:value-type="float" office:value="135.885716744134" calcext:value-type="float">
            <text:p>135.8857167441</text:p>
          </table:table-cell>
          <table:table-cell office:value-type="float" office:value="6.60342333073457" calcext:value-type="float">
            <text:p>6.6034233307</text:p>
          </table:table-cell>
          <table:table-cell table:formula="of:=1/[.B233]" office:value-type="float" office:value="0.151436603397159" calcext:value-type="float">
            <text:p>0.1514366034</text:p>
          </table:table-cell>
          <table:table-cell table:formula="of:=[.C233]/MAX([.C$2:.C$388])" office:value-type="float" office:value="0.881485431246116" calcext:value-type="float">
            <text:p>0.8814854312</text:p>
          </table:table-cell>
          <table:table-cell table:formula="of:=[.A233]*(24/4)*365" office:value-type="float" office:value="297589.719669653" calcext:value-type="float">
            <text:p>297589.719669653</text:p>
          </table:table-cell>
          <table:table-cell table:number-columns-repeated="2"/>
        </table:table-row>
        <table:table-row table:style-name="ro1">
          <table:table-cell office:value-type="float" office:value="135.869074884535" calcext:value-type="float">
            <text:p>135.8690748845</text:p>
          </table:table-cell>
          <table:table-cell office:value-type="float" office:value="6.60690366270483" calcext:value-type="float">
            <text:p>6.6069036627</text:p>
          </table:table-cell>
          <table:table-cell table:formula="of:=1/[.B234]" office:value-type="float" office:value="0.1513568308321" calcext:value-type="float">
            <text:p>0.1513568308</text:p>
          </table:table-cell>
          <table:table-cell table:formula="of:=[.C234]/MAX([.C$2:.C$388])" office:value-type="float" office:value="0.881021089387311" calcext:value-type="float">
            <text:p>0.8810210894</text:p>
          </table:table-cell>
          <table:table-cell table:formula="of:=[.A234]*(24/4)*365" office:value-type="float" office:value="297553.273997132" calcext:value-type="float">
            <text:p>297553.273997132</text:p>
          </table:table-cell>
          <table:table-cell table:number-columns-repeated="2"/>
        </table:table-row>
        <table:table-row table:style-name="ro1">
          <table:table-cell office:value-type="float" office:value="135.844552939022" calcext:value-type="float">
            <text:p>135.844552939</text:p>
          </table:table-cell>
          <table:table-cell office:value-type="float" office:value="6.60999619606336" calcext:value-type="float">
            <text:p>6.6099961961</text:p>
          </table:table-cell>
          <table:table-cell table:formula="of:=1/[.B235]" office:value-type="float" office:value="0.151286017470866" calcext:value-type="float">
            <text:p>0.1512860175</text:p>
          </table:table-cell>
          <table:table-cell table:formula="of:=[.C235]/MAX([.C$2:.C$388])" office:value-type="float" office:value="0.880608897454414" calcext:value-type="float">
            <text:p>0.8806088975</text:p>
          </table:table-cell>
          <table:table-cell table:formula="of:=[.A235]*(24/4)*365" office:value-type="float" office:value="297499.570936458" calcext:value-type="float">
            <text:p>297499.570936458</text:p>
          </table:table-cell>
          <table:table-cell table:number-columns-repeated="2"/>
        </table:table-row>
        <table:table-row table:style-name="ro1">
          <table:table-cell office:value-type="float" office:value="135.842482920129" calcext:value-type="float">
            <text:p>135.8424829201</text:p>
          </table:table-cell>
          <table:table-cell office:value-type="float" office:value="6.61169912165251" calcext:value-type="float">
            <text:p>6.6116991217</text:p>
          </table:table-cell>
          <table:table-cell table:formula="of:=1/[.B236]" office:value-type="float" office:value="0.151247051869787" calcext:value-type="float">
            <text:p>0.1512470519</text:p>
          </table:table-cell>
          <table:table-cell table:formula="of:=[.C236]/MAX([.C$2:.C$388])" office:value-type="float" office:value="0.880382085647356" calcext:value-type="float">
            <text:p>0.8803820856</text:p>
          </table:table-cell>
          <table:table-cell table:formula="of:=[.A236]*(24/4)*365" office:value-type="float" office:value="297495.037595083" calcext:value-type="float">
            <text:p>297495.037595083</text:p>
          </table:table-cell>
          <table:table-cell table:number-columns-repeated="2"/>
        </table:table-row>
        <table:table-row table:style-name="ro1">
          <table:table-cell office:value-type="float" office:value="135.839209142567" calcext:value-type="float">
            <text:p>135.8392091426</text:p>
          </table:table-cell>
          <table:table-cell office:value-type="float" office:value="6.61259439901181" calcext:value-type="float">
            <text:p>6.612594399</text:p>
          </table:table-cell>
          <table:table-cell table:formula="of:=1/[.B237]" office:value-type="float" office:value="0.151226574572522" calcext:value-type="float">
            <text:p>0.1512265746</text:p>
          </table:table-cell>
          <table:table-cell table:formula="of:=[.C237]/MAX([.C$2:.C$388])" office:value-type="float" office:value="0.880262890955946" calcext:value-type="float">
            <text:p>0.880262891</text:p>
          </table:table-cell>
          <table:table-cell table:formula="of:=[.A237]*(24/4)*365" office:value-type="float" office:value="297487.868022222" calcext:value-type="float">
            <text:p>297487.868022222</text:p>
          </table:table-cell>
          <table:table-cell table:number-columns-repeated="2"/>
        </table:table-row>
        <table:table-row table:style-name="ro1">
          <table:table-cell office:value-type="float" office:value="135.818991722321" calcext:value-type="float">
            <text:p>135.8189917223</text:p>
          </table:table-cell>
          <table:table-cell office:value-type="float" office:value="6.61444662918505" calcext:value-type="float">
            <text:p>6.6144466292</text:p>
          </table:table-cell>
          <table:table-cell table:formula="of:=1/[.B238]" office:value-type="float" office:value="0.151184226899297" calcext:value-type="float">
            <text:p>0.1511842269</text:p>
          </table:table-cell>
          <table:table-cell table:formula="of:=[.C238]/MAX([.C$2:.C$388])" office:value-type="float" office:value="0.880016392710754" calcext:value-type="float">
            <text:p>0.8800163927</text:p>
          </table:table-cell>
          <table:table-cell table:formula="of:=[.A238]*(24/4)*365" office:value-type="float" office:value="297443.591871882" calcext:value-type="float">
            <text:p>297443.591871882</text:p>
          </table:table-cell>
          <table:table-cell table:number-columns-repeated="2"/>
        </table:table-row>
        <table:table-row table:style-name="ro1">
          <table:table-cell office:value-type="float" office:value="135.808833889751" calcext:value-type="float">
            <text:p>135.8088338898</text:p>
          </table:table-cell>
          <table:table-cell office:value-type="float" office:value="6.61690990665199" calcext:value-type="float">
            <text:p>6.6169099067</text:p>
          </table:table-cell>
          <table:table-cell table:formula="of:=1/[.B239]" office:value-type="float" office:value="0.151127945537644" calcext:value-type="float">
            <text:p>0.1511279455</text:p>
          </table:table-cell>
          <table:table-cell table:formula="of:=[.C239]/MAX([.C$2:.C$388])" office:value-type="float" office:value="0.879688788952914" calcext:value-type="float">
            <text:p>0.879688789</text:p>
          </table:table-cell>
          <table:table-cell table:formula="of:=[.A239]*(24/4)*365" office:value-type="float" office:value="297421.346218556" calcext:value-type="float">
            <text:p>297421.346218556</text:p>
          </table:table-cell>
          <table:table-cell table:number-columns-repeated="2"/>
        </table:table-row>
        <table:table-row table:style-name="ro1">
          <table:table-cell office:value-type="float" office:value="135.803986792206" calcext:value-type="float">
            <text:p>135.8039867922</text:p>
          </table:table-cell>
          <table:table-cell office:value-type="float" office:value="6.61766091547578" calcext:value-type="float">
            <text:p>6.6176609155</text:p>
          </table:table-cell>
          <table:table-cell table:formula="of:=1/[.B240]" office:value-type="float" office:value="0.151110794701107" calcext:value-type="float">
            <text:p>0.1511107947</text:p>
          </table:table-cell>
          <table:table-cell table:formula="of:=[.C240]/MAX([.C$2:.C$388])" office:value-type="float" office:value="0.879588956995501" calcext:value-type="float">
            <text:p>0.879588957</text:p>
          </table:table-cell>
          <table:table-cell table:formula="of:=[.A240]*(24/4)*365" office:value-type="float" office:value="297410.73107493" calcext:value-type="float">
            <text:p>297410.73107493</text:p>
          </table:table-cell>
          <table:table-cell table:number-columns-repeated="2"/>
        </table:table-row>
        <table:table-row table:style-name="ro1">
          <table:table-cell office:value-type="float" office:value="135.791391183977" calcext:value-type="float">
            <text:p>135.791391184</text:p>
          </table:table-cell>
          <table:table-cell office:value-type="float" office:value="6.62194456714911" calcext:value-type="float">
            <text:p>6.6219445671</text:p>
          </table:table-cell>
          <table:table-cell table:formula="of:=1/[.B241]" office:value-type="float" office:value="0.151013043050966" calcext:value-type="float">
            <text:p>0.1510130431</text:p>
          </table:table-cell>
          <table:table-cell table:formula="of:=[.C241]/MAX([.C$2:.C$388])" office:value-type="float" office:value="0.879019962092377" calcext:value-type="float">
            <text:p>0.8790199621</text:p>
          </table:table-cell>
          <table:table-cell table:formula="of:=[.A241]*(24/4)*365" office:value-type="float" office:value="297383.14669291" calcext:value-type="float">
            <text:p>297383.14669291</text:p>
          </table:table-cell>
          <table:table-cell table:number-columns-repeated="2"/>
        </table:table-row>
        <table:table-row table:style-name="ro1">
          <table:table-cell office:value-type="float" office:value="135.762211406402" calcext:value-type="float">
            <text:p>135.7622114064</text:p>
          </table:table-cell>
          <table:table-cell office:value-type="float" office:value="6.62501064914629" calcext:value-type="float">
            <text:p>6.6250106491</text:p>
          </table:table-cell>
          <table:table-cell table:formula="of:=1/[.B242]" office:value-type="float" office:value="0.150943153597626" calcext:value-type="float">
            <text:p>0.1509431536</text:p>
          </table:table-cell>
          <table:table-cell table:formula="of:=[.C242]/MAX([.C$2:.C$388])" office:value-type="float" office:value="0.878613148062382" calcext:value-type="float">
            <text:p>0.8786131481</text:p>
          </table:table-cell>
          <table:table-cell table:formula="of:=[.A242]*(24/4)*365" office:value-type="float" office:value="297319.242980021" calcext:value-type="float">
            <text:p>297319.242980021</text:p>
          </table:table-cell>
          <table:table-cell table:number-columns-repeated="2"/>
        </table:table-row>
        <table:table-row table:style-name="ro1">
          <table:table-cell office:value-type="float" office:value="135.735606524829" calcext:value-type="float">
            <text:p>135.7356065248</text:p>
          </table:table-cell>
          <table:table-cell office:value-type="float" office:value="6.62748136500769" calcext:value-type="float">
            <text:p>6.627481365</text:p>
          </table:table-cell>
          <table:table-cell table:formula="of:=1/[.B243]" office:value-type="float" office:value="0.150886882199304" calcext:value-type="float">
            <text:p>0.1508868822</text:p>
          </table:table-cell>
          <table:table-cell table:formula="of:=[.C243]/MAX([.C$2:.C$388])" office:value-type="float" office:value="0.878285602299309" calcext:value-type="float">
            <text:p>0.8782856023</text:p>
          </table:table-cell>
          <table:table-cell table:formula="of:=[.A243]*(24/4)*365" office:value-type="float" office:value="297260.978289375" calcext:value-type="float">
            <text:p>297260.978289375</text:p>
          </table:table-cell>
          <table:table-cell table:number-columns-repeated="2"/>
        </table:table-row>
        <table:table-row table:style-name="ro1">
          <table:table-cell office:value-type="float" office:value="135.722019893468" calcext:value-type="float">
            <text:p>135.7220198935</text:p>
          </table:table-cell>
          <table:table-cell office:value-type="float" office:value="6.63029504062375" calcext:value-type="float">
            <text:p>6.6302950406</text:p>
          </table:table-cell>
          <table:table-cell table:formula="of:=1/[.B244]" office:value-type="float" office:value="0.150822850849474" calcext:value-type="float">
            <text:p>0.1508228508</text:p>
          </table:table-cell>
          <table:table-cell table:formula="of:=[.C244]/MAX([.C$2:.C$388])" office:value-type="float" office:value="0.877912887243948" calcext:value-type="float">
            <text:p>0.8779128872</text:p>
          </table:table-cell>
          <table:table-cell table:formula="of:=[.A244]*(24/4)*365" office:value-type="float" office:value="297231.223566694" calcext:value-type="float">
            <text:p>297231.223566694</text:p>
          </table:table-cell>
          <table:table-cell table:number-columns-repeated="2"/>
        </table:table-row>
        <table:table-row table:style-name="ro1">
          <table:table-cell office:value-type="float" office:value="135.690598733479" calcext:value-type="float">
            <text:p>135.6905987335</text:p>
          </table:table-cell>
          <table:table-cell office:value-type="float" office:value="6.63792659663368" calcext:value-type="float">
            <text:p>6.6379265966</text:p>
          </table:table-cell>
          <table:table-cell table:formula="of:=1/[.B245]" office:value-type="float" office:value="0.15064945136741" calcext:value-type="float">
            <text:p>0.1506494514</text:p>
          </table:table-cell>
          <table:table-cell table:formula="of:=[.C245]/MAX([.C$2:.C$388])" office:value-type="float" office:value="0.876903559817183" calcext:value-type="float">
            <text:p>0.8769035598</text:p>
          </table:table-cell>
          <table:table-cell table:formula="of:=[.A245]*(24/4)*365" office:value-type="float" office:value="297162.411226319" calcext:value-type="float">
            <text:p>297162.411226319</text:p>
          </table:table-cell>
          <table:table-cell table:number-columns-repeated="2"/>
        </table:table-row>
        <table:table-row table:style-name="ro1">
          <table:table-cell office:value-type="float" office:value="135.689767419968" calcext:value-type="float">
            <text:p>135.68976742</text:p>
          </table:table-cell>
          <table:table-cell office:value-type="float" office:value="6.63814629560063" calcext:value-type="float">
            <text:p>6.6381462956</text:p>
          </table:table-cell>
          <table:table-cell table:formula="of:=1/[.B246]" office:value-type="float" office:value="0.150644465407872" calcext:value-type="float">
            <text:p>0.1506444654</text:p>
          </table:table-cell>
          <table:table-cell table:formula="of:=[.C246]/MAX([.C$2:.C$388])" office:value-type="float" office:value="0.876874537436894" calcext:value-type="float">
            <text:p>0.8768745374</text:p>
          </table:table-cell>
          <table:table-cell table:formula="of:=[.A246]*(24/4)*365" office:value-type="float" office:value="297160.590649729" calcext:value-type="float">
            <text:p>297160.590649729</text:p>
          </table:table-cell>
          <table:table-cell table:number-columns-repeated="2"/>
        </table:table-row>
        <table:table-row table:style-name="ro1">
          <table:table-cell office:value-type="float" office:value="135.681823063039" calcext:value-type="float">
            <text:p>135.681823063</text:p>
          </table:table-cell>
          <table:table-cell office:value-type="float" office:value="6.63822385532297" calcext:value-type="float">
            <text:p>6.6382238553</text:p>
          </table:table-cell>
          <table:table-cell table:formula="of:=1/[.B247]" office:value-type="float" office:value="0.150642705307103" calcext:value-type="float">
            <text:p>0.1506427053</text:p>
          </table:table-cell>
          <table:table-cell table:formula="of:=[.C247]/MAX([.C$2:.C$388])" office:value-type="float" office:value="0.876864292204564" calcext:value-type="float">
            <text:p>0.8768642922</text:p>
          </table:table-cell>
          <table:table-cell table:formula="of:=[.A247]*(24/4)*365" office:value-type="float" office:value="297143.192508056" calcext:value-type="float">
            <text:p>297143.192508056</text:p>
          </table:table-cell>
          <table:table-cell table:number-columns-repeated="2"/>
        </table:table-row>
        <table:table-row table:style-name="ro1">
          <table:table-cell office:value-type="float" office:value="135.672260035667" calcext:value-type="float">
            <text:p>135.6722600357</text:p>
          </table:table-cell>
          <table:table-cell office:value-type="float" office:value="6.64074768777755" calcext:value-type="float">
            <text:p>6.6407476878</text:p>
          </table:table-cell>
          <table:table-cell table:formula="of:=1/[.B248]" office:value-type="float" office:value="0.150585453177286" calcext:value-type="float">
            <text:p>0.1505854532</text:p>
          </table:table-cell>
          <table:table-cell table:formula="of:=[.C248]/MAX([.C$2:.C$388])" office:value-type="float" office:value="0.87653103777856" calcext:value-type="float">
            <text:p>0.8765310378</text:p>
          </table:table-cell>
          <table:table-cell table:formula="of:=[.A248]*(24/4)*365" office:value-type="float" office:value="297122.249478111" calcext:value-type="float">
            <text:p>297122.249478111</text:p>
          </table:table-cell>
          <table:table-cell table:number-columns-repeated="2"/>
        </table:table-row>
        <table:table-row table:style-name="ro1">
          <table:table-cell office:value-type="float" office:value="135.654470515528" calcext:value-type="float">
            <text:p>135.6544705155</text:p>
          </table:table-cell>
          <table:table-cell office:value-type="float" office:value="6.6440352967305" calcext:value-type="float">
            <text:p>6.6440352967</text:p>
          </table:table-cell>
          <table:table-cell table:formula="of:=1/[.B249]" office:value-type="float" office:value="0.150510940315458" calcext:value-type="float">
            <text:p>0.1505109403</text:p>
          </table:table-cell>
          <table:table-cell table:formula="of:=[.C249]/MAX([.C$2:.C$388])" office:value-type="float" office:value="0.876097311713204" calcext:value-type="float">
            <text:p>0.8760973117</text:p>
          </table:table-cell>
          <table:table-cell table:formula="of:=[.A249]*(24/4)*365" office:value-type="float" office:value="297083.290429007" calcext:value-type="float">
            <text:p>297083.290429007</text:p>
          </table:table-cell>
          <table:table-cell table:number-columns-repeated="2"/>
        </table:table-row>
        <table:table-row table:style-name="ro1">
          <table:table-cell office:value-type="float" office:value="135.643744544736" calcext:value-type="float">
            <text:p>135.6437445447</text:p>
          </table:table-cell>
          <table:table-cell office:value-type="float" office:value="6.6470421015836" calcext:value-type="float">
            <text:p>6.6470421016</text:p>
          </table:table-cell>
          <table:table-cell table:formula="of:=1/[.B250]" office:value-type="float" office:value="0.15044285634384" calcext:value-type="float">
            <text:p>0.1504428563</text:p>
          </table:table-cell>
          <table:table-cell table:formula="of:=[.C250]/MAX([.C$2:.C$388])" office:value-type="float" office:value="0.875701007069967" calcext:value-type="float">
            <text:p>0.8757010071</text:p>
          </table:table-cell>
          <table:table-cell table:formula="of:=[.A250]*(24/4)*365" office:value-type="float" office:value="297059.800552972" calcext:value-type="float">
            <text:p>297059.800552972</text:p>
          </table:table-cell>
          <table:table-cell table:number-columns-repeated="2"/>
        </table:table-row>
        <table:table-row table:style-name="ro1">
          <table:table-cell office:value-type="float" office:value="135.633392786882" calcext:value-type="float">
            <text:p>135.6333927869</text:p>
          </table:table-cell>
          <table:table-cell office:value-type="float" office:value="6.64707197487533" calcext:value-type="float">
            <text:p>6.6470719749</text:p>
          </table:table-cell>
          <table:table-cell table:formula="of:=1/[.B251]" office:value-type="float" office:value="0.150442180223083" calcext:value-type="float">
            <text:p>0.1504421802</text:p>
          </table:table-cell>
          <table:table-cell table:formula="of:=[.C251]/MAX([.C$2:.C$388])" office:value-type="float" office:value="0.875697071491753" calcext:value-type="float">
            <text:p>0.8756970715</text:p>
          </table:table-cell>
          <table:table-cell table:formula="of:=[.A251]*(24/4)*365" office:value-type="float" office:value="297037.130203271" calcext:value-type="float">
            <text:p>297037.130203271</text:p>
          </table:table-cell>
          <table:table-cell table:number-columns-repeated="2"/>
        </table:table-row>
        <table:table-row table:style-name="ro1">
          <table:table-cell office:value-type="float" office:value="135.617518321547" calcext:value-type="float">
            <text:p>135.6175183215</text:p>
          </table:table-cell>
          <table:table-cell office:value-type="float" office:value="6.64974514688654" calcext:value-type="float">
            <text:p>6.6497451469</text:p>
          </table:table-cell>
          <table:table-cell table:formula="of:=1/[.B252]" office:value-type="float" office:value="0.150381703044395" calcext:value-type="float">
            <text:p>0.150381703</text:p>
          </table:table-cell>
          <table:table-cell table:formula="of:=[.C252]/MAX([.C$2:.C$388])" office:value-type="float" office:value="0.875345044632061" calcext:value-type="float">
            <text:p>0.8753450446</text:p>
          </table:table-cell>
          <table:table-cell table:formula="of:=[.A252]*(24/4)*365" office:value-type="float" office:value="297002.365124187" calcext:value-type="float">
            <text:p>297002.365124187</text:p>
          </table:table-cell>
          <table:table-cell table:number-columns-repeated="2"/>
        </table:table-row>
        <table:table-row table:style-name="ro1">
          <table:table-cell office:value-type="float" office:value="135.600837146414" calcext:value-type="float">
            <text:p>135.6008371464</text:p>
          </table:table-cell>
          <table:table-cell office:value-type="float" office:value="6.65430560637216" calcext:value-type="float">
            <text:p>6.6543056064</text:p>
          </table:table-cell>
          <table:table-cell table:formula="of:=1/[.B253]" office:value-type="float" office:value="0.15027864050043" calcext:value-type="float">
            <text:p>0.1502786405</text:p>
          </table:table-cell>
          <table:table-cell table:formula="of:=[.C253]/MAX([.C$2:.C$388])" office:value-type="float" office:value="0.874745135964182" calcext:value-type="float">
            <text:p>0.874745136</text:p>
          </table:table-cell>
          <table:table-cell table:formula="of:=[.A253]*(24/4)*365" office:value-type="float" office:value="296965.833350646" calcext:value-type="float">
            <text:p>296965.833350646</text:p>
          </table:table-cell>
          <table:table-cell table:number-columns-repeated="2"/>
        </table:table-row>
        <table:table-row table:style-name="ro1">
          <table:table-cell office:value-type="float" office:value="135.589248693395" calcext:value-type="float">
            <text:p>135.5892486934</text:p>
          </table:table-cell>
          <table:table-cell office:value-type="float" office:value="6.65759385828221" calcext:value-type="float">
            <text:p>6.6575938583</text:p>
          </table:table-cell>
          <table:table-cell table:formula="of:=1/[.B254]" office:value-type="float" office:value="0.150204416383252" calcext:value-type="float">
            <text:p>0.1502044164</text:p>
          </table:table-cell>
          <table:table-cell table:formula="of:=[.C254]/MAX([.C$2:.C$388])" office:value-type="float" office:value="0.874313090629881" calcext:value-type="float">
            <text:p>0.8743130906</text:p>
          </table:table-cell>
          <table:table-cell table:formula="of:=[.A254]*(24/4)*365" office:value-type="float" office:value="296940.454638535" calcext:value-type="float">
            <text:p>296940.454638535</text:p>
          </table:table-cell>
          <table:table-cell table:number-columns-repeated="2"/>
        </table:table-row>
        <table:table-row table:style-name="ro1">
          <table:table-cell office:value-type="float" office:value="135.561775662307" calcext:value-type="float">
            <text:p>135.5617756623</text:p>
          </table:table-cell>
          <table:table-cell office:value-type="float" office:value="6.65942237033426" calcext:value-type="float">
            <text:p>6.6594223703</text:p>
          </table:table-cell>
          <table:table-cell table:formula="of:=1/[.B255]" office:value-type="float" office:value="0.150163173979578" calcext:value-type="float">
            <text:p>0.150163174</text:p>
          </table:table-cell>
          <table:table-cell table:formula="of:=[.C255]/MAX([.C$2:.C$388])" office:value-type="float" office:value="0.874073025961419" calcext:value-type="float">
            <text:p>0.874073026</text:p>
          </table:table-cell>
          <table:table-cell table:formula="of:=[.A255]*(24/4)*365" office:value-type="float" office:value="296880.288700451" calcext:value-type="float">
            <text:p>296880.288700451</text:p>
          </table:table-cell>
          <table:table-cell table:number-columns-repeated="2"/>
        </table:table-row>
        <table:table-row table:style-name="ro1">
          <table:table-cell office:value-type="float" office:value="135.560549235978" calcext:value-type="float">
            <text:p>135.560549236</text:p>
          </table:table-cell>
          <table:table-cell office:value-type="float" office:value="6.66208870117467" calcext:value-type="float">
            <text:p>6.6620887012</text:p>
          </table:table-cell>
          <table:table-cell table:formula="of:=1/[.B256]" office:value-type="float" office:value="0.150103075004642" calcext:value-type="float">
            <text:p>0.150103075</text:p>
          </table:table-cell>
          <table:table-cell table:formula="of:=[.C256]/MAX([.C$2:.C$388])" office:value-type="float" office:value="0.873723200558241" calcext:value-type="float">
            <text:p>0.8737232006</text:p>
          </table:table-cell>
          <table:table-cell table:formula="of:=[.A256]*(24/4)*365" office:value-type="float" office:value="296877.602826792" calcext:value-type="float">
            <text:p>296877.602826792</text:p>
          </table:table-cell>
          <table:table-cell table:number-columns-repeated="2"/>
        </table:table-row>
        <table:table-row table:style-name="ro1">
          <table:table-cell office:value-type="float" office:value="135.550535708948" calcext:value-type="float">
            <text:p>135.5505357089</text:p>
          </table:table-cell>
          <table:table-cell office:value-type="float" office:value="6.6633066649646" calcext:value-type="float">
            <text:p>6.663306665</text:p>
          </table:table-cell>
          <table:table-cell table:formula="of:=1/[.B257]" office:value-type="float" office:value="0.150075638159948" calcext:value-type="float">
            <text:p>0.1500756382</text:p>
          </table:table-cell>
          <table:table-cell table:formula="of:=[.C257]/MAX([.C$2:.C$388])" office:value-type="float" office:value="0.873563495583788" calcext:value-type="float">
            <text:p>0.8735634956</text:p>
          </table:table-cell>
          <table:table-cell table:formula="of:=[.A257]*(24/4)*365" office:value-type="float" office:value="296855.673202597" calcext:value-type="float">
            <text:p>296855.673202597</text:p>
          </table:table-cell>
          <table:table-cell table:number-columns-repeated="2"/>
        </table:table-row>
        <table:table-row table:style-name="ro1">
          <table:table-cell office:value-type="float" office:value="135.529159759672" calcext:value-type="float">
            <text:p>135.5291597597</text:p>
          </table:table-cell>
          <table:table-cell office:value-type="float" office:value="6.66652882680688" calcext:value-type="float">
            <text:p>6.6665288268</text:p>
          </table:table-cell>
          <table:table-cell table:formula="of:=1/[.B258]" office:value-type="float" office:value="0.150003101460971" calcext:value-type="float">
            <text:p>0.1500031015</text:p>
          </table:table-cell>
          <table:table-cell table:formula="of:=[.C258]/MAX([.C$2:.C$388])" office:value-type="float" office:value="0.873141272409569" calcext:value-type="float">
            <text:p>0.8731412724</text:p>
          </table:table-cell>
          <table:table-cell table:formula="of:=[.A258]*(24/4)*365" office:value-type="float" office:value="296808.859873681" calcext:value-type="float">
            <text:p>296808.859873681</text:p>
          </table:table-cell>
          <table:table-cell table:number-columns-repeated="2"/>
        </table:table-row>
        <table:table-row table:style-name="ro1">
          <table:table-cell office:value-type="float" office:value="135.527715789035" calcext:value-type="float">
            <text:p>135.527715789</text:p>
          </table:table-cell>
          <table:table-cell office:value-type="float" office:value="6.66785195981024" calcext:value-type="float">
            <text:p>6.6678519598</text:p>
          </table:table-cell>
          <table:table-cell table:formula="of:=1/[.B259]" office:value-type="float" office:value="0.149973335645031" calcext:value-type="float">
            <text:p>0.1499733356</text:p>
          </table:table-cell>
          <table:table-cell table:formula="of:=[.C259]/MAX([.C$2:.C$388])" office:value-type="float" office:value="0.872968010909302" calcext:value-type="float">
            <text:p>0.8729680109</text:p>
          </table:table-cell>
          <table:table-cell table:formula="of:=[.A259]*(24/4)*365" office:value-type="float" office:value="296805.697577986" calcext:value-type="float">
            <text:p>296805.697577986</text:p>
          </table:table-cell>
          <table:table-cell table:number-columns-repeated="2"/>
        </table:table-row>
        <table:table-row table:style-name="ro1">
          <table:table-cell office:value-type="float" office:value="135.499074178605" calcext:value-type="float">
            <text:p>135.4990741786</text:p>
          </table:table-cell>
          <table:table-cell office:value-type="float" office:value="6.6716654471125" calcext:value-type="float">
            <text:p>6.6716654471</text:p>
          </table:table-cell>
          <table:table-cell table:formula="of:=1/[.B260]" office:value-type="float" office:value="0.149887611710626" calcext:value-type="float">
            <text:p>0.1498876117</text:p>
          </table:table-cell>
          <table:table-cell table:formula="of:=[.C260]/MAX([.C$2:.C$388])" office:value-type="float" office:value="0.872469027192076" calcext:value-type="float">
            <text:p>0.8724690272</text:p>
          </table:table-cell>
          <table:table-cell table:formula="of:=[.A260]*(24/4)*365" office:value-type="float" office:value="296742.972451146" calcext:value-type="float">
            <text:p>296742.972451146</text:p>
          </table:table-cell>
          <table:table-cell table:number-columns-repeated="2"/>
        </table:table-row>
        <table:table-row table:style-name="ro1">
          <table:table-cell office:value-type="float" office:value="135.493438801148" calcext:value-type="float">
            <text:p>135.4934388011</text:p>
          </table:table-cell>
          <table:table-cell office:value-type="float" office:value="6.67552184843607" calcext:value-type="float">
            <text:p>6.6755218484</text:p>
          </table:table-cell>
          <table:table-cell table:formula="of:=1/[.B261]" office:value-type="float" office:value="0.149801022707203" calcext:value-type="float">
            <text:p>0.1498010227</text:p>
          </table:table-cell>
          <table:table-cell table:formula="of:=[.C261]/MAX([.C$2:.C$388])" office:value-type="float" office:value="0.871965008062542" calcext:value-type="float">
            <text:p>0.8719650081</text:p>
          </table:table-cell>
          <table:table-cell table:formula="of:=[.A261]*(24/4)*365" office:value-type="float" office:value="296730.630974514" calcext:value-type="float">
            <text:p>296730.630974514</text:p>
          </table:table-cell>
          <table:table-cell table:number-columns-repeated="2"/>
        </table:table-row>
        <table:table-row table:style-name="ro1">
          <table:table-cell office:value-type="float" office:value="135.474362981323" calcext:value-type="float">
            <text:p>135.4743629813</text:p>
          </table:table-cell>
          <table:table-cell office:value-type="float" office:value="6.67593735069577" calcext:value-type="float">
            <text:p>6.6759373507</text:p>
          </table:table-cell>
          <table:table-cell table:formula="of:=1/[.B262]" office:value-type="float" office:value="0.149791699272879" calcext:value-type="float">
            <text:p>0.1497916993</text:p>
          </table:table-cell>
          <table:table-cell table:formula="of:=[.C262]/MAX([.C$2:.C$388])" office:value-type="float" office:value="0.871910738015925" calcext:value-type="float">
            <text:p>0.871910738</text:p>
          </table:table-cell>
          <table:table-cell table:formula="of:=[.A262]*(24/4)*365" office:value-type="float" office:value="296688.854929097" calcext:value-type="float">
            <text:p>296688.854929097</text:p>
          </table:table-cell>
          <table:table-cell table:number-columns-repeated="2"/>
        </table:table-row>
        <table:table-row table:style-name="ro1">
          <table:table-cell office:value-type="float" office:value="135.466730450349" calcext:value-type="float">
            <text:p>135.4667304503</text:p>
          </table:table-cell>
          <table:table-cell office:value-type="float" office:value="6.67829371973702" calcext:value-type="float">
            <text:p>6.6782937197</text:p>
          </table:table-cell>
          <table:table-cell table:formula="of:=1/[.B263]" office:value-type="float" office:value="0.149738846772283" calcext:value-type="float">
            <text:p>0.1497388468</text:p>
          </table:table-cell>
          <table:table-cell table:formula="of:=[.C263]/MAX([.C$2:.C$388])" office:value-type="float" office:value="0.871603093046115" calcext:value-type="float">
            <text:p>0.871603093</text:p>
          </table:table-cell>
          <table:table-cell table:formula="of:=[.A263]*(24/4)*365" office:value-type="float" office:value="296672.139686264" calcext:value-type="float">
            <text:p>296672.139686264</text:p>
          </table:table-cell>
          <table:table-cell table:number-columns-repeated="2"/>
        </table:table-row>
        <table:table-row table:style-name="ro1">
          <table:table-cell office:value-type="float" office:value="135.45720378125" calcext:value-type="float">
            <text:p>135.4572037813</text:p>
          </table:table-cell>
          <table:table-cell office:value-type="float" office:value="6.68331248251539" calcext:value-type="float">
            <text:p>6.6833124825</text:p>
          </table:table-cell>
          <table:table-cell table:formula="of:=1/[.B264]" office:value-type="float" office:value="0.149626401970005" calcext:value-type="float">
            <text:p>0.149626402</text:p>
          </table:table-cell>
          <table:table-cell table:formula="of:=[.C264]/MAX([.C$2:.C$388])" office:value-type="float" office:value="0.870948571927682" calcext:value-type="float">
            <text:p>0.8709485719</text:p>
          </table:table-cell>
          <table:table-cell table:formula="of:=[.A264]*(24/4)*365" office:value-type="float" office:value="296651.276280937" calcext:value-type="float">
            <text:p>296651.276280937</text:p>
          </table:table-cell>
          <table:table-cell table:number-columns-repeated="2"/>
        </table:table-row>
        <table:table-row table:style-name="ro1">
          <table:table-cell office:value-type="float" office:value="135.43006753157" calcext:value-type="float">
            <text:p>135.4300675316</text:p>
          </table:table-cell>
          <table:table-cell office:value-type="float" office:value="6.68417031636888" calcext:value-type="float">
            <text:p>6.6841703164</text:p>
          </table:table-cell>
          <table:table-cell table:formula="of:=1/[.B265]" office:value-type="float" office:value="0.149607199198844" calcext:value-type="float">
            <text:p>0.1496071992</text:p>
          </table:table-cell>
          <table:table-cell table:formula="of:=[.C265]/MAX([.C$2:.C$388])" office:value-type="float" office:value="0.870836796025171" calcext:value-type="float">
            <text:p>0.870836796</text:p>
          </table:table-cell>
          <table:table-cell table:formula="of:=[.A265]*(24/4)*365" office:value-type="float" office:value="296591.847894139" calcext:value-type="float">
            <text:p>296591.847894139</text:p>
          </table:table-cell>
          <table:table-cell table:number-columns-repeated="2"/>
        </table:table-row>
        <table:table-row table:style-name="ro1">
          <table:table-cell office:value-type="float" office:value="135.421816267691" calcext:value-type="float">
            <text:p>135.4218162677</text:p>
          </table:table-cell>
          <table:table-cell office:value-type="float" office:value="6.68871508662609" calcext:value-type="float">
            <text:p>6.6887150866</text:p>
          </table:table-cell>
          <table:table-cell table:formula="of:=1/[.B266]" office:value-type="float" office:value="0.149505545840856" calcext:value-type="float">
            <text:p>0.1495055458</text:p>
          </table:table-cell>
          <table:table-cell table:formula="of:=[.C266]/MAX([.C$2:.C$388])" office:value-type="float" office:value="0.870245089977268" calcext:value-type="float">
            <text:p>0.87024509</text:p>
          </table:table-cell>
          <table:table-cell table:formula="of:=[.A266]*(24/4)*365" office:value-type="float" office:value="296573.777626243" calcext:value-type="float">
            <text:p>296573.777626243</text:p>
          </table:table-cell>
          <table:table-cell table:number-columns-repeated="2"/>
        </table:table-row>
        <table:table-row table:style-name="ro1">
          <table:table-cell office:value-type="float" office:value="135.39377632175" calcext:value-type="float">
            <text:p>135.3937763218</text:p>
          </table:table-cell>
          <table:table-cell office:value-type="float" office:value="6.68921773512491" calcext:value-type="float">
            <text:p>6.6892177351</text:p>
          </table:table-cell>
          <table:table-cell table:formula="of:=1/[.B267]" office:value-type="float" office:value="0.149494311531979" calcext:value-type="float">
            <text:p>0.1494943115</text:p>
          </table:table-cell>
          <table:table-cell table:formula="of:=[.C267]/MAX([.C$2:.C$388])" office:value-type="float" office:value="0.870179697071042" calcext:value-type="float">
            <text:p>0.8701796971</text:p>
          </table:table-cell>
          <table:table-cell table:formula="of:=[.A267]*(24/4)*365" office:value-type="float" office:value="296512.370144632" calcext:value-type="float">
            <text:p>296512.370144632</text:p>
          </table:table-cell>
          <table:table-cell table:number-columns-repeated="2"/>
        </table:table-row>
        <table:table-row table:style-name="ro1">
          <table:table-cell office:value-type="float" office:value="135.39262699128" calcext:value-type="float">
            <text:p>135.3926269913</text:p>
          </table:table-cell>
          <table:table-cell office:value-type="float" office:value="6.69017493543694" calcext:value-type="float">
            <text:p>6.6901749354</text:p>
          </table:table-cell>
          <table:table-cell table:formula="of:=1/[.B268]" office:value-type="float" office:value="0.149472922554407" calcext:value-type="float">
            <text:p>0.1494729226</text:p>
          </table:table-cell>
          <table:table-cell table:formula="of:=[.C268]/MAX([.C$2:.C$388])" office:value-type="float" office:value="0.870055195651333" calcext:value-type="float">
            <text:p>0.8700551957</text:p>
          </table:table-cell>
          <table:table-cell table:formula="of:=[.A268]*(24/4)*365" office:value-type="float" office:value="296509.853110903" calcext:value-type="float">
            <text:p>296509.853110903</text:p>
          </table:table-cell>
          <table:table-cell table:number-columns-repeated="2"/>
        </table:table-row>
        <table:table-row table:style-name="ro1">
          <table:table-cell office:value-type="float" office:value="135.381940421246" calcext:value-type="float">
            <text:p>135.3819404212</text:p>
          </table:table-cell>
          <table:table-cell office:value-type="float" office:value="6.69037114763973" calcext:value-type="float">
            <text:p>6.6903711476</text:p>
          </table:table-cell>
          <table:table-cell table:formula="of:=1/[.B269]" office:value-type="float" office:value="0.149468538879609" calcext:value-type="float">
            <text:p>0.1494685389</text:p>
          </table:table-cell>
          <table:table-cell table:formula="of:=[.C269]/MAX([.C$2:.C$388])" office:value-type="float" office:value="0.870029679062983" calcext:value-type="float">
            <text:p>0.8700296791</text:p>
          </table:table-cell>
          <table:table-cell table:formula="of:=[.A269]*(24/4)*365" office:value-type="float" office:value="296486.449522528" calcext:value-type="float">
            <text:p>296486.449522528</text:p>
          </table:table-cell>
          <table:table-cell table:number-columns-repeated="2"/>
        </table:table-row>
        <table:table-row table:style-name="ro1">
          <table:table-cell office:value-type="float" office:value="135.341560851801" calcext:value-type="float">
            <text:p>135.3415608518</text:p>
          </table:table-cell>
          <table:table-cell office:value-type="float" office:value="6.69804470703926" calcext:value-type="float">
            <text:p>6.698044707</text:p>
          </table:table-cell>
          <table:table-cell table:formula="of:=1/[.B270]" office:value-type="float" office:value="0.149297301486963" calcext:value-type="float">
            <text:p>0.1492973015</text:p>
          </table:table-cell>
          <table:table-cell table:formula="of:=[.C270]/MAX([.C$2:.C$388])" office:value-type="float" office:value="0.869032936772709" calcext:value-type="float">
            <text:p>0.8690329368</text:p>
          </table:table-cell>
          <table:table-cell table:formula="of:=[.A270]*(24/4)*365" office:value-type="float" office:value="296398.018265444" calcext:value-type="float">
            <text:p>296398.018265444</text:p>
          </table:table-cell>
          <table:table-cell table:number-columns-repeated="2"/>
        </table:table-row>
        <table:table-row table:style-name="ro1">
          <table:table-cell office:value-type="float" office:value="135.33268896902" calcext:value-type="float">
            <text:p>135.332688969</text:p>
          </table:table-cell>
          <table:table-cell office:value-type="float" office:value="6.69958068169759" calcext:value-type="float">
            <text:p>6.6995806817</text:p>
          </table:table-cell>
          <table:table-cell table:formula="of:=1/[.B271]" office:value-type="float" office:value="0.149263072946024" calcext:value-type="float">
            <text:p>0.1492630729</text:p>
          </table:table-cell>
          <table:table-cell table:formula="of:=[.C271]/MAX([.C$2:.C$388])" office:value-type="float" office:value="0.868833698546983" calcext:value-type="float">
            <text:p>0.8688336985</text:p>
          </table:table-cell>
          <table:table-cell table:formula="of:=[.A271]*(24/4)*365" office:value-type="float" office:value="296378.588842153" calcext:value-type="float">
            <text:p>296378.588842153</text:p>
          </table:table-cell>
          <table:table-cell table:number-columns-repeated="2"/>
        </table:table-row>
        <table:table-row table:style-name="ro1">
          <table:table-cell office:value-type="float" office:value="135.329164743664" calcext:value-type="float">
            <text:p>135.3291647437</text:p>
          </table:table-cell>
          <table:table-cell office:value-type="float" office:value="6.70081867400362" calcext:value-type="float">
            <text:p>6.700818674</text:p>
          </table:table-cell>
          <table:table-cell table:formula="of:=1/[.B272]" office:value-type="float" office:value="0.149235496235644" calcext:value-type="float">
            <text:p>0.1492354962</text:p>
          </table:table-cell>
          <table:table-cell table:formula="of:=[.C272]/MAX([.C$2:.C$388])" office:value-type="float" office:value="0.86867317943934" calcext:value-type="float">
            <text:p>0.8686731794</text:p>
          </table:table-cell>
          <table:table-cell table:formula="of:=[.A272]*(24/4)*365" office:value-type="float" office:value="296370.870788625" calcext:value-type="float">
            <text:p>296370.870788625</text:p>
          </table:table-cell>
          <table:table-cell table:number-columns-repeated="2"/>
        </table:table-row>
        <table:table-row table:style-name="ro1">
          <table:table-cell office:value-type="float" office:value="135.301214822108" calcext:value-type="float">
            <text:p>135.3012148221</text:p>
          </table:table-cell>
          <table:table-cell office:value-type="float" office:value="6.70540899467508" calcext:value-type="float">
            <text:p>6.7054089947</text:p>
          </table:table-cell>
          <table:table-cell table:formula="of:=1/[.B273]" office:value-type="float" office:value="0.149133334117892" calcext:value-type="float">
            <text:p>0.1491333341</text:p>
          </table:table-cell>
          <table:table-cell table:formula="of:=[.C273]/MAX([.C$2:.C$388])" office:value-type="float" office:value="0.868078511991688" calcext:value-type="float">
            <text:p>0.868078512</text:p>
          </table:table-cell>
          <table:table-cell table:formula="of:=[.A273]*(24/4)*365" office:value-type="float" office:value="296309.660460417" calcext:value-type="float">
            <text:p>296309.660460417</text:p>
          </table:table-cell>
          <table:table-cell table:number-columns-repeated="2"/>
        </table:table-row>
        <table:table-row table:style-name="ro1">
          <table:table-cell office:value-type="float" office:value="135.298884146835" calcext:value-type="float">
            <text:p>135.2988841468</text:p>
          </table:table-cell>
          <table:table-cell office:value-type="float" office:value="6.70600265657109" calcext:value-type="float">
            <text:p>6.7060026566</text:p>
          </table:table-cell>
          <table:table-cell table:formula="of:=1/[.B274]" office:value-type="float" office:value="0.149120131800144" calcext:value-type="float">
            <text:p>0.1491201318</text:p>
          </table:table-cell>
          <table:table-cell table:formula="of:=[.C274]/MAX([.C$2:.C$388])" office:value-type="float" office:value="0.868001663657188" calcext:value-type="float">
            <text:p>0.8680016637</text:p>
          </table:table-cell>
          <table:table-cell table:formula="of:=[.A274]*(24/4)*365" office:value-type="float" office:value="296304.556281569" calcext:value-type="float">
            <text:p>296304.556281569</text:p>
          </table:table-cell>
          <table:table-cell table:number-columns-repeated="2"/>
        </table:table-row>
        <table:table-row table:style-name="ro1">
          <table:table-cell office:value-type="float" office:value="135.288287421566" calcext:value-type="float">
            <text:p>135.2882874216</text:p>
          </table:table-cell>
          <table:table-cell office:value-type="float" office:value="6.70746096255414" calcext:value-type="float">
            <text:p>6.7074609626</text:p>
          </table:table-cell>
          <table:table-cell table:formula="of:=1/[.B275]" office:value-type="float" office:value="0.149087710772037" calcext:value-type="float">
            <text:p>0.1490877108</text:p>
          </table:table-cell>
          <table:table-cell table:formula="of:=[.C275]/MAX([.C$2:.C$388])" office:value-type="float" office:value="0.867812946640946" calcext:value-type="float">
            <text:p>0.8678129466</text:p>
          </table:table-cell>
          <table:table-cell table:formula="of:=[.A275]*(24/4)*365" office:value-type="float" office:value="296281.349453229" calcext:value-type="float">
            <text:p>296281.349453229</text:p>
          </table:table-cell>
          <table:table-cell table:number-columns-repeated="2"/>
        </table:table-row>
        <table:table-row table:style-name="ro1">
          <table:table-cell office:value-type="float" office:value="135.279503342938" calcext:value-type="float">
            <text:p>135.2795033429</text:p>
          </table:table-cell>
          <table:table-cell office:value-type="float" office:value="6.71548120494087" calcext:value-type="float">
            <text:p>6.7154812049</text:p>
          </table:table-cell>
          <table:table-cell table:formula="of:=1/[.B276]" office:value-type="float" office:value="0.148909656580419" calcext:value-type="float">
            <text:p>0.1489096566</text:p>
          </table:table-cell>
          <table:table-cell table:formula="of:=[.C276]/MAX([.C$2:.C$388])" office:value-type="float" office:value="0.866776524980906" calcext:value-type="float">
            <text:p>0.866776525</text:p>
          </table:table-cell>
          <table:table-cell table:formula="of:=[.A276]*(24/4)*365" office:value-type="float" office:value="296262.112321035" calcext:value-type="float">
            <text:p>296262.112321035</text:p>
          </table:table-cell>
          <table:table-cell table:number-columns-repeated="2"/>
        </table:table-row>
        <table:table-row table:style-name="ro1">
          <table:table-cell office:value-type="float" office:value="135.250410314342" calcext:value-type="float">
            <text:p>135.2504103143</text:p>
          </table:table-cell>
          <table:table-cell office:value-type="float" office:value="6.7164275032299" calcext:value-type="float">
            <text:p>6.7164275032</text:p>
          </table:table-cell>
          <table:table-cell table:formula="of:=1/[.B277]" office:value-type="float" office:value="0.148888676237346" calcext:value-type="float">
            <text:p>0.1488886762</text:p>
          </table:table-cell>
          <table:table-cell table:formula="of:=[.C277]/MAX([.C$2:.C$388])" office:value-type="float" office:value="0.866654402149658" calcext:value-type="float">
            <text:p>0.8666544021</text:p>
          </table:table-cell>
          <table:table-cell table:formula="of:=[.A277]*(24/4)*365" office:value-type="float" office:value="296198.39858841" calcext:value-type="float">
            <text:p>296198.39858841</text:p>
          </table:table-cell>
          <table:table-cell table:number-columns-repeated="2"/>
        </table:table-row>
        <table:table-row table:style-name="ro1">
          <table:table-cell office:value-type="float" office:value="135.242412105441" calcext:value-type="float">
            <text:p>135.2424121054</text:p>
          </table:table-cell>
          <table:table-cell office:value-type="float" office:value="6.71743137173307" calcext:value-type="float">
            <text:p>6.7174313717</text:p>
          </table:table-cell>
          <table:table-cell table:formula="of:=1/[.B278]" office:value-type="float" office:value="0.148866425968711" calcext:value-type="float">
            <text:p>0.148866426</text:p>
          </table:table-cell>
          <table:table-cell table:formula="of:=[.C278]/MAX([.C$2:.C$388])" office:value-type="float" office:value="0.866524887308448" calcext:value-type="float">
            <text:p>0.8665248873</text:p>
          </table:table-cell>
          <table:table-cell table:formula="of:=[.A278]*(24/4)*365" office:value-type="float" office:value="296180.882510917" calcext:value-type="float">
            <text:p>296180.882510917</text:p>
          </table:table-cell>
          <table:table-cell table:number-columns-repeated="2"/>
        </table:table-row>
        <table:table-row table:style-name="ro1">
          <table:table-cell office:value-type="float" office:value="135.220673573186" calcext:value-type="float">
            <text:p>135.2206735732</text:p>
          </table:table-cell>
          <table:table-cell office:value-type="float" office:value="6.71987103061614" calcext:value-type="float">
            <text:p>6.7198710306</text:p>
          </table:table-cell>
          <table:table-cell table:formula="of:=1/[.B279]" office:value-type="float" office:value="0.148812379797758" calcext:value-type="float">
            <text:p>0.1488123798</text:p>
          </table:table-cell>
          <table:table-cell table:formula="of:=[.C279]/MAX([.C$2:.C$388])" office:value-type="float" office:value="0.866210294196603" calcext:value-type="float">
            <text:p>0.8662102942</text:p>
          </table:table-cell>
          <table:table-cell table:formula="of:=[.A279]*(24/4)*365" office:value-type="float" office:value="296133.275125278" calcext:value-type="float">
            <text:p>296133.275125278</text:p>
          </table:table-cell>
          <table:table-cell table:number-columns-repeated="2"/>
        </table:table-row>
        <table:table-row table:style-name="ro1">
          <table:table-cell office:value-type="float" office:value="135.208942458479" calcext:value-type="float">
            <text:p>135.2089424585</text:p>
          </table:table-cell>
          <table:table-cell office:value-type="float" office:value="6.72342685085713" calcext:value-type="float">
            <text:p>6.7234268509</text:p>
          </table:table-cell>
          <table:table-cell table:formula="of:=1/[.B280]" office:value-type="float" office:value="0.148733677361644" calcext:value-type="float">
            <text:p>0.1487336774</text:p>
          </table:table-cell>
          <table:table-cell table:formula="of:=[.C280]/MAX([.C$2:.C$388])" office:value-type="float" office:value="0.865752181367329" calcext:value-type="float">
            <text:p>0.8657521814</text:p>
          </table:table-cell>
          <table:table-cell table:formula="of:=[.A280]*(24/4)*365" office:value-type="float" office:value="296107.583984069" calcext:value-type="float">
            <text:p>296107.583984069</text:p>
          </table:table-cell>
          <table:table-cell table:number-columns-repeated="2"/>
        </table:table-row>
        <table:table-row table:style-name="ro1">
          <table:table-cell office:value-type="float" office:value="135.205892038607" calcext:value-type="float">
            <text:p>135.2058920386</text:p>
          </table:table-cell>
          <table:table-cell office:value-type="float" office:value="6.72683709109173" calcext:value-type="float">
            <text:p>6.7268370911</text:p>
          </table:table-cell>
          <table:table-cell table:formula="of:=1/[.B281]" office:value-type="float" office:value="0.148658275272384" calcext:value-type="float">
            <text:p>0.1486582753</text:p>
          </table:table-cell>
          <table:table-cell table:formula="of:=[.C281]/MAX([.C$2:.C$388])" office:value-type="float" office:value="0.865313279267856" calcext:value-type="float">
            <text:p>0.8653132793</text:p>
          </table:table-cell>
          <table:table-cell table:formula="of:=[.A281]*(24/4)*365" office:value-type="float" office:value="296100.903564549" calcext:value-type="float">
            <text:p>296100.903564549</text:p>
          </table:table-cell>
          <table:table-cell table:number-columns-repeated="2"/>
        </table:table-row>
        <table:table-row table:style-name="ro1">
          <table:table-cell office:value-type="float" office:value="135.180212800206" calcext:value-type="float">
            <text:p>135.1802128002</text:p>
          </table:table-cell>
          <table:table-cell office:value-type="float" office:value="6.72705715189017" calcext:value-type="float">
            <text:p>6.7270571519</text:p>
          </table:table-cell>
          <table:table-cell table:formula="of:=1/[.B282]" office:value-type="float" office:value="0.148653412245653" calcext:value-type="float">
            <text:p>0.1486534122</text:p>
          </table:table-cell>
          <table:table-cell table:formula="of:=[.C282]/MAX([.C$2:.C$388])" office:value-type="float" office:value="0.865284972457487" calcext:value-type="float">
            <text:p>0.8652849725</text:p>
          </table:table-cell>
          <table:table-cell table:formula="of:=[.A282]*(24/4)*365" office:value-type="float" office:value="296044.666032451" calcext:value-type="float">
            <text:p>296044.666032451</text:p>
          </table:table-cell>
          <table:table-cell table:number-columns-repeated="2"/>
        </table:table-row>
        <table:table-row table:style-name="ro1">
          <table:table-cell office:value-type="float" office:value="135.163432452413" calcext:value-type="float">
            <text:p>135.1634324524</text:p>
          </table:table-cell>
          <table:table-cell office:value-type="float" office:value="6.73179932610736" calcext:value-type="float">
            <text:p>6.7317993261</text:p>
          </table:table-cell>
          <table:table-cell table:formula="of:=1/[.B283]" office:value-type="float" office:value="0.148548694272835" calcext:value-type="float">
            <text:p>0.1485486943</text:p>
          </table:table-cell>
          <table:table-cell table:formula="of:=[.C283]/MAX([.C$2:.C$388])" office:value-type="float" office:value="0.864675427833809" calcext:value-type="float">
            <text:p>0.8646754278</text:p>
          </table:table-cell>
          <table:table-cell table:formula="of:=[.A283]*(24/4)*365" office:value-type="float" office:value="296007.917070785" calcext:value-type="float">
            <text:p>296007.917070785</text:p>
          </table:table-cell>
          <table:table-cell table:number-columns-repeated="2"/>
        </table:table-row>
        <table:table-row table:style-name="ro1">
          <table:table-cell office:value-type="float" office:value="135.156328984297" calcext:value-type="float">
            <text:p>135.1563289843</text:p>
          </table:table-cell>
          <table:table-cell office:value-type="float" office:value="6.73590555794858" calcext:value-type="float">
            <text:p>6.7359055579</text:p>
          </table:table-cell>
          <table:table-cell table:formula="of:=1/[.B284]" office:value-type="float" office:value="0.14845813846365" calcext:value-type="float">
            <text:p>0.1484581385</text:p>
          </table:table-cell>
          <table:table-cell table:formula="of:=[.C284]/MAX([.C$2:.C$388])" office:value-type="float" office:value="0.86414831863616" calcext:value-type="float">
            <text:p>0.8641483186</text:p>
          </table:table-cell>
          <table:table-cell table:formula="of:=[.A284]*(24/4)*365" office:value-type="float" office:value="295992.360475611" calcext:value-type="float">
            <text:p>295992.360475611</text:p>
          </table:table-cell>
          <table:table-cell table:number-columns-repeated="2"/>
        </table:table-row>
        <table:table-row table:style-name="ro1">
          <table:table-cell office:value-type="float" office:value="135.113531403564" calcext:value-type="float">
            <text:p>135.1135314036</text:p>
          </table:table-cell>
          <table:table-cell office:value-type="float" office:value="6.73916895378406" calcext:value-type="float">
            <text:p>6.7391689538</text:p>
          </table:table-cell>
          <table:table-cell table:formula="of:=1/[.B285]" office:value-type="float" office:value="0.14838624863953" calcext:value-type="float">
            <text:p>0.1483862486</text:p>
          </table:table-cell>
          <table:table-cell table:formula="of:=[.C285]/MAX([.C$2:.C$388])" office:value-type="float" office:value="0.863729860804992" calcext:value-type="float">
            <text:p>0.8637298608</text:p>
          </table:table-cell>
          <table:table-cell table:formula="of:=[.A285]*(24/4)*365" office:value-type="float" office:value="295898.633773806" calcext:value-type="float">
            <text:p>295898.633773806</text:p>
          </table:table-cell>
          <table:table-cell table:number-columns-repeated="2"/>
        </table:table-row>
        <table:table-row table:style-name="ro1">
          <table:table-cell office:value-type="float" office:value="135.111884170947" calcext:value-type="float">
            <text:p>135.1118841709</text:p>
          </table:table-cell>
          <table:table-cell office:value-type="float" office:value="6.74329710131448" calcext:value-type="float">
            <text:p>6.7432971013</text:p>
          </table:table-cell>
          <table:table-cell table:formula="of:=1/[.B286]" office:value-type="float" office:value="0.148295408755617" calcext:value-type="float">
            <text:p>0.1482954088</text:p>
          </table:table-cell>
          <table:table-cell table:formula="of:=[.C286]/MAX([.C$2:.C$388])" office:value-type="float" office:value="0.863201098059074" calcext:value-type="float">
            <text:p>0.8632010981</text:p>
          </table:table-cell>
          <table:table-cell table:formula="of:=[.A286]*(24/4)*365" office:value-type="float" office:value="295895.026334375" calcext:value-type="float">
            <text:p>295895.026334375</text:p>
          </table:table-cell>
          <table:table-cell table:number-columns-repeated="2"/>
        </table:table-row>
        <table:table-row table:style-name="ro1">
          <table:table-cell office:value-type="float" office:value="135.075860743005" calcext:value-type="float">
            <text:p>135.075860743</text:p>
          </table:table-cell>
          <table:table-cell office:value-type="float" office:value="6.75164430889012" calcext:value-type="float">
            <text:p>6.7516443089</text:p>
          </table:table-cell>
          <table:table-cell table:formula="of:=1/[.B287]" office:value-type="float" office:value="0.148112067853347" calcext:value-type="float">
            <text:p>0.1481120679</text:p>
          </table:table-cell>
          <table:table-cell table:formula="of:=[.C287]/MAX([.C$2:.C$388])" office:value-type="float" office:value="0.862133903400207" calcext:value-type="float">
            <text:p>0.8621339034</text:p>
          </table:table-cell>
          <table:table-cell table:formula="of:=[.A287]*(24/4)*365" office:value-type="float" office:value="295816.13502718" calcext:value-type="float">
            <text:p>295816.13502718</text:p>
          </table:table-cell>
          <table:table-cell table:number-columns-repeated="2"/>
        </table:table-row>
        <table:table-row table:style-name="ro1">
          <table:table-cell office:value-type="float" office:value="135.055285614904" calcext:value-type="float">
            <text:p>135.0552856149</text:p>
          </table:table-cell>
          <table:table-cell office:value-type="float" office:value="6.75238530614615" calcext:value-type="float">
            <text:p>6.7523853061</text:p>
          </table:table-cell>
          <table:table-cell table:formula="of:=1/[.B288]" office:value-type="float" office:value="0.148095814243565" calcext:value-type="float">
            <text:p>0.1480958142</text:p>
          </table:table-cell>
          <table:table-cell table:formula="of:=[.C288]/MAX([.C$2:.C$388])" office:value-type="float" office:value="0.862039294039546" calcext:value-type="float">
            <text:p>0.862039294</text:p>
          </table:table-cell>
          <table:table-cell table:formula="of:=[.A288]*(24/4)*365" office:value-type="float" office:value="295771.075496639" calcext:value-type="float">
            <text:p>295771.075496639</text:p>
          </table:table-cell>
          <table:table-cell table:number-columns-repeated="2"/>
        </table:table-row>
        <table:table-row table:style-name="ro1">
          <table:table-cell office:value-type="float" office:value="135.037389953301" calcext:value-type="float">
            <text:p>135.0373899533</text:p>
          </table:table-cell>
          <table:table-cell office:value-type="float" office:value="6.75326477052792" calcext:value-type="float">
            <text:p>6.7532647705</text:p>
          </table:table-cell>
          <table:table-cell table:formula="of:=1/[.B289]" office:value-type="float" office:value="0.148076528017104" calcext:value-type="float">
            <text:p>0.148076528</text:p>
          </table:table-cell>
          <table:table-cell table:formula="of:=[.C289]/MAX([.C$2:.C$388])" office:value-type="float" office:value="0.861927032358633" calcext:value-type="float">
            <text:p>0.8619270324</text:p>
          </table:table-cell>
          <table:table-cell table:formula="of:=[.A289]*(24/4)*365" office:value-type="float" office:value="295731.883997729" calcext:value-type="float">
            <text:p>295731.883997729</text:p>
          </table:table-cell>
          <table:table-cell table:number-columns-repeated="2"/>
        </table:table-row>
        <table:table-row table:style-name="ro1">
          <table:table-cell office:value-type="float" office:value="135.016280000089" calcext:value-type="float">
            <text:p>135.0162800001</text:p>
          </table:table-cell>
          <table:table-cell office:value-type="float" office:value="6.7582899991947" calcext:value-type="float">
            <text:p>6.7582899992</text:p>
          </table:table-cell>
          <table:table-cell table:formula="of:=1/[.B290]" office:value-type="float" office:value="0.14796642347682" calcext:value-type="float">
            <text:p>0.1479664235</text:p>
          </table:table-cell>
          <table:table-cell table:formula="of:=[.C290]/MAX([.C$2:.C$388])" office:value-type="float" office:value="0.861286133487439" calcext:value-type="float">
            <text:p>0.8612861335</text:p>
          </table:table-cell>
          <table:table-cell table:formula="of:=[.A290]*(24/4)*365" office:value-type="float" office:value="295685.653200194" calcext:value-type="float">
            <text:p>295685.653200194</text:p>
          </table:table-cell>
          <table:table-cell table:number-columns-repeated="2"/>
        </table:table-row>
        <table:table-row table:style-name="ro1">
          <table:table-cell office:value-type="float" office:value="134.987386095006" calcext:value-type="float">
            <text:p>134.987386095</text:p>
          </table:table-cell>
          <table:table-cell office:value-type="float" office:value="6.76104396454493" calcext:value-type="float">
            <text:p>6.7610439645</text:p>
          </table:table-cell>
          <table:table-cell table:formula="of:=1/[.B291]" office:value-type="float" office:value="0.14790615254745" calcext:value-type="float">
            <text:p>0.1479061525</text:p>
          </table:table-cell>
          <table:table-cell table:formula="of:=[.C291]/MAX([.C$2:.C$388])" office:value-type="float" office:value="0.860935307168206" calcext:value-type="float">
            <text:p>0.8609353072</text:p>
          </table:table-cell>
          <table:table-cell table:formula="of:=[.A291]*(24/4)*365" office:value-type="float" office:value="295622.375548063" calcext:value-type="float">
            <text:p>295622.375548063</text:p>
          </table:table-cell>
          <table:table-cell table:number-columns-repeated="2"/>
        </table:table-row>
        <table:table-row table:style-name="ro1">
          <table:table-cell office:value-type="float" office:value="134.962295910968" calcext:value-type="float">
            <text:p>134.962295911</text:p>
          </table:table-cell>
          <table:table-cell office:value-type="float" office:value="6.76631952814122" calcext:value-type="float">
            <text:p>6.7663195281</text:p>
          </table:table-cell>
          <table:table-cell table:formula="of:=1/[.B292]" office:value-type="float" office:value="0.147790833087469" calcext:value-type="float">
            <text:p>0.1477908331</text:p>
          </table:table-cell>
          <table:table-cell table:formula="of:=[.C292]/MAX([.C$2:.C$388])" office:value-type="float" office:value="0.860264053180514" calcext:value-type="float">
            <text:p>0.8602640532</text:p>
          </table:table-cell>
          <table:table-cell table:formula="of:=[.A292]*(24/4)*365" office:value-type="float" office:value="295567.428045021" calcext:value-type="float">
            <text:p>295567.428045021</text:p>
          </table:table-cell>
          <table:table-cell table:number-columns-repeated="2"/>
        </table:table-row>
        <table:table-row table:style-name="ro1">
          <table:table-cell office:value-type="float" office:value="134.954827803796" calcext:value-type="float">
            <text:p>134.9548278038</text:p>
          </table:table-cell>
          <table:table-cell office:value-type="float" office:value="6.76959283600734" calcext:value-type="float">
            <text:p>6.769592836</text:p>
          </table:table-cell>
          <table:table-cell table:formula="of:=1/[.B293]" office:value-type="float" office:value="0.147719371640938" calcext:value-type="float">
            <text:p>0.1477193716</text:p>
          </table:table-cell>
          <table:table-cell table:formula="of:=[.C293]/MAX([.C$2:.C$388])" office:value-type="float" office:value="0.859848088858815" calcext:value-type="float">
            <text:p>0.8598480889</text:p>
          </table:table-cell>
          <table:table-cell table:formula="of:=[.A293]*(24/4)*365" office:value-type="float" office:value="295551.072890312" calcext:value-type="float">
            <text:p>295551.072890312</text:p>
          </table:table-cell>
          <table:table-cell table:number-columns-repeated="2"/>
        </table:table-row>
        <table:table-row table:style-name="ro1">
          <table:table-cell office:value-type="float" office:value="134.9356952929" calcext:value-type="float">
            <text:p>134.9356952929</text:p>
          </table:table-cell>
          <table:table-cell office:value-type="float" office:value="6.77129803481286" calcext:value-type="float">
            <text:p>6.7712980348</text:p>
          </table:table-cell>
          <table:table-cell table:formula="of:=1/[.B294]" office:value-type="float" office:value="0.147682171846337" calcext:value-type="float">
            <text:p>0.1476821718</text:p>
          </table:table-cell>
          <table:table-cell table:formula="of:=[.C294]/MAX([.C$2:.C$388])" office:value-type="float" office:value="0.859631555496006" calcext:value-type="float">
            <text:p>0.8596315555</text:p>
          </table:table-cell>
          <table:table-cell table:formula="of:=[.A294]*(24/4)*365" office:value-type="float" office:value="295509.172691451" calcext:value-type="float">
            <text:p>295509.172691451</text:p>
          </table:table-cell>
          <table:table-cell table:number-columns-repeated="2"/>
        </table:table-row>
        <table:table-row table:style-name="ro1">
          <table:table-cell office:value-type="float" office:value="134.926587585087" calcext:value-type="float">
            <text:p>134.9265875851</text:p>
          </table:table-cell>
          <table:table-cell office:value-type="float" office:value="6.77254579118868" calcext:value-type="float">
            <text:p>6.7725457912</text:p>
          </table:table-cell>
          <table:table-cell table:formula="of:=1/[.B295]" office:value-type="float" office:value="0.147654963263746" calcext:value-type="float">
            <text:p>0.1476549633</text:p>
          </table:table-cell>
          <table:table-cell table:formula="of:=[.C295]/MAX([.C$2:.C$388])" office:value-type="float" office:value="0.859473179194495" calcext:value-type="float">
            <text:p>0.8594731792</text:p>
          </table:table-cell>
          <table:table-cell table:formula="of:=[.A295]*(24/4)*365" office:value-type="float" office:value="295489.22681134" calcext:value-type="float">
            <text:p>295489.22681134</text:p>
          </table:table-cell>
          <table:table-cell table:number-columns-repeated="2"/>
        </table:table-row>
        <table:table-row table:style-name="ro1">
          <table:table-cell office:value-type="float" office:value="134.916964721395" calcext:value-type="float">
            <text:p>134.9169647214</text:p>
          </table:table-cell>
          <table:table-cell office:value-type="float" office:value="6.77371392446098" calcext:value-type="float">
            <text:p>6.7737139245</text:p>
          </table:table-cell>
          <table:table-cell table:formula="of:=1/[.B296]" office:value-type="float" office:value="0.147629500027871" calcext:value-type="float">
            <text:p>0.1476295</text:p>
          </table:table-cell>
          <table:table-cell table:formula="of:=[.C296]/MAX([.C$2:.C$388])" office:value-type="float" office:value="0.859324962244612" calcext:value-type="float">
            <text:p>0.8593249622</text:p>
          </table:table-cell>
          <table:table-cell table:formula="of:=[.A296]*(24/4)*365" office:value-type="float" office:value="295468.152739854" calcext:value-type="float">
            <text:p>295468.152739854</text:p>
          </table:table-cell>
          <table:table-cell table:number-columns-repeated="2"/>
        </table:table-row>
        <table:table-row table:style-name="ro1">
          <table:table-cell office:value-type="float" office:value="134.91260931106" calcext:value-type="float">
            <text:p>134.9126093111</text:p>
          </table:table-cell>
          <table:table-cell office:value-type="float" office:value="6.77755937533802" calcext:value-type="float">
            <text:p>6.7775593753</text:p>
          </table:table-cell>
          <table:table-cell table:formula="of:=1/[.B297]" office:value-type="float" office:value="0.147545738018728" calcext:value-type="float">
            <text:p>0.147545738</text:p>
          </table:table-cell>
          <table:table-cell table:formula="of:=[.C297]/MAX([.C$2:.C$388])" office:value-type="float" office:value="0.858837398544063" calcext:value-type="float">
            <text:p>0.8588373985</text:p>
          </table:table-cell>
          <table:table-cell table:formula="of:=[.A297]*(24/4)*365" office:value-type="float" office:value="295458.614391222" calcext:value-type="float">
            <text:p>295458.614391222</text:p>
          </table:table-cell>
          <table:table-cell table:number-columns-repeated="2"/>
        </table:table-row>
        <table:table-row table:style-name="ro1">
          <table:table-cell office:value-type="float" office:value="134.893828289041" calcext:value-type="float">
            <text:p>134.893828289</text:p>
          </table:table-cell>
          <table:table-cell office:value-type="float" office:value="6.77892112880835" calcext:value-type="float">
            <text:p>6.7789211288</text:p>
          </table:table-cell>
          <table:table-cell table:formula="of:=1/[.B298]" office:value-type="float" office:value="0.147516098948298" calcext:value-type="float">
            <text:p>0.1475160989</text:p>
          </table:table-cell>
          <table:table-cell table:formula="of:=[.C298]/MAX([.C$2:.C$388])" office:value-type="float" office:value="0.858664874806776" calcext:value-type="float">
            <text:p>0.8586648748</text:p>
          </table:table-cell>
          <table:table-cell table:formula="of:=[.A298]*(24/4)*365" office:value-type="float" office:value="295417.483953" calcext:value-type="float">
            <text:p>295417.483953</text:p>
          </table:table-cell>
          <table:table-cell table:number-columns-repeated="2"/>
        </table:table-row>
        <table:table-row table:style-name="ro1">
          <table:table-cell office:value-type="float" office:value="134.885227368744" calcext:value-type="float">
            <text:p>134.8852273687</text:p>
          </table:table-cell>
          <table:table-cell office:value-type="float" office:value="6.78199757747938" calcext:value-type="float">
            <text:p>6.7819975775</text:p>
          </table:table-cell>
          <table:table-cell table:formula="of:=1/[.B299]" office:value-type="float" office:value="0.147449182718768" calcext:value-type="float">
            <text:p>0.1474491827</text:p>
          </table:table-cell>
          <table:table-cell table:formula="of:=[.C299]/MAX([.C$2:.C$388])" office:value-type="float" office:value="0.858275367381746" calcext:value-type="float">
            <text:p>0.8582753674</text:p>
          </table:table-cell>
          <table:table-cell table:formula="of:=[.A299]*(24/4)*365" office:value-type="float" office:value="295398.647937549" calcext:value-type="float">
            <text:p>295398.647937549</text:p>
          </table:table-cell>
          <table:table-cell table:number-columns-repeated="2"/>
        </table:table-row>
        <table:table-row table:style-name="ro1">
          <table:table-cell office:value-type="float" office:value="134.863301191264" calcext:value-type="float">
            <text:p>134.8633011913</text:p>
          </table:table-cell>
          <table:table-cell office:value-type="float" office:value="6.78201843592124" calcext:value-type="float">
            <text:p>6.7820184359</text:p>
          </table:table-cell>
          <table:table-cell table:formula="of:=1/[.B300]" office:value-type="float" office:value="0.147448729231324" calcext:value-type="float">
            <text:p>0.1474487292</text:p>
          </table:table-cell>
          <table:table-cell table:formula="of:=[.C300]/MAX([.C$2:.C$388])" office:value-type="float" office:value="0.858272727712301" calcext:value-type="float">
            <text:p>0.8582727277</text:p>
          </table:table-cell>
          <table:table-cell table:formula="of:=[.A300]*(24/4)*365" office:value-type="float" office:value="295350.629608868" calcext:value-type="float">
            <text:p>295350.629608868</text:p>
          </table:table-cell>
          <table:table-cell table:number-columns-repeated="2"/>
        </table:table-row>
        <table:table-row table:style-name="ro1">
          <table:table-cell office:value-type="float" office:value="134.862523915367" calcext:value-type="float">
            <text:p>134.8625239154</text:p>
          </table:table-cell>
          <table:table-cell office:value-type="float" office:value="6.78539819084436" calcext:value-type="float">
            <text:p>6.7853981908</text:p>
          </table:table-cell>
          <table:table-cell table:formula="of:=1/[.B301]" office:value-type="float" office:value="0.147375286147439" calcext:value-type="float">
            <text:p>0.1473752861</text:p>
          </table:table-cell>
          <table:table-cell table:formula="of:=[.C301]/MAX([.C$2:.C$388])" office:value-type="float" office:value="0.857845228633354" calcext:value-type="float">
            <text:p>0.8578452286</text:p>
          </table:table-cell>
          <table:table-cell table:formula="of:=[.A301]*(24/4)*365" office:value-type="float" office:value="295348.927374653" calcext:value-type="float">
            <text:p>295348.927374653</text:p>
          </table:table-cell>
          <table:table-cell table:number-columns-repeated="2"/>
        </table:table-row>
        <table:table-row table:style-name="ro1">
          <table:table-cell office:value-type="float" office:value="134.830088065893" calcext:value-type="float">
            <text:p>134.8300880659</text:p>
          </table:table-cell>
          <table:table-cell office:value-type="float" office:value="6.78926721726202" calcext:value-type="float">
            <text:p>6.7892672173</text:p>
          </table:table-cell>
          <table:table-cell table:formula="of:=1/[.B302]" office:value-type="float" office:value="0.147291300813356" calcext:value-type="float">
            <text:p>0.1472913008</text:p>
          </table:table-cell>
          <table:table-cell table:formula="of:=[.C302]/MAX([.C$2:.C$388])" office:value-type="float" office:value="0.857356364998203" calcext:value-type="float">
            <text:p>0.857356365</text:p>
          </table:table-cell>
          <table:table-cell table:formula="of:=[.A302]*(24/4)*365" office:value-type="float" office:value="295277.892864306" calcext:value-type="float">
            <text:p>295277.892864306</text:p>
          </table:table-cell>
          <table:table-cell table:number-columns-repeated="2"/>
        </table:table-row>
        <table:table-row table:style-name="ro1">
          <table:table-cell office:value-type="float" office:value="134.805531673208" calcext:value-type="float">
            <text:p>134.8055316732</text:p>
          </table:table-cell>
          <table:table-cell office:value-type="float" office:value="6.79330783923554" calcext:value-type="float">
            <text:p>6.7933078392</text:p>
          </table:table-cell>
          <table:table-cell table:formula="of:=1/[.B303]" office:value-type="float" office:value="0.147203692761335" calcext:value-type="float">
            <text:p>0.1472036928</text:p>
          </table:table-cell>
          <table:table-cell table:formula="of:=[.C303]/MAX([.C$2:.C$388])" office:value-type="float" office:value="0.85684641416872" calcext:value-type="float">
            <text:p>0.8568464142</text:p>
          </table:table-cell>
          <table:table-cell table:formula="of:=[.A303]*(24/4)*365" office:value-type="float" office:value="295224.114364326" calcext:value-type="float">
            <text:p>295224.114364326</text:p>
          </table:table-cell>
          <table:table-cell table:number-columns-repeated="2"/>
        </table:table-row>
        <table:table-row table:style-name="ro1">
          <table:table-cell office:value-type="float" office:value="134.790102544945" calcext:value-type="float">
            <text:p>134.7901025449</text:p>
          </table:table-cell>
          <table:table-cell office:value-type="float" office:value="6.79949795141683" calcext:value-type="float">
            <text:p>6.7994979514</text:p>
          </table:table-cell>
          <table:table-cell table:formula="of:=1/[.B304]" office:value-type="float" office:value="0.147069681783142" calcext:value-type="float">
            <text:p>0.1470696818</text:p>
          </table:table-cell>
          <table:table-cell table:formula="of:=[.C304]/MAX([.C$2:.C$388])" office:value-type="float" office:value="0.856066360190657" calcext:value-type="float">
            <text:p>0.8560663602</text:p>
          </table:table-cell>
          <table:table-cell table:formula="of:=[.A304]*(24/4)*365" office:value-type="float" office:value="295190.324573431" calcext:value-type="float">
            <text:p>295190.324573431</text:p>
          </table:table-cell>
          <table:table-cell table:number-columns-repeated="2"/>
        </table:table-row>
        <table:table-row table:style-name="ro1">
          <table:table-cell office:value-type="float" office:value="134.77151564467" calcext:value-type="float">
            <text:p>134.7715156447</text:p>
          </table:table-cell>
          <table:table-cell office:value-type="float" office:value="6.80139722909888" calcext:value-type="float">
            <text:p>6.8013972291</text:p>
          </table:table-cell>
          <table:table-cell table:formula="of:=1/[.B305]" office:value-type="float" office:value="0.147028612844671" calcext:value-type="float">
            <text:p>0.1470286128</text:p>
          </table:table-cell>
          <table:table-cell table:formula="of:=[.C305]/MAX([.C$2:.C$388])" office:value-type="float" office:value="0.855827305232168" calcext:value-type="float">
            <text:p>0.8558273052</text:p>
          </table:table-cell>
          <table:table-cell table:formula="of:=[.A305]*(24/4)*365" office:value-type="float" office:value="295149.619261826" calcext:value-type="float">
            <text:p>295149.619261826</text:p>
          </table:table-cell>
          <table:table-cell table:number-columns-repeated="2"/>
        </table:table-row>
        <table:table-row table:style-name="ro1">
          <table:table-cell office:value-type="float" office:value="134.757744552622" calcext:value-type="float">
            <text:p>134.7577445526</text:p>
          </table:table-cell>
          <table:table-cell office:value-type="float" office:value="6.80233176853719" calcext:value-type="float">
            <text:p>6.8023317685</text:p>
          </table:table-cell>
          <table:table-cell table:formula="of:=1/[.B306]" office:value-type="float" office:value="0.147008413295173" calcext:value-type="float">
            <text:p>0.1470084133</text:p>
          </table:table-cell>
          <table:table-cell table:formula="of:=[.C306]/MAX([.C$2:.C$388])" office:value-type="float" office:value="0.855709727260918" calcext:value-type="float">
            <text:p>0.8557097273</text:p>
          </table:table-cell>
          <table:table-cell table:formula="of:=[.A306]*(24/4)*365" office:value-type="float" office:value="295119.460570243" calcext:value-type="float">
            <text:p>295119.460570243</text:p>
          </table:table-cell>
          <table:table-cell table:number-columns-repeated="2"/>
        </table:table-row>
        <table:table-row table:style-name="ro1">
          <table:table-cell office:value-type="float" office:value="134.7440795207" calcext:value-type="float">
            <text:p>134.7440795207</text:p>
          </table:table-cell>
          <table:table-cell office:value-type="float" office:value="6.80536776202691" calcext:value-type="float">
            <text:p>6.805367762</text:p>
          </table:table-cell>
          <table:table-cell table:formula="of:=1/[.B307]" office:value-type="float" office:value="0.146942830272873" calcext:value-type="float">
            <text:p>0.1469428303</text:p>
          </table:table-cell>
          <table:table-cell table:formula="of:=[.C307]/MAX([.C$2:.C$388])" office:value-type="float" office:value="0.855327980197143" calcext:value-type="float">
            <text:p>0.8553279802</text:p>
          </table:table-cell>
          <table:table-cell table:formula="of:=[.A307]*(24/4)*365" office:value-type="float" office:value="295089.534150333" calcext:value-type="float">
            <text:p>295089.534150333</text:p>
          </table:table-cell>
          <table:table-cell table:number-columns-repeated="2"/>
        </table:table-row>
        <table:table-row table:style-name="ro1">
          <table:table-cell office:value-type="float" office:value="134.720625343094" calcext:value-type="float">
            <text:p>134.7206253431</text:p>
          </table:table-cell>
          <table:table-cell office:value-type="float" office:value="6.80872193721259" calcext:value-type="float">
            <text:p>6.8087219372</text:p>
          </table:table-cell>
          <table:table-cell table:formula="of:=1/[.B308]" office:value-type="float" office:value="0.146870441945142" calcext:value-type="float">
            <text:p>0.1468704419</text:p>
          </table:table-cell>
          <table:table-cell table:formula="of:=[.C308]/MAX([.C$2:.C$388])" office:value-type="float" office:value="0.854906620665464" calcext:value-type="float">
            <text:p>0.8549066207</text:p>
          </table:table-cell>
          <table:table-cell table:formula="of:=[.A308]*(24/4)*365" office:value-type="float" office:value="295038.169501375" calcext:value-type="float">
            <text:p>295038.169501375</text:p>
          </table:table-cell>
          <table:table-cell table:number-columns-repeated="2"/>
        </table:table-row>
        <table:table-row table:style-name="ro1">
          <table:table-cell office:value-type="float" office:value="134.70868924532" calcext:value-type="float">
            <text:p>134.7086892453</text:p>
          </table:table-cell>
          <table:table-cell office:value-type="float" office:value="6.81185963494203" calcext:value-type="float">
            <text:p>6.8118596349</text:p>
          </table:table-cell>
          <table:table-cell table:formula="of:=1/[.B309]" office:value-type="float" office:value="0.146802790073714" calcext:value-type="float">
            <text:p>0.1468027901</text:p>
          </table:table-cell>
          <table:table-cell table:formula="of:=[.C309]/MAX([.C$2:.C$388])" office:value-type="float" office:value="0.854512831200282" calcext:value-type="float">
            <text:p>0.8545128312</text:p>
          </table:table-cell>
          <table:table-cell table:formula="of:=[.A309]*(24/4)*365" office:value-type="float" office:value="295012.02944725" calcext:value-type="float">
            <text:p>295012.02944725</text:p>
          </table:table-cell>
          <table:table-cell table:number-columns-repeated="2"/>
        </table:table-row>
        <table:table-row table:style-name="ro1">
          <table:table-cell office:value-type="float" office:value="134.706220903466" calcext:value-type="float">
            <text:p>134.7062209035</text:p>
          </table:table-cell>
          <table:table-cell office:value-type="float" office:value="6.81217587431571" calcext:value-type="float">
            <text:p>6.8121758743</text:p>
          </table:table-cell>
          <table:table-cell table:formula="of:=1/[.B310]" office:value-type="float" office:value="0.146795975096643" calcext:value-type="float">
            <text:p>0.1467959751</text:p>
          </table:table-cell>
          <table:table-cell table:formula="of:=[.C310]/MAX([.C$2:.C$388])" office:value-type="float" office:value="0.854473162435481" calcext:value-type="float">
            <text:p>0.8544731624</text:p>
          </table:table-cell>
          <table:table-cell table:formula="of:=[.A310]*(24/4)*365" office:value-type="float" office:value="295006.62377859" calcext:value-type="float">
            <text:p>295006.62377859</text:p>
          </table:table-cell>
          <table:table-cell table:number-columns-repeated="2"/>
        </table:table-row>
        <table:table-row table:style-name="ro1">
          <table:table-cell office:value-type="float" office:value="134.700244482328" calcext:value-type="float">
            <text:p>134.7002444823</text:p>
          </table:table-cell>
          <table:table-cell office:value-type="float" office:value="6.81460442941093" calcext:value-type="float">
            <text:p>6.8146044294</text:p>
          </table:table-cell>
          <table:table-cell table:formula="of:=1/[.B311]" office:value-type="float" office:value="0.146743660671503" calcext:value-type="float">
            <text:p>0.1467436607</text:p>
          </table:table-cell>
          <table:table-cell table:formula="of:=[.C311]/MAX([.C$2:.C$388])" office:value-type="float" office:value="0.854168649506834" calcext:value-type="float">
            <text:p>0.8541686495</text:p>
          </table:table-cell>
          <table:table-cell table:formula="of:=[.A311]*(24/4)*365" office:value-type="float" office:value="294993.535416299" calcext:value-type="float">
            <text:p>294993.535416299</text:p>
          </table:table-cell>
          <table:table-cell table:number-columns-repeated="2"/>
        </table:table-row>
        <table:table-row table:style-name="ro1">
          <table:table-cell office:value-type="float" office:value="134.674341038524" calcext:value-type="float">
            <text:p>134.6743410385</text:p>
          </table:table-cell>
          <table:table-cell office:value-type="float" office:value="6.81691103518947" calcext:value-type="float">
            <text:p>6.8169110352</text:p>
          </table:table-cell>
          <table:table-cell table:formula="of:=1/[.B312]" office:value-type="float" office:value="0.146694007716679" calcext:value-type="float">
            <text:p>0.1466940077</text:p>
          </table:table-cell>
          <table:table-cell table:formula="of:=[.C312]/MAX([.C$2:.C$388])" office:value-type="float" office:value="0.853879628521725" calcext:value-type="float">
            <text:p>0.8538796285</text:p>
          </table:table-cell>
          <table:table-cell table:formula="of:=[.A312]*(24/4)*365" office:value-type="float" office:value="294936.806874368" calcext:value-type="float">
            <text:p>294936.806874368</text:p>
          </table:table-cell>
          <table:table-cell table:number-columns-repeated="2"/>
        </table:table-row>
        <table:table-row table:style-name="ro1">
          <table:table-cell office:value-type="float" office:value="134.663067941137" calcext:value-type="float">
            <text:p>134.6630679411</text:p>
          </table:table-cell>
          <table:table-cell office:value-type="float" office:value="6.81935836785922" calcext:value-type="float">
            <text:p>6.8193583679</text:p>
          </table:table-cell>
          <table:table-cell table:formula="of:=1/[.B313]" office:value-type="float" office:value="0.146641362142393" calcext:value-type="float">
            <text:p>0.1466413621</text:p>
          </table:table-cell>
          <table:table-cell table:formula="of:=[.C313]/MAX([.C$2:.C$388])" office:value-type="float" office:value="0.853573188033017" calcext:value-type="float">
            <text:p>0.853573188</text:p>
          </table:table-cell>
          <table:table-cell table:formula="of:=[.A313]*(24/4)*365" office:value-type="float" office:value="294912.11879109" calcext:value-type="float">
            <text:p>294912.11879109</text:p>
          </table:table-cell>
          <table:table-cell table:number-columns-repeated="2"/>
        </table:table-row>
        <table:table-row table:style-name="ro1">
          <table:table-cell office:value-type="float" office:value="134.612229405362" calcext:value-type="float">
            <text:p>134.6122294054</text:p>
          </table:table-cell>
          <table:table-cell office:value-type="float" office:value="6.82777632088846" calcext:value-type="float">
            <text:p>6.8277763209</text:p>
          </table:table-cell>
          <table:table-cell table:formula="of:=1/[.B314]" office:value-type="float" office:value="0.146460568273255" calcext:value-type="float">
            <text:p>0.1464605683</text:p>
          </table:table-cell>
          <table:table-cell table:formula="of:=[.C314]/MAX([.C$2:.C$388])" office:value-type="float" office:value="0.852520819199273" calcext:value-type="float">
            <text:p>0.8525208192</text:p>
          </table:table-cell>
          <table:table-cell table:formula="of:=[.A314]*(24/4)*365" office:value-type="float" office:value="294800.782397743" calcext:value-type="float">
            <text:p>294800.782397743</text:p>
          </table:table-cell>
          <table:table-cell table:number-columns-repeated="2"/>
        </table:table-row>
        <table:table-row table:style-name="ro1">
          <table:table-cell office:value-type="float" office:value="134.594142128161" calcext:value-type="float">
            <text:p>134.5941421282</text:p>
          </table:table-cell>
          <table:table-cell office:value-type="float" office:value="6.83182595098632" calcext:value-type="float">
            <text:p>6.831825951</text:p>
          </table:table-cell>
          <table:table-cell table:formula="of:=1/[.B315]" office:value-type="float" office:value="0.146373752372252" calcext:value-type="float">
            <text:p>0.1463737524</text:p>
          </table:table-cell>
          <table:table-cell table:formula="of:=[.C315]/MAX([.C$2:.C$388])" office:value-type="float" office:value="0.852015479339439" calcext:value-type="float">
            <text:p>0.8520154793</text:p>
          </table:table-cell>
          <table:table-cell table:formula="of:=[.A315]*(24/4)*365" office:value-type="float" office:value="294761.171260674" calcext:value-type="float">
            <text:p>294761.171260674</text:p>
          </table:table-cell>
          <table:table-cell table:number-columns-repeated="2"/>
        </table:table-row>
        <table:table-row table:style-name="ro1">
          <table:table-cell office:value-type="float" office:value="134.590446022745" calcext:value-type="float">
            <text:p>134.5904460227</text:p>
          </table:table-cell>
          <table:table-cell office:value-type="float" office:value="6.83229398875668" calcext:value-type="float">
            <text:p>6.8322939888</text:p>
          </table:table-cell>
          <table:table-cell table:formula="of:=1/[.B316]" office:value-type="float" office:value="0.146363725221077" calcext:value-type="float">
            <text:p>0.1463637252</text:p>
          </table:table-cell>
          <table:table-cell table:formula="of:=[.C316]/MAX([.C$2:.C$388])" office:value-type="float" office:value="0.851957113082671" calcext:value-type="float">
            <text:p>0.8519571131</text:p>
          </table:table-cell>
          <table:table-cell table:formula="of:=[.A316]*(24/4)*365" office:value-type="float" office:value="294753.076789812" calcext:value-type="float">
            <text:p>294753.076789812</text:p>
          </table:table-cell>
          <table:table-cell table:number-columns-repeated="2"/>
        </table:table-row>
        <table:table-row table:style-name="ro1">
          <table:table-cell office:value-type="float" office:value="134.586590446778" calcext:value-type="float">
            <text:p>134.5865904468</text:p>
          </table:table-cell>
          <table:table-cell office:value-type="float" office:value="6.83557700823377" calcext:value-type="float">
            <text:p>6.8355770082</text:p>
          </table:table-cell>
          <table:table-cell table:formula="of:=1/[.B317]" office:value-type="float" office:value="0.14629342903978" calcext:value-type="float">
            <text:p>0.146293429</text:p>
          </table:table-cell>
          <table:table-cell table:formula="of:=[.C317]/MAX([.C$2:.C$388])" office:value-type="float" office:value="0.851547931561854" calcext:value-type="float">
            <text:p>0.8515479316</text:p>
          </table:table-cell>
          <table:table-cell table:formula="of:=[.A317]*(24/4)*365" office:value-type="float" office:value="294744.633078444" calcext:value-type="float">
            <text:p>294744.633078444</text:p>
          </table:table-cell>
          <table:table-cell table:number-columns-repeated="2"/>
        </table:table-row>
        <table:table-row table:style-name="ro1">
          <table:table-cell office:value-type="float" office:value="134.586051938188" calcext:value-type="float">
            <text:p>134.5860519382</text:p>
          </table:table-cell>
          <table:table-cell office:value-type="float" office:value="6.83654666684774" calcext:value-type="float">
            <text:p>6.8365466668</text:p>
          </table:table-cell>
          <table:table-cell table:formula="of:=1/[.B318]" office:value-type="float" office:value="0.146272679575094" calcext:value-type="float">
            <text:p>0.1462726796</text:p>
          </table:table-cell>
          <table:table-cell table:formula="of:=[.C318]/MAX([.C$2:.C$388])" office:value-type="float" office:value="0.851427152632478" calcext:value-type="float">
            <text:p>0.8514271526</text:p>
          </table:table-cell>
          <table:table-cell table:formula="of:=[.A318]*(24/4)*365" office:value-type="float" office:value="294743.453744632" calcext:value-type="float">
            <text:p>294743.453744632</text:p>
          </table:table-cell>
          <table:table-cell table:number-columns-repeated="2"/>
        </table:table-row>
        <table:table-row table:style-name="ro1">
          <table:table-cell office:value-type="float" office:value="134.553330791958" calcext:value-type="float">
            <text:p>134.553330792</text:p>
          </table:table-cell>
          <table:table-cell office:value-type="float" office:value="6.83957775879864" calcext:value-type="float">
            <text:p>6.8395777588</text:p>
          </table:table-cell>
          <table:table-cell table:formula="of:=1/[.B319]" office:value-type="float" office:value="0.14620785599134" calcext:value-type="float">
            <text:p>0.146207856</text:p>
          </table:table-cell>
          <table:table-cell table:formula="of:=[.C319]/MAX([.C$2:.C$388])" office:value-type="float" office:value="0.851049826124888" calcext:value-type="float">
            <text:p>0.8510498261</text:p>
          </table:table-cell>
          <table:table-cell table:formula="of:=[.A319]*(24/4)*365" office:value-type="float" office:value="294671.794434389" calcext:value-type="float">
            <text:p>294671.794434389</text:p>
          </table:table-cell>
          <table:table-cell table:number-columns-repeated="2"/>
        </table:table-row>
        <table:table-row table:style-name="ro1">
          <table:table-cell office:value-type="float" office:value="134.530852023354" calcext:value-type="float">
            <text:p>134.5308520234</text:p>
          </table:table-cell>
          <table:table-cell office:value-type="float" office:value="6.84206964785499" calcext:value-type="float">
            <text:p>6.8420696479</text:p>
          </table:table-cell>
          <table:table-cell table:formula="of:=1/[.B320]" office:value-type="float" office:value="0.146154606934395" calcext:value-type="float">
            <text:p>0.1461546069</text:p>
          </table:table-cell>
          <table:table-cell table:formula="of:=[.C320]/MAX([.C$2:.C$388])" office:value-type="float" office:value="0.850739872871373" calcext:value-type="float">
            <text:p>0.8507398729</text:p>
          </table:table-cell>
          <table:table-cell table:formula="of:=[.A320]*(24/4)*365" office:value-type="float" office:value="294622.565931146" calcext:value-type="float">
            <text:p>294622.565931146</text:p>
          </table:table-cell>
          <table:table-cell table:number-columns-repeated="2"/>
        </table:table-row>
        <table:table-row table:style-name="ro1">
          <table:table-cell office:value-type="float" office:value="134.512047650152" calcext:value-type="float">
            <text:p>134.5120476502</text:p>
          </table:table-cell>
          <table:table-cell office:value-type="float" office:value="6.84572000834132" calcext:value-type="float">
            <text:p>6.8457200083</text:p>
          </table:table-cell>
          <table:table-cell table:formula="of:=1/[.B321]" office:value-type="float" office:value="0.146076672545989" calcext:value-type="float">
            <text:p>0.1460766725</text:p>
          </table:table-cell>
          <table:table-cell table:formula="of:=[.C321]/MAX([.C$2:.C$388])" office:value-type="float" office:value="0.850286230710681" calcext:value-type="float">
            <text:p>0.8502862307</text:p>
          </table:table-cell>
          <table:table-cell table:formula="of:=[.A321]*(24/4)*365" office:value-type="float" office:value="294581.384353833" calcext:value-type="float">
            <text:p>294581.384353833</text:p>
          </table:table-cell>
          <table:table-cell table:number-columns-repeated="2"/>
        </table:table-row>
        <table:table-row table:style-name="ro1">
          <table:table-cell office:value-type="float" office:value="134.49919641087" calcext:value-type="float">
            <text:p>134.4991964109</text:p>
          </table:table-cell>
          <table:table-cell office:value-type="float" office:value="6.84835408775596" calcext:value-type="float">
            <text:p>6.8483540878</text:p>
          </table:table-cell>
          <table:table-cell table:formula="of:=1/[.B322]" office:value-type="float" office:value="0.146020487139805" calcext:value-type="float">
            <text:p>0.1460204871</text:p>
          </table:table-cell>
          <table:table-cell table:formula="of:=[.C322]/MAX([.C$2:.C$388])" office:value-type="float" office:value="0.849959185492491" calcext:value-type="float">
            <text:p>0.8499591855</text:p>
          </table:table-cell>
          <table:table-cell table:formula="of:=[.A322]*(24/4)*365" office:value-type="float" office:value="294553.240139805" calcext:value-type="float">
            <text:p>294553.240139805</text:p>
          </table:table-cell>
          <table:table-cell table:number-columns-repeated="2"/>
        </table:table-row>
        <table:table-row table:style-name="ro1">
          <table:table-cell office:value-type="float" office:value="134.488373571246" calcext:value-type="float">
            <text:p>134.4883735712</text:p>
          </table:table-cell>
          <table:table-cell office:value-type="float" office:value="6.85243302351411" calcext:value-type="float">
            <text:p>6.8524330235</text:p>
          </table:table-cell>
          <table:table-cell table:formula="of:=1/[.B323]" office:value-type="float" office:value="0.145933567912083" calcext:value-type="float">
            <text:p>0.1459335679</text:p>
          </table:table-cell>
          <table:table-cell table:formula="of:=[.C323]/MAX([.C$2:.C$388])" office:value-type="float" office:value="0.849453244186276" calcext:value-type="float">
            <text:p>0.8494532442</text:p>
          </table:table-cell>
          <table:table-cell table:formula="of:=[.A323]*(24/4)*365" office:value-type="float" office:value="294529.538121028" calcext:value-type="float">
            <text:p>294529.538121028</text:p>
          </table:table-cell>
          <table:table-cell table:number-columns-repeated="2"/>
        </table:table-row>
        <table:table-row table:style-name="ro1">
          <table:table-cell office:value-type="float" office:value="134.468531632946" calcext:value-type="float">
            <text:p>134.4685316329</text:p>
          </table:table-cell>
          <table:table-cell office:value-type="float" office:value="6.85572226945184" calcext:value-type="float">
            <text:p>6.8557222695</text:p>
          </table:table-cell>
          <table:table-cell table:formula="of:=1/[.B324]" office:value-type="float" office:value="0.145863551745068" calcext:value-type="float">
            <text:p>0.1458635517</text:p>
          </table:table-cell>
          <table:table-cell table:formula="of:=[.C324]/MAX([.C$2:.C$388])" office:value-type="float" office:value="0.849045692578595" calcext:value-type="float">
            <text:p>0.8490456926</text:p>
          </table:table-cell>
          <table:table-cell table:formula="of:=[.A324]*(24/4)*365" office:value-type="float" office:value="294486.084276153" calcext:value-type="float">
            <text:p>294486.084276153</text:p>
          </table:table-cell>
          <table:table-cell table:number-columns-repeated="2"/>
        </table:table-row>
        <table:table-row table:style-name="ro1">
          <table:table-cell office:value-type="float" office:value="134.456260646109" calcext:value-type="float">
            <text:p>134.4562606461</text:p>
          </table:table-cell>
          <table:table-cell office:value-type="float" office:value="6.85823618718563" calcext:value-type="float">
            <text:p>6.8582361872</text:p>
          </table:table-cell>
          <table:table-cell table:formula="of:=1/[.B325]" office:value-type="float" office:value="0.145810084795339" calcext:value-type="float">
            <text:p>0.1458100848</text:p>
          </table:table-cell>
          <table:table-cell table:formula="of:=[.C325]/MAX([.C$2:.C$388])" office:value-type="float" office:value="0.848734471010087" calcext:value-type="float">
            <text:p>0.848734471</text:p>
          </table:table-cell>
          <table:table-cell table:formula="of:=[.A325]*(24/4)*365" office:value-type="float" office:value="294459.210814979" calcext:value-type="float">
            <text:p>294459.210814979</text:p>
          </table:table-cell>
          <table:table-cell table:number-columns-repeated="2"/>
        </table:table-row>
        <table:table-row table:style-name="ro1">
          <table:table-cell office:value-type="float" office:value="134.450618002635" calcext:value-type="float">
            <text:p>134.4506180026</text:p>
          </table:table-cell>
          <table:table-cell office:value-type="float" office:value="6.85848800306858" calcext:value-type="float">
            <text:p>6.8584880031</text:p>
          </table:table-cell>
          <table:table-cell table:formula="of:=1/[.B326]" office:value-type="float" office:value="0.145804731239974" calcext:value-type="float">
            <text:p>0.1458047312</text:p>
          </table:table-cell>
          <table:table-cell table:formula="of:=[.C326]/MAX([.C$2:.C$388])" office:value-type="float" office:value="0.848703308920117" calcext:value-type="float">
            <text:p>0.8487033089</text:p>
          </table:table-cell>
          <table:table-cell table:formula="of:=[.A326]*(24/4)*365" office:value-type="float" office:value="294446.853425771" calcext:value-type="float">
            <text:p>294446.853425771</text:p>
          </table:table-cell>
          <table:table-cell table:number-columns-repeated="2"/>
        </table:table-row>
        <table:table-row table:style-name="ro1">
          <table:table-cell office:value-type="float" office:value="134.425644886634" calcext:value-type="float">
            <text:p>134.4256448866</text:p>
          </table:table-cell>
          <table:table-cell office:value-type="float" office:value="6.86353598542083" calcext:value-type="float">
            <text:p>6.8635359854</text:p>
          </table:table-cell>
          <table:table-cell table:formula="of:=1/[.B327]" office:value-type="float" office:value="0.145697495011922" calcext:value-type="float">
            <text:p>0.145697495</text:p>
          </table:table-cell>
          <table:table-cell table:formula="of:=[.C327]/MAX([.C$2:.C$388])" office:value-type="float" office:value="0.848079105982328" calcext:value-type="float">
            <text:p>0.848079106</text:p>
          </table:table-cell>
          <table:table-cell table:formula="of:=[.A327]*(24/4)*365" office:value-type="float" office:value="294392.162301729" calcext:value-type="float">
            <text:p>294392.162301729</text:p>
          </table:table-cell>
          <table:table-cell table:number-columns-repeated="2"/>
        </table:table-row>
        <table:table-row table:style-name="ro1">
          <table:table-cell office:value-type="float" office:value="134.41132747527" calcext:value-type="float">
            <text:p>134.4113274753</text:p>
          </table:table-cell>
          <table:table-cell office:value-type="float" office:value="6.86537504977041" calcext:value-type="float">
            <text:p>6.8653750498</text:p>
          </table:table-cell>
          <table:table-cell table:formula="of:=1/[.B328]" office:value-type="float" office:value="0.145658466252829" calcext:value-type="float">
            <text:p>0.1456584663</text:p>
          </table:table-cell>
          <table:table-cell table:formula="of:=[.C328]/MAX([.C$2:.C$388])" office:value-type="float" office:value="0.847851926543749" calcext:value-type="float">
            <text:p>0.8478519265</text:p>
          </table:table-cell>
          <table:table-cell table:formula="of:=[.A328]*(24/4)*365" office:value-type="float" office:value="294360.80717084" calcext:value-type="float">
            <text:p>294360.80717084</text:p>
          </table:table-cell>
          <table:table-cell table:number-columns-repeated="2"/>
        </table:table-row>
        <table:table-row table:style-name="ro1">
          <table:table-cell office:value-type="float" office:value="134.39636135624" calcext:value-type="float">
            <text:p>134.3963613562</text:p>
          </table:table-cell>
          <table:table-cell office:value-type="float" office:value="6.86649590821223" calcext:value-type="float">
            <text:p>6.8664959082</text:p>
          </table:table-cell>
          <table:table-cell table:formula="of:=1/[.B329]" office:value-type="float" office:value="0.14563468956619" calcext:value-type="float">
            <text:p>0.1456346896</text:p>
          </table:table-cell>
          <table:table-cell table:formula="of:=[.C329]/MAX([.C$2:.C$388])" office:value-type="float" office:value="0.847713526695852" calcext:value-type="float">
            <text:p>0.8477135267</text:p>
          </table:table-cell>
          <table:table-cell table:formula="of:=[.A329]*(24/4)*365" office:value-type="float" office:value="294328.031370167" calcext:value-type="float">
            <text:p>294328.031370167</text:p>
          </table:table-cell>
          <table:table-cell table:number-columns-repeated="2"/>
        </table:table-row>
        <table:table-row table:style-name="ro1">
          <table:table-cell office:value-type="float" office:value="134.385754718744" calcext:value-type="float">
            <text:p>134.3857547187</text:p>
          </table:table-cell>
          <table:table-cell office:value-type="float" office:value="6.8740159636303" calcext:value-type="float">
            <text:p>6.8740159636</text:p>
          </table:table-cell>
          <table:table-cell table:formula="of:=1/[.B330]" office:value-type="float" office:value="0.145475367716761" calcext:value-type="float">
            <text:p>0.1454753677</text:p>
          </table:table-cell>
          <table:table-cell table:formula="of:=[.C330]/MAX([.C$2:.C$388])" office:value-type="float" office:value="0.846786142655267" calcext:value-type="float">
            <text:p>0.8467861427</text:p>
          </table:table-cell>
          <table:table-cell table:formula="of:=[.A330]*(24/4)*365" office:value-type="float" office:value="294304.802834049" calcext:value-type="float">
            <text:p>294304.802834049</text:p>
          </table:table-cell>
          <table:table-cell table:number-columns-repeated="2"/>
        </table:table-row>
        <table:table-row table:style-name="ro1">
          <table:table-cell office:value-type="float" office:value="134.329070721404" calcext:value-type="float">
            <text:p>134.3290707214</text:p>
          </table:table-cell>
          <table:table-cell office:value-type="float" office:value="6.87630843780438" calcext:value-type="float">
            <text:p>6.8763084378</text:p>
          </table:table-cell>
          <table:table-cell table:formula="of:=1/[.B331]" office:value-type="float" office:value="0.145426868070988" calcext:value-type="float">
            <text:p>0.1454268681</text:p>
          </table:table-cell>
          <table:table-cell table:formula="of:=[.C331]/MAX([.C$2:.C$388])" office:value-type="float" office:value="0.846503834876236" calcext:value-type="float">
            <text:p>0.8465038349</text:p>
          </table:table-cell>
          <table:table-cell table:formula="of:=[.A331]*(24/4)*365" office:value-type="float" office:value="294180.664879875" calcext:value-type="float">
            <text:p>294180.664879875</text:p>
          </table:table-cell>
          <table:table-cell table:number-columns-repeated="2"/>
        </table:table-row>
        <table:table-row table:style-name="ro1">
          <table:table-cell office:value-type="float" office:value="134.319993734608" calcext:value-type="float">
            <text:p>134.3199937346</text:p>
          </table:table-cell>
          <table:table-cell office:value-type="float" office:value="6.88125525126618" calcext:value-type="float">
            <text:p>6.8812552513</text:p>
          </table:table-cell>
          <table:table-cell table:formula="of:=1/[.B332]" office:value-type="float" office:value="0.145322323251415" calcext:value-type="float">
            <text:p>0.1453223233</text:p>
          </table:table-cell>
          <table:table-cell table:formula="of:=[.C332]/MAX([.C$2:.C$388])" office:value-type="float" office:value="0.845895298146683" calcext:value-type="float">
            <text:p>0.8458952981</text:p>
          </table:table-cell>
          <table:table-cell table:formula="of:=[.A332]*(24/4)*365" office:value-type="float" office:value="294160.786278792" calcext:value-type="float">
            <text:p>294160.786278792</text:p>
          </table:table-cell>
          <table:table-cell table:number-columns-repeated="2"/>
        </table:table-row>
        <table:table-row table:style-name="ro1">
          <table:table-cell office:value-type="float" office:value="134.298798469777" calcext:value-type="float">
            <text:p>134.2987984698</text:p>
          </table:table-cell>
          <table:table-cell office:value-type="float" office:value="6.88980231760644" calcext:value-type="float">
            <text:p>6.8898023176</text:p>
          </table:table-cell>
          <table:table-cell table:formula="of:=1/[.B333]" office:value-type="float" office:value="0.145142045286926" calcext:value-type="float">
            <text:p>0.1451420453</text:p>
          </table:table-cell>
          <table:table-cell table:formula="of:=[.C333]/MAX([.C$2:.C$388])" office:value-type="float" office:value="0.844845932301788" calcext:value-type="float">
            <text:p>0.8448459323</text:p>
          </table:table-cell>
          <table:table-cell table:formula="of:=[.A333]*(24/4)*365" office:value-type="float" office:value="294114.368648813" calcext:value-type="float">
            <text:p>294114.368648813</text:p>
          </table:table-cell>
          <table:table-cell table:number-columns-repeated="2"/>
        </table:table-row>
        <table:table-row table:style-name="ro1">
          <table:table-cell office:value-type="float" office:value="134.283036754033" calcext:value-type="float">
            <text:p>134.283036754</text:p>
          </table:table-cell>
          <table:table-cell office:value-type="float" office:value="6.89017069165142" calcext:value-type="float">
            <text:p>6.8901706917</text:p>
          </table:table-cell>
          <table:table-cell table:formula="of:=1/[.B334]" office:value-type="float" office:value="0.145134285455608" calcext:value-type="float">
            <text:p>0.1451342855</text:p>
          </table:table-cell>
          <table:table-cell table:formula="of:=[.C334]/MAX([.C$2:.C$388])" office:value-type="float" office:value="0.844800763709108" calcext:value-type="float">
            <text:p>0.8448007637</text:p>
          </table:table-cell>
          <table:table-cell table:formula="of:=[.A334]*(24/4)*365" office:value-type="float" office:value="294079.850491333" calcext:value-type="float">
            <text:p>294079.850491333</text:p>
          </table:table-cell>
          <table:table-cell table:number-columns-repeated="2"/>
        </table:table-row>
        <table:table-row table:style-name="ro1">
          <table:table-cell office:value-type="float" office:value="134.267915441616" calcext:value-type="float">
            <text:p>134.2679154416</text:p>
          </table:table-cell>
          <table:table-cell office:value-type="float" office:value="6.89025268885362" calcext:value-type="float">
            <text:p>6.8902526889</text:p>
          </table:table-cell>
          <table:table-cell table:formula="of:=1/[.B335]" office:value-type="float" office:value="0.145132558290308" calcext:value-type="float">
            <text:p>0.1451325583</text:p>
          </table:table-cell>
          <table:table-cell table:formula="of:=[.C335]/MAX([.C$2:.C$388])" office:value-type="float" office:value="0.844790710188262" calcext:value-type="float">
            <text:p>0.8447907102</text:p>
          </table:table-cell>
          <table:table-cell table:formula="of:=[.A335]*(24/4)*365" office:value-type="float" office:value="294046.734817139" calcext:value-type="float">
            <text:p>294046.734817139</text:p>
          </table:table-cell>
          <table:table-cell table:number-columns-repeated="2"/>
        </table:table-row>
        <table:table-row table:style-name="ro1">
          <table:table-cell office:value-type="float" office:value="134.236612489961" calcext:value-type="float">
            <text:p>134.23661249</text:p>
          </table:table-cell>
          <table:table-cell office:value-type="float" office:value="6.89525930404778" calcext:value-type="float">
            <text:p>6.895259304</text:p>
          </table:table-cell>
          <table:table-cell table:formula="of:=1/[.B336]" office:value-type="float" office:value="0.14502717822562" calcext:value-type="float">
            <text:p>0.1450271782</text:p>
          </table:table-cell>
          <table:table-cell table:formula="of:=[.C336]/MAX([.C$2:.C$388])" office:value-type="float" office:value="0.844177311646015" calcext:value-type="float">
            <text:p>0.8441773116</text:p>
          </table:table-cell>
          <table:table-cell table:formula="of:=[.A336]*(24/4)*365" office:value-type="float" office:value="293978.181353014" calcext:value-type="float">
            <text:p>293978.181353014</text:p>
          </table:table-cell>
          <table:table-cell table:number-columns-repeated="2"/>
        </table:table-row>
        <table:table-row table:style-name="ro1">
          <table:table-cell office:value-type="float" office:value="134.194282735134" calcext:value-type="float">
            <text:p>134.1942827351</text:p>
          </table:table-cell>
          <table:table-cell office:value-type="float" office:value="6.90398181696077" calcext:value-type="float">
            <text:p>6.903981817</text:p>
          </table:table-cell>
          <table:table-cell table:formula="of:=1/[.B337]" office:value-type="float" office:value="0.144843950420515" calcext:value-type="float">
            <text:p>0.1448439504</text:p>
          </table:table-cell>
          <table:table-cell table:formula="of:=[.C337]/MAX([.C$2:.C$388])" office:value-type="float" office:value="0.843110775305553" calcext:value-type="float">
            <text:p>0.8431107753</text:p>
          </table:table-cell>
          <table:table-cell table:formula="of:=[.A337]*(24/4)*365" office:value-type="float" office:value="293885.479189944" calcext:value-type="float">
            <text:p>293885.479189944</text:p>
          </table:table-cell>
          <table:table-cell table:number-columns-repeated="2"/>
        </table:table-row>
        <table:table-row table:style-name="ro1">
          <table:table-cell office:value-type="float" office:value="134.194018603856" calcext:value-type="float">
            <text:p>134.1940186039</text:p>
          </table:table-cell>
          <table:table-cell office:value-type="float" office:value="6.90550881308693" calcext:value-type="float">
            <text:p>6.9055088131</text:p>
          </table:table-cell>
          <table:table-cell table:formula="of:=1/[.B338]" office:value-type="float" office:value="0.144811921477076" calcext:value-type="float">
            <text:p>0.1448119215</text:p>
          </table:table-cell>
          <table:table-cell table:formula="of:=[.C338]/MAX([.C$2:.C$388])" office:value-type="float" office:value="0.842924340544167" calcext:value-type="float">
            <text:p>0.8429243405</text:p>
          </table:table-cell>
          <table:table-cell table:formula="of:=[.A338]*(24/4)*365" office:value-type="float" office:value="293884.900742444" calcext:value-type="float">
            <text:p>293884.900742444</text:p>
          </table:table-cell>
          <table:table-cell table:number-columns-repeated="2"/>
        </table:table-row>
        <table:table-row table:style-name="ro1">
          <table:table-cell office:value-type="float" office:value="134.170984103926" calcext:value-type="float">
            <text:p>134.1709841039</text:p>
          </table:table-cell>
          <table:table-cell office:value-type="float" office:value="6.90711352093147" calcext:value-type="float">
            <text:p>6.9071135209</text:p>
          </table:table-cell>
          <table:table-cell table:formula="of:=1/[.B339]" office:value-type="float" office:value="0.144778277781244" calcext:value-type="float">
            <text:p>0.1447782778</text:p>
          </table:table-cell>
          <table:table-cell table:formula="of:=[.C339]/MAX([.C$2:.C$388])" office:value-type="float" office:value="0.842728506597392" calcext:value-type="float">
            <text:p>0.8427285066</text:p>
          </table:table-cell>
          <table:table-cell table:formula="of:=[.A339]*(24/4)*365" office:value-type="float" office:value="293834.455187597" calcext:value-type="float">
            <text:p>293834.455187597</text:p>
          </table:table-cell>
          <table:table-cell table:number-columns-repeated="2"/>
        </table:table-row>
        <table:table-row table:style-name="ro1">
          <table:table-cell office:value-type="float" office:value="134.139611059671" calcext:value-type="float">
            <text:p>134.1396110597</text:p>
          </table:table-cell>
          <table:table-cell office:value-type="float" office:value="6.91252210131459" calcext:value-type="float">
            <text:p>6.9125221013</text:p>
          </table:table-cell>
          <table:table-cell table:formula="of:=1/[.B340]" office:value-type="float" office:value="0.144664998584211" calcext:value-type="float">
            <text:p>0.1446649986</text:p>
          </table:table-cell>
          <table:table-cell table:formula="of:=[.C340]/MAX([.C$2:.C$388])" office:value-type="float" office:value="0.84206912861606" calcext:value-type="float">
            <text:p>0.8420691286</text:p>
          </table:table-cell>
          <table:table-cell table:formula="of:=[.A340]*(24/4)*365" office:value-type="float" office:value="293765.748220681" calcext:value-type="float">
            <text:p>293765.748220681</text:p>
          </table:table-cell>
          <table:table-cell table:number-columns-repeated="2"/>
        </table:table-row>
        <table:table-row table:style-name="ro1">
          <table:table-cell office:value-type="float" office:value="134.103997662792" calcext:value-type="float">
            <text:p>134.1039976628</text:p>
          </table:table-cell>
          <table:table-cell office:value-type="float" office:value="6.92004530022774" calcext:value-type="float">
            <text:p>6.9200453002</text:p>
          </table:table-cell>
          <table:table-cell table:formula="of:=1/[.B341]" office:value-type="float" office:value="0.144507724532828" calcext:value-type="float">
            <text:p>0.1445077245</text:p>
          </table:table-cell>
          <table:table-cell table:formula="of:=[.C341]/MAX([.C$2:.C$388])" office:value-type="float" office:value="0.841153664442293" calcext:value-type="float">
            <text:p>0.8411536644</text:p>
          </table:table-cell>
          <table:table-cell table:formula="of:=[.A341]*(24/4)*365" office:value-type="float" office:value="293687.754881514" calcext:value-type="float">
            <text:p>293687.754881514</text:p>
          </table:table-cell>
          <table:table-cell table:number-columns-repeated="2"/>
        </table:table-row>
        <table:table-row table:style-name="ro1">
          <table:table-cell office:value-type="float" office:value="134.074011507978" calcext:value-type="float">
            <text:p>134.074011508</text:p>
          </table:table-cell>
          <table:table-cell office:value-type="float" office:value="6.92289025610847" calcext:value-type="float">
            <text:p>6.9228902561</text:p>
          </table:table-cell>
          <table:table-cell table:formula="of:=1/[.B342]" office:value-type="float" office:value="0.144448339205961" calcext:value-type="float">
            <text:p>0.1444483392</text:p>
          </table:table-cell>
          <table:table-cell table:formula="of:=[.C342]/MAX([.C$2:.C$388])" office:value-type="float" office:value="0.840807993057117" calcext:value-type="float">
            <text:p>0.8408079931</text:p>
          </table:table-cell>
          <table:table-cell table:formula="of:=[.A342]*(24/4)*365" office:value-type="float" office:value="293622.085202472" calcext:value-type="float">
            <text:p>293622.085202472</text:p>
          </table:table-cell>
          <table:table-cell table:number-columns-repeated="2"/>
        </table:table-row>
        <table:table-row table:style-name="ro1">
          <table:table-cell office:value-type="float" office:value="134.05305518256" calcext:value-type="float">
            <text:p>134.0530551826</text:p>
          </table:table-cell>
          <table:table-cell office:value-type="float" office:value="6.92905042370783" calcext:value-type="float">
            <text:p>6.9290504237</text:p>
          </table:table-cell>
          <table:table-cell table:formula="of:=1/[.B343]" office:value-type="float" office:value="0.144319919592227" calcext:value-type="float">
            <text:p>0.1443199196</text:p>
          </table:table-cell>
          <table:table-cell table:formula="of:=[.C343]/MAX([.C$2:.C$388])" office:value-type="float" office:value="0.8400604854133" calcext:value-type="float">
            <text:p>0.8400604854</text:p>
          </table:table-cell>
          <table:table-cell table:formula="of:=[.A343]*(24/4)*365" office:value-type="float" office:value="293576.190849806" calcext:value-type="float">
            <text:p>293576.190849806</text:p>
          </table:table-cell>
          <table:table-cell table:number-columns-repeated="2"/>
        </table:table-row>
        <table:table-row table:style-name="ro1">
          <table:table-cell office:value-type="float" office:value="134.019127933162" calcext:value-type="float">
            <text:p>134.0191279332</text:p>
          </table:table-cell>
          <table:table-cell office:value-type="float" office:value="6.93355011971553" calcext:value-type="float">
            <text:p>6.9335501197</text:p>
          </table:table-cell>
          <table:table-cell table:formula="of:=1/[.B344]" office:value-type="float" office:value="0.144226259669848" calcext:value-type="float">
            <text:p>0.1442262597</text:p>
          </table:table-cell>
          <table:table-cell table:formula="of:=[.C344]/MAX([.C$2:.C$388])" office:value-type="float" office:value="0.839515307726953" calcext:value-type="float">
            <text:p>0.8395153077</text:p>
          </table:table-cell>
          <table:table-cell table:formula="of:=[.A344]*(24/4)*365" office:value-type="float" office:value="293501.890173625" calcext:value-type="float">
            <text:p>293501.890173625</text:p>
          </table:table-cell>
          <table:table-cell table:number-columns-repeated="2"/>
        </table:table-row>
        <table:table-row table:style-name="ro1">
          <table:table-cell office:value-type="float" office:value="134.003943828466" calcext:value-type="float">
            <text:p>134.0039438285</text:p>
          </table:table-cell>
          <table:table-cell office:value-type="float" office:value="6.94004858899343" calcext:value-type="float">
            <text:p>6.940048589</text:p>
          </table:table-cell>
          <table:table-cell table:formula="of:=1/[.B345]" office:value-type="float" office:value="0.144091210194976" calcext:value-type="float">
            <text:p>0.1440912102</text:p>
          </table:table-cell>
          <table:table-cell table:formula="of:=[.C345]/MAX([.C$2:.C$388])" office:value-type="float" office:value="0.838729208845132" calcext:value-type="float">
            <text:p>0.8387292088</text:p>
          </table:table-cell>
          <table:table-cell table:formula="of:=[.A345]*(24/4)*365" office:value-type="float" office:value="293468.63698434" calcext:value-type="float">
            <text:p>293468.63698434</text:p>
          </table:table-cell>
          <table:table-cell table:number-columns-repeated="2"/>
        </table:table-row>
        <table:table-row table:style-name="ro1">
          <table:table-cell office:value-type="float" office:value="133.991705966384" calcext:value-type="float">
            <text:p>133.9917059664</text:p>
          </table:table-cell>
          <table:table-cell office:value-type="float" office:value="6.94306058996197" calcext:value-type="float">
            <text:p>6.94306059</text:p>
          </table:table-cell>
          <table:table-cell table:formula="of:=1/[.B346]" office:value-type="float" office:value="0.144028701326007" calcext:value-type="float">
            <text:p>0.1440287013</text:p>
          </table:table-cell>
          <table:table-cell table:formula="of:=[.C346]/MAX([.C$2:.C$388])" office:value-type="float" office:value="0.838365355879044" calcext:value-type="float">
            <text:p>0.8383653559</text:p>
          </table:table-cell>
          <table:table-cell table:formula="of:=[.A346]*(24/4)*365" office:value-type="float" office:value="293441.836066382" calcext:value-type="float">
            <text:p>293441.836066382</text:p>
          </table:table-cell>
          <table:table-cell table:number-columns-repeated="2"/>
        </table:table-row>
        <table:table-row table:style-name="ro1">
          <table:table-cell office:value-type="float" office:value="133.965423247374" calcext:value-type="float">
            <text:p>133.9654232474</text:p>
          </table:table-cell>
          <table:table-cell office:value-type="float" office:value="6.94356778085833" calcext:value-type="float">
            <text:p>6.9435677809</text:p>
          </table:table-cell>
          <table:table-cell table:formula="of:=1/[.B347]" office:value-type="float" office:value="0.144018180791257" calcext:value-type="float">
            <text:p>0.1440181808</text:p>
          </table:table-cell>
          <table:table-cell table:formula="of:=[.C347]/MAX([.C$2:.C$388])" office:value-type="float" office:value="0.838304117724575" calcext:value-type="float">
            <text:p>0.8383041177</text:p>
          </table:table-cell>
          <table:table-cell table:formula="of:=[.A347]*(24/4)*365" office:value-type="float" office:value="293384.27691175" calcext:value-type="float">
            <text:p>293384.27691175</text:p>
          </table:table-cell>
          <table:table-cell table:number-columns-repeated="2"/>
        </table:table-row>
        <table:table-row table:style-name="ro1">
          <table:table-cell office:value-type="float" office:value="133.944349531811" calcext:value-type="float">
            <text:p>133.9443495318</text:p>
          </table:table-cell>
          <table:table-cell office:value-type="float" office:value="6.94756643172456" calcext:value-type="float">
            <text:p>6.9475664317</text:p>
          </table:table-cell>
          <table:table-cell table:formula="of:=1/[.B348]" office:value-type="float" office:value="0.143935291562484" calcext:value-type="float">
            <text:p>0.1439352916</text:p>
          </table:table-cell>
          <table:table-cell table:formula="of:=[.C348]/MAX([.C$2:.C$388])" office:value-type="float" office:value="0.837821634322733" calcext:value-type="float">
            <text:p>0.8378216343</text:p>
          </table:table-cell>
          <table:table-cell table:formula="of:=[.A348]*(24/4)*365" office:value-type="float" office:value="293338.125474667" calcext:value-type="float">
            <text:p>293338.125474667</text:p>
          </table:table-cell>
          <table:table-cell table:number-columns-repeated="2"/>
        </table:table-row>
        <table:table-row table:style-name="ro1">
          <table:table-cell office:value-type="float" office:value="133.901969297216" calcext:value-type="float">
            <text:p>133.9019692972</text:p>
          </table:table-cell>
          <table:table-cell office:value-type="float" office:value="6.95586829737609" calcext:value-type="float">
            <text:p>6.9558682974</text:p>
          </table:table-cell>
          <table:table-cell table:formula="of:=1/[.B349]" office:value-type="float" office:value="0.143763504029716" calcext:value-type="float">
            <text:p>0.143763504</text:p>
          </table:table-cell>
          <table:table-cell table:formula="of:=[.C349]/MAX([.C$2:.C$388])" office:value-type="float" office:value="0.836821689765026" calcext:value-type="float">
            <text:p>0.8368216898</text:p>
          </table:table-cell>
          <table:table-cell table:formula="of:=[.A349]*(24/4)*365" office:value-type="float" office:value="293245.312760903" calcext:value-type="float">
            <text:p>293245.312760903</text:p>
          </table:table-cell>
          <table:table-cell table:number-columns-repeated="2"/>
        </table:table-row>
        <table:table-row table:style-name="ro1">
          <table:table-cell office:value-type="float" office:value="133.881156393826" calcext:value-type="float">
            <text:p>133.8811563938</text:p>
          </table:table-cell>
          <table:table-cell office:value-type="float" office:value="6.95787684144158" calcext:value-type="float">
            <text:p>6.9578768414</text:p>
          </table:table-cell>
          <table:table-cell table:formula="of:=1/[.B350]" office:value-type="float" office:value="0.143722003534747" calcext:value-type="float">
            <text:p>0.1437220035</text:p>
          </table:table-cell>
          <table:table-cell table:formula="of:=[.C350]/MAX([.C$2:.C$388])" office:value-type="float" office:value="0.83658012279321" calcext:value-type="float">
            <text:p>0.8365801228</text:p>
          </table:table-cell>
          <table:table-cell table:formula="of:=[.A350]*(24/4)*365" office:value-type="float" office:value="293199.732502479" calcext:value-type="float">
            <text:p>293199.732502479</text:p>
          </table:table-cell>
          <table:table-cell table:number-columns-repeated="2"/>
        </table:table-row>
        <table:table-row table:style-name="ro1">
          <table:table-cell office:value-type="float" office:value="133.867026752607" calcext:value-type="float">
            <text:p>133.8670267526</text:p>
          </table:table-cell>
          <table:table-cell office:value-type="float" office:value="6.96033751479783" calcext:value-type="float">
            <text:p>6.9603375148</text:p>
          </table:table-cell>
          <table:table-cell table:formula="of:=1/[.B351]" office:value-type="float" office:value="0.143671193799723" calcext:value-type="float">
            <text:p>0.1436711938</text:p>
          </table:table-cell>
          <table:table-cell table:formula="of:=[.C351]/MAX([.C$2:.C$388])" office:value-type="float" office:value="0.836284368397084" calcext:value-type="float">
            <text:p>0.8362843684</text:p>
          </table:table-cell>
          <table:table-cell table:formula="of:=[.A351]*(24/4)*365" office:value-type="float" office:value="293168.788588208" calcext:value-type="float">
            <text:p>293168.788588208</text:p>
          </table:table-cell>
          <table:table-cell table:number-columns-repeated="2"/>
        </table:table-row>
        <table:table-row table:style-name="ro1">
          <table:table-cell office:value-type="float" office:value="133.864040460924" calcext:value-type="float">
            <text:p>133.8640404609</text:p>
          </table:table-cell>
          <table:table-cell office:value-type="float" office:value="6.96290835306319" calcext:value-type="float">
            <text:p>6.9629083531</text:p>
          </table:table-cell>
          <table:table-cell table:formula="of:=1/[.B352]" office:value-type="float" office:value="0.143618147660966" calcext:value-type="float">
            <text:p>0.1436181477</text:p>
          </table:table-cell>
          <table:table-cell table:formula="of:=[.C352]/MAX([.C$2:.C$388])" office:value-type="float" office:value="0.835975596294109" calcext:value-type="float">
            <text:p>0.8359755963</text:p>
          </table:table-cell>
          <table:table-cell table:formula="of:=[.A352]*(24/4)*365" office:value-type="float" office:value="293162.248609424" calcext:value-type="float">
            <text:p>293162.248609424</text:p>
          </table:table-cell>
          <table:table-cell table:number-columns-repeated="2"/>
        </table:table-row>
        <table:table-row table:style-name="ro1">
          <table:table-cell office:value-type="float" office:value="133.861891567542" calcext:value-type="float">
            <text:p>133.8618915675</text:p>
          </table:table-cell>
          <table:table-cell office:value-type="float" office:value="6.96435662461173" calcext:value-type="float">
            <text:p>6.9643566246</text:p>
          </table:table-cell>
          <table:table-cell table:formula="of:=1/[.B353]" office:value-type="float" office:value="0.143588281574502" calcext:value-type="float">
            <text:p>0.1435882816</text:p>
          </table:table-cell>
          <table:table-cell table:formula="of:=[.C353]/MAX([.C$2:.C$388])" office:value-type="float" office:value="0.835801751137026" calcext:value-type="float">
            <text:p>0.8358017511</text:p>
          </table:table-cell>
          <table:table-cell table:formula="of:=[.A353]*(24/4)*365" office:value-type="float" office:value="293157.542532917" calcext:value-type="float">
            <text:p>293157.542532917</text:p>
          </table:table-cell>
          <table:table-cell table:number-columns-repeated="2"/>
        </table:table-row>
        <table:table-row table:style-name="ro1">
          <table:table-cell office:value-type="float" office:value="133.810323889181" calcext:value-type="float">
            <text:p>133.8103238892</text:p>
          </table:table-cell>
          <table:table-cell office:value-type="float" office:value="6.97150841628282" calcext:value-type="float">
            <text:p>6.9715084163</text:p>
          </table:table-cell>
          <table:table-cell table:formula="of:=1/[.B354]" office:value-type="float" office:value="0.143440980098995" calcext:value-type="float">
            <text:p>0.1434409801</text:p>
          </table:table-cell>
          <table:table-cell table:formula="of:=[.C354]/MAX([.C$2:.C$388])" office:value-type="float" office:value="0.83494433554695" calcext:value-type="float">
            <text:p>0.8349443355</text:p>
          </table:table-cell>
          <table:table-cell table:formula="of:=[.A354]*(24/4)*365" office:value-type="float" office:value="293044.609317305" calcext:value-type="float">
            <text:p>293044.609317305</text:p>
          </table:table-cell>
          <table:table-cell table:number-columns-repeated="2"/>
        </table:table-row>
        <table:table-row table:style-name="ro1">
          <table:table-cell office:value-type="float" office:value="133.796924979937" calcext:value-type="float">
            <text:p>133.7969249799</text:p>
          </table:table-cell>
          <table:table-cell office:value-type="float" office:value="6.97290788496898" calcext:value-type="float">
            <text:p>6.972907885</text:p>
          </table:table-cell>
          <table:table-cell table:formula="of:=1/[.B355]" office:value-type="float" office:value="0.143412191369347" calcext:value-type="float">
            <text:p>0.1434121914</text:p>
          </table:table-cell>
          <table:table-cell table:formula="of:=[.C355]/MAX([.C$2:.C$388])" office:value-type="float" office:value="0.834776761491541" calcext:value-type="float">
            <text:p>0.8347767615</text:p>
          </table:table-cell>
          <table:table-cell table:formula="of:=[.A355]*(24/4)*365" office:value-type="float" office:value="293015.265706062" calcext:value-type="float">
            <text:p>293015.265706062</text:p>
          </table:table-cell>
          <table:table-cell table:number-columns-repeated="2"/>
        </table:table-row>
        <table:table-row table:style-name="ro1">
          <table:table-cell office:value-type="float" office:value="133.790701263933" calcext:value-type="float">
            <text:p>133.7907012639</text:p>
          </table:table-cell>
          <table:table-cell office:value-type="float" office:value="6.97574358522722" calcext:value-type="float">
            <text:p>6.9757435852</text:p>
          </table:table-cell>
          <table:table-cell table:formula="of:=1/[.B356]" office:value-type="float" office:value="0.143353893069942" calcext:value-type="float">
            <text:p>0.1433538931</text:p>
          </table:table-cell>
          <table:table-cell table:formula="of:=[.C356]/MAX([.C$2:.C$388])" office:value-type="float" office:value="0.834437417499145" calcext:value-type="float">
            <text:p>0.8344374175</text:p>
          </table:table-cell>
          <table:table-cell table:formula="of:=[.A356]*(24/4)*365" office:value-type="float" office:value="293001.635768014" calcext:value-type="float">
            <text:p>293001.635768014</text:p>
          </table:table-cell>
          <table:table-cell table:number-columns-repeated="2"/>
        </table:table-row>
        <table:table-row table:style-name="ro1">
          <table:table-cell office:value-type="float" office:value="133.781978917773" calcext:value-type="float">
            <text:p>133.7819789178</text:p>
          </table:table-cell>
          <table:table-cell office:value-type="float" office:value="6.97880552701138" calcext:value-type="float">
            <text:p>6.978805527</text:p>
          </table:table-cell>
          <table:table-cell table:formula="of:=1/[.B357]" office:value-type="float" office:value="0.143290996737123" calcext:value-type="float">
            <text:p>0.1432909967</text:p>
          </table:table-cell>
          <table:table-cell table:formula="of:=[.C357]/MAX([.C$2:.C$388])" office:value-type="float" office:value="0.834071309175161" calcext:value-type="float">
            <text:p>0.8340713092</text:p>
          </table:table-cell>
          <table:table-cell table:formula="of:=[.A357]*(24/4)*365" office:value-type="float" office:value="292982.533829924" calcext:value-type="float">
            <text:p>292982.533829924</text:p>
          </table:table-cell>
          <table:table-cell table:number-columns-repeated="2"/>
        </table:table-row>
        <table:table-row table:style-name="ro1">
          <table:table-cell office:value-type="float" office:value="133.74940861347" calcext:value-type="float">
            <text:p>133.7494086135</text:p>
          </table:table-cell>
          <table:table-cell office:value-type="float" office:value="6.98260503336023" calcext:value-type="float">
            <text:p>6.9826050334</text:p>
          </table:table-cell>
          <table:table-cell table:formula="of:=1/[.B358]" office:value-type="float" office:value="0.143213026545592" calcext:value-type="float">
            <text:p>0.1432130265</text:p>
          </table:table-cell>
          <table:table-cell table:formula="of:=[.C358]/MAX([.C$2:.C$388])" office:value-type="float" office:value="0.833617458610871" calcext:value-type="float">
            <text:p>0.8336174586</text:p>
          </table:table-cell>
          <table:table-cell table:formula="of:=[.A358]*(24/4)*365" office:value-type="float" office:value="292911.2048635" calcext:value-type="float">
            <text:p>292911.2048635</text:p>
          </table:table-cell>
          <table:table-cell table:number-columns-repeated="2"/>
        </table:table-row>
        <table:table-row table:style-name="ro1">
          <table:table-cell office:value-type="float" office:value="133.74260938945" calcext:value-type="float">
            <text:p>133.7426093895</text:p>
          </table:table-cell>
          <table:table-cell office:value-type="float" office:value="6.98475037662935" calcext:value-type="float">
            <text:p>6.9847503766</text:p>
          </table:table-cell>
          <table:table-cell table:formula="of:=1/[.B359]" office:value-type="float" office:value="0.143169039132158" calcext:value-type="float">
            <text:p>0.1431690391</text:p>
          </table:table-cell>
          <table:table-cell table:formula="of:=[.C359]/MAX([.C$2:.C$388])" office:value-type="float" office:value="0.833361415730679" calcext:value-type="float">
            <text:p>0.8333614157</text:p>
          </table:table-cell>
          <table:table-cell table:formula="of:=[.A359]*(24/4)*365" office:value-type="float" office:value="292896.314562896" calcext:value-type="float">
            <text:p>292896.314562896</text:p>
          </table:table-cell>
          <table:table-cell table:number-columns-repeated="2"/>
        </table:table-row>
        <table:table-row table:style-name="ro1">
          <table:table-cell office:value-type="float" office:value="133.721440481171" calcext:value-type="float">
            <text:p>133.7214404812</text:p>
          </table:table-cell>
          <table:table-cell office:value-type="float" office:value="6.98795757694143" calcext:value-type="float">
            <text:p>6.9879575769</text:p>
          </table:table-cell>
          <table:table-cell table:formula="of:=1/[.B360]" office:value-type="float" office:value="0.143103330120343" calcext:value-type="float">
            <text:p>0.1431033301</text:p>
          </table:table-cell>
          <table:table-cell table:formula="of:=[.C360]/MAX([.C$2:.C$388])" office:value-type="float" office:value="0.832978935304435" calcext:value-type="float">
            <text:p>0.8329789353</text:p>
          </table:table-cell>
          <table:table-cell table:formula="of:=[.A360]*(24/4)*365" office:value-type="float" office:value="292849.954653764" calcext:value-type="float">
            <text:p>292849.954653764</text:p>
          </table:table-cell>
          <table:table-cell table:number-columns-repeated="2"/>
        </table:table-row>
        <table:table-row table:style-name="ro1">
          <table:table-cell office:value-type="float" office:value="133.700626866302" calcext:value-type="float">
            <text:p>133.7006268663</text:p>
          </table:table-cell>
          <table:table-cell office:value-type="float" office:value="6.99212867750098" calcext:value-type="float">
            <text:p>6.9921286775</text:p>
          </table:table-cell>
          <table:table-cell table:formula="of:=1/[.B361]" office:value-type="float" office:value="0.143017962929911" calcext:value-type="float">
            <text:p>0.1430179629</text:p>
          </table:table-cell>
          <table:table-cell table:formula="of:=[.C361]/MAX([.C$2:.C$388])" office:value-type="float" office:value="0.832482028130183" calcext:value-type="float">
            <text:p>0.8324820281</text:p>
          </table:table-cell>
          <table:table-cell table:formula="of:=[.A361]*(24/4)*365" office:value-type="float" office:value="292804.372837201" calcext:value-type="float">
            <text:p>292804.372837201</text:p>
          </table:table-cell>
          <table:table-cell table:number-columns-repeated="2"/>
        </table:table-row>
        <table:table-row table:style-name="ro1">
          <table:table-cell office:value-type="float" office:value="133.692014798602" calcext:value-type="float">
            <text:p>133.6920147986</text:p>
          </table:table-cell>
          <table:table-cell office:value-type="float" office:value="6.99560570994478" calcext:value-type="float">
            <text:p>6.9956057099</text:p>
          </table:table-cell>
          <table:table-cell table:formula="of:=1/[.B362]" office:value-type="float" office:value="0.142946878578137" calcext:value-type="float">
            <text:p>0.1429468786</text:p>
          </table:table-cell>
          <table:table-cell table:formula="of:=[.C362]/MAX([.C$2:.C$388])" office:value-type="float" office:value="0.83206825880974" calcext:value-type="float">
            <text:p>0.8320682588</text:p>
          </table:table-cell>
          <table:table-cell table:formula="of:=[.A362]*(24/4)*365" office:value-type="float" office:value="292785.512408937" calcext:value-type="float">
            <text:p>292785.512408937</text:p>
          </table:table-cell>
          <table:table-cell table:number-columns-repeated="2"/>
        </table:table-row>
        <table:table-row table:style-name="ro1">
          <table:table-cell office:value-type="float" office:value="133.664740342526" calcext:value-type="float">
            <text:p>133.6647403425</text:p>
          </table:table-cell>
          <table:table-cell office:value-type="float" office:value="6.99765151727286" calcext:value-type="float">
            <text:p>6.9976515173</text:p>
          </table:table-cell>
          <table:table-cell table:formula="of:=1/[.B363]" office:value-type="float" office:value="0.14290508716126" calcext:value-type="float">
            <text:p>0.1429050872</text:p>
          </table:table-cell>
          <table:table-cell table:formula="of:=[.C363]/MAX([.C$2:.C$388])" office:value-type="float" office:value="0.831824998433436" calcext:value-type="float">
            <text:p>0.8318249984</text:p>
          </table:table-cell>
          <table:table-cell table:formula="of:=[.A363]*(24/4)*365" office:value-type="float" office:value="292725.781350132" calcext:value-type="float">
            <text:p>292725.781350132</text:p>
          </table:table-cell>
          <table:table-cell table:number-columns-repeated="2"/>
        </table:table-row>
        <table:table-row table:style-name="ro1">
          <table:table-cell office:value-type="float" office:value="133.626677408254" calcext:value-type="float">
            <text:p>133.6266774083</text:p>
          </table:table-cell>
          <table:table-cell office:value-type="float" office:value="7.00306458221423" calcext:value-type="float">
            <text:p>7.0030645822</text:p>
          </table:table-cell>
          <table:table-cell table:formula="of:=1/[.B364]" office:value-type="float" office:value="0.142794627731938" calcext:value-type="float">
            <text:p>0.1427946277</text:p>
          </table:table-cell>
          <table:table-cell table:formula="of:=[.C364]/MAX([.C$2:.C$388])" office:value-type="float" office:value="0.831182033816516" calcext:value-type="float">
            <text:p>0.8311820338</text:p>
          </table:table-cell>
          <table:table-cell table:formula="of:=[.A364]*(24/4)*365" office:value-type="float" office:value="292642.423524076" calcext:value-type="float">
            <text:p>292642.423524076</text:p>
          </table:table-cell>
          <table:table-cell table:number-columns-repeated="2"/>
        </table:table-row>
        <table:table-row table:style-name="ro1">
          <table:table-cell office:value-type="float" office:value="133.625319708283" calcext:value-type="float">
            <text:p>133.6253197083</text:p>
          </table:table-cell>
          <table:table-cell office:value-type="float" office:value="7.00657673517886" calcext:value-type="float">
            <text:p>7.0065767352</text:p>
          </table:table-cell>
          <table:table-cell table:formula="of:=1/[.B365]" office:value-type="float" office:value="0.142723049756833" calcext:value-type="float">
            <text:p>0.1427230498</text:p>
          </table:table-cell>
          <table:table-cell table:formula="of:=[.C365]/MAX([.C$2:.C$388])" office:value-type="float" office:value="0.830765391202789" calcext:value-type="float">
            <text:p>0.8307653912</text:p>
          </table:table-cell>
          <table:table-cell table:formula="of:=[.A365]*(24/4)*365" office:value-type="float" office:value="292639.450161139" calcext:value-type="float">
            <text:p>292639.450161139</text:p>
          </table:table-cell>
          <table:table-cell table:number-columns-repeated="2"/>
        </table:table-row>
        <table:table-row table:style-name="ro1">
          <table:table-cell office:value-type="float" office:value="133.621757582468" calcext:value-type="float">
            <text:p>133.6217575825</text:p>
          </table:table-cell>
          <table:table-cell office:value-type="float" office:value="7.00997266087558" calcext:value-type="float">
            <text:p>7.0099726609</text:p>
          </table:table-cell>
          <table:table-cell table:formula="of:=1/[.B366]" office:value-type="float" office:value="0.142653908706556" calcext:value-type="float">
            <text:p>0.1426539087</text:p>
          </table:table-cell>
          <table:table-cell table:formula="of:=[.C366]/MAX([.C$2:.C$388])" office:value-type="float" office:value="0.830362933493407" calcext:value-type="float">
            <text:p>0.8303629335</text:p>
          </table:table-cell>
          <table:table-cell table:formula="of:=[.A366]*(24/4)*365" office:value-type="float" office:value="292631.649105604" calcext:value-type="float">
            <text:p>292631.649105604</text:p>
          </table:table-cell>
          <table:table-cell table:number-columns-repeated="2"/>
        </table:table-row>
        <table:table-row table:style-name="ro1">
          <table:table-cell office:value-type="float" office:value="133.600827890906" calcext:value-type="float">
            <text:p>133.6008278909</text:p>
          </table:table-cell>
          <table:table-cell office:value-type="float" office:value="7.01042325540905" calcext:value-type="float">
            <text:p>7.0104232554</text:p>
          </table:table-cell>
          <table:table-cell table:formula="of:=1/[.B367]" office:value-type="float" office:value="0.142644739635146" calcext:value-type="float">
            <text:p>0.1426447396</text:p>
          </table:table-cell>
          <table:table-cell table:formula="of:=[.C367]/MAX([.C$2:.C$388])" office:value-type="float" office:value="0.830309561965754" calcext:value-type="float">
            <text:p>0.830309562</text:p>
          </table:table-cell>
          <table:table-cell table:formula="of:=[.A367]*(24/4)*365" office:value-type="float" office:value="292585.813081083" calcext:value-type="float">
            <text:p>292585.813081083</text:p>
          </table:table-cell>
          <table:table-cell table:number-columns-repeated="2"/>
        </table:table-row>
        <table:table-row table:style-name="ro1">
          <table:table-cell office:value-type="float" office:value="133.578447324845" calcext:value-type="float">
            <text:p>133.5784473248</text:p>
          </table:table-cell>
          <table:table-cell office:value-type="float" office:value="7.01155166792392" calcext:value-type="float">
            <text:p>7.0115516679</text:p>
          </table:table-cell>
          <table:table-cell table:formula="of:=1/[.B368]" office:value-type="float" office:value="0.142621782932121" calcext:value-type="float">
            <text:p>0.1426217829</text:p>
          </table:table-cell>
          <table:table-cell table:formula="of:=[.C368]/MAX([.C$2:.C$388])" office:value-type="float" office:value="0.830175935096081" calcext:value-type="float">
            <text:p>0.8301759351</text:p>
          </table:table-cell>
          <table:table-cell table:formula="of:=[.A368]*(24/4)*365" office:value-type="float" office:value="292536.79964141" calcext:value-type="float">
            <text:p>292536.79964141</text:p>
          </table:table-cell>
          <table:table-cell table:number-columns-repeated="2"/>
        </table:table-row>
        <table:table-row table:style-name="ro1">
          <table:table-cell office:value-type="float" office:value="133.55777707981" calcext:value-type="float">
            <text:p>133.5577770798</text:p>
          </table:table-cell>
          <table:table-cell office:value-type="float" office:value="7.01951080517778" calcext:value-type="float">
            <text:p>7.0195108052</text:p>
          </table:table-cell>
          <table:table-cell table:formula="of:=1/[.B369]" office:value-type="float" office:value="0.142460069904355" calcext:value-type="float">
            <text:p>0.1424600699</text:p>
          </table:table-cell>
          <table:table-cell table:formula="of:=[.C369]/MAX([.C$2:.C$388])" office:value-type="float" office:value="0.829234632433309" calcext:value-type="float">
            <text:p>0.8292346324</text:p>
          </table:table-cell>
          <table:table-cell table:formula="of:=[.A369]*(24/4)*365" office:value-type="float" office:value="292491.531804785" calcext:value-type="float">
            <text:p>292491.531804785</text:p>
          </table:table-cell>
          <table:table-cell table:number-columns-repeated="2"/>
        </table:table-row>
        <table:table-row table:style-name="ro1">
          <table:table-cell office:value-type="float" office:value="133.552846491194" calcext:value-type="float">
            <text:p>133.5528464912</text:p>
          </table:table-cell>
          <table:table-cell office:value-type="float" office:value="7.02076853680372" calcext:value-type="float">
            <text:p>7.0207685368</text:p>
          </table:table-cell>
          <table:table-cell table:formula="of:=1/[.B370]" office:value-type="float" office:value="0.142434548975355" calcext:value-type="float">
            <text:p>0.142434549</text:p>
          </table:table-cell>
          <table:table-cell table:formula="of:=[.C370]/MAX([.C$2:.C$388])" office:value-type="float" office:value="0.829086079662046" calcext:value-type="float">
            <text:p>0.8290860797</text:p>
          </table:table-cell>
          <table:table-cell table:formula="of:=[.A370]*(24/4)*365" office:value-type="float" office:value="292480.733815715" calcext:value-type="float">
            <text:p>292480.733815715</text:p>
          </table:table-cell>
          <table:table-cell table:number-columns-repeated="2"/>
        </table:table-row>
        <table:table-row table:style-name="ro1">
          <table:table-cell office:value-type="float" office:value="133.529924719058" calcext:value-type="float">
            <text:p>133.5299247191</text:p>
          </table:table-cell>
          <table:table-cell office:value-type="float" office:value="7.02218500887947" calcext:value-type="float">
            <text:p>7.0221850089</text:p>
          </table:table-cell>
          <table:table-cell table:formula="of:=1/[.B371]" office:value-type="float" office:value="0.142405817952035" calcext:value-type="float">
            <text:p>0.142405818</text:p>
          </table:table-cell>
          <table:table-cell table:formula="of:=[.C371]/MAX([.C$2:.C$388])" office:value-type="float" office:value="0.828918841504869" calcext:value-type="float">
            <text:p>0.8289188415</text:p>
          </table:table-cell>
          <table:table-cell table:formula="of:=[.A371]*(24/4)*365" office:value-type="float" office:value="292430.535134736" calcext:value-type="float">
            <text:p>292430.535134736</text:p>
          </table:table-cell>
          <table:table-cell table:number-columns-repeated="2"/>
        </table:table-row>
        <table:table-row table:style-name="ro1">
          <table:table-cell office:value-type="float" office:value="133.508157308394" calcext:value-type="float">
            <text:p>133.5081573084</text:p>
          </table:table-cell>
          <table:table-cell office:value-type="float" office:value="7.03002696653579" calcext:value-type="float">
            <text:p>7.0300269665</text:p>
          </table:table-cell>
          <table:table-cell table:formula="of:=1/[.B372]" office:value-type="float" office:value="0.142246965020217" calcext:value-type="float">
            <text:p>0.142246965</text:p>
          </table:table-cell>
          <table:table-cell table:formula="of:=[.C372]/MAX([.C$2:.C$388])" office:value-type="float" office:value="0.82799418694998" calcext:value-type="float">
            <text:p>0.8279941869</text:p>
          </table:table-cell>
          <table:table-cell table:formula="of:=[.A372]*(24/4)*365" office:value-type="float" office:value="292382.864505382" calcext:value-type="float">
            <text:p>292382.864505382</text:p>
          </table:table-cell>
          <table:table-cell table:number-columns-repeated="2"/>
        </table:table-row>
        <table:table-row table:style-name="ro1">
          <table:table-cell office:value-type="float" office:value="133.490094445783" calcext:value-type="float">
            <text:p>133.4900944458</text:p>
          </table:table-cell>
          <table:table-cell office:value-type="float" office:value="7.03042295007181" calcext:value-type="float">
            <text:p>7.0304229501</text:p>
          </table:table-cell>
          <table:table-cell table:formula="of:=1/[.B373]" office:value-type="float" office:value="0.142238953061819" calcext:value-type="float">
            <text:p>0.1422389531</text:p>
          </table:table-cell>
          <table:table-cell table:formula="of:=[.C373]/MAX([.C$2:.C$388])" office:value-type="float" office:value="0.82794755077058" calcext:value-type="float">
            <text:p>0.8279475508</text:p>
          </table:table-cell>
          <table:table-cell table:formula="of:=[.A373]*(24/4)*365" office:value-type="float" office:value="292343.306836264" calcext:value-type="float">
            <text:p>292343.306836264</text:p>
          </table:table-cell>
          <table:table-cell table:number-columns-repeated="2"/>
        </table:table-row>
        <table:table-row table:style-name="ro1">
          <table:table-cell office:value-type="float" office:value="133.485209141194" calcext:value-type="float">
            <text:p>133.4852091412</text:p>
          </table:table-cell>
          <table:table-cell office:value-type="float" office:value="7.0321363943309" calcext:value-type="float">
            <text:p>7.0321363943</text:p>
          </table:table-cell>
          <table:table-cell table:formula="of:=1/[.B374]" office:value-type="float" office:value="0.142204295241795" calcext:value-type="float">
            <text:p>0.1422042952</text:p>
          </table:table-cell>
          <table:table-cell table:formula="of:=[.C374]/MAX([.C$2:.C$388])" office:value-type="float" office:value="0.827745813787941" calcext:value-type="float">
            <text:p>0.8277458138</text:p>
          </table:table-cell>
          <table:table-cell table:formula="of:=[.A374]*(24/4)*365" office:value-type="float" office:value="292332.608019215" calcext:value-type="float">
            <text:p>292332.608019215</text:p>
          </table:table-cell>
          <table:table-cell table:number-columns-repeated="2"/>
        </table:table-row>
        <table:table-row table:style-name="ro1">
          <table:table-cell office:value-type="float" office:value="133.479102885169" calcext:value-type="float">
            <text:p>133.4791028852</text:p>
          </table:table-cell>
          <table:table-cell office:value-type="float" office:value="7.03536853814878" calcext:value-type="float">
            <text:p>7.0353685381</text:p>
          </table:table-cell>
          <table:table-cell table:formula="of:=1/[.B375]" office:value-type="float" office:value="0.142138964658009" calcext:value-type="float">
            <text:p>0.1421389647</text:p>
          </table:table-cell>
          <table:table-cell table:formula="of:=[.C375]/MAX([.C$2:.C$388])" office:value-type="float" office:value="0.827365536123693" calcext:value-type="float">
            <text:p>0.8273655361</text:p>
          </table:table-cell>
          <table:table-cell table:formula="of:=[.A375]*(24/4)*365" office:value-type="float" office:value="292319.235318521" calcext:value-type="float">
            <text:p>292319.235318521</text:p>
          </table:table-cell>
          <table:table-cell table:number-columns-repeated="2"/>
        </table:table-row>
        <table:table-row table:style-name="ro1">
          <table:table-cell office:value-type="float" office:value="133.45773179205" calcext:value-type="float">
            <text:p>133.4577317921</text:p>
          </table:table-cell>
          <table:table-cell office:value-type="float" office:value="7.03559157295997" calcext:value-type="float">
            <text:p>7.035591573</text:p>
          </table:table-cell>
          <table:table-cell table:formula="of:=1/[.B376]" office:value-type="float" office:value="0.142134458720333" calcext:value-type="float">
            <text:p>0.1421344587</text:p>
          </table:table-cell>
          <table:table-cell table:formula="of:=[.C376]/MAX([.C$2:.C$388])" office:value-type="float" office:value="0.827339307864958" calcext:value-type="float">
            <text:p>0.8273393079</text:p>
          </table:table-cell>
          <table:table-cell table:formula="of:=[.A376]*(24/4)*365" office:value-type="float" office:value="292272.43262459" calcext:value-type="float">
            <text:p>292272.43262459</text:p>
          </table:table-cell>
          <table:table-cell table:number-columns-repeated="2"/>
        </table:table-row>
        <table:table-row table:style-name="ro1">
          <table:table-cell office:value-type="float" office:value="133.405412701465" calcext:value-type="float">
            <text:p>133.4054127015</text:p>
          </table:table-cell>
          <table:table-cell office:value-type="float" office:value="7.04161697379932" calcext:value-type="float">
            <text:p>7.0416169738</text:p>
          </table:table-cell>
          <table:table-cell table:formula="of:=1/[.B377]" office:value-type="float" office:value="0.142012836500598" calcext:value-type="float">
            <text:p>0.1420128365</text:p>
          </table:table-cell>
          <table:table-cell table:formula="of:=[.C377]/MAX([.C$2:.C$388])" office:value-type="float" office:value="0.826631366638023" calcext:value-type="float">
            <text:p>0.8266313666</text:p>
          </table:table-cell>
          <table:table-cell table:formula="of:=[.A377]*(24/4)*365" office:value-type="float" office:value="292157.853816208" calcext:value-type="float">
            <text:p>292157.853816208</text:p>
          </table:table-cell>
          <table:table-cell table:number-columns-repeated="2"/>
        </table:table-row>
        <table:table-row table:style-name="ro1">
          <table:table-cell office:value-type="float" office:value="133.404420454953" calcext:value-type="float">
            <text:p>133.404420455</text:p>
          </table:table-cell>
          <table:table-cell office:value-type="float" office:value="7.04624446895699" calcext:value-type="float">
            <text:p>7.046244469</text:p>
          </table:table-cell>
          <table:table-cell table:formula="of:=1/[.B378]" office:value-type="float" office:value="0.141919572107611" calcext:value-type="float">
            <text:p>0.1419195721</text:p>
          </table:table-cell>
          <table:table-cell table:formula="of:=[.C378]/MAX([.C$2:.C$388])" office:value-type="float" office:value="0.826088491257649" calcext:value-type="float">
            <text:p>0.8260884913</text:p>
          </table:table-cell>
          <table:table-cell table:formula="of:=[.A378]*(24/4)*365" office:value-type="float" office:value="292155.680796347" calcext:value-type="float">
            <text:p>292155.680796347</text:p>
          </table:table-cell>
          <table:table-cell table:number-columns-repeated="2"/>
        </table:table-row>
        <table:table-row table:style-name="ro1">
          <table:table-cell office:value-type="float" office:value="133.378859527892" calcext:value-type="float">
            <text:p>133.3788595279</text:p>
          </table:table-cell>
          <table:table-cell office:value-type="float" office:value="7.05122398445252" calcext:value-type="float">
            <text:p>7.0512239845</text:p>
          </table:table-cell>
          <table:table-cell table:formula="of:=1/[.B379]" office:value-type="float" office:value="0.141819349690909" calcext:value-type="float">
            <text:p>0.1418193497</text:p>
          </table:table-cell>
          <table:table-cell table:formula="of:=[.C379]/MAX([.C$2:.C$388])" office:value-type="float" office:value="0.825505114463497" calcext:value-type="float">
            <text:p>0.8255051145</text:p>
          </table:table-cell>
          <table:table-cell table:formula="of:=[.A379]*(24/4)*365" office:value-type="float" office:value="292099.702366083" calcext:value-type="float">
            <text:p>292099.702366083</text:p>
          </table:table-cell>
          <table:table-cell table:number-columns-repeated="2"/>
        </table:table-row>
        <table:table-row table:style-name="ro1">
          <table:table-cell office:value-type="float" office:value="133.366227800916" calcext:value-type="float">
            <text:p>133.3662278009</text:p>
          </table:table-cell>
          <table:table-cell office:value-type="float" office:value="7.05467963790134" calcext:value-type="float">
            <text:p>7.0546796379</text:p>
          </table:table-cell>
          <table:table-cell table:formula="of:=1/[.B380]" office:value-type="float" office:value="0.141749881118271" calcext:value-type="float">
            <text:p>0.1417498811</text:p>
          </table:table-cell>
          <table:table-cell table:formula="of:=[.C380]/MAX([.C$2:.C$388])" office:value-type="float" office:value="0.825100750304918" calcext:value-type="float">
            <text:p>0.8251007503</text:p>
          </table:table-cell>
          <table:table-cell table:formula="of:=[.A380]*(24/4)*365" office:value-type="float" office:value="292072.038884007" calcext:value-type="float">
            <text:p>292072.038884007</text:p>
          </table:table-cell>
          <table:table-cell table:number-columns-repeated="2"/>
        </table:table-row>
        <table:table-row table:style-name="ro1">
          <table:table-cell office:value-type="float" office:value="133.33598100097" calcext:value-type="float">
            <text:p>133.335981001</text:p>
          </table:table-cell>
          <table:table-cell office:value-type="float" office:value="7.05877335763662" calcext:value-type="float">
            <text:p>7.0587733576</text:p>
          </table:table-cell>
          <table:table-cell table:formula="of:=1/[.B381]" office:value-type="float" office:value="0.141667673593477" calcext:value-type="float">
            <text:p>0.1416676736</text:p>
          </table:table-cell>
          <table:table-cell table:formula="of:=[.C381]/MAX([.C$2:.C$388])" office:value-type="float" office:value="0.824622234980232" calcext:value-type="float">
            <text:p>0.824622235</text:p>
          </table:table-cell>
          <table:table-cell table:formula="of:=[.A381]*(24/4)*365" office:value-type="float" office:value="292005.798392125" calcext:value-type="float">
            <text:p>292005.798392125</text:p>
          </table:table-cell>
          <table:table-cell table:number-columns-repeated="2"/>
        </table:table-row>
        <table:table-row table:style-name="ro1">
          <table:table-cell office:value-type="float" office:value="133.275190399296" calcext:value-type="float">
            <text:p>133.2751903993</text:p>
          </table:table-cell>
          <table:table-cell office:value-type="float" office:value="7.06902869498732" calcext:value-type="float">
            <text:p>7.069028695</text:p>
          </table:table-cell>
          <table:table-cell table:formula="of:=1/[.B382]" office:value-type="float" office:value="0.141462150338858" calcext:value-type="float">
            <text:p>0.1414621503</text:p>
          </table:table-cell>
          <table:table-cell table:formula="of:=[.C382]/MAX([.C$2:.C$388])" office:value-type="float" office:value="0.823425920808725" calcext:value-type="float">
            <text:p>0.8234259208</text:p>
          </table:table-cell>
          <table:table-cell table:formula="of:=[.A382]*(24/4)*365" office:value-type="float" office:value="291872.666974458" calcext:value-type="float">
            <text:p>291872.666974458</text:p>
          </table:table-cell>
          <table:table-cell table:number-columns-repeated="2"/>
        </table:table-row>
        <table:table-row table:style-name="ro1">
          <table:table-cell office:value-type="float" office:value="133.248615756415" calcext:value-type="float">
            <text:p>133.2486157564</text:p>
          </table:table-cell>
          <table:table-cell office:value-type="float" office:value="7.07417498251558" calcext:value-type="float">
            <text:p>7.0741749825</text:p>
          </table:table-cell>
          <table:table-cell table:formula="of:=1/[.B383]" office:value-type="float" office:value="0.14135924011939" calcext:value-type="float">
            <text:p>0.1413592401</text:p>
          </table:table-cell>
          <table:table-cell table:formula="of:=[.C383]/MAX([.C$2:.C$388])" office:value-type="float" office:value="0.822826898794543" calcext:value-type="float">
            <text:p>0.8228268988</text:p>
          </table:table-cell>
          <table:table-cell table:formula="of:=[.A383]*(24/4)*365" office:value-type="float" office:value="291814.468506549" calcext:value-type="float">
            <text:p>291814.468506549</text:p>
          </table:table-cell>
          <table:table-cell table:number-columns-repeated="2"/>
        </table:table-row>
        <table:table-row table:style-name="ro1">
          <table:table-cell office:value-type="float" office:value="133.1770642052" calcext:value-type="float">
            <text:p>133.1770642052</text:p>
          </table:table-cell>
          <table:table-cell office:value-type="float" office:value="7.08415521494856" calcext:value-type="float">
            <text:p>7.0841552149</text:p>
          </table:table-cell>
          <table:table-cell table:formula="of:=1/[.B384]" office:value-type="float" office:value="0.141160091733995" calcext:value-type="float">
            <text:p>0.1411600917</text:p>
          </table:table-cell>
          <table:table-cell table:formula="of:=[.C384]/MAX([.C$2:.C$388])" office:value-type="float" office:value="0.821667691598638" calcext:value-type="float">
            <text:p>0.8216676916</text:p>
          </table:table-cell>
          <table:table-cell table:formula="of:=[.A384]*(24/4)*365" office:value-type="float" office:value="291657.770609389" calcext:value-type="float">
            <text:p>291657.770609389</text:p>
          </table:table-cell>
          <table:table-cell table:number-columns-repeated="2"/>
        </table:table-row>
        <table:table-row table:style-name="ro1">
          <table:table-cell office:value-type="float" office:value="133.126152195941" calcext:value-type="float">
            <text:p>133.1261521959</text:p>
          </table:table-cell>
          <table:table-cell office:value-type="float" office:value="7.09204474201193" calcext:value-type="float">
            <text:p>7.092044742</text:p>
          </table:table-cell>
          <table:table-cell table:formula="of:=1/[.B385]" office:value-type="float" office:value="0.141003058550405" calcext:value-type="float">
            <text:p>0.1410030586</text:p>
          </table:table-cell>
          <table:table-cell table:formula="of:=[.C385]/MAX([.C$2:.C$388])" office:value-type="float" office:value="0.820753629473287" calcext:value-type="float">
            <text:p>0.8207536295</text:p>
          </table:table-cell>
          <table:table-cell table:formula="of:=[.A385]*(24/4)*365" office:value-type="float" office:value="291546.273309111" calcext:value-type="float">
            <text:p>291546.273309111</text:p>
          </table:table-cell>
          <table:table-cell table:number-columns-repeated="2"/>
        </table:table-row>
        <table:table-row table:style-name="ro1">
          <table:table-cell office:value-type="float" office:value="133.039472698256" calcext:value-type="float">
            <text:p>133.0394726983</text:p>
          </table:table-cell>
          <table:table-cell office:value-type="float" office:value="7.1067196559256" calcext:value-type="float">
            <text:p>7.1067196559</text:p>
          </table:table-cell>
          <table:table-cell table:formula="of:=1/[.B386]" office:value-type="float" office:value="0.14071189640444" calcext:value-type="float">
            <text:p>0.1407118964</text:p>
          </table:table-cell>
          <table:table-cell table:formula="of:=[.C386]/MAX([.C$2:.C$388])" office:value-type="float" office:value="0.819058826605017" calcext:value-type="float">
            <text:p>0.8190588266</text:p>
          </table:table-cell>
          <table:table-cell table:formula="of:=[.A386]*(24/4)*365" office:value-type="float" office:value="291356.44520918" calcext:value-type="float">
            <text:p>291356.44520918</text:p>
          </table:table-cell>
          <table:table-cell table:number-columns-repeated="2"/>
        </table:table-row>
        <table:table-row table:style-name="ro1">
          <table:table-cell office:value-type="float" office:value="133.030514252118" calcext:value-type="float">
            <text:p>133.0305142521</text:p>
          </table:table-cell>
          <table:table-cell office:value-type="float" office:value="7.17778888410814" calcext:value-type="float">
            <text:p>7.1777888841</text:p>
          </table:table-cell>
          <table:table-cell table:formula="of:=1/[.B387]" office:value-type="float" office:value="0.139318669878134" calcext:value-type="float">
            <text:p>0.1393186699</text:p>
          </table:table-cell>
          <table:table-cell table:formula="of:=[.C387]/MAX([.C$2:.C$388])" office:value-type="float" office:value="0.810949103738719" calcext:value-type="float">
            <text:p>0.8109491037</text:p>
          </table:table-cell>
          <table:table-cell table:formula="of:=[.A387]*(24/4)*365" office:value-type="float" office:value="291336.826212139" calcext:value-type="float">
            <text:p>291336.826212139</text:p>
          </table:table-cell>
          <table:table-cell table:number-columns-repeated="2"/>
        </table:table-row>
        <table:table-row table:style-name="ro1">
          <table:table-cell office:value-type="float" office:value="133.021542744016" calcext:value-type="float">
            <text:p>133.021542744</text:p>
          </table:table-cell>
          <table:table-cell office:value-type="float" office:value="7.20086370251988" calcext:value-type="float">
            <text:p>7.2008637025</text:p>
          </table:table-cell>
          <table:table-cell table:formula="of:=1/[.B388]" office:value-type="float" office:value="0.138872229959034" calcext:value-type="float">
            <text:p>0.13887223</text:p>
          </table:table-cell>
          <table:table-cell table:formula="of:=[.C388]/MAX([.C$2:.C$388])" office:value-type="float" office:value="0.808350456675952" calcext:value-type="float">
            <text:p>0.8083504567</text:p>
          </table:table-cell>
          <table:table-cell table:formula="of:=[.A388]*(24/4)*365" office:value-type="float" office:value="291317.178609396" calcext:value-type="float">
            <text:p>291317.178609396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low_0.A1:low_0.B1048576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med_0.A1:med_0.B1048576">
          <table:sort>
            <table:sort-by table:field-number="1" table:data-type="automatic"/>
          </table:sort>
        </table:database-range>
        <table:database-range table:name="__Anonymous_Sheet_DB__3" table:target-range-address="high_0.A1:high_0.B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Cantarel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Cantarell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Cantarell" style:font-family-asian="Cantarell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09:39:45.507665229</meta:creation-date>
    <dc:date>2016-03-30T10:09:26.373539531</dc:date>
    <meta:editing-duration>PT29M40S</meta:editing-duration>
    <meta:editing-cycles>4</meta:editing-cycles>
    <meta:generator>LibreOffice/5.0.5.2$Linux_X86_64 LibreOffice_project/00m0$Build-2</meta:generator>
    <meta:document-statistic meta:table-count="4" meta:cell-count="592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21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.7" chart:maximum="1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plot-area chart:style-name="ch2" table:cell-range-address="low_0.D2:low_0.E343" svg:x="1.331cm" svg:y="0.18cm" svg:width="14.349cm" svg:height="7.659cm">
          <chartooo:coordinate-region svg:x="2.243cm" svg:y="0.379cm" svg:width="12.972cm" svg:height="6.813cm"/>
          <chart:axis chart:dimension="x" chart:name="primary-x" chart:style-name="ch3">
            <chart:title svg:x="7.694cm" svg:y="8.019cm" chart:style-name="ch4">
              <text:p>Yearly cost</text:p>
            </chart:title>
          </chart:axis>
          <chart:axis chart:dimension="y" chart:name="primary-y" chart:style-name="ch5">
            <chart:title svg:x="0.451cm" svg:y="4.384cm" chart:style-name="ch6">
              <text:p>QoS</text:p>
            </chart:title>
            <chart:grid chart:style-name="ch7" chart:class="major"/>
          </chart:axis>
          <chart:series chart:style-name="ch8" chart:values-cell-range-address="low_0.D2:low_0.D343" chart:class="chart:scatter">
            <chart:domain table:cell-range-address="low_0.E2:low_0.E343"/>
            <chart:data-point chart:repeated="34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663.5790619861">
                <text:p>22663.5790619861</text:p>
                <draw:g>
                  <svg:desc>low_0.E2:low_0.E343</svg:desc>
                </draw:g>
              </table:table-cell>
              <table:table-cell office:value-type="float" office:value="1">
                <text:p>1</text:p>
                <draw:g>
                  <svg:desc>low_0.D2:low_0.D3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653.6308690694">
                <text:p>22653.6308690694</text:p>
              </table:table-cell>
              <table:table-cell office:value-type="float" office:value="0.998145817897437">
                <text:p>0.9981458178974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632.2651788125">
                <text:p>22632.2651788125</text:p>
              </table:table-cell>
              <table:table-cell office:value-type="float" office:value="0.996862792140775">
                <text:p>0.9968627921407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622.9257695972">
                <text:p>22622.9257695972</text:p>
              </table:table-cell>
              <table:table-cell office:value-type="float" office:value="0.996258249174926">
                <text:p>0.9962582491749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621.8052846597">
                <text:p>22621.8052846597</text:p>
              </table:table-cell>
              <table:table-cell office:value-type="float" office:value="0.995874505260474">
                <text:p>0.9958745052604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618.6112145764">
                <text:p>22618.6112145764</text:p>
              </table:table-cell>
              <table:table-cell office:value-type="float" office:value="0.995589536746054">
                <text:p>0.9955895367460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592.6563910208">
                <text:p>22592.6563910208</text:p>
              </table:table-cell>
              <table:table-cell office:value-type="float" office:value="0.995098614014532">
                <text:p>0.9950986140145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592.6563910208">
                <text:p>22592.6563910208</text:p>
              </table:table-cell>
              <table:table-cell office:value-type="float" office:value="0.995098614014532">
                <text:p>0.9950986140145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67.8493238125">
                <text:p>22567.8493238125</text:p>
              </table:table-cell>
              <table:table-cell office:value-type="float" office:value="0.993328347918299">
                <text:p>0.9933283479182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54.5904730903">
                <text:p>22554.5904730903</text:p>
              </table:table-cell>
              <table:table-cell office:value-type="float" office:value="0.992210483286795">
                <text:p>0.9922104832867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543.7928150972">
                <text:p>22543.7928150972</text:p>
              </table:table-cell>
              <table:table-cell office:value-type="float" office:value="0.990445304570651">
                <text:p>0.990445304570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542.2725571736">
                <text:p>22542.2725571736</text:p>
              </table:table-cell>
              <table:table-cell office:value-type="float" office:value="0.990267263706102">
                <text:p>0.9902672637061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534.5350601667">
                <text:p>22534.5350601667</text:p>
              </table:table-cell>
              <table:table-cell office:value-type="float" office:value="0.989139935394016">
                <text:p>0.9891399353940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530.8494411042">
                <text:p>22530.8494411042</text:p>
              </table:table-cell>
              <table:table-cell office:value-type="float" office:value="0.989101047971536">
                <text:p>0.9891010479715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518.0891732847">
                <text:p>22518.0891732847</text:p>
              </table:table-cell>
              <table:table-cell office:value-type="float" office:value="0.987802142144186">
                <text:p>0.9878021421441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515.9726749653">
                <text:p>22515.9726749653</text:p>
              </table:table-cell>
              <table:table-cell office:value-type="float" office:value="0.987010485551366">
                <text:p>0.9870104855513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505.2509397014">
                <text:p>22505.2509397014</text:p>
              </table:table-cell>
              <table:table-cell office:value-type="float" office:value="0.986610486324922">
                <text:p>0.9866104863249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494.9911804236">
                <text:p>22494.9911804236</text:p>
              </table:table-cell>
              <table:table-cell office:value-type="float" office:value="0.985167246715323">
                <text:p>0.9851672467153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485.4260835069">
                <text:p>22485.4260835069</text:p>
              </table:table-cell>
              <table:table-cell office:value-type="float" office:value="0.98274793928641">
                <text:p>0.982747939286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476.099616375">
                <text:p>22476.099616375</text:p>
              </table:table-cell>
              <table:table-cell office:value-type="float" office:value="0.982573892339068">
                <text:p>0.9825738923390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474.1803242292">
                <text:p>22474.1803242292</text:p>
              </table:table-cell>
              <table:table-cell office:value-type="float" office:value="0.982066316982185">
                <text:p>0.9820663169821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473.2479303889">
                <text:p>22473.2479303889</text:p>
              </table:table-cell>
              <table:table-cell office:value-type="float" office:value="0.981316992366505">
                <text:p>0.9813169923665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466.5654077778">
                <text:p>22466.5654077778</text:p>
              </table:table-cell>
              <table:table-cell office:value-type="float" office:value="0.981212863762685">
                <text:p>0.9812128637626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464.9834166944">
                <text:p>22464.9834166944</text:p>
              </table:table-cell>
              <table:table-cell office:value-type="float" office:value="0.980800291058831">
                <text:p>0.9808002910588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455.3356940833">
                <text:p>22455.3356940833</text:p>
              </table:table-cell>
              <table:table-cell office:value-type="float" office:value="0.979895010446188">
                <text:p>0.9798950104461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445.6769304097">
                <text:p>22445.6769304097</text:p>
              </table:table-cell>
              <table:table-cell office:value-type="float" office:value="0.977862967264737">
                <text:p>0.9778629672647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443.4170699861">
                <text:p>22443.4170699861</text:p>
              </table:table-cell>
              <table:table-cell office:value-type="float" office:value="0.977108210137462">
                <text:p>0.9771082101374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435.2647379792">
                <text:p>22435.2647379792</text:p>
              </table:table-cell>
              <table:table-cell office:value-type="float" office:value="0.977043459729139">
                <text:p>0.9770434597291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429.2454482083">
                <text:p>22429.2454482083</text:p>
              </table:table-cell>
              <table:table-cell office:value-type="float" office:value="0.974844279835165">
                <text:p>0.9748442798351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423.7322350139">
                <text:p>22423.7322350139</text:p>
              </table:table-cell>
              <table:table-cell office:value-type="float" office:value="0.974693971703104">
                <text:p>0.9746939717031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422.6482501389">
                <text:p>22422.6482501389</text:p>
              </table:table-cell>
              <table:table-cell office:value-type="float" office:value="0.974409255980913">
                <text:p>0.9744092559809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415.3982584236">
                <text:p>22415.3982584236</text:p>
              </table:table-cell>
              <table:table-cell office:value-type="float" office:value="0.974208272599727">
                <text:p>0.9742082725997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410.6346471319">
                <text:p>22410.6346471319</text:p>
              </table:table-cell>
              <table:table-cell office:value-type="float" office:value="0.973104366993204">
                <text:p>0.9731043669932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407.4460285556">
                <text:p>22407.4460285556</text:p>
              </table:table-cell>
              <table:table-cell office:value-type="float" office:value="0.972435780456697">
                <text:p>0.9724357804566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403.2416672778">
                <text:p>22403.2416672778</text:p>
              </table:table-cell>
              <table:table-cell office:value-type="float" office:value="0.972332840656795">
                <text:p>0.9723328406567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403.0744325486">
                <text:p>22403.0744325486</text:p>
              </table:table-cell>
              <table:table-cell office:value-type="float" office:value="0.971815483965489">
                <text:p>0.9718154839654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402.9074963472">
                <text:p>22402.9074963472</text:p>
              </table:table-cell>
              <table:table-cell office:value-type="float" office:value="0.971399400519687">
                <text:p>0.9713994005196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402.5244659097">
                <text:p>22402.5244659097</text:p>
              </table:table-cell>
              <table:table-cell office:value-type="float" office:value="0.971090762880199">
                <text:p>0.9710907628801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401.4927239792">
                <text:p>22401.4927239792</text:p>
              </table:table-cell>
              <table:table-cell office:value-type="float" office:value="0.970735203266685">
                <text:p>0.9707352032666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400.2023585417">
                <text:p>22400.2023585417</text:p>
              </table:table-cell>
              <table:table-cell office:value-type="float" office:value="0.970417143997741">
                <text:p>0.9704171439977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390.2300682222">
                <text:p>22390.2300682222</text:p>
              </table:table-cell>
              <table:table-cell office:value-type="float" office:value="0.970316246309317">
                <text:p>0.9703162463093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386.1887745069">
                <text:p>22386.1887745069</text:p>
              </table:table-cell>
              <table:table-cell office:value-type="float" office:value="0.969870621754209">
                <text:p>0.9698706217542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382.8294693333">
                <text:p>22382.8294693333</text:p>
              </table:table-cell>
              <table:table-cell office:value-type="float" office:value="0.968830696193529">
                <text:p>0.9688306961935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379.7471412153">
                <text:p>22379.7471412153</text:p>
              </table:table-cell>
              <table:table-cell office:value-type="float" office:value="0.968271755112734">
                <text:p>0.9682717551127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375.5014271944">
                <text:p>22375.5014271944</text:p>
              </table:table-cell>
              <table:table-cell office:value-type="float" office:value="0.967980557071293">
                <text:p>0.9679805570712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375.1969556736">
                <text:p>22375.1969556736</text:p>
              </table:table-cell>
              <table:table-cell office:value-type="float" office:value="0.967899710926939">
                <text:p>0.9678997109269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367.9606998333">
                <text:p>22367.9606998333</text:p>
              </table:table-cell>
              <table:table-cell office:value-type="float" office:value="0.966825350428468">
                <text:p>0.9668253504284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366.0844125764">
                <text:p>22366.0844125764</text:p>
              </table:table-cell>
              <table:table-cell office:value-type="float" office:value="0.966329504394359">
                <text:p>0.9663295043943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366.0267506528">
                <text:p>22366.0267506528</text:p>
              </table:table-cell>
              <table:table-cell office:value-type="float" office:value="0.96623308088563">
                <text:p>0.966233080885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361.4102812222">
                <text:p>22361.4102812222</text:p>
              </table:table-cell>
              <table:table-cell office:value-type="float" office:value="0.966068669988763">
                <text:p>0.9660686699887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360.6155515417">
                <text:p>22360.6155515417</text:p>
              </table:table-cell>
              <table:table-cell office:value-type="float" office:value="0.965628314099877">
                <text:p>0.9656283140998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353.4544171528">
                <text:p>22353.4544171528</text:p>
              </table:table-cell>
              <table:table-cell office:value-type="float" office:value="0.964721593805831">
                <text:p>0.9647215938058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352.6760624167">
                <text:p>22352.6760624167</text:p>
              </table:table-cell>
              <table:table-cell office:value-type="float" office:value="0.964493371021507">
                <text:p>0.9644933710215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351.3374549236">
                <text:p>22351.3374549236</text:p>
              </table:table-cell>
              <table:table-cell office:value-type="float" office:value="0.964229079717782">
                <text:p>0.9642290797177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350.5183325208">
                <text:p>22350.5183325208</text:p>
              </table:table-cell>
              <table:table-cell office:value-type="float" office:value="0.964128299770178">
                <text:p>0.9641282997701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343.9956905556">
                <text:p>22343.9956905556</text:p>
              </table:table-cell>
              <table:table-cell office:value-type="float" office:value="0.963303400623686">
                <text:p>0.9633034006236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343.5522320694">
                <text:p>22343.5522320694</text:p>
              </table:table-cell>
              <table:table-cell office:value-type="float" office:value="0.963080213704443">
                <text:p>0.9630802137044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337.6348824028">
                <text:p>22337.6348824028</text:p>
              </table:table-cell>
              <table:table-cell office:value-type="float" office:value="0.962411081056741">
                <text:p>0.9624110810567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332.0094048611">
                <text:p>22332.0094048611</text:p>
              </table:table-cell>
              <table:table-cell office:value-type="float" office:value="0.961343073165122">
                <text:p>0.9613430731651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331.0123507431">
                <text:p>22331.0123507431</text:p>
              </table:table-cell>
              <table:table-cell office:value-type="float" office:value="0.961021012763227">
                <text:p>0.9610210127632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329.8877167986">
                <text:p>22329.8877167986</text:p>
              </table:table-cell>
              <table:table-cell office:value-type="float" office:value="0.960739495037946">
                <text:p>0.9607394950379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328.2562809583">
                <text:p>22328.2562809583</text:p>
              </table:table-cell>
              <table:table-cell office:value-type="float" office:value="0.96067265513541">
                <text:p>0.960672655135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324.9239779236">
                <text:p>22324.9239779236</text:p>
              </table:table-cell>
              <table:table-cell office:value-type="float" office:value="0.96052123069607">
                <text:p>0.960521230696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319.5544393958">
                <text:p>22319.5544393958</text:p>
              </table:table-cell>
              <table:table-cell office:value-type="float" office:value="0.959639558657291">
                <text:p>0.9596395586572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315.1812250556">
                <text:p>22315.1812250556</text:p>
              </table:table-cell>
              <table:table-cell office:value-type="float" office:value="0.959463264039953">
                <text:p>0.9594632640399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312.2139857361">
                <text:p>22312.2139857361</text:p>
              </table:table-cell>
              <table:table-cell office:value-type="float" office:value="0.958377812077658">
                <text:p>0.9583778120776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309.4257742153">
                <text:p>22309.4257742153</text:p>
              </table:table-cell>
              <table:table-cell office:value-type="float" office:value="0.957755564867699">
                <text:p>0.9577555648676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300.5523875208">
                <text:p>22300.5523875208</text:p>
              </table:table-cell>
              <table:table-cell office:value-type="float" office:value="0.957392667322375">
                <text:p>0.9573926673223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299.3047225139">
                <text:p>22299.3047225139</text:p>
              </table:table-cell>
              <table:table-cell office:value-type="float" office:value="0.956342003379288">
                <text:p>0.9563420033792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292.1193033194">
                <text:p>22292.1193033194</text:p>
              </table:table-cell>
              <table:table-cell office:value-type="float" office:value="0.955903411078253">
                <text:p>0.9559034110782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285.5662575903">
                <text:p>22285.5662575903</text:p>
              </table:table-cell>
              <table:table-cell office:value-type="float" office:value="0.954738805262214">
                <text:p>0.9547388052622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278.1680943889">
                <text:p>22278.1680943889</text:p>
              </table:table-cell>
              <table:table-cell office:value-type="float" office:value="0.953675843118507">
                <text:p>0.9536758431185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275.1324668542">
                <text:p>22275.1324668542</text:p>
              </table:table-cell>
              <table:table-cell office:value-type="float" office:value="0.952421276622953">
                <text:p>0.9524212766229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68.0598340486">
                <text:p>22268.0598340486</text:p>
              </table:table-cell>
              <table:table-cell office:value-type="float" office:value="0.95211977751573">
                <text:p>0.952119777515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260.7188080486">
                <text:p>22260.7188080486</text:p>
              </table:table-cell>
              <table:table-cell office:value-type="float" office:value="0.950927630654951">
                <text:p>0.9509276306549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259.8756667222">
                <text:p>22259.8756667222</text:p>
              </table:table-cell>
              <table:table-cell office:value-type="float" office:value="0.949869413227957">
                <text:p>0.9498694132279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256.5184550139">
                <text:p>22256.5184550139</text:p>
              </table:table-cell>
              <table:table-cell office:value-type="float" office:value="0.949662276820256">
                <text:p>0.9496622768202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253.447822">
                <text:p>22253.447822</text:p>
              </table:table-cell>
              <table:table-cell office:value-type="float" office:value="0.949623118831196">
                <text:p>0.9496231188311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245.7338821389">
                <text:p>22245.7338821389</text:p>
              </table:table-cell>
              <table:table-cell office:value-type="float" office:value="0.948326531529806">
                <text:p>0.9483265315298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245.0517209167">
                <text:p>22245.0517209167</text:p>
              </table:table-cell>
              <table:table-cell office:value-type="float" office:value="0.948317495481493">
                <text:p>0.9483174954814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244.8585789305">
                <text:p>22244.8585789305</text:p>
              </table:table-cell>
              <table:table-cell office:value-type="float" office:value="0.947982348512845">
                <text:p>0.9479823485128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242.6398800833">
                <text:p>22242.6398800833</text:p>
              </table:table-cell>
              <table:table-cell office:value-type="float" office:value="0.947346263534709">
                <text:p>0.9473462635347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238.5629156736">
                <text:p>22238.5629156736</text:p>
              </table:table-cell>
              <table:table-cell office:value-type="float" office:value="0.947289792570227">
                <text:p>0.9472897925702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237.6182085278">
                <text:p>22237.6182085278</text:p>
              </table:table-cell>
              <table:table-cell office:value-type="float" office:value="0.946932856970913">
                <text:p>0.9469328569709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235.3037300903">
                <text:p>22235.3037300903</text:p>
              </table:table-cell>
              <table:table-cell office:value-type="float" office:value="0.946406707227838">
                <text:p>0.9464067072278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234.3444805139">
                <text:p>22234.3444805139</text:p>
              </table:table-cell>
              <table:table-cell office:value-type="float" office:value="0.945733246100195">
                <text:p>0.9457332461001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226.137034625">
                <text:p>22226.137034625</text:p>
              </table:table-cell>
              <table:table-cell office:value-type="float" office:value="0.945638225636431">
                <text:p>0.9456382256364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224.7593294236">
                <text:p>22224.7593294236</text:p>
              </table:table-cell>
              <table:table-cell office:value-type="float" office:value="0.944292818167229">
                <text:p>0.9442928181672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220.5638157083">
                <text:p>22220.5638157083</text:p>
              </table:table-cell>
              <table:table-cell office:value-type="float" office:value="0.944179995750165">
                <text:p>0.9441799957501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215.4242030069">
                <text:p>22215.4242030069</text:p>
              </table:table-cell>
              <table:table-cell office:value-type="float" office:value="0.944155259391593">
                <text:p>0.9441552593915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213.8327883542">
                <text:p>22213.8327883542</text:p>
              </table:table-cell>
              <table:table-cell office:value-type="float" office:value="0.942993665588983">
                <text:p>0.9429936655889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208.6885156111">
                <text:p>22208.6885156111</text:p>
              </table:table-cell>
              <table:table-cell office:value-type="float" office:value="0.942327693231563">
                <text:p>0.9423276932315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203.9505486597">
                <text:p>22203.9505486597</text:p>
              </table:table-cell>
              <table:table-cell office:value-type="float" office:value="0.942184911915837">
                <text:p>0.9421849119158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202.5978338681">
                <text:p>22202.5978338681</text:p>
              </table:table-cell>
              <table:table-cell office:value-type="float" office:value="0.941426230230689">
                <text:p>0.9414262302306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198.0012552847">
                <text:p>22198.0012552847</text:p>
              </table:table-cell>
              <table:table-cell office:value-type="float" office:value="0.940778679847646">
                <text:p>0.9407786798476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193.5076533194">
                <text:p>22193.5076533194</text:p>
              </table:table-cell>
              <table:table-cell office:value-type="float" office:value="0.940701774544662">
                <text:p>0.9407017745446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191.4220931042">
                <text:p>22191.4220931042</text:p>
              </table:table-cell>
              <table:table-cell office:value-type="float" office:value="0.939311604805532">
                <text:p>0.9393116048055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191.3587831736">
                <text:p>22191.3587831736</text:p>
              </table:table-cell>
              <table:table-cell office:value-type="float" office:value="0.939284908820114">
                <text:p>0.9392849088201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188.2518112569">
                <text:p>22188.2518112569</text:p>
              </table:table-cell>
              <table:table-cell office:value-type="float" office:value="0.939177169690716">
                <text:p>0.9391771696907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187.0191943472">
                <text:p>22187.0191943472</text:p>
              </table:table-cell>
              <table:table-cell office:value-type="float" office:value="0.938938533174924">
                <text:p>0.9389385331749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2179.7604585625">
                <text:p>22179.7604585625</text:p>
              </table:table-cell>
              <table:table-cell office:value-type="float" office:value="0.938397325345161">
                <text:p>0.9383973253451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179.3179858403">
                <text:p>22179.3179858403</text:p>
              </table:table-cell>
              <table:table-cell office:value-type="float" office:value="0.937772387900504">
                <text:p>0.9377723879005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2172.5505390417">
                <text:p>22172.5505390417</text:p>
              </table:table-cell>
              <table:table-cell office:value-type="float" office:value="0.936901016040823">
                <text:p>0.9369010160408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172.3791310347">
                <text:p>22172.3791310347</text:p>
              </table:table-cell>
              <table:table-cell office:value-type="float" office:value="0.93688350570319">
                <text:p>0.936883505703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171.6629740694">
                <text:p>22171.6629740694</text:p>
              </table:table-cell>
              <table:table-cell office:value-type="float" office:value="0.93647386500237">
                <text:p>0.9364738650023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168.0717956875">
                <text:p>22168.0717956875</text:p>
              </table:table-cell>
              <table:table-cell office:value-type="float" office:value="0.936034469345702">
                <text:p>0.9360344693457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165.1713213681">
                <text:p>22165.1713213681</text:p>
              </table:table-cell>
              <table:table-cell office:value-type="float" office:value="0.935620236265719">
                <text:p>0.9356202362657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165.0922562778">
                <text:p>22165.0922562778</text:p>
              </table:table-cell>
              <table:table-cell office:value-type="float" office:value="0.935310820152519">
                <text:p>0.9353108201525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164.5137357986">
                <text:p>22164.5137357986</text:p>
              </table:table-cell>
              <table:table-cell office:value-type="float" office:value="0.935303054176964">
                <text:p>0.9353030541769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157.1576845417">
                <text:p>22157.1576845417</text:p>
              </table:table-cell>
              <table:table-cell office:value-type="float" office:value="0.934809557292678">
                <text:p>0.9348095572926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155.8549820764">
                <text:p>22155.8549820764</text:p>
              </table:table-cell>
              <table:table-cell office:value-type="float" office:value="0.934132877263">
                <text:p>0.9341328772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152.1485238056">
                <text:p>22152.1485238056</text:p>
              </table:table-cell>
              <table:table-cell office:value-type="float" office:value="0.933022710301997">
                <text:p>0.9330227103019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147.8548512431">
                <text:p>22147.8548512431</text:p>
              </table:table-cell>
              <table:table-cell office:value-type="float" office:value="0.932993533790642">
                <text:p>0.9329935337906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146.0051374028">
                <text:p>22146.0051374028</text:p>
              </table:table-cell>
              <table:table-cell office:value-type="float" office:value="0.93296365411558">
                <text:p>0.932963654115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143.0015184861">
                <text:p>22143.0015184861</text:p>
              </table:table-cell>
              <table:table-cell office:value-type="float" office:value="0.932389961018295">
                <text:p>0.9323899610182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140.1443783264">
                <text:p>22140.1443783264</text:p>
              </table:table-cell>
              <table:table-cell office:value-type="float" office:value="0.931633218588525">
                <text:p>0.9316332185885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135.8812966736">
                <text:p>22135.8812966736</text:p>
              </table:table-cell>
              <table:table-cell office:value-type="float" office:value="0.931482689246365">
                <text:p>0.9314826892463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134.9599723194">
                <text:p>22134.9599723194</text:p>
              </table:table-cell>
              <table:table-cell office:value-type="float" office:value="0.931196195888147">
                <text:p>0.9311961958881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132.1873977986">
                <text:p>22132.1873977986</text:p>
              </table:table-cell>
              <table:table-cell office:value-type="float" office:value="0.930714352941357">
                <text:p>0.9307143529413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129.8995502153">
                <text:p>22129.8995502153</text:p>
              </table:table-cell>
              <table:table-cell office:value-type="float" office:value="0.930219642440297">
                <text:p>0.9302196424402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127.6435949722">
                <text:p>22127.6435949722</text:p>
              </table:table-cell>
              <table:table-cell office:value-type="float" office:value="0.929913848125181">
                <text:p>0.92991384812518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120.4111812847">
                <text:p>22120.4111812847</text:p>
              </table:table-cell>
              <table:table-cell office:value-type="float" office:value="0.929017586907977">
                <text:p>0.92901758690797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119.5779108958">
                <text:p>22119.5779108958</text:p>
              </table:table-cell>
              <table:table-cell office:value-type="float" office:value="0.928418238742027">
                <text:p>0.9284182387420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117.8686659097">
                <text:p>22117.8686659097</text:p>
              </table:table-cell>
              <table:table-cell office:value-type="float" office:value="0.927602725746402">
                <text:p>0.9276027257464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112.8615486875">
                <text:p>22112.8615486875</text:p>
              </table:table-cell>
              <table:table-cell office:value-type="float" office:value="0.92745390188503">
                <text:p>0.927453901885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109.1301612431">
                <text:p>22109.1301612431</text:p>
              </table:table-cell>
              <table:table-cell office:value-type="float" office:value="0.927421120418667">
                <text:p>0.9274211204186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104.6650615417">
                <text:p>22104.6650615417</text:p>
              </table:table-cell>
              <table:table-cell office:value-type="float" office:value="0.926377374727493">
                <text:p>0.9263773747274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097.2966833056">
                <text:p>22097.2966833056</text:p>
              </table:table-cell>
              <table:table-cell office:value-type="float" office:value="0.92553316221771">
                <text:p>0.925533162217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095.9681856805">
                <text:p>22095.9681856805</text:p>
              </table:table-cell>
              <table:table-cell office:value-type="float" office:value="0.924030370657212">
                <text:p>0.9240303706572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2086.2665404583">
                <text:p>22086.2665404583</text:p>
              </table:table-cell>
              <table:table-cell office:value-type="float" office:value="0.923967198728954">
                <text:p>0.9239671987289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2084.806056625">
                <text:p>22084.806056625</text:p>
              </table:table-cell>
              <table:table-cell office:value-type="float" office:value="0.923217410549496">
                <text:p>0.9232174105494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2079.2338796875">
                <text:p>22079.2338796875</text:p>
              </table:table-cell>
              <table:table-cell office:value-type="float" office:value="0.922632406924584">
                <text:p>0.9226324069245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2077.3982054167">
                <text:p>22077.3982054167</text:p>
              </table:table-cell>
              <table:table-cell office:value-type="float" office:value="0.922603939042045">
                <text:p>0.9226039390420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2075.5191613819">
                <text:p>22075.5191613819</text:p>
              </table:table-cell>
              <table:table-cell office:value-type="float" office:value="0.921642202541841">
                <text:p>0.92164220254184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2073.9699541181">
                <text:p>22073.9699541181</text:p>
              </table:table-cell>
              <table:table-cell office:value-type="float" office:value="0.921316693631099">
                <text:p>0.9213166936310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072.8385050903">
                <text:p>22072.8385050903</text:p>
              </table:table-cell>
              <table:table-cell office:value-type="float" office:value="0.920850834197255">
                <text:p>0.9208508341972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064.7512656667">
                <text:p>22064.7512656667</text:p>
              </table:table-cell>
              <table:table-cell office:value-type="float" office:value="0.920546117204895">
                <text:p>0.9205461172048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2063.9708630417">
                <text:p>22063.9708630417</text:p>
              </table:table-cell>
              <table:table-cell office:value-type="float" office:value="0.919559135122483">
                <text:p>0.9195591351224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2059.9829419583">
                <text:p>22059.9829419583</text:p>
              </table:table-cell>
              <table:table-cell office:value-type="float" office:value="0.919401438618807">
                <text:p>0.9194014386188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052.0542925278">
                <text:p>22052.0542925278</text:p>
              </table:table-cell>
              <table:table-cell office:value-type="float" office:value="0.918685294233373">
                <text:p>0.91868529423337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2050.3704234514">
                <text:p>22050.3704234514</text:p>
              </table:table-cell>
              <table:table-cell office:value-type="float" office:value="0.917588268751284">
                <text:p>0.9175882687512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047.2296409583">
                <text:p>22047.2296409583</text:p>
              </table:table-cell>
              <table:table-cell office:value-type="float" office:value="0.917460572613755">
                <text:p>0.9174605726137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043.724687875">
                <text:p>22043.724687875</text:p>
              </table:table-cell>
              <table:table-cell office:value-type="float" office:value="0.917285747043421">
                <text:p>0.9172857470434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041.0348835139">
                <text:p>22041.0348835139</text:p>
              </table:table-cell>
              <table:table-cell office:value-type="float" office:value="0.916434183596754">
                <text:p>0.9164341835967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034.3971199722">
                <text:p>22034.3971199722</text:p>
              </table:table-cell>
              <table:table-cell office:value-type="float" office:value="0.915904294977474">
                <text:p>0.9159042949774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2033.4694583056">
                <text:p>22033.4694583056</text:p>
              </table:table-cell>
              <table:table-cell office:value-type="float" office:value="0.915047996274521">
                <text:p>0.9150479962745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030.2774144236">
                <text:p>22030.2774144236</text:p>
              </table:table-cell>
              <table:table-cell office:value-type="float" office:value="0.914991532583587">
                <text:p>0.9149915325835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026.982575875">
                <text:p>22026.982575875</text:p>
              </table:table-cell>
              <table:table-cell office:value-type="float" office:value="0.914680241089413">
                <text:p>0.9146802410894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024.9303679653">
                <text:p>22024.9303679653</text:p>
              </table:table-cell>
              <table:table-cell office:value-type="float" office:value="0.913992553450197">
                <text:p>0.9139925534501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022.7455858958">
                <text:p>22022.7455858958</text:p>
              </table:table-cell>
              <table:table-cell office:value-type="float" office:value="0.913771265460154">
                <text:p>0.9137712654601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019.3242840417">
                <text:p>22019.3242840417</text:p>
              </table:table-cell>
              <table:table-cell office:value-type="float" office:value="0.91344153508209">
                <text:p>0.913441535082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2016.5867848056">
                <text:p>22016.5867848056</text:p>
              </table:table-cell>
              <table:table-cell office:value-type="float" office:value="0.912845404009347">
                <text:p>0.9128454040093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011.7719846111">
                <text:p>22011.7719846111</text:p>
              </table:table-cell>
              <table:table-cell office:value-type="float" office:value="0.912184369057846">
                <text:p>0.9121843690578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009.2961404653">
                <text:p>22009.2961404653</text:p>
              </table:table-cell>
              <table:table-cell office:value-type="float" office:value="0.9117531728938">
                <text:p>0.91175317289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2008.4982066111">
                <text:p>22008.4982066111</text:p>
              </table:table-cell>
              <table:table-cell office:value-type="float" office:value="0.911699564099722">
                <text:p>0.9116995640997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2006.9284584375">
                <text:p>22006.9284584375</text:p>
              </table:table-cell>
              <table:table-cell office:value-type="float" office:value="0.911350009156545">
                <text:p>0.9113500091565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000.9508154444">
                <text:p>22000.9508154444</text:p>
              </table:table-cell>
              <table:table-cell office:value-type="float" office:value="0.910611634336475">
                <text:p>0.9106116343364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1999.0443651389">
                <text:p>21999.0443651389</text:p>
              </table:table-cell>
              <table:table-cell office:value-type="float" office:value="0.910192001423973">
                <text:p>0.9101920014239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1995.1105389028">
                <text:p>21995.1105389028</text:p>
              </table:table-cell>
              <table:table-cell office:value-type="float" office:value="0.909603194924754">
                <text:p>0.9096031949247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1993.7175009444">
                <text:p>21993.7175009444</text:p>
              </table:table-cell>
              <table:table-cell office:value-type="float" office:value="0.909419630779589">
                <text:p>0.9094196307795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992.086181">
                <text:p>21992.086181</text:p>
              </table:table-cell>
              <table:table-cell office:value-type="float" office:value="0.908556430162417">
                <text:p>0.9085564301624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990.6521914792">
                <text:p>21990.6521914792</text:p>
              </table:table-cell>
              <table:table-cell office:value-type="float" office:value="0.908545474992218">
                <text:p>0.9085454749922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1988.5693232083">
                <text:p>21988.5693232083</text:p>
              </table:table-cell>
              <table:table-cell office:value-type="float" office:value="0.908494877220947">
                <text:p>0.90849487722094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1985.5686767153">
                <text:p>21985.5686767153</text:p>
              </table:table-cell>
              <table:table-cell office:value-type="float" office:value="0.908121001163351">
                <text:p>0.9081210011633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1982.1840620833">
                <text:p>21982.1840620833</text:p>
              </table:table-cell>
              <table:table-cell office:value-type="float" office:value="0.90767054702807">
                <text:p>0.907670547028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1978.3086910556">
                <text:p>21978.3086910556</text:p>
              </table:table-cell>
              <table:table-cell office:value-type="float" office:value="0.906901377923577">
                <text:p>0.90690137792357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1976.8490819583">
                <text:p>21976.8490819583</text:p>
              </table:table-cell>
              <table:table-cell office:value-type="float" office:value="0.906784682860048">
                <text:p>0.9067846828600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973.0980861806">
                <text:p>21973.0980861806</text:p>
              </table:table-cell>
              <table:table-cell office:value-type="float" office:value="0.906304333954895">
                <text:p>0.9063043339548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969.3488209097">
                <text:p>21969.3488209097</text:p>
              </table:table-cell>
              <table:table-cell office:value-type="float" office:value="0.905726945935839">
                <text:p>0.90572694593583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969.0655849097">
                <text:p>21969.0655849097</text:p>
              </table:table-cell>
              <table:table-cell office:value-type="float" office:value="0.904834022104079">
                <text:p>0.90483402210407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962.7583553056">
                <text:p>21962.7583553056</text:p>
              </table:table-cell>
              <table:table-cell office:value-type="float" office:value="0.904806681109969">
                <text:p>0.90480668110996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959.6684293055">
                <text:p>21959.6684293055</text:p>
              </table:table-cell>
              <table:table-cell office:value-type="float" office:value="0.904445581594843">
                <text:p>0.9044455815948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959.4176732431">
                <text:p>21959.4176732431</text:p>
              </table:table-cell>
              <table:table-cell office:value-type="float" office:value="0.904318838875702">
                <text:p>0.9043188388757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954.0283511597">
                <text:p>21954.0283511597</text:p>
              </table:table-cell>
              <table:table-cell office:value-type="float" office:value="0.903636891273408">
                <text:p>0.9036368912734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952.8905130903">
                <text:p>21952.8905130903</text:p>
              </table:table-cell>
              <table:table-cell office:value-type="float" office:value="0.903042438365419">
                <text:p>0.9030424383654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950.1476159514">
                <text:p>21950.1476159514</text:p>
              </table:table-cell>
              <table:table-cell office:value-type="float" office:value="0.902960159820561">
                <text:p>0.90296015982056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947.3355712431">
                <text:p>21947.3355712431</text:p>
              </table:table-cell>
              <table:table-cell office:value-type="float" office:value="0.901991006463328">
                <text:p>0.9019910064633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943.6887533819">
                <text:p>21943.6887533819</text:p>
              </table:table-cell>
              <table:table-cell office:value-type="float" office:value="0.901872871593532">
                <text:p>0.9018728715935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941.0508960764">
                <text:p>21941.0508960764</text:p>
              </table:table-cell>
              <table:table-cell office:value-type="float" office:value="0.901204349326408">
                <text:p>0.9012043493264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939.8842506042">
                <text:p>21939.8842506042</text:p>
              </table:table-cell>
              <table:table-cell office:value-type="float" office:value="0.900405345840211">
                <text:p>0.9004053458402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937.1709501597">
                <text:p>21937.1709501597</text:p>
              </table:table-cell>
              <table:table-cell office:value-type="float" office:value="0.900394586355001">
                <text:p>0.9003945863550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936.4550284583">
                <text:p>21936.4550284583</text:p>
              </table:table-cell>
              <table:table-cell office:value-type="float" office:value="0.900249381727226">
                <text:p>0.9002493817272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933.0940835764">
                <text:p>21933.0940835764</text:p>
              </table:table-cell>
              <table:table-cell office:value-type="float" office:value="0.899833701865024">
                <text:p>0.89983370186502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929.0391564722">
                <text:p>21929.0391564722</text:p>
              </table:table-cell>
              <table:table-cell office:value-type="float" office:value="0.899795891217593">
                <text:p>0.89979589121759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928.2935124236">
                <text:p>21928.2935124236</text:p>
              </table:table-cell>
              <table:table-cell office:value-type="float" office:value="0.899334635247221">
                <text:p>0.8993346352472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924.9715307292">
                <text:p>21924.9715307292</text:p>
              </table:table-cell>
              <table:table-cell office:value-type="float" office:value="0.898669676140558">
                <text:p>0.89866967614055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920.2341316944">
                <text:p>21920.2341316944</text:p>
              </table:table-cell>
              <table:table-cell office:value-type="float" office:value="0.89858161137208">
                <text:p>0.8985816113720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916.8293758333">
                <text:p>21916.8293758333</text:p>
              </table:table-cell>
              <table:table-cell office:value-type="float" office:value="0.89745676775389">
                <text:p>0.897456767753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913.2828561944">
                <text:p>21913.2828561944</text:p>
              </table:table-cell>
              <table:table-cell office:value-type="float" office:value="0.896905225733053">
                <text:p>0.8969052257330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908.4851999236">
                <text:p>21908.4851999236</text:p>
              </table:table-cell>
              <table:table-cell office:value-type="float" office:value="0.896735342842375">
                <text:p>0.8967353428423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906.9794245208">
                <text:p>21906.9794245208</text:p>
              </table:table-cell>
              <table:table-cell office:value-type="float" office:value="0.895908048652573">
                <text:p>0.89590804865257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904.6827979236">
                <text:p>21904.6827979236</text:p>
              </table:table-cell>
              <table:table-cell office:value-type="float" office:value="0.895157910917513">
                <text:p>0.8951579109175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903.9674739722">
                <text:p>21903.9674739722</text:p>
              </table:table-cell>
              <table:table-cell office:value-type="float" office:value="0.895094442734285">
                <text:p>0.8950944427342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901.4644460417">
                <text:p>21901.4644460417</text:p>
              </table:table-cell>
              <table:table-cell office:value-type="float" office:value="0.894860696540987">
                <text:p>0.8948606965409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896.9583255347">
                <text:p>21896.9583255347</text:p>
              </table:table-cell>
              <table:table-cell office:value-type="float" office:value="0.894662755130163">
                <text:p>0.8946627551301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895.0485179444">
                <text:p>21895.0485179444</text:p>
              </table:table-cell>
              <table:table-cell office:value-type="float" office:value="0.89393266719979">
                <text:p>0.893932667199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894.8090303403">
                <text:p>21894.8090303403</text:p>
              </table:table-cell>
              <table:table-cell office:value-type="float" office:value="0.893883311906686">
                <text:p>0.8938833119066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890.9590306667">
                <text:p>21890.9590306667</text:p>
              </table:table-cell>
              <table:table-cell office:value-type="float" office:value="0.893326835715827">
                <text:p>0.8933268357158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886.5475329375">
                <text:p>21886.5475329375</text:p>
              </table:table-cell>
              <table:table-cell office:value-type="float" office:value="0.893037488432954">
                <text:p>0.89303748843295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882.8331811597">
                <text:p>21882.8331811597</text:p>
              </table:table-cell>
              <table:table-cell office:value-type="float" office:value="0.89232803318213">
                <text:p>0.8923280331821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880.9118564167">
                <text:p>21880.9118564167</text:p>
              </table:table-cell>
              <table:table-cell office:value-type="float" office:value="0.891624406708703">
                <text:p>0.89162440670870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873.9899081806">
                <text:p>21873.9899081806</text:p>
              </table:table-cell>
              <table:table-cell office:value-type="float" office:value="0.891200964540122">
                <text:p>0.89120096454012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873.3099250972">
                <text:p>21873.3099250972</text:p>
              </table:table-cell>
              <table:table-cell office:value-type="float" office:value="0.890936908421162">
                <text:p>0.89093690842116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873.0824905069">
                <text:p>21873.0824905069</text:p>
              </table:table-cell>
              <table:table-cell office:value-type="float" office:value="0.890687379727132">
                <text:p>0.89068737972713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867.1693055208">
                <text:p>21867.1693055208</text:p>
              </table:table-cell>
              <table:table-cell office:value-type="float" office:value="0.890028203037929">
                <text:p>0.8900282030379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863.6719235556">
                <text:p>21863.6719235556</text:p>
              </table:table-cell>
              <table:table-cell office:value-type="float" office:value="0.889217276688887">
                <text:p>0.8892172766888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861.3780418889">
                <text:p>21861.3780418889</text:p>
              </table:table-cell>
              <table:table-cell office:value-type="float" office:value="0.889173785415962">
                <text:p>0.8891737854159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859.5698584861">
                <text:p>21859.5698584861</text:p>
              </table:table-cell>
              <table:table-cell office:value-type="float" office:value="0.88881710326268">
                <text:p>0.8888171032626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857.8734535347">
                <text:p>21857.8734535347</text:p>
              </table:table-cell>
              <table:table-cell office:value-type="float" office:value="0.88869005360551">
                <text:p>0.8886900536055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850.1760220625">
                <text:p>21850.1760220625</text:p>
              </table:table-cell>
              <table:table-cell office:value-type="float" office:value="0.887709336372464">
                <text:p>0.8877093363724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843.4131043542">
                <text:p>21843.4131043542</text:p>
              </table:table-cell>
              <table:table-cell office:value-type="float" office:value="0.886819908857393">
                <text:p>0.88681990885739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836.8928424236">
                <text:p>21836.8928424236</text:p>
              </table:table-cell>
              <table:table-cell office:value-type="float" office:value="0.885708779073288">
                <text:p>0.8857087790732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835.3322240208">
                <text:p>21835.3322240208</text:p>
              </table:table-cell>
              <table:table-cell office:value-type="float" office:value="0.885437647047757">
                <text:p>0.88543764704775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832.5757989444">
                <text:p>21832.5757989444</text:p>
              </table:table-cell>
              <table:table-cell office:value-type="float" office:value="0.884606695755391">
                <text:p>0.8846066957553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829.7706968125">
                <text:p>21829.7706968125</text:p>
              </table:table-cell>
              <table:table-cell office:value-type="float" office:value="0.884363702491151">
                <text:p>0.88436370249115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825.5764508403">
                <text:p>21825.5764508403</text:p>
              </table:table-cell>
              <table:table-cell office:value-type="float" office:value="0.884169614369101">
                <text:p>0.8841696143691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823.3932784167">
                <text:p>21823.3932784167</text:p>
              </table:table-cell>
              <table:table-cell office:value-type="float" office:value="0.88340074479718">
                <text:p>0.883400744797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19.4222119931">
                <text:p>21819.4222119931</text:p>
              </table:table-cell>
              <table:table-cell office:value-type="float" office:value="0.882904283713473">
                <text:p>0.88290428371347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16.62601475">
                <text:p>21816.62601475</text:p>
              </table:table-cell>
              <table:table-cell office:value-type="float" office:value="0.881977213556281">
                <text:p>0.88197721355628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808.3828361667">
                <text:p>21808.3828361667</text:p>
              </table:table-cell>
              <table:table-cell office:value-type="float" office:value="0.881408846508257">
                <text:p>0.88140884650825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808.1687208403">
                <text:p>21808.1687208403</text:p>
              </table:table-cell>
              <table:table-cell office:value-type="float" office:value="0.880993844169558">
                <text:p>0.88099384416955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807.6549091944">
                <text:p>21807.6549091944</text:p>
              </table:table-cell>
              <table:table-cell office:value-type="float" office:value="0.880642590178977">
                <text:p>0.88064259017897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1806.1265757153">
                <text:p>21806.1265757153</text:p>
              </table:table-cell>
              <table:table-cell office:value-type="float" office:value="0.880449869741675">
                <text:p>0.8804498697416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1803.1671648472">
                <text:p>21803.1671648472</text:p>
              </table:table-cell>
              <table:table-cell office:value-type="float" office:value="0.87967280320109">
                <text:p>0.8796728032010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797.2504816597">
                <text:p>21797.2504816597</text:p>
              </table:table-cell>
              <table:table-cell office:value-type="float" office:value="0.879456195894346">
                <text:p>0.87945619589434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796.6414059861">
                <text:p>21796.6414059861</text:p>
              </table:table-cell>
              <table:table-cell office:value-type="float" office:value="0.879168373596648">
                <text:p>0.8791683735966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793.8445462153">
                <text:p>21793.8445462153</text:p>
              </table:table-cell>
              <table:table-cell office:value-type="float" office:value="0.878969887507099">
                <text:p>0.87896988750709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793.4543429167">
                <text:p>21793.4543429167</text:p>
              </table:table-cell>
              <table:table-cell office:value-type="float" office:value="0.878961343898613">
                <text:p>0.87896134389861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790.9270393611">
                <text:p>21790.9270393611</text:p>
              </table:table-cell>
              <table:table-cell office:value-type="float" office:value="0.878366742088375">
                <text:p>0.8783667420883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785.7017285417">
                <text:p>21785.7017285417</text:p>
              </table:table-cell>
              <table:table-cell office:value-type="float" office:value="0.87780484296189">
                <text:p>0.8778048429618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783.3066377292">
                <text:p>21783.3066377292</text:p>
              </table:table-cell>
              <table:table-cell office:value-type="float" office:value="0.877667350648075">
                <text:p>0.8776673506480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782.9478163681">
                <text:p>21782.9478163681</text:p>
              </table:table-cell>
              <table:table-cell office:value-type="float" office:value="0.877595394831391">
                <text:p>0.8775953948313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782.3522515139">
                <text:p>21782.3522515139</text:p>
              </table:table-cell>
              <table:table-cell office:value-type="float" office:value="0.877064818390701">
                <text:p>0.87706481839070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774.7324673403">
                <text:p>21774.7324673403</text:p>
              </table:table-cell>
              <table:table-cell office:value-type="float" office:value="0.876427277455016">
                <text:p>0.87642727745501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772.44870175">
                <text:p>21772.44870175</text:p>
              </table:table-cell>
              <table:table-cell office:value-type="float" office:value="0.876100597643671">
                <text:p>0.87610059764367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772.4114811319">
                <text:p>21772.4114811319</text:p>
              </table:table-cell>
              <table:table-cell office:value-type="float" office:value="0.875397475624985">
                <text:p>0.87539747562498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772.3582069236">
                <text:p>21772.3582069236</text:p>
              </table:table-cell>
              <table:table-cell office:value-type="float" office:value="0.875359249709122">
                <text:p>0.8753592497091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1764.5526574653">
                <text:p>21764.5526574653</text:p>
              </table:table-cell>
              <table:table-cell office:value-type="float" office:value="0.874795172957768">
                <text:p>0.87479517295776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1764.4697224167">
                <text:p>21764.4697224167</text:p>
              </table:table-cell>
              <table:table-cell office:value-type="float" office:value="0.874418758292437">
                <text:p>0.87441875829243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1761.7098437361">
                <text:p>21761.7098437361</text:p>
              </table:table-cell>
              <table:table-cell office:value-type="float" office:value="0.87440012647638">
                <text:p>0.8744001264763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1759.4001291806">
                <text:p>21759.4001291806</text:p>
              </table:table-cell>
              <table:table-cell office:value-type="float" office:value="0.87437542506247">
                <text:p>0.874375425062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1756.6720018264">
                <text:p>21756.6720018264</text:p>
              </table:table-cell>
              <table:table-cell office:value-type="float" office:value="0.873291202483045">
                <text:p>0.8732912024830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1753.0214933333">
                <text:p>21753.0214933333</text:p>
              </table:table-cell>
              <table:table-cell office:value-type="float" office:value="0.873192298217933">
                <text:p>0.8731922982179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1747.7934907917">
                <text:p>21747.7934907917</text:p>
              </table:table-cell>
              <table:table-cell office:value-type="float" office:value="0.872403721592927">
                <text:p>0.87240372159292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1744.7607041111">
                <text:p>21744.7607041111</text:p>
              </table:table-cell>
              <table:table-cell office:value-type="float" office:value="0.871875465723621">
                <text:p>0.87187546572362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1742.6973659097">
                <text:p>21742.6973659097</text:p>
              </table:table-cell>
              <table:table-cell office:value-type="float" office:value="0.871657309620188">
                <text:p>0.87165730962018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738.8888103403">
                <text:p>21738.8888103403</text:p>
              </table:table-cell>
              <table:table-cell office:value-type="float" office:value="0.871391677037779">
                <text:p>0.87139167703777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1734.1656120903">
                <text:p>21734.1656120903</text:p>
              </table:table-cell>
              <table:table-cell office:value-type="float" office:value="0.870548594577936">
                <text:p>0.87054859457793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1733.9402500417">
                <text:p>21733.9402500417</text:p>
              </table:table-cell>
              <table:table-cell office:value-type="float" office:value="0.869719380227925">
                <text:p>0.8697193802279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1731.9972665">
                <text:p>21731.9972665</text:p>
              </table:table-cell>
              <table:table-cell office:value-type="float" office:value="0.869686262357549">
                <text:p>0.86968626235754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1727.8786127431">
                <text:p>21727.8786127431</text:p>
              </table:table-cell>
              <table:table-cell office:value-type="float" office:value="0.869498167134263">
                <text:p>0.86949816713426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1726.0336873611">
                <text:p>21726.0336873611</text:p>
              </table:table-cell>
              <table:table-cell office:value-type="float" office:value="0.869327204823746">
                <text:p>0.86932720482374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1723.9631551806">
                <text:p>21723.9631551806</text:p>
              </table:table-cell>
              <table:table-cell office:value-type="float" office:value="0.868707469534776">
                <text:p>0.86870746953477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1719.7738627431">
                <text:p>21719.7738627431</text:p>
              </table:table-cell>
              <table:table-cell office:value-type="float" office:value="0.868380016275506">
                <text:p>0.86838001627550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1719.2477878611">
                <text:p>21719.2477878611</text:p>
              </table:table-cell>
              <table:table-cell office:value-type="float" office:value="0.868020224749428">
                <text:p>0.8680202247494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1717.3122115903">
                <text:p>21717.3122115903</text:p>
              </table:table-cell>
              <table:table-cell office:value-type="float" office:value="0.867811826805746">
                <text:p>0.86781182680574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1711.7922676944">
                <text:p>21711.7922676944</text:p>
              </table:table-cell>
              <table:table-cell office:value-type="float" office:value="0.866852931003219">
                <text:p>0.86685293100321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1711.1295927847">
                <text:p>21711.1295927847</text:p>
              </table:table-cell>
              <table:table-cell office:value-type="float" office:value="0.866794459933083">
                <text:p>0.86679445993308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1709.4981486111">
                <text:p>21709.4981486111</text:p>
              </table:table-cell>
              <table:table-cell office:value-type="float" office:value="0.866761756088402">
                <text:p>0.86676175608840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1708.2715868472">
                <text:p>21708.2715868472</text:p>
              </table:table-cell>
              <table:table-cell office:value-type="float" office:value="0.866751706578359">
                <text:p>0.86675170657835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1705.8073137778">
                <text:p>21705.8073137778</text:p>
              </table:table-cell>
              <table:table-cell office:value-type="float" office:value="0.86599161187782">
                <text:p>0.8659916118778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1697.1200034792">
                <text:p>21697.1200034792</text:p>
              </table:table-cell>
              <table:table-cell office:value-type="float" office:value="0.865307719844678">
                <text:p>0.86530771984467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1697.035723">
                <text:p>21697.035723</text:p>
              </table:table-cell>
              <table:table-cell office:value-type="float" office:value="0.864650657947728">
                <text:p>0.86465065794772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1692.9582541389">
                <text:p>21692.9582541389</text:p>
              </table:table-cell>
              <table:table-cell office:value-type="float" office:value="0.864589065454272">
                <text:p>0.86458906545427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1690.8050321458">
                <text:p>21690.8050321458</text:p>
              </table:table-cell>
              <table:table-cell office:value-type="float" office:value="0.863956823441911">
                <text:p>0.86395682344191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1688.3915693889">
                <text:p>21688.3915693889</text:p>
              </table:table-cell>
              <table:table-cell office:value-type="float" office:value="0.863691845173875">
                <text:p>0.8636918451738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1686.7321321667">
                <text:p>21686.7321321667</text:p>
              </table:table-cell>
              <table:table-cell office:value-type="float" office:value="0.863517128381766">
                <text:p>0.86351712838176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1686.1913311319">
                <text:p>21686.1913311319</text:p>
              </table:table-cell>
              <table:table-cell office:value-type="float" office:value="0.862765444700449">
                <text:p>0.86276544470044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1681.5617983819">
                <text:p>21681.5617983819</text:p>
              </table:table-cell>
              <table:table-cell office:value-type="float" office:value="0.862581771055194">
                <text:p>0.86258177105519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1680.2681465764">
                <text:p>21680.2681465764</text:p>
              </table:table-cell>
              <table:table-cell office:value-type="float" office:value="0.862531655798975">
                <text:p>0.8625316557989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1679.8072165625">
                <text:p>21679.8072165625</text:p>
              </table:table-cell>
              <table:table-cell office:value-type="float" office:value="0.862464636576263">
                <text:p>0.86246463657626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1673.2714872708">
                <text:p>21673.2714872708</text:p>
              </table:table-cell>
              <table:table-cell office:value-type="float" office:value="0.861900470949307">
                <text:p>0.86190047094930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1671.6692891042">
                <text:p>21671.6692891042</text:p>
              </table:table-cell>
              <table:table-cell office:value-type="float" office:value="0.861578211181216">
                <text:p>0.86157821118121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1670.3212933611">
                <text:p>21670.3212933611</text:p>
              </table:table-cell>
              <table:table-cell office:value-type="float" office:value="0.861345427137369">
                <text:p>0.86134542713736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1663.3910140764">
                <text:p>21663.3910140764</text:p>
              </table:table-cell>
              <table:table-cell office:value-type="float" office:value="0.860624928335913">
                <text:p>0.86062492833591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1662.5736193611">
                <text:p>21662.5736193611</text:p>
              </table:table-cell>
              <table:table-cell office:value-type="float" office:value="0.860284724981724">
                <text:p>0.86028472498172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1659.8174605347">
                <text:p>21659.8174605347</text:p>
              </table:table-cell>
              <table:table-cell office:value-type="float" office:value="0.860156579878832">
                <text:p>0.86015657987883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1653.0607351528">
                <text:p>21653.0607351528</text:p>
              </table:table-cell>
              <table:table-cell office:value-type="float" office:value="0.859214296448862">
                <text:p>0.85921429644886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1650.1437811319">
                <text:p>21650.1437811319</text:p>
              </table:table-cell>
              <table:table-cell office:value-type="float" office:value="0.858417597871299">
                <text:p>0.85841759787129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1644.1128870972">
                <text:p>21644.1128870972</text:p>
              </table:table-cell>
              <table:table-cell office:value-type="float" office:value="0.858089294028056">
                <text:p>0.85808929402805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1642.7971911597">
                <text:p>21642.7971911597</text:p>
              </table:table-cell>
              <table:table-cell office:value-type="float" office:value="0.85786328167052">
                <text:p>0.8578632816705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1637.1939319375">
                <text:p>21637.1939319375</text:p>
              </table:table-cell>
              <table:table-cell office:value-type="float" office:value="0.856880837664585">
                <text:p>0.85688083766458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1633.4391850208">
                <text:p>21633.4391850208</text:p>
              </table:table-cell>
              <table:table-cell office:value-type="float" office:value="0.856312009735305">
                <text:p>0.8563120097353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1629.4227952569">
                <text:p>21629.4227952569</text:p>
              </table:table-cell>
              <table:table-cell office:value-type="float" office:value="0.855900573574996">
                <text:p>0.85590057357499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1628.2965875069">
                <text:p>21628.2965875069</text:p>
              </table:table-cell>
              <table:table-cell office:value-type="float" office:value="0.85574604979528">
                <text:p>0.8557460497952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1626.730744">
                <text:p>21626.730744</text:p>
              </table:table-cell>
              <table:table-cell office:value-type="float" office:value="0.85520063921517">
                <text:p>0.8552006392151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1620.9529649375">
                <text:p>21620.9529649375</text:p>
              </table:table-cell>
              <table:table-cell office:value-type="float" office:value="0.854662966894725">
                <text:p>0.8546629668947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1620.0762501181">
                <text:p>21620.0762501181</text:p>
              </table:table-cell>
              <table:table-cell office:value-type="float" office:value="0.854484367955748">
                <text:p>0.85448436795574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1612.3435354236">
                <text:p>21612.3435354236</text:p>
              </table:table-cell>
              <table:table-cell office:value-type="float" office:value="0.85326428070732">
                <text:p>0.853264280707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1607.4195232778">
                <text:p>21607.4195232778</text:p>
              </table:table-cell>
              <table:table-cell office:value-type="float" office:value="0.852751218419594">
                <text:p>0.85275121841959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1605.2477056458">
                <text:p>21605.2477056458</text:p>
              </table:table-cell>
              <table:table-cell office:value-type="float" office:value="0.852117266553756">
                <text:p>0.8521172665537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1604.8628719514">
                <text:p>21604.8628719514</text:p>
              </table:table-cell>
              <table:table-cell office:value-type="float" office:value="0.851679641966653">
                <text:p>0.85167964196665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1602.0619717083">
                <text:p>21602.0619717083</text:p>
              </table:table-cell>
              <table:table-cell office:value-type="float" office:value="0.851462388736748">
                <text:p>0.85146238873674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1601.712011">
                <text:p>21601.712011</text:p>
              </table:table-cell>
              <table:table-cell office:value-type="float" office:value="0.851131955692662">
                <text:p>0.85113195569266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1597.891356875">
                <text:p>21597.891356875</text:p>
              </table:table-cell>
              <table:table-cell office:value-type="float" office:value="0.851087774586651">
                <text:p>0.85108777458665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1597.2986036667">
                <text:p>21597.2986036667</text:p>
              </table:table-cell>
              <table:table-cell office:value-type="float" office:value="0.850977664014387">
                <text:p>0.85097766401438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1594.8338957153">
                <text:p>21594.8338957153</text:p>
              </table:table-cell>
              <table:table-cell office:value-type="float" office:value="0.850690634776043">
                <text:p>0.85069063477604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1593.8267461736">
                <text:p>21593.8267461736</text:p>
              </table:table-cell>
              <table:table-cell office:value-type="float" office:value="0.85013030875093">
                <text:p>0.8501303087509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1593.264617993">
                <text:p>21593.264617993</text:p>
              </table:table-cell>
              <table:table-cell office:value-type="float" office:value="0.850122897325711">
                <text:p>0.85012289732571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1588.4033927639">
                <text:p>21588.4033927639</text:p>
              </table:table-cell>
              <table:table-cell office:value-type="float" office:value="0.849923749844996">
                <text:p>0.84992374984499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1584.9281188472">
                <text:p>21584.9281188472</text:p>
              </table:table-cell>
              <table:table-cell office:value-type="float" office:value="0.849083925655562">
                <text:p>0.84908392565556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1583.6299976597">
                <text:p>21583.6299976597</text:p>
              </table:table-cell>
              <table:table-cell office:value-type="float" office:value="0.849037628373002">
                <text:p>0.84903762837300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1579.8298358056">
                <text:p>21579.8298358056</text:p>
              </table:table-cell>
              <table:table-cell office:value-type="float" office:value="0.848874694742249">
                <text:p>0.84887469474224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1570.7834683056">
                <text:p>21570.7834683056</text:p>
              </table:table-cell>
              <table:table-cell office:value-type="float" office:value="0.847552955974263">
                <text:p>0.84755295597426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1569.7517212639">
                <text:p>21569.7517212639</text:p>
              </table:table-cell>
              <table:table-cell office:value-type="float" office:value="0.847376784725709">
                <text:p>0.84737678472570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1565.4472100069">
                <text:p>21565.4472100069</text:p>
              </table:table-cell>
              <table:table-cell office:value-type="float" office:value="0.846721822608855">
                <text:p>0.84672182260885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1564.3144744514">
                <text:p>21564.3144744514</text:p>
              </table:table-cell>
              <table:table-cell office:value-type="float" office:value="0.846585230386335">
                <text:p>0.84658523038633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1554.9621946875">
                <text:p>21554.9621946875</text:p>
              </table:table-cell>
              <table:table-cell office:value-type="float" office:value="0.845418128674374">
                <text:p>0.84541812867437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554.1647386806">
                <text:p>21554.1647386806</text:p>
              </table:table-cell>
              <table:table-cell office:value-type="float" office:value="0.845354508090118">
                <text:p>0.84535450809011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552.4289870556">
                <text:p>21552.4289870556</text:p>
              </table:table-cell>
              <table:table-cell office:value-type="float" office:value="0.845316122051268">
                <text:p>0.84531612205126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1545.9853943681">
                <text:p>21545.9853943681</text:p>
              </table:table-cell>
              <table:table-cell office:value-type="float" office:value="0.844525402184213">
                <text:p>0.84452540218421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1545.7153455208">
                <text:p>21545.7153455208</text:p>
              </table:table-cell>
              <table:table-cell office:value-type="float" office:value="0.844284204108296">
                <text:p>0.84428420410829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1541.3016421736">
                <text:p>21541.3016421736</text:p>
              </table:table-cell>
              <table:table-cell office:value-type="float" office:value="0.843811377608629">
                <text:p>0.84381137760862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1538.752551375">
                <text:p>21538.752551375</text:p>
              </table:table-cell>
              <table:table-cell office:value-type="float" office:value="0.843337223006991">
                <text:p>0.84333722300699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1538.1336689792">
                <text:p>21538.1336689792</text:p>
              </table:table-cell>
              <table:table-cell office:value-type="float" office:value="0.842879669331302">
                <text:p>0.84287966933130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1533.1732028472">
                <text:p>21533.1732028472</text:p>
              </table:table-cell>
              <table:table-cell office:value-type="float" office:value="0.842591913677385">
                <text:p>0.84259191367738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1532.228249625">
                <text:p>21532.228249625</text:p>
              </table:table-cell>
              <table:table-cell office:value-type="float" office:value="0.84244118899708">
                <text:p>0.8424411889970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1526.0302374792">
                <text:p>21526.0302374792</text:p>
              </table:table-cell>
              <table:table-cell office:value-type="float" office:value="0.841454214093202">
                <text:p>0.84145421409320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1524.4406635625">
                <text:p>21524.4406635625</text:p>
              </table:table-cell>
              <table:table-cell office:value-type="float" office:value="0.840906105140109">
                <text:p>0.84090610514010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1523.6365862361">
                <text:p>21523.6365862361</text:p>
              </table:table-cell>
              <table:table-cell office:value-type="float" office:value="0.840804397626184">
                <text:p>0.84080439762618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1517.2376109097">
                <text:p>21517.2376109097</text:p>
              </table:table-cell>
              <table:table-cell office:value-type="float" office:value="0.84041059886668">
                <text:p>0.8404105988666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1514.408031375">
                <text:p>21514.408031375</text:p>
              </table:table-cell>
              <table:table-cell office:value-type="float" office:value="0.839525289335508">
                <text:p>0.83952528933550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1509.7464225486">
                <text:p>21509.7464225486</text:p>
              </table:table-cell>
              <table:table-cell office:value-type="float" office:value="0.839148658870702">
                <text:p>0.83914865887070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1508.5393079028">
                <text:p>21508.5393079028</text:p>
              </table:table-cell>
              <table:table-cell office:value-type="float" office:value="0.838912204909272">
                <text:p>0.83891220490927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1506.5494878958">
                <text:p>21506.5494878958</text:p>
              </table:table-cell>
              <table:table-cell office:value-type="float" office:value="0.83869629939146">
                <text:p>0.8386962993914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1506.1664327639">
                <text:p>21506.1664327639</text:p>
              </table:table-cell>
              <table:table-cell office:value-type="float" office:value="0.838456257948304">
                <text:p>0.83845625794830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1499.7887819861">
                <text:p>21499.7887819861</text:p>
              </table:table-cell>
              <table:table-cell office:value-type="float" office:value="0.837723584066441">
                <text:p>0.83772358406644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1498.2748501944">
                <text:p>21498.2748501944</text:p>
              </table:table-cell>
              <table:table-cell office:value-type="float" office:value="0.837277665998301">
                <text:p>0.83727766599830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1493.6515385278">
                <text:p>21493.6515385278</text:p>
              </table:table-cell>
              <table:table-cell office:value-type="float" office:value="0.837216536426599">
                <text:p>0.83721653642659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1493.60559175">
                <text:p>21493.60559175</text:p>
              </table:table-cell>
              <table:table-cell office:value-type="float" office:value="0.836678816552153">
                <text:p>0.83667881655215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1488.3864466389">
                <text:p>21488.3864466389</text:p>
              </table:table-cell>
              <table:table-cell office:value-type="float" office:value="0.836079356432622">
                <text:p>0.83607935643262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1484.3613219167">
                <text:p>21484.3613219167</text:p>
              </table:table-cell>
              <table:table-cell office:value-type="float" office:value="0.835823848706674">
                <text:p>0.83582384870667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1474.6243952292">
                <text:p>21474.6243952292</text:p>
              </table:table-cell>
              <table:table-cell office:value-type="float" office:value="0.834683701565778">
                <text:p>0.83468370156577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1472.0658863194">
                <text:p>21472.0658863194</text:p>
              </table:table-cell>
              <table:table-cell office:value-type="float" office:value="0.834143331900561">
                <text:p>0.83414333190056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1463.2223241319">
                <text:p>21463.2223241319</text:p>
              </table:table-cell>
              <table:table-cell office:value-type="float" office:value="0.833060371363983">
                <text:p>0.83306037136398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1455.2940729514">
                <text:p>21455.2940729514</text:p>
              </table:table-cell>
              <table:table-cell office:value-type="float" office:value="0.832128303249733">
                <text:p>0.83212830324973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1447.2471410069">
                <text:p>21447.2471410069</text:p>
              </table:table-cell>
              <table:table-cell office:value-type="float" office:value="0.831046043934376">
                <text:p>0.83104604393437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1441.2256746667">
                <text:p>21441.2256746667</text:p>
              </table:table-cell>
              <table:table-cell office:value-type="float" office:value="0.829884585307596">
                <text:p>0.82988458530759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1428.5663365764">
                <text:p>21428.5663365764</text:p>
              </table:table-cell>
              <table:table-cell office:value-type="float" office:value="0.8285234309777">
                <text:p>0.828523430977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1418.56607925">
                <text:p>21418.56607925</text:p>
              </table:table-cell>
              <table:table-cell office:value-type="float" office:value="0.826871370123915">
                <text:p>0.82687137012391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1405.8515931806">
                <text:p>21405.8515931806</text:p>
              </table:table-cell>
              <table:table-cell office:value-type="float" office:value="0.82522581720143">
                <text:p>0.8252258172014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1397.045635625">
                <text:p>21397.045635625</text:p>
              </table:table-cell>
              <table:table-cell office:value-type="float" office:value="0.820039496851453">
                <text:p>0.8200394968514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85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.7" chart:maximum="1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plot-area chart:style-name="ch2" table:cell-range-address="med_0.D2:med_0.E452" svg:x="1.331cm" svg:y="0.18cm" svg:width="14.349cm" svg:height="7.659cm">
          <chartooo:coordinate-region svg:x="2.243cm" svg:y="0.379cm" svg:width="12.972cm" svg:height="6.813cm"/>
          <chart:axis chart:dimension="x" chart:name="primary-x" chart:style-name="ch3">
            <chart:title svg:x="7.694cm" svg:y="8.019cm" chart:style-name="ch4">
              <text:p>Yearly cost</text:p>
            </chart:title>
          </chart:axis>
          <chart:axis chart:dimension="y" chart:name="primary-y" chart:style-name="ch5">
            <chart:title svg:x="0.451cm" svg:y="4.384cm" chart:style-name="ch6">
              <text:p>QoS</text:p>
            </chart:title>
            <chart:grid chart:style-name="ch7" chart:class="major"/>
          </chart:axis>
          <chart:series chart:style-name="ch8" chart:values-cell-range-address="med_0.D2:med_0.D452" chart:class="chart:scatter">
            <chart:domain table:cell-range-address="med_0.E2:med_0.E452"/>
            <chart:data-point chart:repeated="4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2515.5632447431">
                <text:p>92515.5632447431</text:p>
                <draw:g>
                  <svg:desc>med_0.E2:med_0.E452</svg:desc>
                </draw:g>
              </table:table-cell>
              <table:table-cell office:value-type="float" office:value="1">
                <text:p>1</text:p>
                <draw:g>
                  <svg:desc>med_0.D2:med_0.D4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515.5632447431">
                <text:p>92515.56324474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512.3865132778">
                <text:p>92512.3865132778</text:p>
              </table:table-cell>
              <table:table-cell office:value-type="float" office:value="0.998575804347427">
                <text:p>0.9985758043474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2468.491878507">
                <text:p>92468.491878507</text:p>
              </table:table-cell>
              <table:table-cell office:value-type="float" office:value="0.99857460923851">
                <text:p>0.998574609238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2436.3728510208">
                <text:p>92436.3728510208</text:p>
              </table:table-cell>
              <table:table-cell office:value-type="float" office:value="0.997590701444854">
                <text:p>0.9975907014448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2436.3728510208">
                <text:p>92436.3728510208</text:p>
              </table:table-cell>
              <table:table-cell office:value-type="float" office:value="0.997590701444854">
                <text:p>0.9975907014448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2404.4477204653">
                <text:p>92404.4477204653</text:p>
              </table:table-cell>
              <table:table-cell office:value-type="float" office:value="0.996187850759333">
                <text:p>0.996187850759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2337.2405917292">
                <text:p>92337.2405917292</text:p>
              </table:table-cell>
              <table:table-cell office:value-type="float" office:value="0.9956404691538">
                <text:p>0.99564046915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2305.186840375">
                <text:p>92305.186840375</text:p>
              </table:table-cell>
              <table:table-cell office:value-type="float" office:value="0.99518708948573">
                <text:p>0.995187089485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2259.0107535556">
                <text:p>92259.0107535556</text:p>
              </table:table-cell>
              <table:table-cell office:value-type="float" office:value="0.993758112720331">
                <text:p>0.9937581127203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2242.4186286111">
                <text:p>92242.4186286111</text:p>
              </table:table-cell>
              <table:table-cell office:value-type="float" office:value="0.993538873563733">
                <text:p>0.9935388735637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2211.3472120139">
                <text:p>92211.3472120139</text:p>
              </table:table-cell>
              <table:table-cell office:value-type="float" office:value="0.992899724452002">
                <text:p>0.992899724452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2191.3945548125">
                <text:p>92191.3945548125</text:p>
              </table:table-cell>
              <table:table-cell office:value-type="float" office:value="0.992077425048331">
                <text:p>0.9920774250483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2178.6816520903">
                <text:p>92178.6816520903</text:p>
              </table:table-cell>
              <table:table-cell office:value-type="float" office:value="0.991788142879903">
                <text:p>0.9917881428799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2147.2092870556">
                <text:p>92147.2092870556</text:p>
              </table:table-cell>
              <table:table-cell office:value-type="float" office:value="0.99125907018598">
                <text:p>0.991259070185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081.7128214653">
                <text:p>92081.7128214653</text:p>
              </table:table-cell>
              <table:table-cell office:value-type="float" office:value="0.989904539424196">
                <text:p>0.9899045394241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2073.6608712639">
                <text:p>92073.6608712639</text:p>
              </table:table-cell>
              <table:table-cell office:value-type="float" office:value="0.988773835111526">
                <text:p>0.9887738351115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2070.1238613055">
                <text:p>92070.1238613055</text:p>
              </table:table-cell>
              <table:table-cell office:value-type="float" office:value="0.988474378325918">
                <text:p>0.9884743783259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2059.9534024514">
                <text:p>92059.9534024514</text:p>
              </table:table-cell>
              <table:table-cell office:value-type="float" office:value="0.988208743997915">
                <text:p>0.9882087439979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1994.4024707639">
                <text:p>91994.4024707639</text:p>
              </table:table-cell>
              <table:table-cell office:value-type="float" office:value="0.987523698604092">
                <text:p>0.9875236986040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1941.9556314097">
                <text:p>91941.9556314097</text:p>
              </table:table-cell>
              <table:table-cell office:value-type="float" office:value="0.986791664327698">
                <text:p>0.9867916643276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1909.432520875">
                <text:p>91909.432520875</text:p>
              </table:table-cell>
              <table:table-cell office:value-type="float" office:value="0.985786795870732">
                <text:p>0.9857867958707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1865.9402508542">
                <text:p>91865.9402508542</text:p>
              </table:table-cell>
              <table:table-cell office:value-type="float" office:value="0.984438740024017">
                <text:p>0.9844387400240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1823.2529601806">
                <text:p>91823.2529601806</text:p>
              </table:table-cell>
              <table:table-cell office:value-type="float" office:value="0.983182823919689">
                <text:p>0.9831828239196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1818.7610281319">
                <text:p>91818.7610281319</text:p>
              </table:table-cell>
              <table:table-cell office:value-type="float" office:value="0.982942560189522">
                <text:p>0.982942560189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1775.950205">
                <text:p>91775.950205</text:p>
              </table:table-cell>
              <table:table-cell office:value-type="float" office:value="0.981575384903588">
                <text:p>0.9815753849035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1763.6476338611">
                <text:p>91763.6476338611</text:p>
              </table:table-cell>
              <table:table-cell office:value-type="float" office:value="0.980905259145484">
                <text:p>0.9809052591454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1736.196252625">
                <text:p>91736.196252625</text:p>
              </table:table-cell>
              <table:table-cell office:value-type="float" office:value="0.979768345244029">
                <text:p>0.9797683452440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1715.994148125">
                <text:p>91715.994148125</text:p>
              </table:table-cell>
              <table:table-cell office:value-type="float" office:value="0.979694706514196">
                <text:p>0.9796947065141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1687.1323888194">
                <text:p>91687.1323888194</text:p>
              </table:table-cell>
              <table:table-cell office:value-type="float" office:value="0.978084306575384">
                <text:p>0.9780843065753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648.9088889722">
                <text:p>91648.9088889722</text:p>
              </table:table-cell>
              <table:table-cell office:value-type="float" office:value="0.977106120460759">
                <text:p>0.9771061204607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1642.8146332778">
                <text:p>91642.8146332778</text:p>
              </table:table-cell>
              <table:table-cell office:value-type="float" office:value="0.975580041996372">
                <text:p>0.9755800419963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1610.645797507">
                <text:p>91610.645797507</text:p>
              </table:table-cell>
              <table:table-cell office:value-type="float" office:value="0.975176065068295">
                <text:p>0.9751760650682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1588.2923154514">
                <text:p>91588.2923154514</text:p>
              </table:table-cell>
              <table:table-cell office:value-type="float" office:value="0.974907196037901">
                <text:p>0.9749071960379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1586.7980642292">
                <text:p>91586.7980642292</text:p>
              </table:table-cell>
              <table:table-cell office:value-type="float" office:value="0.973857658427759">
                <text:p>0.9738576584277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1585.793768125">
                <text:p>91585.793768125</text:p>
              </table:table-cell>
              <table:table-cell office:value-type="float" office:value="0.973765383383757">
                <text:p>0.9737653833837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1578.6889502361">
                <text:p>91578.6889502361</text:p>
              </table:table-cell>
              <table:table-cell office:value-type="float" office:value="0.973589588984893">
                <text:p>0.9735895889848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1543.0323970694">
                <text:p>91543.0323970694</text:p>
              </table:table-cell>
              <table:table-cell office:value-type="float" office:value="0.973269795593681">
                <text:p>0.9732697955936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1492.5934916597">
                <text:p>91492.5934916597</text:p>
              </table:table-cell>
              <table:table-cell office:value-type="float" office:value="0.97179641849522">
                <text:p>0.971796418495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1487.1846431042">
                <text:p>91487.1846431042</text:p>
              </table:table-cell>
              <table:table-cell office:value-type="float" office:value="0.970592468236715">
                <text:p>0.9705924682367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1482.2429500903">
                <text:p>91482.2429500903</text:p>
              </table:table-cell>
              <table:table-cell office:value-type="float" office:value="0.970490301722699">
                <text:p>0.9704903017226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1434.9087360278">
                <text:p>91434.9087360278</text:p>
              </table:table-cell>
              <table:table-cell office:value-type="float" office:value="0.969544953736302">
                <text:p>0.9695449537363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1428.2024830208">
                <text:p>91428.2024830208</text:p>
              </table:table-cell>
              <table:table-cell office:value-type="float" office:value="0.968730646169206">
                <text:p>0.9687306461692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1411.9813744236">
                <text:p>91411.9813744236</text:p>
              </table:table-cell>
              <table:table-cell office:value-type="float" office:value="0.967867556494475">
                <text:p>0.9678675564944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1377.8306884653">
                <text:p>91377.8306884653</text:p>
              </table:table-cell>
              <table:table-cell office:value-type="float" office:value="0.967402534726455">
                <text:p>0.9674025347264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366.6793775417">
                <text:p>91366.6793775417</text:p>
              </table:table-cell>
              <table:table-cell office:value-type="float" office:value="0.966133945284045">
                <text:p>0.9661339452840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1361.5688873264">
                <text:p>91361.5688873264</text:p>
              </table:table-cell>
              <table:table-cell office:value-type="float" office:value="0.965867885250123">
                <text:p>0.9658678852501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1336.4332690278">
                <text:p>91336.4332690278</text:p>
              </table:table-cell>
              <table:table-cell office:value-type="float" office:value="0.965715718609741">
                <text:p>0.9657157186097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1334.0429719931">
                <text:p>91334.0429719931</text:p>
              </table:table-cell>
              <table:table-cell office:value-type="float" office:value="0.964847010820266">
                <text:p>0.9648470108202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1325.2846006459">
                <text:p>91325.2846006459</text:p>
              </table:table-cell>
              <table:table-cell office:value-type="float" office:value="0.964557423600909">
                <text:p>0.9645574236009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1307.5145263889">
                <text:p>91307.5145263889</text:p>
              </table:table-cell>
              <table:table-cell office:value-type="float" office:value="0.964537944730991">
                <text:p>0.9645379447309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1278.9053501597">
                <text:p>91278.9053501597</text:p>
              </table:table-cell>
              <table:table-cell office:value-type="float" office:value="0.962835547028278">
                <text:p>0.9628355470282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1260.9469498611">
                <text:p>91260.9469498611</text:p>
              </table:table-cell>
              <table:table-cell office:value-type="float" office:value="0.962811233731775">
                <text:p>0.9628112337317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1256.6491120417">
                <text:p>91256.6491120417</text:p>
              </table:table-cell>
              <table:table-cell office:value-type="float" office:value="0.961919483404698">
                <text:p>0.9619194834046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1250.9145982639">
                <text:p>91250.9145982639</text:p>
              </table:table-cell>
              <table:table-cell office:value-type="float" office:value="0.961897693216059">
                <text:p>0.9618976932160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1229.4387496806">
                <text:p>91229.4387496806</text:p>
              </table:table-cell>
              <table:table-cell office:value-type="float" office:value="0.961681155247151">
                <text:p>0.9616811552471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1225.9993570556">
                <text:p>91225.9993570556</text:p>
              </table:table-cell>
              <table:table-cell office:value-type="float" office:value="0.961024821773283">
                <text:p>0.9610248217732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1216.2008955903">
                <text:p>91216.2008955903</text:p>
              </table:table-cell>
              <table:table-cell office:value-type="float" office:value="0.960500666712409">
                <text:p>0.9605006667124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1215.173450882">
                <text:p>91215.173450882</text:p>
              </table:table-cell>
              <table:table-cell office:value-type="float" office:value="0.960368569432786">
                <text:p>0.9603685694327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1193.4527072222">
                <text:p>91193.4527072222</text:p>
              </table:table-cell>
              <table:table-cell office:value-type="float" office:value="0.960240897993751">
                <text:p>0.9602408979937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1184.1372124375">
                <text:p>91184.1372124375</text:p>
              </table:table-cell>
              <table:table-cell office:value-type="float" office:value="0.959482119958431">
                <text:p>0.9594821199584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1182.2037765139">
                <text:p>91182.2037765139</text:p>
              </table:table-cell>
              <table:table-cell office:value-type="float" office:value="0.959467227257558">
                <text:p>0.9594672272575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1159.7627321875">
                <text:p>91159.7627321875</text:p>
              </table:table-cell>
              <table:table-cell office:value-type="float" office:value="0.958993303635059">
                <text:p>0.9589933036350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1158.9989220069">
                <text:p>91158.9989220069</text:p>
              </table:table-cell>
              <table:table-cell office:value-type="float" office:value="0.958435783610562">
                <text:p>0.9584357836105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1146.9348181806">
                <text:p>91146.9348181806</text:p>
              </table:table-cell>
              <table:table-cell office:value-type="float" office:value="0.958264791958582">
                <text:p>0.9582647919585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1145.3542133264">
                <text:p>91145.3542133264</text:p>
              </table:table-cell>
              <table:table-cell office:value-type="float" office:value="0.957618299763499">
                <text:p>0.9576182997634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1138.0904925694">
                <text:p>91138.0904925694</text:p>
              </table:table-cell>
              <table:table-cell office:value-type="float" office:value="0.957586569686627">
                <text:p>0.9575865696866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1122.7251860694">
                <text:p>91122.7251860694</text:p>
              </table:table-cell>
              <table:table-cell office:value-type="float" office:value="0.95749198400387">
                <text:p>0.957491984003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1117.5589332153">
                <text:p>91117.5589332153</text:p>
              </table:table-cell>
              <table:table-cell office:value-type="float" office:value="0.956982015785433">
                <text:p>0.9569820157854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1113.7715011667">
                <text:p>91113.7715011667</text:p>
              </table:table-cell>
              <table:table-cell office:value-type="float" office:value="0.956970292707885">
                <text:p>0.9569702927078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1089.7829500347">
                <text:p>91089.7829500347</text:p>
              </table:table-cell>
              <table:table-cell office:value-type="float" office:value="0.956316996191456">
                <text:p>0.9563169961914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1078.8512743125">
                <text:p>91078.8512743125</text:p>
              </table:table-cell>
              <table:table-cell office:value-type="float" office:value="0.955659548198655">
                <text:p>0.9556595481986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1060.5550256806">
                <text:p>91060.5550256806</text:p>
              </table:table-cell>
              <table:table-cell office:value-type="float" office:value="0.954912745853021">
                <text:p>0.9549127458530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1056.9192005694">
                <text:p>91056.9192005694</text:p>
              </table:table-cell>
              <table:table-cell office:value-type="float" office:value="0.954827120495681">
                <text:p>0.9548271204956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1049.5199372639">
                <text:p>91049.5199372639</text:p>
              </table:table-cell>
              <table:table-cell office:value-type="float" office:value="0.954237976166782">
                <text:p>0.9542379761667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035.2702030764">
                <text:p>91035.2702030764</text:p>
              </table:table-cell>
              <table:table-cell office:value-type="float" office:value="0.954158822022589">
                <text:p>0.9541588220225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1029.2471264236">
                <text:p>91029.2471264236</text:p>
              </table:table-cell>
              <table:table-cell office:value-type="float" office:value="0.953713825502979">
                <text:p>0.9537138255029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1019.3025701389">
                <text:p>91019.3025701389</text:p>
              </table:table-cell>
              <table:table-cell office:value-type="float" office:value="0.953437629969976">
                <text:p>0.9534376299699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0995.4971955278">
                <text:p>90995.4971955278</text:p>
              </table:table-cell>
              <table:table-cell office:value-type="float" office:value="0.952543365869772">
                <text:p>0.9525433658697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0983.6288780347">
                <text:p>90983.6288780347</text:p>
              </table:table-cell>
              <table:table-cell office:value-type="float" office:value="0.9521477056188">
                <text:p>0.95214770561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978.8346113055">
                <text:p>90978.8346113055</text:p>
              </table:table-cell>
              <table:table-cell office:value-type="float" office:value="0.951964856844562">
                <text:p>0.9519648568445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966.6991626319">
                <text:p>90966.6991626319</text:p>
              </table:table-cell>
              <table:table-cell office:value-type="float" office:value="0.951241062709781">
                <text:p>0.9512410627097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0963.3707044375">
                <text:p>90963.3707044375</text:p>
              </table:table-cell>
              <table:table-cell office:value-type="float" office:value="0.951136193059112">
                <text:p>0.9511361930591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0956.87439575">
                <text:p>90956.87439575</text:p>
              </table:table-cell>
              <table:table-cell office:value-type="float" office:value="0.951014151401611">
                <text:p>0.9510141514016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948.7533356805">
                <text:p>90948.7533356805</text:p>
              </table:table-cell>
              <table:table-cell office:value-type="float" office:value="0.95099320156547">
                <text:p>0.950993201565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945.1400534931">
                <text:p>90945.1400534931</text:p>
              </table:table-cell>
              <table:table-cell office:value-type="float" office:value="0.950659618057094">
                <text:p>0.9506596180570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0927.7282317569">
                <text:p>90927.7282317569</text:p>
              </table:table-cell>
              <table:table-cell office:value-type="float" office:value="0.950052088978706">
                <text:p>0.9500520889787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924.6763846042">
                <text:p>90924.6763846042</text:p>
              </table:table-cell>
              <table:table-cell office:value-type="float" office:value="0.949610022969394">
                <text:p>0.9496100229693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916.7441667431">
                <text:p>90916.7441667431</text:p>
              </table:table-cell>
              <table:table-cell office:value-type="float" office:value="0.949540979141489">
                <text:p>0.9495409791414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909.6946960069">
                <text:p>90909.6946960069</text:p>
              </table:table-cell>
              <table:table-cell office:value-type="float" office:value="0.949078722456097">
                <text:p>0.9490787224560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906.4029121944">
                <text:p>90906.4029121944</text:p>
              </table:table-cell>
              <table:table-cell office:value-type="float" office:value="0.948835149369318">
                <text:p>0.9488351493693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898.7311832153">
                <text:p>90898.7311832153</text:p>
              </table:table-cell>
              <table:table-cell office:value-type="float" office:value="0.948827245317246">
                <text:p>0.9488272453172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0889.0037797014">
                <text:p>90889.0037797014</text:p>
              </table:table-cell>
              <table:table-cell office:value-type="float" office:value="0.94871770291764">
                <text:p>0.948717702917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0884.1815806806">
                <text:p>90884.1815806806</text:p>
              </table:table-cell>
              <table:table-cell office:value-type="float" office:value="0.948371299424106">
                <text:p>0.9483712994241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0883.1872793819">
                <text:p>90883.1872793819</text:p>
              </table:table-cell>
              <table:table-cell office:value-type="float" office:value="0.94803666705851">
                <text:p>0.948036667058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0861.7317212708">
                <text:p>90861.7317212708</text:p>
              </table:table-cell>
              <table:table-cell office:value-type="float" office:value="0.947667264995495">
                <text:p>0.9476672649954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0844.9656914792">
                <text:p>90844.9656914792</text:p>
              </table:table-cell>
              <table:table-cell office:value-type="float" office:value="0.946982747124302">
                <text:p>0.9469827471243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0837.3556505834">
                <text:p>90837.3556505834</text:p>
              </table:table-cell>
              <table:table-cell office:value-type="float" office:value="0.94671573839601">
                <text:p>0.946715738396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0832.6693912292">
                <text:p>90832.6693912292</text:p>
              </table:table-cell>
              <table:table-cell office:value-type="float" office:value="0.946013786306305">
                <text:p>0.9460137863063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0824.1648724792">
                <text:p>90824.1648724792</text:p>
              </table:table-cell>
              <table:table-cell office:value-type="float" office:value="0.9459220848059">
                <text:p>0.94592208480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0824.1446238264">
                <text:p>90824.1446238264</text:p>
              </table:table-cell>
              <table:table-cell office:value-type="float" office:value="0.945681786011051">
                <text:p>0.9456817860110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0802.3813757847">
                <text:p>90802.3813757847</text:p>
              </table:table-cell>
              <table:table-cell office:value-type="float" office:value="0.945411253199595">
                <text:p>0.9454112531995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0798.4645218958">
                <text:p>90798.4645218958</text:p>
              </table:table-cell>
              <table:table-cell office:value-type="float" office:value="0.945111982261356">
                <text:p>0.9451119822613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0786.1117087778">
                <text:p>90786.1117087778</text:p>
              </table:table-cell>
              <table:table-cell office:value-type="float" office:value="0.944724677821199">
                <text:p>0.9447246778211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0785.7581771181">
                <text:p>90785.7581771181</text:p>
              </table:table-cell>
              <table:table-cell office:value-type="float" office:value="0.944586183837445">
                <text:p>0.9445861838374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0784.2727465069">
                <text:p>90784.2727465069</text:p>
              </table:table-cell>
              <table:table-cell office:value-type="float" office:value="0.944124721449896">
                <text:p>0.9441247214498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0780.5054035556">
                <text:p>90780.5054035556</text:p>
              </table:table-cell>
              <table:table-cell office:value-type="float" office:value="0.943968149420254">
                <text:p>0.9439681494202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0764.8416997014">
                <text:p>90764.8416997014</text:p>
              </table:table-cell>
              <table:table-cell office:value-type="float" office:value="0.943913042547334">
                <text:p>0.9439130425473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0753.4695661389">
                <text:p>90753.4695661389</text:p>
              </table:table-cell>
              <table:table-cell office:value-type="float" office:value="0.943479046523654">
                <text:p>0.9434790465236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0739.7026902986">
                <text:p>90739.7026902986</text:p>
              </table:table-cell>
              <table:table-cell office:value-type="float" office:value="0.942932662644672">
                <text:p>0.9429326626446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0737.7915248889">
                <text:p>90737.7915248889</text:p>
              </table:table-cell>
              <table:table-cell office:value-type="float" office:value="0.942654261992333">
                <text:p>0.9426542619923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0728.2452613333">
                <text:p>90728.2452613333</text:p>
              </table:table-cell>
              <table:table-cell office:value-type="float" office:value="0.942184374803225">
                <text:p>0.9421843748032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0714.0483130833">
                <text:p>90714.0483130833</text:p>
              </table:table-cell>
              <table:table-cell office:value-type="float" office:value="0.942175728368239">
                <text:p>0.9421757283682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0703.5864781459">
                <text:p>90703.5864781459</text:p>
              </table:table-cell>
              <table:table-cell office:value-type="float" office:value="0.941227466707352">
                <text:p>0.9412274667073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0694.394826875">
                <text:p>90694.394826875</text:p>
              </table:table-cell>
              <table:table-cell office:value-type="float" office:value="0.941148385490325">
                <text:p>0.9411483854903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0684.4329481528">
                <text:p>90684.4329481528</text:p>
              </table:table-cell>
              <table:table-cell office:value-type="float" office:value="0.940963502594039">
                <text:p>0.9409635025940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0682.0108105764">
                <text:p>90682.0108105764</text:p>
              </table:table-cell>
              <table:table-cell office:value-type="float" office:value="0.940555995954266">
                <text:p>0.9405559959542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0657.0351490833">
                <text:p>90657.0351490833</text:p>
              </table:table-cell>
              <table:table-cell office:value-type="float" office:value="0.939852885457349">
                <text:p>0.9398528854573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0653.5924083958">
                <text:p>90653.5924083958</text:p>
              </table:table-cell>
              <table:table-cell office:value-type="float" office:value="0.939699352691588">
                <text:p>0.9396993526915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0648.7091213125">
                <text:p>90648.7091213125</text:p>
              </table:table-cell>
              <table:table-cell office:value-type="float" office:value="0.939228568321905">
                <text:p>0.9392285683219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0642.6466162361">
                <text:p>90642.6466162361</text:p>
              </table:table-cell>
              <table:table-cell office:value-type="float" office:value="0.939183446045232">
                <text:p>0.9391834460452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0640.300130132">
                <text:p>90640.300130132</text:p>
              </table:table-cell>
              <table:table-cell office:value-type="float" office:value="0.939153125986255">
                <text:p>0.9391531259862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0627.6002047917">
                <text:p>90627.6002047917</text:p>
              </table:table-cell>
              <table:table-cell office:value-type="float" office:value="0.938326834561915">
                <text:p>0.9383268345619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0619.7888981042">
                <text:p>90619.7888981042</text:p>
              </table:table-cell>
              <table:table-cell office:value-type="float" office:value="0.938026549807124">
                <text:p>0.9380265498071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0610.8590195903">
                <text:p>90610.8590195903</text:p>
              </table:table-cell>
              <table:table-cell office:value-type="float" office:value="0.937755753290433">
                <text:p>0.9377557532904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0596.0683120764">
                <text:p>90596.0683120764</text:p>
              </table:table-cell>
              <table:table-cell office:value-type="float" office:value="0.937672459889861">
                <text:p>0.9376724598898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0587.3945719861">
                <text:p>90587.3945719861</text:p>
              </table:table-cell>
              <table:table-cell office:value-type="float" office:value="0.937044440951695">
                <text:p>0.9370444409516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0586.0205075347">
                <text:p>90586.0205075347</text:p>
              </table:table-cell>
              <table:table-cell office:value-type="float" office:value="0.937016440805831">
                <text:p>0.9370164408058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0580.387687375">
                <text:p>90580.387687375</text:p>
              </table:table-cell>
              <table:table-cell office:value-type="float" office:value="0.93679001647698">
                <text:p>0.936790016476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0573.1263175903">
                <text:p>90573.1263175903</text:p>
              </table:table-cell>
              <table:table-cell office:value-type="float" office:value="0.936399596432546">
                <text:p>0.9363995964325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0560.4464006875">
                <text:p>90560.4464006875</text:p>
              </table:table-cell>
              <table:table-cell office:value-type="float" office:value="0.93624385280211">
                <text:p>0.936243852802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0558.0151896944">
                <text:p>90558.0151896944</text:p>
              </table:table-cell>
              <table:table-cell office:value-type="float" office:value="0.935916777926014">
                <text:p>0.9359167779260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0550.4600555208">
                <text:p>90550.4600555208</text:p>
              </table:table-cell>
              <table:table-cell office:value-type="float" office:value="0.93556049686569">
                <text:p>0.935560496865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0536.2182914931">
                <text:p>90536.2182914931</text:p>
              </table:table-cell>
              <table:table-cell office:value-type="float" office:value="0.934842733165247">
                <text:p>0.9348427331652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0526.6542993055">
                <text:p>90526.6542993055</text:p>
              </table:table-cell>
              <table:table-cell office:value-type="float" office:value="0.934795548936787">
                <text:p>0.9347955489367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0521.2020637708">
                <text:p>90521.2020637708</text:p>
              </table:table-cell>
              <table:table-cell office:value-type="float" office:value="0.934474139884754">
                <text:p>0.9344741398847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0510.5274841528">
                <text:p>90510.5274841528</text:p>
              </table:table-cell>
              <table:table-cell office:value-type="float" office:value="0.934122894406657">
                <text:p>0.93412289440665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0497.5690080347">
                <text:p>90497.5690080347</text:p>
              </table:table-cell>
              <table:table-cell office:value-type="float" office:value="0.933579509809025">
                <text:p>0.9335795098090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0496.7138546945">
                <text:p>90496.7138546945</text:p>
              </table:table-cell>
              <table:table-cell office:value-type="float" office:value="0.933560369687275">
                <text:p>0.9335603696872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0489.3287523264">
                <text:p>90489.3287523264</text:p>
              </table:table-cell>
              <table:table-cell office:value-type="float" office:value="0.933287545702143">
                <text:p>0.9332875457021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0477.1934793264">
                <text:p>90477.1934793264</text:p>
              </table:table-cell>
              <table:table-cell office:value-type="float" office:value="0.932812874591587">
                <text:p>0.9328128745915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0472.6235810833">
                <text:p>90472.6235810833</text:p>
              </table:table-cell>
              <table:table-cell office:value-type="float" office:value="0.932628790422767">
                <text:p>0.9326287904227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0469.6415716805">
                <text:p>90469.6415716805</text:p>
              </table:table-cell>
              <table:table-cell office:value-type="float" office:value="0.93239827773573">
                <text:p>0.932398277735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0453.15483775">
                <text:p>90453.15483775</text:p>
              </table:table-cell>
              <table:table-cell office:value-type="float" office:value="0.93180458452525">
                <text:p>0.931804584525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0451.9248429861">
                <text:p>90451.9248429861</text:p>
              </table:table-cell>
              <table:table-cell office:value-type="float" office:value="0.931691092009015">
                <text:p>0.9316910920090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0442.2606214028">
                <text:p>90442.2606214028</text:p>
              </table:table-cell>
              <table:table-cell office:value-type="float" office:value="0.931532749108701">
                <text:p>0.9315327491087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0439.5458876875">
                <text:p>90439.5458876875</text:p>
              </table:table-cell>
              <table:table-cell office:value-type="float" office:value="0.931338002727648">
                <text:p>0.9313380027276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0421.1817819236">
                <text:p>90421.1817819236</text:p>
              </table:table-cell>
              <table:table-cell office:value-type="float" office:value="0.930511281943875">
                <text:p>0.9305112819438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0412.7014073681">
                <text:p>90412.7014073681</text:p>
              </table:table-cell>
              <table:table-cell office:value-type="float" office:value="0.930463230981413">
                <text:p>0.9304632309814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0409.4867264375">
                <text:p>90409.4867264375</text:p>
              </table:table-cell>
              <table:table-cell office:value-type="float" office:value="0.930342924829989">
                <text:p>0.9303429248299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0406.9596723819">
                <text:p>90406.9596723819</text:p>
              </table:table-cell>
              <table:table-cell office:value-type="float" office:value="0.930240397520227">
                <text:p>0.9302403975202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0405.8169685278">
                <text:p>90405.8169685278</text:p>
              </table:table-cell>
              <table:table-cell office:value-type="float" office:value="0.930104756752364">
                <text:p>0.9301047567523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0380.6454798681">
                <text:p>90380.6454798681</text:p>
              </table:table-cell>
              <table:table-cell office:value-type="float" office:value="0.929058148217638">
                <text:p>0.9290581482176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0380.3114962361">
                <text:p>90380.3114962361</text:p>
              </table:table-cell>
              <table:table-cell office:value-type="float" office:value="0.929014403659298">
                <text:p>0.9290144036592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0373.8728534375">
                <text:p>90373.8728534375</text:p>
              </table:table-cell>
              <table:table-cell office:value-type="float" office:value="0.928788879950682">
                <text:p>0.9287888799506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0369.8213780903">
                <text:p>90369.8213780903</text:p>
              </table:table-cell>
              <table:table-cell office:value-type="float" office:value="0.928752346324139">
                <text:p>0.9287523463241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0366.4967387222">
                <text:p>90366.4967387222</text:p>
              </table:table-cell>
              <table:table-cell office:value-type="float" office:value="0.928752219198354">
                <text:p>0.9287522191983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0366.3739109305">
                <text:p>90366.3739109305</text:p>
              </table:table-cell>
              <table:table-cell office:value-type="float" office:value="0.928697611465588">
                <text:p>0.9286976114655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0342.7391670833">
                <text:p>90342.7391670833</text:p>
              </table:table-cell>
              <table:table-cell office:value-type="float" office:value="0.927425793241813">
                <text:p>0.9274257932418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0335.6556472778">
                <text:p>90335.6556472778</text:p>
              </table:table-cell>
              <table:table-cell office:value-type="float" office:value="0.927225226605064">
                <text:p>0.92722522660506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0316.8102913472">
                <text:p>90316.8102913472</text:p>
              </table:table-cell>
              <table:table-cell office:value-type="float" office:value="0.926949611863976">
                <text:p>0.9269496118639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0310.4486618472">
                <text:p>90310.4486618472</text:p>
              </table:table-cell>
              <table:table-cell office:value-type="float" office:value="0.926662250609193">
                <text:p>0.9266622506091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0295.2369249097">
                <text:p>90295.2369249097</text:p>
              </table:table-cell>
              <table:table-cell office:value-type="float" office:value="0.925414836044084">
                <text:p>0.9254148360440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0285.0070096944">
                <text:p>90285.0070096944</text:p>
              </table:table-cell>
              <table:table-cell office:value-type="float" office:value="0.92507728725875">
                <text:p>0.925077287258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0281.3540746319">
                <text:p>90281.3540746319</text:p>
              </table:table-cell>
              <table:table-cell office:value-type="float" office:value="0.925030230900884">
                <text:p>0.9250302309008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0274.9505531667">
                <text:p>90274.9505531667</text:p>
              </table:table-cell>
              <table:table-cell office:value-type="float" office:value="0.924919908785793">
                <text:p>0.92491990878579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0270.0566525833">
                <text:p>90270.0566525833</text:p>
              </table:table-cell>
              <table:table-cell office:value-type="float" office:value="0.924830888366291">
                <text:p>0.9248308883662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0266.0355683264">
                <text:p>90266.0355683264</text:p>
              </table:table-cell>
              <table:table-cell office:value-type="float" office:value="0.924791445646357">
                <text:p>0.9247914456463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0256.8536531458">
                <text:p>90256.8536531458</text:p>
              </table:table-cell>
              <table:table-cell office:value-type="float" office:value="0.92466883862942">
                <text:p>0.9246688386294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0234.1385355834">
                <text:p>90234.1385355834</text:p>
              </table:table-cell>
              <table:table-cell office:value-type="float" office:value="0.923661155571527">
                <text:p>0.9236611555715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0231.7779734653">
                <text:p>90231.7779734653</text:p>
              </table:table-cell>
              <table:table-cell office:value-type="float" office:value="0.923490438470567">
                <text:p>0.9234904384705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0226.5353907569">
                <text:p>90226.5353907569</text:p>
              </table:table-cell>
              <table:table-cell office:value-type="float" office:value="0.923175959645484">
                <text:p>0.9231759596454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0223.6239268125">
                <text:p>90223.6239268125</text:p>
              </table:table-cell>
              <table:table-cell office:value-type="float" office:value="0.923131079396648">
                <text:p>0.9231310793966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0199.425016243">
                <text:p>90199.425016243</text:p>
              </table:table-cell>
              <table:table-cell office:value-type="float" office:value="0.922295342118285">
                <text:p>0.9222953421182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0197.3120440556">
                <text:p>90197.3120440556</text:p>
              </table:table-cell>
              <table:table-cell office:value-type="float" office:value="0.922062272508671">
                <text:p>0.9220622725086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0178.1354065">
                <text:p>90178.1354065</text:p>
              </table:table-cell>
              <table:table-cell office:value-type="float" office:value="0.921667356549399">
                <text:p>0.92166735654939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0175.8537409306">
                <text:p>90175.8537409306</text:p>
              </table:table-cell>
              <table:table-cell office:value-type="float" office:value="0.921507393464992">
                <text:p>0.9215073934649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0161.1921838333">
                <text:p>90161.1921838333</text:p>
              </table:table-cell>
              <table:table-cell office:value-type="float" office:value="0.920448805342159">
                <text:p>0.92044880534215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0143.9356946945">
                <text:p>90143.9356946945</text:p>
              </table:table-cell>
              <table:table-cell office:value-type="float" office:value="0.920172996671802">
                <text:p>0.9201729966718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0143.8502689722">
                <text:p>90143.8502689722</text:p>
              </table:table-cell>
              <table:table-cell office:value-type="float" office:value="0.920075649220249">
                <text:p>0.9200756492202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143.4607074445">
                <text:p>90143.4607074445</text:p>
              </table:table-cell>
              <table:table-cell office:value-type="float" office:value="0.919581473339099">
                <text:p>0.9195814733390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130.7661686111">
                <text:p>90130.7661686111</text:p>
              </table:table-cell>
              <table:table-cell office:value-type="float" office:value="0.919574814052356">
                <text:p>0.91957481405235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0112.8279304306">
                <text:p>90112.8279304306</text:p>
              </table:table-cell>
              <table:table-cell office:value-type="float" office:value="0.91891959056341">
                <text:p>0.9189195905634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0109.5047135139">
                <text:p>90109.5047135139</text:p>
              </table:table-cell>
              <table:table-cell office:value-type="float" office:value="0.918702585590419">
                <text:p>0.9187025855904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0089.9819497639">
                <text:p>90089.9819497639</text:p>
              </table:table-cell>
              <table:table-cell office:value-type="float" office:value="0.918166282516839">
                <text:p>0.91816628251683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0087.1267034167">
                <text:p>90087.1267034167</text:p>
              </table:table-cell>
              <table:table-cell office:value-type="float" office:value="0.917780043908626">
                <text:p>0.9177800439086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0079.2879111528">
                <text:p>90079.2879111528</text:p>
              </table:table-cell>
              <table:table-cell office:value-type="float" office:value="0.91774524404381">
                <text:p>0.9177452440438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0067.9340714514">
                <text:p>90067.9340714514</text:p>
              </table:table-cell>
              <table:table-cell office:value-type="float" office:value="0.917153197804845">
                <text:p>0.9171531978048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0058.5822439653">
                <text:p>90058.5822439653</text:p>
              </table:table-cell>
              <table:table-cell office:value-type="float" office:value="0.916880061759166">
                <text:p>0.9168800617591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0058.0146555139">
                <text:p>90058.0146555139</text:p>
              </table:table-cell>
              <table:table-cell office:value-type="float" office:value="0.916644614061848">
                <text:p>0.91664461406184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034.1708046667">
                <text:p>90034.1708046667</text:p>
              </table:table-cell>
              <table:table-cell office:value-type="float" office:value="0.915863365831719">
                <text:p>0.91586336583171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0034.0061220139">
                <text:p>90034.0061220139</text:p>
              </table:table-cell>
              <table:table-cell office:value-type="float" office:value="0.915755680969433">
                <text:p>0.9157556809694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0024.7715502709">
                <text:p>90024.7715502709</text:p>
              </table:table-cell>
              <table:table-cell office:value-type="float" office:value="0.915498763784081">
                <text:p>0.9154987637840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0018.6064531528">
                <text:p>90018.6064531528</text:p>
              </table:table-cell>
              <table:table-cell office:value-type="float" office:value="0.915267737185076">
                <text:p>0.9152677371850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0015.3205695278">
                <text:p>90015.3205695278</text:p>
              </table:table-cell>
              <table:table-cell office:value-type="float" office:value="0.915166883186282">
                <text:p>0.9151668831862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0003.0225655">
                <text:p>90003.0225655</text:p>
              </table:table-cell>
              <table:table-cell office:value-type="float" office:value="0.914615856820119">
                <text:p>0.9146158568201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9992.0902844583">
                <text:p>89992.0902844583</text:p>
              </table:table-cell>
              <table:table-cell office:value-type="float" office:value="0.914006475712606">
                <text:p>0.9140064757126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9978.516715382">
                <text:p>89978.516715382</text:p>
              </table:table-cell>
              <table:table-cell office:value-type="float" office:value="0.913531820882799">
                <text:p>0.9135318208827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9970.5288536111">
                <text:p>89970.5288536111</text:p>
              </table:table-cell>
              <table:table-cell office:value-type="float" office:value="0.913463065030406">
                <text:p>0.9134630650304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9962.0106741181">
                <text:p>89962.0106741181</text:p>
              </table:table-cell>
              <table:table-cell office:value-type="float" office:value="0.913090402664379">
                <text:p>0.91309040266437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9960.5181470139">
                <text:p>89960.5181470139</text:p>
              </table:table-cell>
              <table:table-cell office:value-type="float" office:value="0.913054138602195">
                <text:p>0.9130541386021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9952.1165688125">
                <text:p>89952.1165688125</text:p>
              </table:table-cell>
              <table:table-cell office:value-type="float" office:value="0.912748127512641">
                <text:p>0.91274812751264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9931.6933432153">
                <text:p>89931.6933432153</text:p>
              </table:table-cell>
              <table:table-cell office:value-type="float" office:value="0.91208792811789">
                <text:p>0.912087928117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9926.3882234514">
                <text:p>89926.3882234514</text:p>
              </table:table-cell>
              <table:table-cell office:value-type="float" office:value="0.911495617023056">
                <text:p>0.91149561702305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9918.2813509236">
                <text:p>89918.2813509236</text:p>
              </table:table-cell>
              <table:table-cell office:value-type="float" office:value="0.911440858642506">
                <text:p>0.91144085864250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9899.4254102361">
                <text:p>89899.4254102361</text:p>
              </table:table-cell>
              <table:table-cell office:value-type="float" office:value="0.910840605242518">
                <text:p>0.9108406052425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9896.046650743">
                <text:p>89896.046650743</text:p>
              </table:table-cell>
              <table:table-cell office:value-type="float" office:value="0.910238198425521">
                <text:p>0.9102381984255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9893.5829324236">
                <text:p>89893.5829324236</text:p>
              </table:table-cell>
              <table:table-cell office:value-type="float" office:value="0.910187479930515">
                <text:p>0.9101874799305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9879.1533825903">
                <text:p>89879.1533825903</text:p>
              </table:table-cell>
              <table:table-cell office:value-type="float" office:value="0.9094543349136">
                <text:p>0.90945433491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9876.8758163472">
                <text:p>89876.8758163472</text:p>
              </table:table-cell>
              <table:table-cell office:value-type="float" office:value="0.909025778738505">
                <text:p>0.9090257787385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9857.5859926806">
                <text:p>89857.5859926806</text:p>
              </table:table-cell>
              <table:table-cell office:value-type="float" office:value="0.908752732692184">
                <text:p>0.90875273269218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9844.1106969375">
                <text:p>89844.1106969375</text:p>
              </table:table-cell>
              <table:table-cell office:value-type="float" office:value="0.908702468063024">
                <text:p>0.90870246806302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9833.1523489514">
                <text:p>89833.1523489514</text:p>
              </table:table-cell>
              <table:table-cell office:value-type="float" office:value="0.907950742186443">
                <text:p>0.90795074218644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9814.8901778264">
                <text:p>89814.8901778264</text:p>
              </table:table-cell>
              <table:table-cell office:value-type="float" office:value="0.907390038204424">
                <text:p>0.90739003820442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9805.4578602917">
                <text:p>89805.4578602917</text:p>
              </table:table-cell>
              <table:table-cell office:value-type="float" office:value="0.906580520593624">
                <text:p>0.9065805205936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9789.9756954583">
                <text:p>89789.9756954583</text:p>
              </table:table-cell>
              <table:table-cell office:value-type="float" office:value="0.906243869100839">
                <text:p>0.90624386910083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9776.5194798542">
                <text:p>89776.5194798542</text:p>
              </table:table-cell>
              <table:table-cell office:value-type="float" office:value="0.906175137816121">
                <text:p>0.9061751378161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9770.7695153194">
                <text:p>89770.7695153194</text:p>
              </table:table-cell>
              <table:table-cell office:value-type="float" office:value="0.905655050563936">
                <text:p>0.9056550505639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9762.4309771736">
                <text:p>89762.4309771736</text:p>
              </table:table-cell>
              <table:table-cell office:value-type="float" office:value="0.905164582599996">
                <text:p>0.90516458259999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9749.711764625">
                <text:p>89749.711764625</text:p>
              </table:table-cell>
              <table:table-cell office:value-type="float" office:value="0.904671164217292">
                <text:p>0.9046711642172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9748.0227156041">
                <text:p>89748.0227156041</text:p>
              </table:table-cell>
              <table:table-cell office:value-type="float" office:value="0.904484604621538">
                <text:p>0.9044846046215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9742.6938486736">
                <text:p>89742.6938486736</text:p>
              </table:table-cell>
              <table:table-cell office:value-type="float" office:value="0.904390411644278">
                <text:p>0.90439041164427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9733.3250578333">
                <text:p>89733.3250578333</text:p>
              </table:table-cell>
              <table:table-cell office:value-type="float" office:value="0.904225054814168">
                <text:p>0.9042250548141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9723.6675215139">
                <text:p>89723.6675215139</text:p>
              </table:table-cell>
              <table:table-cell office:value-type="float" office:value="0.903810784095611">
                <text:p>0.90381078409561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9714.5461132569">
                <text:p>89714.5461132569</text:p>
              </table:table-cell>
              <table:table-cell office:value-type="float" office:value="0.903397817487655">
                <text:p>0.9033978174876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9711.06660275">
                <text:p>89711.06660275</text:p>
              </table:table-cell>
              <table:table-cell office:value-type="float" office:value="0.903072384367592">
                <text:p>0.90307238436759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9709.4793730278">
                <text:p>89709.4793730278</text:p>
              </table:table-cell>
              <table:table-cell office:value-type="float" office:value="0.903015943633098">
                <text:p>0.90301594363309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9700.6041192986">
                <text:p>89700.6041192986</text:p>
              </table:table-cell>
              <table:table-cell office:value-type="float" office:value="0.902951100535415">
                <text:p>0.9029511005354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9693.1316999861">
                <text:p>89693.1316999861</text:p>
              </table:table-cell>
              <table:table-cell office:value-type="float" office:value="0.902818610736939">
                <text:p>0.90281861073693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9693.0518323055">
                <text:p>89693.0518323055</text:p>
              </table:table-cell>
              <table:table-cell office:value-type="float" office:value="0.902403637987124">
                <text:p>0.90240363798712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9664.6169113472">
                <text:p>89664.6169113472</text:p>
              </table:table-cell>
              <table:table-cell office:value-type="float" office:value="0.901927955082671">
                <text:p>0.90192795508267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9657.3401124375">
                <text:p>89657.3401124375</text:p>
              </table:table-cell>
              <table:table-cell office:value-type="float" office:value="0.901317580874784">
                <text:p>0.9013175808747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9657.2574503056">
                <text:p>89657.2574503056</text:p>
              </table:table-cell>
              <table:table-cell office:value-type="float" office:value="0.901245015477697">
                <text:p>0.90124501547769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9637.1981059931">
                <text:p>89637.1981059931</text:p>
              </table:table-cell>
              <table:table-cell office:value-type="float" office:value="0.900753225429622">
                <text:p>0.9007532254296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9626.6212570417">
                <text:p>89626.6212570417</text:p>
              </table:table-cell>
              <table:table-cell office:value-type="float" office:value="0.900430322314666">
                <text:p>0.90043032231466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9615.8677884028">
                <text:p>89615.8677884028</text:p>
              </table:table-cell>
              <table:table-cell office:value-type="float" office:value="0.899925150134508">
                <text:p>0.8999251501345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9605.0549092708">
                <text:p>89605.0549092708</text:p>
              </table:table-cell>
              <table:table-cell office:value-type="float" office:value="0.899591935047208">
                <text:p>0.89959193504720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9595.756471125">
                <text:p>89595.756471125</text:p>
              </table:table-cell>
              <table:table-cell office:value-type="float" office:value="0.899238702068302">
                <text:p>0.8992387020683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9575.1194182917">
                <text:p>89575.1194182917</text:p>
              </table:table-cell>
              <table:table-cell office:value-type="float" office:value="0.898721115723579">
                <text:p>0.89872111572357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9573.0996662153">
                <text:p>89573.0996662153</text:p>
              </table:table-cell>
              <table:table-cell office:value-type="float" office:value="0.898460683022641">
                <text:p>0.89846068302264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9571.4235043194">
                <text:p>89571.4235043194</text:p>
              </table:table-cell>
              <table:table-cell office:value-type="float" office:value="0.898352558696983">
                <text:p>0.89835255869698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9559.2308186181">
                <text:p>89559.2308186181</text:p>
              </table:table-cell>
              <table:table-cell office:value-type="float" office:value="0.898008825644935">
                <text:p>0.89800882564493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9542.1967275">
                <text:p>89542.1967275</text:p>
              </table:table-cell>
              <table:table-cell office:value-type="float" office:value="0.897332179007208">
                <text:p>0.8973321790072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9536.271041993">
                <text:p>89536.271041993</text:p>
              </table:table-cell>
              <table:table-cell office:value-type="float" office:value="0.896985552781383">
                <text:p>0.89698555278138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9524.6017703264">
                <text:p>89524.6017703264</text:p>
              </table:table-cell>
              <table:table-cell office:value-type="float" office:value="0.896953421129161">
                <text:p>0.89695342112916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9520.0696620347">
                <text:p>89520.0696620347</text:p>
              </table:table-cell>
              <table:table-cell office:value-type="float" office:value="0.896469483948526">
                <text:p>0.8964694839485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9514.2394466181">
                <text:p>89514.2394466181</text:p>
              </table:table-cell>
              <table:table-cell office:value-type="float" office:value="0.896301011830907">
                <text:p>0.89630101183090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9506.3620345347">
                <text:p>89506.3620345347</text:p>
              </table:table-cell>
              <table:table-cell office:value-type="float" office:value="0.896147646601072">
                <text:p>0.89614764660107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9503.8209298889">
                <text:p>89503.8209298889</text:p>
              </table:table-cell>
              <table:table-cell office:value-type="float" office:value="0.895954899962626">
                <text:p>0.8959548999626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9475.2854330625">
                <text:p>89475.2854330625</text:p>
              </table:table-cell>
              <table:table-cell office:value-type="float" office:value="0.895322206162169">
                <text:p>0.89532220616216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9456.4102682639">
                <text:p>89456.4102682639</text:p>
              </table:table-cell>
              <table:table-cell office:value-type="float" office:value="0.8944703509102">
                <text:p>0.894470350910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9456.1413755833">
                <text:p>89456.1413755833</text:p>
              </table:table-cell>
              <table:table-cell office:value-type="float" office:value="0.894439289420312">
                <text:p>0.8944392894203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9439.3619287639">
                <text:p>89439.3619287639</text:p>
              </table:table-cell>
              <table:table-cell office:value-type="float" office:value="0.894104848055957">
                <text:p>0.89410484805595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9426.5278937222">
                <text:p>89426.5278937222</text:p>
              </table:table-cell>
              <table:table-cell office:value-type="float" office:value="0.893247706030722">
                <text:p>0.89324770603072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9419.8730838889">
                <text:p>89419.8730838889</text:p>
              </table:table-cell>
              <table:table-cell office:value-type="float" office:value="0.893029839475827">
                <text:p>0.89302983947582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9404.95218275">
                <text:p>89404.95218275</text:p>
              </table:table-cell>
              <table:table-cell office:value-type="float" office:value="0.892652357261175">
                <text:p>0.8926523572611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9391.4770194861">
                <text:p>89391.4770194861</text:p>
              </table:table-cell>
              <table:table-cell office:value-type="float" office:value="0.892230691120221">
                <text:p>0.89223069112022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9390.9186830486">
                <text:p>89390.9186830486</text:p>
              </table:table-cell>
              <table:table-cell office:value-type="float" office:value="0.892179970773356">
                <text:p>0.89217997077335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9382.4902445972">
                <text:p>89382.4902445972</text:p>
              </table:table-cell>
              <table:table-cell office:value-type="float" office:value="0.89214257929825">
                <text:p>0.892142579298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9378.2656055625">
                <text:p>89378.2656055625</text:p>
              </table:table-cell>
              <table:table-cell office:value-type="float" office:value="0.891401745994926">
                <text:p>0.89140174599492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9360.196093375">
                <text:p>89360.196093375</text:p>
              </table:table-cell>
              <table:table-cell office:value-type="float" office:value="0.891148996001464">
                <text:p>0.89114899600146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9354.0503418889">
                <text:p>89354.0503418889</text:p>
              </table:table-cell>
              <table:table-cell office:value-type="float" office:value="0.891009367424875">
                <text:p>0.8910093674248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9340.4607462777">
                <text:p>89340.4607462777</text:p>
              </table:table-cell>
              <table:table-cell office:value-type="float" office:value="0.890481601251405">
                <text:p>0.8904816012514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9337.8503293819">
                <text:p>89337.8503293819</text:p>
              </table:table-cell>
              <table:table-cell office:value-type="float" office:value="0.890065883442954">
                <text:p>0.89006588344295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9325.2321450764">
                <text:p>89325.2321450764</text:p>
              </table:table-cell>
              <table:table-cell office:value-type="float" office:value="0.889886089392743">
                <text:p>0.88988608939274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9310.9077988819">
                <text:p>89310.9077988819</text:p>
              </table:table-cell>
              <table:table-cell office:value-type="float" office:value="0.889411178595078">
                <text:p>0.88941117859507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9300.448566493">
                <text:p>89300.448566493</text:p>
              </table:table-cell>
              <table:table-cell office:value-type="float" office:value="0.889023068951858">
                <text:p>0.88902306895185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9274.70476725">
                <text:p>89274.70476725</text:p>
              </table:table-cell>
              <table:table-cell office:value-type="float" office:value="0.888184074654719">
                <text:p>0.8881840746547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9271.2823899375">
                <text:p>89271.2823899375</text:p>
              </table:table-cell>
              <table:table-cell office:value-type="float" office:value="0.888173735405363">
                <text:p>0.88817373540536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9238.93255225">
                <text:p>89238.93255225</text:p>
              </table:table-cell>
              <table:table-cell office:value-type="float" office:value="0.886783489920209">
                <text:p>0.88678348992020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9238.168882132">
                <text:p>89238.168882132</text:p>
              </table:table-cell>
              <table:table-cell office:value-type="float" office:value="0.886704522608135">
                <text:p>0.88670452260813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9234.1160137569">
                <text:p>89234.1160137569</text:p>
              </table:table-cell>
              <table:table-cell office:value-type="float" office:value="0.886299362361732">
                <text:p>0.88629936236173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9228.5975863819">
                <text:p>89228.5975863819</text:p>
              </table:table-cell>
              <table:table-cell office:value-type="float" office:value="0.886208655401654">
                <text:p>0.88620865540165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9218.8586763681">
                <text:p>89218.8586763681</text:p>
              </table:table-cell>
              <table:table-cell office:value-type="float" office:value="0.885753579508416">
                <text:p>0.88575357950841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9216.9750710625">
                <text:p>89216.9750710625</text:p>
              </table:table-cell>
              <table:table-cell office:value-type="float" office:value="0.885751789432958">
                <text:p>0.88575178943295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9208.6623677361">
                <text:p>89208.6623677361</text:p>
              </table:table-cell>
              <table:table-cell office:value-type="float" office:value="0.885112664261703">
                <text:p>0.88511266426170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9189.4567812084">
                <text:p>89189.4567812084</text:p>
              </table:table-cell>
              <table:table-cell office:value-type="float" office:value="0.884744557319685">
                <text:p>0.88474455731968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9178.1391636111">
                <text:p>89178.1391636111</text:p>
              </table:table-cell>
              <table:table-cell office:value-type="float" office:value="0.884594671997139">
                <text:p>0.88459467199713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9169.2645009792">
                <text:p>89169.2645009792</text:p>
              </table:table-cell>
              <table:table-cell office:value-type="float" office:value="0.884248437322467">
                <text:p>0.88424843732246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9150.2328001528">
                <text:p>89150.2328001528</text:p>
              </table:table-cell>
              <table:table-cell office:value-type="float" office:value="0.883355715582866">
                <text:p>0.88335571558286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9147.5195386736">
                <text:p>89147.5195386736</text:p>
              </table:table-cell>
              <table:table-cell office:value-type="float" office:value="0.883230676904672">
                <text:p>0.88323067690467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9128.7569257153">
                <text:p>89128.7569257153</text:p>
              </table:table-cell>
              <table:table-cell office:value-type="float" office:value="0.882744292932377">
                <text:p>0.88274429293237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9116.4968736805">
                <text:p>89116.4968736805</text:p>
              </table:table-cell>
              <table:table-cell office:value-type="float" office:value="0.88244481775097">
                <text:p>0.8824448177509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9103.5249500764">
                <text:p>89103.5249500764</text:p>
              </table:table-cell>
              <table:table-cell office:value-type="float" office:value="0.88180747899092">
                <text:p>0.8818074789909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9091.4869210833">
                <text:p>89091.4869210833</text:p>
              </table:table-cell>
              <table:table-cell office:value-type="float" office:value="0.881373062164222">
                <text:p>0.88137306216422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9075.8885033542">
                <text:p>89075.8885033542</text:p>
              </table:table-cell>
              <table:table-cell office:value-type="float" office:value="0.880973235860168">
                <text:p>0.88097323586016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9068.7616975278">
                <text:p>89068.7616975278</text:p>
              </table:table-cell>
              <table:table-cell office:value-type="float" office:value="0.880723091420528">
                <text:p>0.88072309142052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9064.3522681667">
                <text:p>89064.3522681667</text:p>
              </table:table-cell>
              <table:table-cell office:value-type="float" office:value="0.880532699025939">
                <text:p>0.88053269902593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9053.6821839722">
                <text:p>89053.6821839722</text:p>
              </table:table-cell>
              <table:table-cell office:value-type="float" office:value="0.880020760345425">
                <text:p>0.8800207603454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9037.1961615556">
                <text:p>89037.1961615556</text:p>
              </table:table-cell>
              <table:table-cell office:value-type="float" office:value="0.879675192576346">
                <text:p>0.87967519257634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9034.1772921597">
                <text:p>89034.1772921597</text:p>
              </table:table-cell>
              <table:table-cell office:value-type="float" office:value="0.879111964178597">
                <text:p>0.87911196417859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9029.1583440833">
                <text:p>89029.1583440833</text:p>
              </table:table-cell>
              <table:table-cell office:value-type="float" office:value="0.878973528045848">
                <text:p>0.87897352804584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9023.6425344236">
                <text:p>89023.6425344236</text:p>
              </table:table-cell>
              <table:table-cell office:value-type="float" office:value="0.878907948025388">
                <text:p>0.87890794802538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9022.6036828195">
                <text:p>89022.6036828195</text:p>
              </table:table-cell>
              <table:table-cell office:value-type="float" office:value="0.878742331610646">
                <text:p>0.87874233161064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9022.2161126181">
                <text:p>89022.2161126181</text:p>
              </table:table-cell>
              <table:table-cell office:value-type="float" office:value="0.87870022138634">
                <text:p>0.8787002213863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8990.5828505208">
                <text:p>88990.5828505208</text:p>
              </table:table-cell>
              <table:table-cell office:value-type="float" office:value="0.87778639906486">
                <text:p>0.8777863990648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8983.9712734792">
                <text:p>88983.9712734792</text:p>
              </table:table-cell>
              <table:table-cell office:value-type="float" office:value="0.877475663819169">
                <text:p>0.87747566381916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8972.1316706597">
                <text:p>88972.1316706597</text:p>
              </table:table-cell>
              <table:table-cell office:value-type="float" office:value="0.877228568877994">
                <text:p>0.87722856887799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8970.6179994306">
                <text:p>88970.6179994306</text:p>
              </table:table-cell>
              <table:table-cell office:value-type="float" office:value="0.877017440369186">
                <text:p>0.87701744036918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8962.7310789166">
                <text:p>88962.7310789166</text:p>
              </table:table-cell>
              <table:table-cell office:value-type="float" office:value="0.876440898242289">
                <text:p>0.87644089824228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8955.1843969861">
                <text:p>88955.1843969861</text:p>
              </table:table-cell>
              <table:table-cell office:value-type="float" office:value="0.876272332624777">
                <text:p>0.87627233262477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8950.0288139167">
                <text:p>88950.0288139167</text:p>
              </table:table-cell>
              <table:table-cell office:value-type="float" office:value="0.876205392567765">
                <text:p>0.87620539256776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8941.5127002083">
                <text:p>88941.5127002083</text:p>
              </table:table-cell>
              <table:table-cell office:value-type="float" office:value="0.87605782553629">
                <text:p>0.8760578255362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8936.4747618264">
                <text:p>88936.4747618264</text:p>
              </table:table-cell>
              <table:table-cell office:value-type="float" office:value="0.875740961043812">
                <text:p>0.87574096104381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8935.502295375">
                <text:p>88935.502295375</text:p>
              </table:table-cell>
              <table:table-cell office:value-type="float" office:value="0.875569470492654">
                <text:p>0.87556947049265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8932.7851152361">
                <text:p>88932.7851152361</text:p>
              </table:table-cell>
              <table:table-cell office:value-type="float" office:value="0.875522750416125">
                <text:p>0.8755227504161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8919.0476114861">
                <text:p>88919.0476114861</text:p>
              </table:table-cell>
              <table:table-cell office:value-type="float" office:value="0.875213274414912">
                <text:p>0.8752132744149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8911.9474720833">
                <text:p>88911.9474720833</text:p>
              </table:table-cell>
              <table:table-cell office:value-type="float" office:value="0.875009673094398">
                <text:p>0.87500967309439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8911.4929036042">
                <text:p>88911.4929036042</text:p>
              </table:table-cell>
              <table:table-cell office:value-type="float" office:value="0.874570434993042">
                <text:p>0.87457043499304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8891.8409274583">
                <text:p>88891.8409274583</text:p>
              </table:table-cell>
              <table:table-cell office:value-type="float" office:value="0.874006692901066">
                <text:p>0.87400669290106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8879.2616282986">
                <text:p>88879.2616282986</text:p>
              </table:table-cell>
              <table:table-cell office:value-type="float" office:value="0.873953082827835">
                <text:p>0.87395308282783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8866.8651373264">
                <text:p>88866.8651373264</text:p>
              </table:table-cell>
              <table:table-cell office:value-type="float" office:value="0.873686565579122">
                <text:p>0.87368656557912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8845.2393945139">
                <text:p>88845.2393945139</text:p>
              </table:table-cell>
              <table:table-cell office:value-type="float" office:value="0.872696736559259">
                <text:p>0.87269673655925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8842.0021976389">
                <text:p>88842.0021976389</text:p>
              </table:table-cell>
              <table:table-cell office:value-type="float" office:value="0.872641775230752">
                <text:p>0.87264177523075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8840.0318635208">
                <text:p>88840.0318635208</text:p>
              </table:table-cell>
              <table:table-cell office:value-type="float" office:value="0.872367235591053">
                <text:p>0.87236723559105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8838.8005667986">
                <text:p>88838.8005667986</text:p>
              </table:table-cell>
              <table:table-cell office:value-type="float" office:value="0.872008019122646">
                <text:p>0.87200801912264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8818.4876334375">
                <text:p>88818.4876334375</text:p>
              </table:table-cell>
              <table:table-cell office:value-type="float" office:value="0.871129645486918">
                <text:p>0.87112964548691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8811.9639549028">
                <text:p>88811.9639549028</text:p>
              </table:table-cell>
              <table:table-cell office:value-type="float" office:value="0.870834779676302">
                <text:p>0.87083477967630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8803.3403421806">
                <text:p>88803.3403421806</text:p>
              </table:table-cell>
              <table:table-cell office:value-type="float" office:value="0.870813493420067">
                <text:p>0.8708134934200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8795.7295456736">
                <text:p>88795.7295456736</text:p>
              </table:table-cell>
              <table:table-cell office:value-type="float" office:value="0.870651374870408">
                <text:p>0.87065137487040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8785.5218205555">
                <text:p>88785.5218205555</text:p>
              </table:table-cell>
              <table:table-cell office:value-type="float" office:value="0.870408691536719">
                <text:p>0.87040869153671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8785.2038779653">
                <text:p>88785.2038779653</text:p>
              </table:table-cell>
              <table:table-cell office:value-type="float" office:value="0.870269611628543">
                <text:p>0.87026961162854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8768.5637927014">
                <text:p>88768.5637927014</text:p>
              </table:table-cell>
              <table:table-cell office:value-type="float" office:value="0.869775394582531">
                <text:p>0.86977539458253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8766.1054169792">
                <text:p>88766.1054169792</text:p>
              </table:table-cell>
              <table:table-cell office:value-type="float" office:value="0.869164686199714">
                <text:p>0.86916468619971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8753.6808635694">
                <text:p>88753.6808635694</text:p>
              </table:table-cell>
              <table:table-cell office:value-type="float" office:value="0.869059159560807">
                <text:p>0.86905915956080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8751.5221144236">
                <text:p>88751.5221144236</text:p>
              </table:table-cell>
              <table:table-cell office:value-type="float" office:value="0.868821174191852">
                <text:p>0.86882117419185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8737.32101925">
                <text:p>88737.32101925</text:p>
              </table:table-cell>
              <table:table-cell office:value-type="float" office:value="0.868575545469936">
                <text:p>0.86857554546993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8728.490063882">
                <text:p>88728.490063882</text:p>
              </table:table-cell>
              <table:table-cell office:value-type="float" office:value="0.868313483901241">
                <text:p>0.86831348390124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8724.7226472153">
                <text:p>88724.7226472153</text:p>
              </table:table-cell>
              <table:table-cell office:value-type="float" office:value="0.86800079871774">
                <text:p>0.8680007987177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8720.8983986042">
                <text:p>88720.8983986042</text:p>
              </table:table-cell>
              <table:table-cell office:value-type="float" office:value="0.867888806911314">
                <text:p>0.86788880691131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8708.107275618">
                <text:p>88708.107275618</text:p>
              </table:table-cell>
              <table:table-cell office:value-type="float" office:value="0.867380427761312">
                <text:p>0.86738042776131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8701.6298193542">
                <text:p>88701.6298193542</text:p>
              </table:table-cell>
              <table:table-cell office:value-type="float" office:value="0.867164071612344">
                <text:p>0.86716407161234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8698.5904810764">
                <text:p>88698.5904810764</text:p>
              </table:table-cell>
              <table:table-cell office:value-type="float" office:value="0.866948252968527">
                <text:p>0.86694825296852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8694.52798775">
                <text:p>88694.52798775</text:p>
              </table:table-cell>
              <table:table-cell office:value-type="float" office:value="0.866751667616852">
                <text:p>0.86675166761685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8674.8687488403">
                <text:p>88674.8687488403</text:p>
              </table:table-cell>
              <table:table-cell office:value-type="float" office:value="0.866705492523115">
                <text:p>0.86670549252311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8671.6662079097">
                <text:p>88671.6662079097</text:p>
              </table:table-cell>
              <table:table-cell office:value-type="float" office:value="0.866350891067058">
                <text:p>0.86635089106705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8661.541414375">
                <text:p>88661.541414375</text:p>
              </table:table-cell>
              <table:table-cell office:value-type="float" office:value="0.865804683940994">
                <text:p>0.86580468394099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8647.4686890278">
                <text:p>88647.4686890278</text:p>
              </table:table-cell>
              <table:table-cell office:value-type="float" office:value="0.86570882933547">
                <text:p>0.8657088293354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8644.0104686597">
                <text:p>88644.0104686597</text:p>
              </table:table-cell>
              <table:table-cell office:value-type="float" office:value="0.865567726116429">
                <text:p>0.86556772611642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8634.2161994583">
                <text:p>88634.2161994583</text:p>
              </table:table-cell>
              <table:table-cell office:value-type="float" office:value="0.865175198812233">
                <text:p>0.8651751988122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8619.477548875">
                <text:p>88619.477548875</text:p>
              </table:table-cell>
              <table:table-cell office:value-type="float" office:value="0.8646158746396">
                <text:p>0.864615874639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8616.9831948055">
                <text:p>88616.9831948055</text:p>
              </table:table-cell>
              <table:table-cell office:value-type="float" office:value="0.864397962849661">
                <text:p>0.86439796284966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8613.4592751667">
                <text:p>88613.4592751667</text:p>
              </table:table-cell>
              <table:table-cell office:value-type="float" office:value="0.864377445705228">
                <text:p>0.86437744570522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8602.2384987639">
                <text:p>88602.2384987639</text:p>
              </table:table-cell>
              <table:table-cell office:value-type="float" office:value="0.864128799898158">
                <text:p>0.86412879989815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8597.8258623403">
                <text:p>88597.8258623403</text:p>
              </table:table-cell>
              <table:table-cell office:value-type="float" office:value="0.863571403146414">
                <text:p>0.86357140314641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8595.384763868">
                <text:p>88595.384763868</text:p>
              </table:table-cell>
              <table:table-cell office:value-type="float" office:value="0.863259664090029">
                <text:p>0.86325966409002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8585.4111897986">
                <text:p>88585.4111897986</text:p>
              </table:table-cell>
              <table:table-cell office:value-type="float" office:value="0.863128906114007">
                <text:p>0.86312890611400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8570.8920030764">
                <text:p>88570.8920030764</text:p>
              </table:table-cell>
              <table:table-cell office:value-type="float" office:value="0.863043722962312">
                <text:p>0.8630437229623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8553.3114442847">
                <text:p>88553.3114442847</text:p>
              </table:table-cell>
              <table:table-cell office:value-type="float" office:value="0.862872238953311">
                <text:p>0.86287223895331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8550.3800254028">
                <text:p>88550.3800254028</text:p>
              </table:table-cell>
              <table:table-cell office:value-type="float" office:value="0.86199352905825">
                <text:p>0.861993529058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8542.1778631875">
                <text:p>88542.1778631875</text:p>
              </table:table-cell>
              <table:table-cell office:value-type="float" office:value="0.861755709564745">
                <text:p>0.86175570956474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8532.9574565347">
                <text:p>88532.9574565347</text:p>
              </table:table-cell>
              <table:table-cell office:value-type="float" office:value="0.861673324432887">
                <text:p>0.86167332443288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8525.4379984583">
                <text:p>88525.4379984583</text:p>
              </table:table-cell>
              <table:table-cell office:value-type="float" office:value="0.861668400306463">
                <text:p>0.86166840030646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8524.1072655347">
                <text:p>88524.1072655347</text:p>
              </table:table-cell>
              <table:table-cell office:value-type="float" office:value="0.861486997785377">
                <text:p>0.86148699778537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8518.8097614722">
                <text:p>88518.8097614722</text:p>
              </table:table-cell>
              <table:table-cell office:value-type="float" office:value="0.861019841148571">
                <text:p>0.86101984114857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8513.4373310972">
                <text:p>88513.4373310972</text:p>
              </table:table-cell>
              <table:table-cell office:value-type="float" office:value="0.860837102838188">
                <text:p>0.8608371028381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8511.0934883333">
                <text:p>88511.0934883333</text:p>
              </table:table-cell>
              <table:table-cell office:value-type="float" office:value="0.860751473048299">
                <text:p>0.86075147304829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8489.7658533472">
                <text:p>88489.7658533472</text:p>
              </table:table-cell>
              <table:table-cell office:value-type="float" office:value="0.860635982849154">
                <text:p>0.86063598284915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8480.630162">
                <text:p>88480.630162</text:p>
              </table:table-cell>
              <table:table-cell office:value-type="float" office:value="0.860062618184099">
                <text:p>0.86006261818409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8476.4728705833">
                <text:p>88476.4728705833</text:p>
              </table:table-cell>
              <table:table-cell office:value-type="float" office:value="0.859970757282297">
                <text:p>0.85997075728229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8472.2820221944">
                <text:p>88472.2820221944</text:p>
              </table:table-cell>
              <table:table-cell office:value-type="float" office:value="0.85988908150116">
                <text:p>0.8598890815011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8449.6567662986">
                <text:p>88449.6567662986</text:p>
              </table:table-cell>
              <table:table-cell office:value-type="float" office:value="0.859473711853474">
                <text:p>0.85947371185347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8447.1930478403">
                <text:p>88447.1930478403</text:p>
              </table:table-cell>
              <table:table-cell office:value-type="float" office:value="0.859022274849447">
                <text:p>0.85902227484944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8416.8017585903">
                <text:p>88416.8017585903</text:p>
              </table:table-cell>
              <table:table-cell office:value-type="float" office:value="0.858456839756923">
                <text:p>0.85845683975692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8407.0723862361">
                <text:p>88407.0723862361</text:p>
              </table:table-cell>
              <table:table-cell office:value-type="float" office:value="0.857550252121256">
                <text:p>0.85755025212125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8405.1937121042">
                <text:p>88405.1937121042</text:p>
              </table:table-cell>
              <table:table-cell office:value-type="float" office:value="0.857358938178051">
                <text:p>0.85735893817805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8395.9457596875">
                <text:p>88395.9457596875</text:p>
              </table:table-cell>
              <table:table-cell office:value-type="float" office:value="0.857231376877351">
                <text:p>0.85723137687735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8395.3096007292">
                <text:p>88395.3096007292</text:p>
              </table:table-cell>
              <table:table-cell office:value-type="float" office:value="0.857079705826757">
                <text:p>0.85707970582675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8384.9328202778">
                <text:p>88384.9328202778</text:p>
              </table:table-cell>
              <table:table-cell office:value-type="float" office:value="0.856794803265408">
                <text:p>0.85679480326540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8376.2425383264">
                <text:p>88376.2425383264</text:p>
              </table:table-cell>
              <table:table-cell office:value-type="float" office:value="0.856759767134621">
                <text:p>0.85675976713462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8364.1197700139">
                <text:p>88364.1197700139</text:p>
              </table:table-cell>
              <table:table-cell office:value-type="float" office:value="0.856413376365242">
                <text:p>0.85641337636524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8358.7400750486">
                <text:p>88358.7400750486</text:p>
              </table:table-cell>
              <table:table-cell office:value-type="float" office:value="0.855834509854651">
                <text:p>0.85583450985465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8351.4868709444">
                <text:p>88351.4868709444</text:p>
              </table:table-cell>
              <table:table-cell office:value-type="float" office:value="0.855718321913855">
                <text:p>0.85571832191385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8346.5519245764">
                <text:p>88346.5519245764</text:p>
              </table:table-cell>
              <table:table-cell office:value-type="float" office:value="0.855432622552573">
                <text:p>0.8554326225525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8334.5545418889">
                <text:p>88334.5545418889</text:p>
              </table:table-cell>
              <table:table-cell office:value-type="float" office:value="0.855411676906158">
                <text:p>0.85541167690615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8325.8249965695">
                <text:p>88325.8249965695</text:p>
              </table:table-cell>
              <table:table-cell office:value-type="float" office:value="0.85495608458251">
                <text:p>0.8549560845825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8318.1370570486">
                <text:p>88318.1370570486</text:p>
              </table:table-cell>
              <table:table-cell office:value-type="float" office:value="0.854740994028278">
                <text:p>0.85474099402827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8318.0165127639">
                <text:p>88318.0165127639</text:p>
              </table:table-cell>
              <table:table-cell office:value-type="float" office:value="0.854495123609513">
                <text:p>0.85449512360951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8289.9588297153">
                <text:p>88289.9588297153</text:p>
              </table:table-cell>
              <table:table-cell office:value-type="float" office:value="0.853898776593871">
                <text:p>0.85389877659387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8274.3636253958">
                <text:p>88274.3636253958</text:p>
              </table:table-cell>
              <table:table-cell office:value-type="float" office:value="0.853474232124363">
                <text:p>0.85347423212436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8263.7820608403">
                <text:p>88263.7820608403</text:p>
              </table:table-cell>
              <table:table-cell office:value-type="float" office:value="0.853018237596053">
                <text:p>0.85301823759605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8251.2142492639">
                <text:p>88251.2142492639</text:p>
              </table:table-cell>
              <table:table-cell office:value-type="float" office:value="0.852412442398231">
                <text:p>0.85241244239823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8246.0868940139">
                <text:p>88246.0868940139</text:p>
              </table:table-cell>
              <table:table-cell office:value-type="float" office:value="0.852216836877531">
                <text:p>0.85221683687753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8245.5322478889">
                <text:p>88245.5322478889</text:p>
              </table:table-cell>
              <table:table-cell office:value-type="float" office:value="0.851993312135968">
                <text:p>0.85199331213596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8242.6630214792">
                <text:p>88242.6630214792</text:p>
              </table:table-cell>
              <table:table-cell office:value-type="float" office:value="0.851936429266169">
                <text:p>0.85193642926616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8223.5930083819">
                <text:p>88223.5930083819</text:p>
              </table:table-cell>
              <table:table-cell office:value-type="float" office:value="0.851706207093843">
                <text:p>0.85170620709384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8221.6127949097">
                <text:p>88221.6127949097</text:p>
              </table:table-cell>
              <table:table-cell office:value-type="float" office:value="0.850966740349904">
                <text:p>0.85096674034990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8211.7306723403">
                <text:p>88211.7306723403</text:p>
              </table:table-cell>
              <table:table-cell office:value-type="float" office:value="0.850954703944607">
                <text:p>0.8509547039446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8199.7745924306">
                <text:p>88199.7745924306</text:p>
              </table:table-cell>
              <table:table-cell office:value-type="float" office:value="0.850741666354893">
                <text:p>0.85074166635489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8192.7671133403">
                <text:p>88192.7671133403</text:p>
              </table:table-cell>
              <table:table-cell office:value-type="float" office:value="0.850458355506994">
                <text:p>0.85045835550699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8189.8025060486">
                <text:p>88189.8025060486</text:p>
              </table:table-cell>
              <table:table-cell office:value-type="float" office:value="0.850324161894375">
                <text:p>0.85032416189437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8171.2996758611">
                <text:p>88171.2996758611</text:p>
              </table:table-cell>
              <table:table-cell office:value-type="float" office:value="0.850043244183374">
                <text:p>0.85004324418337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8169.5823741667">
                <text:p>88169.5823741667</text:p>
              </table:table-cell>
              <table:table-cell office:value-type="float" office:value="0.849604144255742">
                <text:p>0.84960414425574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8164.342528007">
                <text:p>88164.342528007</text:p>
              </table:table-cell>
              <table:table-cell office:value-type="float" office:value="0.849316173075934">
                <text:p>0.84931617307593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8142.1246986389">
                <text:p>88142.1246986389</text:p>
              </table:table-cell>
              <table:table-cell office:value-type="float" office:value="0.849093150152955">
                <text:p>0.84909315015295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8139.1566329167">
                <text:p>88139.1566329167</text:p>
              </table:table-cell>
              <table:table-cell office:value-type="float" office:value="0.848517528022475">
                <text:p>0.8485175280224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8136.4870751805">
                <text:p>88136.4870751805</text:p>
              </table:table-cell>
              <table:table-cell office:value-type="float" office:value="0.848490054333445">
                <text:p>0.84849005433344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8113.1445909722">
                <text:p>88113.1445909722</text:p>
              </table:table-cell>
              <table:table-cell office:value-type="float" office:value="0.847919007829728">
                <text:p>0.84791900782972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8096.069816382">
                <text:p>88096.069816382</text:p>
              </table:table-cell>
              <table:table-cell office:value-type="float" office:value="0.847067145356272">
                <text:p>0.84706714535627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8084.8699105903">
                <text:p>88084.8699105903</text:p>
              </table:table-cell>
              <table:table-cell office:value-type="float" office:value="0.846875727708309">
                <text:p>0.84687572770830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8080.8530015833">
                <text:p>88080.8530015833</text:p>
              </table:table-cell>
              <table:table-cell office:value-type="float" office:value="0.846586369164469">
                <text:p>0.84658636916446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8067.3547026181">
                <text:p>88067.3547026181</text:p>
              </table:table-cell>
              <table:table-cell office:value-type="float" office:value="0.84651047740365">
                <text:p>0.8465104774036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8053.4065847292">
                <text:p>88053.4065847292</text:p>
              </table:table-cell>
              <table:table-cell office:value-type="float" office:value="0.845890420432873">
                <text:p>0.84589042043287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8037.0875085208">
                <text:p>88037.0875085208</text:p>
              </table:table-cell>
              <table:table-cell office:value-type="float" office:value="0.845648798931373">
                <text:p>0.84564879893137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8013.2427423611">
                <text:p>88013.2427423611</text:p>
              </table:table-cell>
              <table:table-cell office:value-type="float" office:value="0.844535117582696">
                <text:p>0.84453511758269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7987.1497775139">
                <text:p>87987.1497775139</text:p>
              </table:table-cell>
              <table:table-cell office:value-type="float" office:value="0.843912045509056">
                <text:p>0.84391204550905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7985.2021269097">
                <text:p>87985.2021269097</text:p>
              </table:table-cell>
              <table:table-cell office:value-type="float" office:value="0.842858833280394">
                <text:p>0.84285883328039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7967.7478362153">
                <text:p>87967.7478362153</text:p>
              </table:table-cell>
              <table:table-cell office:value-type="float" office:value="0.842767572565012">
                <text:p>0.84276757256501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7955.0323167708">
                <text:p>87955.0323167708</text:p>
              </table:table-cell>
              <table:table-cell office:value-type="float" office:value="0.842581370273562">
                <text:p>0.84258137027356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7950.3887112639">
                <text:p>87950.3887112639</text:p>
              </table:table-cell>
              <table:table-cell office:value-type="float" office:value="0.842572793442276">
                <text:p>0.84257279344227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7918.2481330903">
                <text:p>87918.2481330903</text:p>
              </table:table-cell>
              <table:table-cell office:value-type="float" office:value="0.841244261150225">
                <text:p>0.84124426115022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7897.2466751389">
                <text:p>87897.2466751389</text:p>
              </table:table-cell>
              <table:table-cell office:value-type="float" office:value="0.840766927759964">
                <text:p>0.84076692775996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7879.9819663055">
                <text:p>87879.9819663055</text:p>
              </table:table-cell>
              <table:table-cell office:value-type="float" office:value="0.840255158043606">
                <text:p>0.84025515804360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7879.0247169166">
                <text:p>87879.0247169166</text:p>
              </table:table-cell>
              <table:table-cell office:value-type="float" office:value="0.839743115221102">
                <text:p>0.83974311522110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7878.7809397361">
                <text:p>87878.7809397361</text:p>
              </table:table-cell>
              <table:table-cell office:value-type="float" office:value="0.839691143584371">
                <text:p>0.83969114358437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7849.1688969653">
                <text:p>87849.1688969653</text:p>
              </table:table-cell>
              <table:table-cell office:value-type="float" office:value="0.838894603803735">
                <text:p>0.83889460380373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7831.3473542153">
                <text:p>87831.3473542153</text:p>
              </table:table-cell>
              <table:table-cell office:value-type="float" office:value="0.838876516331437">
                <text:p>0.83887651633143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7819.8706117083">
                <text:p>87819.8706117083</text:p>
              </table:table-cell>
              <table:table-cell office:value-type="float" office:value="0.837926143253459">
                <text:p>0.83792614325345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7803.1429074583">
                <text:p>87803.1429074583</text:p>
              </table:table-cell>
              <table:table-cell office:value-type="float" office:value="0.837150597008376">
                <text:p>0.83715059700837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7796.8773911806">
                <text:p>87796.8773911806</text:p>
              </table:table-cell>
              <table:table-cell office:value-type="float" office:value="0.837120767572484">
                <text:p>0.83712076757248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7794.841578382">
                <text:p>87794.841578382</text:p>
              </table:table-cell>
              <table:table-cell office:value-type="float" office:value="0.836771679275762">
                <text:p>0.83677167927576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7767.3635925695">
                <text:p>87767.3635925695</text:p>
              </table:table-cell>
              <table:table-cell office:value-type="float" office:value="0.836270273084653">
                <text:p>0.83627027308465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7764.7472130208">
                <text:p>87764.7472130208</text:p>
              </table:table-cell>
              <table:table-cell office:value-type="float" office:value="0.836056021250478">
                <text:p>0.83605602125047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7749.9462399861">
                <text:p>87749.9462399861</text:p>
              </table:table-cell>
              <table:table-cell office:value-type="float" office:value="0.835590594821354">
                <text:p>0.83559059482135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7741.5873002222">
                <text:p>87741.5873002222</text:p>
              </table:table-cell>
              <table:table-cell office:value-type="float" office:value="0.835194565154175">
                <text:p>0.83519456515417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7732.476875743">
                <text:p>87732.476875743</text:p>
              </table:table-cell>
              <table:table-cell office:value-type="float" office:value="0.835013684871342">
                <text:p>0.83501368487134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7715.0075152986">
                <text:p>87715.0075152986</text:p>
              </table:table-cell>
              <table:table-cell office:value-type="float" office:value="0.834479163029946">
                <text:p>0.83447916302994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7706.5302744514">
                <text:p>87706.5302744514</text:p>
              </table:table-cell>
              <table:table-cell office:value-type="float" office:value="0.834226288312558">
                <text:p>0.83422628831255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7681.4606116736">
                <text:p>87681.4606116736</text:p>
              </table:table-cell>
              <table:table-cell office:value-type="float" office:value="0.833497348132128">
                <text:p>0.83349734813212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7680.1980017847">
                <text:p>87680.1980017847</text:p>
              </table:table-cell>
              <table:table-cell office:value-type="float" office:value="0.833192413241912">
                <text:p>0.83319241324191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7678.9552547361">
                <text:p>87678.9552547361</text:p>
              </table:table-cell>
              <table:table-cell office:value-type="float" office:value="0.83308142383347">
                <text:p>0.8330814238334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7658.8198457153">
                <text:p>87658.8198457153</text:p>
              </table:table-cell>
              <table:table-cell office:value-type="float" office:value="0.832907109503598">
                <text:p>0.83290710950359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7647.0737076736">
                <text:p>87647.0737076736</text:p>
              </table:table-cell>
              <table:table-cell office:value-type="float" office:value="0.832203167228085">
                <text:p>0.83220316722808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7622.8073045833">
                <text:p>87622.8073045833</text:p>
              </table:table-cell>
              <table:table-cell office:value-type="float" office:value="0.831533130877484">
                <text:p>0.83153313087748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7612.0102858403">
                <text:p>87612.0102858403</text:p>
              </table:table-cell>
              <table:table-cell office:value-type="float" office:value="0.830755709838677">
                <text:p>0.83075570983867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597.7069220972">
                <text:p>87597.7069220972</text:p>
              </table:table-cell>
              <table:table-cell office:value-type="float" office:value="0.830570747339186">
                <text:p>0.83057074733918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572.4561878889">
                <text:p>87572.4561878889</text:p>
              </table:table-cell>
              <table:table-cell office:value-type="float" office:value="0.829753527197973">
                <text:p>0.82975352719797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554.4116802639">
                <text:p>87554.4116802639</text:p>
              </table:table-cell>
              <table:table-cell office:value-type="float" office:value="0.828814213152255">
                <text:p>0.82881421315225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539.49797425">
                <text:p>87539.49797425</text:p>
              </table:table-cell>
              <table:table-cell office:value-type="float" office:value="0.828737948030512">
                <text:p>0.82873794803051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7522.1368105903">
                <text:p>87522.1368105903</text:p>
              </table:table-cell>
              <table:table-cell office:value-type="float" office:value="0.827791801403023">
                <text:p>0.82779180140302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7514.2772323958">
                <text:p>87514.2772323958</text:p>
              </table:table-cell>
              <table:table-cell office:value-type="float" office:value="0.82773620695869">
                <text:p>0.8277362069586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7508.4061969861">
                <text:p>87508.4061969861</text:p>
              </table:table-cell>
              <table:table-cell office:value-type="float" office:value="0.826627566816542">
                <text:p>0.82662756681654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7465.2606141111">
                <text:p>87465.2606141111</text:p>
              </table:table-cell>
              <table:table-cell office:value-type="float" office:value="0.825990762870216">
                <text:p>0.82599076287021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7458.1672677639">
                <text:p>87458.1672677639</text:p>
              </table:table-cell>
              <table:table-cell office:value-type="float" office:value="0.825560354996751">
                <text:p>0.82556035499675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7429.4961755764">
                <text:p>87429.4961755764</text:p>
              </table:table-cell>
              <table:table-cell office:value-type="float" office:value="0.824589886566934">
                <text:p>0.82458988656693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7409.5569983819">
                <text:p>87409.5569983819</text:p>
              </table:table-cell>
              <table:table-cell office:value-type="float" office:value="0.824356477778597">
                <text:p>0.82435647777859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7368.1124095694">
                <text:p>87368.1124095694</text:p>
              </table:table-cell>
              <table:table-cell office:value-type="float" office:value="0.822699981631979">
                <text:p>0.82269998163197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7364.4120697014">
                <text:p>87364.4120697014</text:p>
              </table:table-cell>
              <table:table-cell office:value-type="float" office:value="0.822424482754619">
                <text:p>0.82242448275461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7331.9304839722">
                <text:p>87331.9304839722</text:p>
              </table:table-cell>
              <table:table-cell office:value-type="float" office:value="0.821659238594336">
                <text:p>0.82165923859433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7300.8337259861">
                <text:p>87300.8337259861</text:p>
              </table:table-cell>
              <table:table-cell office:value-type="float" office:value="0.820786738160089">
                <text:p>0.82078673816008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7244.3169586944">
                <text:p>87244.3169586944</text:p>
              </table:table-cell>
              <table:table-cell office:value-type="float" office:value="0.818975038833486">
                <text:p>0.8189750388334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290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.7" chart:maximum="1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plot-area chart:style-name="ch2" table:cell-range-address="high_0.D2:high_0.E452" svg:x="1.331cm" svg:y="0.18cm" svg:width="14.349cm" svg:height="7.659cm">
          <chartooo:coordinate-region svg:x="2.243cm" svg:y="0.379cm" svg:width="12.88cm" svg:height="6.813cm"/>
          <chart:axis chart:dimension="x" chart:name="primary-x" chart:style-name="ch3">
            <chart:title svg:x="7.694cm" svg:y="8.019cm" chart:style-name="ch4">
              <text:p>Yearly cost</text:p>
            </chart:title>
          </chart:axis>
          <chart:axis chart:dimension="y" chart:name="primary-y" chart:style-name="ch5">
            <chart:title svg:x="0.451cm" svg:y="4.384cm" chart:style-name="ch6">
              <text:p>QoS</text:p>
            </chart:title>
            <chart:grid chart:style-name="ch7" chart:class="major"/>
          </chart:axis>
          <chart:series chart:style-name="ch8" chart:values-cell-range-address="high_0.D2:high_0.D452" chart:class="chart:scatter">
            <chart:domain table:cell-range-address="high_0.E2:high_0.E452"/>
            <chart:data-point chart:repeated="4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8724.986688583">
                <text:p>308724.986688583</text:p>
                <draw:g>
                  <svg:desc>high_0.E2:high_0.E452</svg:desc>
                </draw:g>
              </table:table-cell>
              <table:table-cell office:value-type="float" office:value="1">
                <text:p>1</text:p>
                <draw:g>
                  <svg:desc>high_0.D2:high_0.D4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8603.989424312">
                <text:p>308603.989424312</text:p>
              </table:table-cell>
              <table:table-cell office:value-type="float" office:value="0.998611643622036">
                <text:p>0.9986116436220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8480.36111584">
                <text:p>308480.36111584</text:p>
              </table:table-cell>
              <table:table-cell office:value-type="float" office:value="0.997207285035581">
                <text:p>0.9972072850355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8296.833087257">
                <text:p>308296.833087257</text:p>
              </table:table-cell>
              <table:table-cell office:value-type="float" office:value="0.996991253945346">
                <text:p>0.9969912539453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7930.737534861">
                <text:p>307930.737534861</text:p>
              </table:table-cell>
              <table:table-cell office:value-type="float" office:value="0.995745521279114">
                <text:p>0.995745521279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7786.330525486">
                <text:p>307786.330525486</text:p>
              </table:table-cell>
              <table:table-cell office:value-type="float" office:value="0.995704482663518">
                <text:p>0.9957044826635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7642.099993687">
                <text:p>307642.099993687</text:p>
              </table:table-cell>
              <table:table-cell office:value-type="float" office:value="0.994479431254392">
                <text:p>0.994479431254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7464.351044069">
                <text:p>307464.351044069</text:p>
              </table:table-cell>
              <table:table-cell office:value-type="float" office:value="0.992836964491953">
                <text:p>0.9928369644919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7208.513322924">
                <text:p>307208.513322924</text:p>
              </table:table-cell>
              <table:table-cell office:value-type="float" office:value="0.989983379054109">
                <text:p>0.9899833790541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7052.587091708">
                <text:p>307052.587091708</text:p>
              </table:table-cell>
              <table:table-cell office:value-type="float" office:value="0.988354999276948">
                <text:p>0.9883549992769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6883.182086055">
                <text:p>306883.182086055</text:p>
              </table:table-cell>
              <table:table-cell office:value-type="float" office:value="0.986892579944711">
                <text:p>0.9868925799447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6752.739265521">
                <text:p>306752.739265521</text:p>
              </table:table-cell>
              <table:table-cell office:value-type="float" office:value="0.985492179123922">
                <text:p>0.9854921791239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6676.679982937">
                <text:p>306676.679982937</text:p>
              </table:table-cell>
              <table:table-cell office:value-type="float" office:value="0.983419459785169">
                <text:p>0.9834194597851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6502.246517486">
                <text:p>306502.246517486</text:p>
              </table:table-cell>
              <table:table-cell office:value-type="float" office:value="0.983017548688387">
                <text:p>0.9830175486883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6452.462065618">
                <text:p>306452.462065618</text:p>
              </table:table-cell>
              <table:table-cell office:value-type="float" office:value="0.981795873520125">
                <text:p>0.981795873520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6321.194628062">
                <text:p>306321.194628062</text:p>
              </table:table-cell>
              <table:table-cell office:value-type="float" office:value="0.980774551373435">
                <text:p>0.9807745513734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6279.500022479">
                <text:p>306279.500022479</text:p>
              </table:table-cell>
              <table:table-cell office:value-type="float" office:value="0.980417403537441">
                <text:p>0.9804174035374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6189.577242347">
                <text:p>306189.577242347</text:p>
              </table:table-cell>
              <table:table-cell office:value-type="float" office:value="0.979387418704995">
                <text:p>0.9793874187049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6085.98529009">
                <text:p>306085.98529009</text:p>
              </table:table-cell>
              <table:table-cell office:value-type="float" office:value="0.978162776282982">
                <text:p>0.9781627762829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6058.627613118">
                <text:p>306058.627613118</text:p>
              </table:table-cell>
              <table:table-cell office:value-type="float" office:value="0.977894664497761">
                <text:p>0.9778946644977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5968.949124555">
                <text:p>305968.949124555</text:p>
              </table:table-cell>
              <table:table-cell office:value-type="float" office:value="0.975938322926032">
                <text:p>0.9759383229260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5873.625420528">
                <text:p>305873.625420528</text:p>
              </table:table-cell>
              <table:table-cell office:value-type="float" office:value="0.975861528908357">
                <text:p>0.9758615289083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5844.254253757">
                <text:p>305844.254253757</text:p>
              </table:table-cell>
              <table:table-cell office:value-type="float" office:value="0.975445368310269">
                <text:p>0.9754453683102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5754.720369208">
                <text:p>305754.720369208</text:p>
              </table:table-cell>
              <table:table-cell office:value-type="float" office:value="0.974555986875128">
                <text:p>0.9745559868751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5682.173504014">
                <text:p>305682.173504014</text:p>
              </table:table-cell>
              <table:table-cell office:value-type="float" office:value="0.973642530340397">
                <text:p>0.9736425303403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5649.737801847">
                <text:p>305649.737801847</text:p>
              </table:table-cell>
              <table:table-cell office:value-type="float" office:value="0.973360131514658">
                <text:p>0.9733601315146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5636.512508375">
                <text:p>305636.512508375</text:p>
              </table:table-cell>
              <table:table-cell office:value-type="float" office:value="0.972265924597808">
                <text:p>0.9722659245978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5548.468906708">
                <text:p>305548.468906708</text:p>
              </table:table-cell>
              <table:table-cell office:value-type="float" office:value="0.972116512927778">
                <text:p>0.9721165129277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5516.268426903">
                <text:p>305516.268426903</text:p>
              </table:table-cell>
              <table:table-cell office:value-type="float" office:value="0.970886165695581">
                <text:p>0.9708861656955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5433.523670799">
                <text:p>305433.523670799</text:p>
              </table:table-cell>
              <table:table-cell office:value-type="float" office:value="0.970472556742423">
                <text:p>0.9704725567424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5369.932132875">
                <text:p>305369.932132875</text:p>
              </table:table-cell>
              <table:table-cell office:value-type="float" office:value="0.969930700971004">
                <text:p>0.9699307009710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5350.818325493">
                <text:p>305350.818325493</text:p>
              </table:table-cell>
              <table:table-cell office:value-type="float" office:value="0.969818616808613">
                <text:p>0.9698186168086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5320.788692257">
                <text:p>305320.788692257</text:p>
              </table:table-cell>
              <table:table-cell office:value-type="float" office:value="0.968822241960175">
                <text:p>0.9688222419601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5236.909210646">
                <text:p>305236.909210646</text:p>
              </table:table-cell>
              <table:table-cell office:value-type="float" office:value="0.968372265000332">
                <text:p>0.9683722650003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5219.012232153">
                <text:p>305219.012232153</text:p>
              </table:table-cell>
              <table:table-cell office:value-type="float" office:value="0.96835725501049">
                <text:p>0.968357255010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5128.41820559">
                <text:p>305128.41820559</text:p>
              </table:table-cell>
              <table:table-cell office:value-type="float" office:value="0.967234174643776">
                <text:p>0.9672341746437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5094.083986646">
                <text:p>305094.083986646</text:p>
              </table:table-cell>
              <table:table-cell office:value-type="float" office:value="0.966762259181906">
                <text:p>0.9667622591819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5082.838436715">
                <text:p>305082.838436715</text:p>
              </table:table-cell>
              <table:table-cell office:value-type="float" office:value="0.966187331383138">
                <text:p>0.9661873313831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5068.532944632">
                <text:p>305068.532944632</text:p>
              </table:table-cell>
              <table:table-cell office:value-type="float" office:value="0.965933747134937">
                <text:p>0.9659337471349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5059.409982347">
                <text:p>305059.409982347</text:p>
              </table:table-cell>
              <table:table-cell office:value-type="float" office:value="0.965874509289807">
                <text:p>0.9658745092898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5032.706202042">
                <text:p>305032.706202042</text:p>
              </table:table-cell>
              <table:table-cell office:value-type="float" office:value="0.965663669757407">
                <text:p>0.9656636697574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4981.143816611">
                <text:p>304981.143816611</text:p>
              </table:table-cell>
              <table:table-cell office:value-type="float" office:value="0.965470794188613">
                <text:p>0.9654707941886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4912.523135799">
                <text:p>304912.523135799</text:p>
              </table:table-cell>
              <table:table-cell office:value-type="float" office:value="0.964914978015681">
                <text:p>0.9649149780156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4877.068196361">
                <text:p>304877.068196361</text:p>
              </table:table-cell>
              <table:table-cell office:value-type="float" office:value="0.964096404344654">
                <text:p>0.9640964043446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4797.957954236">
                <text:p>304797.957954236</text:p>
              </table:table-cell>
              <table:table-cell office:value-type="float" office:value="0.963606047856279">
                <text:p>0.9636060478562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4717.778433132">
                <text:p>304717.778433132</text:p>
              </table:table-cell>
              <table:table-cell office:value-type="float" office:value="0.962537931464995">
                <text:p>0.9625379314649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4699.76065375">
                <text:p>304699.76065375</text:p>
              </table:table-cell>
              <table:table-cell office:value-type="float" office:value="0.962515978930113">
                <text:p>0.9625159789301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4645.237829604">
                <text:p>304645.237829604</text:p>
              </table:table-cell>
              <table:table-cell office:value-type="float" office:value="0.961468953646048">
                <text:p>0.9614689536460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4594.454676111">
                <text:p>304594.454676111</text:p>
              </table:table-cell>
              <table:table-cell office:value-type="float" office:value="0.961271351412516">
                <text:p>0.9612713514125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4537.849344778">
                <text:p>304537.849344778</text:p>
              </table:table-cell>
              <table:table-cell office:value-type="float" office:value="0.960368279383653">
                <text:p>0.9603682793836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4522.73102668">
                <text:p>304522.73102668</text:p>
              </table:table-cell>
              <table:table-cell office:value-type="float" office:value="0.959873056561389">
                <text:p>0.9598730565613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4499.414984903">
                <text:p>304499.414984903</text:p>
              </table:table-cell>
              <table:table-cell office:value-type="float" office:value="0.959575584206332">
                <text:p>0.9595755842063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4444.908288542">
                <text:p>304444.908288542</text:p>
              </table:table-cell>
              <table:table-cell office:value-type="float" office:value="0.959417496096786">
                <text:p>0.9594174960967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4435.546245278">
                <text:p>304435.546245278</text:p>
              </table:table-cell>
              <table:table-cell office:value-type="float" office:value="0.959366903257232">
                <text:p>0.9593669032572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4389.137474167">
                <text:p>304389.137474167</text:p>
              </table:table-cell>
              <table:table-cell office:value-type="float" office:value="0.958554951607816">
                <text:p>0.9585549516078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4350.96986693">
                <text:p>304350.96986693</text:p>
              </table:table-cell>
              <table:table-cell office:value-type="float" office:value="0.958155835670445">
                <text:p>0.9581558356704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4317.718268681">
                <text:p>304317.718268681</text:p>
              </table:table-cell>
              <table:table-cell office:value-type="float" office:value="0.957740013023323">
                <text:p>0.9577400130233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4306.577065639">
                <text:p>304306.577065639</text:p>
              </table:table-cell>
              <table:table-cell office:value-type="float" office:value="0.95743295831064">
                <text:p>0.957432958310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4280.168888819">
                <text:p>304280.168888819</text:p>
              </table:table-cell>
              <table:table-cell office:value-type="float" office:value="0.957319852575809">
                <text:p>0.9573198525758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4229.040927812">
                <text:p>304229.040927812</text:p>
              </table:table-cell>
              <table:table-cell office:value-type="float" office:value="0.956897124548622">
                <text:p>0.9568971245486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4228.884317986">
                <text:p>304228.884317986</text:p>
              </table:table-cell>
              <table:table-cell office:value-type="float" office:value="0.956822338999961">
                <text:p>0.9568223389999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4178.045742146">
                <text:p>304178.045742146</text:p>
              </table:table-cell>
              <table:table-cell office:value-type="float" office:value="0.955832569276811">
                <text:p>0.9558325692768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4119.741019472">
                <text:p>304119.741019472</text:p>
              </table:table-cell>
              <table:table-cell office:value-type="float" office:value="0.955543705772322">
                <text:p>0.9555437057723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4119.146328729">
                <text:p>304119.146328729</text:p>
              </table:table-cell>
              <table:table-cell office:value-type="float" office:value="0.955483499362754">
                <text:p>0.9554834993627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4083.392694514">
                <text:p>304083.392694514</text:p>
              </table:table-cell>
              <table:table-cell office:value-type="float" office:value="0.955258935155925">
                <text:p>0.9552589351559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4063.483033368">
                <text:p>304063.483033368</text:p>
              </table:table-cell>
              <table:table-cell office:value-type="float" office:value="0.954831230603319">
                <text:p>0.9548312306033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3963.909332632">
                <text:p>303963.909332632</text:p>
              </table:table-cell>
              <table:table-cell office:value-type="float" office:value="0.95401365950495">
                <text:p>0.954013659504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3947.274802556">
                <text:p>303947.274802556</text:p>
              </table:table-cell>
              <table:table-cell office:value-type="float" office:value="0.953621528695047">
                <text:p>0.9536215286950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3937.509876181">
                <text:p>303937.509876181</text:p>
              </table:table-cell>
              <table:table-cell office:value-type="float" office:value="0.953547834377556">
                <text:p>0.9535478343775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3917.80450891">
                <text:p>303917.80450891</text:p>
              </table:table-cell>
              <table:table-cell office:value-type="float" office:value="0.953144311293022">
                <text:p>0.9531443112930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3822.332674049">
                <text:p>303822.332674049</text:p>
              </table:table-cell>
              <table:table-cell office:value-type="float" office:value="0.952276068039236">
                <text:p>0.9522760680392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3793.482154604">
                <text:p>303793.482154604</text:p>
              </table:table-cell>
              <table:table-cell office:value-type="float" office:value="0.951844491949249">
                <text:p>0.9518444919492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3789.326659035">
                <text:p>303789.326659035</text:p>
              </table:table-cell>
              <table:table-cell office:value-type="float" office:value="0.951561801092348">
                <text:p>0.9515618010923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3760.337274236">
                <text:p>303760.337274236</text:p>
              </table:table-cell>
              <table:table-cell office:value-type="float" office:value="0.95116728932391">
                <text:p>0.951167289323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3707.190246111">
                <text:p>303707.190246111</text:p>
              </table:table-cell>
              <table:table-cell office:value-type="float" office:value="0.950466662280546">
                <text:p>0.9504666622805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3642.40901641">
                <text:p>303642.40901641</text:p>
              </table:table-cell>
              <table:table-cell office:value-type="float" office:value="0.950218869940021">
                <text:p>0.9502188699400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3595.653737375">
                <text:p>303595.653737375</text:p>
              </table:table-cell>
              <table:table-cell office:value-type="float" office:value="0.949590993823742">
                <text:p>0.9495909938237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3548.593235771">
                <text:p>303548.593235771</text:p>
              </table:table-cell>
              <table:table-cell office:value-type="float" office:value="0.949017229615096">
                <text:p>0.9490172296150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3520.099455472">
                <text:p>303520.099455472</text:p>
              </table:table-cell>
              <table:table-cell office:value-type="float" office:value="0.948713928824644">
                <text:p>0.9487139288246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3487.883541354">
                <text:p>303487.883541354</text:p>
              </table:table-cell>
              <table:table-cell office:value-type="float" office:value="0.948047248408262">
                <text:p>0.9480472484082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03448.717462646">
                <text:p>303448.717462646</text:p>
              </table:table-cell>
              <table:table-cell office:value-type="float" office:value="0.948019019102651">
                <text:p>0.9480190191026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3421.031673896">
                <text:p>303421.031673896</text:p>
              </table:table-cell>
              <table:table-cell office:value-type="float" office:value="0.947505427072446">
                <text:p>0.9475054270724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3415.359408403">
                <text:p>303415.359408403</text:p>
              </table:table-cell>
              <table:table-cell office:value-type="float" office:value="0.947097068820101">
                <text:p>0.9470970688201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3411.325724201">
                <text:p>303411.325724201</text:p>
              </table:table-cell>
              <table:table-cell office:value-type="float" office:value="0.946861263503986">
                <text:p>0.9468612635039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3314.802126292">
                <text:p>303314.802126292</text:p>
              </table:table-cell>
              <table:table-cell office:value-type="float" office:value="0.94647447809674">
                <text:p>0.946474478096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3294.215296243">
                <text:p>303294.215296243</text:p>
              </table:table-cell>
              <table:table-cell office:value-type="float" office:value="0.946068863287616">
                <text:p>0.9460688632876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3241.719183632">
                <text:p>303241.719183632</text:p>
              </table:table-cell>
              <table:table-cell office:value-type="float" office:value="0.945540081576832">
                <text:p>0.9455400815768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3239.873099868">
                <text:p>303239.873099868</text:p>
              </table:table-cell>
              <table:table-cell office:value-type="float" office:value="0.945183682731446">
                <text:p>0.9451836827314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3200.56891934">
                <text:p>303200.56891934</text:p>
              </table:table-cell>
              <table:table-cell office:value-type="float" office:value="0.944971787421373">
                <text:p>0.9449717874213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3177.624480736">
                <text:p>303177.624480736</text:p>
              </table:table-cell>
              <table:table-cell office:value-type="float" office:value="0.944450975560659">
                <text:p>0.9444509755606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3109.651759444">
                <text:p>303109.651759444</text:p>
              </table:table-cell>
              <table:table-cell office:value-type="float" office:value="0.943842123384209">
                <text:p>0.9438421233842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3092.561361576">
                <text:p>303092.561361576</text:p>
              </table:table-cell>
              <table:table-cell office:value-type="float" office:value="0.943585998060054">
                <text:p>0.9435859980600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3051.011646069">
                <text:p>303051.011646069</text:p>
              </table:table-cell>
              <table:table-cell office:value-type="float" office:value="0.943425827825108">
                <text:p>0.9434258278251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3038.282453424">
                <text:p>303038.282453424</text:p>
              </table:table-cell>
              <table:table-cell office:value-type="float" office:value="0.942963794561272">
                <text:p>0.9429637945612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3021.211134896">
                <text:p>303021.211134896</text:p>
              </table:table-cell>
              <table:table-cell office:value-type="float" office:value="0.942488699589155">
                <text:p>0.9424886995891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2994.126484368">
                <text:p>302994.126484368</text:p>
              </table:table-cell>
              <table:table-cell office:value-type="float" office:value="0.942453658907321">
                <text:p>0.9424536589073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2972.976590903">
                <text:p>302972.976590903</text:p>
              </table:table-cell>
              <table:table-cell office:value-type="float" office:value="0.94243298215978">
                <text:p>0.942432982159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02945.23096184">
                <text:p>302945.23096184</text:p>
              </table:table-cell>
              <table:table-cell office:value-type="float" office:value="0.941982721401725">
                <text:p>0.9419827214017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2901.160655271">
                <text:p>302901.160655271</text:p>
              </table:table-cell>
              <table:table-cell office:value-type="float" office:value="0.941786450725085">
                <text:p>0.9417864507250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2883.885164146">
                <text:p>302883.885164146</text:p>
              </table:table-cell>
              <table:table-cell office:value-type="float" office:value="0.94112834899105">
                <text:p>0.941128348991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2839.638474319">
                <text:p>302839.638474319</text:p>
              </table:table-cell>
              <table:table-cell office:value-type="float" office:value="0.941118866639357">
                <text:p>0.9411188666393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2801.112013431">
                <text:p>302801.112013431</text:p>
              </table:table-cell>
              <table:table-cell office:value-type="float" office:value="0.940535670090305">
                <text:p>0.9405356700903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2800.349550826">
                <text:p>302800.349550826</text:p>
              </table:table-cell>
              <table:table-cell office:value-type="float" office:value="0.940261764814036">
                <text:p>0.9402617648140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2785.711420139">
                <text:p>302785.711420139</text:p>
              </table:table-cell>
              <table:table-cell office:value-type="float" office:value="0.94020942292174">
                <text:p>0.940209422921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2753.534706306">
                <text:p>302753.534706306</text:p>
              </table:table-cell>
              <table:table-cell office:value-type="float" office:value="0.939281179576565">
                <text:p>0.9392811795765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2719.178514083">
                <text:p>302719.178514083</text:p>
              </table:table-cell>
              <table:table-cell office:value-type="float" office:value="0.939276169001295">
                <text:p>0.9392761690012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2676.735947396">
                <text:p>302676.735947396</text:p>
              </table:table-cell>
              <table:table-cell office:value-type="float" office:value="0.939198314299253">
                <text:p>0.9391983142992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2632.733847361">
                <text:p>302632.733847361</text:p>
              </table:table-cell>
              <table:table-cell office:value-type="float" office:value="0.938531607301626">
                <text:p>0.9385316073016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2616.010670333">
                <text:p>302616.010670333</text:p>
              </table:table-cell>
              <table:table-cell office:value-type="float" office:value="0.9382694642547">
                <text:p>0.93826946425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2578.204429278">
                <text:p>302578.204429278</text:p>
              </table:table-cell>
              <table:table-cell office:value-type="float" office:value="0.937974517127718">
                <text:p>0.9379745171277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2525.836361937">
                <text:p>302525.836361937</text:p>
              </table:table-cell>
              <table:table-cell office:value-type="float" office:value="0.93711195842576">
                <text:p>0.937111958425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2476.240243403">
                <text:p>302476.240243403</text:p>
              </table:table-cell>
              <table:table-cell office:value-type="float" office:value="0.936843335871382">
                <text:p>0.9368433358713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02440.458282868">
                <text:p>302440.458282868</text:p>
              </table:table-cell>
              <table:table-cell office:value-type="float" office:value="0.936604709993375">
                <text:p>0.9366047099933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2438.692605715">
                <text:p>302438.692605715</text:p>
              </table:table-cell>
              <table:table-cell office:value-type="float" office:value="0.935889715204334">
                <text:p>0.9358897152043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2358.656014035">
                <text:p>302358.656014035</text:p>
              </table:table-cell>
              <table:table-cell office:value-type="float" office:value="0.935435413917754">
                <text:p>0.9354354139177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2324.341180569">
                <text:p>302324.341180569</text:p>
              </table:table-cell>
              <table:table-cell office:value-type="float" office:value="0.934440690104824">
                <text:p>0.9344406901048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2237.542675514">
                <text:p>302237.542675514</text:p>
              </table:table-cell>
              <table:table-cell office:value-type="float" office:value="0.934312238694551">
                <text:p>0.9343122386945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2218.279940625">
                <text:p>302218.279940625</text:p>
              </table:table-cell>
              <table:table-cell office:value-type="float" office:value="0.933836653540653">
                <text:p>0.9338366535406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2210.126787174">
                <text:p>302210.126787174</text:p>
              </table:table-cell>
              <table:table-cell office:value-type="float" office:value="0.933170500457313">
                <text:p>0.9331705004573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2145.630748764">
                <text:p>302145.630748764</text:p>
              </table:table-cell>
              <table:table-cell office:value-type="float" office:value="0.933162792623515">
                <text:p>0.9331627926235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2142.945046583">
                <text:p>302142.945046583</text:p>
              </table:table-cell>
              <table:table-cell office:value-type="float" office:value="0.933016478207859">
                <text:p>0.9330164782078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2075.994728125">
                <text:p>302075.994728125</text:p>
              </table:table-cell>
              <table:table-cell office:value-type="float" office:value="0.932561654907382">
                <text:p>0.9325616549073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2022.452438056">
                <text:p>302022.452438056</text:p>
              </table:table-cell>
              <table:table-cell office:value-type="float" office:value="0.931492841354159">
                <text:p>0.9314928413541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01981.603619743">
                <text:p>301981.603619743</text:p>
              </table:table-cell>
              <table:table-cell office:value-type="float" office:value="0.931273531877917">
                <text:p>0.9312735318779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01953.633512132">
                <text:p>301953.633512132</text:p>
              </table:table-cell>
              <table:table-cell office:value-type="float" office:value="0.930984037985118">
                <text:p>0.9309840379851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1948.005421854">
                <text:p>301948.005421854</text:p>
              </table:table-cell>
              <table:table-cell office:value-type="float" office:value="0.93011728032373">
                <text:p>0.930117280323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1871.712922576">
                <text:p>301871.712922576</text:p>
              </table:table-cell>
              <table:table-cell office:value-type="float" office:value="0.929965494899594">
                <text:p>0.9299654948995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1846.423645076">
                <text:p>301846.423645076</text:p>
              </table:table-cell>
              <table:table-cell office:value-type="float" office:value="0.929554144663011">
                <text:p>0.9295541446630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1798.469032819">
                <text:p>301798.469032819</text:p>
              </table:table-cell>
              <table:table-cell office:value-type="float" office:value="0.929058479266528">
                <text:p>0.9290584792665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1735.325768549">
                <text:p>301735.325768549</text:p>
              </table:table-cell>
              <table:table-cell office:value-type="float" office:value="0.928201356225783">
                <text:p>0.9282013562257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1713.371488799">
                <text:p>301713.371488799</text:p>
              </table:table-cell>
              <table:table-cell office:value-type="float" office:value="0.927868388726861">
                <text:p>0.9278683887268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1695.218706368">
                <text:p>301695.218706368</text:p>
              </table:table-cell>
              <table:table-cell office:value-type="float" office:value="0.927761551891572">
                <text:p>0.9277615518915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1646.688736528">
                <text:p>301646.688736528</text:p>
              </table:table-cell>
              <table:table-cell office:value-type="float" office:value="0.926897956678162">
                <text:p>0.9268979566781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1612.266941271">
                <text:p>301612.266941271</text:p>
              </table:table-cell>
              <table:table-cell office:value-type="float" office:value="0.926520606590369">
                <text:p>0.9265206065903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01574.396277583">
                <text:p>301574.396277583</text:p>
              </table:table-cell>
              <table:table-cell office:value-type="float" office:value="0.926410404121901">
                <text:p>0.9264104041219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01551.488471076">
                <text:p>301551.488471076</text:p>
              </table:table-cell>
              <table:table-cell office:value-type="float" office:value="0.926038594180801">
                <text:p>0.9260385941808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01534.133362743">
                <text:p>301534.133362743</text:p>
              </table:table-cell>
              <table:table-cell office:value-type="float" office:value="0.925781299281586">
                <text:p>0.92578129928158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01515.577881097">
                <text:p>301515.577881097</text:p>
              </table:table-cell>
              <table:table-cell office:value-type="float" office:value="0.92540163714678">
                <text:p>0.925401637146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1447.669084639">
                <text:p>301447.669084639</text:p>
              </table:table-cell>
              <table:table-cell office:value-type="float" office:value="0.925022348567744">
                <text:p>0.9250223485677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1399.414690236">
                <text:p>301399.414690236</text:p>
              </table:table-cell>
              <table:table-cell office:value-type="float" office:value="0.924301422939831">
                <text:p>0.9243014229398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1383.386728861">
                <text:p>301383.386728861</text:p>
              </table:table-cell>
              <table:table-cell office:value-type="float" office:value="0.924012767047502">
                <text:p>0.9240127670475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1289.226941257">
                <text:p>301289.226941257</text:p>
              </table:table-cell>
              <table:table-cell office:value-type="float" office:value="0.923029268138328">
                <text:p>0.9230292681383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1271.212104118">
                <text:p>301271.212104118</text:p>
              </table:table-cell>
              <table:table-cell office:value-type="float" office:value="0.922921561966476">
                <text:p>0.9229215619664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01219.665923417">
                <text:p>301219.665923417</text:p>
              </table:table-cell>
              <table:table-cell office:value-type="float" office:value="0.921969867430607">
                <text:p>0.9219698674306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01128.187473306">
                <text:p>301128.187473306</text:p>
              </table:table-cell>
              <table:table-cell office:value-type="float" office:value="0.921325054327091">
                <text:p>0.9213250543270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01040.304123201">
                <text:p>301040.304123201</text:p>
              </table:table-cell>
              <table:table-cell office:value-type="float" office:value="0.920331351225257">
                <text:p>0.9203313512252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00935.759897271">
                <text:p>300935.759897271</text:p>
              </table:table-cell>
              <table:table-cell office:value-type="float" office:value="0.918786640733641">
                <text:p>0.9187866407336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0915.627615333">
                <text:p>300915.627615333</text:p>
              </table:table-cell>
              <table:table-cell office:value-type="float" office:value="0.918573951176064">
                <text:p>0.9185739511760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0854.748727757">
                <text:p>300854.748727757</text:p>
              </table:table-cell>
              <table:table-cell office:value-type="float" office:value="0.917773885563681">
                <text:p>0.91777388556368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0823.337773625">
                <text:p>300823.337773625</text:p>
              </table:table-cell>
              <table:table-cell office:value-type="float" office:value="0.917414797044055">
                <text:p>0.9174147970440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0756.334837333">
                <text:p>300756.334837333</text:p>
              </table:table-cell>
              <table:table-cell office:value-type="float" office:value="0.916902965446951">
                <text:p>0.9169029654469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0747.855096167">
                <text:p>300747.855096167</text:p>
              </table:table-cell>
              <table:table-cell office:value-type="float" office:value="0.916263532933045">
                <text:p>0.9162635329330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0711.313366632">
                <text:p>300711.313366632</text:p>
              </table:table-cell>
              <table:table-cell office:value-type="float" office:value="0.916086642071578">
                <text:p>0.9160866420715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0624.380385493">
                <text:p>300624.380385493</text:p>
              </table:table-cell>
              <table:table-cell office:value-type="float" office:value="0.915562091047179">
                <text:p>0.9155620910471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0623.2094005">
                <text:p>300623.2094005</text:p>
              </table:table-cell>
              <table:table-cell office:value-type="float" office:value="0.914733742113432">
                <text:p>0.9147337421134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0525.813185076">
                <text:p>300525.813185076</text:p>
              </table:table-cell>
              <table:table-cell office:value-type="float" office:value="0.914483013312595">
                <text:p>0.9144830133125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00504.389752653">
                <text:p>300504.389752653</text:p>
              </table:table-cell>
              <table:table-cell office:value-type="float" office:value="0.913751585424297">
                <text:p>0.9137515854242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00474.337677715">
                <text:p>300474.337677715</text:p>
              </table:table-cell>
              <table:table-cell office:value-type="float" office:value="0.91326570841846">
                <text:p>0.913265708418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00398.455084507">
                <text:p>300398.455084507</text:p>
              </table:table-cell>
              <table:table-cell office:value-type="float" office:value="0.912945892800658">
                <text:p>0.9129458928006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00370.575355722">
                <text:p>300370.575355722</text:p>
              </table:table-cell>
              <table:table-cell office:value-type="float" office:value="0.912181367117695">
                <text:p>0.9121813671176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00351.560690278">
                <text:p>300351.560690278</text:p>
              </table:table-cell>
              <table:table-cell office:value-type="float" office:value="0.911538454343483">
                <text:p>0.9115384543434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00341.784200104">
                <text:p>300341.784200104</text:p>
              </table:table-cell>
              <table:table-cell office:value-type="float" office:value="0.911452277688741">
                <text:p>0.91145227768874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00300.27668325">
                <text:p>300300.27668325</text:p>
              </table:table-cell>
              <table:table-cell office:value-type="float" office:value="0.911290384677691">
                <text:p>0.9112903846776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00222.362062375">
                <text:p>300222.362062375</text:p>
              </table:table-cell>
              <table:table-cell office:value-type="float" office:value="0.91064816798846">
                <text:p>0.910648167988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00195.272411722">
                <text:p>300195.272411722</text:p>
              </table:table-cell>
              <table:table-cell office:value-type="float" office:value="0.910242548311444">
                <text:p>0.9102425483114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00192.982645174">
                <text:p>300192.982645174</text:p>
              </table:table-cell>
              <table:table-cell office:value-type="float" office:value="0.909553111315569">
                <text:p>0.90955311131556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00087.529913903">
                <text:p>300087.529913903</text:p>
              </table:table-cell>
              <table:table-cell office:value-type="float" office:value="0.908983620649546">
                <text:p>0.9089836206495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00053.967766764">
                <text:p>300053.967766764</text:p>
              </table:table-cell>
              <table:table-cell office:value-type="float" office:value="0.908720472817279">
                <text:p>0.9087204728172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99970.724885014">
                <text:p>299970.724885014</text:p>
              </table:table-cell>
              <table:table-cell office:value-type="float" office:value="0.907660486515089">
                <text:p>0.9076604865150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99934.805185576">
                <text:p>299934.805185576</text:p>
              </table:table-cell>
              <table:table-cell office:value-type="float" office:value="0.907505443115668">
                <text:p>0.9075054431156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99897.924092972">
                <text:p>299897.924092972</text:p>
              </table:table-cell>
              <table:table-cell office:value-type="float" office:value="0.907253061902037">
                <text:p>0.9072530619020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99886.020942743">
                <text:p>299886.020942743</text:p>
              </table:table-cell>
              <table:table-cell office:value-type="float" office:value="0.906697648991695">
                <text:p>0.9066976489916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99882.192463896">
                <text:p>299882.192463896</text:p>
              </table:table-cell>
              <table:table-cell office:value-type="float" office:value="0.906235284444544">
                <text:p>0.9062352844445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99830.035802306">
                <text:p>299830.035802306</text:p>
              </table:table-cell>
              <table:table-cell office:value-type="float" office:value="0.906132523849967">
                <text:p>0.9061325238499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99812.109158076">
                <text:p>299812.109158076</text:p>
              </table:table-cell>
              <table:table-cell office:value-type="float" office:value="0.905971207560416">
                <text:p>0.9059712075604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99740.063081979">
                <text:p>299740.063081979</text:p>
              </table:table-cell>
              <table:table-cell office:value-type="float" office:value="0.90554444033001">
                <text:p>0.905544440330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99675.701958299">
                <text:p>299675.701958299</text:p>
              </table:table-cell>
              <table:table-cell office:value-type="float" office:value="0.904604887166428">
                <text:p>0.9046048871664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99635.703492673">
                <text:p>299635.703492673</text:p>
              </table:table-cell>
              <table:table-cell office:value-type="float" office:value="0.904369442018663">
                <text:p>0.9043694420186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99632.654855153">
                <text:p>299632.654855153</text:p>
              </table:table-cell>
              <table:table-cell office:value-type="float" office:value="0.903564180783362">
                <text:p>0.9035641807833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99543.430169486">
                <text:p>299543.430169486</text:p>
              </table:table-cell>
              <table:table-cell office:value-type="float" office:value="0.903325089916368">
                <text:p>0.9033250899163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99507.97995491">
                <text:p>299507.97995491</text:p>
              </table:table-cell>
              <table:table-cell office:value-type="float" office:value="0.902617386392862">
                <text:p>0.9026173863928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99506.818633444">
                <text:p>299506.818633444</text:p>
              </table:table-cell>
              <table:table-cell office:value-type="float" office:value="0.902340330742043">
                <text:p>0.9023403307420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99475.139269563">
                <text:p>299475.139269563</text:p>
              </table:table-cell>
              <table:table-cell office:value-type="float" office:value="0.901914691361759">
                <text:p>0.9019146913617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99436.152738958">
                <text:p>299436.152738958</text:p>
              </table:table-cell>
              <table:table-cell office:value-type="float" office:value="0.901818930197452">
                <text:p>0.9018189301974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9404.555455139">
                <text:p>299404.555455139</text:p>
              </table:table-cell>
              <table:table-cell office:value-type="float" office:value="0.901564318121729">
                <text:p>0.9015643181217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99385.489831667">
                <text:p>299385.489831667</text:p>
              </table:table-cell>
              <table:table-cell office:value-type="float" office:value="0.901404577178422">
                <text:p>0.9014045771784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99367.85608134">
                <text:p>299367.85608134</text:p>
              </table:table-cell>
              <table:table-cell office:value-type="float" office:value="0.900796971976433">
                <text:p>0.9007969719764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99305.214002271">
                <text:p>299305.214002271</text:p>
              </table:table-cell>
              <table:table-cell office:value-type="float" office:value="0.900654949433467">
                <text:p>0.9006549494334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99240.678233958">
                <text:p>299240.678233958</text:p>
              </table:table-cell>
              <table:table-cell office:value-type="float" office:value="0.899791570374967">
                <text:p>0.8997915703749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99213.272276576">
                <text:p>299213.272276576</text:p>
              </table:table-cell>
              <table:table-cell office:value-type="float" office:value="0.899627895062006">
                <text:p>0.8996278950620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99197.489860681">
                <text:p>299197.489860681</text:p>
              </table:table-cell>
              <table:table-cell office:value-type="float" office:value="0.899114337500278">
                <text:p>0.8991143375002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99169.596865319">
                <text:p>299169.596865319</text:p>
              </table:table-cell>
              <table:table-cell office:value-type="float" office:value="0.898732334105592">
                <text:p>0.89873233410559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99117.822404583">
                <text:p>299117.822404583</text:p>
              </table:table-cell>
              <table:table-cell office:value-type="float" office:value="0.898389387997301">
                <text:p>0.8983893879973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99037.702698479">
                <text:p>299037.702698479</text:p>
              </table:table-cell>
              <table:table-cell office:value-type="float" office:value="0.897493364600114">
                <text:p>0.8974933646001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98983.410047417">
                <text:p>298983.410047417</text:p>
              </table:table-cell>
              <table:table-cell office:value-type="float" office:value="0.897031526471093">
                <text:p>0.8970315264710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98948.040917333">
                <text:p>298948.040917333</text:p>
              </table:table-cell>
              <table:table-cell office:value-type="float" office:value="0.896171596132249">
                <text:p>0.8961715961322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98889.684369222">
                <text:p>298889.684369222</text:p>
              </table:table-cell>
              <table:table-cell office:value-type="float" office:value="0.89599566208919">
                <text:p>0.895995662089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8830.497416146">
                <text:p>298830.497416146</text:p>
              </table:table-cell>
              <table:table-cell office:value-type="float" office:value="0.895276997505554">
                <text:p>0.89527699750555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98809.845740785">
                <text:p>298809.845740785</text:p>
              </table:table-cell>
              <table:table-cell office:value-type="float" office:value="0.894957566608698">
                <text:p>0.8949575666086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98782.550338097">
                <text:p>298782.550338097</text:p>
              </table:table-cell>
              <table:table-cell office:value-type="float" office:value="0.894285117074863">
                <text:p>0.8942851170748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98711.728537007">
                <text:p>298711.728537007</text:p>
              </table:table-cell>
              <table:table-cell office:value-type="float" office:value="0.893928012077537">
                <text:p>0.89392801207753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98696.446616007">
                <text:p>298696.446616007</text:p>
              </table:table-cell>
              <table:table-cell office:value-type="float" office:value="0.893768429497317">
                <text:p>0.8937684294973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98612.96848666">
                <text:p>298612.96848666</text:p>
              </table:table-cell>
              <table:table-cell office:value-type="float" office:value="0.89289280201715">
                <text:p>0.892892802017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98583.968108889">
                <text:p>298583.968108889</text:p>
              </table:table-cell>
              <table:table-cell office:value-type="float" office:value="0.892666195124986">
                <text:p>0.89266619512498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98577.296487549">
                <text:p>298577.296487549</text:p>
              </table:table-cell>
              <table:table-cell office:value-type="float" office:value="0.892229054315319">
                <text:p>0.8922290543153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98564.37263816">
                <text:p>298564.37263816</text:p>
              </table:table-cell>
              <table:table-cell office:value-type="float" office:value="0.891420522593056">
                <text:p>0.8914205225930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98470.781310958">
                <text:p>298470.781310958</text:p>
              </table:table-cell>
              <table:table-cell office:value-type="float" office:value="0.891414482978971">
                <text:p>0.8914144829789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98456.471608951">
                <text:p>298456.471608951</text:p>
              </table:table-cell>
              <table:table-cell office:value-type="float" office:value="0.891068530708948">
                <text:p>0.8910685307089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98431.678199632">
                <text:p>298431.678199632</text:p>
              </table:table-cell>
              <table:table-cell office:value-type="float" office:value="0.890444530015257">
                <text:p>0.89044453001525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8328.216917875">
                <text:p>298328.216917875</text:p>
              </table:table-cell>
              <table:table-cell office:value-type="float" office:value="0.889813383792156">
                <text:p>0.88981338379215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98315.777529535">
                <text:p>298315.777529535</text:p>
              </table:table-cell>
              <table:table-cell office:value-type="float" office:value="0.88916237620957">
                <text:p>0.8891623762095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98304.042467292">
                <text:p>298304.042467292</text:p>
              </table:table-cell>
              <table:table-cell office:value-type="float" office:value="0.888770993875455">
                <text:p>0.88877099387545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98244.272736507">
                <text:p>298244.272736507</text:p>
              </table:table-cell>
              <table:table-cell office:value-type="float" office:value="0.8884399470504">
                <text:p>0.88843994705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98166.414952597">
                <text:p>298166.414952597</text:p>
              </table:table-cell>
              <table:table-cell office:value-type="float" office:value="0.887938362063454">
                <text:p>0.8879383620634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98127.041837535">
                <text:p>298127.041837535</text:p>
              </table:table-cell>
              <table:table-cell office:value-type="float" office:value="0.886908458077684">
                <text:p>0.88690845807768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98078.893623472">
                <text:p>298078.893623472</text:p>
              </table:table-cell>
              <table:table-cell office:value-type="float" office:value="0.886486148211605">
                <text:p>0.8864861482116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98073.901619097">
                <text:p>298073.901619097</text:p>
              </table:table-cell>
              <table:table-cell office:value-type="float" office:value="0.886441390831926">
                <text:p>0.8864413908319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98005.024740778">
                <text:p>298005.024740778</text:p>
              </table:table-cell>
              <table:table-cell office:value-type="float" office:value="0.886126355790478">
                <text:p>0.88612635579047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97957.756770153">
                <text:p>297957.756770153</text:p>
              </table:table-cell>
              <table:table-cell office:value-type="float" office:value="0.885591305915286">
                <text:p>0.88559130591528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97941.548102792">
                <text:p>297941.548102792</text:p>
              </table:table-cell>
              <table:table-cell office:value-type="float" office:value="0.884887952216371">
                <text:p>0.88488795221637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97909.943874458">
                <text:p>297909.943874458</text:p>
              </table:table-cell>
              <table:table-cell office:value-type="float" office:value="0.884819660375261">
                <text:p>0.88481966037526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97908.332865313">
                <text:p>297908.332865313</text:p>
              </table:table-cell>
              <table:table-cell office:value-type="float" office:value="0.884659396965711">
                <text:p>0.8846593969657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97867.396818514">
                <text:p>297867.396818514</text:p>
              </table:table-cell>
              <table:table-cell office:value-type="float" office:value="0.884524384660244">
                <text:p>0.8845243846602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97853.617140417">
                <text:p>297853.617140417</text:p>
              </table:table-cell>
              <table:table-cell office:value-type="float" office:value="0.884108471242343">
                <text:p>0.88410847124234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97842.833970243">
                <text:p>297842.833970243</text:p>
              </table:table-cell>
              <table:table-cell office:value-type="float" office:value="0.884046657670347">
                <text:p>0.88404665767034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97774.152304708">
                <text:p>297774.152304708</text:p>
              </table:table-cell>
              <table:table-cell office:value-type="float" office:value="0.883597562537775">
                <text:p>0.8835975625377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97733.108874097">
                <text:p>297733.108874097</text:p>
              </table:table-cell>
              <table:table-cell office:value-type="float" office:value="0.88300932099895">
                <text:p>0.8830093209989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97698.713924944">
                <text:p>297698.713924944</text:p>
              </table:table-cell>
              <table:table-cell office:value-type="float" office:value="0.882794672690582">
                <text:p>0.88279467269058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97666.115696375">
                <text:p>297666.115696375</text:p>
              </table:table-cell>
              <table:table-cell office:value-type="float" office:value="0.882512095063624">
                <text:p>0.88251209506362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97654.571194771">
                <text:p>297654.571194771</text:p>
              </table:table-cell>
              <table:table-cell office:value-type="float" office:value="0.881894119662646">
                <text:p>0.88189411966264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97604.362747646">
                <text:p>297604.362747646</text:p>
              </table:table-cell>
              <table:table-cell office:value-type="float" office:value="0.881754802923203">
                <text:p>0.88175480292320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97589.719669653">
                <text:p>297589.719669653</text:p>
              </table:table-cell>
              <table:table-cell office:value-type="float" office:value="0.881485431246116">
                <text:p>0.8814854312461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97553.273997132">
                <text:p>297553.273997132</text:p>
              </table:table-cell>
              <table:table-cell office:value-type="float" office:value="0.881021089387311">
                <text:p>0.8810210893873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7499.570936458">
                <text:p>297499.570936458</text:p>
              </table:table-cell>
              <table:table-cell office:value-type="float" office:value="0.880608897454414">
                <text:p>0.88060889745441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97495.037595083">
                <text:p>297495.037595083</text:p>
              </table:table-cell>
              <table:table-cell office:value-type="float" office:value="0.880382085647356">
                <text:p>0.8803820856473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97487.868022222">
                <text:p>297487.868022222</text:p>
              </table:table-cell>
              <table:table-cell office:value-type="float" office:value="0.880262890955946">
                <text:p>0.88026289095594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97443.591871882">
                <text:p>297443.591871882</text:p>
              </table:table-cell>
              <table:table-cell office:value-type="float" office:value="0.880016392710754">
                <text:p>0.88001639271075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97421.346218556">
                <text:p>297421.346218556</text:p>
              </table:table-cell>
              <table:table-cell office:value-type="float" office:value="0.879688788952914">
                <text:p>0.8796887889529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97410.73107493">
                <text:p>297410.73107493</text:p>
              </table:table-cell>
              <table:table-cell office:value-type="float" office:value="0.879588956995501">
                <text:p>0.8795889569955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97383.14669291">
                <text:p>297383.14669291</text:p>
              </table:table-cell>
              <table:table-cell office:value-type="float" office:value="0.879019962092377">
                <text:p>0.87901996209237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97319.242980021">
                <text:p>297319.242980021</text:p>
              </table:table-cell>
              <table:table-cell office:value-type="float" office:value="0.878613148062382">
                <text:p>0.8786131480623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97260.978289375">
                <text:p>297260.978289375</text:p>
              </table:table-cell>
              <table:table-cell office:value-type="float" office:value="0.878285602299309">
                <text:p>0.87828560229930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97231.223566694">
                <text:p>297231.223566694</text:p>
              </table:table-cell>
              <table:table-cell office:value-type="float" office:value="0.877912887243948">
                <text:p>0.8779128872439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97162.411226319">
                <text:p>297162.411226319</text:p>
              </table:table-cell>
              <table:table-cell office:value-type="float" office:value="0.876903559817183">
                <text:p>0.87690355981718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97160.590649729">
                <text:p>297160.590649729</text:p>
              </table:table-cell>
              <table:table-cell office:value-type="float" office:value="0.876874537436894">
                <text:p>0.87687453743689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97143.192508056">
                <text:p>297143.192508056</text:p>
              </table:table-cell>
              <table:table-cell office:value-type="float" office:value="0.876864292204564">
                <text:p>0.8768642922045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97122.249478111">
                <text:p>297122.249478111</text:p>
              </table:table-cell>
              <table:table-cell office:value-type="float" office:value="0.87653103777856">
                <text:p>0.8765310377785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97083.290429007">
                <text:p>297083.290429007</text:p>
              </table:table-cell>
              <table:table-cell office:value-type="float" office:value="0.876097311713204">
                <text:p>0.8760973117132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97059.800552972">
                <text:p>297059.800552972</text:p>
              </table:table-cell>
              <table:table-cell office:value-type="float" office:value="0.875701007069967">
                <text:p>0.8757010070699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97037.130203271">
                <text:p>297037.130203271</text:p>
              </table:table-cell>
              <table:table-cell office:value-type="float" office:value="0.875697071491753">
                <text:p>0.8756970714917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97002.365124187">
                <text:p>297002.365124187</text:p>
              </table:table-cell>
              <table:table-cell office:value-type="float" office:value="0.875345044632061">
                <text:p>0.8753450446320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96965.833350646">
                <text:p>296965.833350646</text:p>
              </table:table-cell>
              <table:table-cell office:value-type="float" office:value="0.874745135964182">
                <text:p>0.87474513596418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96940.454638535">
                <text:p>296940.454638535</text:p>
              </table:table-cell>
              <table:table-cell office:value-type="float" office:value="0.874313090629881">
                <text:p>0.87431309062988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96880.288700451">
                <text:p>296880.288700451</text:p>
              </table:table-cell>
              <table:table-cell office:value-type="float" office:value="0.874073025961419">
                <text:p>0.87407302596141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96877.602826792">
                <text:p>296877.602826792</text:p>
              </table:table-cell>
              <table:table-cell office:value-type="float" office:value="0.873723200558241">
                <text:p>0.87372320055824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96855.673202597">
                <text:p>296855.673202597</text:p>
              </table:table-cell>
              <table:table-cell office:value-type="float" office:value="0.873563495583788">
                <text:p>0.87356349558378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96808.859873681">
                <text:p>296808.859873681</text:p>
              </table:table-cell>
              <table:table-cell office:value-type="float" office:value="0.873141272409569">
                <text:p>0.87314127240956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96805.697577986">
                <text:p>296805.697577986</text:p>
              </table:table-cell>
              <table:table-cell office:value-type="float" office:value="0.872968010909302">
                <text:p>0.87296801090930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96742.972451146">
                <text:p>296742.972451146</text:p>
              </table:table-cell>
              <table:table-cell office:value-type="float" office:value="0.872469027192076">
                <text:p>0.87246902719207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96730.630974514">
                <text:p>296730.630974514</text:p>
              </table:table-cell>
              <table:table-cell office:value-type="float" office:value="0.871965008062542">
                <text:p>0.87196500806254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96688.854929097">
                <text:p>296688.854929097</text:p>
              </table:table-cell>
              <table:table-cell office:value-type="float" office:value="0.871910738015925">
                <text:p>0.8719107380159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96672.139686264">
                <text:p>296672.139686264</text:p>
              </table:table-cell>
              <table:table-cell office:value-type="float" office:value="0.871603093046115">
                <text:p>0.8716030930461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96651.276280937">
                <text:p>296651.276280937</text:p>
              </table:table-cell>
              <table:table-cell office:value-type="float" office:value="0.870948571927682">
                <text:p>0.87094857192768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96591.847894139">
                <text:p>296591.847894139</text:p>
              </table:table-cell>
              <table:table-cell office:value-type="float" office:value="0.870836796025171">
                <text:p>0.8708367960251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96573.777626243">
                <text:p>296573.777626243</text:p>
              </table:table-cell>
              <table:table-cell office:value-type="float" office:value="0.870245089977268">
                <text:p>0.87024508997726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96512.370144632">
                <text:p>296512.370144632</text:p>
              </table:table-cell>
              <table:table-cell office:value-type="float" office:value="0.870179697071042">
                <text:p>0.87017969707104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96509.853110903">
                <text:p>296509.853110903</text:p>
              </table:table-cell>
              <table:table-cell office:value-type="float" office:value="0.870055195651333">
                <text:p>0.8700551956513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96486.449522528">
                <text:p>296486.449522528</text:p>
              </table:table-cell>
              <table:table-cell office:value-type="float" office:value="0.870029679062983">
                <text:p>0.87002967906298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96398.018265444">
                <text:p>296398.018265444</text:p>
              </table:table-cell>
              <table:table-cell office:value-type="float" office:value="0.869032936772709">
                <text:p>0.86903293677270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96378.588842153">
                <text:p>296378.588842153</text:p>
              </table:table-cell>
              <table:table-cell office:value-type="float" office:value="0.868833698546983">
                <text:p>0.86883369854698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96370.870788625">
                <text:p>296370.870788625</text:p>
              </table:table-cell>
              <table:table-cell office:value-type="float" office:value="0.86867317943934">
                <text:p>0.8686731794393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96309.660460417">
                <text:p>296309.660460417</text:p>
              </table:table-cell>
              <table:table-cell office:value-type="float" office:value="0.868078511991688">
                <text:p>0.86807851199168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96304.556281569">
                <text:p>296304.556281569</text:p>
              </table:table-cell>
              <table:table-cell office:value-type="float" office:value="0.868001663657188">
                <text:p>0.86800166365718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96281.349453229">
                <text:p>296281.349453229</text:p>
              </table:table-cell>
              <table:table-cell office:value-type="float" office:value="0.867812946640946">
                <text:p>0.86781294664094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96262.112321035">
                <text:p>296262.112321035</text:p>
              </table:table-cell>
              <table:table-cell office:value-type="float" office:value="0.866776524980906">
                <text:p>0.86677652498090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96198.39858841">
                <text:p>296198.39858841</text:p>
              </table:table-cell>
              <table:table-cell office:value-type="float" office:value="0.866654402149658">
                <text:p>0.86665440214965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96180.882510917">
                <text:p>296180.882510917</text:p>
              </table:table-cell>
              <table:table-cell office:value-type="float" office:value="0.866524887308448">
                <text:p>0.86652488730844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96133.275125278">
                <text:p>296133.275125278</text:p>
              </table:table-cell>
              <table:table-cell office:value-type="float" office:value="0.866210294196603">
                <text:p>0.86621029419660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96107.583984069">
                <text:p>296107.583984069</text:p>
              </table:table-cell>
              <table:table-cell office:value-type="float" office:value="0.865752181367329">
                <text:p>0.86575218136732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96100.903564549">
                <text:p>296100.903564549</text:p>
              </table:table-cell>
              <table:table-cell office:value-type="float" office:value="0.865313279267856">
                <text:p>0.86531327926785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96044.666032451">
                <text:p>296044.666032451</text:p>
              </table:table-cell>
              <table:table-cell office:value-type="float" office:value="0.865284972457487">
                <text:p>0.86528497245748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96007.917070785">
                <text:p>296007.917070785</text:p>
              </table:table-cell>
              <table:table-cell office:value-type="float" office:value="0.864675427833809">
                <text:p>0.86467542783380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95992.360475611">
                <text:p>295992.360475611</text:p>
              </table:table-cell>
              <table:table-cell office:value-type="float" office:value="0.86414831863616">
                <text:p>0.8641483186361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95898.633773806">
                <text:p>295898.633773806</text:p>
              </table:table-cell>
              <table:table-cell office:value-type="float" office:value="0.863729860804992">
                <text:p>0.86372986080499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95895.026334375">
                <text:p>295895.026334375</text:p>
              </table:table-cell>
              <table:table-cell office:value-type="float" office:value="0.863201098059074">
                <text:p>0.86320109805907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95816.13502718">
                <text:p>295816.13502718</text:p>
              </table:table-cell>
              <table:table-cell office:value-type="float" office:value="0.862133903400207">
                <text:p>0.86213390340020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5771.075496639">
                <text:p>295771.075496639</text:p>
              </table:table-cell>
              <table:table-cell office:value-type="float" office:value="0.862039294039546">
                <text:p>0.86203929403954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5731.883997729">
                <text:p>295731.883997729</text:p>
              </table:table-cell>
              <table:table-cell office:value-type="float" office:value="0.861927032358633">
                <text:p>0.8619270323586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5685.653200194">
                <text:p>295685.653200194</text:p>
              </table:table-cell>
              <table:table-cell office:value-type="float" office:value="0.861286133487439">
                <text:p>0.86128613348743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5622.375548063">
                <text:p>295622.375548063</text:p>
              </table:table-cell>
              <table:table-cell office:value-type="float" office:value="0.860935307168206">
                <text:p>0.86093530716820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5567.428045021">
                <text:p>295567.428045021</text:p>
              </table:table-cell>
              <table:table-cell office:value-type="float" office:value="0.860264053180514">
                <text:p>0.86026405318051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5551.072890312">
                <text:p>295551.072890312</text:p>
              </table:table-cell>
              <table:table-cell office:value-type="float" office:value="0.859848088858815">
                <text:p>0.85984808885881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5509.172691451">
                <text:p>295509.172691451</text:p>
              </table:table-cell>
              <table:table-cell office:value-type="float" office:value="0.859631555496006">
                <text:p>0.85963155549600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5489.22681134">
                <text:p>295489.22681134</text:p>
              </table:table-cell>
              <table:table-cell office:value-type="float" office:value="0.859473179194495">
                <text:p>0.85947317919449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468.152739854">
                <text:p>295468.152739854</text:p>
              </table:table-cell>
              <table:table-cell office:value-type="float" office:value="0.859324962244612">
                <text:p>0.8593249622446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458.614391222">
                <text:p>295458.614391222</text:p>
              </table:table-cell>
              <table:table-cell office:value-type="float" office:value="0.858837398544063">
                <text:p>0.85883739854406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5417.483953">
                <text:p>295417.483953</text:p>
              </table:table-cell>
              <table:table-cell office:value-type="float" office:value="0.858664874806776">
                <text:p>0.85866487480677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5398.647937549">
                <text:p>295398.647937549</text:p>
              </table:table-cell>
              <table:table-cell office:value-type="float" office:value="0.858275367381746">
                <text:p>0.85827536738174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5350.629608868">
                <text:p>295350.629608868</text:p>
              </table:table-cell>
              <table:table-cell office:value-type="float" office:value="0.858272727712301">
                <text:p>0.85827272771230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5348.927374653">
                <text:p>295348.927374653</text:p>
              </table:table-cell>
              <table:table-cell office:value-type="float" office:value="0.857845228633354">
                <text:p>0.85784522863335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95277.892864306">
                <text:p>295277.892864306</text:p>
              </table:table-cell>
              <table:table-cell office:value-type="float" office:value="0.857356364998203">
                <text:p>0.85735636499820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95224.114364326">
                <text:p>295224.114364326</text:p>
              </table:table-cell>
              <table:table-cell office:value-type="float" office:value="0.85684641416872">
                <text:p>0.8568464141687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95190.324573431">
                <text:p>295190.324573431</text:p>
              </table:table-cell>
              <table:table-cell office:value-type="float" office:value="0.856066360190657">
                <text:p>0.85606636019065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95149.619261826">
                <text:p>295149.619261826</text:p>
              </table:table-cell>
              <table:table-cell office:value-type="float" office:value="0.855827305232168">
                <text:p>0.8558273052321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95119.460570243">
                <text:p>295119.460570243</text:p>
              </table:table-cell>
              <table:table-cell office:value-type="float" office:value="0.855709727260918">
                <text:p>0.85570972726091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95089.534150333">
                <text:p>295089.534150333</text:p>
              </table:table-cell>
              <table:table-cell office:value-type="float" office:value="0.855327980197143">
                <text:p>0.85532798019714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95038.169501375">
                <text:p>295038.169501375</text:p>
              </table:table-cell>
              <table:table-cell office:value-type="float" office:value="0.854906620665464">
                <text:p>0.8549066206654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95012.02944725">
                <text:p>295012.02944725</text:p>
              </table:table-cell>
              <table:table-cell office:value-type="float" office:value="0.854512831200282">
                <text:p>0.85451283120028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95006.62377859">
                <text:p>295006.62377859</text:p>
              </table:table-cell>
              <table:table-cell office:value-type="float" office:value="0.854473162435481">
                <text:p>0.85447316243548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94993.535416299">
                <text:p>294993.535416299</text:p>
              </table:table-cell>
              <table:table-cell office:value-type="float" office:value="0.854168649506834">
                <text:p>0.85416864950683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94936.806874368">
                <text:p>294936.806874368</text:p>
              </table:table-cell>
              <table:table-cell office:value-type="float" office:value="0.853879628521725">
                <text:p>0.8538796285217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94912.11879109">
                <text:p>294912.11879109</text:p>
              </table:table-cell>
              <table:table-cell office:value-type="float" office:value="0.853573188033017">
                <text:p>0.85357318803301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94800.782397743">
                <text:p>294800.782397743</text:p>
              </table:table-cell>
              <table:table-cell office:value-type="float" office:value="0.852520819199273">
                <text:p>0.85252081919927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94761.171260674">
                <text:p>294761.171260674</text:p>
              </table:table-cell>
              <table:table-cell office:value-type="float" office:value="0.852015479339439">
                <text:p>0.85201547933943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94753.076789812">
                <text:p>294753.076789812</text:p>
              </table:table-cell>
              <table:table-cell office:value-type="float" office:value="0.851957113082671">
                <text:p>0.85195711308267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94744.633078444">
                <text:p>294744.633078444</text:p>
              </table:table-cell>
              <table:table-cell office:value-type="float" office:value="0.851547931561854">
                <text:p>0.85154793156185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94743.453744632">
                <text:p>294743.453744632</text:p>
              </table:table-cell>
              <table:table-cell office:value-type="float" office:value="0.851427152632478">
                <text:p>0.85142715263247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94671.794434389">
                <text:p>294671.794434389</text:p>
              </table:table-cell>
              <table:table-cell office:value-type="float" office:value="0.851049826124888">
                <text:p>0.85104982612488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94622.565931146">
                <text:p>294622.565931146</text:p>
              </table:table-cell>
              <table:table-cell office:value-type="float" office:value="0.850739872871373">
                <text:p>0.85073987287137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94581.384353833">
                <text:p>294581.384353833</text:p>
              </table:table-cell>
              <table:table-cell office:value-type="float" office:value="0.850286230710681">
                <text:p>0.85028623071068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94553.240139805">
                <text:p>294553.240139805</text:p>
              </table:table-cell>
              <table:table-cell office:value-type="float" office:value="0.849959185492491">
                <text:p>0.84995918549249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94529.538121028">
                <text:p>294529.538121028</text:p>
              </table:table-cell>
              <table:table-cell office:value-type="float" office:value="0.849453244186276">
                <text:p>0.84945324418627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94486.084276153">
                <text:p>294486.084276153</text:p>
              </table:table-cell>
              <table:table-cell office:value-type="float" office:value="0.849045692578595">
                <text:p>0.84904569257859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94459.210814979">
                <text:p>294459.210814979</text:p>
              </table:table-cell>
              <table:table-cell office:value-type="float" office:value="0.848734471010087">
                <text:p>0.84873447101008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94446.853425771">
                <text:p>294446.853425771</text:p>
              </table:table-cell>
              <table:table-cell office:value-type="float" office:value="0.848703308920117">
                <text:p>0.84870330892011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94392.162301729">
                <text:p>294392.162301729</text:p>
              </table:table-cell>
              <table:table-cell office:value-type="float" office:value="0.848079105982328">
                <text:p>0.84807910598232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94360.80717084">
                <text:p>294360.80717084</text:p>
              </table:table-cell>
              <table:table-cell office:value-type="float" office:value="0.847851926543749">
                <text:p>0.84785192654374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94328.031370167">
                <text:p>294328.031370167</text:p>
              </table:table-cell>
              <table:table-cell office:value-type="float" office:value="0.847713526695852">
                <text:p>0.84771352669585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94304.802834049">
                <text:p>294304.802834049</text:p>
              </table:table-cell>
              <table:table-cell office:value-type="float" office:value="0.846786142655267">
                <text:p>0.8467861426552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94180.664879875">
                <text:p>294180.664879875</text:p>
              </table:table-cell>
              <table:table-cell office:value-type="float" office:value="0.846503834876236">
                <text:p>0.84650383487623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94160.786278792">
                <text:p>294160.786278792</text:p>
              </table:table-cell>
              <table:table-cell office:value-type="float" office:value="0.845895298146683">
                <text:p>0.84589529814668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94114.368648813">
                <text:p>294114.368648813</text:p>
              </table:table-cell>
              <table:table-cell office:value-type="float" office:value="0.844845932301788">
                <text:p>0.84484593230178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94079.850491333">
                <text:p>294079.850491333</text:p>
              </table:table-cell>
              <table:table-cell office:value-type="float" office:value="0.844800763709108">
                <text:p>0.84480076370910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94046.734817139">
                <text:p>294046.734817139</text:p>
              </table:table-cell>
              <table:table-cell office:value-type="float" office:value="0.844790710188262">
                <text:p>0.84479071018826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93978.181353014">
                <text:p>293978.181353014</text:p>
              </table:table-cell>
              <table:table-cell office:value-type="float" office:value="0.844177311646015">
                <text:p>0.84417731164601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93885.479189944">
                <text:p>293885.479189944</text:p>
              </table:table-cell>
              <table:table-cell office:value-type="float" office:value="0.843110775305553">
                <text:p>0.84311077530555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93884.900742444">
                <text:p>293884.900742444</text:p>
              </table:table-cell>
              <table:table-cell office:value-type="float" office:value="0.842924340544167">
                <text:p>0.84292434054416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93834.455187597">
                <text:p>293834.455187597</text:p>
              </table:table-cell>
              <table:table-cell office:value-type="float" office:value="0.842728506597392">
                <text:p>0.84272850659739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93765.748220681">
                <text:p>293765.748220681</text:p>
              </table:table-cell>
              <table:table-cell office:value-type="float" office:value="0.84206912861606">
                <text:p>0.8420691286160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93687.754881514">
                <text:p>293687.754881514</text:p>
              </table:table-cell>
              <table:table-cell office:value-type="float" office:value="0.841153664442293">
                <text:p>0.84115366444229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93622.085202472">
                <text:p>293622.085202472</text:p>
              </table:table-cell>
              <table:table-cell office:value-type="float" office:value="0.840807993057117">
                <text:p>0.8408079930571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93576.190849806">
                <text:p>293576.190849806</text:p>
              </table:table-cell>
              <table:table-cell office:value-type="float" office:value="0.8400604854133">
                <text:p>0.84006048541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93501.890173625">
                <text:p>293501.890173625</text:p>
              </table:table-cell>
              <table:table-cell office:value-type="float" office:value="0.839515307726953">
                <text:p>0.83951530772695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93468.63698434">
                <text:p>293468.63698434</text:p>
              </table:table-cell>
              <table:table-cell office:value-type="float" office:value="0.838729208845132">
                <text:p>0.83872920884513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93441.836066382">
                <text:p>293441.836066382</text:p>
              </table:table-cell>
              <table:table-cell office:value-type="float" office:value="0.838365355879044">
                <text:p>0.83836535587904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93384.27691175">
                <text:p>293384.27691175</text:p>
              </table:table-cell>
              <table:table-cell office:value-type="float" office:value="0.838304117724575">
                <text:p>0.8383041177245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93338.125474667">
                <text:p>293338.125474667</text:p>
              </table:table-cell>
              <table:table-cell office:value-type="float" office:value="0.837821634322733">
                <text:p>0.8378216343227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93245.312760903">
                <text:p>293245.312760903</text:p>
              </table:table-cell>
              <table:table-cell office:value-type="float" office:value="0.836821689765026">
                <text:p>0.83682168976502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93199.732502479">
                <text:p>293199.732502479</text:p>
              </table:table-cell>
              <table:table-cell office:value-type="float" office:value="0.83658012279321">
                <text:p>0.8365801227932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93168.788588208">
                <text:p>293168.788588208</text:p>
              </table:table-cell>
              <table:table-cell office:value-type="float" office:value="0.836284368397084">
                <text:p>0.83628436839708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93162.248609424">
                <text:p>293162.248609424</text:p>
              </table:table-cell>
              <table:table-cell office:value-type="float" office:value="0.835975596294109">
                <text:p>0.83597559629410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93157.542532917">
                <text:p>293157.542532917</text:p>
              </table:table-cell>
              <table:table-cell office:value-type="float" office:value="0.835801751137026">
                <text:p>0.83580175113702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93044.609317305">
                <text:p>293044.609317305</text:p>
              </table:table-cell>
              <table:table-cell office:value-type="float" office:value="0.83494433554695">
                <text:p>0.8349443355469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93015.265706062">
                <text:p>293015.265706062</text:p>
              </table:table-cell>
              <table:table-cell office:value-type="float" office:value="0.834776761491541">
                <text:p>0.83477676149154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93001.635768014">
                <text:p>293001.635768014</text:p>
              </table:table-cell>
              <table:table-cell office:value-type="float" office:value="0.834437417499145">
                <text:p>0.83443741749914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92982.533829924">
                <text:p>292982.533829924</text:p>
              </table:table-cell>
              <table:table-cell office:value-type="float" office:value="0.834071309175161">
                <text:p>0.83407130917516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92911.2048635">
                <text:p>292911.2048635</text:p>
              </table:table-cell>
              <table:table-cell office:value-type="float" office:value="0.833617458610871">
                <text:p>0.83361745861087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92896.314562896">
                <text:p>292896.314562896</text:p>
              </table:table-cell>
              <table:table-cell office:value-type="float" office:value="0.833361415730679">
                <text:p>0.83336141573067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92849.954653764">
                <text:p>292849.954653764</text:p>
              </table:table-cell>
              <table:table-cell office:value-type="float" office:value="0.832978935304435">
                <text:p>0.83297893530443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92804.372837201">
                <text:p>292804.372837201</text:p>
              </table:table-cell>
              <table:table-cell office:value-type="float" office:value="0.832482028130183">
                <text:p>0.83248202813018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92785.512408937">
                <text:p>292785.512408937</text:p>
              </table:table-cell>
              <table:table-cell office:value-type="float" office:value="0.83206825880974">
                <text:p>0.8320682588097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92725.781350132">
                <text:p>292725.781350132</text:p>
              </table:table-cell>
              <table:table-cell office:value-type="float" office:value="0.831824998433436">
                <text:p>0.83182499843343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92642.423524076">
                <text:p>292642.423524076</text:p>
              </table:table-cell>
              <table:table-cell office:value-type="float" office:value="0.831182033816516">
                <text:p>0.8311820338165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92639.450161139">
                <text:p>292639.450161139</text:p>
              </table:table-cell>
              <table:table-cell office:value-type="float" office:value="0.830765391202789">
                <text:p>0.83076539120278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92631.649105604">
                <text:p>292631.649105604</text:p>
              </table:table-cell>
              <table:table-cell office:value-type="float" office:value="0.830362933493407">
                <text:p>0.83036293349340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92585.813081083">
                <text:p>292585.813081083</text:p>
              </table:table-cell>
              <table:table-cell office:value-type="float" office:value="0.830309561965754">
                <text:p>0.83030956196575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92536.79964141">
                <text:p>292536.79964141</text:p>
              </table:table-cell>
              <table:table-cell office:value-type="float" office:value="0.830175935096081">
                <text:p>0.83017593509608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92491.531804785">
                <text:p>292491.531804785</text:p>
              </table:table-cell>
              <table:table-cell office:value-type="float" office:value="0.829234632433309">
                <text:p>0.82923463243330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92480.733815715">
                <text:p>292480.733815715</text:p>
              </table:table-cell>
              <table:table-cell office:value-type="float" office:value="0.829086079662046">
                <text:p>0.82908607966204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92430.535134736">
                <text:p>292430.535134736</text:p>
              </table:table-cell>
              <table:table-cell office:value-type="float" office:value="0.828918841504869">
                <text:p>0.82891884150486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92382.864505382">
                <text:p>292382.864505382</text:p>
              </table:table-cell>
              <table:table-cell office:value-type="float" office:value="0.82799418694998">
                <text:p>0.8279941869499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92343.306836264">
                <text:p>292343.306836264</text:p>
              </table:table-cell>
              <table:table-cell office:value-type="float" office:value="0.82794755077058">
                <text:p>0.8279475507705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92332.608019215">
                <text:p>292332.608019215</text:p>
              </table:table-cell>
              <table:table-cell office:value-type="float" office:value="0.827745813787941">
                <text:p>0.82774581378794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92319.235318521">
                <text:p>292319.235318521</text:p>
              </table:table-cell>
              <table:table-cell office:value-type="float" office:value="0.827365536123693">
                <text:p>0.82736553612369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92272.43262459">
                <text:p>292272.43262459</text:p>
              </table:table-cell>
              <table:table-cell office:value-type="float" office:value="0.827339307864958">
                <text:p>0.82733930786495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92157.853816208">
                <text:p>292157.853816208</text:p>
              </table:table-cell>
              <table:table-cell office:value-type="float" office:value="0.826631366638023">
                <text:p>0.82663136663802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92155.680796347">
                <text:p>292155.680796347</text:p>
              </table:table-cell>
              <table:table-cell office:value-type="float" office:value="0.826088491257649">
                <text:p>0.82608849125764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92099.702366083">
                <text:p>292099.702366083</text:p>
              </table:table-cell>
              <table:table-cell office:value-type="float" office:value="0.825505114463497">
                <text:p>0.82550511446349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92072.038884007">
                <text:p>292072.038884007</text:p>
              </table:table-cell>
              <table:table-cell office:value-type="float" office:value="0.825100750304918">
                <text:p>0.82510075030491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92005.798392125">
                <text:p>292005.798392125</text:p>
              </table:table-cell>
              <table:table-cell office:value-type="float" office:value="0.824622234980232">
                <text:p>0.82462223498023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91872.666974458">
                <text:p>291872.666974458</text:p>
              </table:table-cell>
              <table:table-cell office:value-type="float" office:value="0.823425920808725">
                <text:p>0.82342592080872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91814.468506549">
                <text:p>291814.468506549</text:p>
              </table:table-cell>
              <table:table-cell office:value-type="float" office:value="0.822826898794543">
                <text:p>0.82282689879454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91657.770609389">
                <text:p>291657.770609389</text:p>
              </table:table-cell>
              <table:table-cell office:value-type="float" office:value="0.821667691598638">
                <text:p>0.82166769159863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91546.273309111">
                <text:p>291546.273309111</text:p>
              </table:table-cell>
              <table:table-cell office:value-type="float" office:value="0.820753629473287">
                <text:p>0.82075362947328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91356.44520918">
                <text:p>291356.44520918</text:p>
              </table:table-cell>
              <table:table-cell office:value-type="float" office:value="0.819058826605017">
                <text:p>0.81905882660501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91336.826212139">
                <text:p>291336.826212139</text:p>
              </table:table-cell>
              <table:table-cell office:value-type="float" office:value="0.810949103738719">
                <text:p>0.81094910373871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91317.178609396">
                <text:p>291317.178609396</text:p>
              </table:table-cell>
              <table:table-cell office:value-type="float" office:value="0.808350456675952">
                <text:p>0.80835045667595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